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1.3862in"/>
    </style:style>
    <style:style style:name="co6" style:family="table-column">
      <style:table-column-properties fo:break-before="auto" style:column-width="1.622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5472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1.5043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1.3756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1.5575in"/>
    </style:style>
    <style:style style:name="co15" style:family="table-column">
      <style:table-column-properties fo:break-before="auto" style:column-width="1.600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Dgait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24" table:default-cell-style-name="Default"/>
        <table:table-column table:style-name="co4" table:default-cell-style-name="Default"/>
        <table:table-column table:style-name="co2" table:number-columns-repeated="21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16" table:number-columns-repeated="36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8097076416" calcext:value-type="float">
            <text:p>0.033358097076416</text:p>
          </table:table-cell>
          <table:table-cell office:value-type="float" office:value="0.100074768066406" calcext:value-type="float">
            <text:p>0.100074768066406</text:p>
          </table:table-cell>
          <table:table-cell office:value-type="float" office:value="0.166791200637817" calcext:value-type="float">
            <text:p>0.166791200637817</text:p>
          </table:table-cell>
          <table:table-cell office:value-type="float" office:value="0.200149536132812" calcext:value-type="float">
            <text:p>0.200149536132812</text:p>
          </table:table-cell>
          <table:table-cell office:value-type="float" office:value="0.266866683959961" calcext:value-type="float">
            <text:p>0.266866683959961</text:p>
          </table:table-cell>
          <table:table-cell office:value-type="float" office:value="0.33358359336853" calcext:value-type="float">
            <text:p>0.33358359336853</text:p>
          </table:table-cell>
          <table:table-cell office:value-type="float" office:value="0.400300741195679" calcext:value-type="float">
            <text:p>0.400300741195679</text:p>
          </table:table-cell>
          <table:table-cell office:value-type="float" office:value="0.467017889022827" calcext:value-type="float">
            <text:p>0.467017889022827</text:p>
          </table:table-cell>
          <table:table-cell office:value-type="float" office:value="0.500376462936401" calcext:value-type="float">
            <text:p>0.500376462936401</text:p>
          </table:table-cell>
          <table:table-cell office:value-type="float" office:value="0.533735036849976" calcext:value-type="float">
            <text:p>0.533735036849976</text:p>
          </table:table-cell>
          <table:table-cell office:value-type="float" office:value="0.56709361076355" calcext:value-type="float">
            <text:p>0.56709361076355</text:p>
          </table:table-cell>
          <table:table-cell office:value-type="float" office:value="0.600452184677124" calcext:value-type="float">
            <text:p>0.600452184677124</text:p>
          </table:table-cell>
          <table:table-cell office:value-type="float" office:value="0.633810758590698" calcext:value-type="float">
            <text:p>0.633810758590698</text:p>
          </table:table-cell>
          <table:table-cell office:value-type="float" office:value="0.700528144836426" calcext:value-type="float">
            <text:p>0.700528144836426</text:p>
          </table:table-cell>
          <table:table-cell office:value-type="float" office:value="0.73388671875" calcext:value-type="float">
            <text:p>0.73388671875</text:p>
          </table:table-cell>
          <table:table-cell office:value-type="float" office:value="0.800603866577148" calcext:value-type="float">
            <text:p>0.800603866577148</text:p>
          </table:table-cell>
          <table:table-cell office:value-type="float" office:value="0.867321252822876" calcext:value-type="float">
            <text:p>0.867321252822876</text:p>
          </table:table-cell>
          <table:table-cell office:value-type="float" office:value="0.934038877487183" calcext:value-type="float">
            <text:p>0.934038877487183</text:p>
          </table:table-cell>
          <table:table-cell office:value-type="float" office:value="0.967397451400757" calcext:value-type="float">
            <text:p>0.967397451400757</text:p>
          </table:table-cell>
          <table:table-cell office:value-type="float" office:value="1.03411507606506" calcext:value-type="float">
            <text:p>1.03411507606506</text:p>
          </table:table-cell>
          <table:table-cell office:value-type="float" office:value="1.10083222389221" calcext:value-type="float">
            <text:p>1.10083222389221</text:p>
          </table:table-cell>
          <table:table-cell office:value-type="float" office:value="1.13419103622437" calcext:value-type="float">
            <text:p>1.13419103622437</text:p>
          </table:table-cell>
          <table:table-cell office:value-type="float" office:value="1.16754984855652" calcext:value-type="float">
            <text:p>1.16754984855652</text:p>
          </table:table-cell>
          <table:table-cell office:value-type="float" office:value="1.23426580429077" calcext:value-type="float">
            <text:p>1.23426580429077</text:p>
          </table:table-cell>
          <table:table-cell office:value-type="float" office:value="1.26762294769287" calcext:value-type="float">
            <text:p>1.26762294769287</text:p>
          </table:table-cell>
          <table:table-cell office:value-type="float" office:value="1.30098032951355" calcext:value-type="float">
            <text:p>1.30098032951355</text:p>
          </table:table-cell>
          <table:table-cell office:value-type="float" office:value="1.33433771133423" calcext:value-type="float">
            <text:p>1.33433771133423</text:p>
          </table:table-cell>
          <table:table-cell office:value-type="float" office:value="1.36769485473633" calcext:value-type="float">
            <text:p>1.36769485473633</text:p>
          </table:table-cell>
          <table:table-cell office:value-type="float" office:value="1.40105223655701" calcext:value-type="float">
            <text:p>1.40105223655701</text:p>
          </table:table-cell>
          <table:table-cell office:value-type="float" office:value="1.46776652336121" calcext:value-type="float">
            <text:p>1.46776652336121</text:p>
          </table:table-cell>
          <table:table-cell office:value-type="float" office:value="1.50112366676331" calcext:value-type="float">
            <text:p>1.50112366676331</text:p>
          </table:table-cell>
          <table:table-cell office:value-type="float" office:value="1.53448128700256" calcext:value-type="float">
            <text:p>1.53448128700256</text:p>
          </table:table-cell>
          <table:table-cell office:value-type="float" office:value="1.56783843040466" calcext:value-type="float">
            <text:p>1.56783843040466</text:p>
          </table:table-cell>
          <table:table-cell office:value-type="float" office:value="1.60119557380676" calcext:value-type="float">
            <text:p>1.60119557380676</text:p>
          </table:table-cell>
          <table:table-cell office:value-type="float" office:value="1.63455295562744" calcext:value-type="float">
            <text:p>1.63455295562744</text:p>
          </table:table-cell>
          <table:table-cell office:value-type="float" office:value="1.70126724243164" calcext:value-type="float">
            <text:p>1.70126724243164</text:p>
          </table:table-cell>
          <table:table-cell office:value-type="float" office:value="1.767982006073" calcext:value-type="float">
            <text:p>1.767982006073</text:p>
          </table:table-cell>
          <table:table-cell office:value-type="float" office:value="1.8346962928772" calcext:value-type="float">
            <text:p>1.8346962928772</text:p>
          </table:table-cell>
          <table:table-cell office:value-type="float" office:value="1.90141081809998" calcext:value-type="float">
            <text:p>1.90141081809998</text:p>
          </table:table-cell>
          <table:table-cell office:value-type="float" office:value="1.93476796150208" calcext:value-type="float">
            <text:p>1.93476796150208</text:p>
          </table:table-cell>
          <table:table-cell office:value-type="float" office:value="1.96812534332275" calcext:value-type="float">
            <text:p>1.96812534332275</text:p>
          </table:table-cell>
          <table:table-cell office:value-type="float" office:value="2.03483986854553" calcext:value-type="float">
            <text:p>2.03483986854553</text:p>
          </table:table-cell>
          <table:table-cell office:value-type="float" office:value="2.10155439376831" calcext:value-type="float">
            <text:p>2.10155439376831</text:p>
          </table:table-cell>
          <table:table-cell office:value-type="float" office:value="2.16826891899109" calcext:value-type="float">
            <text:p>2.16826891899109</text:p>
          </table:table-cell>
          <table:table-cell office:value-type="float" office:value="2.20162630081177" calcext:value-type="float">
            <text:p>2.20162630081177</text:p>
          </table:table-cell>
          <table:table-cell office:value-type="float" office:value="2.30169701576233" calcext:value-type="float">
            <text:p>2.30169701576233</text:p>
          </table:table-cell>
          <table:table-cell office:value-type="float" office:value="2.33505392074585" calcext:value-type="float">
            <text:p>2.33505392074585</text:p>
          </table:table-cell>
          <table:table-cell office:value-type="float" office:value="2.46848154067993" calcext:value-type="float">
            <text:p>2.46848154067993</text:p>
          </table:table-cell>
          <table:table-cell office:value-type="float" office:value="2.50183868408203" calcext:value-type="float">
            <text:p>2.50183868408203</text:p>
          </table:table-cell>
          <table:table-cell office:value-type="float" office:value="2.56855225563049" calcext:value-type="float">
            <text:p>2.56855225563049</text:p>
          </table:table-cell>
          <table:table-cell office:value-type="float" office:value="2.60190916061401" calcext:value-type="float">
            <text:p>2.60190916061401</text:p>
          </table:table-cell>
          <table:table-cell office:value-type="float" office:value="2.70197987556458" calcext:value-type="float">
            <text:p>2.70197987556458</text:p>
          </table:table-cell>
          <table:table-cell office:value-type="float" office:value="2.73533654212952" calcext:value-type="float">
            <text:p>2.73533654212952</text:p>
          </table:table-cell>
          <table:table-cell office:value-type="float" office:value="2.76869368553162" calcext:value-type="float">
            <text:p>2.76869368553162</text:p>
          </table:table-cell>
          <table:table-cell office:value-type="float" office:value="2.80205059051514" calcext:value-type="float">
            <text:p>2.80205059051514</text:p>
          </table:table-cell>
          <table:table-cell office:value-type="float" office:value="2.83540749549866" calcext:value-type="float">
            <text:p>2.83540749549866</text:p>
          </table:table-cell>
          <table:table-cell office:value-type="float" office:value="2.90212106704712" calcext:value-type="float">
            <text:p>2.90212106704712</text:p>
          </table:table-cell>
          <table:table-cell office:value-type="float" office:value="2.96883463859558" calcext:value-type="float">
            <text:p>2.96883463859558</text:p>
          </table:table-cell>
          <table:table-cell office:value-type="float" office:value="3.03554844856262" calcext:value-type="float">
            <text:p>3.03554844856262</text:p>
          </table:table-cell>
          <table:table-cell office:value-type="float" office:value="3.10226225852966" calcext:value-type="float">
            <text:p>3.10226225852966</text:p>
          </table:table-cell>
          <table:table-cell office:value-type="float" office:value="3.13561916351318" calcext:value-type="float">
            <text:p>3.13561916351318</text:p>
          </table:table-cell>
          <table:table-cell office:value-type="float" office:value="3.20233273506165" calcext:value-type="float">
            <text:p>3.20233273506165</text:p>
          </table:table-cell>
          <table:table-cell office:value-type="float" office:value="3.26904630661011" calcext:value-type="float">
            <text:p>3.26904630661011</text:p>
          </table:table-cell>
          <table:table-cell office:value-type="float" office:value="3.33575987815857" calcext:value-type="float">
            <text:p>3.33575987815857</text:p>
          </table:table-cell>
          <table:table-cell office:value-type="float" office:value="3.36911702156067" calcext:value-type="float">
            <text:p>3.36911702156067</text:p>
          </table:table-cell>
          <table:table-cell office:value-type="float" office:value="3.40247368812561" calcext:value-type="float">
            <text:p>3.40247368812561</text:p>
          </table:table-cell>
          <table:table-cell office:value-type="float" office:value="3.43583059310913" calcext:value-type="float">
            <text:p>3.43583059310913</text:p>
          </table:table-cell>
          <table:table-cell office:value-type="float" office:value="3.46918725967407" calcext:value-type="float">
            <text:p>3.46918725967407</text:p>
          </table:table-cell>
          <table:table-cell office:value-type="float" office:value="3.53590083122253" calcext:value-type="float">
            <text:p>3.53590083122253</text:p>
          </table:table-cell>
          <table:table-cell office:value-type="float" office:value="3.56925773620605" calcext:value-type="float">
            <text:p>3.56925773620605</text:p>
          </table:table-cell>
          <table:table-cell office:value-type="float" office:value="3.602614402771" calcext:value-type="float">
            <text:p>3.602614402771</text:p>
          </table:table-cell>
          <table:table-cell office:value-type="float" office:value="3.66932797431946" calcext:value-type="float">
            <text:p>3.66932797431946</text:p>
          </table:table-cell>
          <table:table-cell office:value-type="float" office:value="3.70268511772156" calcext:value-type="float">
            <text:p>3.70268511772156</text:p>
          </table:table-cell>
          <table:table-cell office:value-type="float" office:value="3.7360417842865" calcext:value-type="float">
            <text:p>3.7360417842865</text:p>
          </table:table-cell>
          <table:table-cell office:value-type="float" office:value="3.80275535583496" calcext:value-type="float">
            <text:p>3.80275535583496</text:p>
          </table:table-cell>
          <table:table-cell office:value-type="float" office:value="3.8361120223999" calcext:value-type="float">
            <text:p>3.8361120223999</text:p>
          </table:table-cell>
          <table:table-cell office:value-type="float" office:value="3.86946868896484" calcext:value-type="float">
            <text:p>3.86946868896484</text:p>
          </table:table-cell>
          <table:table-cell office:value-type="float" office:value="3.90282559394836" calcext:value-type="float">
            <text:p>3.90282559394836</text:p>
          </table:table-cell>
          <table:table-cell office:value-type="float" office:value="3.93618226051331" calcext:value-type="float">
            <text:p>3.93618226051331</text:p>
          </table:table-cell>
          <table:table-cell office:value-type="float" office:value="3.96953892707825" calcext:value-type="float">
            <text:p>3.96953892707825</text:p>
          </table:table-cell>
          <table:table-cell office:value-type="float" office:value="4.03625273704529" calcext:value-type="float">
            <text:p>4.03625273704529</text:p>
          </table:table-cell>
          <table:table-cell office:value-type="float" office:value="4.10296607017517" calcext:value-type="float">
            <text:p>4.10296607017517</text:p>
          </table:table-cell>
          <table:table-cell office:value-type="float" office:value="4.13632273674011" calcext:value-type="float">
            <text:p>4.13632273674011</text:p>
          </table:table-cell>
          <table:table-cell office:value-type="float" office:value="4.20303630828857" calcext:value-type="float">
            <text:p>4.20303630828857</text:p>
          </table:table-cell>
          <table:table-cell office:value-type="float" office:value="4.26975107192993" calcext:value-type="float">
            <text:p>4.26975107192993</text:p>
          </table:table-cell>
          <table:table-cell office:value-type="float" office:value="4.33646631240845" calcext:value-type="float">
            <text:p>4.33646631240845</text:p>
          </table:table-cell>
          <table:table-cell office:value-type="float" office:value="4.40318131446838" calcext:value-type="float">
            <text:p>4.40318131446838</text:p>
          </table:table-cell>
          <table:table-cell office:value-type="float" office:value="4.46989631652832" calcext:value-type="float">
            <text:p>4.46989631652832</text:p>
          </table:table-cell>
          <table:table-cell office:value-type="float" office:value="4.53661131858826" calcext:value-type="float">
            <text:p>4.53661131858826</text:p>
          </table:table-cell>
          <table:table-cell office:value-type="float" office:value="4.56996893882751" calcext:value-type="float">
            <text:p>4.56996893882751</text:p>
          </table:table-cell>
          <table:table-cell office:value-type="float" office:value="4.60332632064819" calcext:value-type="float">
            <text:p>4.60332632064819</text:p>
          </table:table-cell>
          <table:table-cell office:value-type="float" office:value="4.63668370246887" calcext:value-type="float">
            <text:p>4.63668370246887</text:p>
          </table:table-cell>
          <table:table-cell office:value-type="float" office:value="4.70339894294739" calcext:value-type="float">
            <text:p>4.70339894294739</text:p>
          </table:table-cell>
          <table:table-cell office:value-type="float" office:value="4.77011394500732" calcext:value-type="float">
            <text:p>4.77011394500732</text:p>
          </table:table-cell>
          <table:table-cell office:value-type="float" office:value="4.83682918548584" calcext:value-type="float">
            <text:p>4.83682918548584</text:p>
          </table:table-cell>
          <table:table-cell office:value-type="float" office:value="4.9035439491272" calcext:value-type="float">
            <text:p>4.9035439491272</text:p>
          </table:table-cell>
          <table:table-cell office:value-type="float" office:value="4.93690156936646" calcext:value-type="float">
            <text:p>4.93690156936646</text:p>
          </table:table-cell>
          <table:table-cell office:value-type="float" office:value="4.97025895118713" calcext:value-type="float">
            <text:p>4.97025895118713</text:p>
          </table:table-cell>
          <table:table-cell office:value-type="float" office:value="5.03697419166565" calcext:value-type="float">
            <text:p>5.03697419166565</text:p>
          </table:table-cell>
          <table:table-cell office:value-type="float" office:value="5.07033157348633" calcext:value-type="float">
            <text:p>5.07033157348633</text:p>
          </table:table-cell>
          <table:table-cell office:value-type="float" office:value="5.13704657554626" calcext:value-type="float">
            <text:p>5.13704657554626</text:p>
          </table:table-cell>
          <table:table-cell office:value-type="float" office:value="5.17040395736694" calcext:value-type="float">
            <text:p>5.17040395736694</text:p>
          </table:table-cell>
          <table:table-cell office:value-type="float" office:value="5.2037615776062" calcext:value-type="float">
            <text:p>5.2037615776062</text:p>
          </table:table-cell>
          <table:table-cell office:value-type="float" office:value="5.27047491073608" calcext:value-type="float">
            <text:p>5.27047491073608</text:p>
          </table:table-cell>
          <table:table-cell office:value-type="float" office:value="5.33718800544739" calcext:value-type="float">
            <text:p>5.33718800544739</text:p>
          </table:table-cell>
          <table:table-cell office:value-type="float" office:value="5.40390110015869" calcext:value-type="float">
            <text:p>5.40390110015869</text:p>
          </table:table-cell>
          <table:table-cell office:value-type="float" office:value="5.43725752830505" calcext:value-type="float">
            <text:p>5.43725752830505</text:p>
          </table:table-cell>
          <table:table-cell office:value-type="float" office:value="5.47061395645142" calcext:value-type="float">
            <text:p>5.47061395645142</text:p>
          </table:table-cell>
          <table:table-cell office:value-type="float" office:value="5.50397062301636" calcext:value-type="float">
            <text:p>5.50397062301636</text:p>
          </table:table-cell>
          <table:table-cell office:value-type="float" office:value="5.53732705116272" calcext:value-type="float">
            <text:p>5.53732705116272</text:p>
          </table:table-cell>
          <table:table-cell office:value-type="float" office:value="5.57068347930908" calcext:value-type="float">
            <text:p>5.57068347930908</text:p>
          </table:table-cell>
          <table:table-cell office:value-type="float" office:value="5.63739681243897" calcext:value-type="float">
            <text:p>5.63739681243897</text:p>
          </table:table-cell>
          <table:table-cell office:value-type="float" office:value="5.67075324058533" calcext:value-type="float">
            <text:p>5.67075324058533</text:p>
          </table:table-cell>
          <table:table-cell office:value-type="float" office:value="5.73746609687805" calcext:value-type="float">
            <text:p>5.73746609687805</text:p>
          </table:table-cell>
          <table:table-cell office:value-type="float" office:value="5.77082252502441" calcext:value-type="float">
            <text:p>5.77082252502441</text:p>
          </table:table-cell>
          <table:table-cell office:value-type="float" office:value="5.83753538131714" calcext:value-type="float">
            <text:p>5.83753538131714</text:p>
          </table:table-cell>
          <table:table-cell office:value-type="float" office:value="5.90424823760986" calcext:value-type="float">
            <text:p>5.90424823760986</text:p>
          </table:table-cell>
          <table:table-cell office:value-type="float" office:value="5.97096109390259" calcext:value-type="float">
            <text:p>5.97096109390259</text:p>
          </table:table-cell>
          <table:table-cell office:value-type="float" office:value="6.03767395019531" calcext:value-type="float">
            <text:p>6.03767395019531</text:p>
          </table:table-cell>
          <table:table-cell office:value-type="float" office:value="6.07103037834168" calcext:value-type="float">
            <text:p>6.07103037834168</text:p>
          </table:table-cell>
          <table:table-cell office:value-type="float" office:value="6.10438704490662" calcext:value-type="float">
            <text:p>6.10438704490662</text:p>
          </table:table-cell>
          <table:table-cell office:value-type="float" office:value="6.1377432346344" calcext:value-type="float">
            <text:p>6.1377432346344</text:p>
          </table:table-cell>
          <table:table-cell office:value-type="float" office:value="6.17109966278076" calcext:value-type="float">
            <text:p>6.17109966278076</text:p>
          </table:table-cell>
          <table:table-cell office:value-type="float" office:value="6.23781394958496" calcext:value-type="float">
            <text:p>6.23781394958496</text:p>
          </table:table-cell>
          <table:table-cell office:value-type="float" office:value="6.30452966690064" calcext:value-type="float">
            <text:p>6.30452966690064</text:p>
          </table:table-cell>
          <table:table-cell office:value-type="float" office:value="6.33788776397705" calcext:value-type="float">
            <text:p>6.33788776397705</text:p>
          </table:table-cell>
          <table:table-cell office:value-type="float" office:value="6.40460348129272" calcext:value-type="float">
            <text:p>6.40460348129272</text:p>
          </table:table-cell>
          <table:table-cell office:value-type="float" office:value="6.4713191986084" calcext:value-type="float">
            <text:p>6.4713191986084</text:p>
          </table:table-cell>
          <table:table-cell office:value-type="float" office:value="6.50467729568481" calcext:value-type="float">
            <text:p>6.50467729568481</text:p>
          </table:table-cell>
          <table:table-cell office:value-type="float" office:value="6.53803515434265" calcext:value-type="float">
            <text:p>6.53803515434265</text:p>
          </table:table-cell>
          <table:table-cell office:value-type="float" office:value="6.57139301300049" calcext:value-type="float">
            <text:p>6.57139301300049</text:p>
          </table:table-cell>
          <table:table-cell office:value-type="float" office:value="6.63810896873474" calcext:value-type="float">
            <text:p>6.63810896873474</text:p>
          </table:table-cell>
          <table:table-cell office:value-type="float" office:value="6.67146706581116" calcext:value-type="float">
            <text:p>6.67146706581116</text:p>
          </table:table-cell>
          <table:table-cell office:value-type="float" office:value="6.70482492446899" calcext:value-type="float">
            <text:p>6.70482492446899</text:p>
          </table:table-cell>
          <table:table-cell office:value-type="float" office:value="6.77154064178467" calcext:value-type="float">
            <text:p>6.77154064178467</text:p>
          </table:table-cell>
          <table:table-cell office:value-type="float" office:value="6.80489873886108" calcext:value-type="float">
            <text:p>6.80489873886108</text:p>
          </table:table-cell>
          <table:table-cell office:value-type="float" office:value="6.8382568359375" calcext:value-type="float">
            <text:p>6.8382568359375</text:p>
          </table:table-cell>
          <table:table-cell office:value-type="float" office:value="6.87161469459534" calcext:value-type="float">
            <text:p>6.87161469459534</text:p>
          </table:table-cell>
          <table:table-cell office:value-type="float" office:value="6.90497255325317" calcext:value-type="float">
            <text:p>6.90497255325317</text:p>
          </table:table-cell>
          <table:table-cell office:value-type="float" office:value="6.97168874740601" calcext:value-type="float">
            <text:p>6.97168874740601</text:p>
          </table:table-cell>
          <table:table-cell office:value-type="float" office:value="7.00504660606384" calcext:value-type="float">
            <text:p>7.00504660606384</text:p>
          </table:table-cell>
          <table:table-cell office:value-type="float" office:value="7.03840470314026" calcext:value-type="float">
            <text:p>7.03840470314026</text:p>
          </table:table-cell>
          <table:table-cell office:value-type="float" office:value="7.10512065887451" calcext:value-type="float">
            <text:p>7.10512065887451</text:p>
          </table:table-cell>
          <table:table-cell office:value-type="float" office:value="7.13847875595093" calcext:value-type="float">
            <text:p>7.13847875595093</text:p>
          </table:table-cell>
          <table:table-cell office:value-type="float" office:value="7.17183661460876" calcext:value-type="float">
            <text:p>7.17183661460876</text:p>
          </table:table-cell>
          <table:table-cell office:value-type="float" office:value="7.23855113983154" calcext:value-type="float">
            <text:p>7.23855113983154</text:p>
          </table:table-cell>
          <table:table-cell office:value-type="float" office:value="7.30526423454285" calcext:value-type="float">
            <text:p>7.30526423454285</text:p>
          </table:table-cell>
          <table:table-cell office:value-type="float" office:value="7.37197685241699" calcext:value-type="float">
            <text:p>7.37197685241699</text:p>
          </table:table-cell>
          <table:table-cell office:value-type="float" office:value="7.43868970870972" calcext:value-type="float">
            <text:p>7.43868970870972</text:p>
          </table:table-cell>
          <table:table-cell office:value-type="float" office:value="7.47204613685608" calcext:value-type="float">
            <text:p>7.47204613685608</text:p>
          </table:table-cell>
          <table:table-cell office:value-type="float" office:value="7.53875875473022" calcext:value-type="float">
            <text:p>7.53875875473022</text:p>
          </table:table-cell>
          <table:table-cell office:value-type="float" office:value="7.60547137260437" calcext:value-type="float">
            <text:p>7.60547137260437</text:p>
          </table:table-cell>
          <table:table-cell office:value-type="float" office:value="7.6721842288971" calcext:value-type="float">
            <text:p>7.6721842288971</text:p>
          </table:table-cell>
          <table:table-cell office:value-type="float" office:value="7.73889684677124" calcext:value-type="float">
            <text:p>7.73889684677124</text:p>
          </table:table-cell>
          <table:table-cell office:value-type="float" office:value="7.77225303649902" calcext:value-type="float">
            <text:p>7.77225303649902</text:p>
          </table:table-cell>
          <table:table-cell office:value-type="float" office:value="7.80560970306397" calcext:value-type="float">
            <text:p>7.80560970306397</text:p>
          </table:table-cell>
          <table:table-cell office:value-type="float" office:value="7.87232208251953" calcext:value-type="float">
            <text:p>7.87232208251953</text:p>
          </table:table-cell>
          <table:table-cell office:value-type="float" office:value="7.90567851066589" calcext:value-type="float">
            <text:p>7.90567851066589</text:p>
          </table:table-cell>
          <table:table-cell office:value-type="float" office:value="7.93903470039368" calcext:value-type="float">
            <text:p>7.93903470039368</text:p>
          </table:table-cell>
          <table:table-cell office:value-type="float" office:value="7.97239089012146" calcext:value-type="float">
            <text:p>7.97239089012146</text:p>
          </table:table-cell>
          <table:table-cell office:value-type="float" office:value="8.00574731826782" calcext:value-type="float">
            <text:p>8.00574731826782</text:p>
          </table:table-cell>
          <table:table-cell office:value-type="float" office:value="8.07245969772339" calcext:value-type="float">
            <text:p>8.07245969772339</text:p>
          </table:table-cell>
          <table:table-cell office:value-type="float" office:value="8.10581588745117" calcext:value-type="float">
            <text:p>8.10581588745117</text:p>
          </table:table-cell>
          <table:table-cell office:value-type="float" office:value="8.13917231559753" calcext:value-type="float">
            <text:p>8.13917231559753</text:p>
          </table:table-cell>
          <table:table-cell office:value-type="float" office:value="8.2058846950531" calcext:value-type="float">
            <text:p>8.2058846950531</text:p>
          </table:table-cell>
          <table:table-cell office:value-type="float" office:value="8.2392418384552" calcext:value-type="float">
            <text:p>8.2392418384552</text:p>
          </table:table-cell>
          <table:table-cell office:value-type="float" office:value="8.27259874343872" calcext:value-type="float">
            <text:p>8.27259874343872</text:p>
          </table:table-cell>
          <table:table-cell office:value-type="float" office:value="8.3393132686615" calcext:value-type="float">
            <text:p>8.3393132686615</text:p>
          </table:table-cell>
          <table:table-cell office:value-type="float" office:value="8.4060275554657" calcext:value-type="float">
            <text:p>8.4060275554657</text:p>
          </table:table-cell>
          <table:table-cell office:value-type="float" office:value="8.43938446044922" calcext:value-type="float">
            <text:p>8.43938446044922</text:p>
          </table:table-cell>
          <table:table-cell office:value-type="float" office:value="8.47274160385132" calcext:value-type="float">
            <text:p>8.47274160385132</text:p>
          </table:table-cell>
          <table:table-cell office:value-type="float" office:value="8.5394561290741" calcext:value-type="float">
            <text:p>8.5394561290741</text:p>
          </table:table-cell>
          <table:table-cell office:value-type="float" office:value="8.5728132724762" calcext:value-type="float">
            <text:p>8.5728132724762</text:p>
          </table:table-cell>
          <table:table-cell office:value-type="float" office:value="8.63952732086182" calcext:value-type="float">
            <text:p>8.63952732086182</text:p>
          </table:table-cell>
          <table:table-cell office:value-type="float" office:value="8.67288446426392" calcext:value-type="float">
            <text:p>8.67288446426392</text:p>
          </table:table-cell>
          <table:table-cell office:value-type="float" office:value="8.73959851264954" calcext:value-type="float">
            <text:p>8.73959851264954</text:p>
          </table:table-cell>
          <table:table-cell office:value-type="float" office:value="8.80631303787231" calcext:value-type="float">
            <text:p>8.80631303787231</text:p>
          </table:table-cell>
          <table:table-cell office:value-type="float" office:value="8.83967018127441" calcext:value-type="float">
            <text:p>8.83967018127441</text:p>
          </table:table-cell>
          <table:table-cell office:value-type="float" office:value="8.90638422966003" calcext:value-type="float">
            <text:p>8.90638422966003</text:p>
          </table:table-cell>
          <table:table-cell office:value-type="float" office:value="9.00645542144775" calcext:value-type="float">
            <text:p>9.00645542144775</text:p>
          </table:table-cell>
          <table:table-cell office:value-type="float" office:value="9.03981280326843" calcext:value-type="float">
            <text:p>9.03981280326843</text:p>
          </table:table-cell>
          <table:table-cell office:value-type="float" office:value="9.10652685165405" calcext:value-type="float">
            <text:p>9.10652685165405</text:p>
          </table:table-cell>
          <table:table-cell office:value-type="float" office:value="9.13988399505615" calcext:value-type="float">
            <text:p>9.13988399505615</text:p>
          </table:table-cell>
          <table:table-cell office:value-type="float" office:value="9.17324113845825" calcext:value-type="float">
            <text:p>9.17324113845825</text:p>
          </table:table-cell>
          <table:table-cell office:value-type="float" office:value="9.23995518684387" calcext:value-type="float">
            <text:p>9.23995518684387</text:p>
          </table:table-cell>
          <table:table-cell office:value-type="float" office:value="9.30666947364807" calcext:value-type="float">
            <text:p>9.30666947364807</text:p>
          </table:table-cell>
          <table:table-cell office:value-type="float" office:value="9.34002661705017" calcext:value-type="float">
            <text:p>9.34002661705017</text:p>
          </table:table-cell>
          <table:table-cell office:value-type="float" office:value="9.37338352203369" calcext:value-type="float">
            <text:p>9.37338352203369</text:p>
          </table:table-cell>
          <table:table-cell office:value-type="float" office:value="9.40674066543579" calcext:value-type="float">
            <text:p>9.40674066543579</text:p>
          </table:table-cell>
          <table:table-cell office:value-type="float" office:value="9.44009757041931" calcext:value-type="float">
            <text:p>9.44009757041931</text:p>
          </table:table-cell>
          <table:table-cell office:value-type="float" office:value="9.47345471382141" calcext:value-type="float">
            <text:p>9.47345471382141</text:p>
          </table:table-cell>
          <table:table-cell office:value-type="float" office:value="9.50681209564209" calcext:value-type="float">
            <text:p>9.50681209564209</text:p>
          </table:table-cell>
          <table:table-cell office:value-type="float" office:value="9.54016900062561" calcext:value-type="float">
            <text:p>9.54016900062561</text:p>
          </table:table-cell>
          <table:table-cell office:value-type="float" office:value="9.60688304901123" calcext:value-type="float">
            <text:p>9.60688304901123</text:p>
          </table:table-cell>
          <table:table-cell office:value-type="float" office:value="9.64024019241333" calcext:value-type="float">
            <text:p>9.64024019241333</text:p>
          </table:table-cell>
          <table:table-cell office:value-type="float" office:value="9.67359709739685" calcext:value-type="float">
            <text:p>9.67359709739685</text:p>
          </table:table-cell>
          <table:table-cell office:value-type="float" office:value="9.70695424079895" calcext:value-type="float">
            <text:p>9.70695424079895</text:p>
          </table:table-cell>
          <table:table-cell office:value-type="float" office:value="9.77366852760315" calcext:value-type="float">
            <text:p>9.77366852760315</text:p>
          </table:table-cell>
          <table:table-cell office:value-type="float" office:value="9.80702567100525" calcext:value-type="float">
            <text:p>9.80702567100525</text:p>
          </table:table-cell>
          <table:table-cell office:value-type="float" office:value="9.87373971939087" calcext:value-type="float">
            <text:p>9.87373971939087</text:p>
          </table:table-cell>
          <table:table-cell office:value-type="float" office:value="9.94045376777649" calcext:value-type="float">
            <text:p>9.94045376777649</text:p>
          </table:table-cell>
          <table:table-cell office:value-type="float" office:value="10.0071680545807" calcext:value-type="float">
            <text:p>10.0071680545807</text:p>
          </table:table-cell>
          <table:table-cell office:value-type="float" office:value="10.0405251979828" calcext:value-type="float">
            <text:p>10.0405251979828</text:p>
          </table:table-cell>
          <table:table-cell office:value-type="float" office:value="10.1072392463684" calcext:value-type="float">
            <text:p>10.1072392463684</text:p>
          </table:table-cell>
          <table:table-cell office:value-type="float" office:value="10.1405963897705" calcext:value-type="float">
            <text:p>10.1405963897705</text:p>
          </table:table-cell>
          <table:table-cell office:value-type="float" office:value="10.173953294754" calcext:value-type="float">
            <text:p>10.173953294754</text:p>
          </table:table-cell>
          <table:table-cell office:value-type="float" office:value="10.2406673431396" calcext:value-type="float">
            <text:p>10.2406673431396</text:p>
          </table:table-cell>
          <table:table-cell office:value-type="float" office:value="10.2740242481232" calcext:value-type="float">
            <text:p>10.2740242481232</text:p>
          </table:table-cell>
          <table:table-cell office:value-type="float" office:value="10.3073811531067" calcext:value-type="float">
            <text:p>10.3073811531067</text:p>
          </table:table-cell>
          <table:table-cell office:value-type="float" office:value="10.3740947246552" calcext:value-type="float">
            <text:p>10.3740947246552</text:p>
          </table:table-cell>
          <table:table-cell office:value-type="float" office:value="10.4074513912201" calcext:value-type="float">
            <text:p>10.4074513912201</text:p>
          </table:table-cell>
          <table:table-cell office:value-type="float" office:value="10.4741649627686" calcext:value-type="float">
            <text:p>10.4741649627686</text:p>
          </table:table-cell>
          <table:table-cell office:value-type="float" office:value="10.540878534317" calcext:value-type="float">
            <text:p>10.540878534317</text:p>
          </table:table-cell>
          <table:table-cell office:value-type="float" office:value="10.5742356777191" calcext:value-type="float">
            <text:p>10.5742356777191</text:p>
          </table:table-cell>
          <table:table-cell office:value-type="float" office:value="10.6075923442841" calcext:value-type="float">
            <text:p>10.6075923442841</text:p>
          </table:table-cell>
          <table:table-cell office:value-type="float" office:value="10.6743059158325" calcext:value-type="float">
            <text:p>10.6743059158325</text:p>
          </table:table-cell>
          <table:table-cell office:value-type="float" office:value="10.7076625823975" calcext:value-type="float">
            <text:p>10.7076625823975</text:p>
          </table:table-cell>
          <table:table-cell office:value-type="float" office:value="10.7743761539459" calcext:value-type="float">
            <text:p>10.7743761539459</text:p>
          </table:table-cell>
          <table:table-cell office:value-type="float" office:value="10.8410894870758" calcext:value-type="float">
            <text:p>10.8410894870758</text:p>
          </table:table-cell>
          <table:table-cell office:value-type="float" office:value="10.8744463920593" calcext:value-type="float">
            <text:p>10.8744463920593</text:p>
          </table:table-cell>
          <table:table-cell office:value-type="float" office:value="10.9411599636078" calcext:value-type="float">
            <text:p>10.9411599636078</text:p>
          </table:table-cell>
          <table:table-cell office:value-type="float" office:value="10.9745166301727" calcext:value-type="float">
            <text:p>10.9745166301727</text:p>
          </table:table-cell>
          <table:table-cell office:value-type="float" office:value="11.0745866298676" calcext:value-type="float">
            <text:p>11.0745866298676</text:p>
          </table:table-cell>
          <table:table-cell office:value-type="float" office:value="11.141300201416" calcext:value-type="float">
            <text:p>11.141300201416</text:p>
          </table:table-cell>
          <table:table-cell office:value-type="float" office:value="11.174656867981" calcext:value-type="float">
            <text:p>11.174656867981</text:p>
          </table:table-cell>
          <table:table-cell office:value-type="float" office:value="11.2080135345459" calcext:value-type="float">
            <text:p>11.2080135345459</text:p>
          </table:table-cell>
          <table:table-cell office:value-type="float" office:value="11.241370677948" calcext:value-type="float">
            <text:p>11.241370677948</text:p>
          </table:table-cell>
          <table:table-cell office:value-type="float" office:value="11.3080847263336" calcext:value-type="float">
            <text:p>11.3080847263336</text:p>
          </table:table-cell>
          <table:table-cell office:value-type="float" office:value="11.3747987747192" calcext:value-type="float">
            <text:p>11.3747987747192</text:p>
          </table:table-cell>
          <table:table-cell office:value-type="float" office:value="11.4081556797028" calcext:value-type="float">
            <text:p>11.4081556797028</text:p>
          </table:table-cell>
          <table:table-cell office:value-type="float" office:value="11.5082268714905" calcext:value-type="float">
            <text:p>11.5082268714905</text:p>
          </table:table-cell>
          <table:table-cell office:value-type="float" office:value="11.5415840148926" calcext:value-type="float">
            <text:p>11.5415840148926</text:p>
          </table:table-cell>
          <table:table-cell office:value-type="float" office:value="11.5749409198761" calcext:value-type="float">
            <text:p>11.5749409198761</text:p>
          </table:table-cell>
          <table:table-cell office:value-type="float" office:value="11.6082980632782" calcext:value-type="float">
            <text:p>11.6082980632782</text:p>
          </table:table-cell>
          <table:table-cell office:value-type="float" office:value="11.6750118732452" calcext:value-type="float">
            <text:p>11.6750118732452</text:p>
          </table:table-cell>
          <table:table-cell office:value-type="float" office:value="11.7417261600494" calcext:value-type="float">
            <text:p>11.7417261600494</text:p>
          </table:table-cell>
          <table:table-cell office:value-type="float" office:value="11.8084402084351" calcext:value-type="float">
            <text:p>11.8084402084351</text:p>
          </table:table-cell>
          <table:table-cell office:value-type="float" office:value="11.8751542568207" calcext:value-type="float">
            <text:p>11.8751542568207</text:p>
          </table:table-cell>
          <table:table-cell office:value-type="float" office:value="11.9418680667877" calcext:value-type="float">
            <text:p>11.9418680667877</text:p>
          </table:table-cell>
          <table:table-cell office:value-type="float" office:value="11.9752252101898" calcext:value-type="float">
            <text:p>11.9752252101898</text:p>
          </table:table-cell>
          <table:table-cell office:value-type="float" office:value="12.0419392585754" calcext:value-type="float">
            <text:p>12.0419392585754</text:p>
          </table:table-cell>
          <table:table-cell office:value-type="float" office:value="12.1086533069611" calcext:value-type="float">
            <text:p>12.1086533069611</text:p>
          </table:table-cell>
          <table:table-cell office:value-type="float" office:value="12.1753671169281" calcext:value-type="float">
            <text:p>12.1753671169281</text:p>
          </table:table-cell>
          <table:table-cell office:value-type="float" office:value="12.2420816421509" calcext:value-type="float">
            <text:p>12.2420816421509</text:p>
          </table:table-cell>
          <table:table-cell office:value-type="float" office:value="12.2754392623901" calcext:value-type="float">
            <text:p>12.2754392623901</text:p>
          </table:table-cell>
          <table:table-cell office:value-type="float" office:value="12.3421542644501" calcext:value-type="float">
            <text:p>12.3421542644501</text:p>
          </table:table-cell>
          <table:table-cell office:value-type="float" office:value="12.3755116462708" calcext:value-type="float">
            <text:p>12.3755116462708</text:p>
          </table:table-cell>
          <table:table-cell office:value-type="float" office:value="12.4422268867493" calcext:value-type="float">
            <text:p>12.4422268867493</text:p>
          </table:table-cell>
          <table:table-cell office:value-type="float" office:value="12.4755842685699" calcext:value-type="float">
            <text:p>12.4755842685699</text:p>
          </table:table-cell>
          <table:table-cell office:value-type="float" office:value="12.5089416503906" calcext:value-type="float">
            <text:p>12.5089416503906</text:p>
          </table:table-cell>
          <table:table-cell office:value-type="float" office:value="12.5422990322113" calcext:value-type="float">
            <text:p>12.5422990322113</text:p>
          </table:table-cell>
          <table:table-cell office:value-type="float" office:value="12.6090140342712" calcext:value-type="float">
            <text:p>12.6090140342712</text:p>
          </table:table-cell>
          <table:table-cell office:value-type="float" office:value="12.6423718929291" calcext:value-type="float">
            <text:p>12.6423718929291</text:p>
          </table:table-cell>
          <table:table-cell office:value-type="float" office:value="12.6757292747498" calcext:value-type="float">
            <text:p>12.6757292747498</text:p>
          </table:table-cell>
          <table:table-cell office:value-type="float" office:value="12.7424442768097" calcext:value-type="float">
            <text:p>12.7424442768097</text:p>
          </table:table-cell>
          <table:table-cell office:value-type="float" office:value="12.8091590404511" calcext:value-type="float">
            <text:p>12.8091590404511</text:p>
          </table:table-cell>
          <table:table-cell office:value-type="float" office:value="12.8425168991089" calcext:value-type="float">
            <text:p>12.8425168991089</text:p>
          </table:table-cell>
          <table:table-cell office:value-type="float" office:value="12.8758742809296" calcext:value-type="float">
            <text:p>12.8758742809296</text:p>
          </table:table-cell>
          <table:table-cell office:value-type="float" office:value="12.9092319011688" calcext:value-type="float">
            <text:p>12.9092319011688</text:p>
          </table:table-cell>
          <table:table-cell office:value-type="float" office:value="12.9425892829895" calcext:value-type="float">
            <text:p>12.9425892829895</text:p>
          </table:table-cell>
          <table:table-cell office:value-type="float" office:value="13.009304523468" calcext:value-type="float">
            <text:p>13.009304523468</text:p>
          </table:table-cell>
          <table:table-cell office:value-type="float" office:value="13.0426621437073" calcext:value-type="float">
            <text:p>13.0426621437073</text:p>
          </table:table-cell>
          <table:table-cell office:value-type="float" office:value="13.1093771457672" calcext:value-type="float">
            <text:p>13.1093771457672</text:p>
          </table:table-cell>
          <table:table-cell office:value-type="float" office:value="13.1427345275879" calcext:value-type="float">
            <text:p>13.1427345275879</text:p>
          </table:table-cell>
          <table:table-cell office:value-type="float" office:value="13.1760921478271" calcext:value-type="float">
            <text:p>13.1760921478271</text:p>
          </table:table-cell>
          <table:table-cell office:value-type="float" office:value="13.2428064346313" calcext:value-type="float">
            <text:p>13.2428064346313</text:p>
          </table:table-cell>
          <table:table-cell office:value-type="float" office:value="13.2761631011963" calcext:value-type="float">
            <text:p>13.2761631011963</text:p>
          </table:table-cell>
          <table:table-cell office:value-type="float" office:value="13.3428764343262" calcext:value-type="float">
            <text:p>13.3428764343262</text:p>
          </table:table-cell>
          <table:table-cell office:value-type="float" office:value="13.3762331008911" calcext:value-type="float">
            <text:p>13.3762331008911</text:p>
          </table:table-cell>
          <table:table-cell office:value-type="float" office:value="13.442946434021" calcext:value-type="float">
            <text:p>13.442946434021</text:p>
          </table:table-cell>
          <table:table-cell office:value-type="float" office:value="13.4763031005859" calcext:value-type="float">
            <text:p>13.4763031005859</text:p>
          </table:table-cell>
          <table:table-cell office:value-type="float" office:value="13.5430166721344" calcext:value-type="float">
            <text:p>13.5430166721344</text:p>
          </table:table-cell>
          <table:table-cell office:value-type="float" office:value="13.6097297668457" calcext:value-type="float">
            <text:p>13.6097297668457</text:p>
          </table:table-cell>
          <table:table-cell office:value-type="float" office:value="13.6430864334106" calcext:value-type="float">
            <text:p>13.6430864334106</text:p>
          </table:table-cell>
          <table:table-cell office:value-type="float" office:value="13.7097995281219" calcext:value-type="float">
            <text:p>13.7097995281219</text:p>
          </table:table-cell>
          <table:table-cell office:value-type="float" office:value="13.7765128612518" calcext:value-type="float">
            <text:p>13.7765128612518</text:p>
          </table:table-cell>
          <table:table-cell office:value-type="float" office:value="13.8432259559631" calcext:value-type="float">
            <text:p>13.8432259559631</text:p>
          </table:table-cell>
          <table:table-cell office:value-type="float" office:value="13.909939289093" calcext:value-type="float">
            <text:p>13.909939289093</text:p>
          </table:table-cell>
          <table:table-cell office:value-type="float" office:value="13.943295955658" calcext:value-type="float">
            <text:p>13.943295955658</text:p>
          </table:table-cell>
          <table:table-cell office:value-type="float" office:value="13.9766526222229" calcext:value-type="float">
            <text:p>13.9766526222229</text:p>
          </table:table-cell>
          <table:table-cell office:value-type="float" office:value="14.0433657169342" calcext:value-type="float">
            <text:p>14.0433657169342</text:p>
          </table:table-cell>
          <table:table-cell office:value-type="float" office:value="14.1100788116455" calcext:value-type="float">
            <text:p>14.1100788116455</text:p>
          </table:table-cell>
          <table:table-cell office:value-type="float" office:value="14.1434352397919" calcext:value-type="float">
            <text:p>14.1434352397919</text:p>
          </table:table-cell>
          <table:table-cell office:value-type="float" office:value="14.2101483345032" calcext:value-type="float">
            <text:p>14.2101483345032</text:p>
          </table:table-cell>
          <table:table-cell office:value-type="float" office:value="14.2768633365631" calcext:value-type="float">
            <text:p>14.2768633365631</text:p>
          </table:table-cell>
          <table:table-cell office:value-type="float" office:value="14.3435781002045" calcext:value-type="float">
            <text:p>14.3435781002045</text:p>
          </table:table-cell>
          <table:table-cell office:value-type="float" office:value="14.3769352436066" calcext:value-type="float">
            <text:p>14.3769352436066</text:p>
          </table:table-cell>
          <table:table-cell office:value-type="float" office:value="14.4436500072479" calcext:value-type="float">
            <text:p>14.4436500072479</text:p>
          </table:table-cell>
          <table:table-cell office:value-type="float" office:value="14.4770076274872" calcext:value-type="float">
            <text:p>14.4770076274872</text:p>
          </table:table-cell>
          <table:table-cell office:value-type="float" office:value="14.5437223911285" calcext:value-type="float">
            <text:p>14.5437223911285</text:p>
          </table:table-cell>
          <table:table-cell office:value-type="float" office:value="14.5770797729492" calcext:value-type="float">
            <text:p>14.5770797729492</text:p>
          </table:table-cell>
          <table:table-cell office:value-type="float" office:value="14.6104371547699" calcext:value-type="float">
            <text:p>14.6104371547699</text:p>
          </table:table-cell>
          <table:table-cell office:value-type="float" office:value="14.6771521568298" calcext:value-type="float">
            <text:p>14.6771521568298</text:p>
          </table:table-cell>
          <table:table-cell office:value-type="float" office:value="14.7438666820526" calcext:value-type="float">
            <text:p>14.7438666820526</text:p>
          </table:table-cell>
          <table:table-cell office:value-type="float" office:value="14.810581445694" calcext:value-type="float">
            <text:p>14.810581445694</text:p>
          </table:table-cell>
          <table:table-cell office:value-type="float" office:value="14.8439388275146" calcext:value-type="float">
            <text:p>14.8439388275146</text:p>
          </table:table-cell>
          <table:table-cell office:value-type="float" office:value="14.8772964477539" calcext:value-type="float">
            <text:p>14.8772964477539</text:p>
          </table:table-cell>
          <table:table-cell office:value-type="float" office:value="14.9773685932159" calcext:value-type="float">
            <text:p>14.9773685932159</text:p>
          </table:table-cell>
          <table:table-cell office:value-type="float" office:value="15.0440833568573" calcext:value-type="float">
            <text:p>15.0440833568573</text:p>
          </table:table-cell>
          <table:table-cell office:value-type="float" office:value="15.1107983589172" calcext:value-type="float">
            <text:p>15.1107983589172</text:p>
          </table:table-cell>
          <table:table-cell office:value-type="float" office:value="15.1441557407379" calcext:value-type="float">
            <text:p>15.1441557407379</text:p>
          </table:table-cell>
          <table:table-cell office:value-type="float" office:value="15.2108705043793" calcext:value-type="float">
            <text:p>15.2108705043793</text:p>
          </table:table-cell>
          <table:table-cell office:value-type="float" office:value="15.2442276477814" calcext:value-type="float">
            <text:p>15.2442276477814</text:p>
          </table:table-cell>
          <table:table-cell office:value-type="float" office:value="15.2775852680206" calcext:value-type="float">
            <text:p>15.2775852680206</text:p>
          </table:table-cell>
          <table:table-cell office:value-type="float" office:value="15.3109426498413" calcext:value-type="float">
            <text:p>15.3109426498413</text:p>
          </table:table-cell>
          <table:table-cell office:value-type="float" office:value="15.3442997932434" calcext:value-type="float">
            <text:p>15.3442997932434</text:p>
          </table:table-cell>
          <table:table-cell office:value-type="float" office:value="15.4110145568848" calcext:value-type="float">
            <text:p>15.4110145568848</text:p>
          </table:table-cell>
          <table:table-cell office:value-type="float" office:value="15.5110867023468" calcext:value-type="float">
            <text:p>15.5110867023468</text:p>
          </table:table-cell>
          <table:table-cell office:value-type="float" office:value="15.5444438457489" calcext:value-type="float">
            <text:p>15.5444438457489</text:p>
          </table:table-cell>
          <table:table-cell office:value-type="float" office:value="15.5778012275696" calcext:value-type="float">
            <text:p>15.5778012275696</text:p>
          </table:table-cell>
          <table:table-cell office:value-type="float" office:value="15.6445159912109" calcext:value-type="float">
            <text:p>15.6445159912109</text:p>
          </table:table-cell>
          <table:table-cell office:value-type="float" office:value="15.7112307548523" calcext:value-type="float">
            <text:p>15.7112307548523</text:p>
          </table:table-cell>
          <table:table-cell office:value-type="float" office:value="15.744588136673" calcext:value-type="float">
            <text:p>15.744588136673</text:p>
          </table:table-cell>
          <table:table-cell office:value-type="float" office:value="15.7779455184937" calcext:value-type="float">
            <text:p>15.7779455184937</text:p>
          </table:table-cell>
          <table:table-cell office:value-type="float" office:value="15.8446600437164" calcext:value-type="float">
            <text:p>15.8446600437164</text:p>
          </table:table-cell>
          <table:table-cell office:value-type="float" office:value="15.8780176639557" calcext:value-type="float">
            <text:p>15.8780176639557</text:p>
          </table:table-cell>
          <table:table-cell office:value-type="float" office:value="15.9113750457764" calcext:value-type="float">
            <text:p>15.9113750457764</text:p>
          </table:table-cell>
          <table:table-cell office:value-type="float" office:value="15.9780898094177" calcext:value-type="float">
            <text:p>15.9780898094177</text:p>
          </table:table-cell>
          <table:table-cell office:value-type="float" office:value="16.0448045730591" calcext:value-type="float">
            <text:p>16.0448045730591</text:p>
          </table:table-cell>
          <table:table-cell office:value-type="float" office:value="16.0781621932983" calcext:value-type="float">
            <text:p>16.0781621932983</text:p>
          </table:table-cell>
          <table:table-cell office:value-type="float" office:value="16.1115193367004" calcext:value-type="float">
            <text:p>16.1115193367004</text:p>
          </table:table-cell>
          <table:table-cell office:value-type="float" office:value="16.1448767185211" calcext:value-type="float">
            <text:p>16.1448767185211</text:p>
          </table:table-cell>
          <table:table-cell office:value-type="float" office:value="16.2115914821625" calcext:value-type="float">
            <text:p>16.2115914821625</text:p>
          </table:table-cell>
          <table:table-cell office:value-type="float" office:value="16.2449495792389" calcext:value-type="float">
            <text:p>16.2449495792389</text:p>
          </table:table-cell>
          <table:table-cell office:value-type="float" office:value="16.3116660118103" calcext:value-type="float">
            <text:p>16.3116660118103</text:p>
          </table:table-cell>
          <table:table-cell office:value-type="float" office:value="16.3450241088867" calcext:value-type="float">
            <text:p>16.3450241088867</text:p>
          </table:table-cell>
          <table:table-cell office:value-type="float" office:value="16.4450986385345" calcext:value-type="float">
            <text:p>16.4450986385345</text:p>
          </table:table-cell>
          <table:table-cell office:value-type="float" office:value="16.5118148326874" calcext:value-type="float">
            <text:p>16.5118148326874</text:p>
          </table:table-cell>
          <table:table-cell office:value-type="float" office:value="16.5451731681824" calcext:value-type="float">
            <text:p>16.5451731681824</text:p>
          </table:table-cell>
          <table:table-cell office:value-type="float" office:value="16.5785312652588" calcext:value-type="float">
            <text:p>16.5785312652588</text:p>
          </table:table-cell>
          <table:table-cell office:value-type="float" office:value="16.6452476978302" calcext:value-type="float">
            <text:p>16.6452476978302</text:p>
          </table:table-cell>
          <table:table-cell office:value-type="float" office:value="16.6786060333252" calcext:value-type="float">
            <text:p>16.6786060333252</text:p>
          </table:table-cell>
          <table:table-cell office:value-type="float" office:value="16.7453224658966" calcext:value-type="float">
            <text:p>16.7453224658966</text:p>
          </table:table-cell>
          <table:table-cell office:value-type="float" office:value="16.778680562973" calcext:value-type="float">
            <text:p>16.778680562973</text:p>
          </table:table-cell>
          <table:table-cell office:value-type="float" office:value="16.845397233963" calcext:value-type="float">
            <text:p>16.845397233963</text:p>
          </table:table-cell>
          <table:table-cell office:value-type="float" office:value="16.878755569458" calcext:value-type="float">
            <text:p>16.878755569458</text:p>
          </table:table-cell>
          <table:table-cell office:value-type="float" office:value="16.9121136665344" calcext:value-type="float">
            <text:p>16.9121136665344</text:p>
          </table:table-cell>
          <table:table-cell office:value-type="float" office:value="16.945472240448" calcext:value-type="float">
            <text:p>16.945472240448</text:p>
          </table:table-cell>
          <table:table-cell office:value-type="float" office:value="16.978830575943" calcext:value-type="float">
            <text:p>16.978830575943</text:p>
          </table:table-cell>
          <table:table-cell office:value-type="float" office:value="17.0455470085144" calcext:value-type="float">
            <text:p>17.0455470085144</text:p>
          </table:table-cell>
          <table:table-cell office:value-type="float" office:value="17.078905582428" calcext:value-type="float">
            <text:p>17.078905582428</text:p>
          </table:table-cell>
          <table:table-cell office:value-type="float" office:value="17.112263917923" calcext:value-type="float">
            <text:p>17.112263917923</text:p>
          </table:table-cell>
          <table:table-cell office:value-type="float" office:value="17.145622253418" calcext:value-type="float">
            <text:p>17.145622253418</text:p>
          </table:table-cell>
          <table:table-cell office:value-type="float" office:value="17.1789803504944" calcext:value-type="float">
            <text:p>17.1789803504944</text:p>
          </table:table-cell>
          <table:table-cell office:value-type="float" office:value="17.2456960678101" calcext:value-type="float">
            <text:p>17.2456960678101</text:p>
          </table:table-cell>
          <table:table-cell office:value-type="float" office:value="17.3124103546143" calcext:value-type="float">
            <text:p>17.3124103546143</text:p>
          </table:table-cell>
          <table:table-cell office:value-type="float" office:value="17.3791246414185" calcext:value-type="float">
            <text:p>17.3791246414185</text:p>
          </table:table-cell>
          <table:table-cell office:value-type="float" office:value="17.4458389282227" calcext:value-type="float">
            <text:p>17.4458389282227</text:p>
          </table:table-cell>
          <table:table-cell office:value-type="float" office:value="17.4791960716248" calcext:value-type="float">
            <text:p>17.4791960716248</text:p>
          </table:table-cell>
          <table:table-cell office:value-type="float" office:value="17.545910358429" calcext:value-type="float">
            <text:p>17.545910358429</text:p>
          </table:table-cell>
          <table:table-cell office:value-type="float" office:value="17.6126246452332" calcext:value-type="float">
            <text:p>17.6126246452332</text:p>
          </table:table-cell>
          <table:table-cell office:value-type="float" office:value="17.6793389320374" calcext:value-type="float">
            <text:p>17.6793389320374</text:p>
          </table:table-cell>
          <table:table-cell office:value-type="float" office:value="17.7126960754395" calcext:value-type="float">
            <text:p>17.7126960754395</text:p>
          </table:table-cell>
          <table:table-cell office:value-type="float" office:value="17.7794103622437" calcext:value-type="float">
            <text:p>17.7794103622437</text:p>
          </table:table-cell>
          <table:table-cell office:value-type="float" office:value="17.8461246490479" calcext:value-type="float">
            <text:p>17.8461246490479</text:p>
          </table:table-cell>
          <table:table-cell office:value-type="float" office:value="17.9128389358521" calcext:value-type="float">
            <text:p>17.9128389358521</text:p>
          </table:table-cell>
          <table:table-cell office:value-type="float" office:value="17.9461960792542" calcext:value-type="float">
            <text:p>17.9461960792542</text:p>
          </table:table-cell>
          <table:table-cell office:value-type="float" office:value="18.0129103660584" calcext:value-type="float">
            <text:p>18.0129103660584</text:p>
          </table:table-cell>
          <table:table-cell office:value-type="float" office:value="18.0462675094605" calcext:value-type="float">
            <text:p>18.0462675094605</text:p>
          </table:table-cell>
          <table:table-cell office:value-type="float" office:value="18.079624414444" calcext:value-type="float">
            <text:p>18.079624414444</text:p>
          </table:table-cell>
          <table:table-cell office:value-type="float" office:value="18.1129815578461" calcext:value-type="float">
            <text:p>18.1129815578461</text:p>
          </table:table-cell>
          <table:table-cell office:value-type="float" office:value="18.1796960830688" calcext:value-type="float">
            <text:p>18.1796960830688</text:p>
          </table:table-cell>
          <table:table-cell office:value-type="float" office:value="18.2130532264709" calcext:value-type="float">
            <text:p>18.2130532264709</text:p>
          </table:table-cell>
          <table:table-cell office:value-type="float" office:value="18.2797689437866" calcext:value-type="float">
            <text:p>18.2797689437866</text:p>
          </table:table-cell>
          <table:table-cell office:value-type="float" office:value="18.3131268024445" calcext:value-type="float">
            <text:p>18.3131268024445</text:p>
          </table:table-cell>
          <table:table-cell office:value-type="float" office:value="18.3464851379395" calcext:value-type="float">
            <text:p>18.3464851379395</text:p>
          </table:table-cell>
          <table:table-cell office:value-type="float" office:value="18.3798429965973" calcext:value-type="float">
            <text:p>18.3798429965973</text:p>
          </table:table-cell>
          <table:table-cell office:value-type="float" office:value="18.4132008552551" calcext:value-type="float">
            <text:p>18.4132008552551</text:p>
          </table:table-cell>
          <table:table-cell office:value-type="float" office:value="18.446558713913" calcext:value-type="float">
            <text:p>18.446558713913</text:p>
          </table:table-cell>
          <table:table-cell office:value-type="float" office:value="18.479917049408" calcext:value-type="float">
            <text:p>18.479917049408</text:p>
          </table:table-cell>
          <table:table-cell office:value-type="float" office:value="18.5466327667236" calcext:value-type="float">
            <text:p>18.5466327667236</text:p>
          </table:table-cell>
          <table:table-cell office:value-type="float" office:value="18.6133489608765" calcext:value-type="float">
            <text:p>18.6133489608765</text:p>
          </table:table-cell>
          <table:table-cell office:value-type="float" office:value="18.6467070579529" calcext:value-type="float">
            <text:p>18.6467070579529</text:p>
          </table:table-cell>
          <table:table-cell office:value-type="float" office:value="18.7134230136871" calcext:value-type="float">
            <text:p>18.7134230136871</text:p>
          </table:table-cell>
          <table:table-cell office:value-type="float" office:value="18.78013920784" calcext:value-type="float">
            <text:p>18.78013920784</text:p>
          </table:table-cell>
          <table:table-cell office:value-type="float" office:value="18.8468551635742" calcext:value-type="float">
            <text:p>18.8468551635742</text:p>
          </table:table-cell>
          <table:table-cell office:value-type="float" office:value="18.9135713577271" calcext:value-type="float">
            <text:p>18.9135713577271</text:p>
          </table:table-cell>
          <table:table-cell office:value-type="float" office:value="18.9469292163849" calcext:value-type="float">
            <text:p>18.9469292163849</text:p>
          </table:table-cell>
          <table:table-cell office:value-type="float" office:value="18.9802873134613" calcext:value-type="float">
            <text:p>18.9802873134613</text:p>
          </table:table-cell>
          <table:table-cell office:value-type="float" office:value="19.0136451721191" calcext:value-type="float">
            <text:p>19.0136451721191</text:p>
          </table:table-cell>
          <table:table-cell office:value-type="float" office:value="19.0803616046906" calcext:value-type="float">
            <text:p>19.0803616046906</text:p>
          </table:table-cell>
          <table:table-cell office:value-type="float" office:value="19.1137194633484" calcext:value-type="float">
            <text:p>19.1137194633484</text:p>
          </table:table-cell>
          <table:table-cell office:value-type="float" office:value="19.1470775604248" calcext:value-type="float">
            <text:p>19.1470775604248</text:p>
          </table:table-cell>
          <table:table-cell office:value-type="float" office:value="19.2137937545776" calcext:value-type="float">
            <text:p>19.2137937545776</text:p>
          </table:table-cell>
          <table:table-cell office:value-type="float" office:value="19.2805094718933" calcext:value-type="float">
            <text:p>19.2805094718933</text:p>
          </table:table-cell>
          <table:table-cell office:value-type="float" office:value="19.3138670921326" calcext:value-type="float">
            <text:p>19.3138670921326</text:p>
          </table:table-cell>
          <table:table-cell office:value-type="float" office:value="19.3805828094482" calcext:value-type="float">
            <text:p>19.3805828094482</text:p>
          </table:table-cell>
          <table:table-cell office:value-type="float" office:value="19.4139406681061" calcext:value-type="float">
            <text:p>19.4139406681061</text:p>
          </table:table-cell>
          <table:table-cell office:value-type="float" office:value="19.4806561470032" calcext:value-type="float">
            <text:p>19.4806561470032</text:p>
          </table:table-cell>
          <table:table-cell office:value-type="float" office:value="19.5473721027374" calcext:value-type="float">
            <text:p>19.5473721027374</text:p>
          </table:table-cell>
          <table:table-cell office:value-type="float" office:value="19.5807299613953" calcext:value-type="float">
            <text:p>19.5807299613953</text:p>
          </table:table-cell>
          <table:table-cell office:value-type="float" office:value="19.6474454402924" calcext:value-type="float">
            <text:p>19.6474454402924</text:p>
          </table:table-cell>
          <table:table-cell office:value-type="float" office:value="19.714161157608" calcext:value-type="float">
            <text:p>19.714161157608</text:p>
          </table:table-cell>
          <table:table-cell office:value-type="float" office:value="19.7475190162659" calcext:value-type="float">
            <text:p>19.7475190162659</text:p>
          </table:table-cell>
          <table:table-cell office:value-type="float" office:value="19.7808768749237" calcext:value-type="float">
            <text:p>19.7808768749237</text:p>
          </table:table-cell>
          <table:table-cell office:value-type="float" office:value="19.847592830658" calcext:value-type="float">
            <text:p>19.847592830658</text:p>
          </table:table-cell>
          <table:table-cell office:value-type="float" office:value="19.8809504508972" calcext:value-type="float">
            <text:p>19.8809504508972</text:p>
          </table:table-cell>
          <table:table-cell office:value-type="float" office:value="19.9143083095551" calcext:value-type="float">
            <text:p>19.9143083095551</text:p>
          </table:table-cell>
          <table:table-cell office:value-type="float" office:value="19.9810240268707" calcext:value-type="float">
            <text:p>19.9810240268707</text:p>
          </table:table-cell>
          <table:table-cell office:value-type="float" office:value="20.0143821239471" calcext:value-type="float">
            <text:p>20.0143821239471</text:p>
          </table:table-cell>
          <table:table-cell office:value-type="float" office:value="20.0810976028442" calcext:value-type="float">
            <text:p>20.0810976028442</text:p>
          </table:table-cell>
          <table:table-cell office:value-type="float" office:value="20.1144554615021" calcext:value-type="float">
            <text:p>20.1144554615021</text:p>
          </table:table-cell>
          <table:table-cell office:value-type="float" office:value="20.1811714172363" calcext:value-type="float">
            <text:p>20.1811714172363</text:p>
          </table:table-cell>
          <table:table-cell office:value-type="float" office:value="20.2145292758942" calcext:value-type="float">
            <text:p>20.2145292758942</text:p>
          </table:table-cell>
          <table:table-cell office:value-type="float" office:value="20.2478876113892" calcext:value-type="float">
            <text:p>20.2478876113892</text:p>
          </table:table-cell>
          <table:table-cell office:value-type="float" office:value="20.3146049976349" calcext:value-type="float">
            <text:p>20.3146049976349</text:p>
          </table:table-cell>
          <table:table-cell office:value-type="float" office:value="20.3479633331299" calcext:value-type="float">
            <text:p>20.3479633331299</text:p>
          </table:table-cell>
          <table:table-cell office:value-type="float" office:value="20.3813219070435" calcext:value-type="float">
            <text:p>20.3813219070435</text:p>
          </table:table-cell>
          <table:table-cell office:value-type="float" office:value="20.4146807193756" calcext:value-type="float">
            <text:p>20.4146807193756</text:p>
          </table:table-cell>
          <table:table-cell office:value-type="float" office:value="20.4813978672028" calcext:value-type="float">
            <text:p>20.4813978672028</text:p>
          </table:table-cell>
          <table:table-cell office:value-type="float" office:value="20.5481150150299" calcext:value-type="float">
            <text:p>20.5481150150299</text:p>
          </table:table-cell>
          <table:table-cell office:value-type="float" office:value="20.5814735889435" calcext:value-type="float">
            <text:p>20.5814735889435</text:p>
          </table:table-cell>
          <table:table-cell office:value-type="float" office:value="20.6481912136078" calcext:value-type="float">
            <text:p>20.6481912136078</text:p>
          </table:table-cell>
          <table:table-cell office:value-type="float" office:value="20.6815497875214" calcext:value-type="float">
            <text:p>20.6815497875214</text:p>
          </table:table-cell>
          <table:table-cell office:value-type="float" office:value="20.7149083614349" calcext:value-type="float">
            <text:p>20.7149083614349</text:p>
          </table:table-cell>
          <table:table-cell office:value-type="float" office:value="20.7482671737671" calcext:value-type="float">
            <text:p>20.7482671737671</text:p>
          </table:table-cell>
          <table:table-cell office:value-type="float" office:value="20.7816257476807" calcext:value-type="float">
            <text:p>20.7816257476807</text:p>
          </table:table-cell>
          <table:table-cell office:value-type="float" office:value="20.8483431339264" calcext:value-type="float">
            <text:p>20.8483431339264</text:p>
          </table:table-cell>
          <table:table-cell office:value-type="float" office:value="20.8817019462585" calcext:value-type="float">
            <text:p>20.8817019462585</text:p>
          </table:table-cell>
          <table:table-cell office:value-type="float" office:value="20.9484193325043" calcext:value-type="float">
            <text:p>20.9484193325043</text:p>
          </table:table-cell>
          <table:table-cell office:value-type="float" office:value="21.0151369571686" calcext:value-type="float">
            <text:p>21.0151369571686</text:p>
          </table:table-cell>
          <table:table-cell office:value-type="float" office:value="21.0484955310822" calcext:value-type="float">
            <text:p>21.0484955310822</text:p>
          </table:table-cell>
          <table:table-cell office:value-type="float" office:value="21.0818543434143" calcext:value-type="float">
            <text:p>21.0818543434143</text:p>
          </table:table-cell>
          <table:table-cell office:value-type="float" office:value="21.1152131557465" calcext:value-type="float">
            <text:p>21.1152131557465</text:p>
          </table:table-cell>
          <table:table-cell office:value-type="float" office:value="21.1819307804108" calcext:value-type="float">
            <text:p>21.1819307804108</text:p>
          </table:table-cell>
          <table:table-cell office:value-type="float" office:value="21.2152895927429" calcext:value-type="float">
            <text:p>21.2152895927429</text:p>
          </table:table-cell>
          <table:table-cell office:value-type="float" office:value="21.2486462593079" calcext:value-type="float">
            <text:p>21.2486462593079</text:p>
          </table:table-cell>
          <table:table-cell office:value-type="float" office:value="21.2820029258728" calcext:value-type="float">
            <text:p>21.2820029258728</text:p>
          </table:table-cell>
          <table:table-cell office:value-type="float" office:value="21.3487162590027" calcext:value-type="float">
            <text:p>21.3487162590027</text:p>
          </table:table-cell>
          <table:table-cell office:value-type="float" office:value="21.4154295921326" calcext:value-type="float">
            <text:p>21.4154295921326</text:p>
          </table:table-cell>
          <table:table-cell office:value-type="float" office:value="21.4487862586975" calcext:value-type="float">
            <text:p>21.4487862586975</text:p>
          </table:table-cell>
          <table:table-cell office:value-type="float" office:value="21.4821429252625" calcext:value-type="float">
            <text:p>21.4821429252625</text:p>
          </table:table-cell>
          <table:table-cell office:value-type="float" office:value="21.515499830246" calcext:value-type="float">
            <text:p>21.515499830246</text:p>
          </table:table-cell>
          <table:table-cell office:value-type="float" office:value="21.5822129249573" calcext:value-type="float">
            <text:p>21.5822129249573</text:p>
          </table:table-cell>
          <table:table-cell office:value-type="float" office:value="21.6155695915222" calcext:value-type="float">
            <text:p>21.6155695915222</text:p>
          </table:table-cell>
          <table:table-cell office:value-type="float" office:value="21.6822826862335" calcext:value-type="float">
            <text:p>21.6822826862335</text:p>
          </table:table-cell>
          <table:table-cell office:value-type="float" office:value="21.7156393527985" calcext:value-type="float">
            <text:p>21.7156393527985</text:p>
          </table:table-cell>
          <table:table-cell office:value-type="float" office:value="21.7489960193634" calcext:value-type="float">
            <text:p>21.7489960193634</text:p>
          </table:table-cell>
          <table:table-cell office:value-type="float" office:value="21.8157091140747" calcext:value-type="float">
            <text:p>21.8157091140747</text:p>
          </table:table-cell>
          <table:table-cell office:value-type="float" office:value="21.8490657806396" calcext:value-type="float">
            <text:p>21.8490657806396</text:p>
          </table:table-cell>
          <table:table-cell office:value-type="float" office:value="21.8824224472046" calcext:value-type="float">
            <text:p>21.8824224472046</text:p>
          </table:table-cell>
          <table:table-cell office:value-type="float" office:value="21.9491355419159" calcext:value-type="float">
            <text:p>21.9491355419159</text:p>
          </table:table-cell>
          <table:table-cell office:value-type="float" office:value="21.9824922084808" calcext:value-type="float">
            <text:p>21.9824922084808</text:p>
          </table:table-cell>
          <table:table-cell office:value-type="float" office:value="22.0158486366272" calcext:value-type="float">
            <text:p>22.0158486366272</text:p>
          </table:table-cell>
          <table:table-cell office:value-type="float" office:value="22.0492053031921" calcext:value-type="float">
            <text:p>22.0492053031921</text:p>
          </table:table-cell>
          <table:table-cell office:value-type="float" office:value="22.0825617313385" calcext:value-type="float">
            <text:p>22.0825617313385</text:p>
          </table:table-cell>
          <table:table-cell office:value-type="float" office:value="22.1492748260498" calcext:value-type="float">
            <text:p>22.1492748260498</text:p>
          </table:table-cell>
          <table:table-cell office:value-type="float" office:value="22.1826314926147" calcext:value-type="float">
            <text:p>22.1826314926147</text:p>
          </table:table-cell>
          <table:table-cell office:value-type="float" office:value="22.2159879207611" calcext:value-type="float">
            <text:p>22.2159879207611</text:p>
          </table:table-cell>
          <table:table-cell office:value-type="float" office:value="22.2827026844025" calcext:value-type="float">
            <text:p>22.2827026844025</text:p>
          </table:table-cell>
          <table:table-cell office:value-type="float" office:value="22.3160598278046" calcext:value-type="float">
            <text:p>22.3160598278046</text:p>
          </table:table-cell>
          <table:table-cell office:value-type="float" office:value="22.3494172096252" calcext:value-type="float">
            <text:p>22.3494172096252</text:p>
          </table:table-cell>
          <table:table-cell office:value-type="float" office:value="22.4161314964294" calcext:value-type="float">
            <text:p>22.4161314964294</text:p>
          </table:table-cell>
          <table:table-cell office:value-type="float" office:value="22.4828462600708" calcext:value-type="float">
            <text:p>22.4828462600708</text:p>
          </table:table-cell>
          <table:table-cell office:value-type="float" office:value="22.5162034034729" calcext:value-type="float">
            <text:p>22.5162034034729</text:p>
          </table:table-cell>
          <table:table-cell office:value-type="float" office:value="22.5495607852936" calcext:value-type="float">
            <text:p>22.5495607852936</text:p>
          </table:table-cell>
          <table:table-cell office:value-type="float" office:value="22.6162753105164" calcext:value-type="float">
            <text:p>22.6162753105164</text:p>
          </table:table-cell>
          <table:table-cell office:value-type="float" office:value="22.6829900741577" calcext:value-type="float">
            <text:p>22.6829900741577</text:p>
          </table:table-cell>
          <table:table-cell office:value-type="float" office:value="22.7497045993805" calcext:value-type="float">
            <text:p>22.7497045993805</text:p>
          </table:table-cell>
          <table:table-cell office:value-type="float" office:value="22.7830617427826" calcext:value-type="float">
            <text:p>22.7830617427826</text:p>
          </table:table-cell>
          <table:table-cell office:value-type="float" office:value="22.8497762680054" calcext:value-type="float">
            <text:p>22.8497762680054</text:p>
          </table:table-cell>
          <table:table-cell office:value-type="float" office:value="22.8831334114075" calcext:value-type="float">
            <text:p>22.8831334114075</text:p>
          </table:table-cell>
          <table:table-cell office:value-type="float" office:value="22.9498481750488" calcext:value-type="float">
            <text:p>22.9498481750488</text:p>
          </table:table-cell>
          <table:table-cell office:value-type="float" office:value="23.0499200820923" calcext:value-type="float">
            <text:p>23.0499200820923</text:p>
          </table:table-cell>
          <table:table-cell office:value-type="float" office:value="23.0832772254944" calcext:value-type="float">
            <text:p>23.0832772254944</text:p>
          </table:table-cell>
          <table:table-cell office:value-type="float" office:value="23.1166348457336" calcext:value-type="float">
            <text:p>23.1166348457336</text:p>
          </table:table-cell>
          <table:table-cell office:value-type="float" office:value="23.1499919891357" calcext:value-type="float">
            <text:p>23.1499919891357</text:p>
          </table:table-cell>
          <table:table-cell office:value-type="float" office:value="23.1833493709564" calcext:value-type="float">
            <text:p>23.1833493709564</text:p>
          </table:table-cell>
          <table:table-cell office:value-type="float" office:value="23.2500636577606" calcext:value-type="float">
            <text:p>23.2500636577606</text:p>
          </table:table-cell>
          <table:table-cell office:value-type="float" office:value="23.2834203243256" calcext:value-type="float">
            <text:p>23.2834203243256</text:p>
          </table:table-cell>
          <table:table-cell office:value-type="float" office:value="23.3167772293091" calcext:value-type="float">
            <text:p>23.3167772293091</text:p>
          </table:table-cell>
          <table:table-cell office:value-type="float" office:value="23.3834912776947" calcext:value-type="float">
            <text:p>23.3834912776947</text:p>
          </table:table-cell>
          <table:table-cell office:value-type="float" office:value="23.4168481826782" calcext:value-type="float">
            <text:p>23.4168481826782</text:p>
          </table:table-cell>
          <table:table-cell office:value-type="float" office:value="23.4502050876617" calcext:value-type="float">
            <text:p>23.4502050876617</text:p>
          </table:table-cell>
          <table:table-cell table:number-columns-repeated="368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210142382553347" calcext:value-type="float">
            <text:p>0.210142382553347</text:p>
          </table:table-cell>
          <table:table-cell office:value-type="float" office:value="0.208674678961528" calcext:value-type="float">
            <text:p>0.208674678961528</text:p>
          </table:table-cell>
          <table:table-cell office:value-type="float" office:value="0.205778213458925" calcext:value-type="float">
            <text:p>0.205778213458925</text:p>
          </table:table-cell>
          <table:table-cell office:value-type="float" office:value="0.20272856417365" calcext:value-type="float">
            <text:p>0.20272856417365</text:p>
          </table:table-cell>
          <table:table-cell office:value-type="float" office:value="0.200782804820474" calcext:value-type="float">
            <text:p>0.200782804820474</text:p>
          </table:table-cell>
          <table:table-cell office:value-type="float" office:value="0.191568383499488" calcext:value-type="float">
            <text:p>0.191568383499488</text:p>
          </table:table-cell>
          <table:table-cell office:value-type="float" office:value="0.185021762808108" calcext:value-type="float">
            <text:p>0.185021762808108</text:p>
          </table:table-cell>
          <table:table-cell office:value-type="float" office:value="0.17789820274457" calcext:value-type="float">
            <text:p>0.17789820274457</text:p>
          </table:table-cell>
          <table:table-cell office:value-type="float" office:value="0.171774262650207" calcext:value-type="float">
            <text:p>0.171774262650207</text:p>
          </table:table-cell>
          <table:table-cell office:value-type="float" office:value="0.171752605669791" calcext:value-type="float">
            <text:p>0.171752605669791</text:p>
          </table:table-cell>
          <table:table-cell office:value-type="float" office:value="0.172228046676293" calcext:value-type="float">
            <text:p>0.172228046676293</text:p>
          </table:table-cell>
          <table:table-cell office:value-type="float" office:value="0.170868089267585" calcext:value-type="float">
            <text:p>0.170868089267585</text:p>
          </table:table-cell>
          <table:table-cell office:value-type="float" office:value="0.171328319262391" calcext:value-type="float">
            <text:p>0.171328319262391</text:p>
          </table:table-cell>
          <table:table-cell office:value-type="float" office:value="0.17236653514351" calcext:value-type="float">
            <text:p>0.17236653514351</text:p>
          </table:table-cell>
          <table:table-cell office:value-type="float" office:value="0.173366203180768" calcext:value-type="float">
            <text:p>0.173366203180768</text:p>
          </table:table-cell>
          <table:table-cell office:value-type="float" office:value="0.173732365039203" calcext:value-type="float">
            <text:p>0.173732365039203</text:p>
          </table:table-cell>
          <table:table-cell office:value-type="float" office:value="0.172758581482951" calcext:value-type="float">
            <text:p>0.172758581482951</text:p>
          </table:table-cell>
          <table:table-cell office:value-type="float" office:value="0.17343851472483" calcext:value-type="float">
            <text:p>0.17343851472483</text:p>
          </table:table-cell>
          <table:table-cell office:value-type="float" office:value="0.174571217818105" calcext:value-type="float">
            <text:p>0.174571217818105</text:p>
          </table:table-cell>
          <table:table-cell office:value-type="float" office:value="0.174772435682273" calcext:value-type="float">
            <text:p>0.174772435682273</text:p>
          </table:table-cell>
          <table:table-cell office:value-type="float" office:value="0.175670258624379" calcext:value-type="float">
            <text:p>0.175670258624379</text:p>
          </table:table-cell>
          <table:table-cell office:value-type="float" office:value="0.177120253245552" calcext:value-type="float">
            <text:p>0.177120253245552</text:p>
          </table:table-cell>
          <table:table-cell office:value-type="float" office:value="0.179045909458415" calcext:value-type="float">
            <text:p>0.179045909458415</text:p>
          </table:table-cell>
          <table:table-cell office:value-type="float" office:value="0.178422890868583" calcext:value-type="float">
            <text:p>0.178422890868583</text:p>
          </table:table-cell>
          <table:table-cell office:value-type="float" office:value="0.17755848528463" calcext:value-type="float">
            <text:p>0.17755848528463</text:p>
          </table:table-cell>
          <table:table-cell office:value-type="float" office:value="0.176275989106514" calcext:value-type="float">
            <text:p>0.176275989106514</text:p>
          </table:table-cell>
          <table:table-cell office:value-type="float" office:value="0.175618314629188" calcext:value-type="float">
            <text:p>0.175618314629188</text:p>
          </table:table-cell>
          <table:table-cell office:value-type="float" office:value="0.175140133697981" calcext:value-type="float">
            <text:p>0.175140133697981</text:p>
          </table:table-cell>
          <table:table-cell office:value-type="float" office:value="0.17484101035049" calcext:value-type="float">
            <text:p>0.17484101035049</text:p>
          </table:table-cell>
          <table:table-cell office:value-type="float" office:value="0.174581389820946" calcext:value-type="float">
            <text:p>0.174581389820946</text:p>
          </table:table-cell>
          <table:table-cell office:value-type="float" office:value="0.174558978337616" calcext:value-type="float">
            <text:p>0.174558978337616</text:p>
          </table:table-cell>
          <table:table-cell office:value-type="float" office:value="0.175024715559118" calcext:value-type="float">
            <text:p>0.175024715559118</text:p>
          </table:table-cell>
          <table:table-cell office:value-type="float" office:value="0.17523979903744" calcext:value-type="float">
            <text:p>0.17523979903744</text:p>
          </table:table-cell>
          <table:table-cell office:value-type="float" office:value="0.175064638664003" calcext:value-type="float">
            <text:p>0.175064638664003</text:p>
          </table:table-cell>
          <table:table-cell office:value-type="float" office:value="0.174182755019404" calcext:value-type="float">
            <text:p>0.174182755019404</text:p>
          </table:table-cell>
          <table:table-cell office:value-type="float" office:value="0.173088032320311" calcext:value-type="float">
            <text:p>0.173088032320311</text:p>
          </table:table-cell>
          <table:table-cell office:value-type="float" office:value="0.172361391782679" calcext:value-type="float">
            <text:p>0.172361391782679</text:p>
          </table:table-cell>
          <table:table-cell office:value-type="float" office:value="0.171376274022679" calcext:value-type="float">
            <text:p>0.171376274022679</text:p>
          </table:table-cell>
          <table:table-cell office:value-type="float" office:value="0.171027650548069" calcext:value-type="float">
            <text:p>0.171027650548069</text:p>
          </table:table-cell>
          <table:table-cell office:value-type="float" office:value="0.171203934089517" calcext:value-type="float">
            <text:p>0.171203934089517</text:p>
          </table:table-cell>
          <table:table-cell office:value-type="float" office:value="0.171676582198537" calcext:value-type="float">
            <text:p>0.171676582198537</text:p>
          </table:table-cell>
          <table:table-cell office:value-type="float" office:value="0.172587313342946" calcext:value-type="float">
            <text:p>0.172587313342946</text:p>
          </table:table-cell>
          <table:table-cell office:value-type="float" office:value="0.173924517755769" calcext:value-type="float">
            <text:p>0.173924517755769</text:p>
          </table:table-cell>
          <table:table-cell office:value-type="float" office:value="0.175972311880936" calcext:value-type="float">
            <text:p>0.175972311880936</text:p>
          </table:table-cell>
          <table:table-cell office:value-type="float" office:value="0.172381105808449" calcext:value-type="float">
            <text:p>0.172381105808449</text:p>
          </table:table-cell>
          <table:table-cell office:value-type="float" office:value="0.175945184171656" calcext:value-type="float">
            <text:p>0.175945184171656</text:p>
          </table:table-cell>
          <table:table-cell office:value-type="float" office:value="0.162361302402009" calcext:value-type="float">
            <text:p>0.162361302402009</text:p>
          </table:table-cell>
          <table:table-cell office:value-type="float" office:value="0.162351496643979" calcext:value-type="float">
            <text:p>0.162351496643979</text:p>
          </table:table-cell>
          <table:table-cell office:value-type="float" office:value="0.162437711472764" calcext:value-type="float">
            <text:p>0.162437711472764</text:p>
          </table:table-cell>
          <table:table-cell office:value-type="float" office:value="0.165287701961184" calcext:value-type="float">
            <text:p>0.165287701961184</text:p>
          </table:table-cell>
          <table:table-cell office:value-type="float" office:value="0.168841432591309" calcext:value-type="float">
            <text:p>0.168841432591309</text:p>
          </table:table-cell>
          <table:table-cell office:value-type="float" office:value="0.167725208021808" calcext:value-type="float">
            <text:p>0.167725208021808</text:p>
          </table:table-cell>
          <table:table-cell office:value-type="float" office:value="0.168858326256004" calcext:value-type="float">
            <text:p>0.168858326256004</text:p>
          </table:table-cell>
          <table:table-cell office:value-type="float" office:value="0.169417522576434" calcext:value-type="float">
            <text:p>0.169417522576434</text:p>
          </table:table-cell>
          <table:table-cell office:value-type="float" office:value="0.173187883938699" calcext:value-type="float">
            <text:p>0.173187883938699</text:p>
          </table:table-cell>
          <table:table-cell office:value-type="float" office:value="0.175624475047261" calcext:value-type="float">
            <text:p>0.175624475047261</text:p>
          </table:table-cell>
          <table:table-cell office:value-type="float" office:value="0.179503282932111" calcext:value-type="float">
            <text:p>0.179503282932111</text:p>
          </table:table-cell>
          <table:table-cell office:value-type="float" office:value="0.179976235865964" calcext:value-type="float">
            <text:p>0.179976235865964</text:p>
          </table:table-cell>
          <table:table-cell office:value-type="float" office:value="0.170662043968036" calcext:value-type="float">
            <text:p>0.170662043968036</text:p>
          </table:table-cell>
          <table:table-cell office:value-type="float" office:value="0.174942709718127" calcext:value-type="float">
            <text:p>0.174942709718127</text:p>
          </table:table-cell>
          <table:table-cell office:value-type="float" office:value="0.169149649317569" calcext:value-type="float">
            <text:p>0.169149649317569</text:p>
          </table:table-cell>
          <table:table-cell office:value-type="float" office:value="0.166367713958189" calcext:value-type="float">
            <text:p>0.166367713958189</text:p>
          </table:table-cell>
          <table:table-cell office:value-type="float" office:value="0.163633804011257" calcext:value-type="float">
            <text:p>0.163633804011257</text:p>
          </table:table-cell>
          <table:table-cell office:value-type="float" office:value="0.15949900223295" calcext:value-type="float">
            <text:p>0.15949900223295</text:p>
          </table:table-cell>
          <table:table-cell office:value-type="float" office:value="0.156925639846364" calcext:value-type="float">
            <text:p>0.156925639846364</text:p>
          </table:table-cell>
          <table:table-cell office:value-type="float" office:value="0.155679640394529" calcext:value-type="float">
            <text:p>0.155679640394529</text:p>
          </table:table-cell>
          <table:table-cell office:value-type="float" office:value="0.153149213973048" calcext:value-type="float">
            <text:p>0.153149213973048</text:p>
          </table:table-cell>
          <table:table-cell office:value-type="float" office:value="0.150815827562557" calcext:value-type="float">
            <text:p>0.150815827562557</text:p>
          </table:table-cell>
          <table:table-cell office:value-type="float" office:value="0.147811978033522" calcext:value-type="float">
            <text:p>0.147811978033522</text:p>
          </table:table-cell>
          <table:table-cell office:value-type="float" office:value="0.139732186573105" calcext:value-type="float">
            <text:p>0.139732186573105</text:p>
          </table:table-cell>
          <table:table-cell office:value-type="float" office:value="0.134609482772997" calcext:value-type="float">
            <text:p>0.134609482772997</text:p>
          </table:table-cell>
          <table:table-cell office:value-type="float" office:value="0.12943886220847" calcext:value-type="float">
            <text:p>0.12943886220847</text:p>
          </table:table-cell>
          <table:table-cell office:value-type="float" office:value="0.119482629707969" calcext:value-type="float">
            <text:p>0.119482629707969</text:p>
          </table:table-cell>
          <table:table-cell office:value-type="float" office:value="0.115011722057396" calcext:value-type="float">
            <text:p>0.115011722057396</text:p>
          </table:table-cell>
          <table:table-cell office:value-type="float" office:value="0.112605041750078" calcext:value-type="float">
            <text:p>0.112605041750078</text:p>
          </table:table-cell>
          <table:table-cell office:value-type="float" office:value="0.112539312825161" calcext:value-type="float">
            <text:p>0.112539312825161</text:p>
          </table:table-cell>
          <table:table-cell office:value-type="float" office:value="0.111459683437103" calcext:value-type="float">
            <text:p>0.111459683437103</text:p>
          </table:table-cell>
          <table:table-cell office:value-type="float" office:value="0.110750455070515" calcext:value-type="float">
            <text:p>0.110750455070515</text:p>
          </table:table-cell>
          <table:table-cell office:value-type="float" office:value="0.109022295242873" calcext:value-type="float">
            <text:p>0.109022295242873</text:p>
          </table:table-cell>
          <table:table-cell office:value-type="float" office:value="0.10750596746645" calcext:value-type="float">
            <text:p>0.10750596746645</text:p>
          </table:table-cell>
          <table:table-cell office:value-type="float" office:value="0.105238592247141" calcext:value-type="float">
            <text:p>0.105238592247141</text:p>
          </table:table-cell>
          <table:table-cell office:value-type="float" office:value="0.105227705486819" calcext:value-type="float">
            <text:p>0.105227705486819</text:p>
          </table:table-cell>
          <table:table-cell office:value-type="float" office:value="0.106957733254748" calcext:value-type="float">
            <text:p>0.106957733254748</text:p>
          </table:table-cell>
          <table:table-cell office:value-type="float" office:value="0.107161585707598" calcext:value-type="float">
            <text:p>0.107161585707598</text:p>
          </table:table-cell>
          <table:table-cell office:value-type="float" office:value="0.105576838570219" calcext:value-type="float">
            <text:p>0.105576838570219</text:p>
          </table:table-cell>
          <table:table-cell office:value-type="float" office:value="0.106469742991939" calcext:value-type="float">
            <text:p>0.106469742991939</text:p>
          </table:table-cell>
          <table:table-cell office:value-type="float" office:value="0.10757417332097" calcext:value-type="float">
            <text:p>0.10757417332097</text:p>
          </table:table-cell>
          <table:table-cell office:value-type="float" office:value="0.108476268480234" calcext:value-type="float">
            <text:p>0.108476268480234</text:p>
          </table:table-cell>
          <table:table-cell office:value-type="float" office:value="0.109508699393711" calcext:value-type="float">
            <text:p>0.109508699393711</text:p>
          </table:table-cell>
          <table:table-cell office:value-type="float" office:value="0.111545499485778" calcext:value-type="float">
            <text:p>0.111545499485778</text:p>
          </table:table-cell>
          <table:table-cell office:value-type="float" office:value="0.112740500296319" calcext:value-type="float">
            <text:p>0.112740500296319</text:p>
          </table:table-cell>
          <table:table-cell office:value-type="float" office:value="0.113087851404525" calcext:value-type="float">
            <text:p>0.113087851404525</text:p>
          </table:table-cell>
          <table:table-cell office:value-type="float" office:value="0.11341556566008" calcext:value-type="float">
            <text:p>0.11341556566008</text:p>
          </table:table-cell>
          <table:table-cell office:value-type="float" office:value="0.112942863630784" calcext:value-type="float">
            <text:p>0.112942863630784</text:p>
          </table:table-cell>
          <table:table-cell office:value-type="float" office:value="0.112983612809422" calcext:value-type="float">
            <text:p>0.112983612809422</text:p>
          </table:table-cell>
          <table:table-cell office:value-type="float" office:value="0.113012319527114" calcext:value-type="float">
            <text:p>0.113012319527114</text:p>
          </table:table-cell>
          <table:table-cell office:value-type="float" office:value="0.113672928269266" calcext:value-type="float">
            <text:p>0.113672928269266</text:p>
          </table:table-cell>
          <table:table-cell office:value-type="float" office:value="0.113760431756087" calcext:value-type="float">
            <text:p>0.113760431756087</text:p>
          </table:table-cell>
          <table:table-cell office:value-type="float" office:value="0.113715572221228" calcext:value-type="float">
            <text:p>0.113715572221228</text:p>
          </table:table-cell>
          <table:table-cell office:value-type="float" office:value="0.1135903773978" calcext:value-type="float">
            <text:p>0.1135903773978</text:p>
          </table:table-cell>
          <table:table-cell office:value-type="float" office:value="0.113646806724291" calcext:value-type="float">
            <text:p>0.113646806724291</text:p>
          </table:table-cell>
          <table:table-cell office:value-type="float" office:value="0.113903282856491" calcext:value-type="float">
            <text:p>0.113903282856491</text:p>
          </table:table-cell>
          <table:table-cell office:value-type="float" office:value="0.113814227784726" calcext:value-type="float">
            <text:p>0.113814227784726</text:p>
          </table:table-cell>
          <table:table-cell office:value-type="float" office:value="0.113803639589596" calcext:value-type="float">
            <text:p>0.113803639589596</text:p>
          </table:table-cell>
          <table:table-cell office:value-type="float" office:value="0.113777295460296" calcext:value-type="float">
            <text:p>0.113777295460296</text:p>
          </table:table-cell>
          <table:table-cell office:value-type="float" office:value="0.113766384697755" calcext:value-type="float">
            <text:p>0.113766384697755</text:p>
          </table:table-cell>
          <table:table-cell office:value-type="float" office:value="0.113928152827877" calcext:value-type="float">
            <text:p>0.113928152827877</text:p>
          </table:table-cell>
          <table:table-cell office:value-type="float" office:value="0.113970668306724" calcext:value-type="float">
            <text:p>0.113970668306724</text:p>
          </table:table-cell>
          <table:table-cell office:value-type="float" office:value="0.114112393127259" calcext:value-type="float">
            <text:p>0.114112393127259</text:p>
          </table:table-cell>
          <table:table-cell office:value-type="float" office:value="0.113916806363178" calcext:value-type="float">
            <text:p>0.113916806363178</text:p>
          </table:table-cell>
          <table:table-cell office:value-type="float" office:value="0.113986953844337" calcext:value-type="float">
            <text:p>0.113986953844337</text:p>
          </table:table-cell>
          <table:table-cell office:value-type="float" office:value="0.113949888033884" calcext:value-type="float">
            <text:p>0.113949888033884</text:p>
          </table:table-cell>
          <table:table-cell office:value-type="float" office:value="0.114006636860829" calcext:value-type="float">
            <text:p>0.114006636860829</text:p>
          </table:table-cell>
          <table:table-cell office:value-type="float" office:value="0.113910434487034" calcext:value-type="float">
            <text:p>0.113910434487034</text:p>
          </table:table-cell>
          <table:table-cell office:value-type="float" office:value="0.113963977974534" calcext:value-type="float">
            <text:p>0.113963977974534</text:p>
          </table:table-cell>
          <table:table-cell office:value-type="float" office:value="0.113919654967769" calcext:value-type="float">
            <text:p>0.113919654967769</text:p>
          </table:table-cell>
          <table:table-cell office:value-type="float" office:value="0.113954653386361" calcext:value-type="float">
            <text:p>0.113954653386361</text:p>
          </table:table-cell>
          <table:table-cell office:value-type="float" office:value="0.113866104404915" calcext:value-type="float">
            <text:p>0.113866104404915</text:p>
          </table:table-cell>
          <table:table-cell office:value-type="float" office:value="0.113996340862106" calcext:value-type="float">
            <text:p>0.113996340862106</text:p>
          </table:table-cell>
          <table:table-cell office:value-type="float" office:value="0.114021105628814" calcext:value-type="float">
            <text:p>0.114021105628814</text:p>
          </table:table-cell>
          <table:table-cell office:value-type="float" office:value="0.114037526136267" calcext:value-type="float">
            <text:p>0.114037526136267</text:p>
          </table:table-cell>
          <table:table-cell office:value-type="float" office:value="0.114047127627967" calcext:value-type="float">
            <text:p>0.114047127627967</text:p>
          </table:table-cell>
          <table:table-cell office:value-type="float" office:value="0.113981934335314" calcext:value-type="float">
            <text:p>0.113981934335314</text:p>
          </table:table-cell>
          <table:table-cell office:value-type="float" office:value="0.113883149172469" calcext:value-type="float">
            <text:p>0.113883149172469</text:p>
          </table:table-cell>
          <table:table-cell office:value-type="float" office:value="0.113905621528421" calcext:value-type="float">
            <text:p>0.113905621528421</text:p>
          </table:table-cell>
          <table:table-cell office:value-type="float" office:value="0.114026943470088" calcext:value-type="float">
            <text:p>0.114026943470088</text:p>
          </table:table-cell>
          <table:table-cell office:value-type="float" office:value="0.113911698549429" calcext:value-type="float">
            <text:p>0.113911698549429</text:p>
          </table:table-cell>
          <table:table-cell office:value-type="float" office:value="0.11395096441654" calcext:value-type="float">
            <text:p>0.11395096441654</text:p>
          </table:table-cell>
          <table:table-cell office:value-type="float" office:value="0.113971673221198" calcext:value-type="float">
            <text:p>0.113971673221198</text:p>
          </table:table-cell>
          <table:table-cell office:value-type="float" office:value="0.113876553406402" calcext:value-type="float">
            <text:p>0.113876553406402</text:p>
          </table:table-cell>
          <table:table-cell office:value-type="float" office:value="0.113953351709163" calcext:value-type="float">
            <text:p>0.113953351709163</text:p>
          </table:table-cell>
          <table:table-cell office:value-type="float" office:value="0.114060096407673" calcext:value-type="float">
            <text:p>0.114060096407673</text:p>
          </table:table-cell>
          <table:table-cell office:value-type="float" office:value="0.113957916513424" calcext:value-type="float">
            <text:p>0.113957916513424</text:p>
          </table:table-cell>
          <table:table-cell office:value-type="float" office:value="0.11397578925588" calcext:value-type="float">
            <text:p>0.11397578925588</text:p>
          </table:table-cell>
          <table:table-cell office:value-type="float" office:value="0.114003625730838" calcext:value-type="float">
            <text:p>0.114003625730838</text:p>
          </table:table-cell>
          <table:table-cell office:value-type="float" office:value="0.114438527270708" calcext:value-type="float">
            <text:p>0.114438527270708</text:p>
          </table:table-cell>
          <table:table-cell office:value-type="float" office:value="0.114847450946021" calcext:value-type="float">
            <text:p>0.114847450946021</text:p>
          </table:table-cell>
          <table:table-cell office:value-type="float" office:value="0.115938482955327" calcext:value-type="float">
            <text:p>0.115938482955327</text:p>
          </table:table-cell>
          <table:table-cell office:value-type="float" office:value="0.116856565328954" calcext:value-type="float">
            <text:p>0.116856565328954</text:p>
          </table:table-cell>
          <table:table-cell office:value-type="float" office:value="0.117746429212734" calcext:value-type="float">
            <text:p>0.117746429212734</text:p>
          </table:table-cell>
          <table:table-cell office:value-type="float" office:value="0.12126076507254" calcext:value-type="float">
            <text:p>0.12126076507254</text:p>
          </table:table-cell>
          <table:table-cell office:value-type="float" office:value="0.125527615241472" calcext:value-type="float">
            <text:p>0.125527615241472</text:p>
          </table:table-cell>
          <table:table-cell office:value-type="float" office:value="0.129265000674743" calcext:value-type="float">
            <text:p>0.129265000674743</text:p>
          </table:table-cell>
          <table:table-cell office:value-type="float" office:value="0.136360934293534" calcext:value-type="float">
            <text:p>0.136360934293534</text:p>
          </table:table-cell>
          <table:table-cell office:value-type="float" office:value="0.137086449245444" calcext:value-type="float">
            <text:p>0.137086449245444</text:p>
          </table:table-cell>
          <table:table-cell office:value-type="float" office:value="0.135829876645388" calcext:value-type="float">
            <text:p>0.135829876645388</text:p>
          </table:table-cell>
          <table:table-cell office:value-type="float" office:value="0.130332386119204" calcext:value-type="float">
            <text:p>0.130332386119204</text:p>
          </table:table-cell>
          <table:table-cell office:value-type="float" office:value="0.124965088834721" calcext:value-type="float">
            <text:p>0.124965088834721</text:p>
          </table:table-cell>
          <table:table-cell office:value-type="float" office:value="0.125955919265556" calcext:value-type="float">
            <text:p>0.125955919265556</text:p>
          </table:table-cell>
          <table:table-cell office:value-type="float" office:value="0.129700929190532" calcext:value-type="float">
            <text:p>0.129700929190532</text:p>
          </table:table-cell>
          <table:table-cell office:value-type="float" office:value="0.130805548969356" calcext:value-type="float">
            <text:p>0.130805548969356</text:p>
          </table:table-cell>
          <table:table-cell office:value-type="float" office:value="0.130198812752128" calcext:value-type="float">
            <text:p>0.130198812752128</text:p>
          </table:table-cell>
          <table:table-cell office:value-type="float" office:value="0.127874801796134" calcext:value-type="float">
            <text:p>0.127874801796134</text:p>
          </table:table-cell>
          <table:table-cell office:value-type="float" office:value="0.126880508674629" calcext:value-type="float">
            <text:p>0.126880508674629</text:p>
          </table:table-cell>
          <table:table-cell office:value-type="float" office:value="0.128096059959986" calcext:value-type="float">
            <text:p>0.128096059959986</text:p>
          </table:table-cell>
          <table:table-cell office:value-type="float" office:value="0.12861199963559" calcext:value-type="float">
            <text:p>0.12861199963559</text:p>
          </table:table-cell>
          <table:table-cell office:value-type="float" office:value="0.129066980002564" calcext:value-type="float">
            <text:p>0.129066980002564</text:p>
          </table:table-cell>
          <table:table-cell office:value-type="float" office:value="0.128671528638679" calcext:value-type="float">
            <text:p>0.128671528638679</text:p>
          </table:table-cell>
          <table:table-cell office:value-type="float" office:value="0.128388754981938" calcext:value-type="float">
            <text:p>0.128388754981938</text:p>
          </table:table-cell>
          <table:table-cell office:value-type="float" office:value="0.128089265203311" calcext:value-type="float">
            <text:p>0.128089265203311</text:p>
          </table:table-cell>
          <table:table-cell office:value-type="float" office:value="0.127996150378843" calcext:value-type="float">
            <text:p>0.127996150378843</text:p>
          </table:table-cell>
          <table:table-cell office:value-type="float" office:value="0.127902964753046" calcext:value-type="float">
            <text:p>0.127902964753046</text:p>
          </table:table-cell>
          <table:table-cell office:value-type="float" office:value="0.128306223835514" calcext:value-type="float">
            <text:p>0.128306223835514</text:p>
          </table:table-cell>
          <table:table-cell office:value-type="float" office:value="0.128558205760835" calcext:value-type="float">
            <text:p>0.128558205760835</text:p>
          </table:table-cell>
          <table:table-cell office:value-type="float" office:value="0.128402225197175" calcext:value-type="float">
            <text:p>0.128402225197175</text:p>
          </table:table-cell>
          <table:table-cell office:value-type="float" office:value="0.128265339617754" calcext:value-type="float">
            <text:p>0.128265339617754</text:p>
          </table:table-cell>
          <table:table-cell office:value-type="float" office:value="0.128146587051978" calcext:value-type="float">
            <text:p>0.128146587051978</text:p>
          </table:table-cell>
          <table:table-cell office:value-type="float" office:value="0.127843942614149" calcext:value-type="float">
            <text:p>0.127843942614149</text:p>
          </table:table-cell>
          <table:table-cell office:value-type="float" office:value="0.127690789538573" calcext:value-type="float">
            <text:p>0.127690789538573</text:p>
          </table:table-cell>
          <table:table-cell office:value-type="float" office:value="0.128418838331828" calcext:value-type="float">
            <text:p>0.128418838331828</text:p>
          </table:table-cell>
          <table:table-cell office:value-type="float" office:value="0.128400163246066" calcext:value-type="float">
            <text:p>0.128400163246066</text:p>
          </table:table-cell>
          <table:table-cell office:value-type="float" office:value="0.128089021373188" calcext:value-type="float">
            <text:p>0.128089021373188</text:p>
          </table:table-cell>
          <table:table-cell office:value-type="float" office:value="0.127732017740678" calcext:value-type="float">
            <text:p>0.127732017740678</text:p>
          </table:table-cell>
          <table:table-cell office:value-type="float" office:value="0.127496561167976" calcext:value-type="float">
            <text:p>0.127496561167976</text:p>
          </table:table-cell>
          <table:table-cell office:value-type="float" office:value="0.127476817126447" calcext:value-type="float">
            <text:p>0.127476817126447</text:p>
          </table:table-cell>
          <table:table-cell office:value-type="float" office:value="0.127159487553577" calcext:value-type="float">
            <text:p>0.127159487553577</text:p>
          </table:table-cell>
          <table:table-cell office:value-type="float" office:value="0.126357711526048" calcext:value-type="float">
            <text:p>0.126357711526048</text:p>
          </table:table-cell>
          <table:table-cell office:value-type="float" office:value="0.125772034257397" calcext:value-type="float">
            <text:p>0.125772034257397</text:p>
          </table:table-cell>
          <table:table-cell office:value-type="float" office:value="0.125256176360469" calcext:value-type="float">
            <text:p>0.125256176360469</text:p>
          </table:table-cell>
          <table:table-cell office:value-type="float" office:value="0.123377694810275" calcext:value-type="float">
            <text:p>0.123377694810275</text:p>
          </table:table-cell>
          <table:table-cell office:value-type="float" office:value="0.118856460963304" calcext:value-type="float">
            <text:p>0.118856460963304</text:p>
          </table:table-cell>
          <table:table-cell office:value-type="float" office:value="0.117100271424217" calcext:value-type="float">
            <text:p>0.117100271424217</text:p>
          </table:table-cell>
          <table:table-cell office:value-type="float" office:value="0.113489632773974" calcext:value-type="float">
            <text:p>0.113489632773974</text:p>
          </table:table-cell>
          <table:table-cell office:value-type="float" office:value="0.112104211305107" calcext:value-type="float">
            <text:p>0.112104211305107</text:p>
          </table:table-cell>
          <table:table-cell office:value-type="float" office:value="0.11072534298492" calcext:value-type="float">
            <text:p>0.11072534298492</text:p>
          </table:table-cell>
          <table:table-cell office:value-type="float" office:value="0.109775883077945" calcext:value-type="float">
            <text:p>0.109775883077945</text:p>
          </table:table-cell>
          <table:table-cell office:value-type="float" office:value="0.11034089153438" calcext:value-type="float">
            <text:p>0.11034089153438</text:p>
          </table:table-cell>
          <table:table-cell office:value-type="float" office:value="0.110437838934643" calcext:value-type="float">
            <text:p>0.110437838934643</text:p>
          </table:table-cell>
          <table:table-cell office:value-type="float" office:value="0.11020769072159" calcext:value-type="float">
            <text:p>0.11020769072159</text:p>
          </table:table-cell>
          <table:table-cell office:value-type="float" office:value="0.110086640996722" calcext:value-type="float">
            <text:p>0.110086640996722</text:p>
          </table:table-cell>
          <table:table-cell office:value-type="float" office:value="0.109984321386438" calcext:value-type="float">
            <text:p>0.109984321386438</text:p>
          </table:table-cell>
          <table:table-cell office:value-type="float" office:value="0.109863686030143" calcext:value-type="float">
            <text:p>0.109863686030143</text:p>
          </table:table-cell>
          <table:table-cell office:value-type="float" office:value="0.109291026640568" calcext:value-type="float">
            <text:p>0.109291026640568</text:p>
          </table:table-cell>
          <table:table-cell office:value-type="float" office:value="0.109156051328445" calcext:value-type="float">
            <text:p>0.109156051328445</text:p>
          </table:table-cell>
          <table:table-cell office:value-type="float" office:value="0.108753287259068" calcext:value-type="float">
            <text:p>0.108753287259068</text:p>
          </table:table-cell>
          <table:table-cell office:value-type="float" office:value="0.108379189266631" calcext:value-type="float">
            <text:p>0.108379189266631</text:p>
          </table:table-cell>
          <table:table-cell office:value-type="float" office:value="0.108258024288701" calcext:value-type="float">
            <text:p>0.108258024288701</text:p>
          </table:table-cell>
          <table:table-cell office:value-type="float" office:value="0.108444536449809" calcext:value-type="float">
            <text:p>0.108444536449809</text:p>
          </table:table-cell>
          <table:table-cell office:value-type="float" office:value="0.108011702635388" calcext:value-type="float">
            <text:p>0.108011702635388</text:p>
          </table:table-cell>
          <table:table-cell office:value-type="float" office:value="0.107728094156812" calcext:value-type="float">
            <text:p>0.107728094156812</text:p>
          </table:table-cell>
          <table:table-cell office:value-type="float" office:value="0.107484207378854" calcext:value-type="float">
            <text:p>0.107484207378854</text:p>
          </table:table-cell>
          <table:table-cell office:value-type="float" office:value="0.105630925113072" calcext:value-type="float">
            <text:p>0.105630925113072</text:p>
          </table:table-cell>
          <table:table-cell office:value-type="float" office:value="0.10430494656314" calcext:value-type="float">
            <text:p>0.10430494656314</text:p>
          </table:table-cell>
          <table:table-cell office:value-type="float" office:value="0.104874416468412" calcext:value-type="float">
            <text:p>0.104874416468412</text:p>
          </table:table-cell>
          <table:table-cell office:value-type="float" office:value="0.105115008541104" calcext:value-type="float">
            <text:p>0.105115008541104</text:p>
          </table:table-cell>
          <table:table-cell office:value-type="float" office:value="0.105409276287952" calcext:value-type="float">
            <text:p>0.105409276287952</text:p>
          </table:table-cell>
          <table:table-cell office:value-type="float" office:value="0.105591748251774" calcext:value-type="float">
            <text:p>0.105591748251774</text:p>
          </table:table-cell>
          <table:table-cell office:value-type="float" office:value="0.105618512904316" calcext:value-type="float">
            <text:p>0.105618512904316</text:p>
          </table:table-cell>
          <table:table-cell office:value-type="float" office:value="0.105411331819831" calcext:value-type="float">
            <text:p>0.105411331819831</text:p>
          </table:table-cell>
          <table:table-cell office:value-type="float" office:value="0.105529837004404" calcext:value-type="float">
            <text:p>0.105529837004404</text:p>
          </table:table-cell>
          <table:table-cell office:value-type="float" office:value="0.105618483545471" calcext:value-type="float">
            <text:p>0.105618483545471</text:p>
          </table:table-cell>
          <table:table-cell office:value-type="float" office:value="0.105635184756288" calcext:value-type="float">
            <text:p>0.105635184756288</text:p>
          </table:table-cell>
          <table:table-cell office:value-type="float" office:value="0.105736376404745" calcext:value-type="float">
            <text:p>0.105736376404745</text:p>
          </table:table-cell>
          <table:table-cell office:value-type="float" office:value="0.105547621647925" calcext:value-type="float">
            <text:p>0.105547621647925</text:p>
          </table:table-cell>
          <table:table-cell office:value-type="float" office:value="0.105781113292614" calcext:value-type="float">
            <text:p>0.105781113292614</text:p>
          </table:table-cell>
          <table:table-cell office:value-type="float" office:value="0.105766166525465" calcext:value-type="float">
            <text:p>0.105766166525465</text:p>
          </table:table-cell>
          <table:table-cell office:value-type="float" office:value="0.105512319627985" calcext:value-type="float">
            <text:p>0.105512319627985</text:p>
          </table:table-cell>
          <table:table-cell office:value-type="float" office:value="0.105779570893299" calcext:value-type="float">
            <text:p>0.105779570893299</text:p>
          </table:table-cell>
          <table:table-cell office:value-type="float" office:value="0.105734738990107" calcext:value-type="float">
            <text:p>0.105734738990107</text:p>
          </table:table-cell>
          <table:table-cell office:value-type="float" office:value="0.10607160613186" calcext:value-type="float">
            <text:p>0.10607160613186</text:p>
          </table:table-cell>
          <table:table-cell office:value-type="float" office:value="0.106419544078144" calcext:value-type="float">
            <text:p>0.106419544078144</text:p>
          </table:table-cell>
          <table:table-cell office:value-type="float" office:value="0.106288730668255" calcext:value-type="float">
            <text:p>0.106288730668255</text:p>
          </table:table-cell>
          <table:table-cell office:value-type="float" office:value="0.106155022725696" calcext:value-type="float">
            <text:p>0.106155022725696</text:p>
          </table:table-cell>
          <table:table-cell office:value-type="float" office:value="0.108087002499282" calcext:value-type="float">
            <text:p>0.108087002499282</text:p>
          </table:table-cell>
          <table:table-cell office:value-type="float" office:value="0.107837115433753" calcext:value-type="float">
            <text:p>0.107837115433753</text:p>
          </table:table-cell>
          <table:table-cell office:value-type="float" office:value="0.10742931704233" calcext:value-type="float">
            <text:p>0.10742931704233</text:p>
          </table:table-cell>
          <table:table-cell office:value-type="float" office:value="0.10717799977042" calcext:value-type="float">
            <text:p>0.10717799977042</text:p>
          </table:table-cell>
          <table:table-cell office:value-type="float" office:value="0.108993841976617" calcext:value-type="float">
            <text:p>0.108993841976617</text:p>
          </table:table-cell>
          <table:table-cell office:value-type="float" office:value="0.111988333495274" calcext:value-type="float">
            <text:p>0.111988333495274</text:p>
          </table:table-cell>
          <table:table-cell office:value-type="float" office:value="0.113091489380268" calcext:value-type="float">
            <text:p>0.113091489380268</text:p>
          </table:table-cell>
          <table:table-cell office:value-type="float" office:value="0.114119945990841" calcext:value-type="float">
            <text:p>0.114119945990841</text:p>
          </table:table-cell>
          <table:table-cell office:value-type="float" office:value="0.111572743468161" calcext:value-type="float">
            <text:p>0.111572743468161</text:p>
          </table:table-cell>
          <table:table-cell office:value-type="float" office:value="0.109016149318739" calcext:value-type="float">
            <text:p>0.109016149318739</text:p>
          </table:table-cell>
          <table:table-cell office:value-type="float" office:value="0.109630071939473" calcext:value-type="float">
            <text:p>0.109630071939473</text:p>
          </table:table-cell>
          <table:table-cell office:value-type="float" office:value="0.111848214409031" calcext:value-type="float">
            <text:p>0.111848214409031</text:p>
          </table:table-cell>
          <table:table-cell office:value-type="float" office:value="0.118317755654776" calcext:value-type="float">
            <text:p>0.118317755654776</text:p>
          </table:table-cell>
          <table:table-cell office:value-type="float" office:value="0.123379323108951" calcext:value-type="float">
            <text:p>0.123379323108951</text:p>
          </table:table-cell>
          <table:table-cell office:value-type="float" office:value="0.125282796591989" calcext:value-type="float">
            <text:p>0.125282796591989</text:p>
          </table:table-cell>
          <table:table-cell office:value-type="float" office:value="0.128883338211021" calcext:value-type="float">
            <text:p>0.128883338211021</text:p>
          </table:table-cell>
          <table:table-cell office:value-type="float" office:value="0.133439239146223" calcext:value-type="float">
            <text:p>0.133439239146223</text:p>
          </table:table-cell>
          <table:table-cell office:value-type="float" office:value="0.135288215889499" calcext:value-type="float">
            <text:p>0.135288215889499</text:p>
          </table:table-cell>
          <table:table-cell office:value-type="float" office:value="0.138127524764465" calcext:value-type="float">
            <text:p>0.138127524764465</text:p>
          </table:table-cell>
          <table:table-cell office:value-type="float" office:value="0.135506325394894" calcext:value-type="float">
            <text:p>0.135506325394894</text:p>
          </table:table-cell>
          <table:table-cell office:value-type="float" office:value="0.128779910467355" calcext:value-type="float">
            <text:p>0.128779910467355</text:p>
          </table:table-cell>
          <table:table-cell office:value-type="float" office:value="0.132313565455689" calcext:value-type="float">
            <text:p>0.132313565455689</text:p>
          </table:table-cell>
          <table:table-cell office:value-type="float" office:value="0.134574700051737" calcext:value-type="float">
            <text:p>0.134574700051737</text:p>
          </table:table-cell>
          <table:table-cell office:value-type="float" office:value="0.134519009300355" calcext:value-type="float">
            <text:p>0.134519009300355</text:p>
          </table:table-cell>
          <table:table-cell office:value-type="float" office:value="0.133891575921577" calcext:value-type="float">
            <text:p>0.133891575921577</text:p>
          </table:table-cell>
          <table:table-cell office:value-type="float" office:value="0.132203136416752" calcext:value-type="float">
            <text:p>0.132203136416752</text:p>
          </table:table-cell>
          <table:table-cell office:value-type="float" office:value="0.131714857731166" calcext:value-type="float">
            <text:p>0.131714857731166</text:p>
          </table:table-cell>
          <table:table-cell office:value-type="float" office:value="0.131366644804481" calcext:value-type="float">
            <text:p>0.131366644804481</text:p>
          </table:table-cell>
          <table:table-cell office:value-type="float" office:value="0.130182621225357" calcext:value-type="float">
            <text:p>0.130182621225357</text:p>
          </table:table-cell>
          <table:table-cell office:value-type="float" office:value="0.130691799679007" calcext:value-type="float">
            <text:p>0.130691799679007</text:p>
          </table:table-cell>
          <table:table-cell office:value-type="float" office:value="0.131139917442973" calcext:value-type="float">
            <text:p>0.131139917442973</text:p>
          </table:table-cell>
          <table:table-cell office:value-type="float" office:value="0.13108457046792" calcext:value-type="float">
            <text:p>0.13108457046792</text:p>
          </table:table-cell>
          <table:table-cell office:value-type="float" office:value="0.130502080553575" calcext:value-type="float">
            <text:p>0.130502080553575</text:p>
          </table:table-cell>
          <table:table-cell office:value-type="float" office:value="0.129417772299976" calcext:value-type="float">
            <text:p>0.129417772299976</text:p>
          </table:table-cell>
          <table:table-cell office:value-type="float" office:value="0.128886103765818" calcext:value-type="float">
            <text:p>0.128886103765818</text:p>
          </table:table-cell>
          <table:table-cell office:value-type="float" office:value="0.127862806335982" calcext:value-type="float">
            <text:p>0.127862806335982</text:p>
          </table:table-cell>
          <table:table-cell office:value-type="float" office:value="0.128909102772894" calcext:value-type="float">
            <text:p>0.128909102772894</text:p>
          </table:table-cell>
          <table:table-cell office:value-type="float" office:value="0.128615839180337" calcext:value-type="float">
            <text:p>0.128615839180337</text:p>
          </table:table-cell>
          <table:table-cell office:value-type="float" office:value="0.129728024265072" calcext:value-type="float">
            <text:p>0.129728024265072</text:p>
          </table:table-cell>
          <table:table-cell office:value-type="float" office:value="0.130450382924612" calcext:value-type="float">
            <text:p>0.130450382924612</text:p>
          </table:table-cell>
          <table:table-cell office:value-type="float" office:value="0.131999427935079" calcext:value-type="float">
            <text:p>0.131999427935079</text:p>
          </table:table-cell>
          <table:table-cell office:value-type="float" office:value="0.13412545979626" calcext:value-type="float">
            <text:p>0.13412545979626</text:p>
          </table:table-cell>
          <table:table-cell office:value-type="float" office:value="0.131195607660317" calcext:value-type="float">
            <text:p>0.131195607660317</text:p>
          </table:table-cell>
          <table:table-cell office:value-type="float" office:value="0.130319125196686" calcext:value-type="float">
            <text:p>0.130319125196686</text:p>
          </table:table-cell>
          <table:table-cell office:value-type="float" office:value="0.130586632735653" calcext:value-type="float">
            <text:p>0.130586632735653</text:p>
          </table:table-cell>
          <table:table-cell office:value-type="float" office:value="0.1296289333955" calcext:value-type="float">
            <text:p>0.1296289333955</text:p>
          </table:table-cell>
          <table:table-cell office:value-type="float" office:value="0.129702074790605" calcext:value-type="float">
            <text:p>0.129702074790605</text:p>
          </table:table-cell>
          <table:table-cell office:value-type="float" office:value="0.130091589854922" calcext:value-type="float">
            <text:p>0.130091589854922</text:p>
          </table:table-cell>
          <table:table-cell office:value-type="float" office:value="0.129540187226908" calcext:value-type="float">
            <text:p>0.129540187226908</text:p>
          </table:table-cell>
          <table:table-cell office:value-type="float" office:value="0.129302993693223" calcext:value-type="float">
            <text:p>0.129302993693223</text:p>
          </table:table-cell>
          <table:table-cell office:value-type="float" office:value="0.128824426232197" calcext:value-type="float">
            <text:p>0.128824426232197</text:p>
          </table:table-cell>
          <table:table-cell office:value-type="float" office:value="0.12892157361466" calcext:value-type="float">
            <text:p>0.12892157361466</text:p>
          </table:table-cell>
          <table:table-cell office:value-type="float" office:value="0.128045020876101" calcext:value-type="float">
            <text:p>0.128045020876101</text:p>
          </table:table-cell>
          <table:table-cell office:value-type="float" office:value="0.129342946233104" calcext:value-type="float">
            <text:p>0.129342946233104</text:p>
          </table:table-cell>
          <table:table-cell office:value-type="float" office:value="0.128421821522892" calcext:value-type="float">
            <text:p>0.128421821522892</text:p>
          </table:table-cell>
          <table:table-cell office:value-type="float" office:value="0.128013073407478" calcext:value-type="float">
            <text:p>0.128013073407478</text:p>
          </table:table-cell>
          <table:table-cell office:value-type="float" office:value="0.127700165103802" calcext:value-type="float">
            <text:p>0.127700165103802</text:p>
          </table:table-cell>
          <table:table-cell office:value-type="float" office:value="0.127954353654872" calcext:value-type="float">
            <text:p>0.127954353654872</text:p>
          </table:table-cell>
          <table:table-cell office:value-type="float" office:value="0.130154227277498" calcext:value-type="float">
            <text:p>0.130154227277498</text:p>
          </table:table-cell>
          <table:table-cell office:value-type="float" office:value="0.128111583688971" calcext:value-type="float">
            <text:p>0.128111583688971</text:p>
          </table:table-cell>
          <table:table-cell office:value-type="float" office:value="0.129295444230328" calcext:value-type="float">
            <text:p>0.129295444230328</text:p>
          </table:table-cell>
          <table:table-cell office:value-type="float" office:value="0.13010622245656" calcext:value-type="float">
            <text:p>0.13010622245656</text:p>
          </table:table-cell>
          <table:table-cell office:value-type="float" office:value="0.130481421045705" calcext:value-type="float">
            <text:p>0.130481421045705</text:p>
          </table:table-cell>
          <table:table-cell office:value-type="float" office:value="0.130245165664492" calcext:value-type="float">
            <text:p>0.130245165664492</text:p>
          </table:table-cell>
          <table:table-cell office:value-type="float" office:value="0.129802082915588" calcext:value-type="float">
            <text:p>0.129802082915588</text:p>
          </table:table-cell>
          <table:table-cell office:value-type="float" office:value="0.129560603749787" calcext:value-type="float">
            <text:p>0.129560603749787</text:p>
          </table:table-cell>
          <table:table-cell office:value-type="float" office:value="0.129849668676638" calcext:value-type="float">
            <text:p>0.129849668676638</text:p>
          </table:table-cell>
          <table:table-cell office:value-type="float" office:value="0.129903137218853" calcext:value-type="float">
            <text:p>0.129903137218853</text:p>
          </table:table-cell>
          <table:table-cell office:value-type="float" office:value="0.130168149970655" calcext:value-type="float">
            <text:p>0.130168149970655</text:p>
          </table:table-cell>
          <table:table-cell office:value-type="float" office:value="0.130104977283106" calcext:value-type="float">
            <text:p>0.130104977283106</text:p>
          </table:table-cell>
          <table:table-cell office:value-type="float" office:value="0.130012849248286" calcext:value-type="float">
            <text:p>0.130012849248286</text:p>
          </table:table-cell>
          <table:table-cell office:value-type="float" office:value="0.129712145362574" calcext:value-type="float">
            <text:p>0.129712145362574</text:p>
          </table:table-cell>
          <table:table-cell office:value-type="float" office:value="0.129714978522037" calcext:value-type="float">
            <text:p>0.129714978522037</text:p>
          </table:table-cell>
          <table:table-cell office:value-type="float" office:value="0.129315056988847" calcext:value-type="float">
            <text:p>0.129315056988847</text:p>
          </table:table-cell>
          <table:table-cell office:value-type="float" office:value="0.129476506053674" calcext:value-type="float">
            <text:p>0.129476506053674</text:p>
          </table:table-cell>
          <table:table-cell office:value-type="float" office:value="0.131643347082717" calcext:value-type="float">
            <text:p>0.131643347082717</text:p>
          </table:table-cell>
          <table:table-cell office:value-type="float" office:value="0.132807221131437" calcext:value-type="float">
            <text:p>0.132807221131437</text:p>
          </table:table-cell>
          <table:table-cell office:value-type="float" office:value="0.131291555414366" calcext:value-type="float">
            <text:p>0.131291555414366</text:p>
          </table:table-cell>
          <table:table-cell office:value-type="float" office:value="0.130565356092157" calcext:value-type="float">
            <text:p>0.130565356092157</text:p>
          </table:table-cell>
          <table:table-cell office:value-type="float" office:value="0.130670467268361" calcext:value-type="float">
            <text:p>0.130670467268361</text:p>
          </table:table-cell>
          <table:table-cell office:value-type="float" office:value="0.130671507644999" calcext:value-type="float">
            <text:p>0.130671507644999</text:p>
          </table:table-cell>
          <table:table-cell office:value-type="float" office:value="0.131580494202713" calcext:value-type="float">
            <text:p>0.131580494202713</text:p>
          </table:table-cell>
          <table:table-cell office:value-type="float" office:value="0.130385261828372" calcext:value-type="float">
            <text:p>0.130385261828372</text:p>
          </table:table-cell>
          <table:table-cell office:value-type="float" office:value="0.13133032995953" calcext:value-type="float">
            <text:p>0.13133032995953</text:p>
          </table:table-cell>
          <table:table-cell office:value-type="float" office:value="0.131068292123935" calcext:value-type="float">
            <text:p>0.131068292123935</text:p>
          </table:table-cell>
          <table:table-cell office:value-type="float" office:value="0.13083167118731" calcext:value-type="float">
            <text:p>0.13083167118731</text:p>
          </table:table-cell>
          <table:table-cell office:value-type="float" office:value="0.130516809935401" calcext:value-type="float">
            <text:p>0.130516809935401</text:p>
          </table:table-cell>
          <table:table-cell office:value-type="float" office:value="0.130674787658559" calcext:value-type="float">
            <text:p>0.130674787658559</text:p>
          </table:table-cell>
          <table:table-cell office:value-type="float" office:value="0.131573827958658" calcext:value-type="float">
            <text:p>0.131573827958658</text:p>
          </table:table-cell>
          <table:table-cell office:value-type="float" office:value="0.131578988781586" calcext:value-type="float">
            <text:p>0.131578988781586</text:p>
          </table:table-cell>
          <table:table-cell office:value-type="float" office:value="0.13107571650533" calcext:value-type="float">
            <text:p>0.13107571650533</text:p>
          </table:table-cell>
          <table:table-cell office:value-type="float" office:value="0.130942527384689" calcext:value-type="float">
            <text:p>0.130942527384689</text:p>
          </table:table-cell>
          <table:table-cell office:value-type="float" office:value="0.13118631710929" calcext:value-type="float">
            <text:p>0.13118631710929</text:p>
          </table:table-cell>
          <table:table-cell office:value-type="float" office:value="0.131508896214165" calcext:value-type="float">
            <text:p>0.131508896214165</text:p>
          </table:table-cell>
          <table:table-cell office:value-type="float" office:value="0.130372263897558" calcext:value-type="float">
            <text:p>0.130372263897558</text:p>
          </table:table-cell>
          <table:table-cell office:value-type="float" office:value="0.130142921868126" calcext:value-type="float">
            <text:p>0.130142921868126</text:p>
          </table:table-cell>
          <table:table-cell office:value-type="float" office:value="0.130455301064559" calcext:value-type="float">
            <text:p>0.130455301064559</text:p>
          </table:table-cell>
          <table:table-cell office:value-type="float" office:value="0.131581546603069" calcext:value-type="float">
            <text:p>0.131581546603069</text:p>
          </table:table-cell>
          <table:table-cell office:value-type="float" office:value="0.131594706158498" calcext:value-type="float">
            <text:p>0.131594706158498</text:p>
          </table:table-cell>
          <table:table-cell office:value-type="float" office:value="0.132240273396806" calcext:value-type="float">
            <text:p>0.132240273396806</text:p>
          </table:table-cell>
          <table:table-cell office:value-type="float" office:value="0.132031295626693" calcext:value-type="float">
            <text:p>0.132031295626693</text:p>
          </table:table-cell>
          <table:table-cell office:value-type="float" office:value="0.132432987370318" calcext:value-type="float">
            <text:p>0.132432987370318</text:p>
          </table:table-cell>
          <table:table-cell office:value-type="float" office:value="0.131471576747935" calcext:value-type="float">
            <text:p>0.131471576747935</text:p>
          </table:table-cell>
          <table:table-cell office:value-type="float" office:value="0.130339238792546" calcext:value-type="float">
            <text:p>0.130339238792546</text:p>
          </table:table-cell>
          <table:table-cell office:value-type="float" office:value="0.126717550855968" calcext:value-type="float">
            <text:p>0.126717550855968</text:p>
          </table:table-cell>
          <table:table-cell office:value-type="float" office:value="0.123081652598017" calcext:value-type="float">
            <text:p>0.123081652598017</text:p>
          </table:table-cell>
          <table:table-cell office:value-type="float" office:value="0.121448360437197" calcext:value-type="float">
            <text:p>0.121448360437197</text:p>
          </table:table-cell>
          <table:table-cell office:value-type="float" office:value="0.118609585027177" calcext:value-type="float">
            <text:p>0.118609585027177</text:p>
          </table:table-cell>
          <table:table-cell office:value-type="float" office:value="0.114880493568382" calcext:value-type="float">
            <text:p>0.114880493568382</text:p>
          </table:table-cell>
          <table:table-cell office:value-type="float" office:value="0.112869257204163" calcext:value-type="float">
            <text:p>0.112869257204163</text:p>
          </table:table-cell>
          <table:table-cell office:value-type="float" office:value="0.108746672285396" calcext:value-type="float">
            <text:p>0.108746672285396</text:p>
          </table:table-cell>
          <table:table-cell office:value-type="float" office:value="0.107001588463971" calcext:value-type="float">
            <text:p>0.107001588463971</text:p>
          </table:table-cell>
          <table:table-cell office:value-type="float" office:value="0.103544780864697" calcext:value-type="float">
            <text:p>0.103544780864697</text:p>
          </table:table-cell>
          <table:table-cell office:value-type="float" office:value="0.102652008977679" calcext:value-type="float">
            <text:p>0.102652008977679</text:p>
          </table:table-cell>
          <table:table-cell office:value-type="float" office:value="0.102812673676753" calcext:value-type="float">
            <text:p>0.102812673676753</text:p>
          </table:table-cell>
          <table:table-cell office:value-type="float" office:value="0.102574933161275" calcext:value-type="float">
            <text:p>0.102574933161275</text:p>
          </table:table-cell>
          <table:table-cell office:value-type="float" office:value="0.102662381506501" calcext:value-type="float">
            <text:p>0.102662381506501</text:p>
          </table:table-cell>
          <table:table-cell office:value-type="float" office:value="0.103638010846755" calcext:value-type="float">
            <text:p>0.103638010846755</text:p>
          </table:table-cell>
          <table:table-cell office:value-type="float" office:value="0.104394250351683" calcext:value-type="float">
            <text:p>0.104394250351683</text:p>
          </table:table-cell>
          <table:table-cell office:value-type="float" office:value="0.104512402865312" calcext:value-type="float">
            <text:p>0.104512402865312</text:p>
          </table:table-cell>
          <table:table-cell office:value-type="float" office:value="0.104753896602313" calcext:value-type="float">
            <text:p>0.104753896602313</text:p>
          </table:table-cell>
          <table:table-cell office:value-type="float" office:value="0.10517874755472" calcext:value-type="float">
            <text:p>0.10517874755472</text:p>
          </table:table-cell>
          <table:table-cell office:value-type="float" office:value="0.105424046453442" calcext:value-type="float">
            <text:p>0.105424046453442</text:p>
          </table:table-cell>
          <table:table-cell office:value-type="float" office:value="0.105471057065282" calcext:value-type="float">
            <text:p>0.105471057065282</text:p>
          </table:table-cell>
          <table:table-cell office:value-type="float" office:value="0.10449609708837" calcext:value-type="float">
            <text:p>0.10449609708837</text:p>
          </table:table-cell>
          <table:table-cell office:value-type="float" office:value="0.104901268496763" calcext:value-type="float">
            <text:p>0.104901268496763</text:p>
          </table:table-cell>
          <table:table-cell office:value-type="float" office:value="0.10461927770653" calcext:value-type="float">
            <text:p>0.10461927770653</text:p>
          </table:table-cell>
          <table:table-cell office:value-type="float" office:value="0.104859687310199" calcext:value-type="float">
            <text:p>0.104859687310199</text:p>
          </table:table-cell>
          <table:table-cell office:value-type="float" office:value="0.105178599018579" calcext:value-type="float">
            <text:p>0.105178599018579</text:p>
          </table:table-cell>
          <table:table-cell office:value-type="float" office:value="0.104345048773771" calcext:value-type="float">
            <text:p>0.104345048773771</text:p>
          </table:table-cell>
          <table:table-cell office:value-type="float" office:value="0.104873883689243" calcext:value-type="float">
            <text:p>0.104873883689243</text:p>
          </table:table-cell>
          <table:table-cell office:value-type="float" office:value="0.104717655893061" calcext:value-type="float">
            <text:p>0.104717655893061</text:p>
          </table:table-cell>
          <table:table-cell office:value-type="float" office:value="0.104696201303885" calcext:value-type="float">
            <text:p>0.104696201303885</text:p>
          </table:table-cell>
          <table:table-cell office:value-type="float" office:value="0.104535113593803" calcext:value-type="float">
            <text:p>0.104535113593803</text:p>
          </table:table-cell>
          <table:table-cell office:value-type="float" office:value="0.104815998956626" calcext:value-type="float">
            <text:p>0.104815998956626</text:p>
          </table:table-cell>
          <table:table-cell office:value-type="float" office:value="0.104866314547935" calcext:value-type="float">
            <text:p>0.104866314547935</text:p>
          </table:table-cell>
          <table:table-cell office:value-type="float" office:value="0.104894929604944" calcext:value-type="float">
            <text:p>0.104894929604944</text:p>
          </table:table-cell>
          <table:table-cell office:value-type="float" office:value="0.104660271335774" calcext:value-type="float">
            <text:p>0.104660271335774</text:p>
          </table:table-cell>
          <table:table-cell office:value-type="float" office:value="0.104860092514748" calcext:value-type="float">
            <text:p>0.104860092514748</text:p>
          </table:table-cell>
          <table:table-cell office:value-type="float" office:value="0.104660827698201" calcext:value-type="float">
            <text:p>0.104660827698201</text:p>
          </table:table-cell>
          <table:table-cell office:value-type="float" office:value="0.104475521705294" calcext:value-type="float">
            <text:p>0.104475521705294</text:p>
          </table:table-cell>
          <table:table-cell office:value-type="float" office:value="0.104504317564096" calcext:value-type="float">
            <text:p>0.104504317564096</text:p>
          </table:table-cell>
          <table:table-cell office:value-type="float" office:value="0.104580424649413" calcext:value-type="float">
            <text:p>0.104580424649413</text:p>
          </table:table-cell>
          <table:table-cell office:value-type="float" office:value="0.104812094045524" calcext:value-type="float">
            <text:p>0.104812094045524</text:p>
          </table:table-cell>
          <table:table-cell office:value-type="float" office:value="0.104985117492186" calcext:value-type="float">
            <text:p>0.104985117492186</text:p>
          </table:table-cell>
          <table:table-cell office:value-type="float" office:value="0.104671143039419" calcext:value-type="float">
            <text:p>0.104671143039419</text:p>
          </table:table-cell>
          <table:table-cell office:value-type="float" office:value="0.104568328665016" calcext:value-type="float">
            <text:p>0.104568328665016</text:p>
          </table:table-cell>
          <table:table-cell office:value-type="float" office:value="0.104615529284108" calcext:value-type="float">
            <text:p>0.104615529284108</text:p>
          </table:table-cell>
          <table:table-cell office:value-type="float" office:value="0.104866102263217" calcext:value-type="float">
            <text:p>0.104866102263217</text:p>
          </table:table-cell>
          <table:table-cell office:value-type="float" office:value="0.10460859667802" calcext:value-type="float">
            <text:p>0.10460859667802</text:p>
          </table:table-cell>
          <table:table-cell office:value-type="float" office:value="0.104887054089798" calcext:value-type="float">
            <text:p>0.104887054089798</text:p>
          </table:table-cell>
          <table:table-cell office:value-type="float" office:value="0.104889136559187" calcext:value-type="float">
            <text:p>0.104889136559187</text:p>
          </table:table-cell>
          <table:table-cell office:value-type="float" office:value="0.104882221395382" calcext:value-type="float">
            <text:p>0.104882221395382</text:p>
          </table:table-cell>
          <table:table-cell office:value-type="float" office:value="0.104893614047118" calcext:value-type="float">
            <text:p>0.104893614047118</text:p>
          </table:table-cell>
          <table:table-cell office:value-type="float" office:value="0.104641106117505" calcext:value-type="float">
            <text:p>0.104641106117505</text:p>
          </table:table-cell>
          <table:table-cell office:value-type="float" office:value="0.104923549922378" calcext:value-type="float">
            <text:p>0.104923549922378</text:p>
          </table:table-cell>
          <table:table-cell office:value-type="float" office:value="0.104853332938475" calcext:value-type="float">
            <text:p>0.104853332938475</text:p>
          </table:table-cell>
          <table:table-cell office:value-type="float" office:value="0.10445067751456" calcext:value-type="float">
            <text:p>0.10445067751456</text:p>
          </table:table-cell>
          <table:table-cell office:value-type="float" office:value="0.104762421603708" calcext:value-type="float">
            <text:p>0.104762421603708</text:p>
          </table:table-cell>
          <table:table-cell office:value-type="float" office:value="0.104830952825043" calcext:value-type="float">
            <text:p>0.104830952825043</text:p>
          </table:table-cell>
          <table:table-cell office:value-type="float" office:value="0.104825773900818" calcext:value-type="float">
            <text:p>0.104825773900818</text:p>
          </table:table-cell>
          <table:table-cell office:value-type="float" office:value="0.104895198619332" calcext:value-type="float">
            <text:p>0.104895198619332</text:p>
          </table:table-cell>
          <table:table-cell office:value-type="float" office:value="0.104870591169307" calcext:value-type="float">
            <text:p>0.104870591169307</text:p>
          </table:table-cell>
          <table:table-cell office:value-type="float" office:value="0.10481122842052" calcext:value-type="float">
            <text:p>0.10481122842052</text:p>
          </table:table-cell>
          <table:table-cell office:value-type="float" office:value="0.104830222026565" calcext:value-type="float">
            <text:p>0.104830222026565</text:p>
          </table:table-cell>
          <table:table-cell office:value-type="float" office:value="0.104455760227315" calcext:value-type="float">
            <text:p>0.104455760227315</text:p>
          </table:table-cell>
          <table:table-cell office:value-type="float" office:value="0.104774827626223" calcext:value-type="float">
            <text:p>0.104774827626223</text:p>
          </table:table-cell>
          <table:table-cell office:value-type="float" office:value="0.104834363611989" calcext:value-type="float">
            <text:p>0.104834363611989</text:p>
          </table:table-cell>
          <table:table-cell office:value-type="float" office:value="0.104764617235072" calcext:value-type="float">
            <text:p>0.104764617235072</text:p>
          </table:table-cell>
          <table:table-cell office:value-type="float" office:value="0.104820683715803" calcext:value-type="float">
            <text:p>0.104820683715803</text:p>
          </table:table-cell>
          <table:table-cell office:value-type="float" office:value="0.104821478397708" calcext:value-type="float">
            <text:p>0.104821478397708</text:p>
          </table:table-cell>
          <table:table-cell office:value-type="float" office:value="0.10481175796877" calcext:value-type="float">
            <text:p>0.10481175796877</text:p>
          </table:table-cell>
          <table:table-cell office:value-type="float" office:value="0.104654493039865" calcext:value-type="float">
            <text:p>0.104654493039865</text:p>
          </table:table-cell>
          <table:table-cell office:value-type="float" office:value="0.104721844934502" calcext:value-type="float">
            <text:p>0.104721844934502</text:p>
          </table:table-cell>
          <table:table-cell office:value-type="float" office:value="0.10480608752865" calcext:value-type="float">
            <text:p>0.10480608752865</text:p>
          </table:table-cell>
          <table:table-cell office:value-type="float" office:value="0.104784392712132" calcext:value-type="float">
            <text:p>0.104784392712132</text:p>
          </table:table-cell>
          <table:table-cell office:value-type="float" office:value="0.104797169616824" calcext:value-type="float">
            <text:p>0.104797169616824</text:p>
          </table:table-cell>
          <table:table-cell office:value-type="float" office:value="0.104801208501502" calcext:value-type="float">
            <text:p>0.104801208501502</text:p>
          </table:table-cell>
          <table:table-cell office:value-type="float" office:value="0.104810392453281" calcext:value-type="float">
            <text:p>0.104810392453281</text:p>
          </table:table-cell>
          <table:table-cell office:value-type="float" office:value="0.104687025130927" calcext:value-type="float">
            <text:p>0.104687025130927</text:p>
          </table:table-cell>
          <table:table-cell office:value-type="float" office:value="0.10476699140122" calcext:value-type="float">
            <text:p>0.10476699140122</text:p>
          </table:table-cell>
          <table:table-cell office:value-type="float" office:value="0.104811368140582" calcext:value-type="float">
            <text:p>0.104811368140582</text:p>
          </table:table-cell>
          <table:table-cell office:value-type="float" office:value="0.104787324461209" calcext:value-type="float">
            <text:p>0.104787324461209</text:p>
          </table:table-cell>
          <table:table-cell office:value-type="float" office:value="0.104849521619027" calcext:value-type="float">
            <text:p>0.104849521619027</text:p>
          </table:table-cell>
          <table:table-cell office:value-type="float" office:value="0.104855985617771" calcext:value-type="float">
            <text:p>0.104855985617771</text:p>
          </table:table-cell>
          <table:table-cell office:value-type="float" office:value="0.104721842764565" calcext:value-type="float">
            <text:p>0.104721842764565</text:p>
          </table:table-cell>
          <table:table-cell office:value-type="float" office:value="0.10472651834457" calcext:value-type="float">
            <text:p>0.10472651834457</text:p>
          </table:table-cell>
          <table:table-cell office:value-type="float" office:value="0.104814759675388" calcext:value-type="float">
            <text:p>0.104814759675388</text:p>
          </table:table-cell>
          <table:table-cell office:value-type="float" office:value="0.104731664665597" calcext:value-type="float">
            <text:p>0.104731664665597</text:p>
          </table:table-cell>
          <table:table-cell office:value-type="float" office:value="0.104754663515317" calcext:value-type="float">
            <text:p>0.104754663515317</text:p>
          </table:table-cell>
          <table:table-cell office:value-type="float" office:value="0.104705963085407" calcext:value-type="float">
            <text:p>0.104705963085407</text:p>
          </table:table-cell>
          <table:table-cell office:value-type="float" office:value="0.104746482695833" calcext:value-type="float">
            <text:p>0.104746482695833</text:p>
          </table:table-cell>
          <table:table-cell office:value-type="float" office:value="0.104749150518532" calcext:value-type="float">
            <text:p>0.104749150518532</text:p>
          </table:table-cell>
          <table:table-cell office:value-type="float" office:value="0.104776284624354" calcext:value-type="float">
            <text:p>0.104776284624354</text:p>
          </table:table-cell>
          <table:table-cell office:value-type="float" office:value="0.104759956997255" calcext:value-type="float">
            <text:p>0.104759956997255</text:p>
          </table:table-cell>
          <table:table-cell office:value-type="float" office:value="0.10479079581072" calcext:value-type="float">
            <text:p>0.10479079581072</text:p>
          </table:table-cell>
          <table:table-cell office:value-type="float" office:value="0.104672179531528" calcext:value-type="float">
            <text:p>0.104672179531528</text:p>
          </table:table-cell>
          <table:table-cell office:value-type="float" office:value="0.104839343308452" calcext:value-type="float">
            <text:p>0.104839343308452</text:p>
          </table:table-cell>
          <table:table-cell office:value-type="float" office:value="0.104692959079289" calcext:value-type="float">
            <text:p>0.104692959079289</text:p>
          </table:table-cell>
          <table:table-cell office:value-type="float" office:value="0.104841038058659" calcext:value-type="float">
            <text:p>0.104841038058659</text:p>
          </table:table-cell>
          <table:table-cell office:value-type="float" office:value="0.104769647908225" calcext:value-type="float">
            <text:p>0.104769647908225</text:p>
          </table:table-cell>
          <table:table-cell office:value-type="float" office:value="0.104681830996386" calcext:value-type="float">
            <text:p>0.104681830996386</text:p>
          </table:table-cell>
          <table:table-cell office:value-type="float" office:value="0.104841268162712" calcext:value-type="float">
            <text:p>0.104841268162712</text:p>
          </table:table-cell>
          <table:table-cell office:value-type="float" office:value="0.104600589211186" calcext:value-type="float">
            <text:p>0.104600589211186</text:p>
          </table:table-cell>
          <table:table-cell office:value-type="float" office:value="0.104732372756537" calcext:value-type="float">
            <text:p>0.104732372756537</text:p>
          </table:table-cell>
          <table:table-cell office:value-type="float" office:value="0.10470795228692" calcext:value-type="float">
            <text:p>0.10470795228692</text:p>
          </table:table-cell>
          <table:table-cell office:value-type="float" office:value="0.104733436728858" calcext:value-type="float">
            <text:p>0.104733436728858</text:p>
          </table:table-cell>
          <table:table-cell office:value-type="float" office:value="0.104773733354128" calcext:value-type="float">
            <text:p>0.104773733354128</text:p>
          </table:table-cell>
          <table:table-cell office:value-type="float" office:value="0.104867110340781" calcext:value-type="float">
            <text:p>0.104867110340781</text:p>
          </table:table-cell>
          <table:table-cell office:value-type="float" office:value="0.104758804166891" calcext:value-type="float">
            <text:p>0.104758804166891</text:p>
          </table:table-cell>
          <table:table-cell office:value-type="float" office:value="0.104754820697537" calcext:value-type="float">
            <text:p>0.104754820697537</text:p>
          </table:table-cell>
          <table:table-cell office:value-type="float" office:value="0.104901645117153" calcext:value-type="float">
            <text:p>0.104901645117153</text:p>
          </table:table-cell>
          <table:table-cell office:value-type="float" office:value="0.104688837039434" calcext:value-type="float">
            <text:p>0.104688837039434</text:p>
          </table:table-cell>
          <table:table-cell office:value-type="float" office:value="0.104788933975559" calcext:value-type="float">
            <text:p>0.104788933975559</text:p>
          </table:table-cell>
          <table:table-cell office:value-type="float" office:value="0.104326241970165" calcext:value-type="float">
            <text:p>0.104326241970165</text:p>
          </table:table-cell>
          <table:table-cell office:value-type="float" office:value="0.104831877219783" calcext:value-type="float">
            <text:p>0.104831877219783</text:p>
          </table:table-cell>
          <table:table-cell office:value-type="float" office:value="0.104861406538706" calcext:value-type="float">
            <text:p>0.104861406538706</text:p>
          </table:table-cell>
          <table:table-cell office:value-type="float" office:value="0.104757815215525" calcext:value-type="float">
            <text:p>0.104757815215525</text:p>
          </table:table-cell>
          <table:table-cell office:value-type="float" office:value="0.104770827298342" calcext:value-type="float">
            <text:p>0.104770827298342</text:p>
          </table:table-cell>
          <table:table-cell office:value-type="float" office:value="0.104743513109338" calcext:value-type="float">
            <text:p>0.104743513109338</text:p>
          </table:table-cell>
          <table:table-cell office:value-type="float" office:value="0.104763557418626" calcext:value-type="float">
            <text:p>0.104763557418626</text:p>
          </table:table-cell>
          <table:table-cell office:value-type="float" office:value="0.104646864120877" calcext:value-type="float">
            <text:p>0.104646864120877</text:p>
          </table:table-cell>
          <table:table-cell office:value-type="float" office:value="0.104899127370209" calcext:value-type="float">
            <text:p>0.104899127370209</text:p>
          </table:table-cell>
          <table:table-cell office:value-type="float" office:value="0.104814236071559" calcext:value-type="float">
            <text:p>0.104814236071559</text:p>
          </table:table-cell>
          <table:table-cell office:value-type="float" office:value="0.104470754904774" calcext:value-type="float">
            <text:p>0.104470754904774</text:p>
          </table:table-cell>
          <table:table-cell office:value-type="float" office:value="0.104505360862484" calcext:value-type="float">
            <text:p>0.104505360862484</text:p>
          </table:table-cell>
          <table:table-cell office:value-type="float" office:value="0.104869386890956" calcext:value-type="float">
            <text:p>0.104869386890956</text:p>
          </table:table-cell>
          <table:table-cell office:value-type="float" office:value="0.104745660829874" calcext:value-type="float">
            <text:p>0.104745660829874</text:p>
          </table:table-cell>
          <table:table-cell office:value-type="float" office:value="0.104725944891833" calcext:value-type="float">
            <text:p>0.104725944891833</text:p>
          </table:table-cell>
          <table:table-cell office:value-type="float" office:value="0.104879550273017" calcext:value-type="float">
            <text:p>0.104879550273017</text:p>
          </table:table-cell>
          <table:table-cell office:value-type="float" office:value="0.104715505689052" calcext:value-type="float">
            <text:p>0.104715505689052</text:p>
          </table:table-cell>
          <table:table-cell office:value-type="float" office:value="0.104782986010249" calcext:value-type="float">
            <text:p>0.104782986010249</text:p>
          </table:table-cell>
          <table:table-cell office:value-type="float" office:value="0.104645174657361" calcext:value-type="float">
            <text:p>0.104645174657361</text:p>
          </table:table-cell>
          <table:table-cell office:value-type="float" office:value="0.104740035986716" calcext:value-type="float">
            <text:p>0.104740035986716</text:p>
          </table:table-cell>
          <table:table-cell office:value-type="float" office:value="0.104653996655668" calcext:value-type="float">
            <text:p>0.104653996655668</text:p>
          </table:table-cell>
          <table:table-cell office:value-type="float" office:value="0.104703027313008" calcext:value-type="float">
            <text:p>0.104703027313008</text:p>
          </table:table-cell>
          <table:table-cell office:value-type="float" office:value="0.104675758410489" calcext:value-type="float">
            <text:p>0.104675758410489</text:p>
          </table:table-cell>
          <table:table-cell office:value-type="float" office:value="0.104705755676244" calcext:value-type="float">
            <text:p>0.104705755676244</text:p>
          </table:table-cell>
          <table:table-cell office:value-type="float" office:value="0.104777683842333" calcext:value-type="float">
            <text:p>0.104777683842333</text:p>
          </table:table-cell>
          <table:table-cell office:value-type="float" office:value="0.104745064278122" calcext:value-type="float">
            <text:p>0.104745064278122</text:p>
          </table:table-cell>
          <table:table-cell office:value-type="float" office:value="0.104613759269086" calcext:value-type="float">
            <text:p>0.104613759269086</text:p>
          </table:table-cell>
          <table:table-cell office:value-type="float" office:value="0.104730410003902" calcext:value-type="float">
            <text:p>0.104730410003902</text:p>
          </table:table-cell>
          <table:table-cell office:value-type="float" office:value="0.104660903528259" calcext:value-type="float">
            <text:p>0.104660903528259</text:p>
          </table:table-cell>
          <table:table-cell office:value-type="float" office:value="0.104805536711272" calcext:value-type="float">
            <text:p>0.104805536711272</text:p>
          </table:table-cell>
          <table:table-cell office:value-type="float" office:value="0.104659699070168" calcext:value-type="float">
            <text:p>0.104659699070168</text:p>
          </table:table-cell>
          <table:table-cell office:value-type="float" office:value="0.104757003397171" calcext:value-type="float">
            <text:p>0.104757003397171</text:p>
          </table:table-cell>
          <table:table-cell office:value-type="float" office:value="0.104834827671921" calcext:value-type="float">
            <text:p>0.104834827671921</text:p>
          </table:table-cell>
          <table:table-cell office:value-type="float" office:value="0.10438786182333" calcext:value-type="float">
            <text:p>0.10438786182333</text:p>
          </table:table-cell>
          <table:table-cell office:value-type="float" office:value="0.104669827349041" calcext:value-type="float">
            <text:p>0.104669827349041</text:p>
          </table:table-cell>
          <table:table-cell office:value-type="float" office:value="0.104816954395474" calcext:value-type="float">
            <text:p>0.104816954395474</text:p>
          </table:table-cell>
          <table:table-cell office:value-type="float" office:value="0.104705437822183" calcext:value-type="float">
            <text:p>0.104705437822183</text:p>
          </table:table-cell>
          <table:table-cell office:value-type="float" office:value="0.104624362796907" calcext:value-type="float">
            <text:p>0.104624362796907</text:p>
          </table:table-cell>
          <table:table-cell table:number-columns-repeated="368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80244704031351" calcext:value-type="float">
            <text:p>-0.018024470403135</text:p>
          </table:table-cell>
          <table:table-cell office:value-type="float" office:value="-0.0180608652101022" calcext:value-type="float">
            <text:p>-0.018060865210102</text:p>
          </table:table-cell>
          <table:table-cell office:value-type="float" office:value="-0.0187400583295868" calcext:value-type="float">
            <text:p>-0.018740058329587</text:p>
          </table:table-cell>
          <table:table-cell office:value-type="float" office:value="-0.0206461718849403" calcext:value-type="float">
            <text:p>-0.02064617188494</text:p>
          </table:table-cell>
          <table:table-cell office:value-type="float" office:value="-0.0223387286363344" calcext:value-type="float">
            <text:p>-0.022338728636334</text:p>
          </table:table-cell>
          <table:table-cell office:value-type="float" office:value="-0.0254372824881333" calcext:value-type="float">
            <text:p>-0.025437282488133</text:p>
          </table:table-cell>
          <table:table-cell office:value-type="float" office:value="-0.0237506256067325" calcext:value-type="float">
            <text:p>-0.023750625606733</text:p>
          </table:table-cell>
          <table:table-cell office:value-type="float" office:value="-0.0195044213069064" calcext:value-type="float">
            <text:p>-0.019504421306906</text:p>
          </table:table-cell>
          <table:table-cell office:value-type="float" office:value="-0.0160315056109613" calcext:value-type="float">
            <text:p>-0.016031505610961</text:p>
          </table:table-cell>
          <table:table-cell office:value-type="float" office:value="-0.016584780219876" calcext:value-type="float">
            <text:p>-0.016584780219876</text:p>
          </table:table-cell>
          <table:table-cell office:value-type="float" office:value="-0.018124290677397" calcext:value-type="float">
            <text:p>-0.018124290677397</text:p>
          </table:table-cell>
          <table:table-cell office:value-type="float" office:value="-0.0193993989503808" calcext:value-type="float">
            <text:p>-0.019399398950381</text:p>
          </table:table-cell>
          <table:table-cell office:value-type="float" office:value="-0.0201523805373509" calcext:value-type="float">
            <text:p>-0.020152380537351</text:p>
          </table:table-cell>
          <table:table-cell office:value-type="float" office:value="-0.0204149936113881" calcext:value-type="float">
            <text:p>-0.020414993611388</text:p>
          </table:table-cell>
          <table:table-cell office:value-type="float" office:value="-0.0197628385620146" calcext:value-type="float">
            <text:p>-0.019762838562015</text:p>
          </table:table-cell>
          <table:table-cell office:value-type="float" office:value="-0.018981270843436" calcext:value-type="float">
            <text:p>-0.018981270843436</text:p>
          </table:table-cell>
          <table:table-cell office:value-type="float" office:value="-0.0173623565774147" calcext:value-type="float">
            <text:p>-0.017362356577415</text:p>
          </table:table-cell>
          <table:table-cell office:value-type="float" office:value="-0.0185867009649641" calcext:value-type="float">
            <text:p>-0.018586700964964</text:p>
          </table:table-cell>
          <table:table-cell office:value-type="float" office:value="-0.0200778996911139" calcext:value-type="float">
            <text:p>-0.020077899691114</text:p>
          </table:table-cell>
          <table:table-cell office:value-type="float" office:value="-0.0213724886100516" calcext:value-type="float">
            <text:p>-0.021372488610052</text:p>
          </table:table-cell>
          <table:table-cell office:value-type="float" office:value="-0.0250036340885364" calcext:value-type="float">
            <text:p>-0.025003634088536</text:p>
          </table:table-cell>
          <table:table-cell office:value-type="float" office:value="-0.0295329640711497" calcext:value-type="float">
            <text:p>-0.02953296407115</text:p>
          </table:table-cell>
          <table:table-cell office:value-type="float" office:value="-0.0322949477703975" calcext:value-type="float">
            <text:p>-0.032294947770398</text:p>
          </table:table-cell>
          <table:table-cell office:value-type="float" office:value="-0.0349148369261274" calcext:value-type="float">
            <text:p>-0.034914836926127</text:p>
          </table:table-cell>
          <table:table-cell office:value-type="float" office:value="-0.0390854262987103" calcext:value-type="float">
            <text:p>-0.03908542629871</text:p>
          </table:table-cell>
          <table:table-cell office:value-type="float" office:value="-0.0402841070895606" calcext:value-type="float">
            <text:p>-0.040284107089561</text:p>
          </table:table-cell>
          <table:table-cell office:value-type="float" office:value="-0.0410850737682549" calcext:value-type="float">
            <text:p>-0.041085073768255</text:p>
          </table:table-cell>
          <table:table-cell office:value-type="float" office:value="-0.0414341028281657" calcext:value-type="float">
            <text:p>-0.041434102828166</text:p>
          </table:table-cell>
          <table:table-cell office:value-type="float" office:value="-0.041320536294541" calcext:value-type="float">
            <text:p>-0.041320536294541</text:p>
          </table:table-cell>
          <table:table-cell office:value-type="float" office:value="-0.0408550135129081" calcext:value-type="float">
            <text:p>-0.040855013512908</text:p>
          </table:table-cell>
          <table:table-cell office:value-type="float" office:value="-0.0386682810927667" calcext:value-type="float">
            <text:p>-0.038668281092767</text:p>
          </table:table-cell>
          <table:table-cell office:value-type="float" office:value="-0.0371010983317116" calcext:value-type="float">
            <text:p>-0.037101098331712</text:p>
          </table:table-cell>
          <table:table-cell office:value-type="float" office:value="-0.0352728433735939" calcext:value-type="float">
            <text:p>-0.035272843373594</text:p>
          </table:table-cell>
          <table:table-cell office:value-type="float" office:value="-0.0334252332430388" calcext:value-type="float">
            <text:p>-0.033425233243039</text:p>
          </table:table-cell>
          <table:table-cell office:value-type="float" office:value="-0.0316955932297151" calcext:value-type="float">
            <text:p>-0.031695593229715</text:p>
          </table:table-cell>
          <table:table-cell office:value-type="float" office:value="-0.0302672309746253" calcext:value-type="float">
            <text:p>-0.030267230974625</text:p>
          </table:table-cell>
          <table:table-cell office:value-type="float" office:value="-0.0285596765669402" calcext:value-type="float">
            <text:p>-0.02855967656694</text:p>
          </table:table-cell>
          <table:table-cell office:value-type="float" office:value="-0.0274583550604226" calcext:value-type="float">
            <text:p>-0.027458355060423</text:p>
          </table:table-cell>
          <table:table-cell office:value-type="float" office:value="-0.0269050603676445" calcext:value-type="float">
            <text:p>-0.026905060367645</text:p>
          </table:table-cell>
          <table:table-cell office:value-type="float" office:value="-0.0272827220900507" calcext:value-type="float">
            <text:p>-0.027282722090051</text:p>
          </table:table-cell>
          <table:table-cell office:value-type="float" office:value="-0.0279981018894669" calcext:value-type="float">
            <text:p>-0.027998101889467</text:p>
          </table:table-cell>
          <table:table-cell office:value-type="float" office:value="-0.0290526463294225" calcext:value-type="float">
            <text:p>-0.029052646329423</text:p>
          </table:table-cell>
          <table:table-cell office:value-type="float" office:value="-0.0320241471429842" calcext:value-type="float">
            <text:p>-0.032024147142984</text:p>
          </table:table-cell>
          <table:table-cell office:value-type="float" office:value="-0.0362355154051159" calcext:value-type="float">
            <text:p>-0.036235515405116</text:p>
          </table:table-cell>
          <table:table-cell office:value-type="float" office:value="-0.0395738121306831" calcext:value-type="float">
            <text:p>-0.039573812130683</text:p>
          </table:table-cell>
          <table:table-cell office:value-type="float" office:value="-0.0416744876929119" calcext:value-type="float">
            <text:p>-0.041674487692912</text:p>
          </table:table-cell>
          <table:table-cell office:value-type="float" office:value="-0.052364033332669" calcext:value-type="float">
            <text:p>-0.052364033332669</text:p>
          </table:table-cell>
          <table:table-cell office:value-type="float" office:value="-0.0502342650523554" calcext:value-type="float">
            <text:p>-0.050234265052355</text:p>
          </table:table-cell>
          <table:table-cell office:value-type="float" office:value="-0.0259050124482329" calcext:value-type="float">
            <text:p>-0.025905012448233</text:p>
          </table:table-cell>
          <table:table-cell office:value-type="float" office:value="-0.0233556500576603" calcext:value-type="float">
            <text:p>-0.02335565005766</text:p>
          </table:table-cell>
          <table:table-cell office:value-type="float" office:value="-0.0255434279700156" calcext:value-type="float">
            <text:p>-0.025543427970016</text:p>
          </table:table-cell>
          <table:table-cell office:value-type="float" office:value="-0.0284833655766853" calcext:value-type="float">
            <text:p>-0.028483365576685</text:p>
          </table:table-cell>
          <table:table-cell office:value-type="float" office:value="-0.0336964552737526" calcext:value-type="float">
            <text:p>-0.033696455273753</text:p>
          </table:table-cell>
          <table:table-cell office:value-type="float" office:value="-0.0356155051075913" calcext:value-type="float">
            <text:p>-0.035615505107591</text:p>
          </table:table-cell>
          <table:table-cell office:value-type="float" office:value="-0.0388825842307772" calcext:value-type="float">
            <text:p>-0.038882584230777</text:p>
          </table:table-cell>
          <table:table-cell office:value-type="float" office:value="-0.0429216924624816" calcext:value-type="float">
            <text:p>-0.042921692462482</text:p>
          </table:table-cell>
          <table:table-cell office:value-type="float" office:value="-0.0481547796774602" calcext:value-type="float">
            <text:p>-0.04815477967746</text:p>
          </table:table-cell>
          <table:table-cell office:value-type="float" office:value="-0.0567005208314442" calcext:value-type="float">
            <text:p>-0.056700520831444</text:p>
          </table:table-cell>
          <table:table-cell office:value-type="float" office:value="-0.0583149063875594" calcext:value-type="float">
            <text:p>-0.058314906387559</text:p>
          </table:table-cell>
          <table:table-cell office:value-type="float" office:value="-0.0559292457752511" calcext:value-type="float">
            <text:p>-0.055929245775251</text:p>
          </table:table-cell>
          <table:table-cell office:value-type="float" office:value="-0.04599509099013" calcext:value-type="float">
            <text:p>-0.04599509099013</text:p>
          </table:table-cell>
          <table:table-cell office:value-type="float" office:value="-0.0455874444025789" calcext:value-type="float">
            <text:p>-0.045587444402579</text:p>
          </table:table-cell>
          <table:table-cell office:value-type="float" office:value="-0.0440742657994722" calcext:value-type="float">
            <text:p>-0.044074265799472</text:p>
          </table:table-cell>
          <table:table-cell office:value-type="float" office:value="-0.0438652720314915" calcext:value-type="float">
            <text:p>-0.043865272031492</text:p>
          </table:table-cell>
          <table:table-cell office:value-type="float" office:value="-0.0421763446900787" calcext:value-type="float">
            <text:p>-0.042176344690079</text:p>
          </table:table-cell>
          <table:table-cell office:value-type="float" office:value="-0.0411840299942324" calcext:value-type="float">
            <text:p>-0.041184029994233</text:p>
          </table:table-cell>
          <table:table-cell office:value-type="float" office:value="-0.0401986612565378" calcext:value-type="float">
            <text:p>-0.040198661256538</text:p>
          </table:table-cell>
          <table:table-cell office:value-type="float" office:value="-0.0393274738968082" calcext:value-type="float">
            <text:p>-0.039327473896808</text:p>
          </table:table-cell>
          <table:table-cell office:value-type="float" office:value="-0.0383334645421656" calcext:value-type="float">
            <text:p>-0.038333464542166</text:p>
          </table:table-cell>
          <table:table-cell office:value-type="float" office:value="-0.0351899526706816" calcext:value-type="float">
            <text:p>-0.035189952670682</text:p>
          </table:table-cell>
          <table:table-cell office:value-type="float" office:value="-0.0328871399433547" calcext:value-type="float">
            <text:p>-0.032887139943355</text:p>
          </table:table-cell>
          <table:table-cell office:value-type="float" office:value="-0.0304253257458683" calcext:value-type="float">
            <text:p>-0.030425325745868</text:p>
          </table:table-cell>
          <table:table-cell office:value-type="float" office:value="-0.0252016572811715" calcext:value-type="float">
            <text:p>-0.025201657281172</text:p>
          </table:table-cell>
          <table:table-cell office:value-type="float" office:value="-0.0231604509904438" calcext:value-type="float">
            <text:p>-0.023160450990444</text:p>
          </table:table-cell>
          <table:table-cell office:value-type="float" office:value="-0.0218533625878519" calcext:value-type="float">
            <text:p>-0.021853362587852</text:p>
          </table:table-cell>
          <table:table-cell office:value-type="float" office:value="-0.0206774388580064" calcext:value-type="float">
            <text:p>-0.020677438858006</text:p>
          </table:table-cell>
          <table:table-cell office:value-type="float" office:value="-0.0204887630937122" calcext:value-type="float">
            <text:p>-0.020488763093712</text:p>
          </table:table-cell>
          <table:table-cell office:value-type="float" office:value="-0.0197464019292578" calcext:value-type="float">
            <text:p>-0.019746401929258</text:p>
          </table:table-cell>
          <table:table-cell office:value-type="float" office:value="-0.0194258452544216" calcext:value-type="float">
            <text:p>-0.019425845254422</text:p>
          </table:table-cell>
          <table:table-cell office:value-type="float" office:value="-0.0189162397559637" calcext:value-type="float">
            <text:p>-0.018916239755964</text:p>
          </table:table-cell>
          <table:table-cell office:value-type="float" office:value="-0.0182385856871906" calcext:value-type="float">
            <text:p>-0.018238585687191</text:p>
          </table:table-cell>
          <table:table-cell office:value-type="float" office:value="-0.0174974658592885" calcext:value-type="float">
            <text:p>-0.017497465859289</text:p>
          </table:table-cell>
          <table:table-cell office:value-type="float" office:value="-0.0174299071778802" calcext:value-type="float">
            <text:p>-0.01742990717788</text:p>
          </table:table-cell>
          <table:table-cell office:value-type="float" office:value="-0.0170668457567902" calcext:value-type="float">
            <text:p>-0.01706684575679</text:p>
          </table:table-cell>
          <table:table-cell office:value-type="float" office:value="-0.016219023986407" calcext:value-type="float">
            <text:p>-0.016219023986407</text:p>
          </table:table-cell>
          <table:table-cell office:value-type="float" office:value="-0.0159292574769564" calcext:value-type="float">
            <text:p>-0.015929257476956</text:p>
          </table:table-cell>
          <table:table-cell office:value-type="float" office:value="-0.0154202946937998" calcext:value-type="float">
            <text:p>-0.0154202946938</text:p>
          </table:table-cell>
          <table:table-cell office:value-type="float" office:value="-0.0152031285774255" calcext:value-type="float">
            <text:p>-0.015203128577426</text:p>
          </table:table-cell>
          <table:table-cell office:value-type="float" office:value="-0.0150647433163848" calcext:value-type="float">
            <text:p>-0.015064743316385</text:p>
          </table:table-cell>
          <table:table-cell office:value-type="float" office:value="-0.015426710349506" calcext:value-type="float">
            <text:p>-0.015426710349506</text:p>
          </table:table-cell>
          <table:table-cell office:value-type="float" office:value="-0.0154142524573297" calcext:value-type="float">
            <text:p>-0.01541425245733</text:p>
          </table:table-cell>
          <table:table-cell office:value-type="float" office:value="-0.0152684667082643" calcext:value-type="float">
            <text:p>-0.015268466708264</text:p>
          </table:table-cell>
          <table:table-cell office:value-type="float" office:value="-0.0151503747417276" calcext:value-type="float">
            <text:p>-0.015150374741728</text:p>
          </table:table-cell>
          <table:table-cell office:value-type="float" office:value="-0.0149458547279975" calcext:value-type="float">
            <text:p>-0.014945854727998</text:p>
          </table:table-cell>
          <table:table-cell office:value-type="float" office:value="-0.0150750395258116" calcext:value-type="float">
            <text:p>-0.015075039525812</text:p>
          </table:table-cell>
          <table:table-cell office:value-type="float" office:value="-0.0150528850711697" calcext:value-type="float">
            <text:p>-0.01505288507117</text:p>
          </table:table-cell>
          <table:table-cell office:value-type="float" office:value="-0.0151107288254391" calcext:value-type="float">
            <text:p>-0.015110728825439</text:p>
          </table:table-cell>
          <table:table-cell office:value-type="float" office:value="-0.0151596828468409" calcext:value-type="float">
            <text:p>-0.015159682846841</text:p>
          </table:table-cell>
          <table:table-cell office:value-type="float" office:value="-0.0151832572128376" calcext:value-type="float">
            <text:p>-0.015183257212838</text:p>
          </table:table-cell>
          <table:table-cell office:value-type="float" office:value="-0.0151575199998512" calcext:value-type="float">
            <text:p>-0.015157519999851</text:p>
          </table:table-cell>
          <table:table-cell office:value-type="float" office:value="-0.015146349523836" calcext:value-type="float">
            <text:p>-0.015146349523836</text:p>
          </table:table-cell>
          <table:table-cell office:value-type="float" office:value="-0.0151001025106255" calcext:value-type="float">
            <text:p>-0.015100102510626</text:p>
          </table:table-cell>
          <table:table-cell office:value-type="float" office:value="-0.0150646070806652" calcext:value-type="float">
            <text:p>-0.015064607080665</text:p>
          </table:table-cell>
          <table:table-cell office:value-type="float" office:value="-0.0150511954198558" calcext:value-type="float">
            <text:p>-0.015051195419856</text:p>
          </table:table-cell>
          <table:table-cell office:value-type="float" office:value="-0.0149877373472767" calcext:value-type="float">
            <text:p>-0.014987737347277</text:p>
          </table:table-cell>
          <table:table-cell office:value-type="float" office:value="-0.0149628938383094" calcext:value-type="float">
            <text:p>-0.014962893838309</text:p>
          </table:table-cell>
          <table:table-cell office:value-type="float" office:value="-0.0149633707845377" calcext:value-type="float">
            <text:p>-0.014963370784538</text:p>
          </table:table-cell>
          <table:table-cell office:value-type="float" office:value="-0.0149737958861675" calcext:value-type="float">
            <text:p>-0.014973795886168</text:p>
          </table:table-cell>
          <table:table-cell office:value-type="float" office:value="-0.0149917330603618" calcext:value-type="float">
            <text:p>-0.014991733060362</text:p>
          </table:table-cell>
          <table:table-cell office:value-type="float" office:value="-0.0149692057826641" calcext:value-type="float">
            <text:p>-0.014969205782664</text:p>
          </table:table-cell>
          <table:table-cell office:value-type="float" office:value="-0.0149914048845453" calcext:value-type="float">
            <text:p>-0.014991404884545</text:p>
          </table:table-cell>
          <table:table-cell office:value-type="float" office:value="-0.014987804917029" calcext:value-type="float">
            <text:p>-0.014987804917029</text:p>
          </table:table-cell>
          <table:table-cell office:value-type="float" office:value="-0.0149544321429016" calcext:value-type="float">
            <text:p>-0.014954432142902</text:p>
          </table:table-cell>
          <table:table-cell office:value-type="float" office:value="-0.0149166710230768" calcext:value-type="float">
            <text:p>-0.014916671023077</text:p>
          </table:table-cell>
          <table:table-cell office:value-type="float" office:value="-0.0149831099027176" calcext:value-type="float">
            <text:p>-0.014983109902718</text:p>
          </table:table-cell>
          <table:table-cell office:value-type="float" office:value="-0.0149786486076993" calcext:value-type="float">
            <text:p>-0.014978648607699</text:p>
          </table:table-cell>
          <table:table-cell office:value-type="float" office:value="-0.0149744788254197" calcext:value-type="float">
            <text:p>-0.01497447882542</text:p>
          </table:table-cell>
          <table:table-cell office:value-type="float" office:value="-0.0149534833165898" calcext:value-type="float">
            <text:p>-0.01495348331659</text:p>
          </table:table-cell>
          <table:table-cell office:value-type="float" office:value="-0.0149466856054529" calcext:value-type="float">
            <text:p>-0.014946685605453</text:p>
          </table:table-cell>
          <table:table-cell office:value-type="float" office:value="-0.0149732164153939" calcext:value-type="float">
            <text:p>-0.014973216415394</text:p>
          </table:table-cell>
          <table:table-cell office:value-type="float" office:value="-0.0149788109492172" calcext:value-type="float">
            <text:p>-0.014978810949217</text:p>
          </table:table-cell>
          <table:table-cell office:value-type="float" office:value="-0.0149693717319573" calcext:value-type="float">
            <text:p>-0.014969371731957</text:p>
          </table:table-cell>
          <table:table-cell office:value-type="float" office:value="-0.0149560476590167" calcext:value-type="float">
            <text:p>-0.014956047659017</text:p>
          </table:table-cell>
          <table:table-cell office:value-type="float" office:value="-0.014968887131463" calcext:value-type="float">
            <text:p>-0.014968887131463</text:p>
          </table:table-cell>
          <table:table-cell office:value-type="float" office:value="-0.0149618755596051" calcext:value-type="float">
            <text:p>-0.014961875559605</text:p>
          </table:table-cell>
          <table:table-cell office:value-type="float" office:value="-0.014930947617383" calcext:value-type="float">
            <text:p>-0.014930947617383</text:p>
          </table:table-cell>
          <table:table-cell office:value-type="float" office:value="-0.014950910670043" calcext:value-type="float">
            <text:p>-0.014950910670043</text:p>
          </table:table-cell>
          <table:table-cell office:value-type="float" office:value="-0.0149694769905779" calcext:value-type="float">
            <text:p>-0.014969476990578</text:p>
          </table:table-cell>
          <table:table-cell office:value-type="float" office:value="-0.0149551187275914" calcext:value-type="float">
            <text:p>-0.014955118727591</text:p>
          </table:table-cell>
          <table:table-cell office:value-type="float" office:value="-0.0149358603760094" calcext:value-type="float">
            <text:p>-0.01493586037601</text:p>
          </table:table-cell>
          <table:table-cell office:value-type="float" office:value="-0.0149432321765482" calcext:value-type="float">
            <text:p>-0.014943232176548</text:p>
          </table:table-cell>
          <table:table-cell office:value-type="float" office:value="-0.0149591133505794" calcext:value-type="float">
            <text:p>-0.01495911335058</text:p>
          </table:table-cell>
          <table:table-cell office:value-type="float" office:value="-0.014953955673271" calcext:value-type="float">
            <text:p>-0.014953955673271</text:p>
          </table:table-cell>
          <table:table-cell office:value-type="float" office:value="-0.0149505557182355" calcext:value-type="float">
            <text:p>-0.014950555718236</text:p>
          </table:table-cell>
          <table:table-cell office:value-type="float" office:value="-0.0148054315866011" calcext:value-type="float">
            <text:p>-0.014805431586601</text:p>
          </table:table-cell>
          <table:table-cell office:value-type="float" office:value="-0.0140908729320902" calcext:value-type="float">
            <text:p>-0.01409087293209</text:p>
          </table:table-cell>
          <table:table-cell office:value-type="float" office:value="-0.0139224844408616" calcext:value-type="float">
            <text:p>-0.013922484440862</text:p>
          </table:table-cell>
          <table:table-cell office:value-type="float" office:value="-0.0132434842064162" calcext:value-type="float">
            <text:p>-0.013243484206416</text:p>
          </table:table-cell>
          <table:table-cell office:value-type="float" office:value="-0.0122171728376241" calcext:value-type="float">
            <text:p>-0.012217172837624</text:p>
          </table:table-cell>
          <table:table-cell office:value-type="float" office:value="-0.0118945235913813" calcext:value-type="float">
            <text:p>-0.011894523591381</text:p>
          </table:table-cell>
          <table:table-cell office:value-type="float" office:value="-0.0119351172269548" calcext:value-type="float">
            <text:p>-0.011935117226955</text:p>
          </table:table-cell>
          <table:table-cell office:value-type="float" office:value="-0.0130860652170669" calcext:value-type="float">
            <text:p>-0.013086065217067</text:p>
          </table:table-cell>
          <table:table-cell office:value-type="float" office:value="-0.0145858477322801" calcext:value-type="float">
            <text:p>-0.01458584773228</text:p>
          </table:table-cell>
          <table:table-cell office:value-type="float" office:value="-0.0166242973775235" calcext:value-type="float">
            <text:p>-0.016624297377524</text:p>
          </table:table-cell>
          <table:table-cell office:value-type="float" office:value="-0.0167125624386681" calcext:value-type="float">
            <text:p>-0.016712562438668</text:p>
          </table:table-cell>
          <table:table-cell office:value-type="float" office:value="-0.0164434451795813" calcext:value-type="float">
            <text:p>-0.016443445179581</text:p>
          </table:table-cell>
          <table:table-cell office:value-type="float" office:value="-0.0149435458964095" calcext:value-type="float">
            <text:p>-0.01494354589641</text:p>
          </table:table-cell>
          <table:table-cell office:value-type="float" office:value="-0.0138543353961725" calcext:value-type="float">
            <text:p>-0.013854335396173</text:p>
          </table:table-cell>
          <table:table-cell office:value-type="float" office:value="-0.0142789787324902" calcext:value-type="float">
            <text:p>-0.01427897873249</text:p>
          </table:table-cell>
          <table:table-cell office:value-type="float" office:value="-0.0155359314304023" calcext:value-type="float">
            <text:p>-0.015535931430402</text:p>
          </table:table-cell>
          <table:table-cell office:value-type="float" office:value="-0.0158118385882601" calcext:value-type="float">
            <text:p>-0.01581183858826</text:p>
          </table:table-cell>
          <table:table-cell office:value-type="float" office:value="-0.0156012232728351" calcext:value-type="float">
            <text:p>-0.015601223272835</text:p>
          </table:table-cell>
          <table:table-cell office:value-type="float" office:value="-0.0147997488175872" calcext:value-type="float">
            <text:p>-0.014799748817587</text:p>
          </table:table-cell>
          <table:table-cell office:value-type="float" office:value="-0.0144990322742818" calcext:value-type="float">
            <text:p>-0.014499032274282</text:p>
          </table:table-cell>
          <table:table-cell office:value-type="float" office:value="-0.0148414084439497" calcext:value-type="float">
            <text:p>-0.01484140844395</text:p>
          </table:table-cell>
          <table:table-cell office:value-type="float" office:value="-0.0150512809302267" calcext:value-type="float">
            <text:p>-0.015051280930227</text:p>
          </table:table-cell>
          <table:table-cell office:value-type="float" office:value="-0.0152238586538465" calcext:value-type="float">
            <text:p>-0.015223858653847</text:p>
          </table:table-cell>
          <table:table-cell office:value-type="float" office:value="-0.0151785953987865" calcext:value-type="float">
            <text:p>-0.015178595398787</text:p>
          </table:table-cell>
          <table:table-cell office:value-type="float" office:value="-0.0150546515310423" calcext:value-type="float">
            <text:p>-0.015054651531042</text:p>
          </table:table-cell>
          <table:table-cell office:value-type="float" office:value="-0.0149175364693109" calcext:value-type="float">
            <text:p>-0.014917536469311</text:p>
          </table:table-cell>
          <table:table-cell office:value-type="float" office:value="-0.0148604635883178" calcext:value-type="float">
            <text:p>-0.014860463588318</text:p>
          </table:table-cell>
          <table:table-cell office:value-type="float" office:value="-0.0148488550631794" calcext:value-type="float">
            <text:p>-0.01484885506318</text:p>
          </table:table-cell>
          <table:table-cell office:value-type="float" office:value="-0.0149936610949358" calcext:value-type="float">
            <text:p>-0.014993661094936</text:p>
          </table:table-cell>
          <table:table-cell office:value-type="float" office:value="-0.0150701365304289" calcext:value-type="float">
            <text:p>-0.015070136530429</text:p>
          </table:table-cell>
          <table:table-cell office:value-type="float" office:value="-0.0150850143042987" calcext:value-type="float">
            <text:p>-0.015085014304299</text:p>
          </table:table-cell>
          <table:table-cell office:value-type="float" office:value="-0.0150141896190977" calcext:value-type="float">
            <text:p>-0.015014189619098</text:p>
          </table:table-cell>
          <table:table-cell office:value-type="float" office:value="-0.0149236680168154" calcext:value-type="float">
            <text:p>-0.014923668016816</text:p>
          </table:table-cell>
          <table:table-cell office:value-type="float" office:value="-0.0149459023523688" calcext:value-type="float">
            <text:p>-0.014945902352369</text:p>
          </table:table-cell>
          <table:table-cell office:value-type="float" office:value="-0.0150535107581077" calcext:value-type="float">
            <text:p>-0.015053510758108</text:p>
          </table:table-cell>
          <table:table-cell office:value-type="float" office:value="-0.015251218831458" calcext:value-type="float">
            <text:p>-0.015251218831458</text:p>
          </table:table-cell>
          <table:table-cell office:value-type="float" office:value="-0.0152207829862819" calcext:value-type="float">
            <text:p>-0.015220782986282</text:p>
          </table:table-cell>
          <table:table-cell office:value-type="float" office:value="-0.0150924237443648" calcext:value-type="float">
            <text:p>-0.015092423744365</text:p>
          </table:table-cell>
          <table:table-cell office:value-type="float" office:value="-0.0147079465461384" calcext:value-type="float">
            <text:p>-0.014707946546139</text:p>
          </table:table-cell>
          <table:table-cell office:value-type="float" office:value="-0.0144931154960412" calcext:value-type="float">
            <text:p>-0.014493115496041</text:p>
          </table:table-cell>
          <table:table-cell office:value-type="float" office:value="-0.0147172832157805" calcext:value-type="float">
            <text:p>-0.014717283215781</text:p>
          </table:table-cell>
          <table:table-cell office:value-type="float" office:value="-0.0149228089424958" calcext:value-type="float">
            <text:p>-0.014922808942496</text:p>
          </table:table-cell>
          <table:table-cell office:value-type="float" office:value="-0.015452897262195" calcext:value-type="float">
            <text:p>-0.015452897262195</text:p>
          </table:table-cell>
          <table:table-cell office:value-type="float" office:value="-0.0161565622040035" calcext:value-type="float">
            <text:p>-0.016156562204004</text:p>
          </table:table-cell>
          <table:table-cell office:value-type="float" office:value="-0.0164598123886455" calcext:value-type="float">
            <text:p>-0.016459812388646</text:p>
          </table:table-cell>
          <table:table-cell office:value-type="float" office:value="-0.0174097983384279" calcext:value-type="float">
            <text:p>-0.017409798338428</text:p>
          </table:table-cell>
          <table:table-cell office:value-type="float" office:value="-0.0189154693293224" calcext:value-type="float">
            <text:p>-0.018915469329322</text:p>
          </table:table-cell>
          <table:table-cell office:value-type="float" office:value="-0.0193019135439436" calcext:value-type="float">
            <text:p>-0.019301913543944</text:p>
          </table:table-cell>
          <table:table-cell office:value-type="float" office:value="-0.0199987493346915" calcext:value-type="float">
            <text:p>-0.019998749334692</text:p>
          </table:table-cell>
          <table:table-cell office:value-type="float" office:value="-0.0200768482086179" calcext:value-type="float">
            <text:p>-0.020076848208618</text:p>
          </table:table-cell>
          <table:table-cell office:value-type="float" office:value="-0.0204407207551845" calcext:value-type="float">
            <text:p>-0.020440720755185</text:p>
          </table:table-cell>
          <table:table-cell office:value-type="float" office:value="-0.0213827590460227" calcext:value-type="float">
            <text:p>-0.021382759046023</text:p>
          </table:table-cell>
          <table:table-cell office:value-type="float" office:value="-0.0220774952109549" calcext:value-type="float">
            <text:p>-0.022077495210955</text:p>
          </table:table-cell>
          <table:table-cell office:value-type="float" office:value="-0.0224490910920088" calcext:value-type="float">
            <text:p>-0.022449091092009</text:p>
          </table:table-cell>
          <table:table-cell office:value-type="float" office:value="-0.0225153668726431" calcext:value-type="float">
            <text:p>-0.022515366872643</text:p>
          </table:table-cell>
          <table:table-cell office:value-type="float" office:value="-0.0224662074522373" calcext:value-type="float">
            <text:p>-0.022466207452237</text:p>
          </table:table-cell>
          <table:table-cell office:value-type="float" office:value="-0.0225728497532044" calcext:value-type="float">
            <text:p>-0.022572849753205</text:p>
          </table:table-cell>
          <table:table-cell office:value-type="float" office:value="-0.0225965271302179" calcext:value-type="float">
            <text:p>-0.022596527130218</text:p>
          </table:table-cell>
          <table:table-cell office:value-type="float" office:value="-0.0226014765701522" calcext:value-type="float">
            <text:p>-0.022601476570152</text:p>
          </table:table-cell>
          <table:table-cell office:value-type="float" office:value="-0.0226021641079388" calcext:value-type="float">
            <text:p>-0.022602164107939</text:p>
          </table:table-cell>
          <table:table-cell office:value-type="float" office:value="-0.0224452585348792" calcext:value-type="float">
            <text:p>-0.022445258534879</text:p>
          </table:table-cell>
          <table:table-cell office:value-type="float" office:value="-0.022349500690121" calcext:value-type="float">
            <text:p>-0.022349500690121</text:p>
          </table:table-cell>
          <table:table-cell office:value-type="float" office:value="-0.022163025179226" calcext:value-type="float">
            <text:p>-0.022163025179226</text:p>
          </table:table-cell>
          <table:table-cell office:value-type="float" office:value="-0.0219269167580798" calcext:value-type="float">
            <text:p>-0.02192691675808</text:p>
          </table:table-cell>
          <table:table-cell office:value-type="float" office:value="-0.0212909137110274" calcext:value-type="float">
            <text:p>-0.021290913711027</text:p>
          </table:table-cell>
          <table:table-cell office:value-type="float" office:value="-0.0209895496618247" calcext:value-type="float">
            <text:p>-0.020989549661825</text:p>
          </table:table-cell>
          <table:table-cell office:value-type="float" office:value="-0.0210831172893446" calcext:value-type="float">
            <text:p>-0.021083117289345</text:p>
          </table:table-cell>
          <table:table-cell office:value-type="float" office:value="-0.0209814968150984" calcext:value-type="float">
            <text:p>-0.020981496815098</text:p>
          </table:table-cell>
          <table:table-cell office:value-type="float" office:value="-0.0209111032325715" calcext:value-type="float">
            <text:p>-0.020911103232572</text:p>
          </table:table-cell>
          <table:table-cell office:value-type="float" office:value="-0.0210303217968196" calcext:value-type="float">
            <text:p>-0.02103032179682</text:p>
          </table:table-cell>
          <table:table-cell office:value-type="float" office:value="-0.0210148907640105" calcext:value-type="float">
            <text:p>-0.021014890764011</text:p>
          </table:table-cell>
          <table:table-cell office:value-type="float" office:value="-0.0210067712338248" calcext:value-type="float">
            <text:p>-0.021006771233825</text:p>
          </table:table-cell>
          <table:table-cell office:value-type="float" office:value="-0.0209686225857329" calcext:value-type="float">
            <text:p>-0.020968622585733</text:p>
          </table:table-cell>
          <table:table-cell office:value-type="float" office:value="-0.0210372543570937" calcext:value-type="float">
            <text:p>-0.021037254357094</text:p>
          </table:table-cell>
          <table:table-cell office:value-type="float" office:value="-0.02102183768224" calcext:value-type="float">
            <text:p>-0.02102183768224</text:p>
          </table:table-cell>
          <table:table-cell office:value-type="float" office:value="-0.0209537326149289" calcext:value-type="float">
            <text:p>-0.020953732614929</text:p>
          </table:table-cell>
          <table:table-cell office:value-type="float" office:value="-0.0208821446842538" calcext:value-type="float">
            <text:p>-0.020882144684254</text:p>
          </table:table-cell>
          <table:table-cell office:value-type="float" office:value="-0.0209160584821397" calcext:value-type="float">
            <text:p>-0.02091605848214</text:p>
          </table:table-cell>
          <table:table-cell office:value-type="float" office:value="-0.0209825568794254" calcext:value-type="float">
            <text:p>-0.020982556879426</text:p>
          </table:table-cell>
          <table:table-cell office:value-type="float" office:value="-0.0209405501847206" calcext:value-type="float">
            <text:p>-0.020940550184721</text:p>
          </table:table-cell>
          <table:table-cell office:value-type="float" office:value="-0.0209500735147328" calcext:value-type="float">
            <text:p>-0.020950073514733</text:p>
          </table:table-cell>
          <table:table-cell office:value-type="float" office:value="-0.0209412227007359" calcext:value-type="float">
            <text:p>-0.020941222700736</text:p>
          </table:table-cell>
          <table:table-cell office:value-type="float" office:value="-0.0209412671284166" calcext:value-type="float">
            <text:p>-0.020941267128417</text:p>
          </table:table-cell>
          <table:table-cell office:value-type="float" office:value="-0.0209787267597444" calcext:value-type="float">
            <text:p>-0.020978726759745</text:p>
          </table:table-cell>
          <table:table-cell office:value-type="float" office:value="-0.0209468239609762" calcext:value-type="float">
            <text:p>-0.020946823960976</text:p>
          </table:table-cell>
          <table:table-cell office:value-type="float" office:value="-0.0210203906659935" calcext:value-type="float">
            <text:p>-0.021020390665994</text:p>
          </table:table-cell>
          <table:table-cell office:value-type="float" office:value="-0.0209716187469142" calcext:value-type="float">
            <text:p>-0.020971618746914</text:p>
          </table:table-cell>
          <table:table-cell office:value-type="float" office:value="-0.0208231797081516" calcext:value-type="float">
            <text:p>-0.020823179708152</text:p>
          </table:table-cell>
          <table:table-cell office:value-type="float" office:value="-0.0207613824619159" calcext:value-type="float">
            <text:p>-0.020761382461916</text:p>
          </table:table-cell>
          <table:table-cell office:value-type="float" office:value="-0.0212819383992483" calcext:value-type="float">
            <text:p>-0.021281938399248</text:p>
          </table:table-cell>
          <table:table-cell office:value-type="float" office:value="-0.0215785461363624" calcext:value-type="float">
            <text:p>-0.021578546136362</text:p>
          </table:table-cell>
          <table:table-cell office:value-type="float" office:value="-0.0213144255746218" calcext:value-type="float">
            <text:p>-0.021314425574622</text:p>
          </table:table-cell>
          <table:table-cell office:value-type="float" office:value="-0.0214787679189479" calcext:value-type="float">
            <text:p>-0.021478767918948</text:p>
          </table:table-cell>
          <table:table-cell office:value-type="float" office:value="-0.0217153344508899" calcext:value-type="float">
            <text:p>-0.02171533445089</text:p>
          </table:table-cell>
          <table:table-cell office:value-type="float" office:value="-0.0228562854486786" calcext:value-type="float">
            <text:p>-0.022856285448679</text:p>
          </table:table-cell>
          <table:table-cell office:value-type="float" office:value="-0.0241393521165678" calcext:value-type="float">
            <text:p>-0.024139352116568</text:p>
          </table:table-cell>
          <table:table-cell office:value-type="float" office:value="-0.0247452813229249" calcext:value-type="float">
            <text:p>-0.024745281322925</text:p>
          </table:table-cell>
          <table:table-cell office:value-type="float" office:value="-0.0265777584731922" calcext:value-type="float">
            <text:p>-0.026577758473192</text:p>
          </table:table-cell>
          <table:table-cell office:value-type="float" office:value="-0.0266907933211389" calcext:value-type="float">
            <text:p>-0.026690793321139</text:p>
          </table:table-cell>
          <table:table-cell office:value-type="float" office:value="-0.0273726027448926" calcext:value-type="float">
            <text:p>-0.027372602744893</text:p>
          </table:table-cell>
          <table:table-cell office:value-type="float" office:value="-0.0276614230145162" calcext:value-type="float">
            <text:p>-0.027661423014516</text:p>
          </table:table-cell>
          <table:table-cell office:value-type="float" office:value="-0.0299979661850188" calcext:value-type="float">
            <text:p>-0.029997966185019</text:p>
          </table:table-cell>
          <table:table-cell office:value-type="float" office:value="-0.0323509124809499" calcext:value-type="float">
            <text:p>-0.03235091248095</text:p>
          </table:table-cell>
          <table:table-cell office:value-type="float" office:value="-0.0334359508238994" calcext:value-type="float">
            <text:p>-0.0334359508239</text:p>
          </table:table-cell>
          <table:table-cell office:value-type="float" office:value="-0.0365856475896981" calcext:value-type="float">
            <text:p>-0.036585647589698</text:p>
          </table:table-cell>
          <table:table-cell office:value-type="float" office:value="-0.0377282806089545" calcext:value-type="float">
            <text:p>-0.037728280608955</text:p>
          </table:table-cell>
          <table:table-cell office:value-type="float" office:value="-0.036796642240142" calcext:value-type="float">
            <text:p>-0.036796642240142</text:p>
          </table:table-cell>
          <table:table-cell office:value-type="float" office:value="-0.0342996008638047" calcext:value-type="float">
            <text:p>-0.034299600863805</text:p>
          </table:table-cell>
          <table:table-cell office:value-type="float" office:value="-0.0274654852469092" calcext:value-type="float">
            <text:p>-0.027465485246909</text:p>
          </table:table-cell>
          <table:table-cell office:value-type="float" office:value="-0.0250638554413129" calcext:value-type="float">
            <text:p>-0.025063855441313</text:p>
          </table:table-cell>
          <table:table-cell office:value-type="float" office:value="-0.0282943772474059" calcext:value-type="float">
            <text:p>-0.028294377247406</text:p>
          </table:table-cell>
          <table:table-cell office:value-type="float" office:value="-0.0299473107454338" calcext:value-type="float">
            <text:p>-0.029947310745434</text:p>
          </table:table-cell>
          <table:table-cell office:value-type="float" office:value="-0.0335324164365438" calcext:value-type="float">
            <text:p>-0.033532416436544</text:p>
          </table:table-cell>
          <table:table-cell office:value-type="float" office:value="-0.0348619348650731" calcext:value-type="float">
            <text:p>-0.034861934865073</text:p>
          </table:table-cell>
          <table:table-cell office:value-type="float" office:value="-0.0350964166402106" calcext:value-type="float">
            <text:p>-0.035096416640211</text:p>
          </table:table-cell>
          <table:table-cell office:value-type="float" office:value="-0.0350290641185578" calcext:value-type="float">
            <text:p>-0.035029064118558</text:p>
          </table:table-cell>
          <table:table-cell office:value-type="float" office:value="-0.0354067296846009" calcext:value-type="float">
            <text:p>-0.035406729684601</text:p>
          </table:table-cell>
          <table:table-cell office:value-type="float" office:value="-0.0358843417487796" calcext:value-type="float">
            <text:p>-0.03588434174878</text:p>
          </table:table-cell>
          <table:table-cell office:value-type="float" office:value="-0.0356277011463304" calcext:value-type="float">
            <text:p>-0.03562770114633</text:p>
          </table:table-cell>
          <table:table-cell office:value-type="float" office:value="-0.0353126842535854" calcext:value-type="float">
            <text:p>-0.035312684253586</text:p>
          </table:table-cell>
          <table:table-cell office:value-type="float" office:value="-0.0347418578256894" calcext:value-type="float">
            <text:p>-0.03474185782569</text:p>
          </table:table-cell>
          <table:table-cell office:value-type="float" office:value="-0.0335555594723587" calcext:value-type="float">
            <text:p>-0.033555559472359</text:p>
          </table:table-cell>
          <table:table-cell office:value-type="float" office:value="-0.0320304743027118" calcext:value-type="float">
            <text:p>-0.032030474302712</text:p>
          </table:table-cell>
          <table:table-cell office:value-type="float" office:value="-0.031573156723638" calcext:value-type="float">
            <text:p>-0.031573156723638</text:p>
          </table:table-cell>
          <table:table-cell office:value-type="float" office:value="-0.0311227931663231" calcext:value-type="float">
            <text:p>-0.031122793166323</text:p>
          </table:table-cell>
          <table:table-cell office:value-type="float" office:value="-0.031359512979614" calcext:value-type="float">
            <text:p>-0.031359512979614</text:p>
          </table:table-cell>
          <table:table-cell office:value-type="float" office:value="-0.0313241166888322" calcext:value-type="float">
            <text:p>-0.031324116688832</text:p>
          </table:table-cell>
          <table:table-cell office:value-type="float" office:value="-0.0317420545310909" calcext:value-type="float">
            <text:p>-0.031742054531091</text:p>
          </table:table-cell>
          <table:table-cell office:value-type="float" office:value="-0.0318559754322498" calcext:value-type="float">
            <text:p>-0.03185597543225</text:p>
          </table:table-cell>
          <table:table-cell office:value-type="float" office:value="-0.0329031850200842" calcext:value-type="float">
            <text:p>-0.032903185020084</text:p>
          </table:table-cell>
          <table:table-cell office:value-type="float" office:value="-0.0347802781583969" calcext:value-type="float">
            <text:p>-0.034780278158397</text:p>
          </table:table-cell>
          <table:table-cell office:value-type="float" office:value="-0.0354576863059579" calcext:value-type="float">
            <text:p>-0.035457686305958</text:p>
          </table:table-cell>
          <table:table-cell office:value-type="float" office:value="-0.0358637106720098" calcext:value-type="float">
            <text:p>-0.03586371067201</text:p>
          </table:table-cell>
          <table:table-cell office:value-type="float" office:value="-0.0350764344184684" calcext:value-type="float">
            <text:p>-0.035076434418468</text:p>
          </table:table-cell>
          <table:table-cell office:value-type="float" office:value="-0.0354130542208875" calcext:value-type="float">
            <text:p>-0.035413054220888</text:p>
          </table:table-cell>
          <table:table-cell office:value-type="float" office:value="-0.0364389941642289" calcext:value-type="float">
            <text:p>-0.036438994164229</text:p>
          </table:table-cell>
          <table:table-cell office:value-type="float" office:value="-0.0365488061252032" calcext:value-type="float">
            <text:p>-0.036548806125203</text:p>
          </table:table-cell>
          <table:table-cell office:value-type="float" office:value="-0.0360551339746156" calcext:value-type="float">
            <text:p>-0.036055133974616</text:p>
          </table:table-cell>
          <table:table-cell office:value-type="float" office:value="-0.0354501606416343" calcext:value-type="float">
            <text:p>-0.035450160641634</text:p>
          </table:table-cell>
          <table:table-cell office:value-type="float" office:value="-0.0334214683458719" calcext:value-type="float">
            <text:p>-0.033421468345872</text:p>
          </table:table-cell>
          <table:table-cell office:value-type="float" office:value="-0.0324852683252444" calcext:value-type="float">
            <text:p>-0.032485268325244</text:p>
          </table:table-cell>
          <table:table-cell office:value-type="float" office:value="-0.0332295530181088" calcext:value-type="float">
            <text:p>-0.033229553018109</text:p>
          </table:table-cell>
          <table:table-cell office:value-type="float" office:value="-0.0354035158725492" calcext:value-type="float">
            <text:p>-0.035403515872549</text:p>
          </table:table-cell>
          <table:table-cell office:value-type="float" office:value="-0.0367105951507418" calcext:value-type="float">
            <text:p>-0.036710595150742</text:p>
          </table:table-cell>
          <table:table-cell office:value-type="float" office:value="-0.0368156213556204" calcext:value-type="float">
            <text:p>-0.03681562135562</text:p>
          </table:table-cell>
          <table:table-cell office:value-type="float" office:value="-0.0360368594640076" calcext:value-type="float">
            <text:p>-0.036036859464008</text:p>
          </table:table-cell>
          <table:table-cell office:value-type="float" office:value="-0.0353547960066838" calcext:value-type="float">
            <text:p>-0.035354796006684</text:p>
          </table:table-cell>
          <table:table-cell office:value-type="float" office:value="-0.0322260243326033" calcext:value-type="float">
            <text:p>-0.032226024332603</text:p>
          </table:table-cell>
          <table:table-cell office:value-type="float" office:value="-0.0290696514234043" calcext:value-type="float">
            <text:p>-0.029069651423404</text:p>
          </table:table-cell>
          <table:table-cell office:value-type="float" office:value="-0.0293039519468909" calcext:value-type="float">
            <text:p>-0.029303951946891</text:p>
          </table:table-cell>
          <table:table-cell office:value-type="float" office:value="-0.0297547659686989" calcext:value-type="float">
            <text:p>-0.029754765968699</text:p>
          </table:table-cell>
          <table:table-cell office:value-type="float" office:value="-0.0303841204484863" calcext:value-type="float">
            <text:p>-0.030384120448486</text:p>
          </table:table-cell>
          <table:table-cell office:value-type="float" office:value="-0.0312883084925172" calcext:value-type="float">
            <text:p>-0.031288308492517</text:p>
          </table:table-cell>
          <table:table-cell office:value-type="float" office:value="-0.0310381750656017" calcext:value-type="float">
            <text:p>-0.031038175065602</text:p>
          </table:table-cell>
          <table:table-cell office:value-type="float" office:value="-0.030548768035797" calcext:value-type="float">
            <text:p>-0.030548768035797</text:p>
          </table:table-cell>
          <table:table-cell office:value-type="float" office:value="-0.030302328836569" calcext:value-type="float">
            <text:p>-0.030302328836569</text:p>
          </table:table-cell>
          <table:table-cell office:value-type="float" office:value="-0.0289234697480848" calcext:value-type="float">
            <text:p>-0.028923469748085</text:p>
          </table:table-cell>
          <table:table-cell office:value-type="float" office:value="-0.0285655105708249" calcext:value-type="float">
            <text:p>-0.028565510570825</text:p>
          </table:table-cell>
          <table:table-cell office:value-type="float" office:value="-0.0286659876900154" calcext:value-type="float">
            <text:p>-0.028665987690015</text:p>
          </table:table-cell>
          <table:table-cell office:value-type="float" office:value="-0.0290593791171107" calcext:value-type="float">
            <text:p>-0.029059379117111</text:p>
          </table:table-cell>
          <table:table-cell office:value-type="float" office:value="-0.0284789070618788" calcext:value-type="float">
            <text:p>-0.028478907061879</text:p>
          </table:table-cell>
          <table:table-cell office:value-type="float" office:value="-0.0285789164022428" calcext:value-type="float">
            <text:p>-0.028578916402243</text:p>
          </table:table-cell>
          <table:table-cell office:value-type="float" office:value="-0.0284429425980438" calcext:value-type="float">
            <text:p>-0.028442942598044</text:p>
          </table:table-cell>
          <table:table-cell office:value-type="float" office:value="-0.0283475670436795" calcext:value-type="float">
            <text:p>-0.02834756704368</text:p>
          </table:table-cell>
          <table:table-cell office:value-type="float" office:value="-0.0289664441002995" calcext:value-type="float">
            <text:p>-0.0289664441003</text:p>
          </table:table-cell>
          <table:table-cell office:value-type="float" office:value="-0.0297233951346076" calcext:value-type="float">
            <text:p>-0.029723395134608</text:p>
          </table:table-cell>
          <table:table-cell office:value-type="float" office:value="-0.0304598802984931" calcext:value-type="float">
            <text:p>-0.030459880298493</text:p>
          </table:table-cell>
          <table:table-cell office:value-type="float" office:value="-0.0293579778126281" calcext:value-type="float">
            <text:p>-0.029357977812628</text:p>
          </table:table-cell>
          <table:table-cell office:value-type="float" office:value="-0.0278675326559879" calcext:value-type="float">
            <text:p>-0.027867532655988</text:p>
          </table:table-cell>
          <table:table-cell office:value-type="float" office:value="-0.0279122258472768" calcext:value-type="float">
            <text:p>-0.027912225847277</text:p>
          </table:table-cell>
          <table:table-cell office:value-type="float" office:value="-0.0282551092887045" calcext:value-type="float">
            <text:p>-0.028255109288705</text:p>
          </table:table-cell>
          <table:table-cell office:value-type="float" office:value="-0.0277424287824316" calcext:value-type="float">
            <text:p>-0.027742428782432</text:p>
          </table:table-cell>
          <table:table-cell office:value-type="float" office:value="-0.0279902396720838" calcext:value-type="float">
            <text:p>-0.027990239672084</text:p>
          </table:table-cell>
          <table:table-cell office:value-type="float" office:value="-0.028021404089135" calcext:value-type="float">
            <text:p>-0.028021404089135</text:p>
          </table:table-cell>
          <table:table-cell office:value-type="float" office:value="-0.0293351560531969" calcext:value-type="float">
            <text:p>-0.029335156053197</text:p>
          </table:table-cell>
          <table:table-cell office:value-type="float" office:value="-0.0291540493204579" calcext:value-type="float">
            <text:p>-0.029154049320458</text:p>
          </table:table-cell>
          <table:table-cell office:value-type="float" office:value="-0.0290679119933347" calcext:value-type="float">
            <text:p>-0.029067911993335</text:p>
          </table:table-cell>
          <table:table-cell office:value-type="float" office:value="-0.0293426136518867" calcext:value-type="float">
            <text:p>-0.029342613651887</text:p>
          </table:table-cell>
          <table:table-cell office:value-type="float" office:value="-0.0293948191633248" calcext:value-type="float">
            <text:p>-0.029394819163325</text:p>
          </table:table-cell>
          <table:table-cell office:value-type="float" office:value="-0.0287055759054908" calcext:value-type="float">
            <text:p>-0.028705575905491</text:p>
          </table:table-cell>
          <table:table-cell office:value-type="float" office:value="-0.0280200208441446" calcext:value-type="float">
            <text:p>-0.028020020844145</text:p>
          </table:table-cell>
          <table:table-cell office:value-type="float" office:value="-0.0272823467636951" calcext:value-type="float">
            <text:p>-0.027282346763695</text:p>
          </table:table-cell>
          <table:table-cell office:value-type="float" office:value="-0.0269130436216884" calcext:value-type="float">
            <text:p>-0.026913043621689</text:p>
          </table:table-cell>
          <table:table-cell office:value-type="float" office:value="-0.0265400164029825" calcext:value-type="float">
            <text:p>-0.026540016402983</text:p>
          </table:table-cell>
          <table:table-cell office:value-type="float" office:value="-0.0259782794891177" calcext:value-type="float">
            <text:p>-0.025978279489118</text:p>
          </table:table-cell>
          <table:table-cell office:value-type="float" office:value="-0.0252675403951627" calcext:value-type="float">
            <text:p>-0.025267540395163</text:p>
          </table:table-cell>
          <table:table-cell office:value-type="float" office:value="-0.024915205039769" calcext:value-type="float">
            <text:p>-0.024915205039769</text:p>
          </table:table-cell>
          <table:table-cell office:value-type="float" office:value="-0.0240996871582249" calcext:value-type="float">
            <text:p>-0.024099687158225</text:p>
          </table:table-cell>
          <table:table-cell office:value-type="float" office:value="-0.0236603875967341" calcext:value-type="float">
            <text:p>-0.023660387596734</text:p>
          </table:table-cell>
          <table:table-cell office:value-type="float" office:value="-0.022380967421302" calcext:value-type="float">
            <text:p>-0.022380967421302</text:p>
          </table:table-cell>
          <table:table-cell office:value-type="float" office:value="-0.0223123164022043" calcext:value-type="float">
            <text:p>-0.022312316402204</text:p>
          </table:table-cell>
          <table:table-cell office:value-type="float" office:value="-0.0219295814881063" calcext:value-type="float">
            <text:p>-0.021929581488106</text:p>
          </table:table-cell>
          <table:table-cell office:value-type="float" office:value="-0.0217019135178404" calcext:value-type="float">
            <text:p>-0.02170191351784</text:p>
          </table:table-cell>
          <table:table-cell office:value-type="float" office:value="-0.021521461705014" calcext:value-type="float">
            <text:p>-0.021521461705014</text:p>
          </table:table-cell>
          <table:table-cell office:value-type="float" office:value="-0.0215561517308644" calcext:value-type="float">
            <text:p>-0.021556151730865</text:p>
          </table:table-cell>
          <table:table-cell office:value-type="float" office:value="-0.0214558518011246" calcext:value-type="float">
            <text:p>-0.021455851801125</text:p>
          </table:table-cell>
          <table:table-cell office:value-type="float" office:value="-0.0213988681865719" calcext:value-type="float">
            <text:p>-0.021398868186572</text:p>
          </table:table-cell>
          <table:table-cell office:value-type="float" office:value="-0.02120345726955" calcext:value-type="float">
            <text:p>-0.02120345726955</text:p>
          </table:table-cell>
          <table:table-cell office:value-type="float" office:value="-0.021072317562768" calcext:value-type="float">
            <text:p>-0.021072317562768</text:p>
          </table:table-cell>
          <table:table-cell office:value-type="float" office:value="-0.020824119938245" calcext:value-type="float">
            <text:p>-0.020824119938245</text:p>
          </table:table-cell>
          <table:table-cell office:value-type="float" office:value="-0.0206577658784173" calcext:value-type="float">
            <text:p>-0.020657765878417</text:p>
          </table:table-cell>
          <table:table-cell office:value-type="float" office:value="-0.0205142052694987" calcext:value-type="float">
            <text:p>-0.020514205269499</text:p>
          </table:table-cell>
          <table:table-cell office:value-type="float" office:value="-0.0205065350093677" calcext:value-type="float">
            <text:p>-0.020506535009368</text:p>
          </table:table-cell>
          <table:table-cell office:value-type="float" office:value="-0.0206160790986453" calcext:value-type="float">
            <text:p>-0.020616079098645</text:p>
          </table:table-cell>
          <table:table-cell office:value-type="float" office:value="-0.0204562384164571" calcext:value-type="float">
            <text:p>-0.020456238416457</text:p>
          </table:table-cell>
          <table:table-cell office:value-type="float" office:value="-0.0204477720913086" calcext:value-type="float">
            <text:p>-0.020447772091309</text:p>
          </table:table-cell>
          <table:table-cell office:value-type="float" office:value="-0.0205636126941486" calcext:value-type="float">
            <text:p>-0.020563612694149</text:p>
          </table:table-cell>
          <table:table-cell office:value-type="float" office:value="-0.0205787953907666" calcext:value-type="float">
            <text:p>-0.020578795390767</text:p>
          </table:table-cell>
          <table:table-cell office:value-type="float" office:value="-0.0205559033454446" calcext:value-type="float">
            <text:p>-0.020555903345445</text:p>
          </table:table-cell>
          <table:table-cell office:value-type="float" office:value="-0.0205390304912662" calcext:value-type="float">
            <text:p>-0.020539030491266</text:p>
          </table:table-cell>
          <table:table-cell office:value-type="float" office:value="-0.0205507881288441" calcext:value-type="float">
            <text:p>-0.020550788128844</text:p>
          </table:table-cell>
          <table:table-cell office:value-type="float" office:value="-0.0205979165269215" calcext:value-type="float">
            <text:p>-0.020597916526922</text:p>
          </table:table-cell>
          <table:table-cell office:value-type="float" office:value="-0.0205703559089203" calcext:value-type="float">
            <text:p>-0.02057035590892</text:p>
          </table:table-cell>
          <table:table-cell office:value-type="float" office:value="-0.0204229552282779" calcext:value-type="float">
            <text:p>-0.020422955228278</text:p>
          </table:table-cell>
          <table:table-cell office:value-type="float" office:value="-0.0204980830629943" calcext:value-type="float">
            <text:p>-0.020498083062994</text:p>
          </table:table-cell>
          <table:table-cell office:value-type="float" office:value="-0.0204701565613759" calcext:value-type="float">
            <text:p>-0.020470156561376</text:p>
          </table:table-cell>
          <table:table-cell office:value-type="float" office:value="-0.0205072419960334" calcext:value-type="float">
            <text:p>-0.020507241996034</text:p>
          </table:table-cell>
          <table:table-cell office:value-type="float" office:value="-0.0205348230122201" calcext:value-type="float">
            <text:p>-0.02053482301222</text:p>
          </table:table-cell>
          <table:table-cell office:value-type="float" office:value="-0.02043752584024" calcext:value-type="float">
            <text:p>-0.02043752584024</text:p>
          </table:table-cell>
          <table:table-cell office:value-type="float" office:value="-0.0205546112936623" calcext:value-type="float">
            <text:p>-0.020554611293662</text:p>
          </table:table-cell>
          <table:table-cell office:value-type="float" office:value="-0.020452602900977" calcext:value-type="float">
            <text:p>-0.020452602900977</text:p>
          </table:table-cell>
          <table:table-cell office:value-type="float" office:value="-0.0204901536939576" calcext:value-type="float">
            <text:p>-0.020490153693958</text:p>
          </table:table-cell>
          <table:table-cell office:value-type="float" office:value="-0.0203659625840566" calcext:value-type="float">
            <text:p>-0.020365962584057</text:p>
          </table:table-cell>
          <table:table-cell office:value-type="float" office:value="-0.0205122540725633" calcext:value-type="float">
            <text:p>-0.020512254072563</text:p>
          </table:table-cell>
          <table:table-cell office:value-type="float" office:value="-0.0205278557602063" calcext:value-type="float">
            <text:p>-0.020527855760206</text:p>
          </table:table-cell>
          <table:table-cell office:value-type="float" office:value="-0.0205396243119037" calcext:value-type="float">
            <text:p>-0.020539624311904</text:p>
          </table:table-cell>
          <table:table-cell office:value-type="float" office:value="-0.020444613047467" calcext:value-type="float">
            <text:p>-0.020444613047467</text:p>
          </table:table-cell>
          <table:table-cell office:value-type="float" office:value="-0.0205131152971743" calcext:value-type="float">
            <text:p>-0.020513115297174</text:p>
          </table:table-cell>
          <table:table-cell office:value-type="float" office:value="-0.020395328047801" calcext:value-type="float">
            <text:p>-0.020395328047801</text:p>
          </table:table-cell>
          <table:table-cell office:value-type="float" office:value="-0.0203693607251788" calcext:value-type="float">
            <text:p>-0.020369360725179</text:p>
          </table:table-cell>
          <table:table-cell office:value-type="float" office:value="-0.020417636985921" calcext:value-type="float">
            <text:p>-0.020417636985921</text:p>
          </table:table-cell>
          <table:table-cell office:value-type="float" office:value="-0.0204312777609411" calcext:value-type="float">
            <text:p>-0.020431277760941</text:p>
          </table:table-cell>
          <table:table-cell office:value-type="float" office:value="-0.0204135931801951" calcext:value-type="float">
            <text:p>-0.020413593180195</text:p>
          </table:table-cell>
          <table:table-cell office:value-type="float" office:value="-0.0204646093219782" calcext:value-type="float">
            <text:p>-0.020464609321978</text:p>
          </table:table-cell>
          <table:table-cell office:value-type="float" office:value="-0.0204216203871229" calcext:value-type="float">
            <text:p>-0.020421620387123</text:p>
          </table:table-cell>
          <table:table-cell office:value-type="float" office:value="-0.0203884342387909" calcext:value-type="float">
            <text:p>-0.020388434238791</text:p>
          </table:table-cell>
          <table:table-cell office:value-type="float" office:value="-0.0204208601161874" calcext:value-type="float">
            <text:p>-0.020420860116187</text:p>
          </table:table-cell>
          <table:table-cell office:value-type="float" office:value="-0.0205024386516171" calcext:value-type="float">
            <text:p>-0.020502438651617</text:p>
          </table:table-cell>
          <table:table-cell office:value-type="float" office:value="-0.0204167880019558" calcext:value-type="float">
            <text:p>-0.020416788001956</text:p>
          </table:table-cell>
          <table:table-cell office:value-type="float" office:value="-0.0205192260858351" calcext:value-type="float">
            <text:p>-0.020519226085835</text:p>
          </table:table-cell>
          <table:table-cell office:value-type="float" office:value="-0.0204952103066109" calcext:value-type="float">
            <text:p>-0.020495210306611</text:p>
          </table:table-cell>
          <table:table-cell office:value-type="float" office:value="-0.0205031751044271" calcext:value-type="float">
            <text:p>-0.020503175104427</text:p>
          </table:table-cell>
          <table:table-cell office:value-type="float" office:value="-0.0204997458912135" calcext:value-type="float">
            <text:p>-0.020499745891214</text:p>
          </table:table-cell>
          <table:table-cell office:value-type="float" office:value="-0.0204078614239598" calcext:value-type="float">
            <text:p>-0.02040786142396</text:p>
          </table:table-cell>
          <table:table-cell office:value-type="float" office:value="-0.0205232071398602" calcext:value-type="float">
            <text:p>-0.02052320713986</text:p>
          </table:table-cell>
          <table:table-cell office:value-type="float" office:value="-0.0205022610301014" calcext:value-type="float">
            <text:p>-0.020502261030102</text:p>
          </table:table-cell>
          <table:table-cell office:value-type="float" office:value="-0.0203653655949073" calcext:value-type="float">
            <text:p>-0.020365365594907</text:p>
          </table:table-cell>
          <table:table-cell office:value-type="float" office:value="-0.020473732927388" calcext:value-type="float">
            <text:p>-0.020473732927388</text:p>
          </table:table-cell>
          <table:table-cell office:value-type="float" office:value="-0.0204935328920073" calcext:value-type="float">
            <text:p>-0.020493532892007</text:p>
          </table:table-cell>
          <table:table-cell office:value-type="float" office:value="-0.0204933501729931" calcext:value-type="float">
            <text:p>-0.020493350172993</text:p>
          </table:table-cell>
          <table:table-cell office:value-type="float" office:value="-0.0204938417767277" calcext:value-type="float">
            <text:p>-0.020493841776728</text:p>
          </table:table-cell>
          <table:table-cell office:value-type="float" office:value="-0.0205049568233327" calcext:value-type="float">
            <text:p>-0.020504956823333</text:p>
          </table:table-cell>
          <table:table-cell office:value-type="float" office:value="-0.0204373584436887" calcext:value-type="float">
            <text:p>-0.020437358443689</text:p>
          </table:table-cell>
          <table:table-cell office:value-type="float" office:value="-0.0205043145634259" calcext:value-type="float">
            <text:p>-0.020504314563426</text:p>
          </table:table-cell>
          <table:table-cell office:value-type="float" office:value="-0.0203701257237498" calcext:value-type="float">
            <text:p>-0.02037012572375</text:p>
          </table:table-cell>
          <table:table-cell office:value-type="float" office:value="-0.0204869257121549" calcext:value-type="float">
            <text:p>-0.020486925712155</text:p>
          </table:table-cell>
          <table:table-cell office:value-type="float" office:value="-0.0204770218744058" calcext:value-type="float">
            <text:p>-0.020477021874406</text:p>
          </table:table-cell>
          <table:table-cell office:value-type="float" office:value="-0.0204667947811668" calcext:value-type="float">
            <text:p>-0.020466794781167</text:p>
          </table:table-cell>
          <table:table-cell office:value-type="float" office:value="-0.0204868157537001" calcext:value-type="float">
            <text:p>-0.0204868157537</text:p>
          </table:table-cell>
          <table:table-cell office:value-type="float" office:value="-0.0204729111422723" calcext:value-type="float">
            <text:p>-0.020472911142272</text:p>
          </table:table-cell>
          <table:table-cell office:value-type="float" office:value="-0.0204873341707885" calcext:value-type="float">
            <text:p>-0.020487334170789</text:p>
          </table:table-cell>
          <table:table-cell office:value-type="float" office:value="-0.0204538082253093" calcext:value-type="float">
            <text:p>-0.020453808225309</text:p>
          </table:table-cell>
          <table:table-cell office:value-type="float" office:value="-0.0204662948062266" calcext:value-type="float">
            <text:p>-0.020466294806227</text:p>
          </table:table-cell>
          <table:table-cell office:value-type="float" office:value="-0.02048243581735" calcext:value-type="float">
            <text:p>-0.02048243581735</text:p>
          </table:table-cell>
          <table:table-cell office:value-type="float" office:value="-0.0204786982132732" calcext:value-type="float">
            <text:p>-0.020478698213273</text:p>
          </table:table-cell>
          <table:table-cell office:value-type="float" office:value="-0.0204848279372103" calcext:value-type="float">
            <text:p>-0.02048482793721</text:p>
          </table:table-cell>
          <table:table-cell office:value-type="float" office:value="-0.0204829907815671" calcext:value-type="float">
            <text:p>-0.020482990781567</text:p>
          </table:table-cell>
          <table:table-cell office:value-type="float" office:value="-0.0204683711400648" calcext:value-type="float">
            <text:p>-0.020468371140065</text:p>
          </table:table-cell>
          <table:table-cell office:value-type="float" office:value="-0.0204608049442794" calcext:value-type="float">
            <text:p>-0.02046080494428</text:p>
          </table:table-cell>
          <table:table-cell office:value-type="float" office:value="-0.0204675956491285" calcext:value-type="float">
            <text:p>-0.020467595649129</text:p>
          </table:table-cell>
          <table:table-cell office:value-type="float" office:value="-0.0204885421054967" calcext:value-type="float">
            <text:p>-0.020488542105497</text:p>
          </table:table-cell>
          <table:table-cell office:value-type="float" office:value="-0.0204636496589961" calcext:value-type="float">
            <text:p>-0.020463649658996</text:p>
          </table:table-cell>
          <table:table-cell office:value-type="float" office:value="-0.0204874455984457" calcext:value-type="float">
            <text:p>-0.020487445598446</text:p>
          </table:table-cell>
          <table:table-cell office:value-type="float" office:value="-0.0204940623232567" calcext:value-type="float">
            <text:p>-0.020494062323257</text:p>
          </table:table-cell>
          <table:table-cell office:value-type="float" office:value="-0.0204784754365679" calcext:value-type="float">
            <text:p>-0.020478475436568</text:p>
          </table:table-cell>
          <table:table-cell office:value-type="float" office:value="-0.0204746156938881" calcext:value-type="float">
            <text:p>-0.020474615693888</text:p>
          </table:table-cell>
          <table:table-cell office:value-type="float" office:value="-0.0204928779593389" calcext:value-type="float">
            <text:p>-0.020492877959339</text:p>
          </table:table-cell>
          <table:table-cell office:value-type="float" office:value="-0.0204792700618335" calcext:value-type="float">
            <text:p>-0.020479270061834</text:p>
          </table:table-cell>
          <table:table-cell office:value-type="float" office:value="-0.0204645616246838" calcext:value-type="float">
            <text:p>-0.020464561624684</text:p>
          </table:table-cell>
          <table:table-cell office:value-type="float" office:value="-0.0204098314924593" calcext:value-type="float">
            <text:p>-0.020409831492459</text:p>
          </table:table-cell>
          <table:table-cell office:value-type="float" office:value="-0.0204738871827904" calcext:value-type="float">
            <text:p>-0.020473887182791</text:p>
          </table:table-cell>
          <table:table-cell office:value-type="float" office:value="-0.0204669501863335" calcext:value-type="float">
            <text:p>-0.020466950186334</text:p>
          </table:table-cell>
          <table:table-cell office:value-type="float" office:value="-0.02041989760552" calcext:value-type="float">
            <text:p>-0.02041989760552</text:p>
          </table:table-cell>
          <table:table-cell office:value-type="float" office:value="-0.0204756225743254" calcext:value-type="float">
            <text:p>-0.020475622574325</text:p>
          </table:table-cell>
          <table:table-cell office:value-type="float" office:value="-0.0204835582428639" calcext:value-type="float">
            <text:p>-0.020483558242864</text:p>
          </table:table-cell>
          <table:table-cell office:value-type="float" office:value="-0.0204606187134056" calcext:value-type="float">
            <text:p>-0.020460618713406</text:p>
          </table:table-cell>
          <table:table-cell office:value-type="float" office:value="-0.0204697032729878" calcext:value-type="float">
            <text:p>-0.020469703272988</text:p>
          </table:table-cell>
          <table:table-cell office:value-type="float" office:value="-0.0204482602497811" calcext:value-type="float">
            <text:p>-0.020448260249781</text:p>
          </table:table-cell>
          <table:table-cell office:value-type="float" office:value="-0.0204767745002691" calcext:value-type="float">
            <text:p>-0.020476774500269</text:p>
          </table:table-cell>
          <table:table-cell office:value-type="float" office:value="-0.0204081920492631" calcext:value-type="float">
            <text:p>-0.020408192049263</text:p>
          </table:table-cell>
          <table:table-cell office:value-type="float" office:value="-0.0204604908630682" calcext:value-type="float">
            <text:p>-0.020460490863068</text:p>
          </table:table-cell>
          <table:table-cell office:value-type="float" office:value="-0.0204874392707049" calcext:value-type="float">
            <text:p>-0.020487439270705</text:p>
          </table:table-cell>
          <table:table-cell office:value-type="float" office:value="-0.0204344160288511" calcext:value-type="float">
            <text:p>-0.020434416028851</text:p>
          </table:table-cell>
          <table:table-cell office:value-type="float" office:value="-0.0204532767656348" calcext:value-type="float">
            <text:p>-0.020453276765635</text:p>
          </table:table-cell>
          <table:table-cell office:value-type="float" office:value="-0.0204519459647629" calcext:value-type="float">
            <text:p>-0.020451945964763</text:p>
          </table:table-cell>
          <table:table-cell office:value-type="float" office:value="-0.0204579880610888" calcext:value-type="float">
            <text:p>-0.020457988061089</text:p>
          </table:table-cell>
          <table:table-cell office:value-type="float" office:value="-0.0204549039573838" calcext:value-type="float">
            <text:p>-0.020454903957384</text:p>
          </table:table-cell>
          <table:table-cell office:value-type="float" office:value="-0.0204827490753941" calcext:value-type="float">
            <text:p>-0.020482749075394</text:p>
          </table:table-cell>
          <table:table-cell office:value-type="float" office:value="-0.0204604452868164" calcext:value-type="float">
            <text:p>-0.020460445286817</text:p>
          </table:table-cell>
          <table:table-cell office:value-type="float" office:value="-0.0204625296715705" calcext:value-type="float">
            <text:p>-0.020462529671571</text:p>
          </table:table-cell>
          <table:table-cell office:value-type="float" office:value="-0.0204860438872845" calcext:value-type="float">
            <text:p>-0.020486043887285</text:p>
          </table:table-cell>
          <table:table-cell office:value-type="float" office:value="-0.0204581767388592" calcext:value-type="float">
            <text:p>-0.020458176738859</text:p>
          </table:table-cell>
          <table:table-cell office:value-type="float" office:value="-0.0204108726136825" calcext:value-type="float">
            <text:p>-0.020410872613683</text:p>
          </table:table-cell>
          <table:table-cell office:value-type="float" office:value="-0.0203341451193257" calcext:value-type="float">
            <text:p>-0.020334145119326</text:p>
          </table:table-cell>
          <table:table-cell office:value-type="float" office:value="-0.0204791471471845" calcext:value-type="float">
            <text:p>-0.020479147147185</text:p>
          </table:table-cell>
          <table:table-cell office:value-type="float" office:value="-0.0204820971072381" calcext:value-type="float">
            <text:p>-0.020482097107238</text:p>
          </table:table-cell>
          <table:table-cell office:value-type="float" office:value="-0.0203843662095417" calcext:value-type="float">
            <text:p>-0.020384366209542</text:p>
          </table:table-cell>
          <table:table-cell office:value-type="float" office:value="-0.020452001798461" calcext:value-type="float">
            <text:p>-0.020452001798461</text:p>
          </table:table-cell>
          <table:table-cell office:value-type="float" office:value="-0.0204531502872276" calcext:value-type="float">
            <text:p>-0.020453150287228</text:p>
          </table:table-cell>
          <table:table-cell office:value-type="float" office:value="-0.0204624776000833" calcext:value-type="float">
            <text:p>-0.020462477600083</text:p>
          </table:table-cell>
          <table:table-cell office:value-type="float" office:value="-0.0203776760573876" calcext:value-type="float">
            <text:p>-0.020377676057388</text:p>
          </table:table-cell>
          <table:table-cell office:value-type="float" office:value="-0.0204952103761178" calcext:value-type="float">
            <text:p>-0.020495210376118</text:p>
          </table:table-cell>
          <table:table-cell office:value-type="float" office:value="-0.020458084084751" calcext:value-type="float">
            <text:p>-0.020458084084751</text:p>
          </table:table-cell>
          <table:table-cell office:value-type="float" office:value="-0.0203680438000984" calcext:value-type="float">
            <text:p>-0.020368043800098</text:p>
          </table:table-cell>
          <table:table-cell office:value-type="float" office:value="-0.0203628235157632" calcext:value-type="float">
            <text:p>-0.020362823515763</text:p>
          </table:table-cell>
          <table:table-cell office:value-type="float" office:value="-0.0204886952986623" calcext:value-type="float">
            <text:p>-0.020488695298662</text:p>
          </table:table-cell>
          <table:table-cell office:value-type="float" office:value="-0.0204750031128077" calcext:value-type="float">
            <text:p>-0.020475003112808</text:p>
          </table:table-cell>
          <table:table-cell office:value-type="float" office:value="-0.0204483875590442" calcext:value-type="float">
            <text:p>-0.020448387559044</text:p>
          </table:table-cell>
          <table:table-cell office:value-type="float" office:value="-0.0204916430336824" calcext:value-type="float">
            <text:p>-0.020491643033683</text:p>
          </table:table-cell>
          <table:table-cell office:value-type="float" office:value="-0.0204613485626235" calcext:value-type="float">
            <text:p>-0.020461348562624</text:p>
          </table:table-cell>
          <table:table-cell office:value-type="float" office:value="-0.0204064187469412" calcext:value-type="float">
            <text:p>-0.020406418746941</text:p>
          </table:table-cell>
          <table:table-cell office:value-type="float" office:value="-0.0203751162216431" calcext:value-type="float">
            <text:p>-0.020375116221643</text:p>
          </table:table-cell>
          <table:table-cell office:value-type="float" office:value="-0.0204484099717506" calcext:value-type="float">
            <text:p>-0.020448409971751</text:p>
          </table:table-cell>
          <table:table-cell office:value-type="float" office:value="-0.0204344529962334" calcext:value-type="float">
            <text:p>-0.020434452996233</text:p>
          </table:table-cell>
          <table:table-cell office:value-type="float" office:value="-0.0204509516496199" calcext:value-type="float">
            <text:p>-0.02045095164962</text:p>
          </table:table-cell>
          <table:table-cell office:value-type="float" office:value="-0.0203841108343639" calcext:value-type="float">
            <text:p>-0.020384110834364</text:p>
          </table:table-cell>
          <table:table-cell office:value-type="float" office:value="-0.0204380940499854" calcext:value-type="float">
            <text:p>-0.020438094049986</text:p>
          </table:table-cell>
          <table:table-cell office:value-type="float" office:value="-0.0204584539708151" calcext:value-type="float">
            <text:p>-0.020458453970815</text:p>
          </table:table-cell>
          <table:table-cell office:value-type="float" office:value="-0.0204428307170393" calcext:value-type="float">
            <text:p>-0.020442830717039</text:p>
          </table:table-cell>
          <table:table-cell office:value-type="float" office:value="-0.0204256283838559" calcext:value-type="float">
            <text:p>-0.020425628383856</text:p>
          </table:table-cell>
          <table:table-cell office:value-type="float" office:value="-0.0203949497563342" calcext:value-type="float">
            <text:p>-0.020394949756334</text:p>
          </table:table-cell>
          <table:table-cell office:value-type="float" office:value="-0.0204413492979488" calcext:value-type="float">
            <text:p>-0.020441349297949</text:p>
          </table:table-cell>
          <table:table-cell office:value-type="float" office:value="-0.0204801039960759" calcext:value-type="float">
            <text:p>-0.020480103996076</text:p>
          </table:table-cell>
          <table:table-cell office:value-type="float" office:value="-0.0204345048235182" calcext:value-type="float">
            <text:p>-0.020434504823518</text:p>
          </table:table-cell>
          <table:table-cell office:value-type="float" office:value="-0.0204710596933665" calcext:value-type="float">
            <text:p>-0.020471059693367</text:p>
          </table:table-cell>
          <table:table-cell office:value-type="float" office:value="-0.0203939684939009" calcext:value-type="float">
            <text:p>-0.020393968493901</text:p>
          </table:table-cell>
          <table:table-cell office:value-type="float" office:value="-0.0203255492183544" calcext:value-type="float">
            <text:p>-0.020325549218354</text:p>
          </table:table-cell>
          <table:table-cell office:value-type="float" office:value="-0.0204303251337057" calcext:value-type="float">
            <text:p>-0.020430325133706</text:p>
          </table:table-cell>
          <table:table-cell office:value-type="float" office:value="-0.0204000284462904" calcext:value-type="float">
            <text:p>-0.020400028446291</text:p>
          </table:table-cell>
          <table:table-cell office:value-type="float" office:value="-0.0204025858900363" calcext:value-type="float">
            <text:p>-0.020402585890036</text:p>
          </table:table-cell>
          <table:table-cell office:value-type="float" office:value="-0.0203809153205035" calcext:value-type="float">
            <text:p>-0.020380915320504</text:p>
          </table:table-cell>
          <table:table-cell table:number-columns-repeated="368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91876172217971" calcext:value-type="float">
            <text:p>0.591876172217971</text:p>
          </table:table-cell>
          <table:table-cell office:value-type="float" office:value="0.590464502745053" calcext:value-type="float">
            <text:p>0.590464502745053</text:p>
          </table:table-cell>
          <table:table-cell office:value-type="float" office:value="0.591169064630208" calcext:value-type="float">
            <text:p>0.591169064630208</text:p>
          </table:table-cell>
          <table:table-cell office:value-type="float" office:value="0.595459452020535" calcext:value-type="float">
            <text:p>0.595459452020535</text:p>
          </table:table-cell>
          <table:table-cell office:value-type="float" office:value="0.598638878935772" calcext:value-type="float">
            <text:p>0.598638878935772</text:p>
          </table:table-cell>
          <table:table-cell office:value-type="float" office:value="0.595849943589717" calcext:value-type="float">
            <text:p>0.595849943589717</text:p>
          </table:table-cell>
          <table:table-cell office:value-type="float" office:value="0.603889430203704" calcext:value-type="float">
            <text:p>0.603889430203704</text:p>
          </table:table-cell>
          <table:table-cell office:value-type="float" office:value="0.610653221038645" calcext:value-type="float">
            <text:p>0.610653221038645</text:p>
          </table:table-cell>
          <table:table-cell office:value-type="float" office:value="0.610450165519953" calcext:value-type="float">
            <text:p>0.610450165519953</text:p>
          </table:table-cell>
          <table:table-cell office:value-type="float" office:value="0.619162918265861" calcext:value-type="float">
            <text:p>0.619162918265861</text:p>
          </table:table-cell>
          <table:table-cell office:value-type="float" office:value="0.627229472842721" calcext:value-type="float">
            <text:p>0.627229472842721</text:p>
          </table:table-cell>
          <table:table-cell office:value-type="float" office:value="0.625663859140972" calcext:value-type="float">
            <text:p>0.625663859140972</text:p>
          </table:table-cell>
          <table:table-cell office:value-type="float" office:value="0.626381736938142" calcext:value-type="float">
            <text:p>0.626381736938142</text:p>
          </table:table-cell>
          <table:table-cell office:value-type="float" office:value="0.629112480043097" calcext:value-type="float">
            <text:p>0.629112480043097</text:p>
          </table:table-cell>
          <table:table-cell office:value-type="float" office:value="0.63177940816591" calcext:value-type="float">
            <text:p>0.63177940816591</text:p>
          </table:table-cell>
          <table:table-cell office:value-type="float" office:value="0.63290884750861" calcext:value-type="float">
            <text:p>0.63290884750861</text:p>
          </table:table-cell>
          <table:table-cell office:value-type="float" office:value="0.632077282000263" calcext:value-type="float">
            <text:p>0.632077282000263</text:p>
          </table:table-cell>
          <table:table-cell office:value-type="float" office:value="0.632475138574765" calcext:value-type="float">
            <text:p>0.632475138574765</text:p>
          </table:table-cell>
          <table:table-cell office:value-type="float" office:value="0.628922496180137" calcext:value-type="float">
            <text:p>0.628922496180137</text:p>
          </table:table-cell>
          <table:table-cell office:value-type="float" office:value="0.629432268467489" calcext:value-type="float">
            <text:p>0.629432268467489</text:p>
          </table:table-cell>
          <table:table-cell office:value-type="float" office:value="0.631452560069267" calcext:value-type="float">
            <text:p>0.631452560069267</text:p>
          </table:table-cell>
          <table:table-cell office:value-type="float" office:value="0.629700275437506" calcext:value-type="float">
            <text:p>0.629700275437506</text:p>
          </table:table-cell>
          <table:table-cell office:value-type="float" office:value="0.631152878702009" calcext:value-type="float">
            <text:p>0.631152878702009</text:p>
          </table:table-cell>
          <table:table-cell office:value-type="float" office:value="0.623558903673126" calcext:value-type="float">
            <text:p>0.623558903673126</text:p>
          </table:table-cell>
          <table:table-cell office:value-type="float" office:value="0.610865612664201" calcext:value-type="float">
            <text:p>0.610865612664201</text:p>
          </table:table-cell>
          <table:table-cell office:value-type="float" office:value="0.603346968021157" calcext:value-type="float">
            <text:p>0.603346968021157</text:p>
          </table:table-cell>
          <table:table-cell office:value-type="float" office:value="0.599503730621511" calcext:value-type="float">
            <text:p>0.599503730621511</text:p>
          </table:table-cell>
          <table:table-cell office:value-type="float" office:value="0.598023561847945" calcext:value-type="float">
            <text:p>0.598023561847945</text:p>
          </table:table-cell>
          <table:table-cell office:value-type="float" office:value="0.597925788192385" calcext:value-type="float">
            <text:p>0.597925788192385</text:p>
          </table:table-cell>
          <table:table-cell office:value-type="float" office:value="0.59889997336328" calcext:value-type="float">
            <text:p>0.59889997336328</text:p>
          </table:table-cell>
          <table:table-cell office:value-type="float" office:value="0.60338301559799" calcext:value-type="float">
            <text:p>0.60338301559799</text:p>
          </table:table-cell>
          <table:table-cell office:value-type="float" office:value="0.607766260215726" calcext:value-type="float">
            <text:p>0.607766260215726</text:p>
          </table:table-cell>
          <table:table-cell office:value-type="float" office:value="0.611267070450669" calcext:value-type="float">
            <text:p>0.611267070450669</text:p>
          </table:table-cell>
          <table:table-cell office:value-type="float" office:value="0.614357879822601" calcext:value-type="float">
            <text:p>0.614357879822601</text:p>
          </table:table-cell>
          <table:table-cell office:value-type="float" office:value="0.615145329442124" calcext:value-type="float">
            <text:p>0.615145329442124</text:p>
          </table:table-cell>
          <table:table-cell office:value-type="float" office:value="0.614928155036946" calcext:value-type="float">
            <text:p>0.614928155036946</text:p>
          </table:table-cell>
          <table:table-cell office:value-type="float" office:value="0.619482129671444" calcext:value-type="float">
            <text:p>0.619482129671444</text:p>
          </table:table-cell>
          <table:table-cell office:value-type="float" office:value="0.622106924412734" calcext:value-type="float">
            <text:p>0.622106924412734</text:p>
          </table:table-cell>
          <table:table-cell office:value-type="float" office:value="0.624080157673388" calcext:value-type="float">
            <text:p>0.624080157673388</text:p>
          </table:table-cell>
          <table:table-cell office:value-type="float" office:value="0.624528054554288" calcext:value-type="float">
            <text:p>0.624528054554288</text:p>
          </table:table-cell>
          <table:table-cell office:value-type="float" office:value="0.625225080977239" calcext:value-type="float">
            <text:p>0.625225080977239</text:p>
          </table:table-cell>
          <table:table-cell office:value-type="float" office:value="0.627131974217347" calcext:value-type="float">
            <text:p>0.627131974217347</text:p>
          </table:table-cell>
          <table:table-cell office:value-type="float" office:value="0.628729648206649" calcext:value-type="float">
            <text:p>0.628729648206649</text:p>
          </table:table-cell>
          <table:table-cell office:value-type="float" office:value="0.633087574835524" calcext:value-type="float">
            <text:p>0.633087574835524</text:p>
          </table:table-cell>
          <table:table-cell office:value-type="float" office:value="0.616435186066796" calcext:value-type="float">
            <text:p>0.616435186066796</text:p>
          </table:table-cell>
          <table:table-cell office:value-type="float" office:value="0.626076796062204" calcext:value-type="float">
            <text:p>0.626076796062204</text:p>
          </table:table-cell>
          <table:table-cell office:value-type="float" office:value="0.610511106920377" calcext:value-type="float">
            <text:p>0.610511106920377</text:p>
          </table:table-cell>
          <table:table-cell office:value-type="float" office:value="0.625301383836189" calcext:value-type="float">
            <text:p>0.625301383836189</text:p>
          </table:table-cell>
          <table:table-cell office:value-type="float" office:value="0.655279993812078" calcext:value-type="float">
            <text:p>0.655279993812078</text:p>
          </table:table-cell>
          <table:table-cell office:value-type="float" office:value="0.657115469166925" calcext:value-type="float">
            <text:p>0.657115469166925</text:p>
          </table:table-cell>
          <table:table-cell office:value-type="float" office:value="0.657141508161715" calcext:value-type="float">
            <text:p>0.657141508161715</text:p>
          </table:table-cell>
          <table:table-cell office:value-type="float" office:value="0.647816876509546" calcext:value-type="float">
            <text:p>0.647816876509546</text:p>
          </table:table-cell>
          <table:table-cell office:value-type="float" office:value="0.63435876255003" calcext:value-type="float">
            <text:p>0.63435876255003</text:p>
          </table:table-cell>
          <table:table-cell office:value-type="float" office:value="0.629471277049027" calcext:value-type="float">
            <text:p>0.629471277049027</text:p>
          </table:table-cell>
          <table:table-cell office:value-type="float" office:value="0.638533678735368" calcext:value-type="float">
            <text:p>0.638533678735368</text:p>
          </table:table-cell>
          <table:table-cell office:value-type="float" office:value="0.640932920485835" calcext:value-type="float">
            <text:p>0.640932920485835</text:p>
          </table:table-cell>
          <table:table-cell office:value-type="float" office:value="0.647582394564483" calcext:value-type="float">
            <text:p>0.647582394564483</text:p>
          </table:table-cell>
          <table:table-cell office:value-type="float" office:value="0.633827385291153" calcext:value-type="float">
            <text:p>0.633827385291153</text:p>
          </table:table-cell>
          <table:table-cell office:value-type="float" office:value="0.602850756357224" calcext:value-type="float">
            <text:p>0.602850756357224</text:p>
          </table:table-cell>
          <table:table-cell office:value-type="float" office:value="0.62858645850245" calcext:value-type="float">
            <text:p>0.62858645850245</text:p>
          </table:table-cell>
          <table:table-cell office:value-type="float" office:value="0.613437148148005" calcext:value-type="float">
            <text:p>0.613437148148005</text:p>
          </table:table-cell>
          <table:table-cell office:value-type="float" office:value="0.608068727409468" calcext:value-type="float">
            <text:p>0.608068727409468</text:p>
          </table:table-cell>
          <table:table-cell office:value-type="float" office:value="0.601969256034431" calcext:value-type="float">
            <text:p>0.601969256034431</text:p>
          </table:table-cell>
          <table:table-cell office:value-type="float" office:value="0.594668009122545" calcext:value-type="float">
            <text:p>0.594668009122545</text:p>
          </table:table-cell>
          <table:table-cell office:value-type="float" office:value="0.590530560374882" calcext:value-type="float">
            <text:p>0.590530560374882</text:p>
          </table:table-cell>
          <table:table-cell office:value-type="float" office:value="0.591216774464671" calcext:value-type="float">
            <text:p>0.591216774464671</text:p>
          </table:table-cell>
          <table:table-cell office:value-type="float" office:value="0.591023377078208" calcext:value-type="float">
            <text:p>0.591023377078208</text:p>
          </table:table-cell>
          <table:table-cell office:value-type="float" office:value="0.589967019281804" calcext:value-type="float">
            <text:p>0.589967019281804</text:p>
          </table:table-cell>
          <table:table-cell office:value-type="float" office:value="0.589709405369831" calcext:value-type="float">
            <text:p>0.589709405369831</text:p>
          </table:table-cell>
          <table:table-cell office:value-type="float" office:value="0.586897712521683" calcext:value-type="float">
            <text:p>0.586897712521683</text:p>
          </table:table-cell>
          <table:table-cell office:value-type="float" office:value="0.583374546886722" calcext:value-type="float">
            <text:p>0.583374546886722</text:p>
          </table:table-cell>
          <table:table-cell office:value-type="float" office:value="0.581238662439366" calcext:value-type="float">
            <text:p>0.581238662439366</text:p>
          </table:table-cell>
          <table:table-cell office:value-type="float" office:value="0.573382034289985" calcext:value-type="float">
            <text:p>0.573382034289985</text:p>
          </table:table-cell>
          <table:table-cell office:value-type="float" office:value="0.567795180960382" calcext:value-type="float">
            <text:p>0.567795180960382</text:p>
          </table:table-cell>
          <table:table-cell office:value-type="float" office:value="0.564135681721562" calcext:value-type="float">
            <text:p>0.564135681721562</text:p>
          </table:table-cell>
          <table:table-cell office:value-type="float" office:value="0.571372232891454" calcext:value-type="float">
            <text:p>0.571372232891454</text:p>
          </table:table-cell>
          <table:table-cell office:value-type="float" office:value="0.574113680436857" calcext:value-type="float">
            <text:p>0.574113680436857</text:p>
          </table:table-cell>
          <table:table-cell office:value-type="float" office:value="0.579017002098902" calcext:value-type="float">
            <text:p>0.579017002098902</text:p>
          </table:table-cell>
          <table:table-cell office:value-type="float" office:value="0.582345432207381" calcext:value-type="float">
            <text:p>0.582345432207381</text:p>
          </table:table-cell>
          <table:table-cell office:value-type="float" office:value="0.585226176103717" calcext:value-type="float">
            <text:p>0.585226176103717</text:p>
          </table:table-cell>
          <table:table-cell office:value-type="float" office:value="0.583178190769816" calcext:value-type="float">
            <text:p>0.583178190769816</text:p>
          </table:table-cell>
          <table:table-cell office:value-type="float" office:value="0.584408623104178" calcext:value-type="float">
            <text:p>0.584408623104178</text:p>
          </table:table-cell>
          <table:table-cell office:value-type="float" office:value="0.583329253999354" calcext:value-type="float">
            <text:p>0.583329253999354</text:p>
          </table:table-cell>
          <table:table-cell office:value-type="float" office:value="0.584989649560959" calcext:value-type="float">
            <text:p>0.584989649560959</text:p>
          </table:table-cell>
          <table:table-cell office:value-type="float" office:value="0.582156566231762" calcext:value-type="float">
            <text:p>0.582156566231762</text:p>
          </table:table-cell>
          <table:table-cell office:value-type="float" office:value="0.583272928264989" calcext:value-type="float">
            <text:p>0.583272928264989</text:p>
          </table:table-cell>
          <table:table-cell office:value-type="float" office:value="0.582526889359808" calcext:value-type="float">
            <text:p>0.582526889359808</text:p>
          </table:table-cell>
          <table:table-cell office:value-type="float" office:value="0.58235261938457" calcext:value-type="float">
            <text:p>0.58235261938457</text:p>
          </table:table-cell>
          <table:table-cell office:value-type="float" office:value="0.581654781537219" calcext:value-type="float">
            <text:p>0.581654781537219</text:p>
          </table:table-cell>
          <table:table-cell office:value-type="float" office:value="0.580826650632228" calcext:value-type="float">
            <text:p>0.580826650632228</text:p>
          </table:table-cell>
          <table:table-cell office:value-type="float" office:value="0.581398516561275" calcext:value-type="float">
            <text:p>0.581398516561275</text:p>
          </table:table-cell>
          <table:table-cell office:value-type="float" office:value="0.580618017690754" calcext:value-type="float">
            <text:p>0.580618017690754</text:p>
          </table:table-cell>
          <table:table-cell office:value-type="float" office:value="0.581602901670644" calcext:value-type="float">
            <text:p>0.581602901670644</text:p>
          </table:table-cell>
          <table:table-cell office:value-type="float" office:value="0.580996732582904" calcext:value-type="float">
            <text:p>0.580996732582904</text:p>
          </table:table-cell>
          <table:table-cell office:value-type="float" office:value="0.581664403404997" calcext:value-type="float">
            <text:p>0.581664403404997</text:p>
          </table:table-cell>
          <table:table-cell office:value-type="float" office:value="0.580233414930603" calcext:value-type="float">
            <text:p>0.580233414930603</text:p>
          </table:table-cell>
          <table:table-cell office:value-type="float" office:value="0.581191536851064" calcext:value-type="float">
            <text:p>0.581191536851064</text:p>
          </table:table-cell>
          <table:table-cell office:value-type="float" office:value="0.580545167543665" calcext:value-type="float">
            <text:p>0.580545167543665</text:p>
          </table:table-cell>
          <table:table-cell office:value-type="float" office:value="0.580309527997783" calcext:value-type="float">
            <text:p>0.580309527997783</text:p>
          </table:table-cell>
          <table:table-cell office:value-type="float" office:value="0.580507942027521" calcext:value-type="float">
            <text:p>0.580507942027521</text:p>
          </table:table-cell>
          <table:table-cell office:value-type="float" office:value="0.580652513367407" calcext:value-type="float">
            <text:p>0.580652513367407</text:p>
          </table:table-cell>
          <table:table-cell office:value-type="float" office:value="0.581358479786475" calcext:value-type="float">
            <text:p>0.581358479786475</text:p>
          </table:table-cell>
          <table:table-cell office:value-type="float" office:value="0.580804160764319" calcext:value-type="float">
            <text:p>0.580804160764319</text:p>
          </table:table-cell>
          <table:table-cell office:value-type="float" office:value="0.58058292950587" calcext:value-type="float">
            <text:p>0.58058292950587</text:p>
          </table:table-cell>
          <table:table-cell office:value-type="float" office:value="0.58077252087963" calcext:value-type="float">
            <text:p>0.58077252087963</text:p>
          </table:table-cell>
          <table:table-cell office:value-type="float" office:value="0.580224229271673" calcext:value-type="float">
            <text:p>0.580224229271673</text:p>
          </table:table-cell>
          <table:table-cell office:value-type="float" office:value="0.580806798083538" calcext:value-type="float">
            <text:p>0.580806798083538</text:p>
          </table:table-cell>
          <table:table-cell office:value-type="float" office:value="0.581016664422802" calcext:value-type="float">
            <text:p>0.581016664422802</text:p>
          </table:table-cell>
          <table:table-cell office:value-type="float" office:value="0.581640481734681" calcext:value-type="float">
            <text:p>0.581640481734681</text:p>
          </table:table-cell>
          <table:table-cell office:value-type="float" office:value="0.580859384826651" calcext:value-type="float">
            <text:p>0.580859384826651</text:p>
          </table:table-cell>
          <table:table-cell office:value-type="float" office:value="0.58119052342091" calcext:value-type="float">
            <text:p>0.58119052342091</text:p>
          </table:table-cell>
          <table:table-cell office:value-type="float" office:value="0.580968411808885" calcext:value-type="float">
            <text:p>0.580968411808885</text:p>
          </table:table-cell>
          <table:table-cell office:value-type="float" office:value="0.580974458446846" calcext:value-type="float">
            <text:p>0.580974458446846</text:p>
          </table:table-cell>
          <table:table-cell office:value-type="float" office:value="0.580955673088406" calcext:value-type="float">
            <text:p>0.580955673088406</text:p>
          </table:table-cell>
          <table:table-cell office:value-type="float" office:value="0.580849170398586" calcext:value-type="float">
            <text:p>0.580849170398586</text:p>
          </table:table-cell>
          <table:table-cell office:value-type="float" office:value="0.580835806158359" calcext:value-type="float">
            <text:p>0.580835806158359</text:p>
          </table:table-cell>
          <table:table-cell office:value-type="float" office:value="0.581087408259316" calcext:value-type="float">
            <text:p>0.581087408259316</text:p>
          </table:table-cell>
          <table:table-cell office:value-type="float" office:value="0.580646606806199" calcext:value-type="float">
            <text:p>0.580646606806199</text:p>
          </table:table-cell>
          <table:table-cell office:value-type="float" office:value="0.581260963794144" calcext:value-type="float">
            <text:p>0.581260963794144</text:p>
          </table:table-cell>
          <table:table-cell office:value-type="float" office:value="0.581161833000373" calcext:value-type="float">
            <text:p>0.581161833000373</text:p>
          </table:table-cell>
          <table:table-cell office:value-type="float" office:value="0.580839743747313" calcext:value-type="float">
            <text:p>0.580839743747313</text:p>
          </table:table-cell>
          <table:table-cell office:value-type="float" office:value="0.581360098187173" calcext:value-type="float">
            <text:p>0.581360098187173</text:p>
          </table:table-cell>
          <table:table-cell office:value-type="float" office:value="0.58125610261795" calcext:value-type="float">
            <text:p>0.58125610261795</text:p>
          </table:table-cell>
          <table:table-cell office:value-type="float" office:value="0.580620762934451" calcext:value-type="float">
            <text:p>0.580620762934451</text:p>
          </table:table-cell>
          <table:table-cell office:value-type="float" office:value="0.580632636018282" calcext:value-type="float">
            <text:p>0.580632636018282</text:p>
          </table:table-cell>
          <table:table-cell office:value-type="float" office:value="0.581493936811802" calcext:value-type="float">
            <text:p>0.581493936811802</text:p>
          </table:table-cell>
          <table:table-cell office:value-type="float" office:value="0.580663135355691" calcext:value-type="float">
            <text:p>0.580663135355691</text:p>
          </table:table-cell>
          <table:table-cell office:value-type="float" office:value="0.580827900283162" calcext:value-type="float">
            <text:p>0.580827900283162</text:p>
          </table:table-cell>
          <table:table-cell office:value-type="float" office:value="0.580988205368558" calcext:value-type="float">
            <text:p>0.580988205368558</text:p>
          </table:table-cell>
          <table:table-cell office:value-type="float" office:value="0.580643401994075" calcext:value-type="float">
            <text:p>0.580643401994075</text:p>
          </table:table-cell>
          <table:table-cell office:value-type="float" office:value="0.580979525435326" calcext:value-type="float">
            <text:p>0.580979525435326</text:p>
          </table:table-cell>
          <table:table-cell office:value-type="float" office:value="0.581472989115609" calcext:value-type="float">
            <text:p>0.581472989115609</text:p>
          </table:table-cell>
          <table:table-cell office:value-type="float" office:value="0.580896436143571" calcext:value-type="float">
            <text:p>0.580896436143571</text:p>
          </table:table-cell>
          <table:table-cell office:value-type="float" office:value="0.581085375437592" calcext:value-type="float">
            <text:p>0.581085375437592</text:p>
          </table:table-cell>
          <table:table-cell office:value-type="float" office:value="0.581062252456439" calcext:value-type="float">
            <text:p>0.581062252456439</text:p>
          </table:table-cell>
          <table:table-cell office:value-type="float" office:value="0.580705575545796" calcext:value-type="float">
            <text:p>0.580705575545796</text:p>
          </table:table-cell>
          <table:table-cell office:value-type="float" office:value="0.580355349700724" calcext:value-type="float">
            <text:p>0.580355349700724</text:p>
          </table:table-cell>
          <table:table-cell office:value-type="float" office:value="0.581810866341867" calcext:value-type="float">
            <text:p>0.581810866341867</text:p>
          </table:table-cell>
          <table:table-cell office:value-type="float" office:value="0.581839649602094" calcext:value-type="float">
            <text:p>0.581839649602094</text:p>
          </table:table-cell>
          <table:table-cell office:value-type="float" office:value="0.584024546981819" calcext:value-type="float">
            <text:p>0.584024546981819</text:p>
          </table:table-cell>
          <table:table-cell office:value-type="float" office:value="0.59483698233653" calcext:value-type="float">
            <text:p>0.59483698233653</text:p>
          </table:table-cell>
          <table:table-cell office:value-type="float" office:value="0.601952963189548" calcext:value-type="float">
            <text:p>0.601952963189548</text:p>
          </table:table-cell>
          <table:table-cell office:value-type="float" office:value="0.601558244292998" calcext:value-type="float">
            <text:p>0.601558244292998</text:p>
          </table:table-cell>
          <table:table-cell office:value-type="float" office:value="0.600709978278372" calcext:value-type="float">
            <text:p>0.600709978278372</text:p>
          </table:table-cell>
          <table:table-cell office:value-type="float" office:value="0.59867979497565" calcext:value-type="float">
            <text:p>0.59867979497565</text:p>
          </table:table-cell>
          <table:table-cell office:value-type="float" office:value="0.597726488692568" calcext:value-type="float">
            <text:p>0.597726488692568</text:p>
          </table:table-cell>
          <table:table-cell office:value-type="float" office:value="0.5971580283315" calcext:value-type="float">
            <text:p>0.5971580283315</text:p>
          </table:table-cell>
          <table:table-cell office:value-type="float" office:value="0.593573345629716" calcext:value-type="float">
            <text:p>0.593573345629716</text:p>
          </table:table-cell>
          <table:table-cell office:value-type="float" office:value="0.5936539732162" calcext:value-type="float">
            <text:p>0.5936539732162</text:p>
          </table:table-cell>
          <table:table-cell office:value-type="float" office:value="0.595086615947417" calcext:value-type="float">
            <text:p>0.595086615947417</text:p>
          </table:table-cell>
          <table:table-cell office:value-type="float" office:value="0.595385793749799" calcext:value-type="float">
            <text:p>0.595385793749799</text:p>
          </table:table-cell>
          <table:table-cell office:value-type="float" office:value="0.595444082875936" calcext:value-type="float">
            <text:p>0.595444082875936</text:p>
          </table:table-cell>
          <table:table-cell office:value-type="float" office:value="0.594457149292879" calcext:value-type="float">
            <text:p>0.594457149292879</text:p>
          </table:table-cell>
          <table:table-cell office:value-type="float" office:value="0.59274392003095" calcext:value-type="float">
            <text:p>0.59274392003095</text:p>
          </table:table-cell>
          <table:table-cell office:value-type="float" office:value="0.59364963043966" calcext:value-type="float">
            <text:p>0.59364963043966</text:p>
          </table:table-cell>
          <table:table-cell office:value-type="float" office:value="0.594017596692575" calcext:value-type="float">
            <text:p>0.594017596692575</text:p>
          </table:table-cell>
          <table:table-cell office:value-type="float" office:value="0.595154837556691" calcext:value-type="float">
            <text:p>0.595154837556691</text:p>
          </table:table-cell>
          <table:table-cell office:value-type="float" office:value="0.594653667092535" calcext:value-type="float">
            <text:p>0.594653667092535</text:p>
          </table:table-cell>
          <table:table-cell office:value-type="float" office:value="0.594518237082463" calcext:value-type="float">
            <text:p>0.594518237082463</text:p>
          </table:table-cell>
          <table:table-cell office:value-type="float" office:value="0.593907700610049" calcext:value-type="float">
            <text:p>0.593907700610049</text:p>
          </table:table-cell>
          <table:table-cell office:value-type="float" office:value="0.593659370872071" calcext:value-type="float">
            <text:p>0.593659370872071</text:p>
          </table:table-cell>
          <table:table-cell office:value-type="float" office:value="0.59283105675436" calcext:value-type="float">
            <text:p>0.59283105675436</text:p>
          </table:table-cell>
          <table:table-cell office:value-type="float" office:value="0.593517281328207" calcext:value-type="float">
            <text:p>0.593517281328207</text:p>
          </table:table-cell>
          <table:table-cell office:value-type="float" office:value="0.594607036759581" calcext:value-type="float">
            <text:p>0.594607036759581</text:p>
          </table:table-cell>
          <table:table-cell office:value-type="float" office:value="0.593999052963935" calcext:value-type="float">
            <text:p>0.593999052963935</text:p>
          </table:table-cell>
          <table:table-cell office:value-type="float" office:value="0.594237776461421" calcext:value-type="float">
            <text:p>0.594237776461421</text:p>
          </table:table-cell>
          <table:table-cell office:value-type="float" office:value="0.594755914868226" calcext:value-type="float">
            <text:p>0.594755914868226</text:p>
          </table:table-cell>
          <table:table-cell office:value-type="float" office:value="0.594894368987964" calcext:value-type="float">
            <text:p>0.594894368987964</text:p>
          </table:table-cell>
          <table:table-cell office:value-type="float" office:value="0.594732611871566" calcext:value-type="float">
            <text:p>0.594732611871566</text:p>
          </table:table-cell>
          <table:table-cell office:value-type="float" office:value="0.594680244605806" calcext:value-type="float">
            <text:p>0.594680244605806</text:p>
          </table:table-cell>
          <table:table-cell office:value-type="float" office:value="0.594281616064593" calcext:value-type="float">
            <text:p>0.594281616064593</text:p>
          </table:table-cell>
          <table:table-cell office:value-type="float" office:value="0.593721703108011" calcext:value-type="float">
            <text:p>0.593721703108011</text:p>
          </table:table-cell>
          <table:table-cell office:value-type="float" office:value="0.593149837312277" calcext:value-type="float">
            <text:p>0.593149837312277</text:p>
          </table:table-cell>
          <table:table-cell office:value-type="float" office:value="0.592123708383388" calcext:value-type="float">
            <text:p>0.592123708383388</text:p>
          </table:table-cell>
          <table:table-cell office:value-type="float" office:value="0.591765691749616" calcext:value-type="float">
            <text:p>0.591765691749616</text:p>
          </table:table-cell>
          <table:table-cell office:value-type="float" office:value="0.592576772662564" calcext:value-type="float">
            <text:p>0.592576772662564</text:p>
          </table:table-cell>
          <table:table-cell office:value-type="float" office:value="0.592593905306483" calcext:value-type="float">
            <text:p>0.592593905306483</text:p>
          </table:table-cell>
          <table:table-cell office:value-type="float" office:value="0.589875626930316" calcext:value-type="float">
            <text:p>0.589875626930316</text:p>
          </table:table-cell>
          <table:table-cell office:value-type="float" office:value="0.587768614665593" calcext:value-type="float">
            <text:p>0.587768614665593</text:p>
          </table:table-cell>
          <table:table-cell office:value-type="float" office:value="0.584673739360767" calcext:value-type="float">
            <text:p>0.584673739360767</text:p>
          </table:table-cell>
          <table:table-cell office:value-type="float" office:value="0.578184693529593" calcext:value-type="float">
            <text:p>0.578184693529593</text:p>
          </table:table-cell>
          <table:table-cell office:value-type="float" office:value="0.573816070959183" calcext:value-type="float">
            <text:p>0.573816070959183</text:p>
          </table:table-cell>
          <table:table-cell office:value-type="float" office:value="0.568782840255272" calcext:value-type="float">
            <text:p>0.568782840255272</text:p>
          </table:table-cell>
          <table:table-cell office:value-type="float" office:value="0.56844310013956" calcext:value-type="float">
            <text:p>0.56844310013956</text:p>
          </table:table-cell>
          <table:table-cell office:value-type="float" office:value="0.565001897897517" calcext:value-type="float">
            <text:p>0.565001897897517</text:p>
          </table:table-cell>
          <table:table-cell office:value-type="float" office:value="0.562687950920073" calcext:value-type="float">
            <text:p>0.562687950920073</text:p>
          </table:table-cell>
          <table:table-cell office:value-type="float" office:value="0.562442868535556" calcext:value-type="float">
            <text:p>0.562442868535556</text:p>
          </table:table-cell>
          <table:table-cell office:value-type="float" office:value="0.561989474880685" calcext:value-type="float">
            <text:p>0.561989474880685</text:p>
          </table:table-cell>
          <table:table-cell office:value-type="float" office:value="0.560050406463165" calcext:value-type="float">
            <text:p>0.560050406463165</text:p>
          </table:table-cell>
          <table:table-cell office:value-type="float" office:value="0.561003467447437" calcext:value-type="float">
            <text:p>0.561003467447437</text:p>
          </table:table-cell>
          <table:table-cell office:value-type="float" office:value="0.560718346079177" calcext:value-type="float">
            <text:p>0.560718346079177</text:p>
          </table:table-cell>
          <table:table-cell office:value-type="float" office:value="0.561468569141638" calcext:value-type="float">
            <text:p>0.561468569141638</text:p>
          </table:table-cell>
          <table:table-cell office:value-type="float" office:value="0.559736928832689" calcext:value-type="float">
            <text:p>0.559736928832689</text:p>
          </table:table-cell>
          <table:table-cell office:value-type="float" office:value="0.559775028433798" calcext:value-type="float">
            <text:p>0.559775028433798</text:p>
          </table:table-cell>
          <table:table-cell office:value-type="float" office:value="0.558711532750862" calcext:value-type="float">
            <text:p>0.558711532750862</text:p>
          </table:table-cell>
          <table:table-cell office:value-type="float" office:value="0.555621349792513" calcext:value-type="float">
            <text:p>0.555621349792513</text:p>
          </table:table-cell>
          <table:table-cell office:value-type="float" office:value="0.555537784882804" calcext:value-type="float">
            <text:p>0.555537784882804</text:p>
          </table:table-cell>
          <table:table-cell office:value-type="float" office:value="0.55618329994947" calcext:value-type="float">
            <text:p>0.55618329994947</text:p>
          </table:table-cell>
          <table:table-cell office:value-type="float" office:value="0.555947785815111" calcext:value-type="float">
            <text:p>0.555947785815111</text:p>
          </table:table-cell>
          <table:table-cell office:value-type="float" office:value="0.55577968911045" calcext:value-type="float">
            <text:p>0.55577968911045</text:p>
          </table:table-cell>
          <table:table-cell office:value-type="float" office:value="0.560732490677821" calcext:value-type="float">
            <text:p>0.560732490677821</text:p>
          </table:table-cell>
          <table:table-cell office:value-type="float" office:value="0.562882333525947" calcext:value-type="float">
            <text:p>0.562882333525947</text:p>
          </table:table-cell>
          <table:table-cell office:value-type="float" office:value="0.56136628821499" calcext:value-type="float">
            <text:p>0.56136628821499</text:p>
          </table:table-cell>
          <table:table-cell office:value-type="float" office:value="0.562642253594223" calcext:value-type="float">
            <text:p>0.562642253594223</text:p>
          </table:table-cell>
          <table:table-cell office:value-type="float" office:value="0.560789199987974" calcext:value-type="float">
            <text:p>0.560789199987974</text:p>
          </table:table-cell>
          <table:table-cell office:value-type="float" office:value="0.560533148466218" calcext:value-type="float">
            <text:p>0.560533148466218</text:p>
          </table:table-cell>
          <table:table-cell office:value-type="float" office:value="0.559584149837003" calcext:value-type="float">
            <text:p>0.559584149837003</text:p>
          </table:table-cell>
          <table:table-cell office:value-type="float" office:value="0.560410617390366" calcext:value-type="float">
            <text:p>0.560410617390366</text:p>
          </table:table-cell>
          <table:table-cell office:value-type="float" office:value="0.561074367119478" calcext:value-type="float">
            <text:p>0.561074367119478</text:p>
          </table:table-cell>
          <table:table-cell office:value-type="float" office:value="0.561830616440493" calcext:value-type="float">
            <text:p>0.561830616440493</text:p>
          </table:table-cell>
          <table:table-cell office:value-type="float" office:value="0.562445166697535" calcext:value-type="float">
            <text:p>0.562445166697535</text:p>
          </table:table-cell>
          <table:table-cell office:value-type="float" office:value="0.562276031285408" calcext:value-type="float">
            <text:p>0.562276031285408</text:p>
          </table:table-cell>
          <table:table-cell office:value-type="float" office:value="0.561707058715712" calcext:value-type="float">
            <text:p>0.561707058715712</text:p>
          </table:table-cell>
          <table:table-cell office:value-type="float" office:value="0.560596251324456" calcext:value-type="float">
            <text:p>0.560596251324456</text:p>
          </table:table-cell>
          <table:table-cell office:value-type="float" office:value="0.56161416835308" calcext:value-type="float">
            <text:p>0.56161416835308</text:p>
          </table:table-cell>
          <table:table-cell office:value-type="float" office:value="0.561685208722092" calcext:value-type="float">
            <text:p>0.561685208722092</text:p>
          </table:table-cell>
          <table:table-cell office:value-type="float" office:value="0.560286363558577" calcext:value-type="float">
            <text:p>0.560286363558577</text:p>
          </table:table-cell>
          <table:table-cell office:value-type="float" office:value="0.56136943498622" calcext:value-type="float">
            <text:p>0.56136943498622</text:p>
          </table:table-cell>
          <table:table-cell office:value-type="float" office:value="0.560959010198189" calcext:value-type="float">
            <text:p>0.560959010198189</text:p>
          </table:table-cell>
          <table:table-cell office:value-type="float" office:value="0.561883712302124" calcext:value-type="float">
            <text:p>0.561883712302124</text:p>
          </table:table-cell>
          <table:table-cell office:value-type="float" office:value="0.5623858466278" calcext:value-type="float">
            <text:p>0.5623858466278</text:p>
          </table:table-cell>
          <table:table-cell office:value-type="float" office:value="0.563565240593848" calcext:value-type="float">
            <text:p>0.563565240593848</text:p>
          </table:table-cell>
          <table:table-cell office:value-type="float" office:value="0.56285189543766" calcext:value-type="float">
            <text:p>0.56285189543766</text:p>
          </table:table-cell>
          <table:table-cell office:value-type="float" office:value="0.562692296015528" calcext:value-type="float">
            <text:p>0.562692296015528</text:p>
          </table:table-cell>
          <table:table-cell office:value-type="float" office:value="0.562669826052952" calcext:value-type="float">
            <text:p>0.562669826052952</text:p>
          </table:table-cell>
          <table:table-cell office:value-type="float" office:value="0.559686286282229" calcext:value-type="float">
            <text:p>0.559686286282229</text:p>
          </table:table-cell>
          <table:table-cell office:value-type="float" office:value="0.557444555946708" calcext:value-type="float">
            <text:p>0.557444555946708</text:p>
          </table:table-cell>
          <table:table-cell office:value-type="float" office:value="0.55980147592536" calcext:value-type="float">
            <text:p>0.55980147592536</text:p>
          </table:table-cell>
          <table:table-cell office:value-type="float" office:value="0.559659535022318" calcext:value-type="float">
            <text:p>0.559659535022318</text:p>
          </table:table-cell>
          <table:table-cell office:value-type="float" office:value="0.556213721224543" calcext:value-type="float">
            <text:p>0.556213721224543</text:p>
          </table:table-cell>
          <table:table-cell office:value-type="float" office:value="0.561674571559086" calcext:value-type="float">
            <text:p>0.561674571559086</text:p>
          </table:table-cell>
          <table:table-cell office:value-type="float" office:value="0.578113227570758" calcext:value-type="float">
            <text:p>0.578113227570758</text:p>
          </table:table-cell>
          <table:table-cell office:value-type="float" office:value="0.571456905223543" calcext:value-type="float">
            <text:p>0.571456905223543</text:p>
          </table:table-cell>
          <table:table-cell office:value-type="float" office:value="0.582463058915923" calcext:value-type="float">
            <text:p>0.582463058915923</text:p>
          </table:table-cell>
          <table:table-cell office:value-type="float" office:value="0.587722526010832" calcext:value-type="float">
            <text:p>0.587722526010832</text:p>
          </table:table-cell>
          <table:table-cell office:value-type="float" office:value="0.595455692082168" calcext:value-type="float">
            <text:p>0.595455692082168</text:p>
          </table:table-cell>
          <table:table-cell office:value-type="float" office:value="0.588614775592026" calcext:value-type="float">
            <text:p>0.588614775592026</text:p>
          </table:table-cell>
          <table:table-cell office:value-type="float" office:value="0.560053936702968" calcext:value-type="float">
            <text:p>0.560053936702968</text:p>
          </table:table-cell>
          <table:table-cell office:value-type="float" office:value="0.550728703612339" calcext:value-type="float">
            <text:p>0.550728703612339</text:p>
          </table:table-cell>
          <table:table-cell office:value-type="float" office:value="0.558659438353554" calcext:value-type="float">
            <text:p>0.558659438353554</text:p>
          </table:table-cell>
          <table:table-cell office:value-type="float" office:value="0.564591784709869" calcext:value-type="float">
            <text:p>0.564591784709869</text:p>
          </table:table-cell>
          <table:table-cell office:value-type="float" office:value="0.592432622848884" calcext:value-type="float">
            <text:p>0.592432622848884</text:p>
          </table:table-cell>
          <table:table-cell office:value-type="float" office:value="0.610556367989005" calcext:value-type="float">
            <text:p>0.610556367989005</text:p>
          </table:table-cell>
          <table:table-cell office:value-type="float" office:value="0.595081292938266" calcext:value-type="float">
            <text:p>0.595081292938266</text:p>
          </table:table-cell>
          <table:table-cell office:value-type="float" office:value="0.599890939580319" calcext:value-type="float">
            <text:p>0.599890939580319</text:p>
          </table:table-cell>
          <table:table-cell office:value-type="float" office:value="0.599282693945869" calcext:value-type="float">
            <text:p>0.599282693945869</text:p>
          </table:table-cell>
          <table:table-cell office:value-type="float" office:value="0.593017743614445" calcext:value-type="float">
            <text:p>0.593017743614445</text:p>
          </table:table-cell>
          <table:table-cell office:value-type="float" office:value="0.590542433781831" calcext:value-type="float">
            <text:p>0.590542433781831</text:p>
          </table:table-cell>
          <table:table-cell office:value-type="float" office:value="0.580620170763929" calcext:value-type="float">
            <text:p>0.580620170763929</text:p>
          </table:table-cell>
          <table:table-cell office:value-type="float" office:value="0.581698331310405" calcext:value-type="float">
            <text:p>0.581698331310405</text:p>
          </table:table-cell>
          <table:table-cell office:value-type="float" office:value="0.583734808994647" calcext:value-type="float">
            <text:p>0.583734808994647</text:p>
          </table:table-cell>
          <table:table-cell office:value-type="float" office:value="0.583745979963586" calcext:value-type="float">
            <text:p>0.583745979963586</text:p>
          </table:table-cell>
          <table:table-cell office:value-type="float" office:value="0.584839075586167" calcext:value-type="float">
            <text:p>0.584839075586167</text:p>
          </table:table-cell>
          <table:table-cell office:value-type="float" office:value="0.586409753264116" calcext:value-type="float">
            <text:p>0.586409753264116</text:p>
          </table:table-cell>
          <table:table-cell office:value-type="float" office:value="0.588270416323818" calcext:value-type="float">
            <text:p>0.588270416323818</text:p>
          </table:table-cell>
          <table:table-cell office:value-type="float" office:value="0.592573373753919" calcext:value-type="float">
            <text:p>0.592573373753919</text:p>
          </table:table-cell>
          <table:table-cell office:value-type="float" office:value="0.594163426523751" calcext:value-type="float">
            <text:p>0.594163426523751</text:p>
          </table:table-cell>
          <table:table-cell office:value-type="float" office:value="0.596125488431532" calcext:value-type="float">
            <text:p>0.596125488431532</text:p>
          </table:table-cell>
          <table:table-cell office:value-type="float" office:value="0.59474803954386" calcext:value-type="float">
            <text:p>0.59474803954386</text:p>
          </table:table-cell>
          <table:table-cell office:value-type="float" office:value="0.59942968229104" calcext:value-type="float">
            <text:p>0.59942968229104</text:p>
          </table:table-cell>
          <table:table-cell office:value-type="float" office:value="0.59450568844679" calcext:value-type="float">
            <text:p>0.59450568844679</text:p>
          </table:table-cell>
          <table:table-cell office:value-type="float" office:value="0.593412681817568" calcext:value-type="float">
            <text:p>0.593412681817568</text:p>
          </table:table-cell>
          <table:table-cell office:value-type="float" office:value="0.592420244787048" calcext:value-type="float">
            <text:p>0.592420244787048</text:p>
          </table:table-cell>
          <table:table-cell office:value-type="float" office:value="0.592823369982508" calcext:value-type="float">
            <text:p>0.592823369982508</text:p>
          </table:table-cell>
          <table:table-cell office:value-type="float" office:value="0.599950338571737" calcext:value-type="float">
            <text:p>0.599950338571737</text:p>
          </table:table-cell>
          <table:table-cell office:value-type="float" office:value="0.588258698915236" calcext:value-type="float">
            <text:p>0.588258698915236</text:p>
          </table:table-cell>
          <table:table-cell office:value-type="float" office:value="0.585649609604535" calcext:value-type="float">
            <text:p>0.585649609604535</text:p>
          </table:table-cell>
          <table:table-cell office:value-type="float" office:value="0.585240514916648" calcext:value-type="float">
            <text:p>0.585240514916648</text:p>
          </table:table-cell>
          <table:table-cell office:value-type="float" office:value="0.588243676964926" calcext:value-type="float">
            <text:p>0.588243676964926</text:p>
          </table:table-cell>
          <table:table-cell office:value-type="float" office:value="0.592247388734999" calcext:value-type="float">
            <text:p>0.592247388734999</text:p>
          </table:table-cell>
          <table:table-cell office:value-type="float" office:value="0.591242674081167" calcext:value-type="float">
            <text:p>0.591242674081167</text:p>
          </table:table-cell>
          <table:table-cell office:value-type="float" office:value="0.590700145699668" calcext:value-type="float">
            <text:p>0.590700145699668</text:p>
          </table:table-cell>
          <table:table-cell office:value-type="float" office:value="0.591365535721186" calcext:value-type="float">
            <text:p>0.591365535721186</text:p>
          </table:table-cell>
          <table:table-cell office:value-type="float" office:value="0.594828091289229" calcext:value-type="float">
            <text:p>0.594828091289229</text:p>
          </table:table-cell>
          <table:table-cell office:value-type="float" office:value="0.597892291808672" calcext:value-type="float">
            <text:p>0.597892291808672</text:p>
          </table:table-cell>
          <table:table-cell office:value-type="float" office:value="0.5973262589828" calcext:value-type="float">
            <text:p>0.5973262589828</text:p>
          </table:table-cell>
          <table:table-cell office:value-type="float" office:value="0.601211907422036" calcext:value-type="float">
            <text:p>0.601211907422036</text:p>
          </table:table-cell>
          <table:table-cell office:value-type="float" office:value="0.594470133449325" calcext:value-type="float">
            <text:p>0.594470133449325</text:p>
          </table:table-cell>
          <table:table-cell office:value-type="float" office:value="0.589914051943993" calcext:value-type="float">
            <text:p>0.589914051943993</text:p>
          </table:table-cell>
          <table:table-cell office:value-type="float" office:value="0.588490575130735" calcext:value-type="float">
            <text:p>0.588490575130735</text:p>
          </table:table-cell>
          <table:table-cell office:value-type="float" office:value="0.590993759381784" calcext:value-type="float">
            <text:p>0.590993759381784</text:p>
          </table:table-cell>
          <table:table-cell office:value-type="float" office:value="0.601137589619894" calcext:value-type="float">
            <text:p>0.601137589619894</text:p>
          </table:table-cell>
          <table:table-cell office:value-type="float" office:value="0.590528826948781" calcext:value-type="float">
            <text:p>0.590528826948781</text:p>
          </table:table-cell>
          <table:table-cell office:value-type="float" office:value="0.591545558840412" calcext:value-type="float">
            <text:p>0.591545558840412</text:p>
          </table:table-cell>
          <table:table-cell office:value-type="float" office:value="0.589726780407071" calcext:value-type="float">
            <text:p>0.589726780407071</text:p>
          </table:table-cell>
          <table:table-cell office:value-type="float" office:value="0.587871381202466" calcext:value-type="float">
            <text:p>0.587871381202466</text:p>
          </table:table-cell>
          <table:table-cell office:value-type="float" office:value="0.5857722949812" calcext:value-type="float">
            <text:p>0.5857722949812</text:p>
          </table:table-cell>
          <table:table-cell office:value-type="float" office:value="0.585630538067871" calcext:value-type="float">
            <text:p>0.585630538067871</text:p>
          </table:table-cell>
          <table:table-cell office:value-type="float" office:value="0.586350879926011" calcext:value-type="float">
            <text:p>0.586350879926011</text:p>
          </table:table-cell>
          <table:table-cell office:value-type="float" office:value="0.588138193861639" calcext:value-type="float">
            <text:p>0.588138193861639</text:p>
          </table:table-cell>
          <table:table-cell office:value-type="float" office:value="0.591882802789904" calcext:value-type="float">
            <text:p>0.591882802789904</text:p>
          </table:table-cell>
          <table:table-cell office:value-type="float" office:value="0.592223363402014" calcext:value-type="float">
            <text:p>0.592223363402014</text:p>
          </table:table-cell>
          <table:table-cell office:value-type="float" office:value="0.592581297743953" calcext:value-type="float">
            <text:p>0.592581297743953</text:p>
          </table:table-cell>
          <table:table-cell office:value-type="float" office:value="0.592181061601806" calcext:value-type="float">
            <text:p>0.592181061601806</text:p>
          </table:table-cell>
          <table:table-cell office:value-type="float" office:value="0.591300390798676" calcext:value-type="float">
            <text:p>0.591300390798676</text:p>
          </table:table-cell>
          <table:table-cell office:value-type="float" office:value="0.591784292466084" calcext:value-type="float">
            <text:p>0.591784292466084</text:p>
          </table:table-cell>
          <table:table-cell office:value-type="float" office:value="0.590803533957806" calcext:value-type="float">
            <text:p>0.590803533957806</text:p>
          </table:table-cell>
          <table:table-cell office:value-type="float" office:value="0.590647835237488" calcext:value-type="float">
            <text:p>0.590647835237488</text:p>
          </table:table-cell>
          <table:table-cell office:value-type="float" office:value="0.594504824746311" calcext:value-type="float">
            <text:p>0.594504824746311</text:p>
          </table:table-cell>
          <table:table-cell office:value-type="float" office:value="0.596996872427412" calcext:value-type="float">
            <text:p>0.596996872427412</text:p>
          </table:table-cell>
          <table:table-cell office:value-type="float" office:value="0.591221619632186" calcext:value-type="float">
            <text:p>0.591221619632186</text:p>
          </table:table-cell>
          <table:table-cell office:value-type="float" office:value="0.590387410320591" calcext:value-type="float">
            <text:p>0.590387410320591</text:p>
          </table:table-cell>
          <table:table-cell office:value-type="float" office:value="0.590480528146155" calcext:value-type="float">
            <text:p>0.590480528146155</text:p>
          </table:table-cell>
          <table:table-cell office:value-type="float" office:value="0.590245018635679" calcext:value-type="float">
            <text:p>0.590245018635679</text:p>
          </table:table-cell>
          <table:table-cell office:value-type="float" office:value="0.592753834531472" calcext:value-type="float">
            <text:p>0.592753834531472</text:p>
          </table:table-cell>
          <table:table-cell office:value-type="float" office:value="0.590314877073374" calcext:value-type="float">
            <text:p>0.590314877073374</text:p>
          </table:table-cell>
          <table:table-cell office:value-type="float" office:value="0.590868772348914" calcext:value-type="float">
            <text:p>0.590868772348914</text:p>
          </table:table-cell>
          <table:table-cell office:value-type="float" office:value="0.589965962858018" calcext:value-type="float">
            <text:p>0.589965962858018</text:p>
          </table:table-cell>
          <table:table-cell office:value-type="float" office:value="0.590965000318743" calcext:value-type="float">
            <text:p>0.590965000318743</text:p>
          </table:table-cell>
          <table:table-cell office:value-type="float" office:value="0.590507161732428" calcext:value-type="float">
            <text:p>0.590507161732428</text:p>
          </table:table-cell>
          <table:table-cell office:value-type="float" office:value="0.589683134486777" calcext:value-type="float">
            <text:p>0.589683134486777</text:p>
          </table:table-cell>
          <table:table-cell office:value-type="float" office:value="0.591675440793311" calcext:value-type="float">
            <text:p>0.591675440793311</text:p>
          </table:table-cell>
          <table:table-cell office:value-type="float" office:value="0.592225613718727" calcext:value-type="float">
            <text:p>0.592225613718727</text:p>
          </table:table-cell>
          <table:table-cell office:value-type="float" office:value="0.592750312059661" calcext:value-type="float">
            <text:p>0.592750312059661</text:p>
          </table:table-cell>
          <table:table-cell office:value-type="float" office:value="0.592088118572023" calcext:value-type="float">
            <text:p>0.592088118572023</text:p>
          </table:table-cell>
          <table:table-cell office:value-type="float" office:value="0.591666399870371" calcext:value-type="float">
            <text:p>0.591666399870371</text:p>
          </table:table-cell>
          <table:table-cell office:value-type="float" office:value="0.592336161250183" calcext:value-type="float">
            <text:p>0.592336161250183</text:p>
          </table:table-cell>
          <table:table-cell office:value-type="float" office:value="0.59056596765823" calcext:value-type="float">
            <text:p>0.59056596765823</text:p>
          </table:table-cell>
          <table:table-cell office:value-type="float" office:value="0.589445113789383" calcext:value-type="float">
            <text:p>0.589445113789383</text:p>
          </table:table-cell>
          <table:table-cell office:value-type="float" office:value="0.58810485478411" calcext:value-type="float">
            <text:p>0.58810485478411</text:p>
          </table:table-cell>
          <table:table-cell office:value-type="float" office:value="0.589875276496068" calcext:value-type="float">
            <text:p>0.589875276496068</text:p>
          </table:table-cell>
          <table:table-cell office:value-type="float" office:value="0.588315238202913" calcext:value-type="float">
            <text:p>0.588315238202913</text:p>
          </table:table-cell>
          <table:table-cell office:value-type="float" office:value="0.589834992118102" calcext:value-type="float">
            <text:p>0.589834992118102</text:p>
          </table:table-cell>
          <table:table-cell office:value-type="float" office:value="0.588151604171493" calcext:value-type="float">
            <text:p>0.588151604171493</text:p>
          </table:table-cell>
          <table:table-cell office:value-type="float" office:value="0.588355149598157" calcext:value-type="float">
            <text:p>0.588355149598157</text:p>
          </table:table-cell>
          <table:table-cell office:value-type="float" office:value="0.585227376822323" calcext:value-type="float">
            <text:p>0.585227376822323</text:p>
          </table:table-cell>
          <table:table-cell office:value-type="float" office:value="0.585162552715729" calcext:value-type="float">
            <text:p>0.585162552715729</text:p>
          </table:table-cell>
          <table:table-cell office:value-type="float" office:value="0.586901618871791" calcext:value-type="float">
            <text:p>0.586901618871791</text:p>
          </table:table-cell>
          <table:table-cell office:value-type="float" office:value="0.588873305701863" calcext:value-type="float">
            <text:p>0.588873305701863</text:p>
          </table:table-cell>
          <table:table-cell office:value-type="float" office:value="0.591185651924245" calcext:value-type="float">
            <text:p>0.591185651924245</text:p>
          </table:table-cell>
          <table:table-cell office:value-type="float" office:value="0.589889030274313" calcext:value-type="float">
            <text:p>0.589889030274313</text:p>
          </table:table-cell>
          <table:table-cell office:value-type="float" office:value="0.5926510515737" calcext:value-type="float">
            <text:p>0.5926510515737</text:p>
          </table:table-cell>
          <table:table-cell office:value-type="float" office:value="0.592933805549055" calcext:value-type="float">
            <text:p>0.592933805549055</text:p>
          </table:table-cell>
          <table:table-cell office:value-type="float" office:value="0.594692935509985" calcext:value-type="float">
            <text:p>0.594692935509985</text:p>
          </table:table-cell>
          <table:table-cell office:value-type="float" office:value="0.596883979434756" calcext:value-type="float">
            <text:p>0.596883979434756</text:p>
          </table:table-cell>
          <table:table-cell office:value-type="float" office:value="0.594718948292443" calcext:value-type="float">
            <text:p>0.594718948292443</text:p>
          </table:table-cell>
          <table:table-cell office:value-type="float" office:value="0.593753368159107" calcext:value-type="float">
            <text:p>0.593753368159107</text:p>
          </table:table-cell>
          <table:table-cell office:value-type="float" office:value="0.59651636340214" calcext:value-type="float">
            <text:p>0.59651636340214</text:p>
          </table:table-cell>
          <table:table-cell office:value-type="float" office:value="0.593894605351932" calcext:value-type="float">
            <text:p>0.593894605351932</text:p>
          </table:table-cell>
          <table:table-cell office:value-type="float" office:value="0.593516775246896" calcext:value-type="float">
            <text:p>0.593516775246896</text:p>
          </table:table-cell>
          <table:table-cell office:value-type="float" office:value="0.596587040508238" calcext:value-type="float">
            <text:p>0.596587040508238</text:p>
          </table:table-cell>
          <table:table-cell office:value-type="float" office:value="0.5983867867811" calcext:value-type="float">
            <text:p>0.5983867867811</text:p>
          </table:table-cell>
          <table:table-cell office:value-type="float" office:value="0.597760955498733" calcext:value-type="float">
            <text:p>0.597760955498733</text:p>
          </table:table-cell>
          <table:table-cell office:value-type="float" office:value="0.597039691472823" calcext:value-type="float">
            <text:p>0.597039691472823</text:p>
          </table:table-cell>
          <table:table-cell office:value-type="float" office:value="0.598248552625515" calcext:value-type="float">
            <text:p>0.598248552625515</text:p>
          </table:table-cell>
          <table:table-cell office:value-type="float" office:value="0.599079480809756" calcext:value-type="float">
            <text:p>0.599079480809756</text:p>
          </table:table-cell>
          <table:table-cell office:value-type="float" office:value="0.599782496844989" calcext:value-type="float">
            <text:p>0.599782496844989</text:p>
          </table:table-cell>
          <table:table-cell office:value-type="float" office:value="0.596185117364812" calcext:value-type="float">
            <text:p>0.596185117364812</text:p>
          </table:table-cell>
          <table:table-cell office:value-type="float" office:value="0.598933480433569" calcext:value-type="float">
            <text:p>0.598933480433569</text:p>
          </table:table-cell>
          <table:table-cell office:value-type="float" office:value="0.596899224499565" calcext:value-type="float">
            <text:p>0.596899224499565</text:p>
          </table:table-cell>
          <table:table-cell office:value-type="float" office:value="0.597687769481203" calcext:value-type="float">
            <text:p>0.597687769481203</text:p>
          </table:table-cell>
          <table:table-cell office:value-type="float" office:value="0.598543014495977" calcext:value-type="float">
            <text:p>0.598543014495977</text:p>
          </table:table-cell>
          <table:table-cell office:value-type="float" office:value="0.595621774470713" calcext:value-type="float">
            <text:p>0.595621774470713</text:p>
          </table:table-cell>
          <table:table-cell office:value-type="float" office:value="0.599309949438067" calcext:value-type="float">
            <text:p>0.599309949438067</text:p>
          </table:table-cell>
          <table:table-cell office:value-type="float" office:value="0.597548401746633" calcext:value-type="float">
            <text:p>0.597548401746633</text:p>
          </table:table-cell>
          <table:table-cell office:value-type="float" office:value="0.59700089076533" calcext:value-type="float">
            <text:p>0.59700089076533</text:p>
          </table:table-cell>
          <table:table-cell office:value-type="float" office:value="0.595941276600618" calcext:value-type="float">
            <text:p>0.595941276600618</text:p>
          </table:table-cell>
          <table:table-cell office:value-type="float" office:value="0.598550329524136" calcext:value-type="float">
            <text:p>0.598550329524136</text:p>
          </table:table-cell>
          <table:table-cell office:value-type="float" office:value="0.599057002980724" calcext:value-type="float">
            <text:p>0.599057002980724</text:p>
          </table:table-cell>
          <table:table-cell office:value-type="float" office:value="0.598757723297178" calcext:value-type="float">
            <text:p>0.598757723297178</text:p>
          </table:table-cell>
          <table:table-cell office:value-type="float" office:value="0.597481279013025" calcext:value-type="float">
            <text:p>0.597481279013025</text:p>
          </table:table-cell>
          <table:table-cell office:value-type="float" office:value="0.598877558572506" calcext:value-type="float">
            <text:p>0.598877558572506</text:p>
          </table:table-cell>
          <table:table-cell office:value-type="float" office:value="0.596802535755466" calcext:value-type="float">
            <text:p>0.596802535755466</text:p>
          </table:table-cell>
          <table:table-cell office:value-type="float" office:value="0.596455812369246" calcext:value-type="float">
            <text:p>0.596455812369246</text:p>
          </table:table-cell>
          <table:table-cell office:value-type="float" office:value="0.596745382850143" calcext:value-type="float">
            <text:p>0.596745382850143</text:p>
          </table:table-cell>
          <table:table-cell office:value-type="float" office:value="0.597300520967488" calcext:value-type="float">
            <text:p>0.597300520967488</text:p>
          </table:table-cell>
          <table:table-cell office:value-type="float" office:value="0.598312813077071" calcext:value-type="float">
            <text:p>0.598312813077071</text:p>
          </table:table-cell>
          <table:table-cell office:value-type="float" office:value="0.599388094527761" calcext:value-type="float">
            <text:p>0.599388094527761</text:p>
          </table:table-cell>
          <table:table-cell office:value-type="float" office:value="0.597920177554593" calcext:value-type="float">
            <text:p>0.597920177554593</text:p>
          </table:table-cell>
          <table:table-cell office:value-type="float" office:value="0.597106444679065" calcext:value-type="float">
            <text:p>0.597106444679065</text:p>
          </table:table-cell>
          <table:table-cell office:value-type="float" office:value="0.597307841083112" calcext:value-type="float">
            <text:p>0.597307841083112</text:p>
          </table:table-cell>
          <table:table-cell office:value-type="float" office:value="0.599090522580603" calcext:value-type="float">
            <text:p>0.599090522580603</text:p>
          </table:table-cell>
          <table:table-cell office:value-type="float" office:value="0.597402575692721" calcext:value-type="float">
            <text:p>0.597402575692721</text:p>
          </table:table-cell>
          <table:table-cell office:value-type="float" office:value="0.599401398132558" calcext:value-type="float">
            <text:p>0.599401398132558</text:p>
          </table:table-cell>
          <table:table-cell office:value-type="float" office:value="0.599099413563988" calcext:value-type="float">
            <text:p>0.599099413563988</text:p>
          </table:table-cell>
          <table:table-cell office:value-type="float" office:value="0.599096171710566" calcext:value-type="float">
            <text:p>0.599096171710566</text:p>
          </table:table-cell>
          <table:table-cell office:value-type="float" office:value="0.599225415788267" calcext:value-type="float">
            <text:p>0.599225415788267</text:p>
          </table:table-cell>
          <table:table-cell office:value-type="float" office:value="0.597676111839608" calcext:value-type="float">
            <text:p>0.597676111839608</text:p>
          </table:table-cell>
          <table:table-cell office:value-type="float" office:value="0.599585484141771" calcext:value-type="float">
            <text:p>0.599585484141771</text:p>
          </table:table-cell>
          <table:table-cell office:value-type="float" office:value="0.599093628217399" calcext:value-type="float">
            <text:p>0.599093628217399</text:p>
          </table:table-cell>
          <table:table-cell office:value-type="float" office:value="0.596704813941106" calcext:value-type="float">
            <text:p>0.596704813941106</text:p>
          </table:table-cell>
          <table:table-cell office:value-type="float" office:value="0.598496234429982" calcext:value-type="float">
            <text:p>0.598496234429982</text:p>
          </table:table-cell>
          <table:table-cell office:value-type="float" office:value="0.599269159995863" calcext:value-type="float">
            <text:p>0.599269159995863</text:p>
          </table:table-cell>
          <table:table-cell office:value-type="float" office:value="0.599017196022514" calcext:value-type="float">
            <text:p>0.599017196022514</text:p>
          </table:table-cell>
          <table:table-cell office:value-type="float" office:value="0.599217873335191" calcext:value-type="float">
            <text:p>0.599217873335191</text:p>
          </table:table-cell>
          <table:table-cell office:value-type="float" office:value="0.599375771522686" calcext:value-type="float">
            <text:p>0.599375771522686</text:p>
          </table:table-cell>
          <table:table-cell office:value-type="float" office:value="0.599117012126109" calcext:value-type="float">
            <text:p>0.599117012126109</text:p>
          </table:table-cell>
          <table:table-cell office:value-type="float" office:value="0.59922840504669" calcext:value-type="float">
            <text:p>0.59922840504669</text:p>
          </table:table-cell>
          <table:table-cell office:value-type="float" office:value="0.596742313968438" calcext:value-type="float">
            <text:p>0.596742313968438</text:p>
          </table:table-cell>
          <table:table-cell office:value-type="float" office:value="0.598821822615524" calcext:value-type="float">
            <text:p>0.598821822615524</text:p>
          </table:table-cell>
          <table:table-cell office:value-type="float" office:value="0.599015779843226" calcext:value-type="float">
            <text:p>0.599015779843226</text:p>
          </table:table-cell>
          <table:table-cell office:value-type="float" office:value="0.598535213088475" calcext:value-type="float">
            <text:p>0.598535213088475</text:p>
          </table:table-cell>
          <table:table-cell office:value-type="float" office:value="0.599171425771583" calcext:value-type="float">
            <text:p>0.599171425771583</text:p>
          </table:table-cell>
          <table:table-cell office:value-type="float" office:value="0.598926641204386" calcext:value-type="float">
            <text:p>0.598926641204386</text:p>
          </table:table-cell>
          <table:table-cell office:value-type="float" office:value="0.599113229130341" calcext:value-type="float">
            <text:p>0.599113229130341</text:p>
          </table:table-cell>
          <table:table-cell office:value-type="float" office:value="0.59825241292976" calcext:value-type="float">
            <text:p>0.59825241292976</text:p>
          </table:table-cell>
          <table:table-cell office:value-type="float" office:value="0.598626956262055" calcext:value-type="float">
            <text:p>0.598626956262055</text:p>
          </table:table-cell>
          <table:table-cell office:value-type="float" office:value="0.599102400930467" calcext:value-type="float">
            <text:p>0.599102400930467</text:p>
          </table:table-cell>
          <table:table-cell office:value-type="float" office:value="0.599008443059285" calcext:value-type="float">
            <text:p>0.599008443059285</text:p>
          </table:table-cell>
          <table:table-cell office:value-type="float" office:value="0.599092820345472" calcext:value-type="float">
            <text:p>0.599092820345472</text:p>
          </table:table-cell>
          <table:table-cell office:value-type="float" office:value="0.5990261423576" calcext:value-type="float">
            <text:p>0.5990261423576</text:p>
          </table:table-cell>
          <table:table-cell office:value-type="float" office:value="0.59895186980282" calcext:value-type="float">
            <text:p>0.59895186980282</text:p>
          </table:table-cell>
          <table:table-cell office:value-type="float" office:value="0.598450460671066" calcext:value-type="float">
            <text:p>0.598450460671066</text:p>
          </table:table-cell>
          <table:table-cell office:value-type="float" office:value="0.598866426337416" calcext:value-type="float">
            <text:p>0.598866426337416</text:p>
          </table:table-cell>
          <table:table-cell office:value-type="float" office:value="0.599177298724518" calcext:value-type="float">
            <text:p>0.599177298724518</text:p>
          </table:table-cell>
          <table:table-cell office:value-type="float" office:value="0.598786335123216" calcext:value-type="float">
            <text:p>0.598786335123216</text:p>
          </table:table-cell>
          <table:table-cell office:value-type="float" office:value="0.599358639699075" calcext:value-type="float">
            <text:p>0.599358639699075</text:p>
          </table:table-cell>
          <table:table-cell office:value-type="float" office:value="0.599420391270052" calcext:value-type="float">
            <text:p>0.599420391270052</text:p>
          </table:table-cell>
          <table:table-cell office:value-type="float" office:value="0.598649387794981" calcext:value-type="float">
            <text:p>0.598649387794981</text:p>
          </table:table-cell>
          <table:table-cell office:value-type="float" office:value="0.598681894379612" calcext:value-type="float">
            <text:p>0.598681894379612</text:p>
          </table:table-cell>
          <table:table-cell office:value-type="float" office:value="0.599223337465065" calcext:value-type="float">
            <text:p>0.599223337465065</text:p>
          </table:table-cell>
          <table:table-cell office:value-type="float" office:value="0.598725978350985" calcext:value-type="float">
            <text:p>0.598725978350985</text:p>
          </table:table-cell>
          <table:table-cell office:value-type="float" office:value="0.598592323792125" calcext:value-type="float">
            <text:p>0.598592323792125</text:p>
          </table:table-cell>
          <table:table-cell office:value-type="float" office:value="0.598541844921805" calcext:value-type="float">
            <text:p>0.598541844921805</text:p>
          </table:table-cell>
          <table:table-cell office:value-type="float" office:value="0.598888375420278" calcext:value-type="float">
            <text:p>0.598888375420278</text:p>
          </table:table-cell>
          <table:table-cell office:value-type="float" office:value="0.598804345749352" calcext:value-type="float">
            <text:p>0.598804345749352</text:p>
          </table:table-cell>
          <table:table-cell office:value-type="float" office:value="0.59897718345675" calcext:value-type="float">
            <text:p>0.59897718345675</text:p>
          </table:table-cell>
          <table:table-cell office:value-type="float" office:value="0.59891674706283" calcext:value-type="float">
            <text:p>0.59891674706283</text:p>
          </table:table-cell>
          <table:table-cell office:value-type="float" office:value="0.59915576420034" calcext:value-type="float">
            <text:p>0.59915576420034</text:p>
          </table:table-cell>
          <table:table-cell office:value-type="float" office:value="0.598344318389115" calcext:value-type="float">
            <text:p>0.598344318389115</text:p>
          </table:table-cell>
          <table:table-cell office:value-type="float" office:value="0.599086846982096" calcext:value-type="float">
            <text:p>0.599086846982096</text:p>
          </table:table-cell>
          <table:table-cell office:value-type="float" office:value="0.598329377807477" calcext:value-type="float">
            <text:p>0.598329377807477</text:p>
          </table:table-cell>
          <table:table-cell office:value-type="float" office:value="0.599112285913818" calcext:value-type="float">
            <text:p>0.599112285913818</text:p>
          </table:table-cell>
          <table:table-cell office:value-type="float" office:value="0.598739858944107" calcext:value-type="float">
            <text:p>0.598739858944107</text:p>
          </table:table-cell>
          <table:table-cell office:value-type="float" office:value="0.598415017344769" calcext:value-type="float">
            <text:p>0.598415017344769</text:p>
          </table:table-cell>
          <table:table-cell office:value-type="float" office:value="0.59910021575252" calcext:value-type="float">
            <text:p>0.59910021575252</text:p>
          </table:table-cell>
          <table:table-cell office:value-type="float" office:value="0.59782512912126" calcext:value-type="float">
            <text:p>0.59782512912126</text:p>
          </table:table-cell>
          <table:table-cell office:value-type="float" office:value="0.598529908149355" calcext:value-type="float">
            <text:p>0.598529908149355</text:p>
          </table:table-cell>
          <table:table-cell office:value-type="float" office:value="0.598437442978765" calcext:value-type="float">
            <text:p>0.598437442978765</text:p>
          </table:table-cell>
          <table:table-cell office:value-type="float" office:value="0.598472367784476" calcext:value-type="float">
            <text:p>0.598472367784476</text:p>
          </table:table-cell>
          <table:table-cell office:value-type="float" office:value="0.598693381740533" calcext:value-type="float">
            <text:p>0.598693381740533</text:p>
          </table:table-cell>
          <table:table-cell office:value-type="float" office:value="0.599265369436844" calcext:value-type="float">
            <text:p>0.599265369436844</text:p>
          </table:table-cell>
          <table:table-cell office:value-type="float" office:value="0.598668733785852" calcext:value-type="float">
            <text:p>0.598668733785852</text:p>
          </table:table-cell>
          <table:table-cell office:value-type="float" office:value="0.598827457410739" calcext:value-type="float">
            <text:p>0.598827457410739</text:p>
          </table:table-cell>
          <table:table-cell office:value-type="float" office:value="0.599453625323361" calcext:value-type="float">
            <text:p>0.599453625323361</text:p>
          </table:table-cell>
          <table:table-cell office:value-type="float" office:value="0.598278304792772" calcext:value-type="float">
            <text:p>0.598278304792772</text:p>
          </table:table-cell>
          <table:table-cell office:value-type="float" office:value="0.598870353532272" calcext:value-type="float">
            <text:p>0.598870353532272</text:p>
          </table:table-cell>
          <table:table-cell office:value-type="float" office:value="0.596188819653319" calcext:value-type="float">
            <text:p>0.596188819653319</text:p>
          </table:table-cell>
          <table:table-cell office:value-type="float" office:value="0.599122024620735" calcext:value-type="float">
            <text:p>0.599122024620735</text:p>
          </table:table-cell>
          <table:table-cell office:value-type="float" office:value="0.599262369327124" calcext:value-type="float">
            <text:p>0.599262369327124</text:p>
          </table:table-cell>
          <table:table-cell office:value-type="float" office:value="0.598647416457743" calcext:value-type="float">
            <text:p>0.598647416457743</text:p>
          </table:table-cell>
          <table:table-cell office:value-type="float" office:value="0.598733068033532" calcext:value-type="float">
            <text:p>0.598733068033532</text:p>
          </table:table-cell>
          <table:table-cell office:value-type="float" office:value="0.598602722570003" calcext:value-type="float">
            <text:p>0.598602722570003</text:p>
          </table:table-cell>
          <table:table-cell office:value-type="float" office:value="0.598915434622084" calcext:value-type="float">
            <text:p>0.598915434622084</text:p>
          </table:table-cell>
          <table:table-cell office:value-type="float" office:value="0.597986428049924" calcext:value-type="float">
            <text:p>0.597986428049924</text:p>
          </table:table-cell>
          <table:table-cell office:value-type="float" office:value="0.599495290172838" calcext:value-type="float">
            <text:p>0.599495290172838</text:p>
          </table:table-cell>
          <table:table-cell office:value-type="float" office:value="0.599006703358235" calcext:value-type="float">
            <text:p>0.599006703358235</text:p>
          </table:table-cell>
          <table:table-cell office:value-type="float" office:value="0.597052270120322" calcext:value-type="float">
            <text:p>0.597052270120322</text:p>
          </table:table-cell>
          <table:table-cell office:value-type="float" office:value="0.597413265492608" calcext:value-type="float">
            <text:p>0.597413265492608</text:p>
          </table:table-cell>
          <table:table-cell office:value-type="float" office:value="0.599317394341546" calcext:value-type="float">
            <text:p>0.599317394341546</text:p>
          </table:table-cell>
          <table:table-cell office:value-type="float" office:value="0.598576280336655" calcext:value-type="float">
            <text:p>0.598576280336655</text:p>
          </table:table-cell>
          <table:table-cell office:value-type="float" office:value="0.59851742861227" calcext:value-type="float">
            <text:p>0.59851742861227</text:p>
          </table:table-cell>
          <table:table-cell office:value-type="float" office:value="0.599394417397594" calcext:value-type="float">
            <text:p>0.599394417397594</text:p>
          </table:table-cell>
          <table:table-cell office:value-type="float" office:value="0.598466937339384" calcext:value-type="float">
            <text:p>0.598466937339384</text:p>
          </table:table-cell>
          <table:table-cell office:value-type="float" office:value="0.598797782301065" calcext:value-type="float">
            <text:p>0.598797782301065</text:p>
          </table:table-cell>
          <table:table-cell office:value-type="float" office:value="0.59799029267111" calcext:value-type="float">
            <text:p>0.59799029267111</text:p>
          </table:table-cell>
          <table:table-cell office:value-type="float" office:value="0.598512671601588" calcext:value-type="float">
            <text:p>0.598512671601588</text:p>
          </table:table-cell>
          <table:table-cell office:value-type="float" office:value="0.598056633256847" calcext:value-type="float">
            <text:p>0.598056633256847</text:p>
          </table:table-cell>
          <table:table-cell office:value-type="float" office:value="0.598418901579144" calcext:value-type="float">
            <text:p>0.598418901579144</text:p>
          </table:table-cell>
          <table:table-cell office:value-type="float" office:value="0.598203219386902" calcext:value-type="float">
            <text:p>0.598203219386902</text:p>
          </table:table-cell>
          <table:table-cell office:value-type="float" office:value="0.598387008675589" calcext:value-type="float">
            <text:p>0.598387008675589</text:p>
          </table:table-cell>
          <table:table-cell office:value-type="float" office:value="0.598834808784626" calcext:value-type="float">
            <text:p>0.598834808784626</text:p>
          </table:table-cell>
          <table:table-cell office:value-type="float" office:value="0.598677622914022" calcext:value-type="float">
            <text:p>0.598677622914022</text:p>
          </table:table-cell>
          <table:table-cell office:value-type="float" office:value="0.597893955236123" calcext:value-type="float">
            <text:p>0.597893955236123</text:p>
          </table:table-cell>
          <table:table-cell office:value-type="float" office:value="0.598572065479933" calcext:value-type="float">
            <text:p>0.598572065479933</text:p>
          </table:table-cell>
          <table:table-cell office:value-type="float" office:value="0.598280987206644" calcext:value-type="float">
            <text:p>0.598280987206644</text:p>
          </table:table-cell>
          <table:table-cell office:value-type="float" office:value="0.598987385675283" calcext:value-type="float">
            <text:p>0.598987385675283</text:p>
          </table:table-cell>
          <table:table-cell office:value-type="float" office:value="0.5981500054126" calcext:value-type="float">
            <text:p>0.5981500054126</text:p>
          </table:table-cell>
          <table:table-cell office:value-type="float" office:value="0.598674097114191" calcext:value-type="float">
            <text:p>0.598674097114191</text:p>
          </table:table-cell>
          <table:table-cell office:value-type="float" office:value="0.599084823770576" calcext:value-type="float">
            <text:p>0.599084823770576</text:p>
          </table:table-cell>
          <table:table-cell office:value-type="float" office:value="0.596626894857115" calcext:value-type="float">
            <text:p>0.596626894857115</text:p>
          </table:table-cell>
          <table:table-cell office:value-type="float" office:value="0.598214124602817" calcext:value-type="float">
            <text:p>0.598214124602817</text:p>
          </table:table-cell>
          <table:table-cell office:value-type="float" office:value="0.599040836233192" calcext:value-type="float">
            <text:p>0.599040836233192</text:p>
          </table:table-cell>
          <table:table-cell office:value-type="float" office:value="0.598400779655484" calcext:value-type="float">
            <text:p>0.598400779655484</text:p>
          </table:table-cell>
          <table:table-cell office:value-type="float" office:value="0.598143345052626" calcext:value-type="float">
            <text:p>0.598143345052626</text:p>
          </table:table-cell>
          <table:table-cell table:number-columns-repeated="368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73141999362538" calcext:value-type="float">
            <text:p>-0.273141999362538</text:p>
          </table:table-cell>
          <table:table-cell office:value-type="float" office:value="-0.271684497622706" calcext:value-type="float">
            <text:p>-0.271684497622706</text:p>
          </table:table-cell>
          <table:table-cell office:value-type="float" office:value="-0.268778821442924" calcext:value-type="float">
            <text:p>-0.268778821442924</text:p>
          </table:table-cell>
          <table:table-cell office:value-type="float" office:value="-0.265715159147155" calcext:value-type="float">
            <text:p>-0.265715159147155</text:p>
          </table:table-cell>
          <table:table-cell office:value-type="float" office:value="-0.263794275591661" calcext:value-type="float">
            <text:p>-0.263794275591661</text:p>
          </table:table-cell>
          <table:table-cell office:value-type="float" office:value="-0.254575651936192" calcext:value-type="float">
            <text:p>-0.254575651936192</text:p>
          </table:table-cell>
          <table:table-cell office:value-type="float" office:value="-0.248016268008613" calcext:value-type="float">
            <text:p>-0.248016268008613</text:p>
          </table:table-cell>
          <table:table-cell office:value-type="float" office:value="-0.240890974495749" calcext:value-type="float">
            <text:p>-0.240890974495749</text:p>
          </table:table-cell>
          <table:table-cell office:value-type="float" office:value="-0.234761998282514" calcext:value-type="float">
            <text:p>-0.234761998282514</text:p>
          </table:table-cell>
          <table:table-cell office:value-type="float" office:value="-0.234760340213094" calcext:value-type="float">
            <text:p>-0.234760340213094</text:p>
          </table:table-cell>
          <table:table-cell office:value-type="float" office:value="-0.235235242247018" calcext:value-type="float">
            <text:p>-0.235235242247018</text:p>
          </table:table-cell>
          <table:table-cell office:value-type="float" office:value="-0.233858842804771" calcext:value-type="float">
            <text:p>-0.233858842804771</text:p>
          </table:table-cell>
          <table:table-cell office:value-type="float" office:value="-0.234326963744366" calcext:value-type="float">
            <text:p>-0.234326963744366</text:p>
          </table:table-cell>
          <table:table-cell office:value-type="float" office:value="-0.235353649772874" calcext:value-type="float">
            <text:p>-0.235353649772874</text:p>
          </table:table-cell>
          <table:table-cell office:value-type="float" office:value="-0.236382182017478" calcext:value-type="float">
            <text:p>-0.236382182017478</text:p>
          </table:table-cell>
          <table:table-cell office:value-type="float" office:value="-0.236728900400795" calcext:value-type="float">
            <text:p>-0.236728900400795</text:p>
          </table:table-cell>
          <table:table-cell office:value-type="float" office:value="-0.235759082195025" calcext:value-type="float">
            <text:p>-0.235759082195025</text:p>
          </table:table-cell>
          <table:table-cell office:value-type="float" office:value="-0.236431526213456" calcext:value-type="float">
            <text:p>-0.236431526213456</text:p>
          </table:table-cell>
          <table:table-cell office:value-type="float" office:value="-0.23756619950503" calcext:value-type="float">
            <text:p>-0.23756619950503</text:p>
          </table:table-cell>
          <table:table-cell office:value-type="float" office:value="-0.237776258906435" calcext:value-type="float">
            <text:p>-0.237776258906435</text:p>
          </table:table-cell>
          <table:table-cell office:value-type="float" office:value="-0.238680521270215" calcext:value-type="float">
            <text:p>-0.238680521270215</text:p>
          </table:table-cell>
          <table:table-cell office:value-type="float" office:value="-0.240123495355549" calcext:value-type="float">
            <text:p>-0.240123495355549</text:p>
          </table:table-cell>
          <table:table-cell office:value-type="float" office:value="-0.242065499310897" calcext:value-type="float">
            <text:p>-0.242065499310897</text:p>
          </table:table-cell>
          <table:table-cell office:value-type="float" office:value="-0.24142783616416" calcext:value-type="float">
            <text:p>-0.24142783616416</text:p>
          </table:table-cell>
          <table:table-cell office:value-type="float" office:value="-0.240552917636903" calcext:value-type="float">
            <text:p>-0.240552917636903</text:p>
          </table:table-cell>
          <table:table-cell office:value-type="float" office:value="-0.239289023295931" calcext:value-type="float">
            <text:p>-0.239289023295931</text:p>
          </table:table-cell>
          <table:table-cell office:value-type="float" office:value="-0.238606671545451" calcext:value-type="float">
            <text:p>-0.238606671545451</text:p>
          </table:table-cell>
          <table:table-cell office:value-type="float" office:value="-0.238129582501213" calcext:value-type="float">
            <text:p>-0.238129582501213</text:p>
          </table:table-cell>
          <table:table-cell office:value-type="float" office:value="-0.237816029476131" calcext:value-type="float">
            <text:p>-0.237816029476131</text:p>
          </table:table-cell>
          <table:table-cell office:value-type="float" office:value="-0.237592307813399" calcext:value-type="float">
            <text:p>-0.237592307813399</text:p>
          </table:table-cell>
          <table:table-cell office:value-type="float" office:value="-0.237576319002387" calcext:value-type="float">
            <text:p>-0.237576319002387</text:p>
          </table:table-cell>
          <table:table-cell office:value-type="float" office:value="-0.238015623979091" calcext:value-type="float">
            <text:p>-0.238015623979091</text:p>
          </table:table-cell>
          <table:table-cell office:value-type="float" office:value="-0.238252690031563" calcext:value-type="float">
            <text:p>-0.238252690031563</text:p>
          </table:table-cell>
          <table:table-cell office:value-type="float" office:value="-0.238072299270492" calcext:value-type="float">
            <text:p>-0.238072299270492</text:p>
          </table:table-cell>
          <table:table-cell office:value-type="float" office:value="-0.237187953123341" calcext:value-type="float">
            <text:p>-0.237187953123341</text:p>
          </table:table-cell>
          <table:table-cell office:value-type="float" office:value="-0.236099735723392" calcext:value-type="float">
            <text:p>-0.236099735723392</text:p>
          </table:table-cell>
          <table:table-cell office:value-type="float" office:value="-0.235357200397194" calcext:value-type="float">
            <text:p>-0.235357200397194</text:p>
          </table:table-cell>
          <table:table-cell office:value-type="float" office:value="-0.234372951443895" calcext:value-type="float">
            <text:p>-0.234372951443895</text:p>
          </table:table-cell>
          <table:table-cell office:value-type="float" office:value="-0.234018603997143" calcext:value-type="float">
            <text:p>-0.234018603997143</text:p>
          </table:table-cell>
          <table:table-cell office:value-type="float" office:value="-0.234216100321262" calcext:value-type="float">
            <text:p>-0.234216100321262</text:p>
          </table:table-cell>
          <table:table-cell office:value-type="float" office:value="-0.234676755281833" calcext:value-type="float">
            <text:p>-0.234676755281833</text:p>
          </table:table-cell>
          <table:table-cell office:value-type="float" office:value="-0.235591823115978" calcext:value-type="float">
            <text:p>-0.235591823115978</text:p>
          </table:table-cell>
          <table:table-cell office:value-type="float" office:value="-0.236927153341364" calcext:value-type="float">
            <text:p>-0.236927153341364</text:p>
          </table:table-cell>
          <table:table-cell office:value-type="float" office:value="-0.238970127824257" calcext:value-type="float">
            <text:p>-0.238970127824257</text:p>
          </table:table-cell>
          <table:table-cell office:value-type="float" office:value="-0.23538867394833" calcext:value-type="float">
            <text:p>-0.23538867394833</text:p>
          </table:table-cell>
          <table:table-cell office:value-type="float" office:value="-0.238946569434048" calcext:value-type="float">
            <text:p>-0.238946569434048</text:p>
          </table:table-cell>
          <table:table-cell office:value-type="float" office:value="-0.225354739003146" calcext:value-type="float">
            <text:p>-0.225354739003146</text:p>
          </table:table-cell>
          <table:table-cell office:value-type="float" office:value="-0.225358214233876" calcext:value-type="float">
            <text:p>-0.225358214233876</text:p>
          </table:table-cell>
          <table:table-cell office:value-type="float" office:value="-0.225453848927754" calcext:value-type="float">
            <text:p>-0.225453848927754</text:p>
          </table:table-cell>
          <table:table-cell office:value-type="float" office:value="-0.228313100957533" calcext:value-type="float">
            <text:p>-0.228313100957533</text:p>
          </table:table-cell>
          <table:table-cell office:value-type="float" office:value="-0.231843185139342" calcext:value-type="float">
            <text:p>-0.231843185139342</text:p>
          </table:table-cell>
          <table:table-cell office:value-type="float" office:value="-0.230746617051603" calcext:value-type="float">
            <text:p>-0.230746617051603</text:p>
          </table:table-cell>
          <table:table-cell office:value-type="float" office:value="-0.231852736252957" calcext:value-type="float">
            <text:p>-0.231852736252957</text:p>
          </table:table-cell>
          <table:table-cell office:value-type="float" office:value="-0.23241450778407" calcext:value-type="float">
            <text:p>-0.23241450778407</text:p>
          </table:table-cell>
          <table:table-cell office:value-type="float" office:value="-0.236193246270522" calcext:value-type="float">
            <text:p>-0.236193246270522</text:p>
          </table:table-cell>
          <table:table-cell office:value-type="float" office:value="-0.238608953804464" calcext:value-type="float">
            <text:p>-0.238608953804464</text:p>
          </table:table-cell>
          <table:table-cell office:value-type="float" office:value="-0.242501452631212" calcext:value-type="float">
            <text:p>-0.242501452631212</text:p>
          </table:table-cell>
          <table:table-cell office:value-type="float" office:value="-0.242977799185851" calcext:value-type="float">
            <text:p>-0.242977799185851</text:p>
          </table:table-cell>
          <table:table-cell office:value-type="float" office:value="-0.233675942429647" calcext:value-type="float">
            <text:p>-0.233675942429647</text:p>
          </table:table-cell>
          <table:table-cell office:value-type="float" office:value="-0.237950538644468" calcext:value-type="float">
            <text:p>-0.237950538644468</text:p>
          </table:table-cell>
          <table:table-cell office:value-type="float" office:value="-0.232143066837891" calcext:value-type="float">
            <text:p>-0.232143066837891</text:p>
          </table:table-cell>
          <table:table-cell office:value-type="float" office:value="-0.229382115891097" calcext:value-type="float">
            <text:p>-0.229382115891097</text:p>
          </table:table-cell>
          <table:table-cell office:value-type="float" office:value="-0.226637647752983" calcext:value-type="float">
            <text:p>-0.226637647752983</text:p>
          </table:table-cell>
          <table:table-cell office:value-type="float" office:value="-0.222508761703292" calcext:value-type="float">
            <text:p>-0.222508761703292</text:p>
          </table:table-cell>
          <table:table-cell office:value-type="float" office:value="-0.219932330725906" calcext:value-type="float">
            <text:p>-0.219932330725906</text:p>
          </table:table-cell>
          <table:table-cell office:value-type="float" office:value="-0.218684131410743" calcext:value-type="float">
            <text:p>-0.218684131410743</text:p>
          </table:table-cell>
          <table:table-cell office:value-type="float" office:value="-0.216155214069452" calcext:value-type="float">
            <text:p>-0.216155214069452</text:p>
          </table:table-cell>
          <table:table-cell office:value-type="float" office:value="-0.213818864901827" calcext:value-type="float">
            <text:p>-0.213818864901827</text:p>
          </table:table-cell>
          <table:table-cell office:value-type="float" office:value="-0.210815244651993" calcext:value-type="float">
            <text:p>-0.210815244651993</text:p>
          </table:table-cell>
          <table:table-cell office:value-type="float" office:value="-0.202735935873089" calcext:value-type="float">
            <text:p>-0.202735935873089</text:p>
          </table:table-cell>
          <table:table-cell office:value-type="float" office:value="-0.197612281522233" calcext:value-type="float">
            <text:p>-0.197612281522233</text:p>
          </table:table-cell>
          <table:table-cell office:value-type="float" office:value="-0.192438270290187" calcext:value-type="float">
            <text:p>-0.192438270290187</text:p>
          </table:table-cell>
          <table:table-cell office:value-type="float" office:value="-0.182477979984818" calcext:value-type="float">
            <text:p>-0.182477979984818</text:p>
          </table:table-cell>
          <table:table-cell office:value-type="float" office:value="-0.177996725700296" calcext:value-type="float">
            <text:p>-0.177996725700296</text:p>
          </table:table-cell>
          <table:table-cell office:value-type="float" office:value="-0.175604221793793" calcext:value-type="float">
            <text:p>-0.175604221793793</text:p>
          </table:table-cell>
          <table:table-cell office:value-type="float" office:value="-0.175539266468297" calcext:value-type="float">
            <text:p>-0.175539266468297</text:p>
          </table:table-cell>
          <table:table-cell office:value-type="float" office:value="-0.174460049200013" calcext:value-type="float">
            <text:p>-0.174460049200013</text:p>
          </table:table-cell>
          <table:table-cell office:value-type="float" office:value="-0.17374460630406" calcext:value-type="float">
            <text:p>-0.17374460630406</text:p>
          </table:table-cell>
          <table:table-cell office:value-type="float" office:value="-0.17203122855083" calcext:value-type="float">
            <text:p>-0.17203122855083</text:p>
          </table:table-cell>
          <table:table-cell office:value-type="float" office:value="-0.170508768065812" calcext:value-type="float">
            <text:p>-0.170508768065812</text:p>
          </table:table-cell>
          <table:table-cell office:value-type="float" office:value="-0.168246470669442" calcext:value-type="float">
            <text:p>-0.168246470669442</text:p>
          </table:table-cell>
          <table:table-cell office:value-type="float" office:value="-0.168233524220462" calcext:value-type="float">
            <text:p>-0.168233524220462</text:p>
          </table:table-cell>
          <table:table-cell office:value-type="float" office:value="-0.169963823209983" calcext:value-type="float">
            <text:p>-0.169963823209983</text:p>
          </table:table-cell>
          <table:table-cell office:value-type="float" office:value="-0.170150446555495" calcext:value-type="float">
            <text:p>-0.170150446555495</text:p>
          </table:table-cell>
          <table:table-cell office:value-type="float" office:value="-0.168579794592567" calcext:value-type="float">
            <text:p>-0.168579794592567</text:p>
          </table:table-cell>
          <table:table-cell office:value-type="float" office:value="-0.169480926248849" calcext:value-type="float">
            <text:p>-0.169480926248849</text:p>
          </table:table-cell>
          <table:table-cell office:value-type="float" office:value="-0.170575796627551" calcext:value-type="float">
            <text:p>-0.170575796627551</text:p>
          </table:table-cell>
          <table:table-cell office:value-type="float" office:value="-0.171469575334557" calcext:value-type="float">
            <text:p>-0.171469575334557</text:p>
          </table:table-cell>
          <table:table-cell office:value-type="float" office:value="-0.172513754818971" calcext:value-type="float">
            <text:p>-0.172513754818971</text:p>
          </table:table-cell>
          <table:table-cell office:value-type="float" office:value="-0.174561896968051" calcext:value-type="float">
            <text:p>-0.174561896968051</text:p>
          </table:table-cell>
          <table:table-cell office:value-type="float" office:value="-0.175737425226057" calcext:value-type="float">
            <text:p>-0.175737425226057</text:p>
          </table:table-cell>
          <table:table-cell office:value-type="float" office:value="-0.176083082650383" calcext:value-type="float">
            <text:p>-0.176083082650383</text:p>
          </table:table-cell>
          <table:table-cell office:value-type="float" office:value="-0.176417077334915" calcext:value-type="float">
            <text:p>-0.176417077334915</text:p>
          </table:table-cell>
          <table:table-cell office:value-type="float" office:value="-0.175932705367226" calcext:value-type="float">
            <text:p>-0.175932705367226</text:p>
          </table:table-cell>
          <table:table-cell office:value-type="float" office:value="-0.17599994719733" calcext:value-type="float">
            <text:p>-0.17599994719733</text:p>
          </table:table-cell>
          <table:table-cell office:value-type="float" office:value="-0.176028594404239" calcext:value-type="float">
            <text:p>-0.176028594404239</text:p>
          </table:table-cell>
          <table:table-cell office:value-type="float" office:value="-0.176687249432394" calcext:value-type="float">
            <text:p>-0.176687249432394</text:p>
          </table:table-cell>
          <table:table-cell office:value-type="float" office:value="-0.176762801419225" calcext:value-type="float">
            <text:p>-0.176762801419225</text:p>
          </table:table-cell>
          <table:table-cell office:value-type="float" office:value="-0.176714528417258" calcext:value-type="float">
            <text:p>-0.176714528417258</text:p>
          </table:table-cell>
          <table:table-cell office:value-type="float" office:value="-0.176580043333629" calcext:value-type="float">
            <text:p>-0.176580043333629</text:p>
          </table:table-cell>
          <table:table-cell office:value-type="float" office:value="-0.176644339961217" calcext:value-type="float">
            <text:p>-0.176644339961217</text:p>
          </table:table-cell>
          <table:table-cell office:value-type="float" office:value="-0.17690441732267" calcext:value-type="float">
            <text:p>-0.17690441732267</text:p>
          </table:table-cell>
          <table:table-cell office:value-type="float" office:value="-0.176811569639035" calcext:value-type="float">
            <text:p>-0.176811569639035</text:p>
          </table:table-cell>
          <table:table-cell office:value-type="float" office:value="-0.176800156519549" calcext:value-type="float">
            <text:p>-0.176800156519549</text:p>
          </table:table-cell>
          <table:table-cell office:value-type="float" office:value="-0.176784314596427" calcext:value-type="float">
            <text:p>-0.176784314596427</text:p>
          </table:table-cell>
          <table:table-cell office:value-type="float" office:value="-0.17676417226675" calcext:value-type="float">
            <text:p>-0.17676417226675</text:p>
          </table:table-cell>
          <table:table-cell office:value-type="float" office:value="-0.176934936463794" calcext:value-type="float">
            <text:p>-0.176934936463794</text:p>
          </table:table-cell>
          <table:table-cell office:value-type="float" office:value="-0.176968196335349" calcext:value-type="float">
            <text:p>-0.176968196335349</text:p>
          </table:table-cell>
          <table:table-cell office:value-type="float" office:value="-0.177101102159207" calcext:value-type="float">
            <text:p>-0.177101102159207</text:p>
          </table:table-cell>
          <table:table-cell office:value-type="float" office:value="-0.17691956103462" calcext:value-type="float">
            <text:p>-0.17691956103462</text:p>
          </table:table-cell>
          <table:table-cell office:value-type="float" office:value="-0.176994844712331" calcext:value-type="float">
            <text:p>-0.176994844712331</text:p>
          </table:table-cell>
          <table:table-cell office:value-type="float" office:value="-0.176938880346972" calcext:value-type="float">
            <text:p>-0.176938880346972</text:p>
          </table:table-cell>
          <table:table-cell office:value-type="float" office:value="-0.177014136615479" calcext:value-type="float">
            <text:p>-0.177014136615479</text:p>
          </table:table-cell>
          <table:table-cell office:value-type="float" office:value="-0.176910764356387" calcext:value-type="float">
            <text:p>-0.176910764356387</text:p>
          </table:table-cell>
          <table:table-cell office:value-type="float" office:value="-0.176963231309697" calcext:value-type="float">
            <text:p>-0.176963231309697</text:p>
          </table:table-cell>
          <table:table-cell office:value-type="float" office:value="-0.176930935955217" calcext:value-type="float">
            <text:p>-0.176930935955217</text:p>
          </table:table-cell>
          <table:table-cell office:value-type="float" office:value="-0.176947044645263" calcext:value-type="float">
            <text:p>-0.176947044645263</text:p>
          </table:table-cell>
          <table:table-cell office:value-type="float" office:value="-0.176852126746237" calcext:value-type="float">
            <text:p>-0.176852126746237</text:p>
          </table:table-cell>
          <table:table-cell office:value-type="float" office:value="-0.177004863645546" calcext:value-type="float">
            <text:p>-0.177004863645546</text:p>
          </table:table-cell>
          <table:table-cell office:value-type="float" office:value="-0.177006303087372" calcext:value-type="float">
            <text:p>-0.177006303087372</text:p>
          </table:table-cell>
          <table:table-cell office:value-type="float" office:value="-0.177038379152358" calcext:value-type="float">
            <text:p>-0.177038379152358</text:p>
          </table:table-cell>
          <table:table-cell office:value-type="float" office:value="-0.17706259507561" calcext:value-type="float">
            <text:p>-0.17706259507561</text:p>
          </table:table-cell>
          <table:table-cell office:value-type="float" office:value="-0.17698807828718" calcext:value-type="float">
            <text:p>-0.17698807828718</text:p>
          </table:table-cell>
          <table:table-cell office:value-type="float" office:value="-0.176898789126714" calcext:value-type="float">
            <text:p>-0.176898789126714</text:p>
          </table:table-cell>
          <table:table-cell office:value-type="float" office:value="-0.176907813158856" calcext:value-type="float">
            <text:p>-0.176907813158856</text:p>
          </table:table-cell>
          <table:table-cell office:value-type="float" office:value="-0.177031479399005" calcext:value-type="float">
            <text:p>-0.177031479399005</text:p>
          </table:table-cell>
          <table:table-cell office:value-type="float" office:value="-0.1769195020239" calcext:value-type="float">
            <text:p>-0.1769195020239</text:p>
          </table:table-cell>
          <table:table-cell office:value-type="float" office:value="-0.176953411317235" calcext:value-type="float">
            <text:p>-0.176953411317235</text:p>
          </table:table-cell>
          <table:table-cell office:value-type="float" office:value="-0.176983898019496" calcext:value-type="float">
            <text:p>-0.176983898019496</text:p>
          </table:table-cell>
          <table:table-cell office:value-type="float" office:value="-0.176871606099342" calcext:value-type="float">
            <text:p>-0.176871606099342</text:p>
          </table:table-cell>
          <table:table-cell office:value-type="float" office:value="-0.17695966385067" calcext:value-type="float">
            <text:p>-0.17695966385067</text:p>
          </table:table-cell>
          <table:table-cell office:value-type="float" office:value="-0.17705530329898" calcext:value-type="float">
            <text:p>-0.17705530329898</text:p>
          </table:table-cell>
          <table:table-cell office:value-type="float" office:value="-0.176963068024573" calcext:value-type="float">
            <text:p>-0.176963068024573</text:p>
          </table:table-cell>
          <table:table-cell office:value-type="float" office:value="-0.176982574312005" calcext:value-type="float">
            <text:p>-0.176982574312005</text:p>
          </table:table-cell>
          <table:table-cell office:value-type="float" office:value="-0.176997360521803" calcext:value-type="float">
            <text:p>-0.176997360521803</text:p>
          </table:table-cell>
          <table:table-cell office:value-type="float" office:value="-0.177443241592803" calcext:value-type="float">
            <text:p>-0.177443241592803</text:p>
          </table:table-cell>
          <table:table-cell office:value-type="float" office:value="-0.177868285355732" calcext:value-type="float">
            <text:p>-0.177868285355732</text:p>
          </table:table-cell>
          <table:table-cell office:value-type="float" office:value="-0.178933655621006" calcext:value-type="float">
            <text:p>-0.178933655621006</text:p>
          </table:table-cell>
          <table:table-cell office:value-type="float" office:value="-0.179853441225491" calcext:value-type="float">
            <text:p>-0.179853441225491</text:p>
          </table:table-cell>
          <table:table-cell office:value-type="float" office:value="-0.180762383641373" calcext:value-type="float">
            <text:p>-0.180762383641373</text:p>
          </table:table-cell>
          <table:table-cell office:value-type="float" office:value="-0.184270424753909" calcext:value-type="float">
            <text:p>-0.184270424753909</text:p>
          </table:table-cell>
          <table:table-cell office:value-type="float" office:value="-0.188554965207109" calcext:value-type="float">
            <text:p>-0.188554965207109</text:p>
          </table:table-cell>
          <table:table-cell office:value-type="float" office:value="-0.192261765874278" calcext:value-type="float">
            <text:p>-0.192261765874278</text:p>
          </table:table-cell>
          <table:table-cell office:value-type="float" office:value="-0.199379576791236" calcext:value-type="float">
            <text:p>-0.199379576791236</text:p>
          </table:table-cell>
          <table:table-cell office:value-type="float" office:value="-0.200088204263879" calcext:value-type="float">
            <text:p>-0.200088204263879</text:p>
          </table:table-cell>
          <table:table-cell office:value-type="float" office:value="-0.19881929216374" calcext:value-type="float">
            <text:p>-0.19881929216374</text:p>
          </table:table-cell>
          <table:table-cell office:value-type="float" office:value="-0.193350078773431" calcext:value-type="float">
            <text:p>-0.193350078773431</text:p>
          </table:table-cell>
          <table:table-cell office:value-type="float" office:value="-0.187976815708367" calcext:value-type="float">
            <text:p>-0.187976815708367</text:p>
          </table:table-cell>
          <table:table-cell office:value-type="float" office:value="-0.188958442349993" calcext:value-type="float">
            <text:p>-0.188958442349993</text:p>
          </table:table-cell>
          <table:table-cell office:value-type="float" office:value="-0.192699188233189" calcext:value-type="float">
            <text:p>-0.192699188233189</text:p>
          </table:table-cell>
          <table:table-cell office:value-type="float" office:value="-0.193787783843415" calcext:value-type="float">
            <text:p>-0.193787783843415</text:p>
          </table:table-cell>
          <table:table-cell office:value-type="float" office:value="-0.193205609171446" calcext:value-type="float">
            <text:p>-0.193205609171446</text:p>
          </table:table-cell>
          <table:table-cell office:value-type="float" office:value="-0.190882473673269" calcext:value-type="float">
            <text:p>-0.190882473673269</text:p>
          </table:table-cell>
          <table:table-cell office:value-type="float" office:value="-0.189890690461656" calcext:value-type="float">
            <text:p>-0.189890690461656</text:p>
          </table:table-cell>
          <table:table-cell office:value-type="float" office:value="-0.191114018892866" calcext:value-type="float">
            <text:p>-0.191114018892866</text:p>
          </table:table-cell>
          <table:table-cell office:value-type="float" office:value="-0.191622380743338" calcext:value-type="float">
            <text:p>-0.191622380743338</text:p>
          </table:table-cell>
          <table:table-cell office:value-type="float" office:value="-0.192063103537661" calcext:value-type="float">
            <text:p>-0.192063103537661</text:p>
          </table:table-cell>
          <table:table-cell office:value-type="float" office:value="-0.191680684609122" calcext:value-type="float">
            <text:p>-0.191680684609122</text:p>
          </table:table-cell>
          <table:table-cell office:value-type="float" office:value="-0.191407944783149" calcext:value-type="float">
            <text:p>-0.191407944783149</text:p>
          </table:table-cell>
          <table:table-cell office:value-type="float" office:value="-0.191097402735075" calcext:value-type="float">
            <text:p>-0.191097402735075</text:p>
          </table:table-cell>
          <table:table-cell office:value-type="float" office:value="-0.191014154434736" calcext:value-type="float">
            <text:p>-0.191014154434736</text:p>
          </table:table-cell>
          <table:table-cell office:value-type="float" office:value="-0.190911027051853" calcext:value-type="float">
            <text:p>-0.190911027051853</text:p>
          </table:table-cell>
          <table:table-cell office:value-type="float" office:value="-0.191311876365411" calcext:value-type="float">
            <text:p>-0.191311876365411</text:p>
          </table:table-cell>
          <table:table-cell office:value-type="float" office:value="-0.191572689224673" calcext:value-type="float">
            <text:p>-0.191572689224673</text:p>
          </table:table-cell>
          <table:table-cell office:value-type="float" office:value="-0.191416937163605" calcext:value-type="float">
            <text:p>-0.191416937163605</text:p>
          </table:table-cell>
          <table:table-cell office:value-type="float" office:value="-0.191280787958405" calcext:value-type="float">
            <text:p>-0.191280787958405</text:p>
          </table:table-cell>
          <table:table-cell office:value-type="float" office:value="-0.191148917120794" calcext:value-type="float">
            <text:p>-0.191148917120794</text:p>
          </table:table-cell>
          <table:table-cell office:value-type="float" office:value="-0.190845472651876" calcext:value-type="float">
            <text:p>-0.190845472651876</text:p>
          </table:table-cell>
          <table:table-cell office:value-type="float" office:value="-0.190701220344535" calcext:value-type="float">
            <text:p>-0.190701220344535</text:p>
          </table:table-cell>
          <table:table-cell office:value-type="float" office:value="-0.191431789367423" calcext:value-type="float">
            <text:p>-0.191431789367423</text:p>
          </table:table-cell>
          <table:table-cell office:value-type="float" office:value="-0.191413429707668" calcext:value-type="float">
            <text:p>-0.191413429707668</text:p>
          </table:table-cell>
          <table:table-cell office:value-type="float" office:value="-0.191085042560648" calcext:value-type="float">
            <text:p>-0.191085042560648</text:p>
          </table:table-cell>
          <table:table-cell office:value-type="float" office:value="-0.190740689844278" calcext:value-type="float">
            <text:p>-0.190740689844278</text:p>
          </table:table-cell>
          <table:table-cell office:value-type="float" office:value="-0.190509504194324" calcext:value-type="float">
            <text:p>-0.190509504194324</text:p>
          </table:table-cell>
          <table:table-cell office:value-type="float" office:value="-0.190486148760404" calcext:value-type="float">
            <text:p>-0.190486148760404</text:p>
          </table:table-cell>
          <table:table-cell office:value-type="float" office:value="-0.190179909477851" calcext:value-type="float">
            <text:p>-0.190179909477851</text:p>
          </table:table-cell>
          <table:table-cell office:value-type="float" office:value="-0.189380391732713" calcext:value-type="float">
            <text:p>-0.189380391732713</text:p>
          </table:table-cell>
          <table:table-cell office:value-type="float" office:value="-0.188759893295166" calcext:value-type="float">
            <text:p>-0.188759893295166</text:p>
          </table:table-cell>
          <table:table-cell office:value-type="float" office:value="-0.188261031350851" calcext:value-type="float">
            <text:p>-0.188261031350851</text:p>
          </table:table-cell>
          <table:table-cell office:value-type="float" office:value="-0.186402206159777" calcext:value-type="float">
            <text:p>-0.186402206159777</text:p>
          </table:table-cell>
          <table:table-cell office:value-type="float" office:value="-0.18184863567666" calcext:value-type="float">
            <text:p>-0.18184863567666</text:p>
          </table:table-cell>
          <table:table-cell office:value-type="float" office:value="-0.180118028666362" calcext:value-type="float">
            <text:p>-0.180118028666362</text:p>
          </table:table-cell>
          <table:table-cell office:value-type="float" office:value="-0.17649209234219" calcext:value-type="float">
            <text:p>-0.17649209234219</text:p>
          </table:table-cell>
          <table:table-cell office:value-type="float" office:value="-0.175122551938885" calcext:value-type="float">
            <text:p>-0.175122551938885</text:p>
          </table:table-cell>
          <table:table-cell office:value-type="float" office:value="-0.173721505815453" calcext:value-type="float">
            <text:p>-0.173721505815453</text:p>
          </table:table-cell>
          <table:table-cell office:value-type="float" office:value="-0.172783629888171" calcext:value-type="float">
            <text:p>-0.172783629888171</text:p>
          </table:table-cell>
          <table:table-cell office:value-type="float" office:value="-0.173331377139884" calcext:value-type="float">
            <text:p>-0.173331377139884</text:p>
          </table:table-cell>
          <table:table-cell office:value-type="float" office:value="-0.173443101585334" calcext:value-type="float">
            <text:p>-0.173443101585334</text:p>
          </table:table-cell>
          <table:table-cell office:value-type="float" office:value="-0.173203405399989" calcext:value-type="float">
            <text:p>-0.173203405399989</text:p>
          </table:table-cell>
          <table:table-cell office:value-type="float" office:value="-0.173077649181594" calcext:value-type="float">
            <text:p>-0.173077649181594</text:p>
          </table:table-cell>
          <table:table-cell office:value-type="float" office:value="-0.172975139701796" calcext:value-type="float">
            <text:p>-0.172975139701796</text:p>
          </table:table-cell>
          <table:table-cell office:value-type="float" office:value="-0.172855995397496" calcext:value-type="float">
            <text:p>-0.172855995397496</text:p>
          </table:table-cell>
          <table:table-cell office:value-type="float" office:value="-0.172308763781758" calcext:value-type="float">
            <text:p>-0.172308763781758</text:p>
          </table:table-cell>
          <table:table-cell office:value-type="float" office:value="-0.172160400324229" calcext:value-type="float">
            <text:p>-0.172160400324229</text:p>
          </table:table-cell>
          <table:table-cell office:value-type="float" office:value="-0.171745028853918" calcext:value-type="float">
            <text:p>-0.171745028853918</text:p>
          </table:table-cell>
          <table:table-cell office:value-type="float" office:value="-0.171370379545507" calcext:value-type="float">
            <text:p>-0.171370379545507</text:p>
          </table:table-cell>
          <table:table-cell office:value-type="float" office:value="-0.171258479646155" calcext:value-type="float">
            <text:p>-0.171258479646155</text:p>
          </table:table-cell>
          <table:table-cell office:value-type="float" office:value="-0.17144072576468" calcext:value-type="float">
            <text:p>-0.17144072576468</text:p>
          </table:table-cell>
          <table:table-cell office:value-type="float" office:value="-0.171013389499723" calcext:value-type="float">
            <text:p>-0.171013389499723</text:p>
          </table:table-cell>
          <table:table-cell office:value-type="float" office:value="-0.170717982967058" calcext:value-type="float">
            <text:p>-0.170717982967058</text:p>
          </table:table-cell>
          <table:table-cell office:value-type="float" office:value="-0.170464744551434" calcext:value-type="float">
            <text:p>-0.170464744551434</text:p>
          </table:table-cell>
          <table:table-cell office:value-type="float" office:value="-0.168624683011077" calcext:value-type="float">
            <text:p>-0.168624683011077</text:p>
          </table:table-cell>
          <table:table-cell office:value-type="float" office:value="-0.167307974056734" calcext:value-type="float">
            <text:p>-0.167307974056734</text:p>
          </table:table-cell>
          <table:table-cell office:value-type="float" office:value="-0.167858917214833" calcext:value-type="float">
            <text:p>-0.167858917214833</text:p>
          </table:table-cell>
          <table:table-cell office:value-type="float" office:value="-0.168105048931756" calcext:value-type="float">
            <text:p>-0.168105048931756</text:p>
          </table:table-cell>
          <table:table-cell office:value-type="float" office:value="-0.168400662702286" calcext:value-type="float">
            <text:p>-0.168400662702286</text:p>
          </table:table-cell>
          <table:table-cell office:value-type="float" office:value="-0.168590559001571" calcext:value-type="float">
            <text:p>-0.168590559001571</text:p>
          </table:table-cell>
          <table:table-cell office:value-type="float" office:value="-0.168619575235968" calcext:value-type="float">
            <text:p>-0.168619575235968</text:p>
          </table:table-cell>
          <table:table-cell office:value-type="float" office:value="-0.168396273095071" calcext:value-type="float">
            <text:p>-0.168396273095071</text:p>
          </table:table-cell>
          <table:table-cell office:value-type="float" office:value="-0.168517040516044" calcext:value-type="float">
            <text:p>-0.168517040516044</text:p>
          </table:table-cell>
          <table:table-cell office:value-type="float" office:value="-0.168606157392698" calcext:value-type="float">
            <text:p>-0.168606157392698</text:p>
          </table:table-cell>
          <table:table-cell office:value-type="float" office:value="-0.168637690135273" calcext:value-type="float">
            <text:p>-0.168637690135273</text:p>
          </table:table-cell>
          <table:table-cell office:value-type="float" office:value="-0.168726316676998" calcext:value-type="float">
            <text:p>-0.168726316676998</text:p>
          </table:table-cell>
          <table:table-cell office:value-type="float" office:value="-0.16854182709968" calcext:value-type="float">
            <text:p>-0.16854182709968</text:p>
          </table:table-cell>
          <table:table-cell office:value-type="float" office:value="-0.16876805828037" calcext:value-type="float">
            <text:p>-0.16876805828037</text:p>
          </table:table-cell>
          <table:table-cell office:value-type="float" office:value="-0.16875609315761" calcext:value-type="float">
            <text:p>-0.16875609315761</text:p>
          </table:table-cell>
          <table:table-cell office:value-type="float" office:value="-0.168487701842686" calcext:value-type="float">
            <text:p>-0.168487701842686</text:p>
          </table:table-cell>
          <table:table-cell office:value-type="float" office:value="-0.168776935578525" calcext:value-type="float">
            <text:p>-0.168776935578525</text:p>
          </table:table-cell>
          <table:table-cell office:value-type="float" office:value="-0.168726275508111" calcext:value-type="float">
            <text:p>-0.168726275508111</text:p>
          </table:table-cell>
          <table:table-cell office:value-type="float" office:value="-0.169078293030784" calcext:value-type="float">
            <text:p>-0.169078293030784</text:p>
          </table:table-cell>
          <table:table-cell office:value-type="float" office:value="-0.169417404737968" calcext:value-type="float">
            <text:p>-0.169417404737968</text:p>
          </table:table-cell>
          <table:table-cell office:value-type="float" office:value="-0.169301604116316" calcext:value-type="float">
            <text:p>-0.169301604116316</text:p>
          </table:table-cell>
          <table:table-cell office:value-type="float" office:value="-0.169150766579389" calcext:value-type="float">
            <text:p>-0.169150766579389</text:p>
          </table:table-cell>
          <table:table-cell office:value-type="float" office:value="-0.171088798047746" calcext:value-type="float">
            <text:p>-0.171088798047746</text:p>
          </table:table-cell>
          <table:table-cell office:value-type="float" office:value="-0.17084696458689" calcext:value-type="float">
            <text:p>-0.17084696458689</text:p>
          </table:table-cell>
          <table:table-cell office:value-type="float" office:value="-0.170413465470064" calcext:value-type="float">
            <text:p>-0.170413465470064</text:p>
          </table:table-cell>
          <table:table-cell office:value-type="float" office:value="-0.170176323351298" calcext:value-type="float">
            <text:p>-0.170176323351298</text:p>
          </table:table-cell>
          <table:table-cell office:value-type="float" office:value="-0.17200876332127" calcext:value-type="float">
            <text:p>-0.17200876332127</text:p>
          </table:table-cell>
          <table:table-cell office:value-type="float" office:value="-0.174998903363708" calcext:value-type="float">
            <text:p>-0.174998903363708</text:p>
          </table:table-cell>
          <table:table-cell office:value-type="float" office:value="-0.176112933600171" calcext:value-type="float">
            <text:p>-0.176112933600171</text:p>
          </table:table-cell>
          <table:table-cell office:value-type="float" office:value="-0.177134466353445" calcext:value-type="float">
            <text:p>-0.177134466353445</text:p>
          </table:table-cell>
          <table:table-cell office:value-type="float" office:value="-0.174585412097184" calcext:value-type="float">
            <text:p>-0.174585412097184</text:p>
          </table:table-cell>
          <table:table-cell office:value-type="float" office:value="-0.172012780018589" calcext:value-type="float">
            <text:p>-0.172012780018589</text:p>
          </table:table-cell>
          <table:table-cell office:value-type="float" office:value="-0.172637609552197" calcext:value-type="float">
            <text:p>-0.172637609552197</text:p>
          </table:table-cell>
          <table:table-cell office:value-type="float" office:value="-0.174861473794562" calcext:value-type="float">
            <text:p>-0.174861473794562</text:p>
          </table:table-cell>
          <table:table-cell office:value-type="float" office:value="-0.181359214319319" calcext:value-type="float">
            <text:p>-0.181359214319319</text:p>
          </table:table-cell>
          <table:table-cell office:value-type="float" office:value="-0.186399988930101" calcext:value-type="float">
            <text:p>-0.186399988930101</text:p>
          </table:table-cell>
          <table:table-cell office:value-type="float" office:value="-0.1882904141694" calcext:value-type="float">
            <text:p>-0.1882904141694</text:p>
          </table:table-cell>
          <table:table-cell office:value-type="float" office:value="-0.191885084397776" calcext:value-type="float">
            <text:p>-0.191885084397776</text:p>
          </table:table-cell>
          <table:table-cell office:value-type="float" office:value="-0.196446339307052" calcext:value-type="float">
            <text:p>-0.196446339307052</text:p>
          </table:table-cell>
          <table:table-cell office:value-type="float" office:value="-0.198323473215872" calcext:value-type="float">
            <text:p>-0.198323473215872</text:p>
          </table:table-cell>
          <table:table-cell office:value-type="float" office:value="-0.201151326093441" calcext:value-type="float">
            <text:p>-0.201151326093441</text:p>
          </table:table-cell>
          <table:table-cell office:value-type="float" office:value="-0.198566145426478" calcext:value-type="float">
            <text:p>-0.198566145426478</text:p>
          </table:table-cell>
          <table:table-cell office:value-type="float" office:value="-0.191824033025963" calcext:value-type="float">
            <text:p>-0.191824033025963</text:p>
          </table:table-cell>
          <table:table-cell office:value-type="float" office:value="-0.19535259344364" calcext:value-type="float">
            <text:p>-0.19535259344364</text:p>
          </table:table-cell>
          <table:table-cell office:value-type="float" office:value="-0.197628133711186" calcext:value-type="float">
            <text:p>-0.197628133711186</text:p>
          </table:table-cell>
          <table:table-cell office:value-type="float" office:value="-0.197522028084412" calcext:value-type="float">
            <text:p>-0.197522028084412</text:p>
          </table:table-cell>
          <table:table-cell office:value-type="float" office:value="-0.196948590210539" calcext:value-type="float">
            <text:p>-0.196948590210539</text:p>
          </table:table-cell>
          <table:table-cell office:value-type="float" office:value="-0.195193403658498" calcext:value-type="float">
            <text:p>-0.195193403658498</text:p>
          </table:table-cell>
          <table:table-cell office:value-type="float" office:value="-0.194726479618416" calcext:value-type="float">
            <text:p>-0.194726479618416</text:p>
          </table:table-cell>
          <table:table-cell office:value-type="float" office:value="-0.194373508215413" calcext:value-type="float">
            <text:p>-0.194373508215413</text:p>
          </table:table-cell>
          <table:table-cell office:value-type="float" office:value="-0.193192064096436" calcext:value-type="float">
            <text:p>-0.193192064096436</text:p>
          </table:table-cell>
          <table:table-cell office:value-type="float" office:value="-0.193706700212731" calcext:value-type="float">
            <text:p>-0.193706700212731</text:p>
          </table:table-cell>
          <table:table-cell office:value-type="float" office:value="-0.194150796350498" calcext:value-type="float">
            <text:p>-0.194150796350498</text:p>
          </table:table-cell>
          <table:table-cell office:value-type="float" office:value="-0.194118406324918" calcext:value-type="float">
            <text:p>-0.194118406324918</text:p>
          </table:table-cell>
          <table:table-cell office:value-type="float" office:value="-0.193523900887031" calcext:value-type="float">
            <text:p>-0.193523900887031</text:p>
          </table:table-cell>
          <table:table-cell office:value-type="float" office:value="-0.192435046170701" calcext:value-type="float">
            <text:p>-0.192435046170701</text:p>
          </table:table-cell>
          <table:table-cell office:value-type="float" office:value="-0.191890809997801" calcext:value-type="float">
            <text:p>-0.191890809997801</text:p>
          </table:table-cell>
          <table:table-cell office:value-type="float" office:value="-0.190903903557701" calcext:value-type="float">
            <text:p>-0.190903903557701</text:p>
          </table:table-cell>
          <table:table-cell office:value-type="float" office:value="-0.19195864755176" calcext:value-type="float">
            <text:p>-0.19195864755176</text:p>
          </table:table-cell>
          <table:table-cell office:value-type="float" office:value="-0.191642122844203" calcext:value-type="float">
            <text:p>-0.191642122844203</text:p>
          </table:table-cell>
          <table:table-cell office:value-type="float" office:value="-0.192762045295736" calcext:value-type="float">
            <text:p>-0.192762045295736</text:p>
          </table:table-cell>
          <table:table-cell office:value-type="float" office:value="-0.193456587492843" calcext:value-type="float">
            <text:p>-0.193456587492843</text:p>
          </table:table-cell>
          <table:table-cell office:value-type="float" office:value="-0.195032918683227" calcext:value-type="float">
            <text:p>-0.195032918683227</text:p>
          </table:table-cell>
          <table:table-cell office:value-type="float" office:value="-0.197158963865407" calcext:value-type="float">
            <text:p>-0.197158963865407</text:p>
          </table:table-cell>
          <table:table-cell office:value-type="float" office:value="-0.194187098669097" calcext:value-type="float">
            <text:p>-0.194187098669097</text:p>
          </table:table-cell>
          <table:table-cell office:value-type="float" office:value="-0.19331116056116" calcext:value-type="float">
            <text:p>-0.19331116056116</text:p>
          </table:table-cell>
          <table:table-cell office:value-type="float" office:value="-0.193597910493841" calcext:value-type="float">
            <text:p>-0.193597910493841</text:p>
          </table:table-cell>
          <table:table-cell office:value-type="float" office:value="-0.192653701127413" calcext:value-type="float">
            <text:p>-0.192653701127413</text:p>
          </table:table-cell>
          <table:table-cell office:value-type="float" office:value="-0.192703653482526" calcext:value-type="float">
            <text:p>-0.192703653482526</text:p>
          </table:table-cell>
          <table:table-cell office:value-type="float" office:value="-0.193104136034349" calcext:value-type="float">
            <text:p>-0.193104136034349</text:p>
          </table:table-cell>
          <table:table-cell office:value-type="float" office:value="-0.192510138531798" calcext:value-type="float">
            <text:p>-0.192510138531798</text:p>
          </table:table-cell>
          <table:table-cell office:value-type="float" office:value="-0.192294588936481" calcext:value-type="float">
            <text:p>-0.192294588936481</text:p>
          </table:table-cell>
          <table:table-cell office:value-type="float" office:value="-0.191833401844991" calcext:value-type="float">
            <text:p>-0.191833401844991</text:p>
          </table:table-cell>
          <table:table-cell office:value-type="float" office:value="-0.19194104433387" calcext:value-type="float">
            <text:p>-0.19194104433387</text:p>
          </table:table-cell>
          <table:table-cell office:value-type="float" office:value="-0.191040378454221" calcext:value-type="float">
            <text:p>-0.191040378454221</text:p>
          </table:table-cell>
          <table:table-cell office:value-type="float" office:value="-0.192349267846164" calcext:value-type="float">
            <text:p>-0.192349267846164</text:p>
          </table:table-cell>
          <table:table-cell office:value-type="float" office:value="-0.191415609675189" calcext:value-type="float">
            <text:p>-0.191415609675189</text:p>
          </table:table-cell>
          <table:table-cell office:value-type="float" office:value="-0.191004319329985" calcext:value-type="float">
            <text:p>-0.191004319329985</text:p>
          </table:table-cell>
          <table:table-cell office:value-type="float" office:value="-0.190688420992254" calcext:value-type="float">
            <text:p>-0.190688420992254</text:p>
          </table:table-cell>
          <table:table-cell office:value-type="float" office:value="-0.190942532019143" calcext:value-type="float">
            <text:p>-0.190942532019143</text:p>
          </table:table-cell>
          <table:table-cell office:value-type="float" office:value="-0.193167208245878" calcext:value-type="float">
            <text:p>-0.193167208245878</text:p>
          </table:table-cell>
          <table:table-cell office:value-type="float" office:value="-0.19111910312022" calcext:value-type="float">
            <text:p>-0.19111910312022</text:p>
          </table:table-cell>
          <table:table-cell office:value-type="float" office:value="-0.192275158761251" calcext:value-type="float">
            <text:p>-0.192275158761251</text:p>
          </table:table-cell>
          <table:table-cell office:value-type="float" office:value="-0.193085188503493" calcext:value-type="float">
            <text:p>-0.193085188503493</text:p>
          </table:table-cell>
          <table:table-cell office:value-type="float" office:value="-0.193489003415267" calcext:value-type="float">
            <text:p>-0.193489003415267</text:p>
          </table:table-cell>
          <table:table-cell office:value-type="float" office:value="-0.193229727573053" calcext:value-type="float">
            <text:p>-0.193229727573053</text:p>
          </table:table-cell>
          <table:table-cell office:value-type="float" office:value="-0.192784758996027" calcext:value-type="float">
            <text:p>-0.192784758996027</text:p>
          </table:table-cell>
          <table:table-cell office:value-type="float" office:value="-0.192558511975908" calcext:value-type="float">
            <text:p>-0.192558511975908</text:p>
          </table:table-cell>
          <table:table-cell office:value-type="float" office:value="-0.192847261151214" calcext:value-type="float">
            <text:p>-0.192847261151214</text:p>
          </table:table-cell>
          <table:table-cell office:value-type="float" office:value="-0.192920714497027" calcext:value-type="float">
            <text:p>-0.192920714497027</text:p>
          </table:table-cell>
          <table:table-cell office:value-type="float" office:value="-0.193177382435255" calcext:value-type="float">
            <text:p>-0.193177382435255</text:p>
          </table:table-cell>
          <table:table-cell office:value-type="float" office:value="-0.193081021913651" calcext:value-type="float">
            <text:p>-0.193081021913651</text:p>
          </table:table-cell>
          <table:table-cell office:value-type="float" office:value="-0.192993864623178" calcext:value-type="float">
            <text:p>-0.192993864623178</text:p>
          </table:table-cell>
          <table:table-cell office:value-type="float" office:value="-0.192698376171056" calcext:value-type="float">
            <text:p>-0.192698376171056</text:p>
          </table:table-cell>
          <table:table-cell office:value-type="float" office:value="-0.192697038504682" calcext:value-type="float">
            <text:p>-0.192697038504682</text:p>
          </table:table-cell>
          <table:table-cell office:value-type="float" office:value="-0.192290470589552" calcext:value-type="float">
            <text:p>-0.192290470589552</text:p>
          </table:table-cell>
          <table:table-cell office:value-type="float" office:value="-0.192459688717224" calcext:value-type="float">
            <text:p>-0.192459688717224</text:p>
          </table:table-cell>
          <table:table-cell office:value-type="float" office:value="-0.194642192991088" calcext:value-type="float">
            <text:p>-0.194642192991088</text:p>
          </table:table-cell>
          <table:table-cell office:value-type="float" office:value="-0.195793885812315" calcext:value-type="float">
            <text:p>-0.195793885812315</text:p>
          </table:table-cell>
          <table:table-cell office:value-type="float" office:value="-0.194285609903001" calcext:value-type="float">
            <text:p>-0.194285609903001</text:p>
          </table:table-cell>
          <table:table-cell office:value-type="float" office:value="-0.193539807230233" calcext:value-type="float">
            <text:p>-0.193539807230233</text:p>
          </table:table-cell>
          <table:table-cell office:value-type="float" office:value="-0.193671533757672" calcext:value-type="float">
            <text:p>-0.193671533757672</text:p>
          </table:table-cell>
          <table:table-cell office:value-type="float" office:value="-0.193671650717426" calcext:value-type="float">
            <text:p>-0.193671650717426</text:p>
          </table:table-cell>
          <table:table-cell office:value-type="float" office:value="-0.194577661621688" calcext:value-type="float">
            <text:p>-0.194577661621688</text:p>
          </table:table-cell>
          <table:table-cell office:value-type="float" office:value="-0.193392479706763" calcext:value-type="float">
            <text:p>-0.193392479706763</text:p>
          </table:table-cell>
          <table:table-cell office:value-type="float" office:value="-0.19433825572151" calcext:value-type="float">
            <text:p>-0.19433825572151</text:p>
          </table:table-cell>
          <table:table-cell office:value-type="float" office:value="-0.194072364931166" calcext:value-type="float">
            <text:p>-0.194072364931166</text:p>
          </table:table-cell>
          <table:table-cell office:value-type="float" office:value="-0.193812739988504" calcext:value-type="float">
            <text:p>-0.193812739988504</text:p>
          </table:table-cell>
          <table:table-cell office:value-type="float" office:value="-0.193520911468132" calcext:value-type="float">
            <text:p>-0.193520911468132</text:p>
          </table:table-cell>
          <table:table-cell office:value-type="float" office:value="-0.193670611858859" calcext:value-type="float">
            <text:p>-0.193670611858859</text:p>
          </table:table-cell>
          <table:table-cell office:value-type="float" office:value="-0.194577649938105" calcext:value-type="float">
            <text:p>-0.194577649938105</text:p>
          </table:table-cell>
          <table:table-cell office:value-type="float" office:value="-0.194575808194098" calcext:value-type="float">
            <text:p>-0.194575808194098</text:p>
          </table:table-cell>
          <table:table-cell office:value-type="float" office:value="-0.194041213696747" calcext:value-type="float">
            <text:p>-0.194041213696747</text:p>
          </table:table-cell>
          <table:table-cell office:value-type="float" office:value="-0.193914180590602" calcext:value-type="float">
            <text:p>-0.193914180590602</text:p>
          </table:table-cell>
          <table:table-cell office:value-type="float" office:value="-0.194165205818456" calcext:value-type="float">
            <text:p>-0.194165205818456</text:p>
          </table:table-cell>
          <table:table-cell office:value-type="float" office:value="-0.194511197711225" calcext:value-type="float">
            <text:p>-0.194511197711225</text:p>
          </table:table-cell>
          <table:table-cell office:value-type="float" office:value="-0.193364879433836" calcext:value-type="float">
            <text:p>-0.193364879433836</text:p>
          </table:table-cell>
          <table:table-cell office:value-type="float" office:value="-0.193133388346785" calcext:value-type="float">
            <text:p>-0.193133388346785</text:p>
          </table:table-cell>
          <table:table-cell office:value-type="float" office:value="-0.193461117960537" calcext:value-type="float">
            <text:p>-0.193461117960537</text:p>
          </table:table-cell>
          <table:table-cell office:value-type="float" office:value="-0.194582366556125" calcext:value-type="float">
            <text:p>-0.194582366556125</text:p>
          </table:table-cell>
          <table:table-cell office:value-type="float" office:value="-0.194580129852113" calcext:value-type="float">
            <text:p>-0.194580129852113</text:p>
          </table:table-cell>
          <table:table-cell office:value-type="float" office:value="-0.195238085325185" calcext:value-type="float">
            <text:p>-0.195238085325185</text:p>
          </table:table-cell>
          <table:table-cell office:value-type="float" office:value="-0.195011610905408" calcext:value-type="float">
            <text:p>-0.195011610905408</text:p>
          </table:table-cell>
          <table:table-cell office:value-type="float" office:value="-0.195413979341613" calcext:value-type="float">
            <text:p>-0.195413979341613</text:p>
          </table:table-cell>
          <table:table-cell office:value-type="float" office:value="-0.194460883287042" calcext:value-type="float">
            <text:p>-0.194460883287042</text:p>
          </table:table-cell>
          <table:table-cell office:value-type="float" office:value="-0.193320945791414" calcext:value-type="float">
            <text:p>-0.193320945791414</text:p>
          </table:table-cell>
          <table:table-cell office:value-type="float" office:value="-0.189708511737571" calcext:value-type="float">
            <text:p>-0.189708511737571</text:p>
          </table:table-cell>
          <table:table-cell office:value-type="float" office:value="-0.186085110516482" calcext:value-type="float">
            <text:p>-0.186085110516482</text:p>
          </table:table-cell>
          <table:table-cell office:value-type="float" office:value="-0.184444475663898" calcext:value-type="float">
            <text:p>-0.184444475663898</text:p>
          </table:table-cell>
          <table:table-cell office:value-type="float" office:value="-0.181609180461237" calcext:value-type="float">
            <text:p>-0.181609180461237</text:p>
          </table:table-cell>
          <table:table-cell office:value-type="float" office:value="-0.177857655973393" calcext:value-type="float">
            <text:p>-0.177857655973393</text:p>
          </table:table-cell>
          <table:table-cell office:value-type="float" office:value="-0.175892651994072" calcext:value-type="float">
            <text:p>-0.175892651994072</text:p>
          </table:table-cell>
          <table:table-cell office:value-type="float" office:value="-0.171751437261451" calcext:value-type="float">
            <text:p>-0.171751437261451</text:p>
          </table:table-cell>
          <table:table-cell office:value-type="float" office:value="-0.169990253408977" calcext:value-type="float">
            <text:p>-0.169990253408977</text:p>
          </table:table-cell>
          <table:table-cell office:value-type="float" office:value="-0.16653751571551" calcext:value-type="float">
            <text:p>-0.16653751571551</text:p>
          </table:table-cell>
          <table:table-cell office:value-type="float" office:value="-0.165648521082548" calcext:value-type="float">
            <text:p>-0.165648521082548</text:p>
          </table:table-cell>
          <table:table-cell office:value-type="float" office:value="-0.165814684043774" calcext:value-type="float">
            <text:p>-0.165814684043774</text:p>
          </table:table-cell>
          <table:table-cell office:value-type="float" office:value="-0.165580195226648" calcext:value-type="float">
            <text:p>-0.165580195226648</text:p>
          </table:table-cell>
          <table:table-cell office:value-type="float" office:value="-0.165658572479282" calcext:value-type="float">
            <text:p>-0.165658572479282</text:p>
          </table:table-cell>
          <table:table-cell office:value-type="float" office:value="-0.16663711424579" calcext:value-type="float">
            <text:p>-0.16663711424579</text:p>
          </table:table-cell>
          <table:table-cell office:value-type="float" office:value="-0.167387305821325" calcext:value-type="float">
            <text:p>-0.167387305821325</text:p>
          </table:table-cell>
          <table:table-cell office:value-type="float" office:value="-0.167504716759453" calcext:value-type="float">
            <text:p>-0.167504716759453</text:p>
          </table:table-cell>
          <table:table-cell office:value-type="float" office:value="-0.167751903797828" calcext:value-type="float">
            <text:p>-0.167751903797828</text:p>
          </table:table-cell>
          <table:table-cell office:value-type="float" office:value="-0.168181803195601" calcext:value-type="float">
            <text:p>-0.168181803195601</text:p>
          </table:table-cell>
          <table:table-cell office:value-type="float" office:value="-0.168427956372983" calcext:value-type="float">
            <text:p>-0.168427956372983</text:p>
          </table:table-cell>
          <table:table-cell office:value-type="float" office:value="-0.168474830018431" calcext:value-type="float">
            <text:p>-0.168474830018431</text:p>
          </table:table-cell>
          <table:table-cell office:value-type="float" office:value="-0.167490610958055" calcext:value-type="float">
            <text:p>-0.167490610958055</text:p>
          </table:table-cell>
          <table:table-cell office:value-type="float" office:value="-0.167889484457444" calcext:value-type="float">
            <text:p>-0.167889484457444</text:p>
          </table:table-cell>
          <table:table-cell office:value-type="float" office:value="-0.167619386476347" calcext:value-type="float">
            <text:p>-0.167619386476347</text:p>
          </table:table-cell>
          <table:table-cell office:value-type="float" office:value="-0.167855284455704" calcext:value-type="float">
            <text:p>-0.167855284455704</text:p>
          </table:table-cell>
          <table:table-cell office:value-type="float" office:value="-0.168185158175669" calcext:value-type="float">
            <text:p>-0.168185158175669</text:p>
          </table:table-cell>
          <table:table-cell office:value-type="float" office:value="-0.167331785987647" calcext:value-type="float">
            <text:p>-0.167331785987647</text:p>
          </table:table-cell>
          <table:table-cell office:value-type="float" office:value="-0.167865503726708" calcext:value-type="float">
            <text:p>-0.167865503726708</text:p>
          </table:table-cell>
          <table:table-cell office:value-type="float" office:value="-0.167718670562919" calcext:value-type="float">
            <text:p>-0.167718670562919</text:p>
          </table:table-cell>
          <table:table-cell office:value-type="float" office:value="-0.167713667000868" calcext:value-type="float">
            <text:p>-0.167713667000868</text:p>
          </table:table-cell>
          <table:table-cell office:value-type="float" office:value="-0.1675390165512" calcext:value-type="float">
            <text:p>-0.1675390165512</text:p>
          </table:table-cell>
          <table:table-cell office:value-type="float" office:value="-0.167812618720584" calcext:value-type="float">
            <text:p>-0.167812618720584</text:p>
          </table:table-cell>
          <table:table-cell office:value-type="float" office:value="-0.167863171016349" calcext:value-type="float">
            <text:p>-0.167863171016349</text:p>
          </table:table-cell>
          <table:table-cell office:value-type="float" office:value="-0.167907302246319" calcext:value-type="float">
            <text:p>-0.167907302246319</text:p>
          </table:table-cell>
          <table:table-cell office:value-type="float" office:value="-0.167658898464904" calcext:value-type="float">
            <text:p>-0.167658898464904</text:p>
          </table:table-cell>
          <table:table-cell office:value-type="float" office:value="-0.167865820405473" calcext:value-type="float">
            <text:p>-0.167865820405473</text:p>
          </table:table-cell>
          <table:table-cell office:value-type="float" office:value="-0.167651621834693" calcext:value-type="float">
            <text:p>-0.167651621834693</text:p>
          </table:table-cell>
          <table:table-cell office:value-type="float" office:value="-0.167475378342783" calcext:value-type="float">
            <text:p>-0.167475378342783</text:p>
          </table:table-cell>
          <table:table-cell office:value-type="float" office:value="-0.167492274869668" calcext:value-type="float">
            <text:p>-0.167492274869668</text:p>
          </table:table-cell>
          <table:table-cell office:value-type="float" office:value="-0.167566087368879" calcext:value-type="float">
            <text:p>-0.167566087368879</text:p>
          </table:table-cell>
          <table:table-cell office:value-type="float" office:value="-0.16780115225763" calcext:value-type="float">
            <text:p>-0.16780115225763</text:p>
          </table:table-cell>
          <table:table-cell office:value-type="float" office:value="-0.167976288615448" calcext:value-type="float">
            <text:p>-0.167976288615448</text:p>
          </table:table-cell>
          <table:table-cell office:value-type="float" office:value="-0.167670931825072" calcext:value-type="float">
            <text:p>-0.167670931825072</text:p>
          </table:table-cell>
          <table:table-cell office:value-type="float" office:value="-0.167560908516893" calcext:value-type="float">
            <text:p>-0.167560908516893</text:p>
          </table:table-cell>
          <table:table-cell office:value-type="float" office:value="-0.167616026404067" calcext:value-type="float">
            <text:p>-0.167616026404067</text:p>
          </table:table-cell>
          <table:table-cell office:value-type="float" office:value="-0.167880726615767" calcext:value-type="float">
            <text:p>-0.167880726615767</text:p>
          </table:table-cell>
          <table:table-cell office:value-type="float" office:value="-0.167601447785244" calcext:value-type="float">
            <text:p>-0.167601447785244</text:p>
          </table:table-cell>
          <table:table-cell office:value-type="float" office:value="-0.167873879785774" calcext:value-type="float">
            <text:p>-0.167873879785774</text:p>
          </table:table-cell>
          <table:table-cell office:value-type="float" office:value="-0.167891510660898" calcext:value-type="float">
            <text:p>-0.167891510660898</text:p>
          </table:table-cell>
          <table:table-cell office:value-type="float" office:value="-0.167887846724873" calcext:value-type="float">
            <text:p>-0.167887846724873</text:p>
          </table:table-cell>
          <table:table-cell office:value-type="float" office:value="-0.16787926358182" calcext:value-type="float">
            <text:p>-0.16787926358182</text:p>
          </table:table-cell>
          <table:table-cell office:value-type="float" office:value="-0.167644302380677" calcext:value-type="float">
            <text:p>-0.167644302380677</text:p>
          </table:table-cell>
          <table:table-cell office:value-type="float" office:value="-0.167902471002512" calcext:value-type="float">
            <text:p>-0.167902471002512</text:p>
          </table:table-cell>
          <table:table-cell office:value-type="float" office:value="-0.167855964271134" calcext:value-type="float">
            <text:p>-0.167855964271134</text:p>
          </table:table-cell>
          <table:table-cell office:value-type="float" office:value="-0.167463089947896" calcext:value-type="float">
            <text:p>-0.167463089947896</text:p>
          </table:table-cell>
          <table:table-cell office:value-type="float" office:value="-0.167779172971639" calcext:value-type="float">
            <text:p>-0.167779172971639</text:p>
          </table:table-cell>
          <table:table-cell office:value-type="float" office:value="-0.16784292444581" calcext:value-type="float">
            <text:p>-0.16784292444581</text:p>
          </table:table-cell>
          <table:table-cell office:value-type="float" office:value="-0.16782295800386" calcext:value-type="float">
            <text:p>-0.16782295800386</text:p>
          </table:table-cell>
          <table:table-cell office:value-type="float" office:value="-0.167889401723697" calcext:value-type="float">
            <text:p>-0.167889401723697</text:p>
          </table:table-cell>
          <table:table-cell office:value-type="float" office:value="-0.167885039500017" calcext:value-type="float">
            <text:p>-0.167885039500017</text:p>
          </table:table-cell>
          <table:table-cell office:value-type="float" office:value="-0.167824502907464" calcext:value-type="float">
            <text:p>-0.167824502907464</text:p>
          </table:table-cell>
          <table:table-cell office:value-type="float" office:value="-0.167825736713959" calcext:value-type="float">
            <text:p>-0.167825736713959</text:p>
          </table:table-cell>
          <table:table-cell office:value-type="float" office:value="-0.167474517797123" calcext:value-type="float">
            <text:p>-0.167474517797123</text:p>
          </table:table-cell>
          <table:table-cell office:value-type="float" office:value="-0.167768468952" calcext:value-type="float">
            <text:p>-0.167768468952</text:p>
          </table:table-cell>
          <table:table-cell office:value-type="float" office:value="-0.167847041379806" calcext:value-type="float">
            <text:p>-0.167847041379806</text:p>
          </table:table-cell>
          <table:table-cell office:value-type="float" office:value="-0.167775729020262" calcext:value-type="float">
            <text:p>-0.167775729020262</text:p>
          </table:table-cell>
          <table:table-cell office:value-type="float" office:value="-0.167831737651962" calcext:value-type="float">
            <text:p>-0.167831737651962</text:p>
          </table:table-cell>
          <table:table-cell office:value-type="float" office:value="-0.167817898556251" calcext:value-type="float">
            <text:p>-0.167817898556251</text:p>
          </table:table-cell>
          <table:table-cell office:value-type="float" office:value="-0.167813078506975" calcext:value-type="float">
            <text:p>-0.167813078506975</text:p>
          </table:table-cell>
          <table:table-cell office:value-type="float" office:value="-0.167657289742483" calcext:value-type="float">
            <text:p>-0.167657289742483</text:p>
          </table:table-cell>
          <table:table-cell office:value-type="float" office:value="-0.167722727434061" calcext:value-type="float">
            <text:p>-0.167722727434061</text:p>
          </table:table-cell>
          <table:table-cell office:value-type="float" office:value="-0.167811894526072" calcext:value-type="float">
            <text:p>-0.167811894526072</text:p>
          </table:table-cell>
          <table:table-cell office:value-type="float" office:value="-0.167795672727453" calcext:value-type="float">
            <text:p>-0.167795672727453</text:p>
          </table:table-cell>
          <table:table-cell office:value-type="float" office:value="-0.167807029965948" calcext:value-type="float">
            <text:p>-0.167807029965948</text:p>
          </table:table-cell>
          <table:table-cell office:value-type="float" office:value="-0.167799937672934" calcext:value-type="float">
            <text:p>-0.167799937672934</text:p>
          </table:table-cell>
          <table:table-cell office:value-type="float" office:value="-0.167813304314775" calcext:value-type="float">
            <text:p>-0.167813304314775</text:p>
          </table:table-cell>
          <table:table-cell office:value-type="float" office:value="-0.16766590751298" calcext:value-type="float">
            <text:p>-0.16766590751298</text:p>
          </table:table-cell>
          <table:table-cell office:value-type="float" office:value="-0.167779625303966" calcext:value-type="float">
            <text:p>-0.167779625303966</text:p>
          </table:table-cell>
          <table:table-cell office:value-type="float" office:value="-0.167801417027221" calcext:value-type="float">
            <text:p>-0.167801417027221</text:p>
          </table:table-cell>
          <table:table-cell office:value-type="float" office:value="-0.167793224196931" calcext:value-type="float">
            <text:p>-0.167793224196931</text:p>
          </table:table-cell>
          <table:table-cell office:value-type="float" office:value="-0.167842099187747" calcext:value-type="float">
            <text:p>-0.167842099187747</text:p>
          </table:table-cell>
          <table:table-cell office:value-type="float" office:value="-0.167861391380359" calcext:value-type="float">
            <text:p>-0.167861391380359</text:p>
          </table:table-cell>
          <table:table-cell office:value-type="float" office:value="-0.167720661064445" calcext:value-type="float">
            <text:p>-0.167720661064445</text:p>
          </table:table-cell>
          <table:table-cell office:value-type="float" office:value="-0.167735845498335" calcext:value-type="float">
            <text:p>-0.167735845498335</text:p>
          </table:table-cell>
          <table:table-cell office:value-type="float" office:value="-0.16781884246114" calcext:value-type="float">
            <text:p>-0.16781884246114</text:p>
          </table:table-cell>
          <table:table-cell office:value-type="float" office:value="-0.167725989098998" calcext:value-type="float">
            <text:p>-0.167725989098998</text:p>
          </table:table-cell>
          <table:table-cell office:value-type="float" office:value="-0.167754381394849" calcext:value-type="float">
            <text:p>-0.167754381394849</text:p>
          </table:table-cell>
          <table:table-cell office:value-type="float" office:value="-0.167704338157371" calcext:value-type="float">
            <text:p>-0.167704338157371</text:p>
          </table:table-cell>
          <table:table-cell office:value-type="float" office:value="-0.167744105724611" calcext:value-type="float">
            <text:p>-0.167744105724611</text:p>
          </table:table-cell>
          <table:table-cell office:value-type="float" office:value="-0.167750195588738" calcext:value-type="float">
            <text:p>-0.167750195588738</text:p>
          </table:table-cell>
          <table:table-cell office:value-type="float" office:value="-0.1677752106703" calcext:value-type="float">
            <text:p>-0.1677752106703</text:p>
          </table:table-cell>
          <table:table-cell office:value-type="float" office:value="-0.167749272431788" calcext:value-type="float">
            <text:p>-0.167749272431788</text:p>
          </table:table-cell>
          <table:table-cell office:value-type="float" office:value="-0.167788581916163" calcext:value-type="float">
            <text:p>-0.167788581916163</text:p>
          </table:table-cell>
          <table:table-cell office:value-type="float" office:value="-0.167667479216637" calcext:value-type="float">
            <text:p>-0.167667479216637</text:p>
          </table:table-cell>
          <table:table-cell office:value-type="float" office:value="-0.167842820937199" calcext:value-type="float">
            <text:p>-0.167842820937199</text:p>
          </table:table-cell>
          <table:table-cell office:value-type="float" office:value="-0.16769113036715" calcext:value-type="float">
            <text:p>-0.16769113036715</text:p>
          </table:table-cell>
          <table:table-cell office:value-type="float" office:value="-0.167832052618234" calcext:value-type="float">
            <text:p>-0.167832052618234</text:p>
          </table:table-cell>
          <table:table-cell office:value-type="float" office:value="-0.167747629712575" calcext:value-type="float">
            <text:p>-0.167747629712575</text:p>
          </table:table-cell>
          <table:table-cell office:value-type="float" office:value="-0.167667205632283" calcext:value-type="float">
            <text:p>-0.167667205632283</text:p>
          </table:table-cell>
          <table:table-cell office:value-type="float" office:value="-0.167832086358294" calcext:value-type="float">
            <text:p>-0.167832086358294</text:p>
          </table:table-cell>
          <table:table-cell office:value-type="float" office:value="-0.167591639479742" calcext:value-type="float">
            <text:p>-0.167591639479742</text:p>
          </table:table-cell>
          <table:table-cell office:value-type="float" office:value="-0.167706489091813" calcext:value-type="float">
            <text:p>-0.167706489091813</text:p>
          </table:table-cell>
          <table:table-cell office:value-type="float" office:value="-0.167698353636597" calcext:value-type="float">
            <text:p>-0.167698353636597</text:p>
          </table:table-cell>
          <table:table-cell office:value-type="float" office:value="-0.167720425599766" calcext:value-type="float">
            <text:p>-0.167720425599766</text:p>
          </table:table-cell>
          <table:table-cell office:value-type="float" office:value="-0.167775404075429" calcext:value-type="float">
            <text:p>-0.167775404075429</text:p>
          </table:table-cell>
          <table:table-cell office:value-type="float" office:value="-0.16786379617283" calcext:value-type="float">
            <text:p>-0.16786379617283</text:p>
          </table:table-cell>
          <table:table-cell office:value-type="float" office:value="-0.167737710849046" calcext:value-type="float">
            <text:p>-0.167737710849046</text:p>
          </table:table-cell>
          <table:table-cell office:value-type="float" office:value="-0.167727848894778" calcext:value-type="float">
            <text:p>-0.167727848894778</text:p>
          </table:table-cell>
          <table:table-cell office:value-type="float" office:value="-0.167884649193797" calcext:value-type="float">
            <text:p>-0.167884649193797</text:p>
          </table:table-cell>
          <table:table-cell office:value-type="float" office:value="-0.167678443604948" calcext:value-type="float">
            <text:p>-0.167678443604948</text:p>
          </table:table-cell>
          <table:table-cell office:value-type="float" office:value="-0.16776744054118" calcext:value-type="float">
            <text:p>-0.16776744054118</text:p>
          </table:table-cell>
          <table:table-cell office:value-type="float" office:value="-0.167318818028701" calcext:value-type="float">
            <text:p>-0.167318818028701</text:p>
          </table:table-cell>
          <table:table-cell office:value-type="float" office:value="-0.167825940587885" calcext:value-type="float">
            <text:p>-0.167825940587885</text:p>
          </table:table-cell>
          <table:table-cell office:value-type="float" office:value="-0.167833265806833" calcext:value-type="float">
            <text:p>-0.167833265806833</text:p>
          </table:table-cell>
          <table:table-cell office:value-type="float" office:value="-0.167751214476846" calcext:value-type="float">
            <text:p>-0.167751214476846</text:p>
          </table:table-cell>
          <table:table-cell office:value-type="float" office:value="-0.167748671177649" calcext:value-type="float">
            <text:p>-0.167748671177649</text:p>
          </table:table-cell>
          <table:table-cell office:value-type="float" office:value="-0.16772773463974" calcext:value-type="float">
            <text:p>-0.16772773463974</text:p>
          </table:table-cell>
          <table:table-cell office:value-type="float" office:value="-0.167735294096403" calcext:value-type="float">
            <text:p>-0.167735294096403</text:p>
          </table:table-cell>
          <table:table-cell office:value-type="float" office:value="-0.167654080267344" calcext:value-type="float">
            <text:p>-0.167654080267344</text:p>
          </table:table-cell>
          <table:table-cell office:value-type="float" office:value="-0.16789827793188" calcext:value-type="float">
            <text:p>-0.16789827793188</text:p>
          </table:table-cell>
          <table:table-cell office:value-type="float" office:value="-0.167795628718935" calcext:value-type="float">
            <text:p>-0.167795628718935</text:p>
          </table:table-cell>
          <table:table-cell office:value-type="float" office:value="-0.167458405106027" calcext:value-type="float">
            <text:p>-0.167458405106027</text:p>
          </table:table-cell>
          <table:table-cell office:value-type="float" office:value="-0.167489670156546" calcext:value-type="float">
            <text:p>-0.167489670156546</text:p>
          </table:table-cell>
          <table:table-cell office:value-type="float" office:value="-0.167844341127664" calcext:value-type="float">
            <text:p>-0.167844341127664</text:p>
          </table:table-cell>
          <table:table-cell office:value-type="float" office:value="-0.167723074212398" calcext:value-type="float">
            <text:p>-0.167723074212398</text:p>
          </table:table-cell>
          <table:table-cell office:value-type="float" office:value="-0.167721927706246" calcext:value-type="float">
            <text:p>-0.167721927706246</text:p>
          </table:table-cell>
          <table:table-cell office:value-type="float" office:value="-0.167861515436093" calcext:value-type="float">
            <text:p>-0.167861515436093</text:p>
          </table:table-cell>
          <table:table-cell office:value-type="float" office:value="-0.167697196056893" calcext:value-type="float">
            <text:p>-0.167697196056893</text:p>
          </table:table-cell>
          <table:table-cell office:value-type="float" office:value="-0.167764043005748" calcext:value-type="float">
            <text:p>-0.167764043005748</text:p>
          </table:table-cell>
          <table:table-cell office:value-type="float" office:value="-0.167626987805828" calcext:value-type="float">
            <text:p>-0.167626987805828</text:p>
          </table:table-cell>
          <table:table-cell office:value-type="float" office:value="-0.16772379544679" calcext:value-type="float">
            <text:p>-0.16772379544679</text:p>
          </table:table-cell>
          <table:table-cell office:value-type="float" office:value="-0.167636188912176" calcext:value-type="float">
            <text:p>-0.167636188912176</text:p>
          </table:table-cell>
          <table:table-cell office:value-type="float" office:value="-0.167693787253747" calcext:value-type="float">
            <text:p>-0.167693787253747</text:p>
          </table:table-cell>
          <table:table-cell office:value-type="float" office:value="-0.167655391075315" calcext:value-type="float">
            <text:p>-0.167655391075315</text:p>
          </table:table-cell>
          <table:table-cell office:value-type="float" office:value="-0.167678262910851" calcext:value-type="float">
            <text:p>-0.167678262910851</text:p>
          </table:table-cell>
          <table:table-cell office:value-type="float" office:value="-0.167774148220871" calcext:value-type="float">
            <text:p>-0.167774148220871</text:p>
          </table:table-cell>
          <table:table-cell office:value-type="float" office:value="-0.167740680720919" calcext:value-type="float">
            <text:p>-0.167740680720919</text:p>
          </table:table-cell>
          <table:table-cell office:value-type="float" office:value="-0.167594431740487" calcext:value-type="float">
            <text:p>-0.167594431740487</text:p>
          </table:table-cell>
          <table:table-cell office:value-type="float" office:value="-0.167713223463562" calcext:value-type="float">
            <text:p>-0.167713223463562</text:p>
          </table:table-cell>
          <table:table-cell office:value-type="float" office:value="-0.167655590302583" calcext:value-type="float">
            <text:p>-0.167655590302583</text:p>
          </table:table-cell>
          <table:table-cell office:value-type="float" office:value="-0.167799876312569" calcext:value-type="float">
            <text:p>-0.167799876312569</text:p>
          </table:table-cell>
          <table:table-cell office:value-type="float" office:value="-0.167632874698401" calcext:value-type="float">
            <text:p>-0.167632874698401</text:p>
          </table:table-cell>
          <table:table-cell office:value-type="float" office:value="-0.167741661483877" calcext:value-type="float">
            <text:p>-0.167741661483877</text:p>
          </table:table-cell>
          <table:table-cell office:value-type="float" office:value="-0.167814851150309" calcext:value-type="float">
            <text:p>-0.167814851150309</text:p>
          </table:table-cell>
          <table:table-cell office:value-type="float" office:value="-0.167376494859925" calcext:value-type="float">
            <text:p>-0.167376494859925</text:p>
          </table:table-cell>
          <table:table-cell office:value-type="float" office:value="-0.1676616786524" calcext:value-type="float">
            <text:p>-0.1676616786524</text:p>
          </table:table-cell>
          <table:table-cell office:value-type="float" office:value="-0.167797454917998" calcext:value-type="float">
            <text:p>-0.167797454917998</text:p>
          </table:table-cell>
          <table:table-cell office:value-type="float" office:value="-0.167694732446322" calcext:value-type="float">
            <text:p>-0.167694732446322</text:p>
          </table:table-cell>
          <table:table-cell office:value-type="float" office:value="-0.167618046107327" calcext:value-type="float">
            <text:p>-0.167618046107327</text:p>
          </table:table-cell>
          <table:table-cell table:number-columns-repeated="368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4136350256597" calcext:value-type="float">
            <text:p>0.304136350256597</text:p>
          </table:table-cell>
          <table:table-cell office:value-type="float" office:value="0.304180013028241" calcext:value-type="float">
            <text:p>0.304180013028241</text:p>
          </table:table-cell>
          <table:table-cell office:value-type="float" office:value="0.304859006046453" calcext:value-type="float">
            <text:p>0.304859006046453</text:p>
          </table:table-cell>
          <table:table-cell office:value-type="float" office:value="0.306755234262355" calcext:value-type="float">
            <text:p>0.306755234262355</text:p>
          </table:table-cell>
          <table:table-cell office:value-type="float" office:value="0.308454052452455" calcext:value-type="float">
            <text:p>0.308454052452455</text:p>
          </table:table-cell>
          <table:table-cell office:value-type="float" office:value="0.311543445006048" calcext:value-type="float">
            <text:p>0.311543445006048</text:p>
          </table:table-cell>
          <table:table-cell office:value-type="float" office:value="0.30986114526392" calcext:value-type="float">
            <text:p>0.30986114526392</text:p>
          </table:table-cell>
          <table:table-cell office:value-type="float" office:value="0.305621083854606" calcext:value-type="float">
            <text:p>0.305621083854606</text:p>
          </table:table-cell>
          <table:table-cell office:value-type="float" office:value="0.302138185420397" calcext:value-type="float">
            <text:p>0.302138185420397</text:p>
          </table:table-cell>
          <table:table-cell office:value-type="float" office:value="0.302700635505118" calcext:value-type="float">
            <text:p>0.302700635505118</text:p>
          </table:table-cell>
          <table:table-cell office:value-type="float" office:value="0.304244704372179" calcext:value-type="float">
            <text:p>0.304244704372179</text:p>
          </table:table-cell>
          <table:table-cell office:value-type="float" office:value="0.305505903563215" calcext:value-type="float">
            <text:p>0.305505903563215</text:p>
          </table:table-cell>
          <table:table-cell office:value-type="float" office:value="0.306256836099447" calcext:value-type="float">
            <text:p>0.306256836099447</text:p>
          </table:table-cell>
          <table:table-cell office:value-type="float" office:value="0.306519234676522" calcext:value-type="float">
            <text:p>0.306519234676522</text:p>
          </table:table-cell>
          <table:table-cell office:value-type="float" office:value="0.305883234016118" calcext:value-type="float">
            <text:p>0.305883234016118</text:p>
          </table:table-cell>
          <table:table-cell office:value-type="float" office:value="0.30508729663192" calcext:value-type="float">
            <text:p>0.30508729663192</text:p>
          </table:table-cell>
          <table:table-cell office:value-type="float" office:value="0.303472051751774" calcext:value-type="float">
            <text:p>0.303472051751774</text:p>
          </table:table-cell>
          <table:table-cell office:value-type="float" office:value="0.304694984232804" calcext:value-type="float">
            <text:p>0.304694984232804</text:p>
          </table:table-cell>
          <table:table-cell office:value-type="float" office:value="0.306181952015026" calcext:value-type="float">
            <text:p>0.306181952015026</text:p>
          </table:table-cell>
          <table:table-cell office:value-type="float" office:value="0.307481267556399" calcext:value-type="float">
            <text:p>0.307481267556399</text:p>
          </table:table-cell>
          <table:table-cell office:value-type="float" office:value="0.311115396468406" calcext:value-type="float">
            <text:p>0.311115396468406</text:p>
          </table:table-cell>
          <table:table-cell office:value-type="float" office:value="0.315638549221199" calcext:value-type="float">
            <text:p>0.315638549221199</text:p>
          </table:table-cell>
          <table:table-cell office:value-type="float" office:value="0.318414687408915" calcext:value-type="float">
            <text:p>0.318414687408915</text:p>
          </table:table-cell>
          <table:table-cell office:value-type="float" office:value="0.321026476735498" calcext:value-type="float">
            <text:p>0.321026476735498</text:p>
          </table:table-cell>
          <table:table-cell office:value-type="float" office:value="0.325195709872401" calcext:value-type="float">
            <text:p>0.325195709872401</text:p>
          </table:table-cell>
          <table:table-cell office:value-type="float" office:value="0.326398448459981" calcext:value-type="float">
            <text:p>0.326398448459981</text:p>
          </table:table-cell>
          <table:table-cell office:value-type="float" office:value="0.327197527098125" calcext:value-type="float">
            <text:p>0.327197527098125</text:p>
          </table:table-cell>
          <table:table-cell office:value-type="float" office:value="0.327541148724743" calcext:value-type="float">
            <text:p>0.327541148724743</text:p>
          </table:table-cell>
          <table:table-cell office:value-type="float" office:value="0.32742119527107" calcext:value-type="float">
            <text:p>0.32742119527107</text:p>
          </table:table-cell>
          <table:table-cell office:value-type="float" office:value="0.3269758945328" calcext:value-type="float">
            <text:p>0.3269758945328</text:p>
          </table:table-cell>
          <table:table-cell office:value-type="float" office:value="0.32479308582955" calcext:value-type="float">
            <text:p>0.32479308582955</text:p>
          </table:table-cell>
          <table:table-cell office:value-type="float" office:value="0.323213412622178" calcext:value-type="float">
            <text:p>0.323213412622178</text:p>
          </table:table-cell>
          <table:table-cell office:value-type="float" office:value="0.321393421480086" calcext:value-type="float">
            <text:p>0.321393421480086</text:p>
          </table:table-cell>
          <table:table-cell office:value-type="float" office:value="0.319532925862214" calcext:value-type="float">
            <text:p>0.319532925862214</text:p>
          </table:table-cell>
          <table:table-cell office:value-type="float" office:value="0.317817225064606" calcext:value-type="float">
            <text:p>0.317817225064606</text:p>
          </table:table-cell>
          <table:table-cell office:value-type="float" office:value="0.31638973963048" calcext:value-type="float">
            <text:p>0.31638973963048</text:p>
          </table:table-cell>
          <table:table-cell office:value-type="float" office:value="0.314672518195837" calcext:value-type="float">
            <text:p>0.314672518195837</text:p>
          </table:table-cell>
          <table:table-cell office:value-type="float" office:value="0.313577598475321" calcext:value-type="float">
            <text:p>0.313577598475321</text:p>
          </table:table-cell>
          <table:table-cell office:value-type="float" office:value="0.313018258220032" calcext:value-type="float">
            <text:p>0.313018258220032</text:p>
          </table:table-cell>
          <table:table-cell office:value-type="float" office:value="0.313404442575492" calcext:value-type="float">
            <text:p>0.313404442575492</text:p>
          </table:table-cell>
          <table:table-cell office:value-type="float" office:value="0.314112264433833" calcext:value-type="float">
            <text:p>0.314112264433833</text:p>
          </table:table-cell>
          <table:table-cell office:value-type="float" office:value="0.315170308565848" calcext:value-type="float">
            <text:p>0.315170308565848</text:p>
          </table:table-cell>
          <table:table-cell office:value-type="float" office:value="0.318139965701774" calcext:value-type="float">
            <text:p>0.318139965701774</text:p>
          </table:table-cell>
          <table:table-cell office:value-type="float" office:value="0.322356760837176" calcext:value-type="float">
            <text:p>0.322356760837176</text:p>
          </table:table-cell>
          <table:table-cell office:value-type="float" office:value="0.325689308214446" calcext:value-type="float">
            <text:p>0.325689308214446</text:p>
          </table:table-cell>
          <table:table-cell office:value-type="float" office:value="0.327794338384367" calcext:value-type="float">
            <text:p>0.327794338384367</text:p>
          </table:table-cell>
          <table:table-cell office:value-type="float" office:value="0.338470491152112" calcext:value-type="float">
            <text:p>0.338470491152112</text:p>
          </table:table-cell>
          <table:table-cell office:value-type="float" office:value="0.336351798776916" calcext:value-type="float">
            <text:p>0.336351798776916</text:p>
          </table:table-cell>
          <table:table-cell office:value-type="float" office:value="0.31203321771758" calcext:value-type="float">
            <text:p>0.31203321771758</text:p>
          </table:table-cell>
          <table:table-cell office:value-type="float" office:value="0.309489402982524" calcext:value-type="float">
            <text:p>0.309489402982524</text:p>
          </table:table-cell>
          <table:table-cell office:value-type="float" office:value="0.311662513669568" calcext:value-type="float">
            <text:p>0.311662513669568</text:p>
          </table:table-cell>
          <table:table-cell office:value-type="float" office:value="0.314592899773488" calcext:value-type="float">
            <text:p>0.314592899773488</text:p>
          </table:table-cell>
          <table:table-cell office:value-type="float" office:value="0.319793907313367" calcext:value-type="float">
            <text:p>0.319793907313367</text:p>
          </table:table-cell>
          <table:table-cell office:value-type="float" office:value="0.321715520507163" calcext:value-type="float">
            <text:p>0.321715520507163</text:p>
          </table:table-cell>
          <table:table-cell office:value-type="float" office:value="0.324984477366288" calcext:value-type="float">
            <text:p>0.324984477366288</text:p>
          </table:table-cell>
          <table:table-cell office:value-type="float" office:value="0.329009990635623" calcext:value-type="float">
            <text:p>0.329009990635623</text:p>
          </table:table-cell>
          <table:table-cell office:value-type="float" office:value="0.33425524019758" calcext:value-type="float">
            <text:p>0.33425524019758</text:p>
          </table:table-cell>
          <table:table-cell office:value-type="float" office:value="0.342806200941458" calcext:value-type="float">
            <text:p>0.342806200941458</text:p>
          </table:table-cell>
          <table:table-cell office:value-type="float" office:value="0.344436165863548" calcext:value-type="float">
            <text:p>0.344436165863548</text:p>
          </table:table-cell>
          <table:table-cell office:value-type="float" office:value="0.342041693217629" calcext:value-type="float">
            <text:p>0.342041693217629</text:p>
          </table:table-cell>
          <table:table-cell office:value-type="float" office:value="0.332100046990301" calcext:value-type="float">
            <text:p>0.332100046990301</text:p>
          </table:table-cell>
          <table:table-cell office:value-type="float" office:value="0.331697918083823" calcext:value-type="float">
            <text:p>0.331697918083823</text:p>
          </table:table-cell>
          <table:table-cell office:value-type="float" office:value="0.330184163994313" calcext:value-type="float">
            <text:p>0.330184163994313</text:p>
          </table:table-cell>
          <table:table-cell office:value-type="float" office:value="0.329974664537017" calcext:value-type="float">
            <text:p>0.329974664537017</text:p>
          </table:table-cell>
          <table:table-cell office:value-type="float" office:value="0.328281889652112" calcext:value-type="float">
            <text:p>0.328281889652112</text:p>
          </table:table-cell>
          <table:table-cell office:value-type="float" office:value="0.32728139717715" calcext:value-type="float">
            <text:p>0.32728139717715</text:p>
          </table:table-cell>
          <table:table-cell office:value-type="float" office:value="0.32629919873978" calcext:value-type="float">
            <text:p>0.32629919873978</text:p>
          </table:table-cell>
          <table:table-cell office:value-type="float" office:value="0.32543856989325" calcext:value-type="float">
            <text:p>0.32543856989325</text:p>
          </table:table-cell>
          <table:table-cell office:value-type="float" office:value="0.32444957867369" calcext:value-type="float">
            <text:p>0.32444957867369</text:p>
          </table:table-cell>
          <table:table-cell office:value-type="float" office:value="0.321300460366201" calcext:value-type="float">
            <text:p>0.321300460366201</text:p>
          </table:table-cell>
          <table:table-cell office:value-type="float" office:value="0.318997043492836" calcext:value-type="float">
            <text:p>0.318997043492836</text:p>
          </table:table-cell>
          <table:table-cell office:value-type="float" office:value="0.316536952723417" calcext:value-type="float">
            <text:p>0.316536952723417</text:p>
          </table:table-cell>
          <table:table-cell office:value-type="float" office:value="0.311305339295746" calcext:value-type="float">
            <text:p>0.311305339295746</text:p>
          </table:table-cell>
          <table:table-cell office:value-type="float" office:value="0.30925994810577" calcext:value-type="float">
            <text:p>0.30925994810577</text:p>
          </table:table-cell>
          <table:table-cell office:value-type="float" office:value="0.307962769982872" calcext:value-type="float">
            <text:p>0.307962769982872</text:p>
          </table:table-cell>
          <table:table-cell office:value-type="float" office:value="0.306791702463363" calcext:value-type="float">
            <text:p>0.306791702463363</text:p>
          </table:table-cell>
          <table:table-cell office:value-type="float" office:value="0.306607387688774" calcext:value-type="float">
            <text:p>0.306607387688774</text:p>
          </table:table-cell>
          <table:table-cell office:value-type="float" office:value="0.305858876451061" calcext:value-type="float">
            <text:p>0.305858876451061</text:p>
          </table:table-cell>
          <table:table-cell office:value-type="float" office:value="0.305543772448293" calcext:value-type="float">
            <text:p>0.305543772448293</text:p>
          </table:table-cell>
          <table:table-cell office:value-type="float" office:value="0.305032956194198" calcext:value-type="float">
            <text:p>0.305032956194198</text:p>
          </table:table-cell>
          <table:table-cell office:value-type="float" office:value="0.304358026772938" calcext:value-type="float">
            <text:p>0.304358026772938</text:p>
          </table:table-cell>
          <table:table-cell office:value-type="float" office:value="0.303612061516481" calcext:value-type="float">
            <text:p>0.303612061516481</text:p>
          </table:table-cell>
          <table:table-cell office:value-type="float" office:value="0.303546372348904" calcext:value-type="float">
            <text:p>0.303546372348904</text:p>
          </table:table-cell>
          <table:table-cell office:value-type="float" office:value="0.303164335068287" calcext:value-type="float">
            <text:p>0.303164335068287</text:p>
          </table:table-cell>
          <table:table-cell office:value-type="float" office:value="0.302331083919807" calcext:value-type="float">
            <text:p>0.302331083919807</text:p>
          </table:table-cell>
          <table:table-cell office:value-type="float" office:value="0.302025912467848" calcext:value-type="float">
            <text:p>0.302025912467848</text:p>
          </table:table-cell>
          <table:table-cell office:value-type="float" office:value="0.301525714647653" calcext:value-type="float">
            <text:p>0.301525714647653</text:p>
          </table:table-cell>
          <table:table-cell office:value-type="float" office:value="0.301305100462817" calcext:value-type="float">
            <text:p>0.301305100462817</text:p>
          </table:table-cell>
          <table:table-cell office:value-type="float" office:value="0.301175972572105" calcext:value-type="float">
            <text:p>0.301175972572105</text:p>
          </table:table-cell>
          <table:table-cell office:value-type="float" office:value="0.301538225928901" calcext:value-type="float">
            <text:p>0.301538225928901</text:p>
          </table:table-cell>
          <table:table-cell office:value-type="float" office:value="0.301517206339356" calcext:value-type="float">
            <text:p>0.301517206339356</text:p>
          </table:table-cell>
          <table:table-cell office:value-type="float" office:value="0.301378243971932" calcext:value-type="float">
            <text:p>0.301378243971932</text:p>
          </table:table-cell>
          <table:table-cell office:value-type="float" office:value="0.301259587022457" calcext:value-type="float">
            <text:p>0.301259587022457</text:p>
          </table:table-cell>
          <table:table-cell office:value-type="float" office:value="0.301047093498868" calcext:value-type="float">
            <text:p>0.301047093498868</text:p>
          </table:table-cell>
          <table:table-cell office:value-type="float" office:value="0.301184338419797" calcext:value-type="float">
            <text:p>0.301184338419797</text:p>
          </table:table-cell>
          <table:table-cell office:value-type="float" office:value="0.301172997941008" calcext:value-type="float">
            <text:p>0.301172997941008</text:p>
          </table:table-cell>
          <table:table-cell office:value-type="float" office:value="0.301223082982274" calcext:value-type="float">
            <text:p>0.301223082982274</text:p>
          </table:table-cell>
          <table:table-cell office:value-type="float" office:value="0.301266076424636" calcext:value-type="float">
            <text:p>0.301266076424636</text:p>
          </table:table-cell>
          <table:table-cell office:value-type="float" office:value="0.301291022297647" calcext:value-type="float">
            <text:p>0.301291022297647</text:p>
          </table:table-cell>
          <table:table-cell office:value-type="float" office:value="0.301257290711413" calcext:value-type="float">
            <text:p>0.301257290711413</text:p>
          </table:table-cell>
          <table:table-cell office:value-type="float" office:value="0.301249359860906" calcext:value-type="float">
            <text:p>0.301249359860906</text:p>
          </table:table-cell>
          <table:table-cell office:value-type="float" office:value="0.30120451731781" calcext:value-type="float">
            <text:p>0.30120451731781</text:p>
          </table:table-cell>
          <table:table-cell office:value-type="float" office:value="0.301169632792774" calcext:value-type="float">
            <text:p>0.301169632792774</text:p>
          </table:table-cell>
          <table:table-cell office:value-type="float" office:value="0.301149245319455" calcext:value-type="float">
            <text:p>0.301149245319455</text:p>
          </table:table-cell>
          <table:table-cell office:value-type="float" office:value="0.301083808567819" calcext:value-type="float">
            <text:p>0.301083808567819</text:p>
          </table:table-cell>
          <table:table-cell office:value-type="float" office:value="0.301069504620951" calcext:value-type="float">
            <text:p>0.301069504620951</text:p>
          </table:table-cell>
          <table:table-cell office:value-type="float" office:value="0.301074684755668" calcext:value-type="float">
            <text:p>0.301074684755668</text:p>
          </table:table-cell>
          <table:table-cell office:value-type="float" office:value="0.301077697043693" calcext:value-type="float">
            <text:p>0.301077697043693</text:p>
          </table:table-cell>
          <table:table-cell office:value-type="float" office:value="0.301097479147784" calcext:value-type="float">
            <text:p>0.301097479147784</text:p>
          </table:table-cell>
          <table:table-cell office:value-type="float" office:value="0.301076943371828" calcext:value-type="float">
            <text:p>0.301076943371828</text:p>
          </table:table-cell>
          <table:table-cell office:value-type="float" office:value="0.301103616193099" calcext:value-type="float">
            <text:p>0.301103616193099</text:p>
          </table:table-cell>
          <table:table-cell office:value-type="float" office:value="0.301097520580187" calcext:value-type="float">
            <text:p>0.301097520580187</text:p>
          </table:table-cell>
          <table:table-cell office:value-type="float" office:value="0.301070380194455" calcext:value-type="float">
            <text:p>0.301070380194455</text:p>
          </table:table-cell>
          <table:table-cell office:value-type="float" office:value="0.301026184481238" calcext:value-type="float">
            <text:p>0.301026184481238</text:p>
          </table:table-cell>
          <table:table-cell office:value-type="float" office:value="0.301083447031469" calcext:value-type="float">
            <text:p>0.301083447031469</text:p>
          </table:table-cell>
          <table:table-cell office:value-type="float" office:value="0.301089308445442" calcext:value-type="float">
            <text:p>0.301089308445442</text:p>
          </table:table-cell>
          <table:table-cell office:value-type="float" office:value="0.301078798416344" calcext:value-type="float">
            <text:p>0.301078798416344</text:p>
          </table:table-cell>
          <table:table-cell office:value-type="float" office:value="0.301060895159746" calcext:value-type="float">
            <text:p>0.301060895159746</text:p>
          </table:table-cell>
          <table:table-cell office:value-type="float" office:value="0.301054699952369" calcext:value-type="float">
            <text:p>0.301054699952369</text:p>
          </table:table-cell>
          <table:table-cell office:value-type="float" office:value="0.301070824368494" calcext:value-type="float">
            <text:p>0.301070824368494</text:p>
          </table:table-cell>
          <table:table-cell office:value-type="float" office:value="0.301086075682193" calcext:value-type="float">
            <text:p>0.301086075682193</text:p>
          </table:table-cell>
          <table:table-cell office:value-type="float" office:value="0.301074657100384" calcext:value-type="float">
            <text:p>0.301074657100384</text:p>
          </table:table-cell>
          <table:table-cell office:value-type="float" office:value="0.301055663390984" calcext:value-type="float">
            <text:p>0.301055663390984</text:p>
          </table:table-cell>
          <table:table-cell office:value-type="float" office:value="0.301091186070121" calcext:value-type="float">
            <text:p>0.301091186070121</text:p>
          </table:table-cell>
          <table:table-cell office:value-type="float" office:value="0.301074341375648" calcext:value-type="float">
            <text:p>0.301074341375648</text:p>
          </table:table-cell>
          <table:table-cell office:value-type="float" office:value="0.301036753818513" calcext:value-type="float">
            <text:p>0.301036753818513</text:p>
          </table:table-cell>
          <table:table-cell office:value-type="float" office:value="0.301055819144259" calcext:value-type="float">
            <text:p>0.301055819144259</text:p>
          </table:table-cell>
          <table:table-cell office:value-type="float" office:value="0.301080137356861" calcext:value-type="float">
            <text:p>0.301080137356861</text:p>
          </table:table-cell>
          <table:table-cell office:value-type="float" office:value="0.301061229911953" calcext:value-type="float">
            <text:p>0.301061229911953</text:p>
          </table:table-cell>
          <table:table-cell office:value-type="float" office:value="0.301041760005314" calcext:value-type="float">
            <text:p>0.301041760005314</text:p>
          </table:table-cell>
          <table:table-cell office:value-type="float" office:value="0.301047975797141" calcext:value-type="float">
            <text:p>0.301047975797141</text:p>
          </table:table-cell>
          <table:table-cell office:value-type="float" office:value="0.301066699389464" calcext:value-type="float">
            <text:p>0.301066699389464</text:p>
          </table:table-cell>
          <table:table-cell office:value-type="float" office:value="0.301058355801361" calcext:value-type="float">
            <text:p>0.301058355801361</text:p>
          </table:table-cell>
          <table:table-cell office:value-type="float" office:value="0.301051756285597" calcext:value-type="float">
            <text:p>0.301051756285597</text:p>
          </table:table-cell>
          <table:table-cell office:value-type="float" office:value="0.300904033554571" calcext:value-type="float">
            <text:p>0.300904033554571</text:p>
          </table:table-cell>
          <table:table-cell office:value-type="float" office:value="0.300199981337932" calcext:value-type="float">
            <text:p>0.300199981337932</text:p>
          </table:table-cell>
          <table:table-cell office:value-type="float" office:value="0.300034166380607" calcext:value-type="float">
            <text:p>0.300034166380607</text:p>
          </table:table-cell>
          <table:table-cell office:value-type="float" office:value="0.299343235212146" calcext:value-type="float">
            <text:p>0.299343235212146</text:p>
          </table:table-cell>
          <table:table-cell office:value-type="float" office:value="0.298317460564112" calcext:value-type="float">
            <text:p>0.298317460564112</text:p>
          </table:table-cell>
          <table:table-cell office:value-type="float" office:value="0.298006741370468" calcext:value-type="float">
            <text:p>0.298006741370468</text:p>
          </table:table-cell>
          <table:table-cell office:value-type="float" office:value="0.29804352754115" calcext:value-type="float">
            <text:p>0.29804352754115</text:p>
          </table:table-cell>
          <table:table-cell office:value-type="float" office:value="0.299199204290606" calcext:value-type="float">
            <text:p>0.299199204290606</text:p>
          </table:table-cell>
          <table:table-cell office:value-type="float" office:value="0.300682568456444" calcext:value-type="float">
            <text:p>0.300682568456444</text:p>
          </table:table-cell>
          <table:table-cell office:value-type="float" office:value="0.302736323914936" calcext:value-type="float">
            <text:p>0.302736323914936</text:p>
          </table:table-cell>
          <table:table-cell office:value-type="float" office:value="0.30281809691688" calcext:value-type="float">
            <text:p>0.30281809691688</text:p>
          </table:table-cell>
          <table:table-cell office:value-type="float" office:value="0.302546278903284" calcext:value-type="float">
            <text:p>0.302546278903284</text:p>
          </table:table-cell>
          <table:table-cell office:value-type="float" office:value="0.301052010132403" calcext:value-type="float">
            <text:p>0.301052010132403</text:p>
          </table:table-cell>
          <table:table-cell office:value-type="float" office:value="0.299962204956831" calcext:value-type="float">
            <text:p>0.299962204956831</text:p>
          </table:table-cell>
          <table:table-cell office:value-type="float" office:value="0.300386684341295" calcext:value-type="float">
            <text:p>0.300386684341295</text:p>
          </table:table-cell>
          <table:table-cell office:value-type="float" office:value="0.301635496814806" calcext:value-type="float">
            <text:p>0.301635496814806</text:p>
          </table:table-cell>
          <table:table-cell office:value-type="float" office:value="0.301910072504665" calcext:value-type="float">
            <text:p>0.301910072504665</text:p>
          </table:table-cell>
          <table:table-cell office:value-type="float" office:value="0.301706267273994" calcext:value-type="float">
            <text:p>0.301706267273994</text:p>
          </table:table-cell>
          <table:table-cell office:value-type="float" office:value="0.300905833568701" calcext:value-type="float">
            <text:p>0.300905833568701</text:p>
          </table:table-cell>
          <table:table-cell office:value-type="float" office:value="0.300600319278937" calcext:value-type="float">
            <text:p>0.300600319278937</text:p>
          </table:table-cell>
          <table:table-cell office:value-type="float" office:value="0.300956556477042" calcext:value-type="float">
            <text:p>0.300956556477042</text:p>
          </table:table-cell>
          <table:table-cell office:value-type="float" office:value="0.301156251633541" calcext:value-type="float">
            <text:p>0.301156251633541</text:p>
          </table:table-cell>
          <table:table-cell office:value-type="float" office:value="0.301328612439324" calcext:value-type="float">
            <text:p>0.301328612439324</text:p>
          </table:table-cell>
          <table:table-cell office:value-type="float" office:value="0.301285514663642" calcext:value-type="float">
            <text:p>0.301285514663642</text:p>
          </table:table-cell>
          <table:table-cell office:value-type="float" office:value="0.301169546890377" calcext:value-type="float">
            <text:p>0.301169546890377</text:p>
          </table:table-cell>
          <table:table-cell office:value-type="float" office:value="0.301019050495758" calcext:value-type="float">
            <text:p>0.301019050495758</text:p>
          </table:table-cell>
          <table:table-cell office:value-type="float" office:value="0.300976203236039" calcext:value-type="float">
            <text:p>0.300976203236039</text:p>
          </table:table-cell>
          <table:table-cell office:value-type="float" office:value="0.300960708392873" calcext:value-type="float">
            <text:p>0.300960708392873</text:p>
          </table:table-cell>
          <table:table-cell office:value-type="float" office:value="0.301098557375202" calcext:value-type="float">
            <text:p>0.301098557375202</text:p>
          </table:table-cell>
          <table:table-cell office:value-type="float" office:value="0.301181655226384" calcext:value-type="float">
            <text:p>0.301181655226384</text:p>
          </table:table-cell>
          <table:table-cell office:value-type="float" office:value="0.301196136712262" calcext:value-type="float">
            <text:p>0.301196136712262</text:p>
          </table:table-cell>
          <table:table-cell office:value-type="float" office:value="0.301125064225662" calcext:value-type="float">
            <text:p>0.301125064225662</text:p>
          </table:table-cell>
          <table:table-cell office:value-type="float" office:value="0.301019566560275" calcext:value-type="float">
            <text:p>0.301019566560275</text:p>
          </table:table-cell>
          <table:table-cell office:value-type="float" office:value="0.301058927007507" calcext:value-type="float">
            <text:p>0.301058927007507</text:p>
          </table:table-cell>
          <table:table-cell office:value-type="float" office:value="0.301172615115965" calcext:value-type="float">
            <text:p>0.301172615115965</text:p>
          </table:table-cell>
          <table:table-cell office:value-type="float" office:value="0.301355322796254" calcext:value-type="float">
            <text:p>0.301355322796254</text:p>
          </table:table-cell>
          <table:table-cell office:value-type="float" office:value="0.301326224794716" calcext:value-type="float">
            <text:p>0.301326224794716</text:p>
          </table:table-cell>
          <table:table-cell office:value-type="float" office:value="0.301192166032652" calcext:value-type="float">
            <text:p>0.301192166032652</text:p>
          </table:table-cell>
          <table:table-cell office:value-type="float" office:value="0.300819149772483" calcext:value-type="float">
            <text:p>0.300819149772483</text:p>
          </table:table-cell>
          <table:table-cell office:value-type="float" office:value="0.300599842216615" calcext:value-type="float">
            <text:p>0.300599842216615</text:p>
          </table:table-cell>
          <table:table-cell office:value-type="float" office:value="0.300822243340807" calcext:value-type="float">
            <text:p>0.300822243340807</text:p>
          </table:table-cell>
          <table:table-cell office:value-type="float" office:value="0.301039115506089" calcext:value-type="float">
            <text:p>0.301039115506089</text:p>
          </table:table-cell>
          <table:table-cell office:value-type="float" office:value="0.301570595642805" calcext:value-type="float">
            <text:p>0.301570595642805</text:p>
          </table:table-cell>
          <table:table-cell office:value-type="float" office:value="0.302264436961466" calcext:value-type="float">
            <text:p>0.302264436961466</text:p>
          </table:table-cell>
          <table:table-cell office:value-type="float" office:value="0.302564731017087" calcext:value-type="float">
            <text:p>0.302564731017087</text:p>
          </table:table-cell>
          <table:table-cell office:value-type="float" office:value="0.30352315587089" calcext:value-type="float">
            <text:p>0.30352315587089</text:p>
          </table:table-cell>
          <table:table-cell office:value-type="float" office:value="0.305015666527618" calcext:value-type="float">
            <text:p>0.305015666527618</text:p>
          </table:table-cell>
          <table:table-cell office:value-type="float" office:value="0.30541108968204" calcext:value-type="float">
            <text:p>0.30541108968204</text:p>
          </table:table-cell>
          <table:table-cell office:value-type="float" office:value="0.306102173202559" calcext:value-type="float">
            <text:p>0.306102173202559</text:p>
          </table:table-cell>
          <table:table-cell office:value-type="float" office:value="0.306192397128198" calcext:value-type="float">
            <text:p>0.306192397128198</text:p>
          </table:table-cell>
          <table:table-cell office:value-type="float" office:value="0.306542453181751" calcext:value-type="float">
            <text:p>0.306542453181751</text:p>
          </table:table-cell>
          <table:table-cell office:value-type="float" office:value="0.307494357242973" calcext:value-type="float">
            <text:p>0.307494357242973</text:p>
          </table:table-cell>
          <table:table-cell office:value-type="float" office:value="0.308178615993695" calcext:value-type="float">
            <text:p>0.308178615993695</text:p>
          </table:table-cell>
          <table:table-cell office:value-type="float" office:value="0.308565899253087" calcext:value-type="float">
            <text:p>0.308565899253087</text:p>
          </table:table-cell>
          <table:table-cell office:value-type="float" office:value="0.308619197852889" calcext:value-type="float">
            <text:p>0.308619197852889</text:p>
          </table:table-cell>
          <table:table-cell office:value-type="float" office:value="0.308586825063907" calcext:value-type="float">
            <text:p>0.308586825063907</text:p>
          </table:table-cell>
          <table:table-cell office:value-type="float" office:value="0.308682010203003" calcext:value-type="float">
            <text:p>0.308682010203003</text:p>
          </table:table-cell>
          <table:table-cell office:value-type="float" office:value="0.308715551857588" calcext:value-type="float">
            <text:p>0.308715551857588</text:p>
          </table:table-cell>
          <table:table-cell office:value-type="float" office:value="0.308726183288864" calcext:value-type="float">
            <text:p>0.308726183288864</text:p>
          </table:table-cell>
          <table:table-cell office:value-type="float" office:value="0.308726126276355" calcext:value-type="float">
            <text:p>0.308726126276355</text:p>
          </table:table-cell>
          <table:table-cell office:value-type="float" office:value="0.308560721762964" calcext:value-type="float">
            <text:p>0.308560721762964</text:p>
          </table:table-cell>
          <table:table-cell office:value-type="float" office:value="0.308457930881467" calcext:value-type="float">
            <text:p>0.308457930881467</text:p>
          </table:table-cell>
          <table:table-cell office:value-type="float" office:value="0.308284825695318" calcext:value-type="float">
            <text:p>0.308284825695318</text:p>
          </table:table-cell>
          <table:table-cell office:value-type="float" office:value="0.308039516457858" calcext:value-type="float">
            <text:p>0.308039516457858</text:p>
          </table:table-cell>
          <table:table-cell office:value-type="float" office:value="0.30740504994827" calcext:value-type="float">
            <text:p>0.30740504994827</text:p>
          </table:table-cell>
          <table:table-cell office:value-type="float" office:value="0.307111969790331" calcext:value-type="float">
            <text:p>0.307111969790331</text:p>
          </table:table-cell>
          <table:table-cell office:value-type="float" office:value="0.307190731482094" calcext:value-type="float">
            <text:p>0.307190731482094</text:p>
          </table:table-cell>
          <table:table-cell office:value-type="float" office:value="0.307101076260786" calcext:value-type="float">
            <text:p>0.307101076260786</text:p>
          </table:table-cell>
          <table:table-cell office:value-type="float" office:value="0.307026171859442" calcext:value-type="float">
            <text:p>0.307026171859442</text:p>
          </table:table-cell>
          <table:table-cell office:value-type="float" office:value="0.30714916698546" calcext:value-type="float">
            <text:p>0.30714916698546</text:p>
          </table:table-cell>
          <table:table-cell office:value-type="float" office:value="0.30712709222604" calcext:value-type="float">
            <text:p>0.30712709222604</text:p>
          </table:table-cell>
          <table:table-cell office:value-type="float" office:value="0.307120119377861" calcext:value-type="float">
            <text:p>0.307120119377861</text:p>
          </table:table-cell>
          <table:table-cell office:value-type="float" office:value="0.307090078298843" calcext:value-type="float">
            <text:p>0.307090078298843</text:p>
          </table:table-cell>
          <table:table-cell office:value-type="float" office:value="0.307151753837794" calcext:value-type="float">
            <text:p>0.307151753837794</text:p>
          </table:table-cell>
          <table:table-cell office:value-type="float" office:value="0.30712790391165" calcext:value-type="float">
            <text:p>0.30712790391165</text:p>
          </table:table-cell>
          <table:table-cell office:value-type="float" office:value="0.307061501980974" calcext:value-type="float">
            <text:p>0.307061501980974</text:p>
          </table:table-cell>
          <table:table-cell office:value-type="float" office:value="0.306996521208315" calcext:value-type="float">
            <text:p>0.306996521208315</text:p>
          </table:table-cell>
          <table:table-cell office:value-type="float" office:value="0.307047007385951" calcext:value-type="float">
            <text:p>0.307047007385951</text:p>
          </table:table-cell>
          <table:table-cell office:value-type="float" office:value="0.307096410251753" calcext:value-type="float">
            <text:p>0.307096410251753</text:p>
          </table:table-cell>
          <table:table-cell office:value-type="float" office:value="0.307054745305127" calcext:value-type="float">
            <text:p>0.307054745305127</text:p>
          </table:table-cell>
          <table:table-cell office:value-type="float" office:value="0.30706154679422" calcext:value-type="float">
            <text:p>0.30706154679422</text:p>
          </table:table-cell>
          <table:table-cell office:value-type="float" office:value="0.307045123182619" calcext:value-type="float">
            <text:p>0.307045123182619</text:p>
          </table:table-cell>
          <table:table-cell office:value-type="float" office:value="0.307049841137959" calcext:value-type="float">
            <text:p>0.307049841137959</text:p>
          </table:table-cell>
          <table:table-cell office:value-type="float" office:value="0.307097791346787" calcext:value-type="float">
            <text:p>0.307097791346787</text:p>
          </table:table-cell>
          <table:table-cell office:value-type="float" office:value="0.30706449561835" calcext:value-type="float">
            <text:p>0.30706449561835</text:p>
          </table:table-cell>
          <table:table-cell office:value-type="float" office:value="0.307135582532518" calcext:value-type="float">
            <text:p>0.307135582532518</text:p>
          </table:table-cell>
          <table:table-cell office:value-type="float" office:value="0.307087499739466" calcext:value-type="float">
            <text:p>0.307087499739466</text:p>
          </table:table-cell>
          <table:table-cell office:value-type="float" office:value="0.306945479953638" calcext:value-type="float">
            <text:p>0.306945479953638</text:p>
          </table:table-cell>
          <table:table-cell office:value-type="float" office:value="0.306882396457816" calcext:value-type="float">
            <text:p>0.306882396457816</text:p>
          </table:table-cell>
          <table:table-cell office:value-type="float" office:value="0.307395400464003" calcext:value-type="float">
            <text:p>0.307395400464003</text:p>
          </table:table-cell>
          <table:table-cell office:value-type="float" office:value="0.307694456916095" calcext:value-type="float">
            <text:p>0.307694456916095</text:p>
          </table:table-cell>
          <table:table-cell office:value-type="float" office:value="0.307423431084909" calcext:value-type="float">
            <text:p>0.307423431084909</text:p>
          </table:table-cell>
          <table:table-cell office:value-type="float" office:value="0.3075956245752" calcext:value-type="float">
            <text:p>0.3075956245752</text:p>
          </table:table-cell>
          <table:table-cell office:value-type="float" office:value="0.307834271107487" calcext:value-type="float">
            <text:p>0.307834271107487</text:p>
          </table:table-cell>
          <table:table-cell office:value-type="float" office:value="0.30897013474286" calcext:value-type="float">
            <text:p>0.30897013474286</text:p>
          </table:table-cell>
          <table:table-cell office:value-type="float" office:value="0.310252201672871" calcext:value-type="float">
            <text:p>0.310252201672871</text:p>
          </table:table-cell>
          <table:table-cell office:value-type="float" office:value="0.310857003145308" calcext:value-type="float">
            <text:p>0.310857003145308</text:p>
          </table:table-cell>
          <table:table-cell office:value-type="float" office:value="0.312700024198773" calcext:value-type="float">
            <text:p>0.312700024198773</text:p>
          </table:table-cell>
          <table:table-cell office:value-type="float" office:value="0.312797447967116" calcext:value-type="float">
            <text:p>0.312797447967116</text:p>
          </table:table-cell>
          <table:table-cell office:value-type="float" office:value="0.313500609106541" calcext:value-type="float">
            <text:p>0.313500609106541</text:p>
          </table:table-cell>
          <table:table-cell office:value-type="float" office:value="0.313773869556429" calcext:value-type="float">
            <text:p>0.313773869556429</text:p>
          </table:table-cell>
          <table:table-cell office:value-type="float" office:value="0.316111182772737" calcext:value-type="float">
            <text:p>0.316111182772737</text:p>
          </table:table-cell>
          <table:table-cell office:value-type="float" office:value="0.318483926201654" calcext:value-type="float">
            <text:p>0.318483926201654</text:p>
          </table:table-cell>
          <table:table-cell office:value-type="float" office:value="0.319556379886389" calcext:value-type="float">
            <text:p>0.319556379886389</text:p>
          </table:table-cell>
          <table:table-cell office:value-type="float" office:value="0.322697789517656" calcext:value-type="float">
            <text:p>0.322697789517656</text:p>
          </table:table-cell>
          <table:table-cell office:value-type="float" office:value="0.323843467857874" calcext:value-type="float">
            <text:p>0.323843467857874</text:p>
          </table:table-cell>
          <table:table-cell office:value-type="float" office:value="0.322929101562131" calcext:value-type="float">
            <text:p>0.322929101562131</text:p>
          </table:table-cell>
          <table:table-cell office:value-type="float" office:value="0.320423010315589" calcext:value-type="float">
            <text:p>0.320423010315589</text:p>
          </table:table-cell>
          <table:table-cell office:value-type="float" office:value="0.313624721745002" calcext:value-type="float">
            <text:p>0.313624721745002</text:p>
          </table:table-cell>
          <table:table-cell office:value-type="float" office:value="0.311218686695565" calcext:value-type="float">
            <text:p>0.311218686695565</text:p>
          </table:table-cell>
          <table:table-cell office:value-type="float" office:value="0.314416662314436" calcext:value-type="float">
            <text:p>0.314416662314436</text:p>
          </table:table-cell>
          <table:table-cell office:value-type="float" office:value="0.316063088672472" calcext:value-type="float">
            <text:p>0.316063088672472</text:p>
          </table:table-cell>
          <table:table-cell office:value-type="float" office:value="0.319640911446206" calcext:value-type="float">
            <text:p>0.319640911446206</text:p>
          </table:table-cell>
          <table:table-cell office:value-type="float" office:value="0.320989609918947" calcext:value-type="float">
            <text:p>0.320989609918947</text:p>
          </table:table-cell>
          <table:table-cell office:value-type="float" office:value="0.321200228577801" calcext:value-type="float">
            <text:p>0.321200228577801</text:p>
          </table:table-cell>
          <table:table-cell office:value-type="float" office:value="0.321152853655868" calcext:value-type="float">
            <text:p>0.321152853655868</text:p>
          </table:table-cell>
          <table:table-cell office:value-type="float" office:value="0.321521770123134" calcext:value-type="float">
            <text:p>0.321521770123134</text:p>
          </table:table-cell>
          <table:table-cell office:value-type="float" office:value="0.322002597425354" calcext:value-type="float">
            <text:p>0.322002597425354</text:p>
          </table:table-cell>
          <table:table-cell office:value-type="float" office:value="0.321751304098283" calcext:value-type="float">
            <text:p>0.321751304098283</text:p>
          </table:table-cell>
          <table:table-cell office:value-type="float" office:value="0.321449086286377" calcext:value-type="float">
            <text:p>0.321449086286377</text:p>
          </table:table-cell>
          <table:table-cell office:value-type="float" office:value="0.320883036136001" calcext:value-type="float">
            <text:p>0.320883036136001</text:p>
          </table:table-cell>
          <table:table-cell office:value-type="float" office:value="0.3197045444506" calcext:value-type="float">
            <text:p>0.3197045444506</text:p>
          </table:table-cell>
          <table:table-cell office:value-type="float" office:value="0.318177283298826" calcext:value-type="float">
            <text:p>0.318177283298826</text:p>
          </table:table-cell>
          <table:table-cell office:value-type="float" office:value="0.317702906864833" calcext:value-type="float">
            <text:p>0.317702906864833</text:p>
          </table:table-cell>
          <table:table-cell office:value-type="float" office:value="0.317282712793692" calcext:value-type="float">
            <text:p>0.317282712793692</text:p>
          </table:table-cell>
          <table:table-cell office:value-type="float" office:value="0.317527342690104" calcext:value-type="float">
            <text:p>0.317527342690104</text:p>
          </table:table-cell>
          <table:table-cell office:value-type="float" office:value="0.317482260091611" calcext:value-type="float">
            <text:p>0.317482260091611</text:p>
          </table:table-cell>
          <table:table-cell office:value-type="float" office:value="0.317901676466178" calcext:value-type="float">
            <text:p>0.317901676466178</text:p>
          </table:table-cell>
          <table:table-cell office:value-type="float" office:value="0.317991253275334" calcext:value-type="float">
            <text:p>0.317991253275334</text:p>
          </table:table-cell>
          <table:table-cell office:value-type="float" office:value="0.319055960584037" calcext:value-type="float">
            <text:p>0.319055960584037</text:p>
          </table:table-cell>
          <table:table-cell office:value-type="float" office:value="0.320937369463758" calcext:value-type="float">
            <text:p>0.320937369463758</text:p>
          </table:table-cell>
          <table:table-cell office:value-type="float" office:value="0.321589563750621" calcext:value-type="float">
            <text:p>0.321589563750621</text:p>
          </table:table-cell>
          <table:table-cell office:value-type="float" office:value="0.322001486498222" calcext:value-type="float">
            <text:p>0.322001486498222</text:p>
          </table:table-cell>
          <table:table-cell office:value-type="float" office:value="0.321217352023927" calcext:value-type="float">
            <text:p>0.321217352023927</text:p>
          </table:table-cell>
          <table:table-cell office:value-type="float" office:value="0.321554406359756" calcext:value-type="float">
            <text:p>0.321554406359756</text:p>
          </table:table-cell>
          <table:table-cell office:value-type="float" office:value="0.322592766490089" calcext:value-type="float">
            <text:p>0.322592766490089</text:p>
          </table:table-cell>
          <table:table-cell office:value-type="float" office:value="0.322700921447958" calcext:value-type="float">
            <text:p>0.322700921447958</text:p>
          </table:table-cell>
          <table:table-cell office:value-type="float" office:value="0.322174615147132" calcext:value-type="float">
            <text:p>0.322174615147132</text:p>
          </table:table-cell>
          <table:table-cell office:value-type="float" office:value="0.321579907811932" calcext:value-type="float">
            <text:p>0.321579907811932</text:p>
          </table:table-cell>
          <table:table-cell office:value-type="float" office:value="0.319582974834644" calcext:value-type="float">
            <text:p>0.319582974834644</text:p>
          </table:table-cell>
          <table:table-cell office:value-type="float" office:value="0.318630874965731" calcext:value-type="float">
            <text:p>0.318630874965731</text:p>
          </table:table-cell>
          <table:table-cell office:value-type="float" office:value="0.319374488985762" calcext:value-type="float">
            <text:p>0.319374488985762</text:p>
          </table:table-cell>
          <table:table-cell office:value-type="float" office:value="0.321549698642101" calcext:value-type="float">
            <text:p>0.321549698642101</text:p>
          </table:table-cell>
          <table:table-cell office:value-type="float" office:value="0.322848720683135" calcext:value-type="float">
            <text:p>0.322848720683135</text:p>
          </table:table-cell>
          <table:table-cell office:value-type="float" office:value="0.322947282359983" calcext:value-type="float">
            <text:p>0.322947282359983</text:p>
          </table:table-cell>
          <table:table-cell office:value-type="float" office:value="0.322172165457762" calcext:value-type="float">
            <text:p>0.322172165457762</text:p>
          </table:table-cell>
          <table:table-cell office:value-type="float" office:value="0.321485746755172" calcext:value-type="float">
            <text:p>0.321485746755172</text:p>
          </table:table-cell>
          <table:table-cell office:value-type="float" office:value="0.318387348935637" calcext:value-type="float">
            <text:p>0.318387348935637</text:p>
          </table:table-cell>
          <table:table-cell office:value-type="float" office:value="0.315201092231945" calcext:value-type="float">
            <text:p>0.315201092231945</text:p>
          </table:table-cell>
          <table:table-cell office:value-type="float" office:value="0.315425892509439" calcext:value-type="float">
            <text:p>0.315425892509439</text:p>
          </table:table-cell>
          <table:table-cell office:value-type="float" office:value="0.315876518217069" calcext:value-type="float">
            <text:p>0.315876518217069</text:p>
          </table:table-cell>
          <table:table-cell office:value-type="float" office:value="0.31653074724504" calcext:value-type="float">
            <text:p>0.31653074724504</text:p>
          </table:table-cell>
          <table:table-cell office:value-type="float" office:value="0.317405567449651" calcext:value-type="float">
            <text:p>0.317405567449651</text:p>
          </table:table-cell>
          <table:table-cell office:value-type="float" office:value="0.317162384912355" calcext:value-type="float">
            <text:p>0.317162384912355</text:p>
          </table:table-cell>
          <table:table-cell office:value-type="float" office:value="0.316683596876857" calcext:value-type="float">
            <text:p>0.316683596876857</text:p>
          </table:table-cell>
          <table:table-cell office:value-type="float" office:value="0.316421570001897" calcext:value-type="float">
            <text:p>0.316421570001897</text:p>
          </table:table-cell>
          <table:table-cell office:value-type="float" office:value="0.315075908956147" calcext:value-type="float">
            <text:p>0.315075908956147</text:p>
          </table:table-cell>
          <table:table-cell office:value-type="float" office:value="0.314709005359968" calcext:value-type="float">
            <text:p>0.314709005359968</text:p>
          </table:table-cell>
          <table:table-cell office:value-type="float" office:value="0.314796887481392" calcext:value-type="float">
            <text:p>0.314796887481392</text:p>
          </table:table-cell>
          <table:table-cell office:value-type="float" office:value="0.315183724647026" calcext:value-type="float">
            <text:p>0.315183724647026</text:p>
          </table:table-cell>
          <table:table-cell office:value-type="float" office:value="0.314612462782578" calcext:value-type="float">
            <text:p>0.314612462782578</text:p>
          </table:table-cell>
          <table:table-cell office:value-type="float" office:value="0.314707039914817" calcext:value-type="float">
            <text:p>0.314707039914817</text:p>
          </table:table-cell>
          <table:table-cell office:value-type="float" office:value="0.314565178117358" calcext:value-type="float">
            <text:p>0.314565178117358</text:p>
          </table:table-cell>
          <table:table-cell office:value-type="float" office:value="0.314466738551573" calcext:value-type="float">
            <text:p>0.314466738551573</text:p>
          </table:table-cell>
          <table:table-cell office:value-type="float" office:value="0.315099922042156" calcext:value-type="float">
            <text:p>0.315099922042156</text:p>
          </table:table-cell>
          <table:table-cell office:value-type="float" office:value="0.315856678777053" calcext:value-type="float">
            <text:p>0.315856678777053</text:p>
          </table:table-cell>
          <table:table-cell office:value-type="float" office:value="0.316591910250392" calcext:value-type="float">
            <text:p>0.316591910250392</text:p>
          </table:table-cell>
          <table:table-cell office:value-type="float" office:value="0.315484429607095" calcext:value-type="float">
            <text:p>0.315484429607095</text:p>
          </table:table-cell>
          <table:table-cell office:value-type="float" office:value="0.314022028515727" calcext:value-type="float">
            <text:p>0.314022028515727</text:p>
          </table:table-cell>
          <table:table-cell office:value-type="float" office:value="0.314049724285547" calcext:value-type="float">
            <text:p>0.314049724285547</text:p>
          </table:table-cell>
          <table:table-cell office:value-type="float" office:value="0.31439310482036" calcext:value-type="float">
            <text:p>0.31439310482036</text:p>
          </table:table-cell>
          <table:table-cell office:value-type="float" office:value="0.313869906824984" calcext:value-type="float">
            <text:p>0.313869906824984</text:p>
          </table:table-cell>
          <table:table-cell office:value-type="float" office:value="0.314115391275034" calcext:value-type="float">
            <text:p>0.314115391275034</text:p>
          </table:table-cell>
          <table:table-cell office:value-type="float" office:value="0.314161737773162" calcext:value-type="float">
            <text:p>0.314161737773162</text:p>
          </table:table-cell>
          <table:table-cell office:value-type="float" office:value="0.315478027661721" calcext:value-type="float">
            <text:p>0.315478027661721</text:p>
          </table:table-cell>
          <table:table-cell office:value-type="float" office:value="0.315301933747697" calcext:value-type="float">
            <text:p>0.315301933747697</text:p>
          </table:table-cell>
          <table:table-cell office:value-type="float" office:value="0.315204552702429" calcext:value-type="float">
            <text:p>0.315204552702429</text:p>
          </table:table-cell>
          <table:table-cell office:value-type="float" office:value="0.315498602268285" calcext:value-type="float">
            <text:p>0.315498602268285</text:p>
          </table:table-cell>
          <table:table-cell office:value-type="float" office:value="0.315522613818531" calcext:value-type="float">
            <text:p>0.315522613818531</text:p>
          </table:table-cell>
          <table:table-cell office:value-type="float" office:value="0.314822331382393" calcext:value-type="float">
            <text:p>0.314822331382393</text:p>
          </table:table-cell>
          <table:table-cell office:value-type="float" office:value="0.314157715015478" calcext:value-type="float">
            <text:p>0.314157715015478</text:p>
          </table:table-cell>
          <table:table-cell office:value-type="float" office:value="0.313408591807443" calcext:value-type="float">
            <text:p>0.313408591807443</text:p>
          </table:table-cell>
          <table:table-cell office:value-type="float" office:value="0.313049424776921" calcext:value-type="float">
            <text:p>0.313049424776921</text:p>
          </table:table-cell>
          <table:table-cell office:value-type="float" office:value="0.312672381797311" calcext:value-type="float">
            <text:p>0.312672381797311</text:p>
          </table:table-cell>
          <table:table-cell office:value-type="float" office:value="0.31210526055453" calcext:value-type="float">
            <text:p>0.31210526055453</text:p>
          </table:table-cell>
          <table:table-cell office:value-type="float" office:value="0.311412936498763" calcext:value-type="float">
            <text:p>0.311412936498763</text:p>
          </table:table-cell>
          <table:table-cell office:value-type="float" office:value="0.311050542106319" calcext:value-type="float">
            <text:p>0.311050542106319</text:p>
          </table:table-cell>
          <table:table-cell office:value-type="float" office:value="0.310225027913291" calcext:value-type="float">
            <text:p>0.310225027913291</text:p>
          </table:table-cell>
          <table:table-cell office:value-type="float" office:value="0.309801627823586" calcext:value-type="float">
            <text:p>0.309801627823586</text:p>
          </table:table-cell>
          <table:table-cell office:value-type="float" office:value="0.308498647224832" calcext:value-type="float">
            <text:p>0.308498647224832</text:p>
          </table:table-cell>
          <table:table-cell office:value-type="float" office:value="0.308420870337958" calcext:value-type="float">
            <text:p>0.308420870337958</text:p>
          </table:table-cell>
          <table:table-cell office:value-type="float" office:value="0.308067500445366" calcext:value-type="float">
            <text:p>0.308067500445366</text:p>
          </table:table-cell>
          <table:table-cell office:value-type="float" office:value="0.307842927848951" calcext:value-type="float">
            <text:p>0.307842927848951</text:p>
          </table:table-cell>
          <table:table-cell office:value-type="float" office:value="0.307669624781582" calcext:value-type="float">
            <text:p>0.307669624781582</text:p>
          </table:table-cell>
          <table:table-cell office:value-type="float" office:value="0.307711942831362" calcext:value-type="float">
            <text:p>0.307711942831362</text:p>
          </table:table-cell>
          <table:table-cell office:value-type="float" office:value="0.307597763653487" calcext:value-type="float">
            <text:p>0.307597763653487</text:p>
          </table:table-cell>
          <table:table-cell office:value-type="float" office:value="0.307551493449869" calcext:value-type="float">
            <text:p>0.307551493449869</text:p>
          </table:table-cell>
          <table:table-cell office:value-type="float" office:value="0.307342408112396" calcext:value-type="float">
            <text:p>0.307342408112396</text:p>
          </table:table-cell>
          <table:table-cell office:value-type="float" office:value="0.307234898389008" calcext:value-type="float">
            <text:p>0.307234898389008</text:p>
          </table:table-cell>
          <table:table-cell office:value-type="float" office:value="0.306970331451331" calcext:value-type="float">
            <text:p>0.306970331451331</text:p>
          </table:table-cell>
          <table:table-cell office:value-type="float" office:value="0.306800486385977" calcext:value-type="float">
            <text:p>0.306800486385977</text:p>
          </table:table-cell>
          <table:table-cell office:value-type="float" office:value="0.306654204379994" calcext:value-type="float">
            <text:p>0.306654204379994</text:p>
          </table:table-cell>
          <table:table-cell office:value-type="float" office:value="0.306653797993979" calcext:value-type="float">
            <text:p>0.306653797993979</text:p>
          </table:table-cell>
          <table:table-cell office:value-type="float" office:value="0.306765024516282" calcext:value-type="float">
            <text:p>0.306765024516282</text:p>
          </table:table-cell>
          <table:table-cell office:value-type="float" office:value="0.306609799766645" calcext:value-type="float">
            <text:p>0.306609799766645</text:p>
          </table:table-cell>
          <table:table-cell office:value-type="float" office:value="0.306603395414198" calcext:value-type="float">
            <text:p>0.306603395414198</text:p>
          </table:table-cell>
          <table:table-cell office:value-type="float" office:value="0.306722470065417" calcext:value-type="float">
            <text:p>0.306722470065417</text:p>
          </table:table-cell>
          <table:table-cell office:value-type="float" office:value="0.306736885736086" calcext:value-type="float">
            <text:p>0.306736885736086</text:p>
          </table:table-cell>
          <table:table-cell office:value-type="float" office:value="0.306708229762923" calcext:value-type="float">
            <text:p>0.306708229762923</text:p>
          </table:table-cell>
          <table:table-cell office:value-type="float" office:value="0.30668986189787" calcext:value-type="float">
            <text:p>0.30668986189787</text:p>
          </table:table-cell>
          <table:table-cell office:value-type="float" office:value="0.30670069887917" calcext:value-type="float">
            <text:p>0.30670069887917</text:p>
          </table:table-cell>
          <table:table-cell office:value-type="float" office:value="0.306752954907232" calcext:value-type="float">
            <text:p>0.306752954907232</text:p>
          </table:table-cell>
          <table:table-cell office:value-type="float" office:value="0.306729307408631" calcext:value-type="float">
            <text:p>0.306729307408631</text:p>
          </table:table-cell>
          <table:table-cell office:value-type="float" office:value="0.306565358052987" calcext:value-type="float">
            <text:p>0.306565358052987</text:p>
          </table:table-cell>
          <table:table-cell office:value-type="float" office:value="0.306650744043028" calcext:value-type="float">
            <text:p>0.306650744043028</text:p>
          </table:table-cell>
          <table:table-cell office:value-type="float" office:value="0.306625704141683" calcext:value-type="float">
            <text:p>0.306625704141683</text:p>
          </table:table-cell>
          <table:table-cell office:value-type="float" office:value="0.306655450169754" calcext:value-type="float">
            <text:p>0.306655450169754</text:p>
          </table:table-cell>
          <table:table-cell office:value-type="float" office:value="0.306691049606729" calcext:value-type="float">
            <text:p>0.306691049606729</text:p>
          </table:table-cell>
          <table:table-cell office:value-type="float" office:value="0.306592648301019" calcext:value-type="float">
            <text:p>0.306592648301019</text:p>
          </table:table-cell>
          <table:table-cell office:value-type="float" office:value="0.306696957339786" calcext:value-type="float">
            <text:p>0.306696957339786</text:p>
          </table:table-cell>
          <table:table-cell office:value-type="float" office:value="0.306608003133757" calcext:value-type="float">
            <text:p>0.306608003133757</text:p>
          </table:table-cell>
          <table:table-cell office:value-type="float" office:value="0.306654835605856" calcext:value-type="float">
            <text:p>0.306654835605856</text:p>
          </table:table-cell>
          <table:table-cell office:value-type="float" office:value="0.306521823935587" calcext:value-type="float">
            <text:p>0.306521823935587</text:p>
          </table:table-cell>
          <table:table-cell office:value-type="float" office:value="0.306667157336892" calcext:value-type="float">
            <text:p>0.306667157336892</text:p>
          </table:table-cell>
          <table:table-cell office:value-type="float" office:value="0.306674548004362" calcext:value-type="float">
            <text:p>0.306674548004362</text:p>
          </table:table-cell>
          <table:table-cell office:value-type="float" office:value="0.306708889184737" calcext:value-type="float">
            <text:p>0.306708889184737</text:p>
          </table:table-cell>
          <table:table-cell office:value-type="float" office:value="0.306593831619913" calcext:value-type="float">
            <text:p>0.306593831619913</text:p>
          </table:table-cell>
          <table:table-cell office:value-type="float" office:value="0.306671808125512" calcext:value-type="float">
            <text:p>0.306671808125512</text:p>
          </table:table-cell>
          <table:table-cell office:value-type="float" office:value="0.306542683121809" calcext:value-type="float">
            <text:p>0.306542683121809</text:p>
          </table:table-cell>
          <table:table-cell office:value-type="float" office:value="0.30652397174125" calcext:value-type="float">
            <text:p>0.30652397174125</text:p>
          </table:table-cell>
          <table:table-cell office:value-type="float" office:value="0.306566858224488" calcext:value-type="float">
            <text:p>0.306566858224488</text:p>
          </table:table-cell>
          <table:table-cell office:value-type="float" office:value="0.306584820360499" calcext:value-type="float">
            <text:p>0.306584820360499</text:p>
          </table:table-cell>
          <table:table-cell office:value-type="float" office:value="0.306563804446618" calcext:value-type="float">
            <text:p>0.306563804446618</text:p>
          </table:table-cell>
          <table:table-cell office:value-type="float" office:value="0.306617750620726" calcext:value-type="float">
            <text:p>0.306617750620726</text:p>
          </table:table-cell>
          <table:table-cell office:value-type="float" office:value="0.306577123922901" calcext:value-type="float">
            <text:p>0.306577123922901</text:p>
          </table:table-cell>
          <table:table-cell office:value-type="float" office:value="0.306540286693399" calcext:value-type="float">
            <text:p>0.306540286693399</text:p>
          </table:table-cell>
          <table:table-cell office:value-type="float" office:value="0.306584818474509" calcext:value-type="float">
            <text:p>0.306584818474509</text:p>
          </table:table-cell>
          <table:table-cell office:value-type="float" office:value="0.306662903138965" calcext:value-type="float">
            <text:p>0.306662903138965</text:p>
          </table:table-cell>
          <table:table-cell office:value-type="float" office:value="0.306572497840464" calcext:value-type="float">
            <text:p>0.306572497840464</text:p>
          </table:table-cell>
          <table:table-cell office:value-type="float" office:value="0.306675355505527" calcext:value-type="float">
            <text:p>0.306675355505527</text:p>
          </table:table-cell>
          <table:table-cell office:value-type="float" office:value="0.306656167934569" calcext:value-type="float">
            <text:p>0.306656167934569</text:p>
          </table:table-cell>
          <table:table-cell office:value-type="float" office:value="0.306666862161499" calcext:value-type="float">
            <text:p>0.306666862161499</text:p>
          </table:table-cell>
          <table:table-cell office:value-type="float" office:value="0.306643740548561" calcext:value-type="float">
            <text:p>0.306643740548561</text:p>
          </table:table-cell>
          <table:table-cell office:value-type="float" office:value="0.306558026795901" calcext:value-type="float">
            <text:p>0.306558026795901</text:p>
          </table:table-cell>
          <table:table-cell office:value-type="float" office:value="0.306664682425376" calcext:value-type="float">
            <text:p>0.306664682425376</text:p>
          </table:table-cell>
          <table:table-cell office:value-type="float" office:value="0.306660568774188" calcext:value-type="float">
            <text:p>0.306660568774188</text:p>
          </table:table-cell>
          <table:table-cell office:value-type="float" office:value="0.306526338550029" calcext:value-type="float">
            <text:p>0.306526338550029</text:p>
          </table:table-cell>
          <table:table-cell office:value-type="float" office:value="0.306632794126534" calcext:value-type="float">
            <text:p>0.306632794126534</text:p>
          </table:table-cell>
          <table:table-cell office:value-type="float" office:value="0.306659937513573" calcext:value-type="float">
            <text:p>0.306659937513573</text:p>
          </table:table-cell>
          <table:table-cell office:value-type="float" office:value="0.306650095458169" calcext:value-type="float">
            <text:p>0.306650095458169</text:p>
          </table:table-cell>
          <table:table-cell office:value-type="float" office:value="0.306652997671393" calcext:value-type="float">
            <text:p>0.306652997671393</text:p>
          </table:table-cell>
          <table:table-cell office:value-type="float" office:value="0.306674173595847" calcext:value-type="float">
            <text:p>0.306674173595847</text:p>
          </table:table-cell>
          <table:table-cell office:value-type="float" office:value="0.306595640521752" calcext:value-type="float">
            <text:p>0.306595640521752</text:p>
          </table:table-cell>
          <table:table-cell office:value-type="float" office:value="0.306661234414266" calcext:value-type="float">
            <text:p>0.306661234414266</text:p>
          </table:table-cell>
          <table:table-cell office:value-type="float" office:value="0.306538977833169" calcext:value-type="float">
            <text:p>0.306538977833169</text:p>
          </table:table-cell>
          <table:table-cell office:value-type="float" office:value="0.306637532328162" calcext:value-type="float">
            <text:p>0.306637532328162</text:p>
          </table:table-cell>
          <table:table-cell office:value-type="float" office:value="0.306640818565947" calcext:value-type="float">
            <text:p>0.306640818565947</text:p>
          </table:table-cell>
          <table:table-cell office:value-type="float" office:value="0.306630579394567" calcext:value-type="float">
            <text:p>0.306630579394567</text:p>
          </table:table-cell>
          <table:table-cell office:value-type="float" office:value="0.306645905528609" calcext:value-type="float">
            <text:p>0.306645905528609</text:p>
          </table:table-cell>
          <table:table-cell office:value-type="float" office:value="0.306633731114652" calcext:value-type="float">
            <text:p>0.306633731114652</text:p>
          </table:table-cell>
          <table:table-cell office:value-type="float" office:value="0.306646753296332" calcext:value-type="float">
            <text:p>0.306646753296332</text:p>
          </table:table-cell>
          <table:table-cell office:value-type="float" office:value="0.306604197522081" calcext:value-type="float">
            <text:p>0.306604197522081</text:p>
          </table:table-cell>
          <table:table-cell office:value-type="float" office:value="0.306626820878511" calcext:value-type="float">
            <text:p>0.306626820878511</text:p>
          </table:table-cell>
          <table:table-cell office:value-type="float" office:value="0.306640446285969" calcext:value-type="float">
            <text:p>0.306640446285969</text:p>
          </table:table-cell>
          <table:table-cell office:value-type="float" office:value="0.306642722011041" calcext:value-type="float">
            <text:p>0.306642722011041</text:p>
          </table:table-cell>
          <table:table-cell office:value-type="float" office:value="0.306643213548237" calcext:value-type="float">
            <text:p>0.306643213548237</text:p>
          </table:table-cell>
          <table:table-cell office:value-type="float" office:value="0.306643462443321" calcext:value-type="float">
            <text:p>0.306643462443321</text:p>
          </table:table-cell>
          <table:table-cell office:value-type="float" office:value="0.306627896569054" calcext:value-type="float">
            <text:p>0.306627896569054</text:p>
          </table:table-cell>
          <table:table-cell office:value-type="float" office:value="0.306602891420962" calcext:value-type="float">
            <text:p>0.306602891420962</text:p>
          </table:table-cell>
          <table:table-cell office:value-type="float" office:value="0.306621906229081" calcext:value-type="float">
            <text:p>0.306621906229081</text:p>
          </table:table-cell>
          <table:table-cell office:value-type="float" office:value="0.306643873993432" calcext:value-type="float">
            <text:p>0.306643873993432</text:p>
          </table:table-cell>
          <table:table-cell office:value-type="float" office:value="0.306620812584144" calcext:value-type="float">
            <text:p>0.306620812584144</text:p>
          </table:table-cell>
          <table:table-cell office:value-type="float" office:value="0.306631196573895" calcext:value-type="float">
            <text:p>0.306631196573895</text:p>
          </table:table-cell>
          <table:table-cell office:value-type="float" office:value="0.306651767531296" calcext:value-type="float">
            <text:p>0.306651767531296</text:p>
          </table:table-cell>
          <table:table-cell office:value-type="float" office:value="0.306639461153949" calcext:value-type="float">
            <text:p>0.306639461153949</text:p>
          </table:table-cell>
          <table:table-cell office:value-type="float" office:value="0.306637671735159" calcext:value-type="float">
            <text:p>0.306637671735159</text:p>
          </table:table-cell>
          <table:table-cell office:value-type="float" office:value="0.306653289985215" calcext:value-type="float">
            <text:p>0.306653289985215</text:p>
          </table:table-cell>
          <table:table-cell office:value-type="float" office:value="0.306636658981841" calcext:value-type="float">
            <text:p>0.306636658981841</text:p>
          </table:table-cell>
          <table:table-cell office:value-type="float" office:value="0.306620804941861" calcext:value-type="float">
            <text:p>0.306620804941861</text:p>
          </table:table-cell>
          <table:table-cell office:value-type="float" office:value="0.30656772754359" calcext:value-type="float">
            <text:p>0.30656772754359</text:p>
          </table:table-cell>
          <table:table-cell office:value-type="float" office:value="0.306632502354111" calcext:value-type="float">
            <text:p>0.306632502354111</text:p>
          </table:table-cell>
          <table:table-cell office:value-type="float" office:value="0.306621657064329" calcext:value-type="float">
            <text:p>0.306621657064329</text:p>
          </table:table-cell>
          <table:table-cell office:value-type="float" office:value="0.306579846552482" calcext:value-type="float">
            <text:p>0.306579846552482</text:p>
          </table:table-cell>
          <table:table-cell office:value-type="float" office:value="0.30662903940089" calcext:value-type="float">
            <text:p>0.30662903940089</text:p>
          </table:table-cell>
          <table:table-cell office:value-type="float" office:value="0.306642575346787" calcext:value-type="float">
            <text:p>0.306642575346787</text:p>
          </table:table-cell>
          <table:table-cell office:value-type="float" office:value="0.306611479223641" calcext:value-type="float">
            <text:p>0.306611479223641</text:p>
          </table:table-cell>
          <table:table-cell office:value-type="float" office:value="0.306632451200853" calcext:value-type="float">
            <text:p>0.306632451200853</text:p>
          </table:table-cell>
          <table:table-cell office:value-type="float" office:value="0.306603658555015" calcext:value-type="float">
            <text:p>0.306603658555015</text:p>
          </table:table-cell>
          <table:table-cell office:value-type="float" office:value="0.306627571699477" calcext:value-type="float">
            <text:p>0.306627571699477</text:p>
          </table:table-cell>
          <table:table-cell office:value-type="float" office:value="0.306550933687464" calcext:value-type="float">
            <text:p>0.306550933687464</text:p>
          </table:table-cell>
          <table:table-cell office:value-type="float" office:value="0.306601805982786" calcext:value-type="float">
            <text:p>0.306601805982786</text:p>
          </table:table-cell>
          <table:table-cell office:value-type="float" office:value="0.306637718390347" calcext:value-type="float">
            <text:p>0.306637718390347</text:p>
          </table:table-cell>
          <table:table-cell office:value-type="float" office:value="0.306581439768313" calcext:value-type="float">
            <text:p>0.306581439768313</text:p>
          </table:table-cell>
          <table:table-cell office:value-type="float" office:value="0.306593258486267" calcext:value-type="float">
            <text:p>0.306593258486267</text:p>
          </table:table-cell>
          <table:table-cell office:value-type="float" office:value="0.306601406807673" calcext:value-type="float">
            <text:p>0.306601406807673</text:p>
          </table:table-cell>
          <table:table-cell office:value-type="float" office:value="0.306607491921409" calcext:value-type="float">
            <text:p>0.306607491921409</text:p>
          </table:table-cell>
          <table:table-cell office:value-type="float" office:value="0.306607878753087" calcext:value-type="float">
            <text:p>0.306607878753087</text:p>
          </table:table-cell>
          <table:table-cell office:value-type="float" office:value="0.306624934827038" calcext:value-type="float">
            <text:p>0.306624934827038</text:p>
          </table:table-cell>
          <table:table-cell office:value-type="float" office:value="0.306605445709442" calcext:value-type="float">
            <text:p>0.306605445709442</text:p>
          </table:table-cell>
          <table:table-cell office:value-type="float" office:value="0.306602627046914" calcext:value-type="float">
            <text:p>0.306602627046914</text:p>
          </table:table-cell>
          <table:table-cell office:value-type="float" office:value="0.306631641104403" calcext:value-type="float">
            <text:p>0.306631641104403</text:p>
          </table:table-cell>
          <table:table-cell office:value-type="float" office:value="0.306604851125306" calcext:value-type="float">
            <text:p>0.306604851125306</text:p>
          </table:table-cell>
          <table:table-cell office:value-type="float" office:value="0.306555289461644" calcext:value-type="float">
            <text:p>0.306555289461644</text:p>
          </table:table-cell>
          <table:table-cell office:value-type="float" office:value="0.306487577499049" calcext:value-type="float">
            <text:p>0.306487577499049</text:p>
          </table:table-cell>
          <table:table-cell office:value-type="float" office:value="0.306630491123643" calcext:value-type="float">
            <text:p>0.306630491123643</text:p>
          </table:table-cell>
          <table:table-cell office:value-type="float" office:value="0.306625189418817" calcext:value-type="float">
            <text:p>0.306625189418817</text:p>
          </table:table-cell>
          <table:table-cell office:value-type="float" office:value="0.306524933730791" calcext:value-type="float">
            <text:p>0.306524933730791</text:p>
          </table:table-cell>
          <table:table-cell office:value-type="float" office:value="0.306594949501108" calcext:value-type="float">
            <text:p>0.306594949501108</text:p>
          </table:table-cell>
          <table:table-cell office:value-type="float" office:value="0.306593670109585" calcext:value-type="float">
            <text:p>0.306593670109585</text:p>
          </table:table-cell>
          <table:table-cell office:value-type="float" office:value="0.306589995176408" calcext:value-type="float">
            <text:p>0.306589995176408</text:p>
          </table:table-cell>
          <table:table-cell office:value-type="float" office:value="0.306524390208897" calcext:value-type="float">
            <text:p>0.306524390208897</text:p>
          </table:table-cell>
          <table:table-cell office:value-type="float" office:value="0.306644278288659" calcext:value-type="float">
            <text:p>0.306644278288659</text:p>
          </table:table-cell>
          <table:table-cell office:value-type="float" office:value="0.30660273800362" calcext:value-type="float">
            <text:p>0.30660273800362</text:p>
          </table:table-cell>
          <table:table-cell office:value-type="float" office:value="0.306513822065631" calcext:value-type="float">
            <text:p>0.306513822065631</text:p>
          </table:table-cell>
          <table:table-cell office:value-type="float" office:value="0.306513354807396" calcext:value-type="float">
            <text:p>0.306513354807396</text:p>
          </table:table-cell>
          <table:table-cell office:value-type="float" office:value="0.306621636898093" calcext:value-type="float">
            <text:p>0.306621636898093</text:p>
          </table:table-cell>
          <table:table-cell office:value-type="float" office:value="0.306612307461522" calcext:value-type="float">
            <text:p>0.306612307461522</text:p>
          </table:table-cell>
          <table:table-cell office:value-type="float" office:value="0.306594025262893" calcext:value-type="float">
            <text:p>0.306594025262893</text:p>
          </table:table-cell>
          <table:table-cell office:value-type="float" office:value="0.306637473855062" calcext:value-type="float">
            <text:p>0.306637473855062</text:p>
          </table:table-cell>
          <table:table-cell office:value-type="float" office:value="0.306605162227611" calcext:value-type="float">
            <text:p>0.306605162227611</text:p>
          </table:table-cell>
          <table:table-cell office:value-type="float" office:value="0.306549791256986" calcext:value-type="float">
            <text:p>0.306549791256986</text:p>
          </table:table-cell>
          <table:table-cell office:value-type="float" office:value="0.306516197000007" calcext:value-type="float">
            <text:p>0.306516197000007</text:p>
          </table:table-cell>
          <table:table-cell office:value-type="float" office:value="0.306589390372728" calcext:value-type="float">
            <text:p>0.306589390372728</text:p>
          </table:table-cell>
          <table:table-cell office:value-type="float" office:value="0.306574804957052" calcext:value-type="float">
            <text:p>0.306574804957052</text:p>
          </table:table-cell>
          <table:table-cell office:value-type="float" office:value="0.306595062499704" calcext:value-type="float">
            <text:p>0.306595062499704</text:p>
          </table:table-cell>
          <table:table-cell office:value-type="float" office:value="0.306523771659641" calcext:value-type="float">
            <text:p>0.306523771659641</text:p>
          </table:table-cell>
          <table:table-cell office:value-type="float" office:value="0.306579070573912" calcext:value-type="float">
            <text:p>0.306579070573912</text:p>
          </table:table-cell>
          <table:table-cell office:value-type="float" office:value="0.306612091058162" calcext:value-type="float">
            <text:p>0.306612091058162</text:p>
          </table:table-cell>
          <table:table-cell office:value-type="float" office:value="0.306588285148331" calcext:value-type="float">
            <text:p>0.306588285148331</text:p>
          </table:table-cell>
          <table:table-cell office:value-type="float" office:value="0.306572503230623" calcext:value-type="float">
            <text:p>0.306572503230623</text:p>
          </table:table-cell>
          <table:table-cell office:value-type="float" office:value="0.306542285877097" calcext:value-type="float">
            <text:p>0.306542285877097</text:p>
          </table:table-cell>
          <table:table-cell office:value-type="float" office:value="0.306591674632851" calcext:value-type="float">
            <text:p>0.306591674632851</text:p>
          </table:table-cell>
          <table:table-cell office:value-type="float" office:value="0.306628915611602" calcext:value-type="float">
            <text:p>0.306628915611602</text:p>
          </table:table-cell>
          <table:table-cell office:value-type="float" office:value="0.306576905617128" calcext:value-type="float">
            <text:p>0.306576905617128</text:p>
          </table:table-cell>
          <table:table-cell office:value-type="float" office:value="0.30661626491967" calcext:value-type="float">
            <text:p>0.30661626491967</text:p>
          </table:table-cell>
          <table:table-cell office:value-type="float" office:value="0.306527057418666" calcext:value-type="float">
            <text:p>0.306527057418666</text:p>
          </table:table-cell>
          <table:table-cell office:value-type="float" office:value="0.306468493159599" calcext:value-type="float">
            <text:p>0.306468493159599</text:p>
          </table:table-cell>
          <table:table-cell office:value-type="float" office:value="0.306577100331553" calcext:value-type="float">
            <text:p>0.306577100331553</text:p>
          </table:table-cell>
          <table:table-cell office:value-type="float" office:value="0.306536873072551" calcext:value-type="float">
            <text:p>0.306536873072551</text:p>
          </table:table-cell>
          <table:table-cell office:value-type="float" office:value="0.306552274301747" calcext:value-type="float">
            <text:p>0.306552274301747</text:p>
          </table:table-cell>
          <table:table-cell office:value-type="float" office:value="0.306514822997568" calcext:value-type="float">
            <text:p>0.306514822997568</text:p>
          </table:table-cell>
          <table:table-cell table:number-columns-repeated="368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90957344227143" calcext:value-type="float">
            <text:p>-0.390957344227143</text:p>
          </table:table-cell>
          <table:table-cell office:value-type="float" office:value="-0.389495397643356" calcext:value-type="float">
            <text:p>-0.389495397643356</text:p>
          </table:table-cell>
          <table:table-cell office:value-type="float" office:value="-0.390212528914745" calcext:value-type="float">
            <text:p>-0.390212528914745</text:p>
          </table:table-cell>
          <table:table-cell office:value-type="float" office:value="-0.394551395499686" calcext:value-type="float">
            <text:p>-0.394551395499686</text:p>
          </table:table-cell>
          <table:table-cell office:value-type="float" office:value="-0.397675134302494" calcext:value-type="float">
            <text:p>-0.397675134302494</text:p>
          </table:table-cell>
          <table:table-cell office:value-type="float" office:value="-0.394910862007764" calcext:value-type="float">
            <text:p>-0.394910862007764</text:p>
          </table:table-cell>
          <table:table-cell office:value-type="float" office:value="-0.402980474286935" calcext:value-type="float">
            <text:p>-0.402980474286935</text:p>
          </table:table-cell>
          <table:table-cell office:value-type="float" office:value="-0.409746514814847" calcext:value-type="float">
            <text:p>-0.409746514814847</text:p>
          </table:table-cell>
          <table:table-cell office:value-type="float" office:value="-0.4095727517249" calcext:value-type="float">
            <text:p>-0.4095727517249</text:p>
          </table:table-cell>
          <table:table-cell office:value-type="float" office:value="-0.418199482172352" calcext:value-type="float">
            <text:p>-0.418199482172352</text:p>
          </table:table-cell>
          <table:table-cell office:value-type="float" office:value="-0.42627638150293" calcext:value-type="float">
            <text:p>-0.42627638150293</text:p>
          </table:table-cell>
          <table:table-cell office:value-type="float" office:value="-0.42475292103207" calcext:value-type="float">
            <text:p>-0.42475292103207</text:p>
          </table:table-cell>
          <table:table-cell office:value-type="float" office:value="-0.425464496589935" calcext:value-type="float">
            <text:p>-0.425464496589935</text:p>
          </table:table-cell>
          <table:table-cell office:value-type="float" office:value="-0.428225196429892" calcext:value-type="float">
            <text:p>-0.428225196429892</text:p>
          </table:table-cell>
          <table:table-cell office:value-type="float" office:value="-0.430779710759932" calcext:value-type="float">
            <text:p>-0.430779710759932</text:p>
          </table:table-cell>
          <table:table-cell office:value-type="float" office:value="-0.431959009771667" calcext:value-type="float">
            <text:p>-0.431959009771667</text:p>
          </table:table-cell>
          <table:table-cell office:value-type="float" office:value="-0.43112998873407" calcext:value-type="float">
            <text:p>-0.43112998873407</text:p>
          </table:table-cell>
          <table:table-cell office:value-type="float" office:value="-0.431538071316875" calcext:value-type="float">
            <text:p>-0.431538071316875</text:p>
          </table:table-cell>
          <table:table-cell office:value-type="float" office:value="-0.427981395357994" calcext:value-type="float">
            <text:p>-0.427981395357994</text:p>
          </table:table-cell>
          <table:table-cell office:value-type="float" office:value="-0.428466091642326" calcext:value-type="float">
            <text:p>-0.428466091642326</text:p>
          </table:table-cell>
          <table:table-cell office:value-type="float" office:value="-0.430479132512885" calcext:value-type="float">
            <text:p>-0.430479132512885</text:p>
          </table:table-cell>
          <table:table-cell office:value-type="float" office:value="-0.428755929551792" calcext:value-type="float">
            <text:p>-0.428755929551792</text:p>
          </table:table-cell>
          <table:table-cell office:value-type="float" office:value="-0.430126227614071" calcext:value-type="float">
            <text:p>-0.430126227614071</text:p>
          </table:table-cell>
          <table:table-cell office:value-type="float" office:value="-0.422617557538673" calcext:value-type="float">
            <text:p>-0.422617557538673</text:p>
          </table:table-cell>
          <table:table-cell office:value-type="float" office:value="-0.409914876425794" calcext:value-type="float">
            <text:p>-0.409914876425794</text:p>
          </table:table-cell>
          <table:table-cell office:value-type="float" office:value="-0.402361162574046" calcext:value-type="float">
            <text:p>-0.402361162574046</text:p>
          </table:table-cell>
          <table:table-cell office:value-type="float" office:value="-0.3985698108706" calcext:value-type="float">
            <text:p>-0.3985698108706</text:p>
          </table:table-cell>
          <table:table-cell office:value-type="float" office:value="-0.397108281749964" calcext:value-type="float">
            <text:p>-0.397108281749964</text:p>
          </table:table-cell>
          <table:table-cell office:value-type="float" office:value="-0.397056506363247" calcext:value-type="float">
            <text:p>-0.397056506363247</text:p>
          </table:table-cell>
          <table:table-cell office:value-type="float" office:value="-0.397913488673023" calcext:value-type="float">
            <text:p>-0.397913488673023</text:p>
          </table:table-cell>
          <table:table-cell office:value-type="float" office:value="-0.402414529603203" calcext:value-type="float">
            <text:p>-0.402414529603203</text:p>
          </table:table-cell>
          <table:table-cell office:value-type="float" office:value="-0.406866774589394" calcext:value-type="float">
            <text:p>-0.406866774589394</text:p>
          </table:table-cell>
          <table:table-cell office:value-type="float" office:value="-0.410289373921336" calcext:value-type="float">
            <text:p>-0.410289373921336</text:p>
          </table:table-cell>
          <table:table-cell office:value-type="float" office:value="-0.413453326068659" calcext:value-type="float">
            <text:p>-0.413453326068659</text:p>
          </table:table-cell>
          <table:table-cell office:value-type="float" office:value="-0.414194270000278" calcext:value-type="float">
            <text:p>-0.414194270000278</text:p>
          </table:table-cell>
          <table:table-cell office:value-type="float" office:value="-0.413963685581683" calcext:value-type="float">
            <text:p>-0.413963685581683</text:p>
          </table:table-cell>
          <table:table-cell office:value-type="float" office:value="-0.418566325245334" calcext:value-type="float">
            <text:p>-0.418566325245334</text:p>
          </table:table-cell>
          <table:table-cell office:value-type="float" office:value="-0.42116149037187" calcext:value-type="float">
            <text:p>-0.42116149037187</text:p>
          </table:table-cell>
          <table:table-cell office:value-type="float" office:value="-0.423176400347485" calcext:value-type="float">
            <text:p>-0.423176400347485</text:p>
          </table:table-cell>
          <table:table-cell office:value-type="float" office:value="-0.423552114338008" calcext:value-type="float">
            <text:p>-0.423552114338008</text:p>
          </table:table-cell>
          <table:table-cell office:value-type="float" office:value="-0.424272528471773" calcext:value-type="float">
            <text:p>-0.424272528471773</text:p>
          </table:table-cell>
          <table:table-cell office:value-type="float" office:value="-0.426194244952012" calcext:value-type="float">
            <text:p>-0.426194244952012</text:p>
          </table:table-cell>
          <table:table-cell office:value-type="float" office:value="-0.427783336029957" calcext:value-type="float">
            <text:p>-0.427783336029957</text:p>
          </table:table-cell>
          <table:table-cell office:value-type="float" office:value="-0.432146528310834" calcext:value-type="float">
            <text:p>-0.432146528310834</text:p>
          </table:table-cell>
          <table:table-cell office:value-type="float" office:value="-0.415456148055905" calcext:value-type="float">
            <text:p>-0.415456148055905</text:p>
          </table:table-cell>
          <table:table-cell office:value-type="float" office:value="-0.425143101149565" calcext:value-type="float">
            <text:p>-0.425143101149565</text:p>
          </table:table-cell>
          <table:table-cell office:value-type="float" office:value="-0.409587761492703" calcext:value-type="float">
            <text:p>-0.409587761492703</text:p>
          </table:table-cell>
          <table:table-cell office:value-type="float" office:value="-0.424319431755017" calcext:value-type="float">
            <text:p>-0.424319431755017</text:p>
          </table:table-cell>
          <table:table-cell office:value-type="float" office:value="-0.454335813428581" calcext:value-type="float">
            <text:p>-0.454335813428581</text:p>
          </table:table-cell>
          <table:table-cell office:value-type="float" office:value="-0.456148415036853" calcext:value-type="float">
            <text:p>-0.456148415036853</text:p>
          </table:table-cell>
          <table:table-cell office:value-type="float" office:value="-0.456246053935602" calcext:value-type="float">
            <text:p>-0.456246053935602</text:p>
          </table:table-cell>
          <table:table-cell office:value-type="float" office:value="-0.446847763462302" calcext:value-type="float">
            <text:p>-0.446847763462302</text:p>
          </table:table-cell>
          <table:table-cell office:value-type="float" office:value="-0.433417204255099" calcext:value-type="float">
            <text:p>-0.433417204255099</text:p>
          </table:table-cell>
          <table:table-cell office:value-type="float" office:value="-0.428525589860739" calcext:value-type="float">
            <text:p>-0.428525589860739</text:p>
          </table:table-cell>
          <table:table-cell office:value-type="float" office:value="-0.437562042181473" calcext:value-type="float">
            <text:p>-0.437562042181473</text:p>
          </table:table-cell>
          <table:table-cell office:value-type="float" office:value="-0.440010305511421" calcext:value-type="float">
            <text:p>-0.440010305511421</text:p>
          </table:table-cell>
          <table:table-cell office:value-type="float" office:value="-0.446613587432893" calcext:value-type="float">
            <text:p>-0.446613587432893</text:p>
          </table:table-cell>
          <table:table-cell office:value-type="float" office:value="-0.432860835525836" calcext:value-type="float">
            <text:p>-0.432860835525836</text:p>
          </table:table-cell>
          <table:table-cell office:value-type="float" office:value="-0.40188670445917" calcext:value-type="float">
            <text:p>-0.40188670445917</text:p>
          </table:table-cell>
          <table:table-cell office:value-type="float" office:value="-0.427665377188397" calcext:value-type="float">
            <text:p>-0.427665377188397</text:p>
          </table:table-cell>
          <table:table-cell office:value-type="float" office:value="-0.412518880364449" calcext:value-type="float">
            <text:p>-0.412518880364449</text:p>
          </table:table-cell>
          <table:table-cell office:value-type="float" office:value="-0.407077056446273" calcext:value-type="float">
            <text:p>-0.407077056446273</text:p>
          </table:table-cell>
          <table:table-cell office:value-type="float" office:value="-0.401011134849396" calcext:value-type="float">
            <text:p>-0.401011134849396</text:p>
          </table:table-cell>
          <table:table-cell office:value-type="float" office:value="-0.393678063945801" calcext:value-type="float">
            <text:p>-0.393678063945801</text:p>
          </table:table-cell>
          <table:table-cell office:value-type="float" office:value="-0.389557473435008" calcext:value-type="float">
            <text:p>-0.389557473435008</text:p>
          </table:table-cell>
          <table:table-cell office:value-type="float" office:value="-0.390265842742976" calcext:value-type="float">
            <text:p>-0.390265842742976</text:p>
          </table:table-cell>
          <table:table-cell office:value-type="float" office:value="-0.390061724808347" calcext:value-type="float">
            <text:p>-0.390061724808347</text:p>
          </table:table-cell>
          <table:table-cell office:value-type="float" office:value="-0.389002282496978" calcext:value-type="float">
            <text:p>-0.389002282496978</text:p>
          </table:table-cell>
          <table:table-cell office:value-type="float" office:value="-0.388744608437128" calcext:value-type="float">
            <text:p>-0.388744608437128</text:p>
          </table:table-cell>
          <table:table-cell office:value-type="float" office:value="-0.385932861700494" calcext:value-type="float">
            <text:p>-0.385932861700494</text:p>
          </table:table-cell>
          <table:table-cell office:value-type="float" office:value="-0.38242005137275" calcext:value-type="float">
            <text:p>-0.38242005137275</text:p>
          </table:table-cell>
          <table:table-cell office:value-type="float" office:value="-0.3802955468247" calcext:value-type="float">
            <text:p>-0.3802955468247</text:p>
          </table:table-cell>
          <table:table-cell office:value-type="float" office:value="-0.372436252427832" calcext:value-type="float">
            <text:p>-0.372436252427832</text:p>
          </table:table-cell>
          <table:table-cell office:value-type="float" office:value="-0.366897330661431" calcext:value-type="float">
            <text:p>-0.366897330661431</text:p>
          </table:table-cell>
          <table:table-cell office:value-type="float" office:value="-0.363208497020724" calcext:value-type="float">
            <text:p>-0.363208497020724</text:p>
          </table:table-cell>
          <table:table-cell office:value-type="float" office:value="-0.37045598249607" calcext:value-type="float">
            <text:p>-0.37045598249607</text:p>
          </table:table-cell>
          <table:table-cell office:value-type="float" office:value="-0.373193227138539" calcext:value-type="float">
            <text:p>-0.373193227138539</text:p>
          </table:table-cell>
          <table:table-cell office:value-type="float" office:value="-0.378108656139665" calcext:value-type="float">
            <text:p>-0.378108656139665</text:p>
          </table:table-cell>
          <table:table-cell office:value-type="float" office:value="-0.381400596835682" calcext:value-type="float">
            <text:p>-0.381400596835682</text:p>
          </table:table-cell>
          <table:table-cell office:value-type="float" office:value="-0.384277391991309" calcext:value-type="float">
            <text:p>-0.384277391991309</text:p>
          </table:table-cell>
          <table:table-cell office:value-type="float" office:value="-0.382237629092382" calcext:value-type="float">
            <text:p>-0.382237629092382</text:p>
          </table:table-cell>
          <table:table-cell office:value-type="float" office:value="-0.383486688753361" calcext:value-type="float">
            <text:p>-0.383486688753361</text:p>
          </table:table-cell>
          <table:table-cell office:value-type="float" office:value="-0.382368586331178" calcext:value-type="float">
            <text:p>-0.382368586331178</text:p>
          </table:table-cell>
          <table:table-cell office:value-type="float" office:value="-0.384084909841377" calcext:value-type="float">
            <text:p>-0.384084909841377</text:p>
          </table:table-cell>
          <table:table-cell office:value-type="float" office:value="-0.381207057953783" calcext:value-type="float">
            <text:p>-0.381207057953783</text:p>
          </table:table-cell>
          <table:table-cell office:value-type="float" office:value="-0.382318397212881" calcext:value-type="float">
            <text:p>-0.382318397212881</text:p>
          </table:table-cell>
          <table:table-cell office:value-type="float" office:value="-0.38158624798862" calcext:value-type="float">
            <text:p>-0.38158624798862</text:p>
          </table:table-cell>
          <table:table-cell office:value-type="float" office:value="-0.381435420534087" calcext:value-type="float">
            <text:p>-0.381435420534087</text:p>
          </table:table-cell>
          <table:table-cell office:value-type="float" office:value="-0.380721379757095" calcext:value-type="float">
            <text:p>-0.380721379757095</text:p>
          </table:table-cell>
          <table:table-cell office:value-type="float" office:value="-0.37985352105583" calcext:value-type="float">
            <text:p>-0.37985352105583</text:p>
          </table:table-cell>
          <table:table-cell office:value-type="float" office:value="-0.380470666828664" calcext:value-type="float">
            <text:p>-0.380470666828664</text:p>
          </table:table-cell>
          <table:table-cell office:value-type="float" office:value="-0.379689468885097" calcext:value-type="float">
            <text:p>-0.379689468885097</text:p>
          </table:table-cell>
          <table:table-cell office:value-type="float" office:value="-0.380664101602861" calcext:value-type="float">
            <text:p>-0.380664101602861</text:p>
          </table:table-cell>
          <table:table-cell office:value-type="float" office:value="-0.380103697579892" calcext:value-type="float">
            <text:p>-0.380103697579892</text:p>
          </table:table-cell>
          <table:table-cell office:value-type="float" office:value="-0.380669187024379" calcext:value-type="float">
            <text:p>-0.380669187024379</text:p>
          </table:table-cell>
          <table:table-cell office:value-type="float" office:value="-0.379262849130379" calcext:value-type="float">
            <text:p>-0.379262849130379</text:p>
          </table:table-cell>
          <table:table-cell office:value-type="float" office:value="-0.380238173429658" calcext:value-type="float">
            <text:p>-0.380238173429658</text:p>
          </table:table-cell>
          <table:table-cell office:value-type="float" office:value="-0.379598707643996" calcext:value-type="float">
            <text:p>-0.379598707643996</text:p>
          </table:table-cell>
          <table:table-cell office:value-type="float" office:value="-0.379372977290384" calcext:value-type="float">
            <text:p>-0.379372977290384</text:p>
          </table:table-cell>
          <table:table-cell office:value-type="float" office:value="-0.379625412478004" calcext:value-type="float">
            <text:p>-0.379625412478004</text:p>
          </table:table-cell>
          <table:table-cell office:value-type="float" office:value="-0.379748074832541" calcext:value-type="float">
            <text:p>-0.379748074832541</text:p>
          </table:table-cell>
          <table:table-cell office:value-type="float" office:value="-0.380412995675223" calcext:value-type="float">
            <text:p>-0.380412995675223</text:p>
          </table:table-cell>
          <table:table-cell office:value-type="float" office:value="-0.379879349757435" calcext:value-type="float">
            <text:p>-0.379879349757435</text:p>
          </table:table-cell>
          <table:table-cell office:value-type="float" office:value="-0.379668524793258" calcext:value-type="float">
            <text:p>-0.379668524793258</text:p>
          </table:table-cell>
          <table:table-cell office:value-type="float" office:value="-0.379842723291159" calcext:value-type="float">
            <text:p>-0.379842723291159</text:p>
          </table:table-cell>
          <table:table-cell office:value-type="float" office:value="-0.379286103605998" calcext:value-type="float">
            <text:p>-0.379286103605998</text:p>
          </table:table-cell>
          <table:table-cell office:value-type="float" office:value="-0.379865528695151" calcext:value-type="float">
            <text:p>-0.379865528695151</text:p>
          </table:table-cell>
          <table:table-cell office:value-type="float" office:value="-0.380091870588494" calcext:value-type="float">
            <text:p>-0.380091870588494</text:p>
          </table:table-cell>
          <table:table-cell office:value-type="float" office:value="-0.38072712664713" calcext:value-type="float">
            <text:p>-0.38072712664713</text:p>
          </table:table-cell>
          <table:table-cell office:value-type="float" office:value="-0.37990031551155" calcext:value-type="float">
            <text:p>-0.37990031551155</text:p>
          </table:table-cell>
          <table:table-cell office:value-type="float" office:value="-0.380231358197254" calcext:value-type="float">
            <text:p>-0.380231358197254</text:p>
          </table:table-cell>
          <table:table-cell office:value-type="float" office:value="-0.38005980128941" calcext:value-type="float">
            <text:p>-0.38005980128941</text:p>
          </table:table-cell>
          <table:table-cell office:value-type="float" office:value="-0.380012520769375" calcext:value-type="float">
            <text:p>-0.380012520769375</text:p>
          </table:table-cell>
          <table:table-cell office:value-type="float" office:value="-0.380031642398418" calcext:value-type="float">
            <text:p>-0.380031642398418</text:p>
          </table:table-cell>
          <table:table-cell office:value-type="float" office:value="-0.37992712927019" calcext:value-type="float">
            <text:p>-0.37992712927019</text:p>
          </table:table-cell>
          <table:table-cell office:value-type="float" office:value="-0.379865167078788" calcext:value-type="float">
            <text:p>-0.379865167078788</text:p>
          </table:table-cell>
          <table:table-cell office:value-type="float" office:value="-0.380163862002693" calcext:value-type="float">
            <text:p>-0.380163862002693</text:p>
          </table:table-cell>
          <table:table-cell office:value-type="float" office:value="-0.379736919694523" calcext:value-type="float">
            <text:p>-0.379736919694523</text:p>
          </table:table-cell>
          <table:table-cell office:value-type="float" office:value="-0.380304544100123" calcext:value-type="float">
            <text:p>-0.380304544100123</text:p>
          </table:table-cell>
          <table:table-cell office:value-type="float" office:value="-0.380278573785132" calcext:value-type="float">
            <text:p>-0.380278573785132</text:p>
          </table:table-cell>
          <table:table-cell office:value-type="float" office:value="-0.379891634161523" calcext:value-type="float">
            <text:p>-0.379891634161523</text:p>
          </table:table-cell>
          <table:table-cell office:value-type="float" office:value="-0.380387619704892" calcext:value-type="float">
            <text:p>-0.380387619704892</text:p>
          </table:table-cell>
          <table:table-cell office:value-type="float" office:value="-0.38033411507943" calcext:value-type="float">
            <text:p>-0.38033411507943</text:p>
          </table:table-cell>
          <table:table-cell office:value-type="float" office:value="-0.379610669407567" calcext:value-type="float">
            <text:p>-0.379610669407567</text:p>
          </table:table-cell>
          <table:table-cell office:value-type="float" office:value="-0.379685121519063" calcext:value-type="float">
            <text:p>-0.379685121519063</text:p>
          </table:table-cell>
          <table:table-cell office:value-type="float" office:value="-0.380548618812801" calcext:value-type="float">
            <text:p>-0.380548618812801</text:p>
          </table:table-cell>
          <table:table-cell office:value-type="float" office:value="-0.379703465896075" calcext:value-type="float">
            <text:p>-0.379703465896075</text:p>
          </table:table-cell>
          <table:table-cell office:value-type="float" office:value="-0.379892891137194" calcext:value-type="float">
            <text:p>-0.379892891137194</text:p>
          </table:table-cell>
          <table:table-cell office:value-type="float" office:value="-0.38000680338213" calcext:value-type="float">
            <text:p>-0.38000680338213</text:p>
          </table:table-cell>
          <table:table-cell office:value-type="float" office:value="-0.379715948437629" calcext:value-type="float">
            <text:p>-0.379715948437629</text:p>
          </table:table-cell>
          <table:table-cell office:value-type="float" office:value="-0.380039226155351" calcext:value-type="float">
            <text:p>-0.380039226155351</text:p>
          </table:table-cell>
          <table:table-cell office:value-type="float" office:value="-0.380556817596578" calcext:value-type="float">
            <text:p>-0.380556817596578</text:p>
          </table:table-cell>
          <table:table-cell office:value-type="float" office:value="-0.379950097474699" calcext:value-type="float">
            <text:p>-0.379950097474699</text:p>
          </table:table-cell>
          <table:table-cell office:value-type="float" office:value="-0.380150097249329" calcext:value-type="float">
            <text:p>-0.380150097249329</text:p>
          </table:table-cell>
          <table:table-cell office:value-type="float" office:value="-0.380156635674897" calcext:value-type="float">
            <text:p>-0.380156635674897</text:p>
          </table:table-cell>
          <table:table-cell office:value-type="float" office:value="-0.379747349918263" calcext:value-type="float">
            <text:p>-0.379747349918263</text:p>
          </table:table-cell>
          <table:table-cell office:value-type="float" office:value="-0.379371297280498" calcext:value-type="float">
            <text:p>-0.379371297280498</text:p>
          </table:table-cell>
          <table:table-cell office:value-type="float" office:value="-0.380906222460168" calcext:value-type="float">
            <text:p>-0.380906222460168</text:p>
          </table:table-cell>
          <table:table-cell office:value-type="float" office:value="-0.380948883340161" calcext:value-type="float">
            <text:p>-0.380948883340161</text:p>
          </table:table-cell>
          <table:table-cell office:value-type="float" office:value="-0.38305746997529" calcext:value-type="float">
            <text:p>-0.38305746997529</text:p>
          </table:table-cell>
          <table:table-cell office:value-type="float" office:value="-0.393884149535835" calcext:value-type="float">
            <text:p>-0.393884149535835</text:p>
          </table:table-cell>
          <table:table-cell office:value-type="float" office:value="-0.40095400603181" calcext:value-type="float">
            <text:p>-0.40095400603181</text:p>
          </table:table-cell>
          <table:table-cell office:value-type="float" office:value="-0.400654078066422" calcext:value-type="float">
            <text:p>-0.400654078066422</text:p>
          </table:table-cell>
          <table:table-cell office:value-type="float" office:value="-0.399752476456036" calcext:value-type="float">
            <text:p>-0.399752476456036</text:p>
          </table:table-cell>
          <table:table-cell office:value-type="float" office:value="-0.397751537033016" calcext:value-type="float">
            <text:p>-0.397751537033016</text:p>
          </table:table-cell>
          <table:table-cell office:value-type="float" office:value="-0.396816334882731" calcext:value-type="float">
            <text:p>-0.396816334882731</text:p>
          </table:table-cell>
          <table:table-cell office:value-type="float" office:value="-0.396201680813569" calcext:value-type="float">
            <text:p>-0.396201680813569</text:p>
          </table:table-cell>
          <table:table-cell office:value-type="float" office:value="-0.392613946839669" calcext:value-type="float">
            <text:p>-0.392613946839669</text:p>
          </table:table-cell>
          <table:table-cell office:value-type="float" office:value="-0.392690148837822" calcext:value-type="float">
            <text:p>-0.392690148837822</text:p>
          </table:table-cell>
          <table:table-cell office:value-type="float" office:value="-0.394135622578871" calcext:value-type="float">
            <text:p>-0.394135622578871</text:p>
          </table:table-cell>
          <table:table-cell office:value-type="float" office:value="-0.394510581494603" calcext:value-type="float">
            <text:p>-0.394510581494603</text:p>
          </table:table-cell>
          <table:table-cell office:value-type="float" office:value="-0.394494168126104" calcext:value-type="float">
            <text:p>-0.394494168126104</text:p>
          </table:table-cell>
          <table:table-cell office:value-type="float" office:value="-0.393525249106038" calcext:value-type="float">
            <text:p>-0.393525249106038</text:p>
          </table:table-cell>
          <table:table-cell office:value-type="float" office:value="-0.391792359290476" calcext:value-type="float">
            <text:p>-0.391792359290476</text:p>
          </table:table-cell>
          <table:table-cell office:value-type="float" office:value="-0.392657388039537" calcext:value-type="float">
            <text:p>-0.392657388039537</text:p>
          </table:table-cell>
          <table:table-cell office:value-type="float" office:value="-0.393054694515868" calcext:value-type="float">
            <text:p>-0.393054694515868</text:p>
          </table:table-cell>
          <table:table-cell office:value-type="float" office:value="-0.394241931224568" calcext:value-type="float">
            <text:p>-0.394241931224568</text:p>
          </table:table-cell>
          <table:table-cell office:value-type="float" office:value="-0.393719446451676" calcext:value-type="float">
            <text:p>-0.393719446451676</text:p>
          </table:table-cell>
          <table:table-cell office:value-type="float" office:value="-0.393530491137062" calcext:value-type="float">
            <text:p>-0.393530491137062</text:p>
          </table:table-cell>
          <table:table-cell office:value-type="float" office:value="-0.392959572503841" calcext:value-type="float">
            <text:p>-0.392959572503841</text:p>
          </table:table-cell>
          <table:table-cell office:value-type="float" office:value="-0.392706183110175" calcext:value-type="float">
            <text:p>-0.392706183110175</text:p>
          </table:table-cell>
          <table:table-cell office:value-type="float" office:value="-0.391883039195267" calcext:value-type="float">
            <text:p>-0.391883039195267</text:p>
          </table:table-cell>
          <table:table-cell office:value-type="float" office:value="-0.392581505698823" calcext:value-type="float">
            <text:p>-0.392581505698823</text:p>
          </table:table-cell>
          <table:table-cell office:value-type="float" office:value="-0.39362390637693" calcext:value-type="float">
            <text:p>-0.39362390637693</text:p>
          </table:table-cell>
          <table:table-cell office:value-type="float" office:value="-0.393047236899922" calcext:value-type="float">
            <text:p>-0.393047236899922</text:p>
          </table:table-cell>
          <table:table-cell office:value-type="float" office:value="-0.393288036465223" calcext:value-type="float">
            <text:p>-0.393288036465223</text:p>
          </table:table-cell>
          <table:table-cell office:value-type="float" office:value="-0.39385419306529" calcext:value-type="float">
            <text:p>-0.39385419306529</text:p>
          </table:table-cell>
          <table:table-cell office:value-type="float" office:value="-0.393964203609299" calcext:value-type="float">
            <text:p>-0.393964203609299</text:p>
          </table:table-cell>
          <table:table-cell office:value-type="float" office:value="-0.393775033506495" calcext:value-type="float">
            <text:p>-0.393775033506495</text:p>
          </table:table-cell>
          <table:table-cell office:value-type="float" office:value="-0.393722590586833" calcext:value-type="float">
            <text:p>-0.393722590586833</text:p>
          </table:table-cell>
          <table:table-cell office:value-type="float" office:value="-0.393334917237224" calcext:value-type="float">
            <text:p>-0.393334917237224</text:p>
          </table:table-cell>
          <table:table-cell office:value-type="float" office:value="-0.392810269417393" calcext:value-type="float">
            <text:p>-0.392810269417393</text:p>
          </table:table-cell>
          <table:table-cell office:value-type="float" office:value="-0.39219045566887" calcext:value-type="float">
            <text:p>-0.39219045566887</text:p>
          </table:table-cell>
          <table:table-cell office:value-type="float" office:value="-0.391191976347691" calcext:value-type="float">
            <text:p>-0.391191976347691</text:p>
          </table:table-cell>
          <table:table-cell office:value-type="float" office:value="-0.390839880403341" calcext:value-type="float">
            <text:p>-0.390839880403341</text:p>
          </table:table-cell>
          <table:table-cell office:value-type="float" office:value="-0.391611910701581" calcext:value-type="float">
            <text:p>-0.391611910701581</text:p>
          </table:table-cell>
          <table:table-cell office:value-type="float" office:value="-0.391628818009937" calcext:value-type="float">
            <text:p>-0.391628818009937</text:p>
          </table:table-cell>
          <table:table-cell office:value-type="float" office:value="-0.38899520250088" calcext:value-type="float">
            <text:p>-0.38899520250088</text:p>
          </table:table-cell>
          <table:table-cell office:value-type="float" office:value="-0.386831419176685" calcext:value-type="float">
            <text:p>-0.386831419176685</text:p>
          </table:table-cell>
          <table:table-cell office:value-type="float" office:value="-0.383659895147384" calcext:value-type="float">
            <text:p>-0.383659895147384</text:p>
          </table:table-cell>
          <table:table-cell office:value-type="float" office:value="-0.377255790723957" calcext:value-type="float">
            <text:p>-0.377255790723957</text:p>
          </table:table-cell>
          <table:table-cell office:value-type="float" office:value="-0.372856204943805" calcext:value-type="float">
            <text:p>-0.372856204943805</text:p>
          </table:table-cell>
          <table:table-cell office:value-type="float" office:value="-0.367833831028587" calcext:value-type="float">
            <text:p>-0.367833831028587</text:p>
          </table:table-cell>
          <table:table-cell office:value-type="float" office:value="-0.367456207999658" calcext:value-type="float">
            <text:p>-0.367456207999658</text:p>
          </table:table-cell>
          <table:table-cell office:value-type="float" office:value="-0.364050654410129" calcext:value-type="float">
            <text:p>-0.364050654410129</text:p>
          </table:table-cell>
          <table:table-cell office:value-type="float" office:value="-0.361706744090401" calcext:value-type="float">
            <text:p>-0.361706744090401</text:p>
          </table:table-cell>
          <table:table-cell office:value-type="float" office:value="-0.361511013055302" calcext:value-type="float">
            <text:p>-0.361511013055302</text:p>
          </table:table-cell>
          <table:table-cell office:value-type="float" office:value="-0.361023601960709" calcext:value-type="float">
            <text:p>-0.361023601960709</text:p>
          </table:table-cell>
          <table:table-cell office:value-type="float" office:value="-0.359109162484206" calcext:value-type="float">
            <text:p>-0.359109162484206</text:p>
          </table:table-cell>
          <table:table-cell office:value-type="float" office:value="-0.36004712499242" calcext:value-type="float">
            <text:p>-0.36004712499242</text:p>
          </table:table-cell>
          <table:table-cell office:value-type="float" office:value="-0.359796466919917" calcext:value-type="float">
            <text:p>-0.359796466919917</text:p>
          </table:table-cell>
          <table:table-cell office:value-type="float" office:value="-0.360538411827175" calcext:value-type="float">
            <text:p>-0.360538411827175</text:p>
          </table:table-cell>
          <table:table-cell office:value-type="float" office:value="-0.358735933121024" calcext:value-type="float">
            <text:p>-0.358735933121024</text:p>
          </table:table-cell>
          <table:table-cell office:value-type="float" office:value="-0.358819438138848" calcext:value-type="float">
            <text:p>-0.358819438138848</text:p>
          </table:table-cell>
          <table:table-cell office:value-type="float" office:value="-0.357777254141857" calcext:value-type="float">
            <text:p>-0.357777254141857</text:p>
          </table:table-cell>
          <table:table-cell office:value-type="float" office:value="-0.354701161306029" calcext:value-type="float">
            <text:p>-0.354701161306029</text:p>
          </table:table-cell>
          <table:table-cell office:value-type="float" office:value="-0.354561186341459" calcext:value-type="float">
            <text:p>-0.354561186341459</text:p>
          </table:table-cell>
          <table:table-cell office:value-type="float" office:value="-0.355252859486422" calcext:value-type="float">
            <text:p>-0.355252859486422</text:p>
          </table:table-cell>
          <table:table-cell office:value-type="float" office:value="-0.355002788215535" calcext:value-type="float">
            <text:p>-0.355002788215535</text:p>
          </table:table-cell>
          <table:table-cell office:value-type="float" office:value="-0.354840151925272" calcext:value-type="float">
            <text:p>-0.354840151925272</text:p>
          </table:table-cell>
          <table:table-cell office:value-type="float" office:value="-0.359838168125081" calcext:value-type="float">
            <text:p>-0.359838168125081</text:p>
          </table:table-cell>
          <table:table-cell office:value-type="float" office:value="-0.361968620273986" calcext:value-type="float">
            <text:p>-0.361968620273986</text:p>
          </table:table-cell>
          <table:table-cell office:value-type="float" office:value="-0.360400895033138" calcext:value-type="float">
            <text:p>-0.360400895033138</text:p>
          </table:table-cell>
          <table:table-cell office:value-type="float" office:value="-0.361733812666153" calcext:value-type="float">
            <text:p>-0.361733812666153</text:p>
          </table:table-cell>
          <table:table-cell office:value-type="float" office:value="-0.359858604095774" calcext:value-type="float">
            <text:p>-0.359858604095774</text:p>
          </table:table-cell>
          <table:table-cell office:value-type="float" office:value="-0.359590605499864" calcext:value-type="float">
            <text:p>-0.359590605499864</text:p>
          </table:table-cell>
          <table:table-cell office:value-type="float" office:value="-0.358624572677417" calcext:value-type="float">
            <text:p>-0.358624572677417</text:p>
          </table:table-cell>
          <table:table-cell office:value-type="float" office:value="-0.359455565256144" calcext:value-type="float">
            <text:p>-0.359455565256144</text:p>
          </table:table-cell>
          <table:table-cell office:value-type="float" office:value="-0.360173679066811" calcext:value-type="float">
            <text:p>-0.360173679066811</text:p>
          </table:table-cell>
          <table:table-cell office:value-type="float" office:value="-0.360909146682789" calcext:value-type="float">
            <text:p>-0.360909146682789</text:p>
          </table:table-cell>
          <table:table-cell office:value-type="float" office:value="-0.361527725925662" calcext:value-type="float">
            <text:p>-0.361527725925662</text:p>
          </table:table-cell>
          <table:table-cell office:value-type="float" office:value="-0.361291791485277" calcext:value-type="float">
            <text:p>-0.361291791485277</text:p>
          </table:table-cell>
          <table:table-cell office:value-type="float" office:value="-0.360782764925149" calcext:value-type="float">
            <text:p>-0.360782764925149</text:p>
          </table:table-cell>
          <table:table-cell office:value-type="float" office:value="-0.359655062355449" calcext:value-type="float">
            <text:p>-0.359655062355449</text:p>
          </table:table-cell>
          <table:table-cell office:value-type="float" office:value="-0.360708184341103" calcext:value-type="float">
            <text:p>-0.360708184341103</text:p>
          </table:table-cell>
          <table:table-cell office:value-type="float" office:value="-0.360784722590202" calcext:value-type="float">
            <text:p>-0.360784722590202</text:p>
          </table:table-cell>
          <table:table-cell office:value-type="float" office:value="-0.35939891293215" calcext:value-type="float">
            <text:p>-0.35939891293215</text:p>
          </table:table-cell>
          <table:table-cell office:value-type="float" office:value="-0.360410708291283" calcext:value-type="float">
            <text:p>-0.360410708291283</text:p>
          </table:table-cell>
          <table:table-cell office:value-type="float" office:value="-0.360021716284114" calcext:value-type="float">
            <text:p>-0.360021716284114</text:p>
          </table:table-cell>
          <table:table-cell office:value-type="float" office:value="-0.360916319405942" calcext:value-type="float">
            <text:p>-0.360916319405942</text:p>
          </table:table-cell>
          <table:table-cell office:value-type="float" office:value="-0.361420967621831" calcext:value-type="float">
            <text:p>-0.361420967621831</text:p>
          </table:table-cell>
          <table:table-cell office:value-type="float" office:value="-0.362592546262063" calcext:value-type="float">
            <text:p>-0.362592546262063</text:p>
          </table:table-cell>
          <table:table-cell office:value-type="float" office:value="-0.361928440824012" calcext:value-type="float">
            <text:p>-0.361928440824012</text:p>
          </table:table-cell>
          <table:table-cell office:value-type="float" office:value="-0.36176793974913" calcext:value-type="float">
            <text:p>-0.36176793974913</text:p>
          </table:table-cell>
          <table:table-cell office:value-type="float" office:value="-0.361763476363034" calcext:value-type="float">
            <text:p>-0.361763476363034</text:p>
          </table:table-cell>
          <table:table-cell office:value-type="float" office:value="-0.358795316439594" calcext:value-type="float">
            <text:p>-0.358795316439594</text:p>
          </table:table-cell>
          <table:table-cell office:value-type="float" office:value="-0.356504565407005" calcext:value-type="float">
            <text:p>-0.356504565407005</text:p>
          </table:table-cell>
          <table:table-cell office:value-type="float" office:value="-0.358859482484368" calcext:value-type="float">
            <text:p>-0.358859482484368</text:p>
          </table:table-cell>
          <table:table-cell office:value-type="float" office:value="-0.358725945521773" calcext:value-type="float">
            <text:p>-0.358725945521773</text:p>
          </table:table-cell>
          <table:table-cell office:value-type="float" office:value="-0.355236464576981" calcext:value-type="float">
            <text:p>-0.355236464576981</text:p>
          </table:table-cell>
          <table:table-cell office:value-type="float" office:value="-0.36067234782239" calcext:value-type="float">
            <text:p>-0.36067234782239</text:p>
          </table:table-cell>
          <table:table-cell office:value-type="float" office:value="-0.377142493189793" calcext:value-type="float">
            <text:p>-0.377142493189793</text:p>
          </table:table-cell>
          <table:table-cell office:value-type="float" office:value="-0.370533641007507" calcext:value-type="float">
            <text:p>-0.370533641007507</text:p>
          </table:table-cell>
          <table:table-cell office:value-type="float" office:value="-0.381510254576581" calcext:value-type="float">
            <text:p>-0.381510254576581</text:p>
          </table:table-cell>
          <table:table-cell office:value-type="float" office:value="-0.386802149587056" calcext:value-type="float">
            <text:p>-0.386802149587056</text:p>
          </table:table-cell>
          <table:table-cell office:value-type="float" office:value="-0.394504136176594" calcext:value-type="float">
            <text:p>-0.394504136176594</text:p>
          </table:table-cell>
          <table:table-cell office:value-type="float" office:value="-0.387635779006596" calcext:value-type="float">
            <text:p>-0.387635779006596</text:p>
          </table:table-cell>
          <table:table-cell office:value-type="float" office:value="-0.359107247525142" calcext:value-type="float">
            <text:p>-0.359107247525142</text:p>
          </table:table-cell>
          <table:table-cell office:value-type="float" office:value="-0.349812501116428" calcext:value-type="float">
            <text:p>-0.349812501116428</text:p>
          </table:table-cell>
          <table:table-cell office:value-type="float" office:value="-0.357732947689346" calcext:value-type="float">
            <text:p>-0.357732947689346</text:p>
          </table:table-cell>
          <table:table-cell office:value-type="float" office:value="-0.363617303275446" calcext:value-type="float">
            <text:p>-0.363617303275446</text:p>
          </table:table-cell>
          <table:table-cell office:value-type="float" office:value="-0.391516328658791" calcext:value-type="float">
            <text:p>-0.391516328658791</text:p>
          </table:table-cell>
          <table:table-cell office:value-type="float" office:value="-0.409543232007029" calcext:value-type="float">
            <text:p>-0.409543232007029</text:p>
          </table:table-cell>
          <table:table-cell office:value-type="float" office:value="-0.394099176204901" calcext:value-type="float">
            <text:p>-0.394099176204901</text:p>
          </table:table-cell>
          <table:table-cell office:value-type="float" office:value="-0.398934968597891" calcext:value-type="float">
            <text:p>-0.398934968597891</text:p>
          </table:table-cell>
          <table:table-cell office:value-type="float" office:value="-0.398246733327542" calcext:value-type="float">
            <text:p>-0.398246733327542</text:p>
          </table:table-cell>
          <table:table-cell office:value-type="float" office:value="-0.392047699071619" calcext:value-type="float">
            <text:p>-0.392047699071619</text:p>
          </table:table-cell>
          <table:table-cell office:value-type="float" office:value="-0.38934016836585" calcext:value-type="float">
            <text:p>-0.38934016836585</text:p>
          </table:table-cell>
          <table:table-cell office:value-type="float" office:value="-0.379619842264399" calcext:value-type="float">
            <text:p>-0.379619842264399</text:p>
          </table:table-cell>
          <table:table-cell office:value-type="float" office:value="-0.380663514699331" calcext:value-type="float">
            <text:p>-0.380663514699331</text:p>
          </table:table-cell>
          <table:table-cell office:value-type="float" office:value="-0.382757325715154" calcext:value-type="float">
            <text:p>-0.382757325715154</text:p>
          </table:table-cell>
          <table:table-cell office:value-type="float" office:value="-0.382693577562793" calcext:value-type="float">
            <text:p>-0.382693577562793</text:p>
          </table:table-cell>
          <table:table-cell office:value-type="float" office:value="-0.383732486417742" calcext:value-type="float">
            <text:p>-0.383732486417742</text:p>
          </table:table-cell>
          <table:table-cell office:value-type="float" office:value="-0.385353483134117" calcext:value-type="float">
            <text:p>-0.385353483134117</text:p>
          </table:table-cell>
          <table:table-cell office:value-type="float" office:value="-0.387147379762593" calcext:value-type="float">
            <text:p>-0.387147379762593</text:p>
          </table:table-cell>
          <table:table-cell office:value-type="float" office:value="-0.391461657282734" calcext:value-type="float">
            <text:p>-0.391461657282734</text:p>
          </table:table-cell>
          <table:table-cell office:value-type="float" office:value="-0.393093813132539" calcext:value-type="float">
            <text:p>-0.393093813132539</text:p>
          </table:table-cell>
          <table:table-cell office:value-type="float" office:value="-0.395106039633417" calcext:value-type="float">
            <text:p>-0.395106039633417</text:p>
          </table:table-cell>
          <table:table-cell office:value-type="float" office:value="-0.393630940897137" calcext:value-type="float">
            <text:p>-0.393630940897137</text:p>
          </table:table-cell>
          <table:table-cell office:value-type="float" office:value="-0.398240553979178" calcext:value-type="float">
            <text:p>-0.398240553979178</text:p>
          </table:table-cell>
          <table:table-cell office:value-type="float" office:value="-0.393370915923837" calcext:value-type="float">
            <text:p>-0.393370915923837</text:p>
          </table:table-cell>
          <table:table-cell office:value-type="float" office:value="-0.392249452125435" calcext:value-type="float">
            <text:p>-0.392249452125435</text:p>
          </table:table-cell>
          <table:table-cell office:value-type="float" office:value="-0.391381573376298" calcext:value-type="float">
            <text:p>-0.391381573376298</text:p>
          </table:table-cell>
          <table:table-cell office:value-type="float" office:value="-0.391686451297488" calcext:value-type="float">
            <text:p>-0.391686451297488</text:p>
          </table:table-cell>
          <table:table-cell office:value-type="float" office:value="-0.398795972467639" calcext:value-type="float">
            <text:p>-0.398795972467639</text:p>
          </table:table-cell>
          <table:table-cell office:value-type="float" office:value="-0.387215014516306" calcext:value-type="float">
            <text:p>-0.387215014516306</text:p>
          </table:table-cell>
          <table:table-cell office:value-type="float" office:value="-0.38458484636322" calcext:value-type="float">
            <text:p>-0.38458484636322</text:p>
          </table:table-cell>
          <table:table-cell office:value-type="float" office:value="-0.384155892108874" calcext:value-type="float">
            <text:p>-0.384155892108874</text:p>
          </table:table-cell>
          <table:table-cell office:value-type="float" office:value="-0.387108958793825" calcext:value-type="float">
            <text:p>-0.387108958793825</text:p>
          </table:table-cell>
          <table:table-cell office:value-type="float" office:value="-0.391167217304725" calcext:value-type="float">
            <text:p>-0.391167217304725</text:p>
          </table:table-cell>
          <table:table-cell office:value-type="float" office:value="-0.390128534658633" calcext:value-type="float">
            <text:p>-0.390128534658633</text:p>
          </table:table-cell>
          <table:table-cell office:value-type="float" office:value="-0.389716861344314" calcext:value-type="float">
            <text:p>-0.389716861344314</text:p>
          </table:table-cell>
          <table:table-cell office:value-type="float" office:value="-0.390313227403415" calcext:value-type="float">
            <text:p>-0.390313227403415</text:p>
          </table:table-cell>
          <table:table-cell office:value-type="float" office:value="-0.393756575492308" calcext:value-type="float">
            <text:p>-0.393756575492308</text:p>
          </table:table-cell>
          <table:table-cell office:value-type="float" office:value="-0.396786378987499" calcext:value-type="float">
            <text:p>-0.396786378987499</text:p>
          </table:table-cell>
          <table:table-cell office:value-type="float" office:value="-0.396259519014706" calcext:value-type="float">
            <text:p>-0.396259519014706</text:p>
          </table:table-cell>
          <table:table-cell office:value-type="float" office:value="-0.400135621104147" calcext:value-type="float">
            <text:p>-0.400135621104147</text:p>
          </table:table-cell>
          <table:table-cell office:value-type="float" office:value="-0.393383288695016" calcext:value-type="float">
            <text:p>-0.393383288695016</text:p>
          </table:table-cell>
          <table:table-cell office:value-type="float" office:value="-0.388868809784424" calcext:value-type="float">
            <text:p>-0.388868809784424</text:p>
          </table:table-cell>
          <table:table-cell office:value-type="float" office:value="-0.387436411102615" calcext:value-type="float">
            <text:p>-0.387436411102615</text:p>
          </table:table-cell>
          <table:table-cell office:value-type="float" office:value="-0.38993337317907" calcext:value-type="float">
            <text:p>-0.38993337317907</text:p>
          </table:table-cell>
          <table:table-cell office:value-type="float" office:value="-0.400017083272765" calcext:value-type="float">
            <text:p>-0.400017083272765</text:p>
          </table:table-cell>
          <table:table-cell office:value-type="float" office:value="-0.389446197625997" calcext:value-type="float">
            <text:p>-0.389446197625997</text:p>
          </table:table-cell>
          <table:table-cell office:value-type="float" office:value="-0.390512010562466" calcext:value-type="float">
            <text:p>-0.390512010562466</text:p>
          </table:table-cell>
          <table:table-cell office:value-type="float" office:value="-0.388669391535944" calcext:value-type="float">
            <text:p>-0.388669391535944</text:p>
          </table:table-cell>
          <table:table-cell office:value-type="float" office:value="-0.386717621009896" calcext:value-type="float">
            <text:p>-0.386717621009896</text:p>
          </table:table-cell>
          <table:table-cell office:value-type="float" office:value="-0.384728852361257" calcext:value-type="float">
            <text:p>-0.384728852361257</text:p>
          </table:table-cell>
          <table:table-cell office:value-type="float" office:value="-0.38454274160522" calcext:value-type="float">
            <text:p>-0.38454274160522</text:p>
          </table:table-cell>
          <table:table-cell office:value-type="float" office:value="-0.38524624370765" calcext:value-type="float">
            <text:p>-0.38524624370765</text:p>
          </table:table-cell>
          <table:table-cell office:value-type="float" office:value="-0.387104238725743" calcext:value-type="float">
            <text:p>-0.387104238725743</text:p>
          </table:table-cell>
          <table:table-cell office:value-type="float" office:value="-0.390736625690269" calcext:value-type="float">
            <text:p>-0.390736625690269</text:p>
          </table:table-cell>
          <table:table-cell office:value-type="float" office:value="-0.39116040494874" calcext:value-type="float">
            <text:p>-0.39116040494874</text:p>
          </table:table-cell>
          <table:table-cell office:value-type="float" office:value="-0.391534398584332" calcext:value-type="float">
            <text:p>-0.391534398584332</text:p>
          </table:table-cell>
          <table:table-cell office:value-type="float" office:value="-0.391186579021991" calcext:value-type="float">
            <text:p>-0.391186579021991</text:p>
          </table:table-cell>
          <table:table-cell office:value-type="float" office:value="-0.390277822288945" calcext:value-type="float">
            <text:p>-0.390277822288945</text:p>
          </table:table-cell>
          <table:table-cell office:value-type="float" office:value="-0.39079088143993" calcext:value-type="float">
            <text:p>-0.39079088143993</text:p>
          </table:table-cell>
          <table:table-cell office:value-type="float" office:value="-0.389800757875067" calcext:value-type="float">
            <text:p>-0.389800757875067</text:p>
          </table:table-cell>
          <table:table-cell office:value-type="float" office:value="-0.38964446073716" calcext:value-type="float">
            <text:p>-0.38964446073716</text:p>
          </table:table-cell>
          <table:table-cell office:value-type="float" office:value="-0.393451670796794" calcext:value-type="float">
            <text:p>-0.393451670796794</text:p>
          </table:table-cell>
          <table:table-cell office:value-type="float" office:value="-0.396001223274067" calcext:value-type="float">
            <text:p>-0.396001223274067</text:p>
          </table:table-cell>
          <table:table-cell office:value-type="float" office:value="-0.390218927827342" calcext:value-type="float">
            <text:p>-0.390218927827342</text:p>
          </table:table-cell>
          <table:table-cell office:value-type="float" office:value="-0.389378572581114" calcext:value-type="float">
            <text:p>-0.389378572581114</text:p>
          </table:table-cell>
          <table:table-cell office:value-type="float" office:value="-0.389400549624848" calcext:value-type="float">
            <text:p>-0.389400549624848</text:p>
          </table:table-cell>
          <table:table-cell office:value-type="float" office:value="-0.389198253215287" calcext:value-type="float">
            <text:p>-0.389198253215287</text:p>
          </table:table-cell>
          <table:table-cell office:value-type="float" office:value="-0.391684329343066" calcext:value-type="float">
            <text:p>-0.391684329343066</text:p>
          </table:table-cell>
          <table:table-cell office:value-type="float" office:value="-0.389214221786216" calcext:value-type="float">
            <text:p>-0.389214221786216</text:p>
          </table:table-cell>
          <table:table-cell office:value-type="float" office:value="-0.389829990992608" calcext:value-type="float">
            <text:p>-0.389829990992608</text:p>
          </table:table-cell>
          <table:table-cell office:value-type="float" office:value="-0.388913417383956" calcext:value-type="float">
            <text:p>-0.388913417383956</text:p>
          </table:table-cell>
          <table:table-cell office:value-type="float" office:value="-0.389953459799792" calcext:value-type="float">
            <text:p>-0.389953459799792</text:p>
          </table:table-cell>
          <table:table-cell office:value-type="float" office:value="-0.389444493270256" calcext:value-type="float">
            <text:p>-0.389444493270256</text:p>
          </table:table-cell>
          <table:table-cell office:value-type="float" office:value="-0.38868511642693" calcext:value-type="float">
            <text:p>-0.38868511642693</text:p>
          </table:table-cell>
          <table:table-cell office:value-type="float" office:value="-0.390615024077889" calcext:value-type="float">
            <text:p>-0.390615024077889</text:p>
          </table:table-cell>
          <table:table-cell office:value-type="float" office:value="-0.391140021595048" calcext:value-type="float">
            <text:p>-0.391140021595048</text:p>
          </table:table-cell>
          <table:table-cell office:value-type="float" office:value="-0.391762083442838" calcext:value-type="float">
            <text:p>-0.391762083442838</text:p>
          </table:table-cell>
          <table:table-cell office:value-type="float" office:value="-0.391077507946906" calcext:value-type="float">
            <text:p>-0.391077507946906</text:p>
          </table:table-cell>
          <table:table-cell office:value-type="float" office:value="-0.390605781490206" calcext:value-type="float">
            <text:p>-0.390605781490206</text:p>
          </table:table-cell>
          <table:table-cell office:value-type="float" office:value="-0.391220789635088" calcext:value-type="float">
            <text:p>-0.391220789635088</text:p>
          </table:table-cell>
          <table:table-cell office:value-type="float" office:value="-0.389490406494343" calcext:value-type="float">
            <text:p>-0.389490406494343</text:p>
          </table:table-cell>
          <table:table-cell office:value-type="float" office:value="-0.388383918510033" calcext:value-type="float">
            <text:p>-0.388383918510033</text:p>
          </table:table-cell>
          <table:table-cell office:value-type="float" office:value="-0.386971175229528" calcext:value-type="float">
            <text:p>-0.386971175229528</text:p>
          </table:table-cell>
          <table:table-cell office:value-type="float" office:value="-0.388764119036825" calcext:value-type="float">
            <text:p>-0.388764119036825</text:p>
          </table:table-cell>
          <table:table-cell office:value-type="float" office:value="-0.387259833031017" calcext:value-type="float">
            <text:p>-0.387259833031017</text:p>
          </table:table-cell>
          <table:table-cell office:value-type="float" office:value="-0.388708983217632" calcext:value-type="float">
            <text:p>-0.388708983217632</text:p>
          </table:table-cell>
          <table:table-cell office:value-type="float" office:value="-0.387128520050234" calcext:value-type="float">
            <text:p>-0.387128520050234</text:p>
          </table:table-cell>
          <table:table-cell office:value-type="float" office:value="-0.387342166458946" calcext:value-type="float">
            <text:p>-0.387342166458946</text:p>
          </table:table-cell>
          <table:table-cell office:value-type="float" office:value="-0.38418320063016" calcext:value-type="float">
            <text:p>-0.38418320063016</text:p>
          </table:table-cell>
          <table:table-cell office:value-type="float" office:value="-0.384145458805633" calcext:value-type="float">
            <text:p>-0.384145458805633</text:p>
          </table:table-cell>
          <table:table-cell office:value-type="float" office:value="-0.385886867786823" calcext:value-type="float">
            <text:p>-0.385886867786823</text:p>
          </table:table-cell>
          <table:table-cell office:value-type="float" office:value="-0.387807311715438" calcext:value-type="float">
            <text:p>-0.387807311715438</text:p>
          </table:table-cell>
          <table:table-cell office:value-type="float" office:value="-0.390160068428491" calcext:value-type="float">
            <text:p>-0.390160068428491</text:p>
          </table:table-cell>
          <table:table-cell office:value-type="float" office:value="-0.388837924927465" calcext:value-type="float">
            <text:p>-0.388837924927465</text:p>
          </table:table-cell>
          <table:table-cell office:value-type="float" office:value="-0.391687623744297" calcext:value-type="float">
            <text:p>-0.391687623744297</text:p>
          </table:table-cell>
          <table:table-cell office:value-type="float" office:value="-0.391810861536734" calcext:value-type="float">
            <text:p>-0.391810861536734</text:p>
          </table:table-cell>
          <table:table-cell office:value-type="float" office:value="-0.393634222397313" calcext:value-type="float">
            <text:p>-0.393634222397313</text:p>
          </table:table-cell>
          <table:table-cell office:value-type="float" office:value="-0.395862204221436" calcext:value-type="float">
            <text:p>-0.395862204221436</text:p>
          </table:table-cell>
          <table:table-cell office:value-type="float" office:value="-0.393701120615499" calcext:value-type="float">
            <text:p>-0.393701120615499</text:p>
          </table:table-cell>
          <table:table-cell office:value-type="float" office:value="-0.39272296064873" calcext:value-type="float">
            <text:p>-0.39272296064873</text:p>
          </table:table-cell>
          <table:table-cell office:value-type="float" office:value="-0.395494698068783" calcext:value-type="float">
            <text:p>-0.395494698068783</text:p>
          </table:table-cell>
          <table:table-cell office:value-type="float" office:value="-0.392849954081002" calcext:value-type="float">
            <text:p>-0.392849954081002</text:p>
          </table:table-cell>
          <table:table-cell office:value-type="float" office:value="-0.392485505291412" calcext:value-type="float">
            <text:p>-0.392485505291412</text:p>
          </table:table-cell>
          <table:table-cell office:value-type="float" office:value="-0.395521060799437" calcext:value-type="float">
            <text:p>-0.395521060799437</text:p>
          </table:table-cell>
          <table:table-cell office:value-type="float" office:value="-0.397359071418252" calcext:value-type="float">
            <text:p>-0.397359071418252</text:p>
          </table:table-cell>
          <table:table-cell office:value-type="float" office:value="-0.396735812748086" calcext:value-type="float">
            <text:p>-0.396735812748086</text:p>
          </table:table-cell>
          <table:table-cell office:value-type="float" office:value="-0.396014374923091" calcext:value-type="float">
            <text:p>-0.396014374923091</text:p>
          </table:table-cell>
          <table:table-cell office:value-type="float" office:value="-0.397217692926865" calcext:value-type="float">
            <text:p>-0.397217692926865</text:p>
          </table:table-cell>
          <table:table-cell office:value-type="float" office:value="-0.398018691824548" calcext:value-type="float">
            <text:p>-0.398018691824548</text:p>
          </table:table-cell>
          <table:table-cell office:value-type="float" office:value="-0.398726918161604" calcext:value-type="float">
            <text:p>-0.398726918161604</text:p>
          </table:table-cell>
          <table:table-cell office:value-type="float" office:value="-0.39516575905681" calcext:value-type="float">
            <text:p>-0.39516575905681</text:p>
          </table:table-cell>
          <table:table-cell office:value-type="float" office:value="-0.397914450435583" calcext:value-type="float">
            <text:p>-0.397914450435583</text:p>
          </table:table-cell>
          <table:table-cell office:value-type="float" office:value="-0.395865666276978" calcext:value-type="float">
            <text:p>-0.395865666276978</text:p>
          </table:table-cell>
          <table:table-cell office:value-type="float" office:value="-0.396655447294198" calcext:value-type="float">
            <text:p>-0.396655447294198</text:p>
          </table:table-cell>
          <table:table-cell office:value-type="float" office:value="-0.397475474987069" calcext:value-type="float">
            <text:p>-0.397475474987069</text:p>
          </table:table-cell>
          <table:table-cell office:value-type="float" office:value="-0.394582328159008" calcext:value-type="float">
            <text:p>-0.394582328159008</text:p>
          </table:table-cell>
          <table:table-cell office:value-type="float" office:value="-0.398314058495053" calcext:value-type="float">
            <text:p>-0.398314058495053</text:p>
          </table:table-cell>
          <table:table-cell office:value-type="float" office:value="-0.396510833118544" calcext:value-type="float">
            <text:p>-0.396510833118544</text:p>
          </table:table-cell>
          <table:table-cell office:value-type="float" office:value="-0.395900062444034" calcext:value-type="float">
            <text:p>-0.395900062444034</text:p>
          </table:table-cell>
          <table:table-cell office:value-type="float" office:value="-0.394879525561887" calcext:value-type="float">
            <text:p>-0.394879525561887</text:p>
          </table:table-cell>
          <table:table-cell office:value-type="float" office:value="-0.397524058324238" calcext:value-type="float">
            <text:p>-0.397524058324238</text:p>
          </table:table-cell>
          <table:table-cell office:value-type="float" office:value="-0.398031930954762" calcext:value-type="float">
            <text:p>-0.398031930954762</text:p>
          </table:table-cell>
          <table:table-cell office:value-type="float" office:value="-0.397649452533244" calcext:value-type="float">
            <text:p>-0.397649452533244</text:p>
          </table:table-cell>
          <table:table-cell office:value-type="float" office:value="-0.396457779343306" calcext:value-type="float">
            <text:p>-0.396457779343306</text:p>
          </table:table-cell>
          <table:table-cell office:value-type="float" office:value="-0.39781646919648" calcext:value-type="float">
            <text:p>-0.39781646919648</text:p>
          </table:table-cell>
          <table:table-cell office:value-type="float" office:value="-0.395783861729673" calcext:value-type="float">
            <text:p>-0.395783861729673</text:p>
          </table:table-cell>
          <table:table-cell office:value-type="float" office:value="-0.395419151110965" calcext:value-type="float">
            <text:p>-0.395419151110965</text:p>
          </table:table-cell>
          <table:table-cell office:value-type="float" office:value="-0.395742940579582" calcext:value-type="float">
            <text:p>-0.395742940579582</text:p>
          </table:table-cell>
          <table:table-cell office:value-type="float" office:value="-0.396289659721657" calcext:value-type="float">
            <text:p>-0.396289659721657</text:p>
          </table:table-cell>
          <table:table-cell office:value-type="float" office:value="-0.397313926507866" calcext:value-type="float">
            <text:p>-0.397313926507866</text:p>
          </table:table-cell>
          <table:table-cell office:value-type="float" office:value="-0.398370686005196" calcext:value-type="float">
            <text:p>-0.398370686005196</text:p>
          </table:table-cell>
          <table:table-cell office:value-type="float" office:value="-0.396877311249465" calcext:value-type="float">
            <text:p>-0.396877311249465</text:p>
          </table:table-cell>
          <table:table-cell office:value-type="float" office:value="-0.39609560163065" calcext:value-type="float">
            <text:p>-0.39609560163065</text:p>
          </table:table-cell>
          <table:table-cell office:value-type="float" office:value="-0.396267842256958" calcext:value-type="float">
            <text:p>-0.396267842256958</text:p>
          </table:table-cell>
          <table:table-cell office:value-type="float" office:value="-0.397998101048841" calcext:value-type="float">
            <text:p>-0.397998101048841</text:p>
          </table:table-cell>
          <table:table-cell office:value-type="float" office:value="-0.396377943094486" calcext:value-type="float">
            <text:p>-0.396377943094486</text:p>
          </table:table-cell>
          <table:table-cell office:value-type="float" office:value="-0.398393709349987" calcext:value-type="float">
            <text:p>-0.398393709349987</text:p>
          </table:table-cell>
          <table:table-cell office:value-type="float" office:value="-0.39803333869822" calcext:value-type="float">
            <text:p>-0.39803333869822</text:p>
          </table:table-cell>
          <table:table-cell office:value-type="float" office:value="-0.398024401078723" calcext:value-type="float">
            <text:p>-0.398024401078723</text:p>
          </table:table-cell>
          <table:table-cell office:value-type="float" office:value="-0.398237059447876" calcext:value-type="float">
            <text:p>-0.398237059447876</text:p>
          </table:table-cell>
          <table:table-cell office:value-type="float" office:value="-0.396630307384192" calcext:value-type="float">
            <text:p>-0.396630307384192</text:p>
          </table:table-cell>
          <table:table-cell office:value-type="float" office:value="-0.39861957262757" calcext:value-type="float">
            <text:p>-0.39861957262757</text:p>
          </table:table-cell>
          <table:table-cell office:value-type="float" office:value="-0.398045925657743" calcext:value-type="float">
            <text:p>-0.398045925657743</text:p>
          </table:table-cell>
          <table:table-cell office:value-type="float" office:value="-0.395636808234498" calcext:value-type="float">
            <text:p>-0.395636808234498</text:p>
          </table:table-cell>
          <table:table-cell office:value-type="float" office:value="-0.397437353073946" calcext:value-type="float">
            <text:p>-0.397437353073946</text:p>
          </table:table-cell>
          <table:table-cell office:value-type="float" office:value="-0.398188572445396" calcext:value-type="float">
            <text:p>-0.398188572445396</text:p>
          </table:table-cell>
          <table:table-cell office:value-type="float" office:value="-0.397963251998337" calcext:value-type="float">
            <text:p>-0.397963251998337</text:p>
          </table:table-cell>
          <table:table-cell office:value-type="float" office:value="-0.398173595105013" calcext:value-type="float">
            <text:p>-0.398173595105013</text:p>
          </table:table-cell>
          <table:table-cell office:value-type="float" office:value="-0.398307393332783" calcext:value-type="float">
            <text:p>-0.398307393332783</text:p>
          </table:table-cell>
          <table:table-cell office:value-type="float" office:value="-0.398052113093398" calcext:value-type="float">
            <text:p>-0.398052113093398</text:p>
          </table:table-cell>
          <table:table-cell office:value-type="float" office:value="-0.398196795547593" calcext:value-type="float">
            <text:p>-0.398196795547593</text:p>
          </table:table-cell>
          <table:table-cell office:value-type="float" office:value="-0.395644442420482" calcext:value-type="float">
            <text:p>-0.395644442420482</text:p>
          </table:table-cell>
          <table:table-cell office:value-type="float" office:value="-0.39781317066527" calcext:value-type="float">
            <text:p>-0.39781317066527</text:p>
          </table:table-cell>
          <table:table-cell office:value-type="float" office:value="-0.397909992522594" calcext:value-type="float">
            <text:p>-0.397909992522594</text:p>
          </table:table-cell>
          <table:table-cell office:value-type="float" office:value="-0.397475624478955" calcext:value-type="float">
            <text:p>-0.397475624478955</text:p>
          </table:table-cell>
          <table:table-cell office:value-type="float" office:value="-0.39811187923277" calcext:value-type="float">
            <text:p>-0.39811187923277</text:p>
          </table:table-cell>
          <table:table-cell office:value-type="float" office:value="-0.397895549582492" calcext:value-type="float">
            <text:p>-0.397895549582492</text:p>
          </table:table-cell>
          <table:table-cell office:value-type="float" office:value="-0.398063916551212" calcext:value-type="float">
            <text:p>-0.398063916551212</text:p>
          </table:table-cell>
          <table:table-cell office:value-type="float" office:value="-0.397220627873257" calcext:value-type="float">
            <text:p>-0.397220627873257</text:p>
          </table:table-cell>
          <table:table-cell office:value-type="float" office:value="-0.397584892513548" calcext:value-type="float">
            <text:p>-0.397584892513548</text:p>
          </table:table-cell>
          <table:table-cell office:value-type="float" office:value="-0.398058230893232" calcext:value-type="float">
            <text:p>-0.398058230893232</text:p>
          </table:table-cell>
          <table:table-cell office:value-type="float" office:value="-0.397935556791264" calcext:value-type="float">
            <text:p>-0.397935556791264</text:p>
          </table:table-cell>
          <table:table-cell office:value-type="float" office:value="-0.398028442202048" calcext:value-type="float">
            <text:p>-0.398028442202048</text:p>
          </table:table-cell>
          <table:table-cell office:value-type="float" office:value="-0.397965747307893" calcext:value-type="float">
            <text:p>-0.397965747307893</text:p>
          </table:table-cell>
          <table:table-cell office:value-type="float" office:value="-0.39789246946235" calcext:value-type="float">
            <text:p>-0.39789246946235</text:p>
          </table:table-cell>
          <table:table-cell office:value-type="float" office:value="-0.397456437367391" calcext:value-type="float">
            <text:p>-0.397456437367391</text:p>
          </table:table-cell>
          <table:table-cell office:value-type="float" office:value="-0.397792382069005" calcext:value-type="float">
            <text:p>-0.397792382069005</text:p>
          </table:table-cell>
          <table:table-cell office:value-type="float" office:value="-0.398160581355989" calcext:value-type="float">
            <text:p>-0.398160581355989</text:p>
          </table:table-cell>
          <table:table-cell office:value-type="float" office:value="-0.397735694920066" calcext:value-type="float">
            <text:p>-0.397735694920066</text:p>
          </table:table-cell>
          <table:table-cell office:value-type="float" office:value="-0.398347857827752" calcext:value-type="float">
            <text:p>-0.398347857827752</text:p>
          </table:table-cell>
          <table:table-cell office:value-type="float" office:value="-0.398362425764633" calcext:value-type="float">
            <text:p>-0.398362425764633</text:p>
          </table:table-cell>
          <table:table-cell office:value-type="float" office:value="-0.397610882840034" calcext:value-type="float">
            <text:p>-0.397610882840034</text:p>
          </table:table-cell>
          <table:table-cell office:value-type="float" office:value="-0.397595799147465" calcext:value-type="float">
            <text:p>-0.397595799147465</text:p>
          </table:table-cell>
          <table:table-cell office:value-type="float" office:value="-0.398166238360714" calcext:value-type="float">
            <text:p>-0.398166238360714</text:p>
          </table:table-cell>
          <table:table-cell office:value-type="float" office:value="-0.397696409392261" calcext:value-type="float">
            <text:p>-0.397696409392261</text:p>
          </table:table-cell>
          <table:table-cell office:value-type="float" office:value="-0.397554506650798" calcext:value-type="float">
            <text:p>-0.397554506650798</text:p>
          </table:table-cell>
          <table:table-cell office:value-type="float" office:value="-0.39751517857525" calcext:value-type="float">
            <text:p>-0.39751517857525</text:p>
          </table:table-cell>
          <table:table-cell office:value-type="float" office:value="-0.397859547834384" calcext:value-type="float">
            <text:p>-0.397859547834384</text:p>
          </table:table-cell>
          <table:table-cell office:value-type="float" office:value="-0.39776235162191" calcext:value-type="float">
            <text:p>-0.39776235162191</text:p>
          </table:table-cell>
          <table:table-cell office:value-type="float" office:value="-0.39792984738876" calcext:value-type="float">
            <text:p>-0.39792984738876</text:p>
          </table:table-cell>
          <table:table-cell office:value-type="float" office:value="-0.397890192031582" calcext:value-type="float">
            <text:p>-0.397890192031582</text:p>
          </table:table-cell>
          <table:table-cell office:value-type="float" office:value="-0.398130227390169" calcext:value-type="float">
            <text:p>-0.398130227390169</text:p>
          </table:table-cell>
          <table:table-cell office:value-type="float" office:value="-0.397318791577271" calcext:value-type="float">
            <text:p>-0.397318791577271</text:p>
          </table:table-cell>
          <table:table-cell office:value-type="float" office:value="-0.398048975761801" calcext:value-type="float">
            <text:p>-0.398048975761801</text:p>
          </table:table-cell>
          <table:table-cell office:value-type="float" office:value="-0.397299019197999" calcext:value-type="float">
            <text:p>-0.397299019197999</text:p>
          </table:table-cell>
          <table:table-cell office:value-type="float" office:value="-0.398070941755605" calcext:value-type="float">
            <text:p>-0.398070941755605</text:p>
          </table:table-cell>
          <table:table-cell office:value-type="float" office:value="-0.397748163018347" calcext:value-type="float">
            <text:p>-0.397748163018347</text:p>
          </table:table-cell>
          <table:table-cell office:value-type="float" office:value="-0.397421172265505" calcext:value-type="float">
            <text:p>-0.397421172265505</text:p>
          </table:table-cell>
          <table:table-cell office:value-type="float" office:value="-0.398084268628511" calcext:value-type="float">
            <text:p>-0.398084268628511</text:p>
          </table:table-cell>
          <table:table-cell office:value-type="float" office:value="-0.396828747099495" calcext:value-type="float">
            <text:p>-0.396828747099495</text:p>
          </table:table-cell>
          <table:table-cell office:value-type="float" office:value="-0.397554009876373" calcext:value-type="float">
            <text:p>-0.397554009876373</text:p>
          </table:table-cell>
          <table:table-cell office:value-type="float" office:value="-0.397419938363304" calcext:value-type="float">
            <text:p>-0.397419938363304</text:p>
          </table:table-cell>
          <table:table-cell office:value-type="float" office:value="-0.397456251556505" calcext:value-type="float">
            <text:p>-0.397456251556505</text:p>
          </table:table-cell>
          <table:table-cell office:value-type="float" office:value="-0.397637363696228" calcext:value-type="float">
            <text:p>-0.397637363696228</text:p>
          </table:table-cell>
          <table:table-cell office:value-type="float" office:value="-0.398259068111113" calcext:value-type="float">
            <text:p>-0.398259068111113</text:p>
          </table:table-cell>
          <table:table-cell office:value-type="float" office:value="-0.397685294309197" calcext:value-type="float">
            <text:p>-0.397685294309197</text:p>
          </table:table-cell>
          <table:table-cell office:value-type="float" office:value="-0.397877971549569" calcext:value-type="float">
            <text:p>-0.397877971549569</text:p>
          </table:table-cell>
          <table:table-cell office:value-type="float" office:value="-0.398455362365809" calcext:value-type="float">
            <text:p>-0.398455362365809</text:p>
          </table:table-cell>
          <table:table-cell office:value-type="float" office:value="-0.397258662385842" calcext:value-type="float">
            <text:p>-0.397258662385842</text:p>
          </table:table-cell>
          <table:table-cell office:value-type="float" office:value="-0.397899597741519" calcext:value-type="float">
            <text:p>-0.397899597741519</text:p>
          </table:table-cell>
          <table:table-cell office:value-type="float" office:value="-0.395156923568293" calcext:value-type="float">
            <text:p>-0.395156923568293</text:p>
          </table:table-cell>
          <table:table-cell office:value-type="float" office:value="-0.398090436044692" calcext:value-type="float">
            <text:p>-0.398090436044692</text:p>
          </table:table-cell>
          <table:table-cell office:value-type="float" office:value="-0.39830533465634" calcext:value-type="float">
            <text:p>-0.39830533465634</text:p>
          </table:table-cell>
          <table:table-cell office:value-type="float" office:value="-0.397638387050903" calcext:value-type="float">
            <text:p>-0.397638387050903</text:p>
          </table:table-cell>
          <table:table-cell office:value-type="float" office:value="-0.397765998450494" calcext:value-type="float">
            <text:p>-0.397765998450494</text:p>
          </table:table-cell>
          <table:table-cell office:value-type="float" office:value="-0.39763254219041" calcext:value-type="float">
            <text:p>-0.39763254219041</text:p>
          </table:table-cell>
          <table:table-cell office:value-type="float" office:value="-0.397979162457937" calcext:value-type="float">
            <text:p>-0.397979162457937</text:p>
          </table:table-cell>
          <table:table-cell office:value-type="float" office:value="-0.396936442550826" calcext:value-type="float">
            <text:p>-0.396936442550826</text:p>
          </table:table-cell>
          <table:table-cell office:value-type="float" office:value="-0.398448858984778" calcext:value-type="float">
            <text:p>-0.398448858984778</text:p>
          </table:table-cell>
          <table:table-cell office:value-type="float" office:value="-0.398006085539392" calcext:value-type="float">
            <text:p>-0.398006085539392</text:p>
          </table:table-cell>
          <table:table-cell office:value-type="float" office:value="-0.396036778683841" calcext:value-type="float">
            <text:p>-0.396036778683841</text:p>
          </table:table-cell>
          <table:table-cell office:value-type="float" office:value="-0.3964152216019" calcext:value-type="float">
            <text:p>-0.3964152216019</text:p>
          </table:table-cell>
          <table:table-cell office:value-type="float" office:value="-0.398375776850038" calcext:value-type="float">
            <text:p>-0.398375776850038</text:p>
          </table:table-cell>
          <table:table-cell office:value-type="float" office:value="-0.397616987552822" calcext:value-type="float">
            <text:p>-0.397616987552822</text:p>
          </table:table-cell>
          <table:table-cell office:value-type="float" office:value="-0.397493966167598" calcext:value-type="float">
            <text:p>-0.397493966167598</text:p>
          </table:table-cell>
          <table:table-cell office:value-type="float" office:value="-0.398413513847447" calcext:value-type="float">
            <text:p>-0.398413513847447</text:p>
          </table:table-cell>
          <table:table-cell office:value-type="float" office:value="-0.39747435689704" calcext:value-type="float">
            <text:p>-0.39747435689704</text:p>
          </table:table-cell>
          <table:table-cell office:value-type="float" office:value="-0.397805400809699" calcext:value-type="float">
            <text:p>-0.397805400809699</text:p>
          </table:table-cell>
          <table:table-cell office:value-type="float" office:value="-0.396990846354259" calcext:value-type="float">
            <text:p>-0.396990846354259</text:p>
          </table:table-cell>
          <table:table-cell office:value-type="float" office:value="-0.397538289685035" calcext:value-type="float">
            <text:p>-0.397538289685035</text:p>
          </table:table-cell>
          <table:table-cell office:value-type="float" office:value="-0.397056846169452" calcext:value-type="float">
            <text:p>-0.397056846169452</text:p>
          </table:table-cell>
          <table:table-cell office:value-type="float" office:value="-0.397406273840909" calcext:value-type="float">
            <text:p>-0.397406273840909</text:p>
          </table:table-cell>
          <table:table-cell office:value-type="float" office:value="-0.397232413493617" calcext:value-type="float">
            <text:p>-0.397232413493617</text:p>
          </table:table-cell>
          <table:table-cell office:value-type="float" office:value="-0.397434584030686" calcext:value-type="float">
            <text:p>-0.397434584030686</text:p>
          </table:table-cell>
          <table:table-cell office:value-type="float" office:value="-0.397811658110536" calcext:value-type="float">
            <text:p>-0.397811658110536</text:p>
          </table:table-cell>
          <table:table-cell office:value-type="float" office:value="-0.397673469966618" calcext:value-type="float">
            <text:p>-0.397673469966618</text:p>
          </table:table-cell>
          <table:table-cell office:value-type="float" office:value="-0.396893880905268" calcext:value-type="float">
            <text:p>-0.396893880905268</text:p>
          </table:table-cell>
          <table:table-cell office:value-type="float" office:value="-0.397599128534513" calcext:value-type="float">
            <text:p>-0.397599128534513</text:p>
          </table:table-cell>
          <table:table-cell office:value-type="float" office:value="-0.397277541476958" calcext:value-type="float">
            <text:p>-0.397277541476958</text:p>
          </table:table-cell>
          <table:table-cell office:value-type="float" office:value="-0.39797382717237" calcext:value-type="float">
            <text:p>-0.39797382717237</text:p>
          </table:table-cell>
          <table:table-cell office:value-type="float" office:value="-0.397195719421038" calcext:value-type="float">
            <text:p>-0.397195719421038</text:p>
          </table:table-cell>
          <table:table-cell office:value-type="float" office:value="-0.397666596498009" calcext:value-type="float">
            <text:p>-0.397666596498009</text:p>
          </table:table-cell>
          <table:table-cell office:value-type="float" office:value="-0.398108422247024" calcext:value-type="float">
            <text:p>-0.398108422247024</text:p>
          </table:table-cell>
          <table:table-cell office:value-type="float" office:value="-0.395621277693787" calcext:value-type="float">
            <text:p>-0.395621277693787</text:p>
          </table:table-cell>
          <table:table-cell office:value-type="float" office:value="-0.397196911260659" calcext:value-type="float">
            <text:p>-0.397196911260659</text:p>
          </table:table-cell>
          <table:table-cell office:value-type="float" office:value="-0.398057553355632" calcext:value-type="float">
            <text:p>-0.398057553355632</text:p>
          </table:table-cell>
          <table:table-cell office:value-type="float" office:value="-0.397369371070874" calcext:value-type="float">
            <text:p>-0.397369371070874</text:p>
          </table:table-cell>
          <table:table-cell office:value-type="float" office:value="-0.39714638108149" calcext:value-type="float">
            <text:p>-0.39714638108149</text:p>
          </table:table-cell>
          <table:table-cell table:number-columns-repeated="368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368439651122604" calcext:value-type="float">
            <text:p>-0.003684396511226</text:p>
          </table:table-cell>
          <table:table-cell office:value-type="float" office:value="0.0000436627716433602" calcext:value-type="float">
            <text:p>4.36627716433602E-05</text:p>
          </table:table-cell>
          <table:table-cell office:value-type="float" office:value="0.000678993018212781" calcext:value-type="float">
            <text:p>0.000678993018213</text:p>
          </table:table-cell>
          <table:table-cell office:value-type="float" office:value="0.00189622821590119" calcext:value-type="float">
            <text:p>0.001896228215901</text:p>
          </table:table-cell>
          <table:table-cell office:value-type="float" office:value="0.00169881819010026" calcext:value-type="float">
            <text:p>0.0016988181901</text:p>
          </table:table-cell>
          <table:table-cell office:value-type="float" office:value="0.00308939255359303" calcext:value-type="float">
            <text:p>0.003089392553593</text:p>
          </table:table-cell>
          <table:table-cell office:value-type="float" office:value="-0.00168229974212758" calcext:value-type="float">
            <text:p>-0.001682299742128</text:p>
          </table:table-cell>
          <table:table-cell office:value-type="float" office:value="-0.00424006140931427" calcext:value-type="float">
            <text:p>-0.004240061409314</text:p>
          </table:table-cell>
          <table:table-cell office:value-type="float" office:value="-0.00348289843420929" calcext:value-type="float">
            <text:p>-0.003482898434209</text:p>
          </table:table-cell>
          <table:table-cell office:value-type="float" office:value="0.000562450084721278" calcext:value-type="float">
            <text:p>0.000562450084721</text:p>
          </table:table-cell>
          <table:table-cell office:value-type="float" office:value="0.00154406886706149" calcext:value-type="float">
            <text:p>0.001544068867061</text:p>
          </table:table-cell>
          <table:table-cell office:value-type="float" office:value="0.00126119919103596" calcext:value-type="float">
            <text:p>0.001261199191036</text:p>
          </table:table-cell>
          <table:table-cell office:value-type="float" office:value="0.000750932536231763" calcext:value-type="float">
            <text:p>0.000750932536232</text:p>
          </table:table-cell>
          <table:table-cell office:value-type="float" office:value="0.000262398577074663" calcext:value-type="float">
            <text:p>0.000262398577075</text:p>
          </table:table-cell>
          <table:table-cell office:value-type="float" office:value="-0.000636000660404146" calcext:value-type="float">
            <text:p>-0.000636000660404</text:p>
          </table:table-cell>
          <table:table-cell office:value-type="float" office:value="-0.000795937384197476" calcext:value-type="float">
            <text:p>-0.000795937384197</text:p>
          </table:table-cell>
          <table:table-cell office:value-type="float" office:value="-0.00161524488014647" calcext:value-type="float">
            <text:p>-0.001615244880146</text:p>
          </table:table-cell>
          <table:table-cell office:value-type="float" office:value="0.00122293248103067" calcext:value-type="float">
            <text:p>0.001222932481031</text:p>
          </table:table-cell>
          <table:table-cell office:value-type="float" office:value="0.00148696778222146" calcext:value-type="float">
            <text:p>0.001486967782221</text:p>
          </table:table-cell>
          <table:table-cell office:value-type="float" office:value="0.00129931554137325" calcext:value-type="float">
            <text:p>0.001299315541373</text:p>
          </table:table-cell>
          <table:table-cell office:value-type="float" office:value="0.00363412891200643" calcext:value-type="float">
            <text:p>0.003634128912006</text:p>
          </table:table-cell>
          <table:table-cell office:value-type="float" office:value="0.00452315275279347" calcext:value-type="float">
            <text:p>0.004523152752793</text:p>
          </table:table-cell>
          <table:table-cell office:value-type="float" office:value="0.00277613818771572" calcext:value-type="float">
            <text:p>0.002776138187716</text:p>
          </table:table-cell>
          <table:table-cell office:value-type="float" office:value="0.00261178932658335" calcext:value-type="float">
            <text:p>0.002611789326583</text:p>
          </table:table-cell>
          <table:table-cell office:value-type="float" office:value="0.00416923313690337" calcext:value-type="float">
            <text:p>0.004169233136903</text:p>
          </table:table-cell>
          <table:table-cell office:value-type="float" office:value="0.0012027385875793" calcext:value-type="float">
            <text:p>0.001202738587579</text:p>
          </table:table-cell>
          <table:table-cell office:value-type="float" office:value="0.000799078638144657" calcext:value-type="float">
            <text:p>0.000799078638145</text:p>
          </table:table-cell>
          <table:table-cell office:value-type="float" office:value="0.00034362162661733" calcext:value-type="float">
            <text:p>0.000343621626617</text:p>
          </table:table-cell>
          <table:table-cell office:value-type="float" office:value="-0.000119953453672939" calcext:value-type="float">
            <text:p>-0.000119953453673</text:p>
          </table:table-cell>
          <table:table-cell office:value-type="float" office:value="-0.00044530073826976" calcext:value-type="float">
            <text:p>-0.00044530073827</text:p>
          </table:table-cell>
          <table:table-cell office:value-type="float" office:value="-0.00218280870324983" calcext:value-type="float">
            <text:p>-0.00218280870325</text:p>
          </table:table-cell>
          <table:table-cell office:value-type="float" office:value="-0.00157967320737196" calcext:value-type="float">
            <text:p>-0.001579673207372</text:p>
          </table:table-cell>
          <table:table-cell office:value-type="float" office:value="-0.00181999114209208" calcext:value-type="float">
            <text:p>-0.001819991142092</text:p>
          </table:table-cell>
          <table:table-cell office:value-type="float" office:value="-0.00186049561787266" calcext:value-type="float">
            <text:p>-0.001860495617873</text:p>
          </table:table-cell>
          <table:table-cell office:value-type="float" office:value="-0.00171570079760747" calcext:value-type="float">
            <text:p>-0.001715700797607</text:p>
          </table:table-cell>
          <table:table-cell office:value-type="float" office:value="-0.00142748543412574" calcext:value-type="float">
            <text:p>-0.001427485434126</text:p>
          </table:table-cell>
          <table:table-cell office:value-type="float" office:value="-0.00171722143464298" calcext:value-type="float">
            <text:p>-0.001717221434643</text:p>
          </table:table-cell>
          <table:table-cell office:value-type="float" office:value="-0.00109491972051678" calcext:value-type="float">
            <text:p>-0.001094919720517</text:p>
          </table:table-cell>
          <table:table-cell office:value-type="float" office:value="-0.000559340255288532" calcext:value-type="float">
            <text:p>-0.000559340255289</text:p>
          </table:table-cell>
          <table:table-cell office:value-type="float" office:value="0.000386184355459673" calcext:value-type="float">
            <text:p>0.00038618435546</text:p>
          </table:table-cell>
          <table:table-cell office:value-type="float" office:value="0.00070782185834084" calcext:value-type="float">
            <text:p>0.000707821858341</text:p>
          </table:table-cell>
          <table:table-cell office:value-type="float" office:value="0.00105804413201499" calcext:value-type="float">
            <text:p>0.001058044132015</text:p>
          </table:table-cell>
          <table:table-cell office:value-type="float" office:value="0.00296965713592628" calcext:value-type="float">
            <text:p>0.002969657135926</text:p>
          </table:table-cell>
          <table:table-cell office:value-type="float" office:value="0.00421679513540174" calcext:value-type="float">
            <text:p>0.004216795135402</text:p>
          </table:table-cell>
          <table:table-cell office:value-type="float" office:value="0.00333254737727073" calcext:value-type="float">
            <text:p>0.003332547377271</text:p>
          </table:table-cell>
          <table:table-cell office:value-type="float" office:value="0.00210503016992081" calcext:value-type="float">
            <text:p>0.002105030169921</text:p>
          </table:table-cell>
          <table:table-cell office:value-type="float" office:value="0.0106761527677454" calcext:value-type="float">
            <text:p>0.010676152767745</text:p>
          </table:table-cell>
          <table:table-cell office:value-type="float" office:value="-0.00211869237519685" calcext:value-type="float">
            <text:p>-0.002118692375197</text:p>
          </table:table-cell>
          <table:table-cell office:value-type="float" office:value="-0.0243185810593358" calcext:value-type="float">
            <text:p>-0.024318581059336</text:p>
          </table:table-cell>
          <table:table-cell office:value-type="float" office:value="-0.00254381473505533" calcext:value-type="float">
            <text:p>-0.002543814735055</text:p>
          </table:table-cell>
          <table:table-cell office:value-type="float" office:value="0.00217311068704346" calcext:value-type="float">
            <text:p>0.002173110687043</text:p>
          </table:table-cell>
          <table:table-cell office:value-type="float" office:value="0.00293038610392016" calcext:value-type="float">
            <text:p>0.00293038610392</text:p>
          </table:table-cell>
          <table:table-cell office:value-type="float" office:value="0.00520100753987923" calcext:value-type="float">
            <text:p>0.005201007539879</text:p>
          </table:table-cell>
          <table:table-cell office:value-type="float" office:value="0.00192161319379541" calcext:value-type="float">
            <text:p>0.001921613193795</text:p>
          </table:table-cell>
          <table:table-cell office:value-type="float" office:value="0.00326895685912537" calcext:value-type="float">
            <text:p>0.003268956859125</text:p>
          </table:table-cell>
          <table:table-cell office:value-type="float" office:value="0.00402551326933442" calcext:value-type="float">
            <text:p>0.004025513269334</text:p>
          </table:table-cell>
          <table:table-cell office:value-type="float" office:value="0.0052452495619576" calcext:value-type="float">
            <text:p>0.005245249561958</text:p>
          </table:table-cell>
          <table:table-cell office:value-type="float" office:value="0.0085509607438774" calcext:value-type="float">
            <text:p>0.008550960743877</text:p>
          </table:table-cell>
          <table:table-cell office:value-type="float" office:value="0.00162996492209089" calcext:value-type="float">
            <text:p>0.001629964922091</text:p>
          </table:table-cell>
          <table:table-cell office:value-type="float" office:value="-0.00239447264591974" calcext:value-type="float">
            <text:p>-0.00239447264592</text:p>
          </table:table-cell>
          <table:table-cell office:value-type="float" office:value="-0.00994164622732752" calcext:value-type="float">
            <text:p>-0.009941646227328</text:p>
          </table:table-cell>
          <table:table-cell office:value-type="float" office:value="-0.000402128906477728" calcext:value-type="float">
            <text:p>-0.000402128906478</text:p>
          </table:table-cell>
          <table:table-cell office:value-type="float" office:value="-0.00151375408951004" calcext:value-type="float">
            <text:p>-0.00151375408951</text:p>
          </table:table-cell>
          <table:table-cell office:value-type="float" office:value="-0.000209499457296591" calcext:value-type="float">
            <text:p>-0.000209499457297</text:p>
          </table:table-cell>
          <table:table-cell office:value-type="float" office:value="-0.00169277488490488" calcext:value-type="float">
            <text:p>-0.001692774884905</text:p>
          </table:table-cell>
          <table:table-cell office:value-type="float" office:value="-0.00100049247496203" calcext:value-type="float">
            <text:p>-0.001000492474962</text:p>
          </table:table-cell>
          <table:table-cell office:value-type="float" office:value="-0.000982198437370352" calcext:value-type="float">
            <text:p>-0.00098219843737</text:p>
          </table:table-cell>
          <table:table-cell office:value-type="float" office:value="-0.000860628846529266" calcext:value-type="float">
            <text:p>-0.000860628846529</text:p>
          </table:table-cell>
          <table:table-cell office:value-type="float" office:value="-0.000988991219560087" calcext:value-type="float">
            <text:p>-0.00098899121956</text:p>
          </table:table-cell>
          <table:table-cell office:value-type="float" office:value="-0.00314911830748943" calcext:value-type="float">
            <text:p>-0.003149118307489</text:p>
          </table:table-cell>
          <table:table-cell office:value-type="float" office:value="-0.00230341687336444" calcext:value-type="float">
            <text:p>-0.002303416873364</text:p>
          </table:table-cell>
          <table:table-cell office:value-type="float" office:value="-0.00246009076941933" calcext:value-type="float">
            <text:p>-0.002460090769419</text:p>
          </table:table-cell>
          <table:table-cell office:value-type="float" office:value="-0.00523161342767131" calcext:value-type="float">
            <text:p>-0.005231613427671</text:p>
          </table:table-cell>
          <table:table-cell office:value-type="float" office:value="-0.00204539118997599" calcext:value-type="float">
            <text:p>-0.002045391189976</text:p>
          </table:table-cell>
          <table:table-cell office:value-type="float" office:value="-0.00129717812289809" calcext:value-type="float">
            <text:p>-0.001297178122898</text:p>
          </table:table-cell>
          <table:table-cell office:value-type="float" office:value="-0.00117106751950824" calcext:value-type="float">
            <text:p>-0.001171067519508</text:p>
          </table:table-cell>
          <table:table-cell office:value-type="float" office:value="-0.000184314774589633" calcext:value-type="float">
            <text:p>-0.00018431477459</text:p>
          </table:table-cell>
          <table:table-cell office:value-type="float" office:value="-0.000748511237712857" calcext:value-type="float">
            <text:p>-0.000748511237713</text:p>
          </table:table-cell>
          <table:table-cell office:value-type="float" office:value="-0.00031510400276813" calcext:value-type="float">
            <text:p>-0.000315104002768</text:p>
          </table:table-cell>
          <table:table-cell office:value-type="float" office:value="-0.000510816254094215" calcext:value-type="float">
            <text:p>-0.000510816254094</text:p>
          </table:table-cell>
          <table:table-cell office:value-type="float" office:value="-0.000674929421260129" calcext:value-type="float">
            <text:p>-0.00067492942126</text:p>
          </table:table-cell>
          <table:table-cell office:value-type="float" office:value="-0.00074596525645737" calcext:value-type="float">
            <text:p>-0.000745965256457</text:p>
          </table:table-cell>
          <table:table-cell office:value-type="float" office:value="-0.0000656891675769877" calcext:value-type="float">
            <text:p>-6.56891675769877E-05</text:p>
          </table:table-cell>
          <table:table-cell office:value-type="float" office:value="-0.000382037280616643" calcext:value-type="float">
            <text:p>-0.000382037280617</text:p>
          </table:table-cell>
          <table:table-cell office:value-type="float" office:value="-0.000833251148480096" calcext:value-type="float">
            <text:p>-0.00083325114848</text:p>
          </table:table-cell>
          <table:table-cell office:value-type="float" office:value="-0.000305171451959296" calcext:value-type="float">
            <text:p>-0.000305171451959</text:p>
          </table:table-cell>
          <table:table-cell office:value-type="float" office:value="-0.000500197820195114" calcext:value-type="float">
            <text:p>-0.000500197820195</text:p>
          </table:table-cell>
          <table:table-cell office:value-type="float" office:value="-0.000220614184835821" calcext:value-type="float">
            <text:p>-0.000220614184836</text:p>
          </table:table-cell>
          <table:table-cell office:value-type="float" office:value="-0.000129127890712066" calcext:value-type="float">
            <text:p>-0.000129127890712</text:p>
          </table:table-cell>
          <table:table-cell office:value-type="float" office:value="0.000362253356795905" calcext:value-type="float">
            <text:p>0.000362253356796</text:p>
          </table:table-cell>
          <table:table-cell office:value-type="float" office:value="-0.0000210195895444798" calcext:value-type="float">
            <text:p>-2.10195895444798E-05</text:p>
          </table:table-cell>
          <table:table-cell office:value-type="float" office:value="-0.000138962367424056" calcext:value-type="float">
            <text:p>-0.000138962367424</text:p>
          </table:table-cell>
          <table:table-cell office:value-type="float" office:value="-0.000118656949475049" calcext:value-type="float">
            <text:p>-0.000118656949475</text:p>
          </table:table-cell>
          <table:table-cell office:value-type="float" office:value="-0.000212493523589263" calcext:value-type="float">
            <text:p>-0.000212493523589</text:p>
          </table:table-cell>
          <table:table-cell office:value-type="float" office:value="0.000137244920928592" calcext:value-type="float">
            <text:p>0.000137244920929</text:p>
          </table:table-cell>
          <table:table-cell office:value-type="float" office:value="-0.0000113404787881466" calcext:value-type="float">
            <text:p>-1.13404787881466E-05</text:p>
          </table:table-cell>
          <table:table-cell office:value-type="float" office:value="0.0000500850412659126" calcext:value-type="float">
            <text:p>5.00850412659126E-05</text:p>
          </table:table-cell>
          <table:table-cell office:value-type="float" office:value="0.0000429934423615275" calcext:value-type="float">
            <text:p>4.29934423615275E-05</text:p>
          </table:table-cell>
          <table:table-cell office:value-type="float" office:value="0.0000249458730113283" calcext:value-type="float">
            <text:p>2.49458730113283E-05</text:p>
          </table:table-cell>
          <table:table-cell office:value-type="float" office:value="-0.0000337315862343201" calcext:value-type="float">
            <text:p>-3.37315862343201E-05</text:p>
          </table:table-cell>
          <table:table-cell office:value-type="float" office:value="-0.00000793085050709852" calcext:value-type="float">
            <text:p>-7.93085050709852E-06</text:p>
          </table:table-cell>
          <table:table-cell office:value-type="float" office:value="-0.000044842543095891" calcext:value-type="float">
            <text:p>-4.4842543095891E-05</text:p>
          </table:table-cell>
          <table:table-cell office:value-type="float" office:value="-0.0000348845250363605" calcext:value-type="float">
            <text:p>-3.48845250363605E-05</text:p>
          </table:table-cell>
          <table:table-cell office:value-type="float" office:value="-0.0000203874733187837" calcext:value-type="float">
            <text:p>-2.03874733187837E-05</text:p>
          </table:table-cell>
          <table:table-cell office:value-type="float" office:value="-0.0000654367516361165" calcext:value-type="float">
            <text:p>-6.54367516361165E-05</text:p>
          </table:table-cell>
          <table:table-cell office:value-type="float" office:value="-0.0000143039468679662" calcext:value-type="float">
            <text:p>-1.43039468679662E-05</text:p>
          </table:table-cell>
          <table:table-cell office:value-type="float" office:value="0.00000518013471767498" calcext:value-type="float">
            <text:p>5.18013471767498E-06</text:p>
          </table:table-cell>
          <table:table-cell office:value-type="float" office:value="0.00000301228802496167" calcext:value-type="float">
            <text:p>3.01228802496167E-06</text:p>
          </table:table-cell>
          <table:table-cell office:value-type="float" office:value="0.0000197821040908153" calcext:value-type="float">
            <text:p>1.97821040908153E-05</text:p>
          </table:table-cell>
          <table:table-cell office:value-type="float" office:value="-0.0000205357759558988" calcext:value-type="float">
            <text:p>-2.05357759558988E-05</text:p>
          </table:table-cell>
          <table:table-cell office:value-type="float" office:value="0.0000266728212705014" calcext:value-type="float">
            <text:p>2.66728212705014E-05</text:p>
          </table:table-cell>
          <table:table-cell office:value-type="float" office:value="-0.00000609561291126104" calcext:value-type="float">
            <text:p>-6.09561291126104E-06</text:p>
          </table:table-cell>
          <table:table-cell office:value-type="float" office:value="-0.0000271403857327601" calcext:value-type="float">
            <text:p>-2.71403857327601E-05</text:p>
          </table:table-cell>
          <table:table-cell office:value-type="float" office:value="-0.0000441957132170101" calcext:value-type="float">
            <text:p>-4.41957132170101E-05</text:p>
          </table:table-cell>
          <table:table-cell office:value-type="float" office:value="0.0000572625502317514" calcext:value-type="float">
            <text:p>5.72625502317514E-05</text:p>
          </table:table-cell>
          <table:table-cell office:value-type="float" office:value="0.00000586141397229678" calcext:value-type="float">
            <text:p>5.86141397229678E-06</text:p>
          </table:table-cell>
          <table:table-cell office:value-type="float" office:value="-0.0000105100290973548" calcext:value-type="float">
            <text:p>-1.05100290973548E-05</text:p>
          </table:table-cell>
          <table:table-cell office:value-type="float" office:value="-0.000017903256598728" calcext:value-type="float">
            <text:p>-1.7903256598728E-05</text:p>
          </table:table-cell>
          <table:table-cell office:value-type="float" office:value="-0.00000619520737626944" calcext:value-type="float">
            <text:p>-6.19520737626944E-06</text:p>
          </table:table-cell>
          <table:table-cell office:value-type="float" office:value="0.0000161244161241969" calcext:value-type="float">
            <text:p>1.61244161241969E-05</text:p>
          </table:table-cell>
          <table:table-cell office:value-type="float" office:value="0.0000152513136993937" calcext:value-type="float">
            <text:p>1.52513136993937E-05</text:p>
          </table:table-cell>
          <table:table-cell office:value-type="float" office:value="-0.0000114185818091972" calcext:value-type="float">
            <text:p>-1.14185818091972E-05</text:p>
          </table:table-cell>
          <table:table-cell office:value-type="float" office:value="-0.0000189937093998394" calcext:value-type="float">
            <text:p>-1.89937093998394E-05</text:p>
          </table:table-cell>
          <table:table-cell office:value-type="float" office:value="0.0000355226791367014" calcext:value-type="float">
            <text:p>3.55226791367014E-05</text:p>
          </table:table-cell>
          <table:table-cell office:value-type="float" office:value="-0.0000168446944726619" calcext:value-type="float">
            <text:p>-1.68446944726619E-05</text:p>
          </table:table-cell>
          <table:table-cell office:value-type="float" office:value="-0.0000375875571350104" calcext:value-type="float">
            <text:p>-3.75875571350104E-05</text:p>
          </table:table-cell>
          <table:table-cell office:value-type="float" office:value="0.000019065325745915" calcext:value-type="float">
            <text:p>1.9065325745915E-05</text:p>
          </table:table-cell>
          <table:table-cell office:value-type="float" office:value="0.0000243182126024588" calcext:value-type="float">
            <text:p>2.43182126024588E-05</text:p>
          </table:table-cell>
          <table:table-cell office:value-type="float" office:value="-0.0000189074449082893" calcext:value-type="float">
            <text:p>-1.89074449082893E-05</text:p>
          </table:table-cell>
          <table:table-cell office:value-type="float" office:value="-0.0000194699066390358" calcext:value-type="float">
            <text:p>-1.94699066390358E-05</text:p>
          </table:table-cell>
          <table:table-cell office:value-type="float" office:value="0.00000621579182735754" calcext:value-type="float">
            <text:p>6.21579182735754E-06</text:p>
          </table:table-cell>
          <table:table-cell office:value-type="float" office:value="0.0000187235923226337" calcext:value-type="float">
            <text:p>1.87235923226337E-05</text:p>
          </table:table-cell>
          <table:table-cell office:value-type="float" office:value="-0.00000834358810347657" calcext:value-type="float">
            <text:p>-8.34358810347657E-06</text:p>
          </table:table-cell>
          <table:table-cell office:value-type="float" office:value="-0.00000659951576342799" calcext:value-type="float">
            <text:p>-6.59951576342799E-06</text:p>
          </table:table-cell>
          <table:table-cell office:value-type="float" office:value="-0.000147722731026034" calcext:value-type="float">
            <text:p>-0.000147722731026</text:p>
          </table:table-cell>
          <table:table-cell office:value-type="float" office:value="-0.000704052216638718" calcext:value-type="float">
            <text:p>-0.000704052216639</text:p>
          </table:table-cell>
          <table:table-cell office:value-type="float" office:value="-0.000165814957325039" calcext:value-type="float">
            <text:p>-0.000165814957325</text:p>
          </table:table-cell>
          <table:table-cell office:value-type="float" office:value="-0.000690931168461251" calcext:value-type="float">
            <text:p>-0.000690931168461</text:p>
          </table:table-cell>
          <table:table-cell office:value-type="float" office:value="-0.00102577464803388" calcext:value-type="float">
            <text:p>-0.001025774648034</text:p>
          </table:table-cell>
          <table:table-cell office:value-type="float" office:value="-0.000310719193644615" calcext:value-type="float">
            <text:p>-0.000310719193645</text:p>
          </table:table-cell>
          <table:table-cell office:value-type="float" office:value="0.0000367861706828676" calcext:value-type="float">
            <text:p>3.67861706828676E-05</text:p>
          </table:table-cell>
          <table:table-cell office:value-type="float" office:value="0.00115567674945583" calcext:value-type="float">
            <text:p>0.001155676749456</text:p>
          </table:table-cell>
          <table:table-cell office:value-type="float" office:value="0.00148336416583805" calcext:value-type="float">
            <text:p>0.001483364165838</text:p>
          </table:table-cell>
          <table:table-cell office:value-type="float" office:value="0.00205375545849168" calcext:value-type="float">
            <text:p>0.002053755458492</text:p>
          </table:table-cell>
          <table:table-cell office:value-type="float" office:value="0.0000817730019442853" calcext:value-type="float">
            <text:p>8.17730019442853E-05</text:p>
          </table:table-cell>
          <table:table-cell office:value-type="float" office:value="-0.000271818013596159" calcext:value-type="float">
            <text:p>-0.000271818013596</text:p>
          </table:table-cell>
          <table:table-cell office:value-type="float" office:value="-0.0014942687708816" calcext:value-type="float">
            <text:p>-0.001494268770882</text:p>
          </table:table-cell>
          <table:table-cell office:value-type="float" office:value="-0.00108980517557106" calcext:value-type="float">
            <text:p>-0.001089805175571</text:p>
          </table:table-cell>
          <table:table-cell office:value-type="float" office:value="0.00042447938446305" calcext:value-type="float">
            <text:p>0.000424479384463</text:p>
          </table:table-cell>
          <table:table-cell office:value-type="float" office:value="0.001248812473511" calcext:value-type="float">
            <text:p>0.001248812473511</text:p>
          </table:table-cell>
          <table:table-cell office:value-type="float" office:value="0.000274575689859557" calcext:value-type="float">
            <text:p>0.00027457568986</text:p>
          </table:table-cell>
          <table:table-cell office:value-type="float" office:value="-0.000203805230670595" calcext:value-type="float">
            <text:p>-0.000203805230671</text:p>
          </table:table-cell>
          <table:table-cell office:value-type="float" office:value="-0.000800433705293258" calcext:value-type="float">
            <text:p>-0.000800433705293</text:p>
          </table:table-cell>
          <table:table-cell office:value-type="float" office:value="-0.000305514289764108" calcext:value-type="float">
            <text:p>-0.000305514289764</text:p>
          </table:table-cell>
          <table:table-cell office:value-type="float" office:value="0.000356237198105125" calcext:value-type="float">
            <text:p>0.000356237198105</text:p>
          </table:table-cell>
          <table:table-cell office:value-type="float" office:value="0.00019969515649837" calcext:value-type="float">
            <text:p>0.000199695156498</text:p>
          </table:table-cell>
          <table:table-cell office:value-type="float" office:value="0.000172360805783867" calcext:value-type="float">
            <text:p>0.000172360805784</text:p>
          </table:table-cell>
          <table:table-cell office:value-type="float" office:value="-0.0000430977756827877" calcext:value-type="float">
            <text:p>-4.30977756827877E-05</text:p>
          </table:table-cell>
          <table:table-cell office:value-type="float" office:value="-0.000115967773264947" calcext:value-type="float">
            <text:p>-0.000115967773265</text:p>
          </table:table-cell>
          <table:table-cell office:value-type="float" office:value="-0.000150496394618727" calcext:value-type="float">
            <text:p>-0.000150496394619</text:p>
          </table:table-cell>
          <table:table-cell office:value-type="float" office:value="-0.0000428472597188145" calcext:value-type="float">
            <text:p>-4.28472597188145E-05</text:p>
          </table:table-cell>
          <table:table-cell office:value-type="float" office:value="-0.0000154948431665969" calcext:value-type="float">
            <text:p>-1.54948431665969E-05</text:p>
          </table:table-cell>
          <table:table-cell office:value-type="float" office:value="0.000137848982329547" calcext:value-type="float">
            <text:p>0.00013784898233</text:p>
          </table:table-cell>
          <table:table-cell office:value-type="float" office:value="0.0000830978511818792" calcext:value-type="float">
            <text:p>8.30978511818792E-05</text:p>
          </table:table-cell>
          <table:table-cell office:value-type="float" office:value="0.00001448148587746" calcext:value-type="float">
            <text:p>1.448148587746E-05</text:p>
          </table:table-cell>
          <table:table-cell office:value-type="float" office:value="-0.0000710724865993217" calcext:value-type="float">
            <text:p>-7.10724865993217E-05</text:p>
          </table:table-cell>
          <table:table-cell office:value-type="float" office:value="-0.000105497665387033" calcext:value-type="float">
            <text:p>-0.000105497665387</text:p>
          </table:table-cell>
          <table:table-cell office:value-type="float" office:value="0.0000393604472316289" calcext:value-type="float">
            <text:p>3.93604472316289E-05</text:p>
          </table:table-cell>
          <table:table-cell office:value-type="float" office:value="0.000113688108458132" calcext:value-type="float">
            <text:p>0.000113688108458</text:p>
          </table:table-cell>
          <table:table-cell office:value-type="float" office:value="0.000182707680289107" calcext:value-type="float">
            <text:p>0.000182707680289</text:p>
          </table:table-cell>
          <table:table-cell office:value-type="float" office:value="-0.0000290980015379416" calcext:value-type="float">
            <text:p>-2.90980015379416E-05</text:p>
          </table:table-cell>
          <table:table-cell office:value-type="float" office:value="-0.000134058762064015" calcext:value-type="float">
            <text:p>-0.000134058762064</text:p>
          </table:table-cell>
          <table:table-cell office:value-type="float" office:value="-0.000373016260168724" calcext:value-type="float">
            <text:p>-0.000373016260169</text:p>
          </table:table-cell>
          <table:table-cell office:value-type="float" office:value="-0.00021930755586852" calcext:value-type="float">
            <text:p>-0.000219307555869</text:p>
          </table:table-cell>
          <table:table-cell office:value-type="float" office:value="0.000222401124191918" calcext:value-type="float">
            <text:p>0.000222401124192</text:p>
          </table:table-cell>
          <table:table-cell office:value-type="float" office:value="0.000216872165282211" calcext:value-type="float">
            <text:p>0.000216872165282</text:p>
          </table:table-cell>
          <table:table-cell office:value-type="float" office:value="0.000531480136716001" calcext:value-type="float">
            <text:p>0.000531480136716</text:p>
          </table:table-cell>
          <table:table-cell office:value-type="float" office:value="0.000693841318661126" calcext:value-type="float">
            <text:p>0.000693841318661</text:p>
          </table:table-cell>
          <table:table-cell office:value-type="float" office:value="0.000300294055620542" calcext:value-type="float">
            <text:p>0.000300294055621</text:p>
          </table:table-cell>
          <table:table-cell office:value-type="float" office:value="0.000958424853803541" calcext:value-type="float">
            <text:p>0.000958424853804</text:p>
          </table:table-cell>
          <table:table-cell office:value-type="float" office:value="0.00149251065672751" calcext:value-type="float">
            <text:p>0.001492510656728</text:p>
          </table:table-cell>
          <table:table-cell office:value-type="float" office:value="0.000395423154422259" calcext:value-type="float">
            <text:p>0.000395423154422</text:p>
          </table:table-cell>
          <table:table-cell office:value-type="float" office:value="0.000691083520519165" calcext:value-type="float">
            <text:p>0.000691083520519</text:p>
          </table:table-cell>
          <table:table-cell office:value-type="float" office:value="0.0000902239256393989" calcext:value-type="float">
            <text:p>9.02239256393989E-05</text:p>
          </table:table-cell>
          <table:table-cell office:value-type="float" office:value="0.000350056053552206" calcext:value-type="float">
            <text:p>0.000350056053552</text:p>
          </table:table-cell>
          <table:table-cell office:value-type="float" office:value="0.000951904061222752" calcext:value-type="float">
            <text:p>0.000951904061223</text:p>
          </table:table-cell>
          <table:table-cell office:value-type="float" office:value="0.000684258750721201" calcext:value-type="float">
            <text:p>0.000684258750721</text:p>
          </table:table-cell>
          <table:table-cell office:value-type="float" office:value="0.000387283259392579" calcext:value-type="float">
            <text:p>0.000387283259393</text:p>
          </table:table-cell>
          <table:table-cell office:value-type="float" office:value="0.0000532985998020763" calcext:value-type="float">
            <text:p>5.32985998020763E-05</text:p>
          </table:table-cell>
          <table:table-cell office:value-type="float" office:value="-0.0000323727889823822" calcext:value-type="float">
            <text:p>-3.23727889823822E-05</text:p>
          </table:table-cell>
          <table:table-cell office:value-type="float" office:value="0.0000951851390958991" calcext:value-type="float">
            <text:p>9.51851390958991E-05</text:p>
          </table:table-cell>
          <table:table-cell office:value-type="float" office:value="0.0000335416545847456" calcext:value-type="float">
            <text:p>3.35416545847456E-05</text:p>
          </table:table-cell>
          <table:table-cell office:value-type="float" office:value="0.0000106314312760536" calcext:value-type="float">
            <text:p>1.06314312760536E-05</text:p>
          </table:table-cell>
          <table:table-cell office:value-type="float" office:value="-0.0000000570125086585271" calcext:value-type="float">
            <text:p>-5.70125086585271E-08</text:p>
          </table:table-cell>
          <table:table-cell office:value-type="float" office:value="-0.000165404513391143" calcext:value-type="float">
            <text:p>-0.000165404513391</text:p>
          </table:table-cell>
          <table:table-cell office:value-type="float" office:value="-0.000102790881496617" calcext:value-type="float">
            <text:p>-0.000102790881497</text:p>
          </table:table-cell>
          <table:table-cell office:value-type="float" office:value="-0.000173105186149158" calcext:value-type="float">
            <text:p>-0.000173105186149</text:p>
          </table:table-cell>
          <table:table-cell office:value-type="float" office:value="-0.000245309237460245" calcext:value-type="float">
            <text:p>-0.00024530923746</text:p>
          </table:table-cell>
          <table:table-cell office:value-type="float" office:value="-0.000634466509587761" calcext:value-type="float">
            <text:p>-0.000634466509588</text:p>
          </table:table-cell>
          <table:table-cell office:value-type="float" office:value="-0.000293080157938774" calcext:value-type="float">
            <text:p>-0.000293080157939</text:p>
          </table:table-cell>
          <table:table-cell office:value-type="float" office:value="0.0000787616917629075" calcext:value-type="float">
            <text:p>7.87616917629075E-05</text:p>
          </table:table-cell>
          <table:table-cell office:value-type="float" office:value="-0.0000896552213079938" calcext:value-type="float">
            <text:p>-8.96552213079938E-05</text:p>
          </table:table-cell>
          <table:table-cell office:value-type="float" office:value="-0.0000749044013437783" calcext:value-type="float">
            <text:p>-7.49044013437783E-05</text:p>
          </table:table-cell>
          <table:table-cell office:value-type="float" office:value="0.000122995126017711" calcext:value-type="float">
            <text:p>0.000122995126018</text:p>
          </table:table-cell>
          <table:table-cell office:value-type="float" office:value="-0.000022074759420565" calcext:value-type="float">
            <text:p>-2.2074759420565E-05</text:p>
          </table:table-cell>
          <table:table-cell office:value-type="float" office:value="-0.00000697284817863242" calcext:value-type="float">
            <text:p>-6.97284817863242E-06</text:p>
          </table:table-cell>
          <table:table-cell office:value-type="float" office:value="-0.000030041079018106" calcext:value-type="float">
            <text:p>-3.0041079018106E-05</text:p>
          </table:table-cell>
          <table:table-cell office:value-type="float" office:value="0.0000616755389510892" calcext:value-type="float">
            <text:p>6.16755389510892E-05</text:p>
          </table:table-cell>
          <table:table-cell office:value-type="float" office:value="-0.0000238499261437375" calcext:value-type="float">
            <text:p>-2.38499261437375E-05</text:p>
          </table:table-cell>
          <table:table-cell office:value-type="float" office:value="-0.0000664019306766406" calcext:value-type="float">
            <text:p>-6.64019306766406E-05</text:p>
          </table:table-cell>
          <table:table-cell office:value-type="float" office:value="-0.000064980772658707" calcext:value-type="float">
            <text:p>-6.4980772658707E-05</text:p>
          </table:table-cell>
          <table:table-cell office:value-type="float" office:value="0.0000504861776360888" calcext:value-type="float">
            <text:p>5.04861776360888E-05</text:p>
          </table:table-cell>
          <table:table-cell office:value-type="float" office:value="0.0000494028658023504" calcext:value-type="float">
            <text:p>4.94028658023504E-05</text:p>
          </table:table-cell>
          <table:table-cell office:value-type="float" office:value="-0.0000416649466262187" calcext:value-type="float">
            <text:p>-4.16649466262187E-05</text:p>
          </table:table-cell>
          <table:table-cell office:value-type="float" office:value="0.00000680148909254497" calcext:value-type="float">
            <text:p>6.80148909254497E-06</text:p>
          </table:table-cell>
          <table:table-cell office:value-type="float" office:value="-0.0000164236116008132" calcext:value-type="float">
            <text:p>-1.64236116008132E-05</text:p>
          </table:table-cell>
          <table:table-cell office:value-type="float" office:value="0.00000471795533996122" calcext:value-type="float">
            <text:p>4.71795533996122E-06</text:p>
          </table:table-cell>
          <table:table-cell office:value-type="float" office:value="0.0000479502088279737" calcext:value-type="float">
            <text:p>4.79502088279737E-05</text:p>
          </table:table-cell>
          <table:table-cell office:value-type="float" office:value="-0.0000332957284365776" calcext:value-type="float">
            <text:p>-3.32957284365776E-05</text:p>
          </table:table-cell>
          <table:table-cell office:value-type="float" office:value="0.0000710869141675175" calcext:value-type="float">
            <text:p>7.10869141675175E-05</text:p>
          </table:table-cell>
          <table:table-cell office:value-type="float" office:value="-0.0000480827930511851" calcext:value-type="float">
            <text:p>-4.80827930511851E-05</text:p>
          </table:table-cell>
          <table:table-cell office:value-type="float" office:value="-0.00014201978582884" calcext:value-type="float">
            <text:p>-0.000142019785829</text:p>
          </table:table-cell>
          <table:table-cell office:value-type="float" office:value="-0.0000630834958216253" calcext:value-type="float">
            <text:p>-6.30834958216253E-05</text:p>
          </table:table-cell>
          <table:table-cell office:value-type="float" office:value="0.000513004006186646" calcext:value-type="float">
            <text:p>0.000513004006187</text:p>
          </table:table-cell>
          <table:table-cell office:value-type="float" office:value="0.000299056452092383" calcext:value-type="float">
            <text:p>0.000299056452092</text:p>
          </table:table-cell>
          <table:table-cell office:value-type="float" office:value="-0.000271025831186322" calcext:value-type="float">
            <text:p>-0.000271025831186</text:p>
          </table:table-cell>
          <table:table-cell office:value-type="float" office:value="0.000172193490291461" calcext:value-type="float">
            <text:p>0.000172193490291</text:p>
          </table:table-cell>
          <table:table-cell office:value-type="float" office:value="0.000238646532286668" calcext:value-type="float">
            <text:p>0.000238646532287</text:p>
          </table:table-cell>
          <table:table-cell office:value-type="float" office:value="0.00113586363537321" calcext:value-type="float">
            <text:p>0.001135863635373</text:p>
          </table:table-cell>
          <table:table-cell office:value-type="float" office:value="0.00128206693001093" calcext:value-type="float">
            <text:p>0.001282066930011</text:p>
          </table:table-cell>
          <table:table-cell office:value-type="float" office:value="0.000604801472436856" calcext:value-type="float">
            <text:p>0.000604801472437</text:p>
          </table:table-cell>
          <table:table-cell office:value-type="float" office:value="0.00184302105346473" calcext:value-type="float">
            <text:p>0.001843021053465</text:p>
          </table:table-cell>
          <table:table-cell office:value-type="float" office:value="0.0000974237683434853" calcext:value-type="float">
            <text:p>9.74237683434853E-05</text:p>
          </table:table-cell>
          <table:table-cell office:value-type="float" office:value="0.000703161139424702" calcext:value-type="float">
            <text:p>0.000703161139425</text:p>
          </table:table-cell>
          <table:table-cell office:value-type="float" office:value="0.000273260449888624" calcext:value-type="float">
            <text:p>0.000273260449889</text:p>
          </table:table-cell>
          <table:table-cell office:value-type="float" office:value="0.00233731321630776" calcext:value-type="float">
            <text:p>0.002337313216308</text:p>
          </table:table-cell>
          <table:table-cell office:value-type="float" office:value="0.00237274342891724" calcext:value-type="float">
            <text:p>0.002372743428917</text:p>
          </table:table-cell>
          <table:table-cell office:value-type="float" office:value="0.00107245368473485" calcext:value-type="float">
            <text:p>0.001072453684735</text:p>
          </table:table-cell>
          <table:table-cell office:value-type="float" office:value="0.00314140963126658" calcext:value-type="float">
            <text:p>0.003141409631267</text:p>
          </table:table-cell>
          <table:table-cell office:value-type="float" office:value="0.00114567834021861" calcext:value-type="float">
            <text:p>0.001145678340219</text:p>
          </table:table-cell>
          <table:table-cell office:value-type="float" office:value="-0.000914366295743485" calcext:value-type="float">
            <text:p>-0.000914366295743</text:p>
          </table:table-cell>
          <table:table-cell office:value-type="float" office:value="-0.00250609124654233" calcext:value-type="float">
            <text:p>-0.002506091246542</text:p>
          </table:table-cell>
          <table:table-cell office:value-type="float" office:value="-0.00679828857058656" calcext:value-type="float">
            <text:p>-0.006798288570587</text:p>
          </table:table-cell>
          <table:table-cell office:value-type="float" office:value="-0.00240603504943721" calcext:value-type="float">
            <text:p>-0.002406035049437</text:p>
          </table:table-cell>
          <table:table-cell office:value-type="float" office:value="0.00319797561887164" calcext:value-type="float">
            <text:p>0.003197975618872</text:p>
          </table:table-cell>
          <table:table-cell office:value-type="float" office:value="0.00164642635803564" calcext:value-type="float">
            <text:p>0.001646426358036</text:p>
          </table:table-cell>
          <table:table-cell office:value-type="float" office:value="0.00357782277373342" calcext:value-type="float">
            <text:p>0.003577822773733</text:p>
          </table:table-cell>
          <table:table-cell office:value-type="float" office:value="0.00134869847274122" calcext:value-type="float">
            <text:p>0.001348698472741</text:p>
          </table:table-cell>
          <table:table-cell office:value-type="float" office:value="0.000210618658854023" calcext:value-type="float">
            <text:p>0.000210618658854</text:p>
          </table:table-cell>
          <table:table-cell office:value-type="float" office:value="-0.0000473749219327413" calcext:value-type="float">
            <text:p>-4.73749219327413E-05</text:p>
          </table:table-cell>
          <table:table-cell office:value-type="float" office:value="0.000368916467266056" calcext:value-type="float">
            <text:p>0.000368916467266</text:p>
          </table:table-cell>
          <table:table-cell office:value-type="float" office:value="0.000480827302219766" calcext:value-type="float">
            <text:p>0.00048082730222</text:p>
          </table:table-cell>
          <table:table-cell office:value-type="float" office:value="-0.0002512933270713" calcext:value-type="float">
            <text:p>-0.000251293327071</text:p>
          </table:table-cell>
          <table:table-cell office:value-type="float" office:value="-0.000302217811905092" calcext:value-type="float">
            <text:p>-0.000302217811905</text:p>
          </table:table-cell>
          <table:table-cell office:value-type="float" office:value="-0.000566050150376918" calcext:value-type="float">
            <text:p>-0.000566050150377</text:p>
          </table:table-cell>
          <table:table-cell office:value-type="float" office:value="-0.0011784916854003" calcext:value-type="float">
            <text:p>-0.0011784916854</text:p>
          </table:table-cell>
          <table:table-cell office:value-type="float" office:value="-0.00152726115177398" calcext:value-type="float">
            <text:p>-0.001527261151774</text:p>
          </table:table-cell>
          <table:table-cell office:value-type="float" office:value="-0.000474376433993229" calcext:value-type="float">
            <text:p>-0.000474376433993</text:p>
          </table:table-cell>
          <table:table-cell office:value-type="float" office:value="-0.000420194071140911" calcext:value-type="float">
            <text:p>-0.000420194071141</text:p>
          </table:table-cell>
          <table:table-cell office:value-type="float" office:value="0.000244629896412107" calcext:value-type="float">
            <text:p>0.000244629896412</text:p>
          </table:table-cell>
          <table:table-cell office:value-type="float" office:value="-0.0000450825984936176" calcext:value-type="float">
            <text:p>-4.50825984936176E-05</text:p>
          </table:table-cell>
          <table:table-cell office:value-type="float" office:value="0.000419416374567827" calcext:value-type="float">
            <text:p>0.000419416374568</text:p>
          </table:table-cell>
          <table:table-cell office:value-type="float" office:value="0.0000895768091556115" calcext:value-type="float">
            <text:p>8.95768091556115E-05</text:p>
          </table:table-cell>
          <table:table-cell office:value-type="float" office:value="0.00106470730870323" calcext:value-type="float">
            <text:p>0.001064707308703</text:p>
          </table:table-cell>
          <table:table-cell office:value-type="float" office:value="0.00188140887972077" calcext:value-type="float">
            <text:p>0.001881408879721</text:p>
          </table:table-cell>
          <table:table-cell office:value-type="float" office:value="0.000652194286862917" calcext:value-type="float">
            <text:p>0.000652194286863</text:p>
          </table:table-cell>
          <table:table-cell office:value-type="float" office:value="0.000411922747601046" calcext:value-type="float">
            <text:p>0.000411922747601</text:p>
          </table:table-cell>
          <table:table-cell office:value-type="float" office:value="-0.000784134474295151" calcext:value-type="float">
            <text:p>-0.000784134474295</text:p>
          </table:table-cell>
          <table:table-cell office:value-type="float" office:value="0.000337054335828979" calcext:value-type="float">
            <text:p>0.000337054335829</text:p>
          </table:table-cell>
          <table:table-cell office:value-type="float" office:value="0.00103836013033332" calcext:value-type="float">
            <text:p>0.001038360130333</text:p>
          </table:table-cell>
          <table:table-cell office:value-type="float" office:value="0.0001081549578692" calcext:value-type="float">
            <text:p>0.000108154957869</text:p>
          </table:table-cell>
          <table:table-cell office:value-type="float" office:value="-0.000526306300826729" calcext:value-type="float">
            <text:p>-0.000526306300827</text:p>
          </table:table-cell>
          <table:table-cell office:value-type="float" office:value="-0.00059470733519984" calcext:value-type="float">
            <text:p>-0.0005947073352</text:p>
          </table:table-cell>
          <table:table-cell office:value-type="float" office:value="-0.00199693297728787" calcext:value-type="float">
            <text:p>-0.001996932977288</text:p>
          </table:table-cell>
          <table:table-cell office:value-type="float" office:value="-0.000952099868912426" calcext:value-type="float">
            <text:p>-0.000952099868912</text:p>
          </table:table-cell>
          <table:table-cell office:value-type="float" office:value="0.000743614020030203" calcext:value-type="float">
            <text:p>0.00074361402003</text:p>
          </table:table-cell>
          <table:table-cell office:value-type="float" office:value="0.00217520965633949" calcext:value-type="float">
            <text:p>0.00217520965634</text:p>
          </table:table-cell>
          <table:table-cell office:value-type="float" office:value="0.00129902204103366" calcext:value-type="float">
            <text:p>0.001299022041034</text:p>
          </table:table-cell>
          <table:table-cell office:value-type="float" office:value="0.0000985616768477415" calcext:value-type="float">
            <text:p>9.85616768477415E-05</text:p>
          </table:table-cell>
          <table:table-cell office:value-type="float" office:value="-0.000775116902220096" calcext:value-type="float">
            <text:p>-0.00077511690222</text:p>
          </table:table-cell>
          <table:table-cell office:value-type="float" office:value="-0.000686418702590896" calcext:value-type="float">
            <text:p>-0.000686418702591</text:p>
          </table:table-cell>
          <table:table-cell office:value-type="float" office:value="-0.00309839781953425" calcext:value-type="float">
            <text:p>-0.003098397819534</text:p>
          </table:table-cell>
          <table:table-cell office:value-type="float" office:value="-0.00318625670369271" calcext:value-type="float">
            <text:p>-0.003186256703693</text:p>
          </table:table-cell>
          <table:table-cell office:value-type="float" office:value="0.00022480027749483" calcext:value-type="float">
            <text:p>0.000224800277495</text:p>
          </table:table-cell>
          <table:table-cell office:value-type="float" office:value="0.000450625707629493" calcext:value-type="float">
            <text:p>0.000450625707629</text:p>
          </table:table-cell>
          <table:table-cell office:value-type="float" office:value="0.000654229027971076" calcext:value-type="float">
            <text:p>0.000654229027971</text:p>
          </table:table-cell>
          <table:table-cell office:value-type="float" office:value="0.000874820204610827" calcext:value-type="float">
            <text:p>0.000874820204611</text:p>
          </table:table-cell>
          <table:table-cell office:value-type="float" office:value="-0.00024318253729555" calcext:value-type="float">
            <text:p>-0.000243182537296</text:p>
          </table:table-cell>
          <table:table-cell office:value-type="float" office:value="-0.000478788035498556" calcext:value-type="float">
            <text:p>-0.000478788035499</text:p>
          </table:table-cell>
          <table:table-cell office:value-type="float" office:value="-0.000262026874960186" calcext:value-type="float">
            <text:p>-0.00026202687496</text:p>
          </table:table-cell>
          <table:table-cell office:value-type="float" office:value="-0.00134566104574907" calcext:value-type="float">
            <text:p>-0.001345661045749</text:p>
          </table:table-cell>
          <table:table-cell office:value-type="float" office:value="-0.000366903596178969" calcext:value-type="float">
            <text:p>-0.000366903596179</text:p>
          </table:table-cell>
          <table:table-cell office:value-type="float" office:value="0.0000878821214234105" calcext:value-type="float">
            <text:p>8.78821214234105E-05</text:p>
          </table:table-cell>
          <table:table-cell office:value-type="float" office:value="0.000386837165633591" calcext:value-type="float">
            <text:p>0.000386837165634</text:p>
          </table:table-cell>
          <table:table-cell office:value-type="float" office:value="-0.000571261864447226" calcext:value-type="float">
            <text:p>-0.000571261864447</text:p>
          </table:table-cell>
          <table:table-cell office:value-type="float" office:value="0.000094577132238538" calcext:value-type="float">
            <text:p>9.4577132238538E-05</text:p>
          </table:table-cell>
          <table:table-cell office:value-type="float" office:value="-0.000141861797458953" calcext:value-type="float">
            <text:p>-0.000141861797459</text:p>
          </table:table-cell>
          <table:table-cell office:value-type="float" office:value="-0.000098439565784425" calcext:value-type="float">
            <text:p>-9.8439565784425E-05</text:p>
          </table:table-cell>
          <table:table-cell office:value-type="float" office:value="0.000633183490582112" calcext:value-type="float">
            <text:p>0.000633183490582</text:p>
          </table:table-cell>
          <table:table-cell office:value-type="float" office:value="0.000756756734897224" calcext:value-type="float">
            <text:p>0.000756756734897</text:p>
          </table:table-cell>
          <table:table-cell office:value-type="float" office:value="0.000735231473339648" calcext:value-type="float">
            <text:p>0.00073523147334</text:p>
          </table:table-cell>
          <table:table-cell office:value-type="float" office:value="-0.00110748064329752" calcext:value-type="float">
            <text:p>-0.001107480643298</text:p>
          </table:table-cell>
          <table:table-cell office:value-type="float" office:value="-0.00146240109136803" calcext:value-type="float">
            <text:p>-0.001462401091368</text:p>
          </table:table-cell>
          <table:table-cell office:value-type="float" office:value="0.0000276957698198688" calcext:value-type="float">
            <text:p>2.76957698198688E-05</text:p>
          </table:table-cell>
          <table:table-cell office:value-type="float" office:value="0.00034338053481342" calcext:value-type="float">
            <text:p>0.000343380534813</text:p>
          </table:table-cell>
          <table:table-cell office:value-type="float" office:value="-0.000523197995376368" calcext:value-type="float">
            <text:p>-0.000523197995376</text:p>
          </table:table-cell>
          <table:table-cell office:value-type="float" office:value="0.000245484450050237" calcext:value-type="float">
            <text:p>0.00024548445005</text:p>
          </table:table-cell>
          <table:table-cell office:value-type="float" office:value="0.0000463464981281248" calcext:value-type="float">
            <text:p>4.63464981281248E-05</text:p>
          </table:table-cell>
          <table:table-cell office:value-type="float" office:value="0.00131628988855842" calcext:value-type="float">
            <text:p>0.001316289888558</text:p>
          </table:table-cell>
          <table:table-cell office:value-type="float" office:value="-0.000176093914023234" calcext:value-type="float">
            <text:p>-0.000176093914023</text:p>
          </table:table-cell>
          <table:table-cell office:value-type="float" office:value="-0.0000973810452686297" calcext:value-type="float">
            <text:p>-9.73810452686297E-05</text:p>
          </table:table-cell>
          <table:table-cell office:value-type="float" office:value="0.000294049565855881" calcext:value-type="float">
            <text:p>0.000294049565856</text:p>
          </table:table-cell>
          <table:table-cell office:value-type="float" office:value="0.0000240115502460059" calcext:value-type="float">
            <text:p>2.40115502460059E-05</text:p>
          </table:table-cell>
          <table:table-cell office:value-type="float" office:value="-0.000700282436137123" calcext:value-type="float">
            <text:p>-0.000700282436137</text:p>
          </table:table-cell>
          <table:table-cell office:value-type="float" office:value="-0.000664616366915949" calcext:value-type="float">
            <text:p>-0.000664616366916</text:p>
          </table:table-cell>
          <table:table-cell office:value-type="float" office:value="-0.000749123208034275" calcext:value-type="float">
            <text:p>-0.000749123208034</text:p>
          </table:table-cell>
          <table:table-cell office:value-type="float" office:value="-0.0003591670305223" calcext:value-type="float">
            <text:p>-0.000359167030522</text:p>
          </table:table-cell>
          <table:table-cell office:value-type="float" office:value="-0.000377042979609721" calcext:value-type="float">
            <text:p>-0.00037704297961</text:p>
          </table:table-cell>
          <table:table-cell office:value-type="float" office:value="-0.000567121242781299" calcext:value-type="float">
            <text:p>-0.000567121242781</text:p>
          </table:table-cell>
          <table:table-cell office:value-type="float" office:value="-0.000692324055767024" calcext:value-type="float">
            <text:p>-0.000692324055767</text:p>
          </table:table-cell>
          <table:table-cell office:value-type="float" office:value="-0.000362394392443455" calcext:value-type="float">
            <text:p>-0.000362394392443</text:p>
          </table:table-cell>
          <table:table-cell office:value-type="float" office:value="-0.000825514193028898" calcext:value-type="float">
            <text:p>-0.000825514193029</text:p>
          </table:table-cell>
          <table:table-cell office:value-type="float" office:value="-0.000423400089704484" calcext:value-type="float">
            <text:p>-0.000423400089704</text:p>
          </table:table-cell>
          <table:table-cell office:value-type="float" office:value="-0.00130298059875367" calcext:value-type="float">
            <text:p>-0.001302980598754</text:p>
          </table:table-cell>
          <table:table-cell office:value-type="float" office:value="-0.0000777768868746032" calcext:value-type="float">
            <text:p>-7.77768868746032E-05</text:p>
          </table:table-cell>
          <table:table-cell office:value-type="float" office:value="-0.000353369892591493" calcext:value-type="float">
            <text:p>-0.000353369892591</text:p>
          </table:table-cell>
          <table:table-cell office:value-type="float" office:value="-0.000224572596415118" calcext:value-type="float">
            <text:p>-0.000224572596415</text:p>
          </table:table-cell>
          <table:table-cell office:value-type="float" office:value="-0.000173303067368846" calcext:value-type="float">
            <text:p>-0.000173303067369</text:p>
          </table:table-cell>
          <table:table-cell office:value-type="float" office:value="0.0000423180497799991" calcext:value-type="float">
            <text:p>4.23180497799991E-05</text:p>
          </table:table-cell>
          <table:table-cell office:value-type="float" office:value="-0.000114179177875151" calcext:value-type="float">
            <text:p>-0.000114179177875</text:p>
          </table:table-cell>
          <table:table-cell office:value-type="float" office:value="-0.0000462702036183593" calcext:value-type="float">
            <text:p>-4.62702036183593E-05</text:p>
          </table:table-cell>
          <table:table-cell office:value-type="float" office:value="-0.000209085337473325" calcext:value-type="float">
            <text:p>-0.000209085337473</text:p>
          </table:table-cell>
          <table:table-cell office:value-type="float" office:value="-0.000107509723387522" calcext:value-type="float">
            <text:p>-0.000107509723388</text:p>
          </table:table-cell>
          <table:table-cell office:value-type="float" office:value="-0.000264566937676736" calcext:value-type="float">
            <text:p>-0.000264566937677</text:p>
          </table:table-cell>
          <table:table-cell office:value-type="float" office:value="-0.000169845065354557" calcext:value-type="float">
            <text:p>-0.000169845065355</text:p>
          </table:table-cell>
          <table:table-cell office:value-type="float" office:value="-0.000146282005982323" calcext:value-type="float">
            <text:p>-0.000146282005982</text:p>
          </table:table-cell>
          <table:table-cell office:value-type="float" office:value="-0.000000406386015727733" calcext:value-type="float">
            <text:p>-4.06386015727733E-07</text:p>
          </table:table-cell>
          <table:table-cell office:value-type="float" office:value="0.000111226522303054" calcext:value-type="float">
            <text:p>0.000111226522303</text:p>
          </table:table-cell>
          <table:table-cell office:value-type="float" office:value="-0.000155224749636251" calcext:value-type="float">
            <text:p>-0.000155224749636</text:p>
          </table:table-cell>
          <table:table-cell office:value-type="float" office:value="-0.00000640435244736448" calcext:value-type="float">
            <text:p>-6.40435244736448E-06</text:p>
          </table:table-cell>
          <table:table-cell office:value-type="float" office:value="0.000119074651219186" calcext:value-type="float">
            <text:p>0.000119074651219</text:p>
          </table:table-cell>
          <table:table-cell office:value-type="float" office:value="0.0000144156706685661" calcext:value-type="float">
            <text:p>1.44156706685661E-05</text:p>
          </table:table-cell>
          <table:table-cell office:value-type="float" office:value="-0.0000286559731630942" calcext:value-type="float">
            <text:p>-2.86559731630942E-05</text:p>
          </table:table-cell>
          <table:table-cell office:value-type="float" office:value="-0.0000183678650528818" calcext:value-type="float">
            <text:p>-1.83678650528818E-05</text:p>
          </table:table-cell>
          <table:table-cell office:value-type="float" office:value="0.0000108369812996667" calcext:value-type="float">
            <text:p>1.08369812996667E-05</text:p>
          </table:table-cell>
          <table:table-cell office:value-type="float" office:value="0.0000522560280624695" calcext:value-type="float">
            <text:p>5.22560280624695E-05</text:p>
          </table:table-cell>
          <table:table-cell office:value-type="float" office:value="-0.0000236474986013979" calcext:value-type="float">
            <text:p>-2.36474986013979E-05</text:p>
          </table:table-cell>
          <table:table-cell office:value-type="float" office:value="-0.000163949355643234" calcext:value-type="float">
            <text:p>-0.000163949355643</text:p>
          </table:table-cell>
          <table:table-cell office:value-type="float" office:value="0.0000853859900404874" calcext:value-type="float">
            <text:p>8.53859900404874E-05</text:p>
          </table:table-cell>
          <table:table-cell office:value-type="float" office:value="-0.00002503990134467" calcext:value-type="float">
            <text:p>-2.503990134467E-05</text:p>
          </table:table-cell>
          <table:table-cell office:value-type="float" office:value="0.0000297460280707651" calcext:value-type="float">
            <text:p>2.97460280707651E-05</text:p>
          </table:table-cell>
          <table:table-cell office:value-type="float" office:value="0.0000355994369752866" calcext:value-type="float">
            <text:p>3.55994369752866E-05</text:p>
          </table:table-cell>
          <table:table-cell office:value-type="float" office:value="-0.0000984013057105937" calcext:value-type="float">
            <text:p>-9.84013057105937E-05</text:p>
          </table:table-cell>
          <table:table-cell office:value-type="float" office:value="0.000104309038767847" calcext:value-type="float">
            <text:p>0.000104309038768</text:p>
          </table:table-cell>
          <table:table-cell office:value-type="float" office:value="-0.0000889542060298898" calcext:value-type="float">
            <text:p>-8.89542060298898E-05</text:p>
          </table:table-cell>
          <table:table-cell office:value-type="float" office:value="0.0000468324720996338" calcext:value-type="float">
            <text:p>4.68324720996338E-05</text:p>
          </table:table-cell>
          <table:table-cell office:value-type="float" office:value="-0.000133011670269634" calcext:value-type="float">
            <text:p>-0.00013301167027</text:p>
          </table:table-cell>
          <table:table-cell office:value-type="float" office:value="0.000145333401305847" calcext:value-type="float">
            <text:p>0.000145333401306</text:p>
          </table:table-cell>
          <table:table-cell office:value-type="float" office:value="0.00000739066746974215" calcext:value-type="float">
            <text:p>7.39066746974215E-06</text:p>
          </table:table-cell>
          <table:table-cell office:value-type="float" office:value="0.0000343411803751526" calcext:value-type="float">
            <text:p>3.43411803751526E-05</text:p>
          </table:table-cell>
          <table:table-cell office:value-type="float" office:value="-0.000115057564824661" calcext:value-type="float">
            <text:p>-0.000115057564825</text:p>
          </table:table-cell>
          <table:table-cell office:value-type="float" office:value="0.0000779765055993753" calcext:value-type="float">
            <text:p>7.79765055993753E-05</text:p>
          </table:table-cell>
          <table:table-cell office:value-type="float" office:value="-0.000129125003702768" calcext:value-type="float">
            <text:p>-0.000129125003703</text:p>
          </table:table-cell>
          <table:table-cell office:value-type="float" office:value="-0.0000187113805590333" calcext:value-type="float">
            <text:p>-1.87113805590333E-05</text:p>
          </table:table-cell>
          <table:table-cell office:value-type="float" office:value="0.0000428864832379694" calcext:value-type="float">
            <text:p>4.28864832379694E-05</text:p>
          </table:table-cell>
          <table:table-cell office:value-type="float" office:value="0.0000179621360111848" calcext:value-type="float">
            <text:p>1.79621360111848E-05</text:p>
          </table:table-cell>
          <table:table-cell office:value-type="float" office:value="-0.0000210159138809285" calcext:value-type="float">
            <text:p>-2.10159138809285E-05</text:p>
          </table:table-cell>
          <table:table-cell office:value-type="float" office:value="0.0000539461741072556" calcext:value-type="float">
            <text:p>5.39461741072556E-05</text:p>
          </table:table-cell>
          <table:table-cell office:value-type="float" office:value="-0.0000406266978246195" calcext:value-type="float">
            <text:p>-4.06266978246195E-05</text:p>
          </table:table-cell>
          <table:table-cell office:value-type="float" office:value="-0.0000368372295020403" calcext:value-type="float">
            <text:p>-3.68372295020403E-05</text:p>
          </table:table-cell>
          <table:table-cell office:value-type="float" office:value="0.0000445317811102464" calcext:value-type="float">
            <text:p>4.45317811102464E-05</text:p>
          </table:table-cell>
          <table:table-cell office:value-type="float" office:value="0.000078084664455691" calcext:value-type="float">
            <text:p>7.8084664455691E-05</text:p>
          </table:table-cell>
          <table:table-cell office:value-type="float" office:value="-0.0000904052985015169" calcext:value-type="float">
            <text:p>-9.04052985015169E-05</text:p>
          </table:table-cell>
          <table:table-cell office:value-type="float" office:value="0.000102857665063572" calcext:value-type="float">
            <text:p>0.000102857665064</text:p>
          </table:table-cell>
          <table:table-cell office:value-type="float" office:value="-0.0000191875709578126" calcext:value-type="float">
            <text:p>-1.91875709578126E-05</text:p>
          </table:table-cell>
          <table:table-cell office:value-type="float" office:value="0.0000106942269295085" calcext:value-type="float">
            <text:p>1.06942269295085E-05</text:p>
          </table:table-cell>
          <table:table-cell office:value-type="float" office:value="-0.0000231216129373268" calcext:value-type="float">
            <text:p>-2.31216129373268E-05</text:p>
          </table:table-cell>
          <table:table-cell office:value-type="float" office:value="-0.0000857137526601992" calcext:value-type="float">
            <text:p>-8.57137526601992E-05</text:p>
          </table:table-cell>
          <table:table-cell office:value-type="float" office:value="0.000106655629474817" calcext:value-type="float">
            <text:p>0.000106655629475</text:p>
          </table:table-cell>
          <table:table-cell office:value-type="float" office:value="-0.00000411365118774265" calcext:value-type="float">
            <text:p>-4.11365118774265E-06</text:p>
          </table:table-cell>
          <table:table-cell office:value-type="float" office:value="-0.000134230224159759" calcext:value-type="float">
            <text:p>-0.00013423022416</text:p>
          </table:table-cell>
          <table:table-cell office:value-type="float" office:value="0.000106455576505349" calcext:value-type="float">
            <text:p>0.000106455576505</text:p>
          </table:table-cell>
          <table:table-cell office:value-type="float" office:value="0.0000271433870390747" calcext:value-type="float">
            <text:p>2.71433870390747E-05</text:p>
          </table:table-cell>
          <table:table-cell office:value-type="float" office:value="-0.00000984205540399685" calcext:value-type="float">
            <text:p>-9.84205540399685E-06</text:p>
          </table:table-cell>
          <table:table-cell office:value-type="float" office:value="0.0000029022132237988" calcext:value-type="float">
            <text:p>2.9022132237988E-06</text:p>
          </table:table-cell>
          <table:table-cell office:value-type="float" office:value="0.0000211759244543308" calcext:value-type="float">
            <text:p>2.11759244543308E-05</text:p>
          </table:table-cell>
          <table:table-cell office:value-type="float" office:value="-0.0000785330740954437" calcext:value-type="float">
            <text:p>-7.85330740954437E-05</text:p>
          </table:table-cell>
          <table:table-cell office:value-type="float" office:value="0.0000655938925140931" calcext:value-type="float">
            <text:p>6.55938925140931E-05</text:p>
          </table:table-cell>
          <table:table-cell office:value-type="float" office:value="-0.000122256581096269" calcext:value-type="float">
            <text:p>-0.000122256581096</text:p>
          </table:table-cell>
          <table:table-cell office:value-type="float" office:value="0.0000985544949926309" calcext:value-type="float">
            <text:p>9.85544949926309E-05</text:p>
          </table:table-cell>
          <table:table-cell office:value-type="float" office:value="0.00000328623778456105" calcext:value-type="float">
            <text:p>3.28623778456105E-06</text:p>
          </table:table-cell>
          <table:table-cell office:value-type="float" office:value="-0.0000102391713799888" calcext:value-type="float">
            <text:p>-1.02391713799888E-05</text:p>
          </table:table-cell>
          <table:table-cell office:value-type="float" office:value="0.0000153261340419264" calcext:value-type="float">
            <text:p>1.53261340419264E-05</text:p>
          </table:table-cell>
          <table:table-cell office:value-type="float" office:value="-0.0000121744139566227" calcext:value-type="float">
            <text:p>-1.21744139566227E-05</text:p>
          </table:table-cell>
          <table:table-cell office:value-type="float" office:value="0.0000130221816802556" calcext:value-type="float">
            <text:p>1.30221816802556E-05</text:p>
          </table:table-cell>
          <table:table-cell office:value-type="float" office:value="-0.0000425557742512739" calcext:value-type="float">
            <text:p>-4.25557742512739E-05</text:p>
          </table:table-cell>
          <table:table-cell office:value-type="float" office:value="0.0000226233564302736" calcext:value-type="float">
            <text:p>2.26233564302736E-05</text:p>
          </table:table-cell>
          <table:table-cell office:value-type="float" office:value="0.0000136254074579734" calcext:value-type="float">
            <text:p>1.36254074579734E-05</text:p>
          </table:table-cell>
          <table:table-cell office:value-type="float" office:value="0.00000227572507177642" calcext:value-type="float">
            <text:p>2.27572507177642E-06</text:p>
          </table:table-cell>
          <table:table-cell office:value-type="float" office:value="0.000000491537196445346" calcext:value-type="float">
            <text:p>4.91537196445346E-07</text:p>
          </table:table-cell>
          <table:table-cell office:value-type="float" office:value="0.000000248895082988199" calcext:value-type="float">
            <text:p>2.48895082988199E-07</text:p>
          </table:table-cell>
          <table:table-cell office:value-type="float" office:value="-0.0000155658742668763" calcext:value-type="float">
            <text:p>-1.55658742668763E-05</text:p>
          </table:table-cell>
          <table:table-cell office:value-type="float" office:value="-0.0000250051480916169" calcext:value-type="float">
            <text:p>-2.50051480916169E-05</text:p>
          </table:table-cell>
          <table:table-cell office:value-type="float" office:value="0.0000190148081193886" calcext:value-type="float">
            <text:p>1.90148081193886E-05</text:p>
          </table:table-cell>
          <table:table-cell office:value-type="float" office:value="0.0000219677643504834" calcext:value-type="float">
            <text:p>2.19677643504834E-05</text:p>
          </table:table-cell>
          <table:table-cell office:value-type="float" office:value="-0.0000230614092874282" calcext:value-type="float">
            <text:p>-2.30614092874282E-05</text:p>
          </table:table-cell>
          <table:table-cell office:value-type="float" office:value="0.0000103839897507285" calcext:value-type="float">
            <text:p>1.03839897507285E-05</text:p>
          </table:table-cell>
          <table:table-cell office:value-type="float" office:value="0.0000205709574007673" calcext:value-type="float">
            <text:p>2.05709574007673E-05</text:p>
          </table:table-cell>
          <table:table-cell office:value-type="float" office:value="-0.0000123063773472265" calcext:value-type="float">
            <text:p>-1.23063773472265E-05</text:p>
          </table:table-cell>
          <table:table-cell office:value-type="float" office:value="-0.00000178941878992145" calcext:value-type="float">
            <text:p>-1.78941878992145E-06</text:p>
          </table:table-cell>
          <table:table-cell office:value-type="float" office:value="0.0000156182500562485" calcext:value-type="float">
            <text:p>1.56182500562485E-05</text:p>
          </table:table-cell>
          <table:table-cell office:value-type="float" office:value="-0.00001663100337429" calcext:value-type="float">
            <text:p>-1.663100337429E-05</text:p>
          </table:table-cell>
          <table:table-cell office:value-type="float" office:value="-0.0000158540399798346" calcext:value-type="float">
            <text:p>-1.58540399798346E-05</text:p>
          </table:table-cell>
          <table:table-cell office:value-type="float" office:value="-0.0000530773982713173" calcext:value-type="float">
            <text:p>-5.30773982713173E-05</text:p>
          </table:table-cell>
          <table:table-cell office:value-type="float" office:value="0.0000647748105218615" calcext:value-type="float">
            <text:p>6.47748105218615E-05</text:p>
          </table:table-cell>
          <table:table-cell office:value-type="float" office:value="-0.0000108452897823463" calcext:value-type="float">
            <text:p>-1.08452897823463E-05</text:p>
          </table:table-cell>
          <table:table-cell office:value-type="float" office:value="-0.0000418105118468182" calcext:value-type="float">
            <text:p>-4.18105118468182E-05</text:p>
          </table:table-cell>
          <table:table-cell office:value-type="float" office:value="0.0000491928484078752" calcext:value-type="float">
            <text:p>4.91928484078752E-05</text:p>
          </table:table-cell>
          <table:table-cell office:value-type="float" office:value="0.0000135359458972584" calcext:value-type="float">
            <text:p>1.35359458972584E-05</text:p>
          </table:table-cell>
          <table:table-cell office:value-type="float" office:value="-0.0000310961231463347" calcext:value-type="float">
            <text:p>-3.10961231463347E-05</text:p>
          </table:table-cell>
          <table:table-cell office:value-type="float" office:value="0.0000209719772116257" calcext:value-type="float">
            <text:p>2.09719772116257E-05</text:p>
          </table:table-cell>
          <table:table-cell office:value-type="float" office:value="-0.0000287926458376608" calcext:value-type="float">
            <text:p>-2.87926458376608E-05</text:p>
          </table:table-cell>
          <table:table-cell office:value-type="float" office:value="0.0000239131444623175" calcext:value-type="float">
            <text:p>2.39131444623175E-05</text:p>
          </table:table-cell>
          <table:table-cell office:value-type="float" office:value="-0.000076638012013408" calcext:value-type="float">
            <text:p>-7.6638012013408E-05</text:p>
          </table:table-cell>
          <table:table-cell office:value-type="float" office:value="0.0000508722953218022" calcext:value-type="float">
            <text:p>5.08722953218022E-05</text:p>
          </table:table-cell>
          <table:table-cell office:value-type="float" office:value="0.0000359124075612893" calcext:value-type="float">
            <text:p>3.59124075612893E-05</text:p>
          </table:table-cell>
          <table:table-cell office:value-type="float" office:value="-0.0000562786220339451" calcext:value-type="float">
            <text:p>-5.62786220339451E-05</text:p>
          </table:table-cell>
          <table:table-cell office:value-type="float" office:value="0.0000118187179544149" calcext:value-type="float">
            <text:p>1.18187179544149E-05</text:p>
          </table:table-cell>
          <table:table-cell office:value-type="float" office:value="0.00000814832140549893" calcext:value-type="float">
            <text:p>8.14832140549893E-06</text:p>
          </table:table-cell>
          <table:table-cell office:value-type="float" office:value="0.00000608511373612064" calcext:value-type="float">
            <text:p>6.08511373612064E-06</text:p>
          </table:table-cell>
          <table:table-cell office:value-type="float" office:value="0.000000386831677967603" calcext:value-type="float">
            <text:p>3.86831677967603E-07</text:p>
          </table:table-cell>
          <table:table-cell office:value-type="float" office:value="0.0000170560739512493" calcext:value-type="float">
            <text:p>1.70560739512493E-05</text:p>
          </table:table-cell>
          <table:table-cell office:value-type="float" office:value="-0.0000194891175964718" calcext:value-type="float">
            <text:p>-1.94891175964718E-05</text:p>
          </table:table-cell>
          <table:table-cell office:value-type="float" office:value="-0.00000281866252743734" calcext:value-type="float">
            <text:p>-2.81866252743734E-06</text:p>
          </table:table-cell>
          <table:table-cell office:value-type="float" office:value="0.0000290140574888409" calcext:value-type="float">
            <text:p>2.90140574888409E-05</text:p>
          </table:table-cell>
          <table:table-cell office:value-type="float" office:value="-0.0000267899790968307" calcext:value-type="float">
            <text:p>-2.67899790968307E-05</text:p>
          </table:table-cell>
          <table:table-cell office:value-type="float" office:value="-0.000049561663662212" calcext:value-type="float">
            <text:p>-4.9561663662212E-05</text:p>
          </table:table-cell>
          <table:table-cell office:value-type="float" office:value="-0.0000677119625950295" calcext:value-type="float">
            <text:p>-6.77119625950295E-05</text:p>
          </table:table-cell>
          <table:table-cell office:value-type="float" office:value="0.000142913624594065" calcext:value-type="float">
            <text:p>0.000142913624594</text:p>
          </table:table-cell>
          <table:table-cell office:value-type="float" office:value="-0.00000530170482621051" calcext:value-type="float">
            <text:p>-5.30170482621051E-06</text:p>
          </table:table-cell>
          <table:table-cell office:value-type="float" office:value="-0.000100255688026518" calcext:value-type="float">
            <text:p>-0.000100255688027</text:p>
          </table:table-cell>
          <table:table-cell office:value-type="float" office:value="0.0000700157703175663" calcext:value-type="float">
            <text:p>7.00157703175663E-05</text:p>
          </table:table-cell>
          <table:table-cell office:value-type="float" office:value="-0.00000127939152350098" calcext:value-type="float">
            <text:p>-1.27939152350098E-06</text:p>
          </table:table-cell>
          <table:table-cell office:value-type="float" office:value="-0.00000367493317682266" calcext:value-type="float">
            <text:p>-3.67493317682266E-06</text:p>
          </table:table-cell>
          <table:table-cell office:value-type="float" office:value="-0.0000656049675109016" calcext:value-type="float">
            <text:p>-6.56049675109016E-05</text:p>
          </table:table-cell>
          <table:table-cell office:value-type="float" office:value="0.000119888079761765" calcext:value-type="float">
            <text:p>0.000119888079762</text:p>
          </table:table-cell>
          <table:table-cell office:value-type="float" office:value="-0.000041540285038999" calcext:value-type="float">
            <text:p>-4.1540285038999E-05</text:p>
          </table:table-cell>
          <table:table-cell office:value-type="float" office:value="-0.000088915937988765" calcext:value-type="float">
            <text:p>-8.8915937988765E-05</text:p>
          </table:table-cell>
          <table:table-cell office:value-type="float" office:value="-0.000000467258235103962" calcext:value-type="float">
            <text:p>-4.67258235103962E-07</text:p>
          </table:table-cell>
          <table:table-cell office:value-type="float" office:value="0.00010828209069691" calcext:value-type="float">
            <text:p>0.000108282090697</text:p>
          </table:table-cell>
          <table:table-cell office:value-type="float" office:value="-0.00000932943657067087" calcext:value-type="float">
            <text:p>-9.32943657067087E-06</text:p>
          </table:table-cell>
          <table:table-cell office:value-type="float" office:value="-0.0000182821986294268" calcext:value-type="float">
            <text:p>-1.82821986294268E-05</text:p>
          </table:table-cell>
          <table:table-cell office:value-type="float" office:value="0.0000434485921698147" calcext:value-type="float">
            <text:p>4.34485921698147E-05</text:p>
          </table:table-cell>
          <table:table-cell office:value-type="float" office:value="-0.0000323116274517088" calcext:value-type="float">
            <text:p>-3.23116274517088E-05</text:p>
          </table:table-cell>
          <table:table-cell office:value-type="float" office:value="-0.0000553709706248573" calcext:value-type="float">
            <text:p>-5.53709706248573E-05</text:p>
          </table:table-cell>
          <table:table-cell office:value-type="float" office:value="-0.0000335942569792968" calcext:value-type="float">
            <text:p>-3.35942569792968E-05</text:p>
          </table:table-cell>
          <table:table-cell office:value-type="float" office:value="0.0000731933727212697" calcext:value-type="float">
            <text:p>7.31933727212697E-05</text:p>
          </table:table-cell>
          <table:table-cell office:value-type="float" office:value="-0.0000145854156756164" calcext:value-type="float">
            <text:p>-1.45854156756164E-05</text:p>
          </table:table-cell>
          <table:table-cell office:value-type="float" office:value="0.0000202575426513918" calcext:value-type="float">
            <text:p>2.02575426513918E-05</text:p>
          </table:table-cell>
          <table:table-cell office:value-type="float" office:value="-0.0000712908400627987" calcext:value-type="float">
            <text:p>-7.12908400627987E-05</text:p>
          </table:table-cell>
          <table:table-cell office:value-type="float" office:value="0.0000552989142713067" calcext:value-type="float">
            <text:p>5.52989142713067E-05</text:p>
          </table:table-cell>
          <table:table-cell office:value-type="float" office:value="0.0000330204842503012" calcext:value-type="float">
            <text:p>3.30204842503012E-05</text:p>
          </table:table-cell>
          <table:table-cell office:value-type="float" office:value="-0.0000238059098314758" calcext:value-type="float">
            <text:p>-2.38059098314758E-05</text:p>
          </table:table-cell>
          <table:table-cell office:value-type="float" office:value="-0.0000157819177083462" calcext:value-type="float">
            <text:p>-1.57819177083462E-05</text:p>
          </table:table-cell>
          <table:table-cell office:value-type="float" office:value="-0.0000302173535252637" calcext:value-type="float">
            <text:p>-3.02173535252637E-05</text:p>
          </table:table-cell>
          <table:table-cell office:value-type="float" office:value="0.0000493887557539985" calcext:value-type="float">
            <text:p>4.93887557539985E-05</text:p>
          </table:table-cell>
          <table:table-cell office:value-type="float" office:value="0.0000372409787507411" calcext:value-type="float">
            <text:p>3.72409787507411E-05</text:p>
          </table:table-cell>
          <table:table-cell office:value-type="float" office:value="-0.0000520099944740227" calcext:value-type="float">
            <text:p>-5.20099944740227E-05</text:p>
          </table:table-cell>
          <table:table-cell office:value-type="float" office:value="0.000039359302541786" calcext:value-type="float">
            <text:p>3.9359302541786E-05</text:p>
          </table:table-cell>
          <table:table-cell office:value-type="float" office:value="-0.0000892075010041626" calcext:value-type="float">
            <text:p>-8.92075010041626E-05</text:p>
          </table:table-cell>
          <table:table-cell office:value-type="float" office:value="-0.0000585642590663071" calcext:value-type="float">
            <text:p>-5.85642590663071E-05</text:p>
          </table:table-cell>
          <table:table-cell office:value-type="float" office:value="0.000108607171953712" calcext:value-type="float">
            <text:p>0.000108607171954</text:p>
          </table:table-cell>
          <table:table-cell office:value-type="float" office:value="-0.0000402272590017683" calcext:value-type="float">
            <text:p>-4.02272590017683E-05</text:p>
          </table:table-cell>
          <table:table-cell office:value-type="float" office:value="0.0000154012291954109" calcext:value-type="float">
            <text:p>1.54012291954109E-05</text:p>
          </table:table-cell>
          <table:table-cell office:value-type="float" office:value="-0.0000374513041788704" calcext:value-type="float">
            <text:p>-3.74513041788704E-05</text:p>
          </table:table-cell>
          <table:table-cell table:number-columns-repeated="368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326834729528223" calcext:value-type="float">
            <text:p>0.326834729528223</text:p>
          </table:table-cell>
          <table:table-cell table:formula="of:=[.B9]*9.8" office:value-type="float" office:value="3.20298034937658" calcext:value-type="float">
            <text:p>3.20298034937658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334082460834061" calcext:value-type="float">
            <text:p>0.003340824608341</text:p>
          </table:table-cell>
          <table:table-cell table:formula="of:=0.5*[.D12]*(([.D5]-[.C5])/([.D1]-[.C1]))^2" office:value-type="float" office:value="0.00331943171620726" calcext:value-type="float">
            <text:p>0.003319431716207</text:p>
          </table:table-cell>
          <table:table-cell table:formula="of:=0.5*[.E12]*(([.E5]-[.D5])/([.E1]-[.D1]))^2" office:value-type="float" office:value="0.00369023650325005" calcext:value-type="float">
            <text:p>0.00369023650325</text:p>
          </table:table-cell>
          <table:table-cell table:formula="of:=0.5*[.F12]*(([.F5]-[.E5])/([.F1]-[.E1]))^2" office:value-type="float" office:value="0.00580271688066289" calcext:value-type="float">
            <text:p>0.005802716880663</text:p>
          </table:table-cell>
          <table:table-cell table:formula="of:=0.5*[.G12]*(([.G5]-[.F5])/([.G1]-[.F1]))^2" office:value-type="float" office:value="0.033411446337405" calcext:value-type="float">
            <text:p>0.033411446337405</text:p>
          </table:table-cell>
          <table:table-cell table:formula="of:=0.5*[.H12]*(([.H5]-[.G5])/([.H1]-[.G1]))^2" office:value-type="float" office:value="0.0169157910398764" calcext:value-type="float">
            <text:p>0.016915791039876</text:p>
          </table:table-cell>
          <table:table-cell table:formula="of:=0.5*[.I12]*(([.I5]-[.H5])/([.I1]-[.H1]))^2" office:value-type="float" office:value="0.0199603716334548" calcext:value-type="float">
            <text:p>0.019960371633455</text:p>
          </table:table-cell>
          <table:table-cell table:formula="of:=0.5*[.J12]*(([.J5]-[.I5])/([.J1]-[.I1]))^2" office:value-type="float" office:value="0.0147685880531724" calcext:value-type="float">
            <text:p>0.014768588053172</text:p>
          </table:table-cell>
          <table:table-cell table:formula="of:=0.5*[.K12]*(([.K5]-[.J5])/([.K1]-[.J1]))^2" office:value-type="float" office:value="0.00000000432343083551565" calcext:value-type="float">
            <text:p>4.32343083551565E-09</text:p>
          </table:table-cell>
          <table:table-cell table:formula="of:=0.5*[.L12]*(([.L5]-[.K5])/([.L1]-[.K1]))^2" office:value-type="float" office:value="0.000354675472128235" calcext:value-type="float">
            <text:p>0.000354675472128</text:p>
          </table:table-cell>
          <table:table-cell table:formula="of:=0.5*[.M12]*(([.M5]-[.L5])/([.M1]-[.L1]))^2" office:value-type="float" office:value="0.00297928515235959" calcext:value-type="float">
            <text:p>0.00297928515236</text:p>
          </table:table-cell>
          <table:table-cell table:formula="of:=0.5*[.N12]*(([.N5]-[.M5])/([.N1]-[.M1]))^2" office:value-type="float" office:value="0.000344619011562016" calcext:value-type="float">
            <text:p>0.000344619011562</text:p>
          </table:table-cell>
          <table:table-cell table:formula="of:=0.5*[.O12]*(([.O5]-[.N5])/([.O1]-[.N1]))^2" office:value-type="float" office:value="0.00165767123128819" calcext:value-type="float">
            <text:p>0.001657671231288</text:p>
          </table:table-cell>
          <table:table-cell table:formula="of:=0.5*[.P12]*(([.P5]-[.O5])/([.P1]-[.O1]))^2" office:value-type="float" office:value="0.00041590661118535" calcext:value-type="float">
            <text:p>0.000415906611185</text:p>
          </table:table-cell>
          <table:table-cell table:formula="of:=0.5*[.Q12]*(([.Q5]-[.P5])/([.Q1]-[.P1]))^2" office:value-type="float" office:value="0.000189050066395826" calcext:value-type="float">
            <text:p>0.000189050066396</text:p>
          </table:table-cell>
          <table:table-cell table:formula="of:=0.5*[.R12]*(([.R5]-[.Q5])/([.R1]-[.Q1]))^2" office:value-type="float" office:value="0.000369780299761864" calcext:value-type="float">
            <text:p>0.000369780299762</text:p>
          </table:table-cell>
          <table:table-cell table:formula="of:=0.5*[.S12]*(([.S5]-[.R5])/([.S1]-[.R1]))^2" office:value-type="float" office:value="0.00017777564810311" calcext:value-type="float">
            <text:p>0.000177775648103</text:p>
          </table:table-cell>
          <table:table-cell table:formula="of:=0.5*[.T12]*(([.T5]-[.S5])/([.T1]-[.S1]))^2" office:value-type="float" office:value="0.000506172517826922" calcext:value-type="float">
            <text:p>0.000506172517827</text:p>
          </table:table-cell>
          <table:table-cell table:formula="of:=0.5*[.U12]*(([.U5]-[.T5])/([.U1]-[.T1]))^2" office:value-type="float" office:value="0.000069391670637452" calcext:value-type="float">
            <text:p>6.9391670637452E-05</text:p>
          </table:table-cell>
          <table:table-cell table:formula="of:=0.5*[.V12]*(([.V5]-[.U5])/([.V1]-[.U1]))^2" office:value-type="float" office:value="0.000321473965965829" calcext:value-type="float">
            <text:p>0.000321473965966</text:p>
          </table:table-cell>
          <table:table-cell table:formula="of:=0.5*[.W12]*(([.W5]-[.V5])/([.W1]-[.V1]))^2" office:value-type="float" office:value="0.000818615885786882" calcext:value-type="float">
            <text:p>0.000818615885787</text:p>
          </table:table-cell>
          <table:table-cell table:formula="of:=0.5*[.X12]*(([.X5]-[.W5])/([.X1]-[.W1]))^2" office:value-type="float" office:value="0.00593085230018011" calcext:value-type="float">
            <text:p>0.00593085230018</text:p>
          </table:table-cell>
          <table:table-cell table:formula="of:=0.5*[.Y12]*(([.Y5]-[.X5])/([.Y1]-[.X1]))^2" office:value-type="float" office:value="0.000639439594273748" calcext:value-type="float">
            <text:p>0.000639439594274</text:p>
          </table:table-cell>
          <table:table-cell table:formula="of:=0.5*[.Z12]*(([.Z5]-[.Y5])/([.Z1]-[.Y1]))^2" office:value-type="float" office:value="0.000300963515707333" calcext:value-type="float">
            <text:p>0.000300963515707</text:p>
          </table:table-cell>
          <table:table-cell table:formula="of:=0.5*[.AA12]*(([.AA5]-[.Z5])/([.AA1]-[.Z1]))^2" office:value-type="float" office:value="0.00251236007575091" calcext:value-type="float">
            <text:p>0.002512360075751</text:p>
          </table:table-cell>
          <table:table-cell table:formula="of:=0.5*[.AB12]*(([.AB5]-[.AA5])/([.AB1]-[.AA1]))^2" office:value-type="float" office:value="0.000732269181318239" calcext:value-type="float">
            <text:p>0.000732269181318</text:p>
          </table:table-cell>
          <table:table-cell table:formula="of:=0.5*[.AC12]*(([.AC5]-[.AB5])/([.AC1]-[.AB1]))^2" office:value-type="float" office:value="0.000357975268759389" calcext:value-type="float">
            <text:p>0.000357975268759</text:p>
          </table:table-cell>
          <table:table-cell table:formula="of:=0.5*[.AD12]*(([.AD5]-[.AC5])/([.AD1]-[.AC1]))^2" office:value-type="float" office:value="0.000154625933630496" calcext:value-type="float">
            <text:p>0.00015462593363</text:p>
          </table:table-cell>
          <table:table-cell table:formula="of:=0.5*[.AE12]*(([.AE5]-[.AD5])/([.AE1]-[.AD1]))^2" office:value-type="float" office:value="0.0000787173043439241" calcext:value-type="float">
            <text:p>7.87173043439241E-05</text:p>
          </table:table-cell>
          <table:table-cell table:formula="of:=0.5*[.AF12]*(([.AF5]-[.AE5])/([.AF1]-[.AE1]))^2" office:value-type="float" office:value="0.000000100515420018757" calcext:value-type="float">
            <text:p>1.00515420018757E-07</text:p>
          </table:table-cell>
          <table:table-cell table:formula="of:=0.5*[.AG12]*(([.AG5]-[.AF5])/([.AG1]-[.AF1]))^2" office:value-type="float" office:value="0.000303523688467672" calcext:value-type="float">
            <text:p>0.000303523688468</text:p>
          </table:table-cell>
          <table:table-cell table:formula="of:=0.5*[.AH12]*(([.AH5]-[.AG5])/([.AH1]-[.AG1]))^2" office:value-type="float" office:value="0.0000883866481305052" calcext:value-type="float">
            <text:p>8.83866481305052E-05</text:p>
          </table:table-cell>
          <table:table-cell table:formula="of:=0.5*[.AI12]*(([.AI5]-[.AH5])/([.AI1]-[.AH1]))^2" office:value-type="float" office:value="0.0000511786618606676" calcext:value-type="float">
            <text:p>5.11786618606676E-05</text:p>
          </table:table-cell>
          <table:table-cell table:formula="of:=0.5*[.AJ12]*(([.AJ5]-[.AI5])/([.AJ1]-[.AI1]))^2" office:value-type="float" office:value="0.00122999946018483" calcext:value-type="float">
            <text:p>0.001229999460185</text:p>
          </table:table-cell>
          <table:table-cell table:formula="of:=0.5*[.AK12]*(([.AK5]-[.AJ5])/([.AK1]-[.AJ1]))^2" office:value-type="float" office:value="0.00186245362659733" calcext:value-type="float">
            <text:p>0.001862453626597</text:p>
          </table:table-cell>
          <table:table-cell table:formula="of:=0.5*[.AL12]*(([.AL5]-[.AK5])/([.AL1]-[.AK1]))^2" office:value-type="float" office:value="0.000216787677937015" calcext:value-type="float">
            <text:p>0.000216787677937</text:p>
          </table:table-cell>
          <table:table-cell table:formula="of:=0.5*[.AM12]*(([.AM5]-[.AL5])/([.AM1]-[.AL1]))^2" office:value-type="float" office:value="0.000380893944668021" calcext:value-type="float">
            <text:p>0.000380893944668</text:p>
          </table:table-cell>
          <table:table-cell table:formula="of:=0.5*[.AN12]*(([.AN5]-[.AM5])/([.AN1]-[.AM1]))^2" office:value-type="float" office:value="0.0000493695273015591" calcext:value-type="float">
            <text:p>4.93695273015591E-05</text:p>
          </table:table-cell>
          <table:table-cell table:formula="of:=0.5*[.AO12]*(([.AO5]-[.AN5])/([.AO1]-[.AN1]))^2" office:value-type="float" office:value="0.0000153361123991165" calcext:value-type="float">
            <text:p>1.53361123991165E-05</text:p>
          </table:table-cell>
          <table:table-cell table:formula="of:=0.5*[.AP12]*(([.AP5]-[.AO5])/([.AP1]-[.AO1]))^2" office:value-type="float" office:value="0.000333742756936827" calcext:value-type="float">
            <text:p>0.000333742756937</text:p>
          </table:table-cell>
          <table:table-cell table:formula="of:=0.5*[.AQ12]*(([.AQ5]-[.AP5])/([.AQ1]-[.AP1]))^2" office:value-type="float" office:value="0.0013169240099324" calcext:value-type="float">
            <text:p>0.001316924009932</text:p>
          </table:table-cell>
          <table:table-cell table:formula="of:=0.5*[.AR12]*(([.AR5]-[.AQ5])/([.AR1]-[.AQ1]))^2" office:value-type="float" office:value="0.000701091348867994" calcext:value-type="float">
            <text:p>0.000701091348868</text:p>
          </table:table-cell>
          <table:table-cell table:formula="of:=0.5*[.AS12]*(([.AS5]-[.AR5])/([.AS1]-[.AR1]))^2" office:value-type="float" office:value="0.00164105498910438" calcext:value-type="float">
            <text:p>0.001641054989104</text:p>
          </table:table-cell>
          <table:table-cell table:formula="of:=0.5*[.AT12]*(([.AT5]-[.AS5])/([.AT1]-[.AS1]))^2" office:value-type="float" office:value="0.00504331360171906" calcext:value-type="float">
            <text:p>0.005043313601719</text:p>
          </table:table-cell>
          <table:table-cell table:formula="of:=0.5*[.AU12]*(([.AU5]-[.AT5])/([.AU1]-[.AT1]))^2" office:value-type="float" office:value="0.0199085903012146" calcext:value-type="float">
            <text:p>0.019908590301215</text:p>
          </table:table-cell>
          <table:table-cell table:formula="of:=0.5*[.AV12]*(([.AV5]-[.AU5])/([.AV1]-[.AU1]))^2" office:value-type="float" office:value="0.0322834499359217" calcext:value-type="float">
            <text:p>0.032283449935922</text:p>
          </table:table-cell>
          <table:table-cell table:formula="of:=0.5*[.AW12]*(([.AW5]-[.AV5])/([.AW1]-[.AV1]))^2" office:value-type="float" office:value="0.0000000189947613203057" calcext:value-type="float">
            <text:p>1.89947613203057E-08</text:p>
          </table:table-cell>
          <table:table-cell table:formula="of:=0.5*[.AX12]*(([.AX5]-[.AW5])/([.AX1]-[.AW1]))^2" office:value-type="float" office:value="0.000000899036894064994" calcext:value-type="float">
            <text:p>8.99036894064994E-07</text:p>
          </table:table-cell>
          <table:table-cell table:formula="of:=0.5*[.AY12]*(([.AY5]-[.AX5])/([.AY1]-[.AX1]))^2" office:value-type="float" office:value="0.0128577572120451" calcext:value-type="float">
            <text:p>0.012857757212045</text:p>
          </table:table-cell>
          <table:table-cell table:formula="of:=0.5*[.AZ12]*(([.AZ5]-[.AY5])/([.AZ1]-[.AY1]))^2" office:value-type="float" office:value="0.00489981620821163" calcext:value-type="float">
            <text:p>0.004899816208212</text:p>
          </table:table-cell>
          <table:table-cell table:formula="of:=0.5*[.BA12]*(([.BA5]-[.AZ5])/([.BA1]-[.AZ1]))^2" office:value-type="float" office:value="0.00189120130455071" calcext:value-type="float">
            <text:p>0.001891201304551</text:p>
          </table:table-cell>
          <table:table-cell table:formula="of:=0.5*[.BB12]*(([.BB5]-[.BA5])/([.BB1]-[.BA1]))^2" office:value-type="float" office:value="0.000213809947215712" calcext:value-type="float">
            <text:p>0.000213809947216</text:p>
          </table:table-cell>
          <table:table-cell table:formula="of:=0.5*[.BC12]*(([.BC5]-[.BB5])/([.BC1]-[.BB1]))^2" office:value-type="float" office:value="0.000496354786857435" calcext:value-type="float">
            <text:p>0.000496354786857</text:p>
          </table:table-cell>
          <table:table-cell table:formula="of:=0.5*[.BD12]*(([.BD5]-[.BC5])/([.BD1]-[.BC1]))^2" office:value-type="float" office:value="0.0224571178751806" calcext:value-type="float">
            <text:p>0.022457117875181</text:p>
          </table:table-cell>
          <table:table-cell table:formula="of:=0.5*[.BE12]*(([.BE5]-[.BD5])/([.BE1]-[.BD1]))^2" office:value-type="float" office:value="0.00917815230965947" calcext:value-type="float">
            <text:p>0.009178152309659</text:p>
          </table:table-cell>
          <table:table-cell table:formula="of:=0.5*[.BF12]*(([.BF5]-[.BE5])/([.BF1]-[.BE1]))^2" office:value-type="float" office:value="0.023829972085685" calcext:value-type="float">
            <text:p>0.023829972085685</text:p>
          </table:table-cell>
          <table:table-cell table:formula="of:=0.5*[.BG12]*(([.BG5]-[.BF5])/([.BG1]-[.BF1]))^2" office:value-type="float" office:value="0.0000892186654028332" calcext:value-type="float">
            <text:p>8.92186654028332E-05</text:p>
          </table:table-cell>
          <table:table-cell table:formula="of:=0.5*[.BH12]*(([.BH5]-[.BG5])/([.BH1]-[.BG1]))^2" office:value-type="float" office:value="0.034021147697394" calcext:value-type="float">
            <text:p>0.034021147697394</text:p>
          </table:table-cell>
          <table:table-cell table:formula="of:=0.5*[.BI12]*(([.BI5]-[.BH5])/([.BI1]-[.BH1]))^2" office:value-type="float" office:value="0.00718450341115089" calcext:value-type="float">
            <text:p>0.007184503411151</text:p>
          </table:table-cell>
          <table:table-cell table:formula="of:=0.5*[.BJ12]*(([.BJ5]-[.BI5])/([.BJ1]-[.BI1]))^2" office:value-type="float" office:value="0.0132611376135913" calcext:value-type="float">
            <text:p>0.013261137613591</text:p>
          </table:table-cell>
          <table:table-cell table:formula="of:=0.5*[.BK12]*(([.BK5]-[.BJ5])/([.BK1]-[.BJ1]))^2" office:value-type="float" office:value="0.0119890268915802" calcext:value-type="float">
            <text:p>0.01198902689158</text:p>
          </table:table-cell>
          <table:table-cell table:formula="of:=0.5*[.BL12]*(([.BL5]-[.BK5])/([.BL1]-[.BK1]))^2" office:value-type="float" office:value="0.00296159761832039" calcext:value-type="float">
            <text:p>0.00296159761832</text:p>
          </table:table-cell>
          <table:table-cell table:formula="of:=0.5*[.BM12]*(([.BM5]-[.BL5])/([.BM1]-[.BL1]))^2" office:value-type="float" office:value="0.00670309632310556" calcext:value-type="float">
            <text:p>0.006703096323106</text:p>
          </table:table-cell>
          <table:table-cell table:formula="of:=0.5*[.BN12]*(([.BN5]-[.BM5])/([.BN1]-[.BM1]))^2" office:value-type="float" office:value="0.00261003715732314" calcext:value-type="float">
            <text:p>0.002610037157323</text:p>
          </table:table-cell>
          <table:table-cell table:formula="of:=0.5*[.BO12]*(([.BO5]-[.BN5])/([.BO1]-[.BN1]))^2" office:value-type="float" office:value="0.00245035057915445" calcext:value-type="float">
            <text:p>0.002450350579154</text:p>
          </table:table-cell>
          <table:table-cell table:formula="of:=0.5*[.BP12]*(([.BP5]-[.BO5])/([.BP1]-[.BO1]))^2" office:value-type="float" office:value="0.0100587040445586" calcext:value-type="float">
            <text:p>0.010058704044559</text:p>
          </table:table-cell>
          <table:table-cell table:formula="of:=0.5*[.BQ12]*(([.BQ5]-[.BP5])/([.BQ1]-[.BP1]))^2" office:value-type="float" office:value="0.00858503460808039" calcext:value-type="float">
            <text:p>0.00858503460808</text:p>
          </table:table-cell>
          <table:table-cell table:formula="of:=0.5*[.BR12]*(([.BR5]-[.BQ5])/([.BR1]-[.BQ1]))^2" office:value-type="float" office:value="0.014189360033045" calcext:value-type="float">
            <text:p>0.014189360033045</text:p>
          </table:table-cell>
          <table:table-cell table:formula="of:=0.5*[.BS12]*(([.BS5]-[.BR5])/([.BS1]-[.BR1]))^2" office:value-type="float" office:value="0.025665993431595" calcext:value-type="float">
            <text:p>0.025665993431595</text:p>
          </table:table-cell>
          <table:table-cell table:formula="of:=0.5*[.BT12]*(([.BT5]-[.BS5])/([.BT1]-[.BS1]))^2" office:value-type="float" office:value="0.0412882238627991" calcext:value-type="float">
            <text:p>0.041288223862799</text:p>
          </table:table-cell>
          <table:table-cell table:formula="of:=0.5*[.BU12]*(([.BU5]-[.BT5])/([.BU1]-[.BT1]))^2" office:value-type="float" office:value="0.0421044012255023" calcext:value-type="float">
            <text:p>0.042104401225502</text:p>
          </table:table-cell>
          <table:table-cell table:formula="of:=0.5*[.BV12]*(([.BV5]-[.BU5])/([.BV1]-[.BU1]))^2" office:value-type="float" office:value="0.0390079977680566" calcext:value-type="float">
            <text:p>0.039007997768057</text:p>
          </table:table-cell>
          <table:table-cell table:formula="of:=0.5*[.BW12]*(([.BW5]-[.BV5])/([.BW1]-[.BV1]))^2" office:value-type="float" office:value="0.0315834465841781" calcext:value-type="float">
            <text:p>0.031583446584178</text:p>
          </table:table-cell>
          <table:table-cell table:formula="of:=0.5*[.BX12]*(([.BX5]-[.BW5])/([.BX1]-[.BW1]))^2" office:value-type="float" office:value="0.00900280974461424" calcext:value-type="float">
            <text:p>0.009002809744614</text:p>
          </table:table-cell>
          <table:table-cell table:formula="of:=0.5*[.BY12]*(([.BY5]-[.BX5])/([.BY1]-[.BX1]))^2" office:value-type="float" office:value="0.00000165897252112889" calcext:value-type="float">
            <text:p>1.65897252112889E-06</text:p>
          </table:table-cell>
          <table:table-cell table:formula="of:=0.5*[.BZ12]*(([.BZ5]-[.BY5])/([.BZ1]-[.BY1]))^2" office:value-type="float" office:value="0.0018318526315532" calcext:value-type="float">
            <text:p>0.001831852631553</text:p>
          </table:table-cell>
          <table:table-cell table:formula="of:=0.5*[.CA12]*(([.CA5]-[.BZ5])/([.CA1]-[.BZ1]))^2" office:value-type="float" office:value="0.000805049737167724" calcext:value-type="float">
            <text:p>0.000805049737168</text:p>
          </table:table-cell>
          <table:table-cell table:formula="of:=0.5*[.CB12]*(([.CB5]-[.CA5])/([.CB1]-[.CA1]))^2" office:value-type="float" office:value="0.00461713741555982" calcext:value-type="float">
            <text:p>0.00461713741556</text:p>
          </table:table-cell>
          <table:table-cell table:formula="of:=0.5*[.CC12]*(([.CC5]-[.CB5])/([.CC1]-[.CB1]))^2" office:value-type="float" office:value="0.00364556478253807" calcext:value-type="float">
            <text:p>0.003645564782538</text:p>
          </table:table-cell>
          <table:table-cell table:formula="of:=0.5*[.CD12]*(([.CD5]-[.CC5])/([.CD1]-[.CC1]))^2" office:value-type="float" office:value="0.00804956019826282" calcext:value-type="float">
            <text:p>0.008049560198263</text:p>
          </table:table-cell>
          <table:table-cell table:formula="of:=0.5*[.CE12]*(([.CE5]-[.CD5])/([.CE1]-[.CD1]))^2" office:value-type="float" office:value="0.0000000659034105066251" calcext:value-type="float">
            <text:p>6.59034105066251E-08</text:p>
          </table:table-cell>
          <table:table-cell table:formula="of:=0.5*[.CF12]*(([.CF5]-[.CE5])/([.CF1]-[.CE1]))^2" office:value-type="float" office:value="0.00117721307809403" calcext:value-type="float">
            <text:p>0.001177213078094</text:p>
          </table:table-cell>
          <table:table-cell table:formula="of:=0.5*[.CG12]*(([.CG5]-[.CF5])/([.CG1]-[.CF1]))^2" office:value-type="float" office:value="0.0000547778146696218" calcext:value-type="float">
            <text:p>5.47778146696218E-05</text:p>
          </table:table-cell>
          <table:table-cell table:formula="of:=0.5*[.CH12]*(([.CH5]-[.CG5])/([.CH1]-[.CG1]))^2" office:value-type="float" office:value="0.000969995207551573" calcext:value-type="float">
            <text:p>0.000969995207552</text:p>
          </table:table-cell>
          <table:table-cell table:formula="of:=0.5*[.CI12]*(([.CI5]-[.CH5])/([.CI1]-[.CH1]))^2" office:value-type="float" office:value="0.000319279208540293" calcext:value-type="float">
            <text:p>0.00031927920854</text:p>
          </table:table-cell>
          <table:table-cell table:formula="of:=0.5*[.CJ12]*(([.CJ5]-[.CI5])/([.CJ1]-[.CI1]))^2" office:value-type="float" office:value="0.000471317265806903" calcext:value-type="float">
            <text:p>0.000471317265807</text:p>
          </table:table-cell>
          <table:table-cell table:formula="of:=0.5*[.CK12]*(([.CK5]-[.CJ5])/([.CK1]-[.CJ1]))^2" office:value-type="float" office:value="0.000314087786674834" calcext:value-type="float">
            <text:p>0.000314087786675</text:p>
          </table:table-cell>
          <table:table-cell table:formula="of:=0.5*[.CL12]*(([.CL5]-[.CK5])/([.CL1]-[.CK1]))^2" office:value-type="float" office:value="0.000428688026316957" calcext:value-type="float">
            <text:p>0.000428688026317</text:p>
          </table:table-cell>
          <table:table-cell table:formula="of:=0.5*[.CM12]*(([.CM5]-[.CL5])/([.CM1]-[.CL1]))^2" office:value-type="float" office:value="0.00164934394833037" calcext:value-type="float">
            <text:p>0.00164934394833</text:p>
          </table:table-cell>
          <table:table-cell table:formula="of:=0.5*[.CN12]*(([.CN5]-[.CM5])/([.CN1]-[.CM1]))^2" office:value-type="float" office:value="0.00217327195264878" calcext:value-type="float">
            <text:p>0.002173271952649</text:p>
          </table:table-cell>
          <table:table-cell table:formula="of:=0.5*[.CO12]*(([.CO5]-[.CN5])/([.CO1]-[.CN1]))^2" office:value-type="float" office:value="0.000187908279214328" calcext:value-type="float">
            <text:p>0.000187908279214</text:p>
          </table:table-cell>
          <table:table-cell table:formula="of:=0.5*[.CP12]*(([.CP5]-[.CO5])/([.CP1]-[.CO1]))^2" office:value-type="float" office:value="0.000175441869628668" calcext:value-type="float">
            <text:p>0.000175441869629</text:p>
          </table:table-cell>
          <table:table-cell table:formula="of:=0.5*[.CQ12]*(([.CQ5]-[.CP5])/([.CQ1]-[.CP1]))^2" office:value-type="float" office:value="0.0000922456592946027" calcext:value-type="float">
            <text:p>9.22456592946027E-05</text:p>
          </table:table-cell>
          <table:table-cell table:formula="of:=0.5*[.CR12]*(([.CR5]-[.CQ5])/([.CR1]-[.CQ1]))^2" office:value-type="float" office:value="0.00000177774755971795" calcext:value-type="float">
            <text:p>1.77774755971795E-06</text:p>
          </table:table-cell>
          <table:table-cell table:formula="of:=0.5*[.CS12]*(([.CS5]-[.CR5])/([.CS1]-[.CR1]))^2" office:value-type="float" office:value="0.000000322665481011904" calcext:value-type="float">
            <text:p>3.22665481011904E-07</text:p>
          </table:table-cell>
          <table:table-cell table:formula="of:=0.5*[.CT12]*(([.CT5]-[.CS5])/([.CT1]-[.CS1]))^2" office:value-type="float" office:value="0.000170572953084907" calcext:value-type="float">
            <text:p>0.000170572953085</text:p>
          </table:table-cell>
          <table:table-cell table:formula="of:=0.5*[.CU12]*(([.CU5]-[.CT5])/([.CU1]-[.CT1]))^2" office:value-type="float" office:value="0.00000897717534006128" calcext:value-type="float">
            <text:p>8.97717534006128E-06</text:p>
          </table:table-cell>
          <table:table-cell table:formula="of:=0.5*[.CV12]*(([.CV5]-[.CU5])/([.CV1]-[.CU1]))^2" office:value-type="float" office:value="0.0000036649052490634" calcext:value-type="float">
            <text:p>3.6649052490634E-06</text:p>
          </table:table-cell>
          <table:table-cell table:formula="of:=0.5*[.CW12]*(([.CW5]-[.CV5])/([.CW1]-[.CV1]))^2" office:value-type="float" office:value="0.00000711108994428889" calcext:value-type="float">
            <text:p>7.11108994428889E-06</text:p>
          </table:table-cell>
          <table:table-cell table:formula="of:=0.5*[.CX12]*(([.CX5]-[.CW5])/([.CX1]-[.CW1]))^2" office:value-type="float" office:value="0.00000650175387784247" calcext:value-type="float">
            <text:p>6.50175387784247E-06</text:p>
          </table:table-cell>
          <table:table-cell table:formula="of:=0.5*[.CY12]*(([.CY5]-[.CX5])/([.CY1]-[.CX1]))^2" office:value-type="float" office:value="0.000026594764082463" calcext:value-type="float">
            <text:p>2.6594764082463E-05</text:p>
          </table:table-cell>
          <table:table-cell table:formula="of:=0.5*[.CZ12]*(([.CZ5]-[.CY5])/([.CZ1]-[.CY1]))^2" office:value-type="float" office:value="0.0000135580204113787" calcext:value-type="float">
            <text:p>1.35580204113787E-05</text:p>
          </table:table-cell>
          <table:table-cell table:formula="of:=0.5*[.DA12]*(([.DA5]-[.CZ5])/([.DA1]-[.CZ1]))^2" office:value-type="float" office:value="0.000000204859758507869" calcext:value-type="float">
            <text:p>2.04859758507869E-07</text:p>
          </table:table-cell>
          <table:table-cell table:formula="of:=0.5*[.DB12]*(([.DB5]-[.DA5])/([.DB1]-[.DA1]))^2" office:value-type="float" office:value="0.0000000986798709036099" calcext:value-type="float">
            <text:p>9.86798709036099E-08</text:p>
          </table:table-cell>
          <table:table-cell table:formula="of:=0.5*[.DC12]*(([.DC5]-[.DB5])/([.DC1]-[.DB1]))^2" office:value-type="float" office:value="0.0000001595273951847" calcext:value-type="float">
            <text:p>1.595273951847E-07</text:p>
          </table:table-cell>
          <table:table-cell table:formula="of:=0.5*[.DD12]*(([.DD5]-[.DC5])/([.DD1]-[.DC1]))^2" office:value-type="float" office:value="0.0000114659360374711" calcext:value-type="float">
            <text:p>1.14659360374711E-05</text:p>
          </table:table-cell>
          <table:table-cell table:formula="of:=0.5*[.DE12]*(([.DE5]-[.DD5])/([.DE1]-[.DD1]))^2" office:value-type="float" office:value="0.00000173988324109298" calcext:value-type="float">
            <text:p>1.73988324109298E-06</text:p>
          </table:table-cell>
          <table:table-cell table:formula="of:=0.5*[.DF12]*(([.DF5]-[.DE5])/([.DF1]-[.DE1]))^2" office:value-type="float" office:value="0.0000277822230231142" calcext:value-type="float">
            <text:p>2.77822230231142E-05</text:p>
          </table:table-cell>
          <table:table-cell table:formula="of:=0.5*[.DG12]*(([.DG5]-[.DF5])/([.DG1]-[.DF1]))^2" office:value-type="float" office:value="0.000051834964335849" calcext:value-type="float">
            <text:p>5.1834964335849E-05</text:p>
          </table:table-cell>
          <table:table-cell table:formula="of:=0.5*[.DH12]*(([.DH5]-[.DG5])/([.DH1]-[.DG1]))^2" office:value-type="float" office:value="0.00000891416406813094" calcext:value-type="float">
            <text:p>8.91416406813094E-06</text:p>
          </table:table-cell>
          <table:table-cell table:formula="of:=0.5*[.DI12]*(([.DI5]-[.DH5])/([.DI1]-[.DH1]))^2" office:value-type="float" office:value="0.00000492608766021824" calcext:value-type="float">
            <text:p>4.92608766021824E-06</text:p>
          </table:table-cell>
          <table:table-cell table:formula="of:=0.5*[.DJ12]*(([.DJ5]-[.DI5])/([.DJ1]-[.DI1]))^2" office:value-type="float" office:value="0.00000222688674863719" calcext:value-type="float">
            <text:p>2.22688674863719E-06</text:p>
          </table:table-cell>
          <table:table-cell table:formula="of:=0.5*[.DK12]*(([.DK5]-[.DJ5])/([.DK1]-[.DJ1]))^2" office:value-type="float" office:value="0.0000168068755543407" calcext:value-type="float">
            <text:p>1.68068755543407E-05</text:p>
          </table:table-cell>
          <table:table-cell table:formula="of:=0.5*[.DL12]*(([.DL5]-[.DK5])/([.DL1]-[.DK1]))^2" office:value-type="float" office:value="0.00000108240719433695" calcext:value-type="float">
            <text:p>1.08240719433695E-06</text:p>
          </table:table-cell>
          <table:table-cell table:formula="of:=0.5*[.DM12]*(([.DM5]-[.DL5])/([.DM1]-[.DL1]))^2" office:value-type="float" office:value="0.00000164043520548211" calcext:value-type="float">
            <text:p>1.64043520548211E-06</text:p>
          </table:table-cell>
          <table:table-cell table:formula="of:=0.5*[.DN12]*(([.DN5]-[.DM5])/([.DN1]-[.DM1]))^2" office:value-type="float" office:value="0.000000102032711599697" calcext:value-type="float">
            <text:p>1.02032711599697E-07</text:p>
          </table:table-cell>
          <table:table-cell table:formula="of:=0.5*[.DO12]*(([.DO5]-[.DN5])/([.DO1]-[.DN1]))^2" office:value-type="float" office:value="0.00000354254366144848" calcext:value-type="float">
            <text:p>3.54254366144848E-06</text:p>
          </table:table-cell>
          <table:table-cell table:formula="of:=0.5*[.DP12]*(([.DP5]-[.DO5])/([.DP1]-[.DO1]))^2" office:value-type="float" office:value="0.00000917290546608799" calcext:value-type="float">
            <text:p>9.17290546608799E-06</text:p>
          </table:table-cell>
          <table:table-cell table:formula="of:=0.5*[.DQ12]*(([.DQ5]-[.DP5])/([.DQ1]-[.DP1]))^2" office:value-type="float" office:value="0.000000000814717817194273" calcext:value-type="float">
            <text:p>8.14717817194273E-10</text:p>
          </table:table-cell>
          <table:table-cell table:formula="of:=0.5*[.DR12]*(([.DR5]-[.DQ5])/([.DR1]-[.DQ1]))^2" office:value-type="float" office:value="0.00000161823331881712" calcext:value-type="float">
            <text:p>1.61823331881712E-06</text:p>
          </table:table-cell>
          <table:table-cell table:formula="of:=0.5*[.DS12]*(([.DS5]-[.DR5])/([.DS1]-[.DR1]))^2" office:value-type="float" office:value="0.000000922305554776196" calcext:value-type="float">
            <text:p>9.22305554776196E-07</text:p>
          </table:table-cell>
          <table:table-cell table:formula="of:=0.5*[.DT12]*(([.DT5]-[.DS5])/([.DT1]-[.DS1]))^2" office:value-type="float" office:value="0.00000873360279219911" calcext:value-type="float">
            <text:p>8.73360279219911E-06</text:p>
          </table:table-cell>
          <table:table-cell table:formula="of:=0.5*[.DU12]*(([.DU5]-[.DT5])/([.DU1]-[.DT1]))^2" office:value-type="float" office:value="0.0000125393911155999" calcext:value-type="float">
            <text:p>1.25393911155999E-05</text:p>
          </table:table-cell>
          <table:table-cell table:formula="of:=0.5*[.DV12]*(([.DV5]-[.DU5])/([.DV1]-[.DU1]))^2" office:value-type="float" office:value="0.0000000320185470535396" calcext:value-type="float">
            <text:p>3.20185470535396E-08</text:p>
          </table:table-cell>
          <table:table-cell table:formula="of:=0.5*[.DW12]*(([.DW5]-[.DV5])/([.DW1]-[.DV1]))^2" office:value-type="float" office:value="0.00000601290085682914" calcext:value-type="float">
            <text:p>6.01290085682914E-06</text:p>
          </table:table-cell>
          <table:table-cell table:formula="of:=0.5*[.DX12]*(([.DX5]-[.DW5])/([.DX1]-[.DW1]))^2" office:value-type="float" office:value="0.0000197195081295857" calcext:value-type="float">
            <text:p>1.97195081295857E-05</text:p>
          </table:table-cell>
          <table:table-cell table:formula="of:=0.5*[.DY12]*(([.DY5]-[.DX5])/([.DY1]-[.DX1]))^2" office:value-type="float" office:value="0.00000045208407345614" calcext:value-type="float">
            <text:p>4.5208407345614E-07</text:p>
          </table:table-cell>
          <table:table-cell table:formula="of:=0.5*[.DZ12]*(([.DZ5]-[.DY5])/([.DZ1]-[.DY1]))^2" office:value-type="float" office:value="0.000000365428678820819" calcext:value-type="float">
            <text:p>3.65428678820819E-07</text:p>
          </table:table-cell>
          <table:table-cell table:formula="of:=0.5*[.EA12]*(([.EA5]-[.DZ5])/([.EA1]-[.DZ1]))^2" office:value-type="float" office:value="0.0000198304481358163" calcext:value-type="float">
            <text:p>1.98304481358163E-05</text:p>
          </table:table-cell>
          <table:table-cell table:formula="of:=0.5*[.EB12]*(([.EB5]-[.EA5])/([.EB1]-[.EA1]))^2" office:value-type="float" office:value="0.0000121948623421875" calcext:value-type="float">
            <text:p>1.21948623421875E-05</text:p>
          </table:table-cell>
          <table:table-cell table:formula="of:=0.5*[.EC12]*(([.EC5]-[.EB5])/([.EC1]-[.EB1]))^2" office:value-type="float" office:value="0.0000143851980286677" calcext:value-type="float">
            <text:p>1.43851980286677E-05</text:p>
          </table:table-cell>
          <table:table-cell table:formula="of:=0.5*[.ED12]*(([.ED5]-[.EC5])/([.ED1]-[.EC1]))^2" office:value-type="float" office:value="0.00000334481970674082" calcext:value-type="float">
            <text:p>3.34481970674082E-06</text:p>
          </table:table-cell>
          <table:table-cell table:formula="of:=0.5*[.EE12]*(([.EE5]-[.ED5])/([.EE1]-[.ED1]))^2" office:value-type="float" office:value="0.000000598390584056947" calcext:value-type="float">
            <text:p>5.98390584056947E-07</text:p>
          </table:table-cell>
          <table:table-cell table:formula="of:=0.5*[.EF12]*(([.EF5]-[.EE5])/([.EF1]-[.EE1]))^2" office:value-type="float" office:value="0.000000343839248013333" calcext:value-type="float">
            <text:p>3.43839248013333E-07</text:p>
          </table:table-cell>
          <table:table-cell table:formula="of:=0.5*[.EG12]*(([.EG5]-[.EF5])/([.EG1]-[.EF1]))^2" office:value-type="float" office:value="0.0000781663441192015" calcext:value-type="float">
            <text:p>7.81663441192015E-05</text:p>
          </table:table-cell>
          <table:table-cell table:formula="of:=0.5*[.EH12]*(([.EH5]-[.EG5])/([.EH1]-[.EG1]))^2" office:value-type="float" office:value="0.00028412065537186" calcext:value-type="float">
            <text:p>0.000284120655372</text:p>
          </table:table-cell>
          <table:table-cell table:formula="of:=0.5*[.EI12]*(([.EI5]-[.EH5])/([.EI1]-[.EH1]))^2" office:value-type="float" office:value="0.00178499356585896" calcext:value-type="float">
            <text:p>0.001784993565859</text:p>
          </table:table-cell>
          <table:table-cell table:formula="of:=0.5*[.EJ12]*(([.EJ5]-[.EI5])/([.EJ1]-[.EI1]))^2" office:value-type="float" office:value="0.00133050017702237" calcext:value-type="float">
            <text:p>0.001330500177022</text:p>
          </table:table-cell>
          <table:table-cell table:formula="of:=0.5*[.EK12]*(([.EK5]-[.EJ5])/([.EK1]-[.EJ1]))^2" office:value-type="float" office:value="0.0012993150260037" calcext:value-type="float">
            <text:p>0.001299315026004</text:p>
          </table:table-cell>
          <table:table-cell table:formula="of:=0.5*[.EL12]*(([.EL5]-[.EK5])/([.EL1]-[.EK1]))^2" office:value-type="float" office:value="0.00483843454068727" calcext:value-type="float">
            <text:p>0.004838434540687</text:p>
          </table:table-cell>
          <table:table-cell table:formula="of:=0.5*[.EM12]*(([.EM5]-[.EL5])/([.EM1]-[.EL1]))^2" office:value-type="float" office:value="0.0288702281283162" calcext:value-type="float">
            <text:p>0.028870228128316</text:p>
          </table:table-cell>
          <table:table-cell table:formula="of:=0.5*[.EN12]*(([.EN5]-[.EM5])/([.EN1]-[.EM1]))^2" office:value-type="float" office:value="0.0216089655594687" calcext:value-type="float">
            <text:p>0.021608965559469</text:p>
          </table:table-cell>
          <table:table-cell table:formula="of:=0.5*[.EO12]*(([.EO5]-[.EN5])/([.EO1]-[.EN1]))^2" office:value-type="float" office:value="0.0199191828715635" calcext:value-type="float">
            <text:p>0.019919182871564</text:p>
          </table:table-cell>
          <table:table-cell table:formula="of:=0.5*[.EP12]*(([.EP5]-[.EO5])/([.EP1]-[.EO1]))^2" office:value-type="float" office:value="0.000789716992817664" calcext:value-type="float">
            <text:p>0.000789716992818</text:p>
          </table:table-cell>
          <table:table-cell table:formula="of:=0.5*[.EQ12]*(([.EQ5]-[.EP5])/([.EQ1]-[.EP1]))^2" office:value-type="float" office:value="0.00253223960996038" calcext:value-type="float">
            <text:p>0.00253223960996</text:p>
          </table:table-cell>
          <table:table-cell table:formula="of:=0.5*[.ER12]*(([.ER5]-[.EQ5])/([.ER1]-[.EQ1]))^2" office:value-type="float" office:value="0.0117610740972658" calcext:value-type="float">
            <text:p>0.011761074097266</text:p>
          </table:table-cell>
          <table:table-cell table:formula="of:=0.5*[.ES12]*(([.ES5]-[.ER5])/([.ES1]-[.ER1]))^2" office:value-type="float" office:value="0.0113525149037146" calcext:value-type="float">
            <text:p>0.011352514903715</text:p>
          </table:table-cell>
          <table:table-cell table:formula="of:=0.5*[.ET12]*(([.ET5]-[.ES5])/([.ET1]-[.ES1]))^2" office:value-type="float" office:value="0.000378891406986072" calcext:value-type="float">
            <text:p>0.000378891406986</text:p>
          </table:table-cell>
          <table:table-cell table:formula="of:=0.5*[.EU12]*(([.EU5]-[.ET5])/([.EU1]-[.ET1]))^2" office:value-type="float" office:value="0.00550218757071714" calcext:value-type="float">
            <text:p>0.005502187570717</text:p>
          </table:table-cell>
          <table:table-cell table:formula="of:=0.5*[.EV12]*(([.EV5]-[.EU5])/([.EV1]-[.EU1]))^2" office:value-type="float" office:value="0.00186385501639848" calcext:value-type="float">
            <text:p>0.001863855016398</text:p>
          </table:table-cell>
          <table:table-cell table:formula="of:=0.5*[.EW12]*(([.EW5]-[.EV5])/([.EW1]-[.EV1]))^2" office:value-type="float" office:value="0.000133268864271574" calcext:value-type="float">
            <text:p>0.000133268864272</text:p>
          </table:table-cell>
          <table:table-cell table:formula="of:=0.5*[.EX12]*(([.EX5]-[.EW5])/([.EX1]-[.EW1]))^2" office:value-type="float" office:value="0.00212212599051028" calcext:value-type="float">
            <text:p>0.00212212599051</text:p>
          </table:table-cell>
          <table:table-cell table:formula="of:=0.5*[.EY12]*(([.EY5]-[.EX5])/([.EY1]-[.EX1]))^2" office:value-type="float" office:value="0.000386769735271724" calcext:value-type="float">
            <text:p>0.000386769735272</text:p>
          </table:table-cell>
          <table:table-cell table:formula="of:=0.5*[.EZ12]*(([.EZ5]-[.EY5])/([.EZ1]-[.EY1]))^2" office:value-type="float" office:value="0.000588448175733249" calcext:value-type="float">
            <text:p>0.000588448175733</text:p>
          </table:table-cell>
          <table:table-cell table:formula="of:=0.5*[.FA12]*(([.FA5]-[.EZ5])/([.FA1]-[.EZ1]))^2" office:value-type="float" office:value="0.00040647241860178" calcext:value-type="float">
            <text:p>0.000406472418602</text:p>
          </table:table-cell>
          <table:table-cell table:formula="of:=0.5*[.FB12]*(([.FB5]-[.FA5])/([.FB1]-[.FA1]))^2" office:value-type="float" office:value="0.000305494775249379" calcext:value-type="float">
            <text:p>0.000305494775249</text:p>
          </table:table-cell>
          <table:table-cell table:formula="of:=0.5*[.FC12]*(([.FC5]-[.FB5])/([.FC1]-[.FB1]))^2" office:value-type="float" office:value="0.0000575047801277718" calcext:value-type="float">
            <text:p>5.75047801277718E-05</text:p>
          </table:table-cell>
          <table:table-cell table:formula="of:=0.5*[.FD12]*(([.FD5]-[.FC5])/([.FD1]-[.FC1]))^2" office:value-type="float" office:value="0.000116997366857369" calcext:value-type="float">
            <text:p>0.000116997366857</text:p>
          </table:table-cell>
          <table:table-cell table:formula="of:=0.5*[.FE12]*(([.FE5]-[.FD5])/([.FE1]-[.FD1]))^2" office:value-type="float" office:value="0.00015167919102347" calcext:value-type="float">
            <text:p>0.000151679191023</text:p>
          </table:table-cell>
          <table:table-cell table:formula="of:=0.5*[.FF12]*(([.FF5]-[.FE5])/([.FF1]-[.FE1]))^2" office:value-type="float" office:value="0.0000109002366957251" calcext:value-type="float">
            <text:p>1.09002366957251E-05</text:p>
          </table:table-cell>
          <table:table-cell table:formula="of:=0.5*[.FG12]*(([.FG5]-[.FF5])/([.FG1]-[.FF1]))^2" office:value-type="float" office:value="0.0000167273430116661" calcext:value-type="float">
            <text:p>1.67273430116661E-05</text:p>
          </table:table-cell>
          <table:table-cell table:formula="of:=0.5*[.FH12]*(([.FH5]-[.FG5])/([.FH1]-[.FG1]))^2" office:value-type="float" office:value="0.0000631811425029267" calcext:value-type="float">
            <text:p>6.31811425029267E-05</text:p>
          </table:table-cell>
          <table:table-cell table:formula="of:=0.5*[.FI12]*(([.FI5]-[.FH5])/([.FI1]-[.FH1]))^2" office:value-type="float" office:value="0.000106989997761986" calcext:value-type="float">
            <text:p>0.000106989997762</text:p>
          </table:table-cell>
          <table:table-cell table:formula="of:=0.5*[.FJ12]*(([.FJ5]-[.FI5])/([.FJ1]-[.FI1]))^2" office:value-type="float" office:value="0.0000381545709534617" calcext:value-type="float">
            <text:p>3.81545709534617E-05</text:p>
          </table:table-cell>
          <table:table-cell table:formula="of:=0.5*[.FK12]*(([.FK5]-[.FJ5])/([.FK1]-[.FJ1]))^2" office:value-type="float" office:value="0.00000728878948885111" calcext:value-type="float">
            <text:p>7.28878948885111E-06</text:p>
          </table:table-cell>
          <table:table-cell table:formula="of:=0.5*[.FL12]*(([.FL5]-[.FK5])/([.FL1]-[.FK1]))^2" office:value-type="float" office:value="0.0000273500342275746" calcext:value-type="float">
            <text:p>2.73500342275746E-05</text:p>
          </table:table-cell>
          <table:table-cell table:formula="of:=0.5*[.FM12]*(([.FM5]-[.FL5])/([.FM1]-[.FL1]))^2" office:value-type="float" office:value="0.000144818819972663" calcext:value-type="float">
            <text:p>0.000144818819973</text:p>
          </table:table-cell>
          <table:table-cell table:formula="of:=0.5*[.FN12]*(([.FN5]-[.FM5])/([.FN1]-[.FM1]))^2" office:value-type="float" office:value="0.00000818168559197079" calcext:value-type="float">
            <text:p>8.18168559197079E-06</text:p>
          </table:table-cell>
          <table:table-cell table:formula="of:=0.5*[.FO12]*(([.FO5]-[.FN5])/([.FO1]-[.FN1]))^2" office:value-type="float" office:value="0.000209856710287" calcext:value-type="float">
            <text:p>0.000209856710287</text:p>
          </table:table-cell>
          <table:table-cell table:formula="of:=0.5*[.FP12]*(([.FP5]-[.FO5])/([.FP1]-[.FO1]))^2" office:value-type="float" office:value="0.000000530146391831385" calcext:value-type="float">
            <text:p>5.30146391831385E-07</text:p>
          </table:table-cell>
          <table:table-cell table:formula="of:=0.5*[.FQ12]*(([.FQ5]-[.FP5])/([.FQ1]-[.FP1]))^2" office:value-type="float" office:value="0.000169602654778141" calcext:value-type="float">
            <text:p>0.000169602654778</text:p>
          </table:table-cell>
          <table:table-cell table:formula="of:=0.5*[.FR12]*(([.FR5]-[.FQ5])/([.FR1]-[.FQ1]))^2" office:value-type="float" office:value="0.0000466234359135315" calcext:value-type="float">
            <text:p>4.66234359135315E-05</text:p>
          </table:table-cell>
          <table:table-cell table:formula="of:=0.5*[.FS12]*(([.FS5]-[.FR5])/([.FS1]-[.FR1]))^2" office:value-type="float" office:value="0.0000840585881375106" calcext:value-type="float">
            <text:p>8.40585881375106E-05</text:p>
          </table:table-cell>
          <table:table-cell table:formula="of:=0.5*[.FT12]*(([.FT5]-[.FS5])/([.FT1]-[.FS1]))^2" office:value-type="float" office:value="0.000000214476314582716" calcext:value-type="float">
            <text:p>2.14476314582716E-07</text:p>
          </table:table-cell>
          <table:table-cell table:formula="of:=0.5*[.FU12]*(([.FU5]-[.FT5])/([.FU1]-[.FT1]))^2" office:value-type="float" office:value="0.000147496645058237" calcext:value-type="float">
            <text:p>0.000147496645058</text:p>
          </table:table-cell>
          <table:table-cell table:formula="of:=0.5*[.FV12]*(([.FV5]-[.FU5])/([.FV1]-[.FU1]))^2" office:value-type="float" office:value="0.000251338878009792" calcext:value-type="float">
            <text:p>0.00025133887801</text:p>
          </table:table-cell>
          <table:table-cell table:formula="of:=0.5*[.FW12]*(([.FW5]-[.FV5])/([.FW1]-[.FV1]))^2" office:value-type="float" office:value="0.000151383532022493" calcext:value-type="float">
            <text:p>0.000151383532022</text:p>
          </table:table-cell>
          <table:table-cell table:formula="of:=0.5*[.FX12]*(([.FX5]-[.FW5])/([.FX1]-[.FW1]))^2" office:value-type="float" office:value="0.000391400246479006" calcext:value-type="float">
            <text:p>0.000391400246479</text:p>
          </table:table-cell>
          <table:table-cell table:formula="of:=0.5*[.FY12]*(([.FY5]-[.FX5])/([.FY1]-[.FX1]))^2" office:value-type="float" office:value="0.00135856542086786" calcext:value-type="float">
            <text:p>0.001358565420868</text:p>
          </table:table-cell>
          <table:table-cell table:formula="of:=0.5*[.FZ12]*(([.FZ5]-[.FY5])/([.FZ1]-[.FY1]))^2" office:value-type="float" office:value="0.00362346467030353" calcext:value-type="float">
            <text:p>0.003623464670304</text:p>
          </table:table-cell>
          <table:table-cell table:formula="of:=0.5*[.GA12]*(([.GA5]-[.FZ5])/([.GA1]-[.FZ1]))^2" office:value-type="float" office:value="0.00471032695693912" calcext:value-type="float">
            <text:p>0.004710326956939</text:p>
          </table:table-cell>
          <table:table-cell table:formula="of:=0.5*[.GB12]*(([.GB5]-[.GA5])/([.GB1]-[.GA1]))^2" office:value-type="float" office:value="0.00516944362686228" calcext:value-type="float">
            <text:p>0.005169443626862</text:p>
          </table:table-cell>
          <table:table-cell table:formula="of:=0.5*[.GC12]*(([.GC5]-[.GB5])/([.GC1]-[.GB1]))^2" office:value-type="float" office:value="0.00294991867203707" calcext:value-type="float">
            <text:p>0.002949918672037</text:p>
          </table:table-cell>
          <table:table-cell table:formula="of:=0.5*[.GD12]*(([.GD5]-[.GC5])/([.GD1]-[.GC1]))^2" office:value-type="float" office:value="0.00308720316162413" calcext:value-type="float">
            <text:p>0.003087203161624</text:p>
          </table:table-cell>
          <table:table-cell table:formula="of:=0.5*[.GE12]*(([.GE5]-[.GD5])/([.GE1]-[.GD1]))^2" office:value-type="float" office:value="0.000345855140611859" calcext:value-type="float">
            <text:p>0.000345855140612</text:p>
          </table:table-cell>
          <table:table-cell table:formula="of:=0.5*[.GF12]*(([.GF5]-[.GE5])/([.GF1]-[.GE1]))^2" office:value-type="float" office:value="0.00011796706320676" calcext:value-type="float">
            <text:p>0.000117967063207</text:p>
          </table:table-cell>
          <table:table-cell table:formula="of:=0.5*[.GG12]*(([.GG5]-[.GF5])/([.GG1]-[.GF1]))^2" office:value-type="float" office:value="0.0000196316480749497" calcext:value-type="float">
            <text:p>1.96316480749497E-05</text:p>
          </table:table-cell>
          <table:table-cell table:formula="of:=0.5*[.GH12]*(([.GH5]-[.GG5])/([.GH1]-[.GG1]))^2" office:value-type="float" office:value="0.0000903626165519707" calcext:value-type="float">
            <text:p>9.03626165519707E-05</text:p>
          </table:table-cell>
          <table:table-cell table:formula="of:=0.5*[.GI12]*(([.GI5]-[.GH5])/([.GI1]-[.GH1]))^2" office:value-type="float" office:value="0.0000248724910486498" calcext:value-type="float">
            <text:p>2.48724910486498E-05</text:p>
          </table:table-cell>
          <table:table-cell table:formula="of:=0.5*[.GJ12]*(([.GJ5]-[.GI5])/([.GJ1]-[.GI1]))^2" office:value-type="float" office:value="0.0000165270222656436" calcext:value-type="float">
            <text:p>1.65270222656436E-05</text:p>
          </table:table-cell>
          <table:table-cell table:formula="of:=0.5*[.GK12]*(([.GK5]-[.GJ5])/([.GK1]-[.GJ1]))^2" office:value-type="float" office:value="0.0000223257941513439" calcext:value-type="float">
            <text:p>2.23257941513439E-05</text:p>
          </table:table-cell>
          <table:table-cell table:formula="of:=0.5*[.GL12]*(([.GL5]-[.GK5])/([.GL1]-[.GK1]))^2" office:value-type="float" office:value="0.000470973527793838" calcext:value-type="float">
            <text:p>0.000470973527794</text:p>
          </table:table-cell>
          <table:table-cell table:formula="of:=0.5*[.GM12]*(([.GM5]-[.GL5])/([.GM1]-[.GL1]))^2" office:value-type="float" office:value="0.0000346194723621062" calcext:value-type="float">
            <text:p>3.46194723621062E-05</text:p>
          </table:table-cell>
          <table:table-cell table:formula="of:=0.5*[.GN12]*(([.GN5]-[.GM5])/([.GN1]-[.GM1]))^2" office:value-type="float" office:value="0.0000678385856932727" calcext:value-type="float">
            <text:p>6.78385856932727E-05</text:p>
          </table:table-cell>
          <table:table-cell table:formula="of:=0.5*[.GO12]*(([.GO5]-[.GN5])/([.GO1]-[.GN1]))^2" office:value-type="float" office:value="0.000220754830364036" calcext:value-type="float">
            <text:p>0.000220754830364</text:p>
          </table:table-cell>
          <table:table-cell table:formula="of:=0.5*[.GP12]*(([.GP5]-[.GO5])/([.GP1]-[.GO1]))^2" office:value-type="float" office:value="0.0000196936377328929" calcext:value-type="float">
            <text:p>1.96936377328929E-05</text:p>
          </table:table-cell>
          <table:table-cell table:formula="of:=0.5*[.GQ12]*(([.GQ5]-[.GP5])/([.GQ1]-[.GP1]))^2" office:value-type="float" office:value="0.0000522368427329955" calcext:value-type="float">
            <text:p>5.22368427329955E-05</text:p>
          </table:table-cell>
          <table:table-cell table:formula="of:=0.5*[.GR12]*(([.GR5]-[.GQ5])/([.GR1]-[.GQ1]))^2" office:value-type="float" office:value="0.0000718025475165005" calcext:value-type="float">
            <text:p>7.18025475165005E-05</text:p>
          </table:table-cell>
          <table:table-cell table:formula="of:=0.5*[.GS12]*(([.GS5]-[.GR5])/([.GS1]-[.GR1]))^2" office:value-type="float" office:value="0.000137246265170017" calcext:value-type="float">
            <text:p>0.00013724626517</text:p>
          </table:table-cell>
          <table:table-cell table:formula="of:=0.5*[.GT12]*(([.GT5]-[.GS5])/([.GT1]-[.GS1]))^2" office:value-type="float" office:value="0.0000252152125240046" calcext:value-type="float">
            <text:p>2.52152125240046E-05</text:p>
          </table:table-cell>
          <table:table-cell table:formula="of:=0.5*[.GU12]*(([.GU5]-[.GT5])/([.GU1]-[.GT1]))^2" office:value-type="float" office:value="0.00133127615641878" calcext:value-type="float">
            <text:p>0.001331276156419</text:p>
          </table:table-cell>
          <table:table-cell table:formula="of:=0.5*[.GV12]*(([.GV5]-[.GU5])/([.GV1]-[.GU1]))^2" office:value-type="float" office:value="0.000681679025459442" calcext:value-type="float">
            <text:p>0.000681679025459</text:p>
          </table:table-cell>
          <table:table-cell table:formula="of:=0.5*[.GW12]*(([.GW5]-[.GV5])/([.GW1]-[.GV1]))^2" office:value-type="float" office:value="0.000477390676575958" calcext:value-type="float">
            <text:p>0.000477390676576</text:p>
          </table:table-cell>
          <table:table-cell table:formula="of:=0.5*[.GX12]*(([.GX5]-[.GW5])/([.GX1]-[.GW1]))^2" office:value-type="float" office:value="0.00002381982792823" calcext:value-type="float">
            <text:p>2.381982792823E-05</text:p>
          </table:table-cell>
          <table:table-cell table:formula="of:=0.5*[.GY12]*(([.GY5]-[.GX5])/([.GY1]-[.GX1]))^2" office:value-type="float" office:value="0.000137438898687241" calcext:value-type="float">
            <text:p>0.000137438898687</text:p>
          </table:table-cell>
          <table:table-cell table:formula="of:=0.5*[.GZ12]*(([.GZ5]-[.GY5])/([.GZ1]-[.GY1]))^2" office:value-type="float" office:value="0.0000567152114307923" calcext:value-type="float">
            <text:p>5.67152114307923E-05</text:p>
          </table:table-cell>
          <table:table-cell table:formula="of:=0.5*[.HA12]*(([.HA5]-[.GZ5])/([.HA1]-[.GZ1]))^2" office:value-type="float" office:value="0.000000331043876761735" calcext:value-type="float">
            <text:p>3.31043876761735E-07</text:p>
          </table:table-cell>
          <table:table-cell table:formula="of:=0.5*[.HB12]*(([.HB5]-[.HA5])/([.HB1]-[.HA1]))^2" office:value-type="float" office:value="0.0000784246025981795" calcext:value-type="float">
            <text:p>7.84246025981795E-05</text:p>
          </table:table-cell>
          <table:table-cell table:formula="of:=0.5*[.HC12]*(([.HC5]-[.HB5])/([.HC1]-[.HB1]))^2" office:value-type="float" office:value="0.0000229385592480214" calcext:value-type="float">
            <text:p>2.29385592480214E-05</text:p>
          </table:table-cell>
          <table:table-cell table:formula="of:=0.5*[.HD12]*(([.HD5]-[.HC5])/([.HD1]-[.HC1]))^2" office:value-type="float" office:value="0.00000312269508603265" calcext:value-type="float">
            <text:p>3.12269508603265E-06</text:p>
          </table:table-cell>
          <table:table-cell table:formula="of:=0.5*[.HE12]*(([.HE5]-[.HD5])/([.HE1]-[.HD1]))^2" office:value-type="float" office:value="0.00000156385416798845" calcext:value-type="float">
            <text:p>1.56385416798845E-06</text:p>
          </table:table-cell>
          <table:table-cell table:formula="of:=0.5*[.HF12]*(([.HF5]-[.HE5])/([.HF1]-[.HE1]))^2" office:value-type="float" office:value="0.00000308842651266258" calcext:value-type="float">
            <text:p>3.08842651266258E-06</text:p>
          </table:table-cell>
          <table:table-cell table:formula="of:=0.5*[.HG12]*(([.HG5]-[.HF5])/([.HG1]-[.HF1]))^2" office:value-type="float" office:value="0.0000133829956700681" calcext:value-type="float">
            <text:p>1.33829956700681E-05</text:p>
          </table:table-cell>
          <table:table-cell table:formula="of:=0.5*[.HH12]*(([.HH5]-[.HG5])/([.HH1]-[.HG1]))^2" office:value-type="float" office:value="0.0000804943261112144" calcext:value-type="float">
            <text:p>8.04943261112144E-05</text:p>
          </table:table-cell>
          <table:table-cell table:formula="of:=0.5*[.HI12]*(([.HI5]-[.HH5])/([.HI1]-[.HH1]))^2" office:value-type="float" office:value="0.000000225168211715857" calcext:value-type="float">
            <text:p>2.25168211715857E-07</text:p>
          </table:table-cell>
          <table:table-cell table:formula="of:=0.5*[.HJ12]*(([.HJ5]-[.HI5])/([.HJ1]-[.HI1]))^2" office:value-type="float" office:value="0.0000283234780064806" calcext:value-type="float">
            <text:p>2.83234780064806E-05</text:p>
          </table:table-cell>
          <table:table-cell table:formula="of:=0.5*[.HK12]*(([.HK5]-[.HJ5])/([.HK1]-[.HJ1]))^2" office:value-type="float" office:value="0.000131574174954628" calcext:value-type="float">
            <text:p>0.000131574174955</text:p>
          </table:table-cell>
          <table:table-cell table:formula="of:=0.5*[.HL12]*(([.HL5]-[.HK5])/([.HL1]-[.HK1]))^2" office:value-type="float" office:value="0.00000100911635262415" calcext:value-type="float">
            <text:p>1.00911635262415E-06</text:p>
          </table:table-cell>
          <table:table-cell table:formula="of:=0.5*[.HM12]*(([.HM5]-[.HL5])/([.HM1]-[.HL1]))^2" office:value-type="float" office:value="0.000048723820479943" calcext:value-type="float">
            <text:p>4.8723820479943E-05</text:p>
          </table:table-cell>
          <table:table-cell table:formula="of:=0.5*[.HN12]*(([.HN5]-[.HM5])/([.HN1]-[.HM1]))^2" office:value-type="float" office:value="0.000180863994958948" calcext:value-type="float">
            <text:p>0.000180863994959</text:p>
          </table:table-cell>
          <table:table-cell table:formula="of:=0.5*[.HO12]*(([.HO5]-[.HN5])/([.HO1]-[.HN1]))^2" office:value-type="float" office:value="0.00000527268039661602" calcext:value-type="float">
            <text:p>5.27268039661602E-06</text:p>
          </table:table-cell>
          <table:table-cell table:formula="of:=0.5*[.HP12]*(([.HP5]-[.HO5])/([.HP1]-[.HO1]))^2" office:value-type="float" office:value="0.0000357842257785871" calcext:value-type="float">
            <text:p>3.57842257785871E-05</text:p>
          </table:table-cell>
          <table:table-cell table:formula="of:=0.5*[.HQ12]*(([.HQ5]-[.HP5])/([.HQ1]-[.HP1]))^2" office:value-type="float" office:value="0.00065637480282143" calcext:value-type="float">
            <text:p>0.000656374802821</text:p>
          </table:table-cell>
          <table:table-cell table:formula="of:=0.5*[.HR12]*(([.HR5]-[.HQ5])/([.HR1]-[.HQ1]))^2" office:value-type="float" office:value="0.0000229954783344453" calcext:value-type="float">
            <text:p>2.29954783344453E-05</text:p>
          </table:table-cell>
          <table:table-cell table:formula="of:=0.5*[.HS12]*(([.HS5]-[.HR5])/([.HS1]-[.HR1]))^2" office:value-type="float" office:value="0.000295562407364467" calcext:value-type="float">
            <text:p>0.000295562407364</text:p>
          </table:table-cell>
          <table:table-cell table:formula="of:=0.5*[.HT12]*(([.HT5]-[.HS5])/([.HT1]-[.HS1]))^2" office:value-type="float" office:value="0.0000884484349678794" calcext:value-type="float">
            <text:p>8.84484349678794E-05</text:p>
          </table:table-cell>
          <table:table-cell table:formula="of:=0.5*[.HU12]*(([.HU5]-[.HT5])/([.HU1]-[.HT1]))^2" office:value-type="float" office:value="0.00528104486657398" calcext:value-type="float">
            <text:p>0.005281044866574</text:p>
          </table:table-cell>
          <table:table-cell table:formula="of:=0.5*[.HV12]*(([.HV5]-[.HU5])/([.HV1]-[.HU1]))^2" office:value-type="float" office:value="0.0035154952481267" calcext:value-type="float">
            <text:p>0.003515495248127</text:p>
          </table:table-cell>
          <table:table-cell table:formula="of:=0.5*[.HW12]*(([.HW5]-[.HV5])/([.HW1]-[.HV1]))^2" office:value-type="float" office:value="0.000487974821985831" calcext:value-type="float">
            <text:p>0.000487974821986</text:p>
          </table:table-cell>
          <table:table-cell table:formula="of:=0.5*[.HX12]*(([.HX5]-[.HW5])/([.HX1]-[.HW1]))^2" office:value-type="float" office:value="0.00164123641670775" calcext:value-type="float">
            <text:p>0.001641236416708</text:p>
          </table:table-cell>
          <table:table-cell table:formula="of:=0.5*[.HY12]*(([.HY5]-[.HX5])/([.HY1]-[.HX1]))^2" office:value-type="float" office:value="0.0011354762730321" calcext:value-type="float">
            <text:p>0.001135476273032</text:p>
          </table:table-cell>
          <table:table-cell table:formula="of:=0.5*[.HZ12]*(([.HZ5]-[.HY5])/([.HZ1]-[.HY1]))^2" office:value-type="float" office:value="0.0104091605229007" calcext:value-type="float">
            <text:p>0.010409160522901</text:p>
          </table:table-cell>
          <table:table-cell table:formula="of:=0.5*[.IA12]*(([.IA5]-[.HZ5])/([.IA1]-[.HZ1]))^2" office:value-type="float" office:value="0.000614030085863251" calcext:value-type="float">
            <text:p>0.000614030085863</text:p>
          </table:table-cell>
          <table:table-cell table:formula="of:=0.5*[.IB12]*(([.IB5]-[.IA5])/([.IB1]-[.IA1]))^2" office:value-type="float" office:value="0.00777816028483337" calcext:value-type="float">
            <text:p>0.007778160284833</text:p>
          </table:table-cell>
          <table:table-cell table:formula="of:=0.5*[.IC12]*(([.IC5]-[.IB5])/([.IC1]-[.IB1]))^2" office:value-type="float" office:value="0.0166008869019041" calcext:value-type="float">
            <text:p>0.016600886901904</text:p>
          </table:table-cell>
          <table:table-cell table:formula="of:=0.5*[.ID12]*(([.ID5]-[.IC5])/([.ID1]-[.IC1]))^2" office:value-type="float" office:value="0.00999067684676936" calcext:value-type="float">
            <text:p>0.009990676846769</text:p>
          </table:table-cell>
          <table:table-cell table:formula="of:=0.5*[.IE12]*(([.IE5]-[.ID5])/([.IE1]-[.ID1]))^2" office:value-type="float" office:value="0.00140514930028155" calcext:value-type="float">
            <text:p>0.001405149300282</text:p>
          </table:table-cell>
          <table:table-cell table:formula="of:=0.5*[.IF12]*(([.IF5]-[.IE5])/([.IF1]-[.IE1]))^2" office:value-type="float" office:value="0.00508067678010642" calcext:value-type="float">
            <text:p>0.005080676780106</text:p>
          </table:table-cell>
          <table:table-cell table:formula="of:=0.5*[.IG12]*(([.IG5]-[.IF5])/([.IG1]-[.IF1]))^2" office:value-type="float" office:value="0.00818041335806043" calcext:value-type="float">
            <text:p>0.00818041335806</text:p>
          </table:table-cell>
          <table:table-cell table:formula="of:=0.5*[.IH12]*(([.IH5]-[.IG5])/([.IH1]-[.IG1]))^2" office:value-type="float" office:value="0.00554180007979597" calcext:value-type="float">
            <text:p>0.005541800079796</text:p>
          </table:table-cell>
          <table:table-cell table:formula="of:=0.5*[.II12]*(([.II5]-[.IH5])/([.II1]-[.IH1]))^2" office:value-type="float" office:value="0.0031442500720574" calcext:value-type="float">
            <text:p>0.003144250072057</text:p>
          </table:table-cell>
          <table:table-cell table:formula="of:=0.5*[.IJ12]*(([.IJ5]-[.II5])/([.IJ1]-[.II1]))^2" office:value-type="float" office:value="0.00262775733093833" calcext:value-type="float">
            <text:p>0.002627757330938</text:p>
          </table:table-cell>
          <table:table-cell table:formula="of:=0.5*[.IK12]*(([.IK5]-[.IJ5])/([.IK1]-[.IJ1]))^2" office:value-type="float" office:value="0.017873044583952" calcext:value-type="float">
            <text:p>0.017873044583952</text:p>
          </table:table-cell>
          <table:table-cell table:formula="of:=0.5*[.IL12]*(([.IL5]-[.IK5])/([.IL1]-[.IK1]))^2" office:value-type="float" office:value="0.00489544713828338" calcext:value-type="float">
            <text:p>0.004895447138283</text:p>
          </table:table-cell>
          <table:table-cell table:formula="of:=0.5*[.IM12]*(([.IM5]-[.IL5])/([.IM1]-[.IL1]))^2" office:value-type="float" office:value="0.00814361021812709" calcext:value-type="float">
            <text:p>0.008143610218127</text:p>
          </table:table-cell>
          <table:table-cell table:formula="of:=0.5*[.IN12]*(([.IN5]-[.IM5])/([.IN1]-[.IM1]))^2" office:value-type="float" office:value="0.00000442657545317864" calcext:value-type="float">
            <text:p>4.42657545317864E-06</text:p>
          </table:table-cell>
          <table:table-cell table:formula="of:=0.5*[.IO12]*(([.IO5]-[.IN5])/([.IO1]-[.IN1]))^2" office:value-type="float" office:value="0.000517162329940101" calcext:value-type="float">
            <text:p>0.00051716232994</text:p>
          </table:table-cell>
          <table:table-cell table:formula="of:=0.5*[.IP12]*(([.IP5]-[.IO5])/([.IP1]-[.IO1]))^2" office:value-type="float" office:value="0.00121125198723433" calcext:value-type="float">
            <text:p>0.001211251987234</text:p>
          </table:table-cell>
          <table:table-cell table:formula="of:=0.5*[.IQ12]*(([.IQ5]-[.IP5])/([.IQ1]-[.IP1]))^2" office:value-type="float" office:value="0.00034288351498853" calcext:value-type="float">
            <text:p>0.000342883514989</text:p>
          </table:table-cell>
          <table:table-cell table:formula="of:=0.5*[.IR12]*(([.IR5]-[.IQ5])/([.IR1]-[.IQ1]))^2" office:value-type="float" office:value="0.000195944545673386" calcext:value-type="float">
            <text:p>0.000195944545673</text:p>
          </table:table-cell>
          <table:table-cell table:formula="of:=0.5*[.IS12]*(([.IS5]-[.IR5])/([.IS1]-[.IR1]))^2" office:value-type="float" office:value="0.00219523241112312" calcext:value-type="float">
            <text:p>0.002195232411123</text:p>
          </table:table-cell>
          <table:table-cell table:formula="of:=0.5*[.IT12]*(([.IT5]-[.IS5])/([.IT1]-[.IS1]))^2" office:value-type="float" office:value="0.00010413376316988" calcext:value-type="float">
            <text:p>0.00010413376317</text:p>
          </table:table-cell>
          <table:table-cell table:formula="of:=0.5*[.IU12]*(([.IU5]-[.IT5])/([.IU1]-[.IT1]))^2" office:value-type="float" office:value="0.000310167088021905" calcext:value-type="float">
            <text:p>0.000310167088022</text:p>
          </table:table-cell>
          <table:table-cell table:formula="of:=0.5*[.IV12]*(([.IV5]-[.IU5])/([.IV1]-[.IU1]))^2" office:value-type="float" office:value="0.00000164997254796847" calcext:value-type="float">
            <text:p>1.64997254796847E-06</text:p>
          </table:table-cell>
          <table:table-cell table:formula="of:=0.5*[.IW12]*(([.IW5]-[.IV5])/([.IW1]-[.IV1]))^2" office:value-type="float" office:value="0.000138964127176403" calcext:value-type="float">
            <text:p>0.000138964127176</text:p>
          </table:table-cell>
          <table:table-cell table:formula="of:=0.5*[.IX12]*(([.IX5]-[.IW5])/([.IX1]-[.IW1]))^2" office:value-type="float" office:value="0.000466158940923464" calcext:value-type="float">
            <text:p>0.000466158940923</text:p>
          </table:table-cell>
          <table:table-cell table:formula="of:=0.5*[.IY12]*(([.IY5]-[.IX5])/([.IY1]-[.IX1]))^2" office:value-type="float" office:value="0.000465818280895506" calcext:value-type="float">
            <text:p>0.000465818280896</text:p>
          </table:table-cell>
          <table:table-cell table:formula="of:=0.5*[.IZ12]*(([.IZ5]-[.IY5])/([.IZ1]-[.IY1]))^2" office:value-type="float" office:value="0.00153181424015208" calcext:value-type="float">
            <text:p>0.001531814240152</text:p>
          </table:table-cell>
          <table:table-cell table:formula="of:=0.5*[.JA12]*(([.JA5]-[.IZ5])/([.JA1]-[.IZ1]))^2" office:value-type="float" office:value="0.00174961321617306" calcext:value-type="float">
            <text:p>0.001749613216173</text:p>
          </table:table-cell>
          <table:table-cell table:formula="of:=0.5*[.JB12]*(([.JB5]-[.JA5])/([.JB1]-[.JA1]))^2" office:value-type="float" office:value="0.000157568488486615" calcext:value-type="float">
            <text:p>0.000157568488487</text:p>
          </table:table-cell>
          <table:table-cell table:formula="of:=0.5*[.JC12]*(([.JC5]-[.JB5])/([.JC1]-[.JB1]))^2" office:value-type="float" office:value="0.000493132742719657" calcext:value-type="float">
            <text:p>0.00049313274272</text:p>
          </table:table-cell>
          <table:table-cell table:formula="of:=0.5*[.JD12]*(([.JD5]-[.JC5])/([.JD1]-[.JC1]))^2" office:value-type="float" office:value="0.000758656532174124" calcext:value-type="float">
            <text:p>0.000758656532174</text:p>
          </table:table-cell>
          <table:table-cell table:formula="of:=0.5*[.JE12]*(([.JE5]-[.JD5])/([.JE1]-[.JD1]))^2" office:value-type="float" office:value="0.000976980687632662" calcext:value-type="float">
            <text:p>0.000976980687633</text:p>
          </table:table-cell>
          <table:table-cell table:formula="of:=0.5*[.JF12]*(([.JF5]-[.JE5])/([.JF1]-[.JE1]))^2" office:value-type="float" office:value="0.00710884616380895" calcext:value-type="float">
            <text:p>0.007108846163809</text:p>
          </table:table-cell>
          <table:table-cell table:formula="of:=0.5*[.JG12]*(([.JG5]-[.JF5])/([.JG1]-[.JF1]))^2" office:value-type="float" office:value="0.0138901245607039" calcext:value-type="float">
            <text:p>0.013890124560704</text:p>
          </table:table-cell>
          <table:table-cell table:formula="of:=0.5*[.JH12]*(([.JH5]-[.JG5])/([.JH1]-[.JG1]))^2" office:value-type="float" office:value="0.00030168046937978" calcext:value-type="float">
            <text:p>0.00030168046938</text:p>
          </table:table-cell>
          <table:table-cell table:formula="of:=0.5*[.JI12]*(([.JI5]-[.JH5])/([.JI1]-[.JH1]))^2" office:value-type="float" office:value="0.000129324083834961" calcext:value-type="float">
            <text:p>0.000129324083835</text:p>
          </table:table-cell>
          <table:table-cell table:formula="of:=0.5*[.JJ12]*(([.JJ5]-[.JI5])/([.JJ1]-[.JI1]))^2" office:value-type="float" office:value="0.000350549521304673" calcext:value-type="float">
            <text:p>0.000350549521305</text:p>
          </table:table-cell>
          <table:table-cell table:formula="of:=0.5*[.JK12]*(([.JK5]-[.JJ5])/([.JK1]-[.JJ1]))^2" office:value-type="float" office:value="0.00000392450330189364" calcext:value-type="float">
            <text:p>3.92450330189364E-06</text:p>
          </table:table-cell>
          <table:table-cell table:formula="of:=0.5*[.JL12]*(([.JL5]-[.JK5])/([.JL1]-[.JK1]))^2" office:value-type="float" office:value="0.0000630637757094261" calcext:value-type="float">
            <text:p>6.30637757094261E-05</text:p>
          </table:table-cell>
          <table:table-cell table:formula="of:=0.5*[.JM12]*(([.JM5]-[.JL5])/([.JM1]-[.JL1]))^2" office:value-type="float" office:value="0.000554934849713943" calcext:value-type="float">
            <text:p>0.000554934849714</text:p>
          </table:table-cell>
          <table:table-cell table:formula="of:=0.5*[.JN12]*(([.JN5]-[.JM5])/([.JN1]-[.JM1]))^2" office:value-type="float" office:value="0.000018268550472045" calcext:value-type="float">
            <text:p>1.8268550472045E-05</text:p>
          </table:table-cell>
          <table:table-cell table:formula="of:=0.5*[.JO12]*(([.JO5]-[.JN5])/([.JO1]-[.JN1]))^2" office:value-type="float" office:value="0.0000836315527141125" calcext:value-type="float">
            <text:p>8.36315527141125E-05</text:p>
          </table:table-cell>
          <table:table-cell table:formula="of:=0.5*[.JP12]*(([.JP5]-[.JO5])/([.JP1]-[.JO1]))^2" office:value-type="float" office:value="0.0000182238538104894" calcext:value-type="float">
            <text:p>1.82238538104894E-05</text:p>
          </table:table-cell>
          <table:table-cell table:formula="of:=0.5*[.JQ12]*(([.JQ5]-[.JP5])/([.JQ1]-[.JP1]))^2" office:value-type="float" office:value="0.000318965194182058" calcext:value-type="float">
            <text:p>0.000318965194182</text:p>
          </table:table-cell>
          <table:table-cell table:formula="of:=0.5*[.JR12]*(([.JR5]-[.JQ5])/([.JR1]-[.JQ1]))^2" office:value-type="float" office:value="0.00067362572765372" calcext:value-type="float">
            <text:p>0.000673625727654</text:p>
          </table:table-cell>
          <table:table-cell table:formula="of:=0.5*[.JS12]*(([.JS5]-[.JR5])/([.JS1]-[.JR1]))^2" office:value-type="float" office:value="0.000342761218980274" calcext:value-type="float">
            <text:p>0.00034276121898</text:p>
          </table:table-cell>
          <table:table-cell table:formula="of:=0.5*[.JT12]*(([.JT5]-[.JS5])/([.JT1]-[.JS1]))^2" office:value-type="float" office:value="0.0000665134997126378" calcext:value-type="float">
            <text:p>6.65134997126378E-05</text:p>
          </table:table-cell>
          <table:table-cell table:formula="of:=0.5*[.JU12]*(([.JU5]-[.JT5])/([.JU1]-[.JT1]))^2" office:value-type="float" office:value="0.000156952212609926" calcext:value-type="float">
            <text:p>0.00015695221261</text:p>
          </table:table-cell>
          <table:table-cell table:formula="of:=0.5*[.JV12]*(([.JV5]-[.JU5])/([.JV1]-[.JU1]))^2" office:value-type="float" office:value="0.000101559319837125" calcext:value-type="float">
            <text:p>0.000101559319837</text:p>
          </table:table-cell>
          <table:table-cell table:formula="of:=0.5*[.JW12]*(([.JW5]-[.JV5])/([.JW1]-[.JV1]))^2" office:value-type="float" office:value="0.00194602986888302" calcext:value-type="float">
            <text:p>0.001946029868883</text:p>
          </table:table-cell>
          <table:table-cell table:formula="of:=0.5*[.JX12]*(([.JX5]-[.JW5])/([.JX1]-[.JW1]))^2" office:value-type="float" office:value="0.00164937862832414" calcext:value-type="float">
            <text:p>0.001649378628324</text:p>
          </table:table-cell>
          <table:table-cell table:formula="of:=0.5*[.JY12]*(([.JY5]-[.JX5])/([.JY1]-[.JX1]))^2" office:value-type="float" office:value="0.00210201806423594" calcext:value-type="float">
            <text:p>0.002102018064236</text:p>
          </table:table-cell>
          <table:table-cell table:formula="of:=0.5*[.JZ12]*(([.JZ5]-[.JY5])/([.JZ1]-[.JY1]))^2" office:value-type="float" office:value="0.000257998870558989" calcext:value-type="float">
            <text:p>0.000257998870559</text:p>
          </table:table-cell>
          <table:table-cell table:formula="of:=0.5*[.KA12]*(([.KA5]-[.JZ5])/([.KA1]-[.JZ1]))^2" office:value-type="float" office:value="0.0000641144240897936" calcext:value-type="float">
            <text:p>6.41144240897936E-05</text:p>
          </table:table-cell>
          <table:table-cell table:formula="of:=0.5*[.KB12]*(([.KB5]-[.KA5])/([.KB1]-[.KA1]))^2" office:value-type="float" office:value="0.0000264312834771579" calcext:value-type="float">
            <text:p>2.64312834771579E-05</text:p>
          </table:table-cell>
          <table:table-cell table:formula="of:=0.5*[.KC12]*(([.KC5]-[.KB5])/([.KC1]-[.KB1]))^2" office:value-type="float" office:value="0.000311400302758016" calcext:value-type="float">
            <text:p>0.000311400302758</text:p>
          </table:table-cell>
          <table:table-cell table:formula="of:=0.5*[.KD12]*(([.KD5]-[.KC5])/([.KD1]-[.KC1]))^2" office:value-type="float" office:value="0.0000201261118036489" calcext:value-type="float">
            <text:p>2.01261118036489E-05</text:p>
          </table:table-cell>
          <table:table-cell table:formula="of:=0.5*[.KE12]*(([.KE5]-[.KD5])/([.KE1]-[.KD1]))^2" office:value-type="float" office:value="0.000131126187254635" calcext:value-type="float">
            <text:p>0.000131126187255</text:p>
          </table:table-cell>
          <table:table-cell table:formula="of:=0.5*[.KF12]*(([.KF5]-[.KE5])/([.KF1]-[.KE1]))^2" office:value-type="float" office:value="0.00000212137433706588" calcext:value-type="float">
            <text:p>2.12137433706588E-06</text:p>
          </table:table-cell>
          <table:table-cell table:formula="of:=0.5*[.KG12]*(([.KG5]-[.KF5])/([.KG1]-[.KF1]))^2" office:value-type="float" office:value="0.000103608975782729" calcext:value-type="float">
            <text:p>0.000103608975783</text:p>
          </table:table-cell>
          <table:table-cell table:formula="of:=0.5*[.KH12]*(([.KH5]-[.KG5])/([.KH1]-[.KG1]))^2" office:value-type="float" office:value="0.0000146033475387547" calcext:value-type="float">
            <text:p>1.46033475387547E-05</text:p>
          </table:table-cell>
          <table:table-cell table:formula="of:=0.5*[.KI12]*(([.KI5]-[.KH5])/([.KI1]-[.KH1]))^2" office:value-type="float" office:value="0.00000298674731676644" calcext:value-type="float">
            <text:p>2.98674731676644E-06</text:p>
          </table:table-cell>
          <table:table-cell table:formula="of:=0.5*[.KJ12]*(([.KJ5]-[.KI5])/([.KJ1]-[.KI1]))^2" office:value-type="float" office:value="0.0000343303535001783" calcext:value-type="float">
            <text:p>3.43303535001783E-05</text:p>
          </table:table-cell>
          <table:table-cell table:formula="of:=0.5*[.KK12]*(([.KK5]-[.KJ5])/([.KK1]-[.KJ1]))^2" office:value-type="float" office:value="0.000000000703541572216844" calcext:value-type="float">
            <text:p>7.03541572216844E-10</text:p>
          </table:table-cell>
          <table:table-cell table:formula="of:=0.5*[.KL12]*(([.KL5]-[.KK5])/([.KL1]-[.KK1]))^2" office:value-type="float" office:value="0.000259968268711243" calcext:value-type="float">
            <text:p>0.000259968268711</text:p>
          </table:table-cell>
          <table:table-cell table:formula="of:=0.5*[.KM12]*(([.KM5]-[.KL5])/([.KM1]-[.KL1]))^2" office:value-type="float" office:value="0.0000450341219284096" calcext:value-type="float">
            <text:p>4.50341219284096E-05</text:p>
          </table:table-cell>
          <table:table-cell table:formula="of:=0.5*[.KN12]*(([.KN5]-[.KM5])/([.KN1]-[.KM1]))^2" office:value-type="float" office:value="0.000832380375863582" calcext:value-type="float">
            <text:p>0.000832380375864</text:p>
          </table:table-cell>
          <table:table-cell table:formula="of:=0.5*[.KO12]*(([.KO5]-[.KN5])/([.KO1]-[.KN1]))^2" office:value-type="float" office:value="0.000521515793166445" calcext:value-type="float">
            <text:p>0.000521515793166</text:p>
          </table:table-cell>
          <table:table-cell table:formula="of:=0.5*[.KP12]*(([.KP5]-[.KO5])/([.KP1]-[.KO1]))^2" office:value-type="float" office:value="0.000894442918392182" calcext:value-type="float">
            <text:p>0.000894442918392</text:p>
          </table:table-cell>
          <table:table-cell table:formula="of:=0.5*[.KQ12]*(([.KQ5]-[.KP5])/([.KQ1]-[.KP1]))^2" office:value-type="float" office:value="0.000874786369405764" calcext:value-type="float">
            <text:p>0.000874786369406</text:p>
          </table:table-cell>
          <table:table-cell table:formula="of:=0.5*[.KR12]*(([.KR5]-[.KQ5])/([.KR1]-[.KQ1]))^2" office:value-type="float" office:value="0.00000682245424140637" calcext:value-type="float">
            <text:p>6.82245424140637E-06</text:p>
          </table:table-cell>
          <table:table-cell table:formula="of:=0.5*[.KS12]*(([.KS5]-[.KR5])/([.KS1]-[.KR1]))^2" office:value-type="float" office:value="0.0000000000215145982378833" calcext:value-type="float">
            <text:p>2.15145982378833E-11</text:p>
          </table:table-cell>
          <table:table-cell table:formula="of:=0.5*[.KT12]*(([.KT5]-[.KS5])/([.KT1]-[.KS1]))^2" office:value-type="float" office:value="0.00129096592045564" calcext:value-type="float">
            <text:p>0.001290965920456</text:p>
          </table:table-cell>
          <table:table-cell table:formula="of:=0.5*[.KU12]*(([.KU5]-[.KT5])/([.KU1]-[.KT1]))^2" office:value-type="float" office:value="0.00220914472486869" calcext:value-type="float">
            <text:p>0.002209144724869</text:p>
          </table:table-cell>
          <table:table-cell table:formula="of:=0.5*[.KV12]*(([.KV5]-[.KU5])/([.KV1]-[.KU1]))^2" office:value-type="float" office:value="0.00140681482610102" calcext:value-type="float">
            <text:p>0.001406814826101</text:p>
          </table:table-cell>
          <table:table-cell table:formula="of:=0.5*[.KW12]*(([.KW5]-[.KV5])/([.KW1]-[.KV1]))^2" office:value-type="float" office:value="0.000027797179727578" calcext:value-type="float">
            <text:p>2.7797179727578E-05</text:p>
          </table:table-cell>
          <table:table-cell table:formula="of:=0.5*[.KX12]*(([.KX5]-[.KW5])/([.KX1]-[.KW1]))^2" office:value-type="float" office:value="0.000011778892395614" calcext:value-type="float">
            <text:p>1.1778892395614E-05</text:p>
          </table:table-cell>
          <table:table-cell table:formula="of:=0.5*[.KY12]*(([.KY5]-[.KX5])/([.KY1]-[.KX1]))^2" office:value-type="float" office:value="0.000133941701343763" calcext:value-type="float">
            <text:p>0.000133941701344</text:p>
          </table:table-cell>
          <table:table-cell table:formula="of:=0.5*[.KZ12]*(([.KZ5]-[.KY5])/([.KZ1]-[.KY1]))^2" office:value-type="float" office:value="0.0000352452020266358" calcext:value-type="float">
            <text:p>3.52452020266358E-05</text:p>
          </table:table-cell>
          <table:table-cell table:formula="of:=0.5*[.LA12]*(([.LA5]-[.KZ5])/([.LA1]-[.KZ1]))^2" office:value-type="float" office:value="0.000323478324665276" calcext:value-type="float">
            <text:p>0.000323478324665</text:p>
          </table:table-cell>
          <table:table-cell table:formula="of:=0.5*[.LB12]*(([.LB5]-[.LA5])/([.LB1]-[.LA1]))^2" office:value-type="float" office:value="0.00000000133368318598377" calcext:value-type="float">
            <text:p>1.33368318598377E-09</text:p>
          </table:table-cell>
          <table:table-cell table:formula="of:=0.5*[.LC12]*(([.LC5]-[.LB5])/([.LC1]-[.LB1]))^2" office:value-type="float" office:value="0.000449472478698309" calcext:value-type="float">
            <text:p>0.000449472478698</text:p>
          </table:table-cell>
          <table:table-cell table:formula="of:=0.5*[.LD12]*(([.LD5]-[.LC5])/([.LD1]-[.LC1]))^2" office:value-type="float" office:value="0.0000253797869007819" calcext:value-type="float">
            <text:p>2.53797869007819E-05</text:p>
          </table:table-cell>
          <table:table-cell table:formula="of:=0.5*[.LE12]*(([.LE5]-[.LD5])/([.LE1]-[.LD1]))^2" office:value-type="float" office:value="0.0000247760454602871" calcext:value-type="float">
            <text:p>2.47760454602871E-05</text:p>
          </table:table-cell>
          <table:table-cell table:formula="of:=0.5*[.LF12]*(([.LF5]-[.LE5])/([.LF1]-[.LE1]))^2" office:value-type="float" office:value="0.00018826941519167" calcext:value-type="float">
            <text:p>0.000188269415192</text:p>
          </table:table-cell>
          <table:table-cell table:formula="of:=0.5*[.LG12]*(([.LG5]-[.LF5])/([.LG1]-[.LF1]))^2" office:value-type="float" office:value="0.00206663876125152" calcext:value-type="float">
            <text:p>0.002066638761252</text:p>
          </table:table-cell>
          <table:table-cell table:formula="of:=0.5*[.LH12]*(([.LH5]-[.LG5])/([.LH1]-[.LG1]))^2" office:value-type="float" office:value="0.0000210699106469135" calcext:value-type="float">
            <text:p>2.10699106469135E-05</text:p>
          </table:table-cell>
          <table:table-cell table:formula="of:=0.5*[.LI12]*(([.LI5]-[.LH5])/([.LI1]-[.LH1]))^2" office:value-type="float" office:value="0.0000422304313583571" calcext:value-type="float">
            <text:p>4.22304313583571E-05</text:p>
          </table:table-cell>
          <table:table-cell table:formula="of:=0.5*[.LJ12]*(([.LJ5]-[.LI5])/([.LJ1]-[.LI1]))^2" office:value-type="float" office:value="0.00197720523915182" calcext:value-type="float">
            <text:p>0.001977205239152</text:p>
          </table:table-cell>
          <table:table-cell table:formula="of:=0.5*[.LK12]*(([.LK5]-[.LJ5])/([.LK1]-[.LJ1]))^2" office:value-type="float" office:value="0.00000000786823601463619" calcext:value-type="float">
            <text:p>7.86823601463619E-09</text:p>
          </table:table-cell>
          <table:table-cell table:formula="of:=0.5*[.LL12]*(([.LL5]-[.LK5])/([.LL1]-[.LK1]))^2" office:value-type="float" office:value="0.000680843262747357" calcext:value-type="float">
            <text:p>0.000680843262747</text:p>
          </table:table-cell>
          <table:table-cell table:formula="of:=0.5*[.LM12]*(([.LM5]-[.LL5])/([.LM1]-[.LL1]))^2" office:value-type="float" office:value="0.0000201665894277695" calcext:value-type="float">
            <text:p>2.01665894277695E-05</text:p>
          </table:table-cell>
          <table:table-cell table:formula="of:=0.5*[.LN12]*(([.LN5]-[.LM5])/([.LN1]-[.LM1]))^2" office:value-type="float" office:value="0.000254614611389327" calcext:value-type="float">
            <text:p>0.000254614611389</text:p>
          </table:table-cell>
          <table:table-cell table:formula="of:=0.5*[.LO12]*(([.LO5]-[.LN5])/([.LO1]-[.LN1]))^2" office:value-type="float" office:value="0.000357145975342804" calcext:value-type="float">
            <text:p>0.000357145975343</text:p>
          </table:table-cell>
          <table:table-cell table:formula="of:=0.5*[.LP12]*(([.LP5]-[.LO5])/([.LP1]-[.LO1]))^2" office:value-type="float" office:value="0.00204360798206414" calcext:value-type="float">
            <text:p>0.002043607982064</text:p>
          </table:table-cell>
          <table:table-cell table:formula="of:=0.5*[.LQ12]*(([.LQ5]-[.LP5])/([.LQ1]-[.LP1]))^2" office:value-type="float" office:value="0.00228029370747277" calcext:value-type="float">
            <text:p>0.002280293707473</text:p>
          </table:table-cell>
          <table:table-cell table:formula="of:=0.5*[.LR12]*(([.LR5]-[.LQ5])/([.LR1]-[.LQ1]))^2" office:value-type="float" office:value="0.00516188558059864" calcext:value-type="float">
            <text:p>0.005161885580599</text:p>
          </table:table-cell>
          <table:table-cell table:formula="of:=0.5*[.LS12]*(([.LS5]-[.LR5])/([.LS1]-[.LR1]))^2" office:value-type="float" office:value="0.00423304778103072" calcext:value-type="float">
            <text:p>0.004233047781031</text:p>
          </table:table-cell>
          <table:table-cell table:formula="of:=0.5*[.LT12]*(([.LT5]-[.LS5])/([.LT1]-[.LS1]))^2" office:value-type="float" office:value="0.0126424742691161" calcext:value-type="float">
            <text:p>0.012642474269116</text:p>
          </table:table-cell>
          <table:table-cell table:formula="of:=0.5*[.LU12]*(([.LU5]-[.LT5])/([.LU1]-[.LT1]))^2" office:value-type="float" office:value="0.0055333480476775" calcext:value-type="float">
            <text:p>0.005533348047678</text:p>
          </table:table-cell>
          <table:table-cell table:formula="of:=0.5*[.LV12]*(([.LV5]-[.LU5])/([.LV1]-[.LU1]))^2" office:value-type="float" office:value="0.00607234129023011" calcext:value-type="float">
            <text:p>0.00607234129023</text:p>
          </table:table-cell>
          <table:table-cell table:formula="of:=0.5*[.LW12]*(([.LW5]-[.LV5])/([.LW1]-[.LV1]))^2" office:value-type="float" office:value="0.00674260809598337" calcext:value-type="float">
            <text:p>0.006742608095983</text:p>
          </table:table-cell>
          <table:table-cell table:formula="of:=0.5*[.LX12]*(([.LX5]-[.LW5])/([.LX1]-[.LW1]))^2" office:value-type="float" office:value="0.00487803488904147" calcext:value-type="float">
            <text:p>0.004878034889041</text:p>
          </table:table-cell>
          <table:table-cell table:formula="of:=0.5*[.LY12]*(([.LY5]-[.LX5])/([.LY1]-[.LX1]))^2" office:value-type="float" office:value="0.00468701652748359" calcext:value-type="float">
            <text:p>0.004687016527484</text:p>
          </table:table-cell>
          <table:table-cell table:formula="of:=0.5*[.LZ12]*(([.LZ5]-[.LY5])/([.LZ1]-[.LY1]))^2" office:value-type="float" office:value="0.00124287537196258" calcext:value-type="float">
            <text:p>0.001242875371963</text:p>
          </table:table-cell>
          <table:table-cell table:formula="of:=0.5*[.MA12]*(([.MA5]-[.LZ5])/([.MA1]-[.LZ1]))^2" office:value-type="float" office:value="0.000043421413682125" calcext:value-type="float">
            <text:p>4.3421413682125E-05</text:p>
          </table:table-cell>
          <table:table-cell table:formula="of:=0.5*[.MB12]*(([.MB5]-[.MA5])/([.MB1]-[.MA1]))^2" office:value-type="float" office:value="0.0000864703801032418" calcext:value-type="float">
            <text:p>8.64703801032418E-05</text:p>
          </table:table-cell>
          <table:table-cell table:formula="of:=0.5*[.MC12]*(([.MC5]-[.MB5])/([.MC1]-[.MB1]))^2" office:value-type="float" office:value="0.00000966071736137532" calcext:value-type="float">
            <text:p>9.66071736137532E-06</text:p>
          </table:table-cell>
          <table:table-cell table:formula="of:=0.5*[.MD12]*(([.MD5]-[.MC5])/([.MD1]-[.MC1]))^2" office:value-type="float" office:value="0.000376470673693413" calcext:value-type="float">
            <text:p>0.000376470673693</text:p>
          </table:table-cell>
          <table:table-cell table:formula="of:=0.5*[.ME12]*(([.ME5]-[.MD5])/([.ME1]-[.MD1]))^2" office:value-type="float" office:value="0.000885049298068767" calcext:value-type="float">
            <text:p>0.000885049298069</text:p>
          </table:table-cell>
          <table:table-cell table:formula="of:=0.5*[.MF12]*(([.MF5]-[.ME5])/([.MF1]-[.ME1]))^2" office:value-type="float" office:value="0.000021679358171681" calcext:value-type="float">
            <text:p>2.1679358171681E-05</text:p>
          </table:table-cell>
          <table:table-cell table:formula="of:=0.5*[.MG12]*(([.MG5]-[.MF5])/([.MG1]-[.MF1]))^2" office:value-type="float" office:value="0.0000960905529532215" calcext:value-type="float">
            <text:p>9.60905529532215E-05</text:p>
          </table:table-cell>
          <table:table-cell table:formula="of:=0.5*[.MH12]*(([.MH5]-[.MG5])/([.MH1]-[.MG1]))^2" office:value-type="float" office:value="0.000290649236029572" calcext:value-type="float">
            <text:p>0.00029064923603</text:p>
          </table:table-cell>
          <table:table-cell table:formula="of:=0.5*[.MI12]*(([.MI5]-[.MH5])/([.MI1]-[.MH1]))^2" office:value-type="float" office:value="0.0000238227899314202" calcext:value-type="float">
            <text:p>2.38227899314202E-05</text:p>
          </table:table-cell>
          <table:table-cell table:formula="of:=0.5*[.MJ12]*(([.MJ5]-[.MI5])/([.MJ1]-[.MI1]))^2" office:value-type="float" office:value="0.000000863888742760434" calcext:value-type="float">
            <text:p>8.63888742760434E-07</text:p>
          </table:table-cell>
          <table:table-cell table:formula="of:=0.5*[.MK12]*(([.MK5]-[.MJ5])/([.MK1]-[.MJ1]))^2" office:value-type="float" office:value="0.000380876253060225" calcext:value-type="float">
            <text:p>0.00038087625306</text:p>
          </table:table-cell>
          <table:table-cell table:formula="of:=0.5*[.ML12]*(([.ML5]-[.MK5])/([.ML1]-[.MK1]))^2" office:value-type="float" office:value="0.0000625562519400291" calcext:value-type="float">
            <text:p>6.25562519400291E-05</text:p>
          </table:table-cell>
          <table:table-cell table:formula="of:=0.5*[.MM12]*(([.MM5]-[.ML5])/([.MM1]-[.ML1]))^2" office:value-type="float" office:value="0.000114736875926791" calcext:value-type="float">
            <text:p>0.000114736875927</text:p>
          </table:table-cell>
          <table:table-cell table:formula="of:=0.5*[.MN12]*(([.MN5]-[.MM5])/([.MN1]-[.MM1]))^2" office:value-type="float" office:value="0.0000218800744331916" calcext:value-type="float">
            <text:p>2.18800744331916E-05</text:p>
          </table:table-cell>
          <table:table-cell table:formula="of:=0.5*[.MO12]*(([.MO5]-[.MN5])/([.MO1]-[.MN1]))^2" office:value-type="float" office:value="0.0000427854189984348" calcext:value-type="float">
            <text:p>4.27854189984348E-05</text:p>
          </table:table-cell>
          <table:table-cell table:formula="of:=0.5*[.MP12]*(([.MP5]-[.MO5])/([.MP1]-[.MO1]))^2" office:value-type="float" office:value="0.000286336902767551" calcext:value-type="float">
            <text:p>0.000286336902768</text:p>
          </table:table-cell>
          <table:table-cell table:formula="of:=0.5*[.MQ12]*(([.MQ5]-[.MP5])/([.MQ1]-[.MP1]))^2" office:value-type="float" office:value="0.000448005782862839" calcext:value-type="float">
            <text:p>0.000448005782863</text:p>
          </table:table-cell>
          <table:table-cell table:formula="of:=0.5*[.MR12]*(([.MR5]-[.MQ5])/([.MR1]-[.MQ1]))^2" office:value-type="float" office:value="0.00000847712654971103" calcext:value-type="float">
            <text:p>8.47712654971103E-06</text:p>
          </table:table-cell>
          <table:table-cell table:formula="of:=0.5*[.MS12]*(([.MS5]-[.MR5])/([.MS1]-[.MR1]))^2" office:value-type="float" office:value="0.0000000098437127787917" calcext:value-type="float">
            <text:p>9.8437127787917E-09</text:p>
          </table:table-cell>
          <table:table-cell table:formula="of:=0.5*[.MT12]*(([.MT5]-[.MS5])/([.MT1]-[.MS1]))^2" office:value-type="float" office:value="0.0000119933296159053" calcext:value-type="float">
            <text:p>1.19933296159053E-05</text:p>
          </table:table-cell>
          <table:table-cell table:formula="of:=0.5*[.MU12]*(([.MU5]-[.MT5])/([.MU1]-[.MT1]))^2" office:value-type="float" office:value="0.000117733327281609" calcext:value-type="float">
            <text:p>0.000117733327282</text:p>
          </table:table-cell>
          <table:table-cell table:formula="of:=0.5*[.MV12]*(([.MV5]-[.MU5])/([.MV1]-[.MU1]))^2" office:value-type="float" office:value="0.00000100480576920341" calcext:value-type="float">
            <text:p>1.00480576920341E-06</text:p>
          </table:table-cell>
          <table:table-cell table:formula="of:=0.5*[.MW12]*(([.MW5]-[.MV5])/([.MW1]-[.MV1]))^2" office:value-type="float" office:value="0.0000030630381656194" calcext:value-type="float">
            <text:p>3.0630381656194E-06</text:p>
          </table:table-cell>
          <table:table-cell table:formula="of:=0.5*[.MX12]*(([.MX5]-[.MW5])/([.MX1]-[.MW1]))^2" office:value-type="float" office:value="0.0000970471885563967" calcext:value-type="float">
            <text:p>9.70471885563967E-05</text:p>
          </table:table-cell>
          <table:table-cell table:formula="of:=0.5*[.MY12]*(([.MY5]-[.MX5])/([.MY1]-[.MX1]))^2" office:value-type="float" office:value="0.0000673400493137162" calcext:value-type="float">
            <text:p>6.73400493137162E-05</text:p>
          </table:table-cell>
          <table:table-cell table:formula="of:=0.5*[.MZ12]*(([.MZ5]-[.MY5])/([.MZ1]-[.MY1]))^2" office:value-type="float" office:value="0.0000180397446855734" calcext:value-type="float">
            <text:p>1.80397446855734E-05</text:p>
          </table:table-cell>
          <table:table-cell table:formula="of:=0.5*[.NA12]*(([.NA5]-[.MZ5])/([.NA1]-[.MZ1]))^2" office:value-type="float" office:value="0.0000488524695289926" calcext:value-type="float">
            <text:p>4.88524695289926E-05</text:p>
          </table:table-cell>
          <table:table-cell table:formula="of:=0.5*[.NB12]*(([.NB5]-[.NA5])/([.NB1]-[.NA1]))^2" office:value-type="float" office:value="0.000000112247484311041" calcext:value-type="float">
            <text:p>1.12247484311041E-07</text:p>
          </table:table-cell>
          <table:table-cell table:formula="of:=0.5*[.NC12]*(([.NC5]-[.NB5])/([.NC1]-[.NB1]))^2" office:value-type="float" office:value="0.00000856843567930308" calcext:value-type="float">
            <text:p>8.56843567930308E-06</text:p>
          </table:table-cell>
          <table:table-cell table:formula="of:=0.5*[.ND12]*(([.ND5]-[.NC5])/([.ND1]-[.NC1]))^2" office:value-type="float" office:value="0.0000868970098560344" calcext:value-type="float">
            <text:p>8.68970098560344E-05</text:p>
          </table:table-cell>
          <table:table-cell table:formula="of:=0.5*[.NE12]*(([.NE5]-[.ND5])/([.NE1]-[.ND1]))^2" office:value-type="float" office:value="0.0000482385614359422" calcext:value-type="float">
            <text:p>4.82385614359422E-05</text:p>
          </table:table-cell>
          <table:table-cell table:formula="of:=0.5*[.NF12]*(([.NF5]-[.NE5])/([.NF1]-[.NE1]))^2" office:value-type="float" office:value="0.000146641496649555" calcext:value-type="float">
            <text:p>0.00014664149665</text:p>
          </table:table-cell>
          <table:table-cell table:formula="of:=0.5*[.NG12]*(([.NG5]-[.NF5])/([.NG1]-[.NF1]))^2" office:value-type="float" office:value="0.0000190375527043226" calcext:value-type="float">
            <text:p>1.90375527043226E-05</text:p>
          </table:table-cell>
          <table:table-cell table:formula="of:=0.5*[.NH12]*(([.NH5]-[.NG5])/([.NH1]-[.NG1]))^2" office:value-type="float" office:value="0.00000477765105711876" calcext:value-type="float">
            <text:p>4.77765105711876E-06</text:p>
          </table:table-cell>
          <table:table-cell table:formula="of:=0.5*[.NI12]*(([.NI5]-[.NH5])/([.NI1]-[.NH1]))^2" office:value-type="float" office:value="0.0000275480147138141" calcext:value-type="float">
            <text:p>2.75480147138141E-05</text:p>
          </table:table-cell>
          <table:table-cell table:formula="of:=0.5*[.NJ12]*(([.NJ5]-[.NI5])/([.NJ1]-[.NI1]))^2" office:value-type="float" office:value="0.0000306656062773936" calcext:value-type="float">
            <text:p>3.06656062773936E-05</text:p>
          </table:table-cell>
          <table:table-cell table:formula="of:=0.5*[.NK12]*(([.NK5]-[.NJ5])/([.NK1]-[.NJ1]))^2" office:value-type="float" office:value="0.000116721739536238" calcext:value-type="float">
            <text:p>0.000116721739536</text:p>
          </table:table-cell>
          <table:table-cell table:formula="of:=0.5*[.NL12]*(([.NL5]-[.NK5])/([.NL1]-[.NK1]))^2" office:value-type="float" office:value="0.000000122215521091947" calcext:value-type="float">
            <text:p>1.22215521091947E-07</text:p>
          </table:table-cell>
          <table:table-cell table:formula="of:=0.5*[.NM12]*(([.NM5]-[.NL5])/([.NM1]-[.NL1]))^2" office:value-type="float" office:value="0.00000000527802307840131" calcext:value-type="float">
            <text:p>5.27802307840131E-09</text:p>
          </table:table-cell>
          <table:table-cell table:formula="of:=0.5*[.NN12]*(([.NN5]-[.NM5])/([.NN1]-[.NM1]))^2" office:value-type="float" office:value="0.0000000289648528589177" calcext:value-type="float">
            <text:p>2.89648528589177E-08</text:p>
          </table:table-cell>
          <table:table-cell table:formula="of:=0.5*[.NO12]*(([.NO5]-[.NN5])/([.NO1]-[.NN1]))^2" office:value-type="float" office:value="0.0000217054017302269" calcext:value-type="float">
            <text:p>2.17054017302269E-05</text:p>
          </table:table-cell>
          <table:table-cell table:formula="of:=0.5*[.NP12]*(([.NP5]-[.NO5])/([.NP1]-[.NO1]))^2" office:value-type="float" office:value="0.000104821080742879" calcext:value-type="float">
            <text:p>0.000104821080743</text:p>
          </table:table-cell>
          <table:table-cell table:formula="of:=0.5*[.NQ12]*(([.NQ5]-[.NP5])/([.NQ1]-[.NP1]))^2" office:value-type="float" office:value="0.00000340147392903856" calcext:value-type="float">
            <text:p>3.40147392903856E-06</text:p>
          </table:table-cell>
          <table:table-cell table:formula="of:=0.5*[.NR12]*(([.NR5]-[.NQ5])/([.NR1]-[.NQ1]))^2" office:value-type="float" office:value="0.000242744283981816" calcext:value-type="float">
            <text:p>0.000242744283982</text:p>
          </table:table-cell>
          <table:table-cell table:formula="of:=0.5*[.NS12]*(([.NS5]-[.NR5])/([.NS1]-[.NR1]))^2" office:value-type="float" office:value="0.0000392802966987671" calcext:value-type="float">
            <text:p>3.92802966987671E-05</text:p>
          </table:table-cell>
          <table:table-cell table:formula="of:=0.5*[.NT12]*(([.NT5]-[.NS5])/([.NT1]-[.NS1]))^2" office:value-type="float" office:value="0.00000639178537622503" calcext:value-type="float">
            <text:p>6.39178537622503E-06</text:p>
          </table:table-cell>
          <table:table-cell table:formula="of:=0.5*[.NU12]*(([.NU5]-[.NT5])/([.NU1]-[.NT1]))^2" office:value-type="float" office:value="0.00000062695572427704" calcext:value-type="float">
            <text:p>6.2695572427704E-07</text:p>
          </table:table-cell>
          <table:table-cell table:formula="of:=0.5*[.NV12]*(([.NV5]-[.NU5])/([.NV1]-[.NU1]))^2" office:value-type="float" office:value="0.00000173573490729375" calcext:value-type="float">
            <text:p>1.73573490729375E-06</text:p>
          </table:table-cell>
          <table:table-cell table:formula="of:=0.5*[.NW12]*(([.NW5]-[.NV5])/([.NW1]-[.NV1]))^2" office:value-type="float" office:value="0.00000000748165350267058" calcext:value-type="float">
            <text:p>7.48165350267058E-09</text:p>
          </table:table-cell>
          <table:table-cell table:formula="of:=0.5*[.NX12]*(([.NX5]-[.NW5])/([.NX1]-[.NW1]))^2" office:value-type="float" office:value="0.00000576346781711783" calcext:value-type="float">
            <text:p>5.76346781711783E-06</text:p>
          </table:table-cell>
          <table:table-cell table:formula="of:=0.5*[.NY12]*(([.NY5]-[.NX5])/([.NY1]-[.NX1]))^2" office:value-type="float" office:value="0.00000000059851609506023" calcext:value-type="float">
            <text:p>5.9851609506023E-10</text:p>
          </table:table-cell>
          <table:table-cell table:formula="of:=0.5*[.NZ12]*(([.NZ5]-[.NY5])/([.NZ1]-[.NY1]))^2" office:value-type="float" office:value="0.000193998118852929" calcext:value-type="float">
            <text:p>0.000193998118853</text:p>
          </table:table-cell>
          <table:table-cell table:formula="of:=0.5*[.OA12]*(([.OA5]-[.NZ5])/([.OA1]-[.NZ1]))^2" office:value-type="float" office:value="0.0000339730997763607" calcext:value-type="float">
            <text:p>3.39730997763607E-05</text:p>
          </table:table-cell>
          <table:table-cell table:formula="of:=0.5*[.OB12]*(([.OB5]-[.OA5])/([.OB1]-[.OA1]))^2" office:value-type="float" office:value="0.00000242727492911876" calcext:value-type="float">
            <text:p>2.42727492911876E-06</text:p>
          </table:table-cell>
          <table:table-cell table:formula="of:=0.5*[.OC12]*(([.OC5]-[.OB5])/([.OC1]-[.OB1]))^2" office:value-type="float" office:value="0.00000799781461292488" calcext:value-type="float">
            <text:p>7.99781461292488E-06</text:p>
          </table:table-cell>
          <table:table-cell table:formula="of:=0.5*[.OD12]*(([.OD5]-[.OC5])/([.OD1]-[.OC1]))^2" office:value-type="float" office:value="0.00000123337391414555" calcext:value-type="float">
            <text:p>1.23337391414555E-06</text:p>
          </table:table-cell>
          <table:table-cell table:formula="of:=0.5*[.OE12]*(([.OE5]-[.OD5])/([.OE1]-[.OD1]))^2" office:value-type="float" office:value="0.0000000753003777337885" calcext:value-type="float">
            <text:p>7.53003777337885E-08</text:p>
          </table:table-cell>
          <table:table-cell table:formula="of:=0.5*[.OF12]*(([.OF5]-[.OE5])/([.OF1]-[.OE1]))^2" office:value-type="float" office:value="0.0000000365379920225182" calcext:value-type="float">
            <text:p>3.65379920225182E-08</text:p>
          </table:table-cell>
          <table:table-cell table:formula="of:=0.5*[.OG12]*(([.OG5]-[.OF5])/([.OG1]-[.OF1]))^2" office:value-type="float" office:value="0.0000381692816448689" calcext:value-type="float">
            <text:p>3.81692816448689E-05</text:p>
          </table:table-cell>
          <table:table-cell table:formula="of:=0.5*[.OH12]*(([.OH5]-[.OG5])/([.OH1]-[.OG1]))^2" office:value-type="float" office:value="0.00000168358313236239" calcext:value-type="float">
            <text:p>1.68358313236239E-06</text:p>
          </table:table-cell>
          <table:table-cell table:formula="of:=0.5*[.OI12]*(([.OI5]-[.OH5])/([.OI1]-[.OH1]))^2" office:value-type="float" office:value="0.0000125042352296776" calcext:value-type="float">
            <text:p>1.25042352296776E-05</text:p>
          </table:table-cell>
          <table:table-cell table:formula="of:=0.5*[.OJ12]*(([.OJ5]-[.OI5])/([.OJ1]-[.OI1]))^2" office:value-type="float" office:value="0.000000413846924129697" calcext:value-type="float">
            <text:p>4.13846924129697E-07</text:p>
          </table:table-cell>
          <table:table-cell table:formula="of:=0.5*[.OK12]*(([.OK5]-[.OJ5])/([.OK1]-[.OJ1]))^2" office:value-type="float" office:value="0.0000000507139246015572" calcext:value-type="float">
            <text:p>5.07139246015572E-08</text:p>
          </table:table-cell>
          <table:table-cell table:formula="of:=0.5*[.OL12]*(([.OL5]-[.OK5])/([.OL1]-[.OK1]))^2" office:value-type="float" office:value="0.0000000791058956781273" calcext:value-type="float">
            <text:p>7.91058956781273E-08</text:p>
          </table:table-cell>
          <table:table-cell table:formula="of:=0.5*[.OM12]*(([.OM5]-[.OL5])/([.OM1]-[.OL1]))^2" office:value-type="float" office:value="0.0000000702472707426166" calcext:value-type="float">
            <text:p>7.02472707426166E-08</text:p>
          </table:table-cell>
          <table:table-cell table:formula="of:=0.5*[.ON12]*(([.ON5]-[.OM5])/([.ON1]-[.OM1]))^2" office:value-type="float" office:value="0.0000341678648825571" calcext:value-type="float">
            <text:p>3.41678648825571E-05</text:p>
          </table:table-cell>
          <table:table-cell table:formula="of:=0.5*[.OO12]*(([.OO5]-[.ON5])/([.OO1]-[.ON1]))^2" office:value-type="float" office:value="0.00000508435017922356" calcext:value-type="float">
            <text:p>5.08435017922356E-06</text:p>
          </table:table-cell>
          <table:table-cell table:formula="of:=0.5*[.OP12]*(([.OP5]-[.OO5])/([.OP1]-[.OO1]))^2" office:value-type="float" office:value="0.00000074683535674031" calcext:value-type="float">
            <text:p>7.4683535674031E-07</text:p>
          </table:table-cell>
          <table:table-cell table:formula="of:=0.5*[.OQ12]*(([.OQ5]-[.OP5])/([.OQ1]-[.OP1]))^2" office:value-type="float" office:value="0.000000105559475052606" calcext:value-type="float">
            <text:p>1.05559475052606E-07</text:p>
          </table:table-cell>
          <table:table-cell table:formula="of:=0.5*[.OR12]*(([.OR5]-[.OQ5])/([.OR1]-[.OQ1]))^2" office:value-type="float" office:value="0.000000939146574203298" calcext:value-type="float">
            <text:p>9.39146574203298E-07</text:p>
          </table:table-cell>
          <table:table-cell table:formula="of:=0.5*[.OS12]*(([.OS5]-[.OR5])/([.OS1]-[.OR1]))^2" office:value-type="float" office:value="0.000000585318812376803" calcext:value-type="float">
            <text:p>5.85318812376803E-07</text:p>
          </table:table-cell>
          <table:table-cell table:formula="of:=0.5*[.OT12]*(([.OT5]-[.OS5])/([.OT1]-[.OS1]))^2" office:value-type="float" office:value="0.0000311457233360176" calcext:value-type="float">
            <text:p>3.11457233360176E-05</text:p>
          </table:table-cell>
          <table:table-cell table:formula="of:=0.5*[.OU12]*(([.OU5]-[.OT5])/([.OU1]-[.OT1]))^2" office:value-type="float" office:value="0.000000362588560808843" calcext:value-type="float">
            <text:p>3.62588560808843E-07</text:p>
          </table:table-cell>
          <table:table-cell table:formula="of:=0.5*[.OV12]*(([.OV5]-[.OU5])/([.OV1]-[.OU1]))^2" office:value-type="float" office:value="0.00000270824222581627" calcext:value-type="float">
            <text:p>2.70824222581627E-06</text:p>
          </table:table-cell>
          <table:table-cell table:formula="of:=0.5*[.OW12]*(([.OW5]-[.OV5])/([.OW1]-[.OV1]))^2" office:value-type="float" office:value="0.00000338967743739769" calcext:value-type="float">
            <text:p>3.38967743739769E-06</text:p>
          </table:table-cell>
          <table:table-cell table:formula="of:=0.5*[.OX12]*(([.OX5]-[.OW5])/([.OX1]-[.OW1]))^2" office:value-type="float" office:value="0.00000126772227063707" calcext:value-type="float">
            <text:p>1.26772227063707E-06</text:p>
          </table:table-cell>
          <table:table-cell table:formula="of:=0.5*[.OY12]*(([.OY5]-[.OX5])/([.OY1]-[.OX1]))^2" office:value-type="float" office:value="0.000000984572481267057" calcext:value-type="float">
            <text:p>9.84572481267057E-07</text:p>
          </table:table-cell>
          <table:table-cell table:formula="of:=0.5*[.OZ12]*(([.OZ5]-[.OY5])/([.OZ1]-[.OY1]))^2" office:value-type="float" office:value="0.00000248703068965289" calcext:value-type="float">
            <text:p>2.48703068965289E-06</text:p>
          </table:table-cell>
          <table:table-cell table:formula="of:=0.5*[.PA12]*(([.PA5]-[.OZ5])/([.PA1]-[.OZ1]))^2" office:value-type="float" office:value="0.000000058322791499378" calcext:value-type="float">
            <text:p>5.8322791499378E-08</text:p>
          </table:table-cell>
          <table:table-cell table:formula="of:=0.5*[.PB12]*(([.PB5]-[.PA5])/([.PB1]-[.PA1]))^2" office:value-type="float" office:value="0.000000984058087419354" calcext:value-type="float">
            <text:p>9.84058087419354E-07</text:p>
          </table:table-cell>
          <table:table-cell table:formula="of:=0.5*[.PC12]*(([.PC5]-[.PB5])/([.PC1]-[.PB1]))^2" office:value-type="float" office:value="0.00000105804479539119" calcext:value-type="float">
            <text:p>1.05804479539119E-06</text:p>
          </table:table-cell>
          <table:table-cell table:formula="of:=0.5*[.PD12]*(([.PD5]-[.PC5])/([.PD1]-[.PC1]))^2" office:value-type="float" office:value="0.000000607511768599054" calcext:value-type="float">
            <text:p>6.07511768599054E-07</text:p>
          </table:table-cell>
          <table:table-cell table:formula="of:=0.5*[.PE12]*(([.PE5]-[.PD5])/([.PE1]-[.PD1]))^2" office:value-type="float" office:value="0.0000230634640227891" calcext:value-type="float">
            <text:p>2.30634640227891E-05</text:p>
          </table:table-cell>
          <table:table-cell table:formula="of:=0.5*[.PF12]*(([.PF5]-[.PE5])/([.PF1]-[.PE1]))^2" office:value-type="float" office:value="0.0000120873341630978" calcext:value-type="float">
            <text:p>1.20873341630978E-05</text:p>
          </table:table-cell>
          <table:table-cell table:formula="of:=0.5*[.PG12]*(([.PG5]-[.PF5])/([.PG1]-[.PF1]))^2" office:value-type="float" office:value="0.00000904636411179334" calcext:value-type="float">
            <text:p>9.04636411179334E-06</text:p>
          </table:table-cell>
          <table:table-cell table:formula="of:=0.5*[.PH12]*(([.PH5]-[.PG5])/([.PH1]-[.PG1]))^2" office:value-type="float" office:value="0.0000312307375165537" calcext:value-type="float">
            <text:p>3.12307375165537E-05</text:p>
          </table:table-cell>
          <table:table-cell table:formula="of:=0.5*[.PI12]*(([.PI5]-[.PH5])/([.PI1]-[.PH1]))^2" office:value-type="float" office:value="0.000011208241490016" calcext:value-type="float">
            <text:p>1.1208241490016E-05</text:p>
          </table:table-cell>
          <table:table-cell table:formula="of:=0.5*[.PJ12]*(([.PJ5]-[.PI5])/([.PJ1]-[.PI1]))^2" office:value-type="float" office:value="0.0000101715958204912" calcext:value-type="float">
            <text:p>1.01715958204912E-05</text:p>
          </table:table-cell>
          <table:table-cell table:formula="of:=0.5*[.PK12]*(([.PK5]-[.PJ5])/([.PK1]-[.PJ1]))^2" office:value-type="float" office:value="0.0000106880057619186" calcext:value-type="float">
            <text:p>1.06880057619186E-05</text:p>
          </table:table-cell>
          <table:table-cell table:formula="of:=0.5*[.PL12]*(([.PL5]-[.PK5])/([.PL1]-[.PK1]))^2" office:value-type="float" office:value="0.0000909191099195557" calcext:value-type="float">
            <text:p>9.09191099195557E-05</text:p>
          </table:table-cell>
          <table:table-cell table:formula="of:=0.5*[.PM12]*(([.PM5]-[.PL5])/([.PM1]-[.PL1]))^2" office:value-type="float" office:value="0.0000207458783253808" calcext:value-type="float">
            <text:p>2.07458783253808E-05</text:p>
          </table:table-cell>
          <table:table-cell table:formula="of:=0.5*[.PN12]*(([.PN5]-[.PM5])/([.PN1]-[.PM1]))^2" office:value-type="float" office:value="0.000000104096584120139" calcext:value-type="float">
            <text:p>1.04096584120139E-07</text:p>
          </table:table-cell>
          <table:table-cell table:formula="of:=0.5*[.PO12]*(([.PO5]-[.PN5])/([.PO1]-[.PN1]))^2" office:value-type="float" office:value="0.000000191555530574343" calcext:value-type="float">
            <text:p>1.91555530574343E-07</text:p>
          </table:table-cell>
          <table:table-cell table:formula="of:=0.5*[.PP12]*(([.PP5]-[.PO5])/([.PP1]-[.PO1]))^2" office:value-type="float" office:value="0.00000118849718842388" calcext:value-type="float">
            <text:p>1.18849718842388E-06</text:p>
          </table:table-cell>
          <table:table-cell table:formula="of:=0.5*[.PQ12]*(([.PQ5]-[.PP5])/([.PQ1]-[.PP1]))^2" office:value-type="float" office:value="0.0000122885216639075" calcext:value-type="float">
            <text:p>1.22885216639075E-05</text:p>
          </table:table-cell>
          <table:table-cell table:formula="of:=0.5*[.PR12]*(([.PR5]-[.PQ5])/([.PR1]-[.PQ1]))^2" office:value-type="float" office:value="0.000025003559394154" calcext:value-type="float">
            <text:p>2.5003559394154E-05</text:p>
          </table:table-cell>
          <table:table-cell table:formula="of:=0.5*[.PS12]*(([.PS5]-[.PR5])/([.PS1]-[.PR1]))^2" office:value-type="float" office:value="0.000000152965158642378" calcext:value-type="float">
            <text:p>1.52965158642378E-07</text:p>
          </table:table-cell>
          <table:table-cell table:formula="of:=0.5*[.PT12]*(([.PT5]-[.PS5])/([.PT1]-[.PS1]))^2" office:value-type="float" office:value="0.00000966739908108181" calcext:value-type="float">
            <text:p>9.66739908108181E-06</text:p>
          </table:table-cell>
          <table:table-cell table:formula="of:=0.5*[.PU12]*(([.PU5]-[.PT5])/([.PU1]-[.PT1]))^2" office:value-type="float" office:value="0.0000668765136940085" calcext:value-type="float">
            <text:p>6.68765136940085E-05</text:p>
          </table:table-cell>
          <table:table-cell table:formula="of:=0.5*[.PV12]*(([.PV5]-[.PU5])/([.PV1]-[.PU1]))^2" office:value-type="float" office:value="0.00000311433973024191" calcext:value-type="float">
            <text:p>3.11433973024191E-06</text:p>
          </table:table-cell>
          <table:table-cell table:formula="of:=0.5*[.PW12]*(([.PW5]-[.PV5])/([.PW1]-[.PV1]))^2" office:value-type="float" office:value="0.00031654458436547" calcext:value-type="float">
            <text:p>0.000316544584365</text:p>
          </table:table-cell>
          <table:table-cell table:formula="of:=0.5*[.PX12]*(([.PX5]-[.PW5])/([.PX1]-[.PW1]))^2" office:value-type="float" office:value="0.000404481462030715" calcext:value-type="float">
            <text:p>0.000404481462031</text:p>
          </table:table-cell>
          <table:table-cell table:formula="of:=0.5*[.PY12]*(([.PY5]-[.PX5])/([.PY1]-[.PX1]))^2" office:value-type="float" office:value="0.0000000210987678793583" calcext:value-type="float">
            <text:p>2.10987678793583E-08</text:p>
          </table:table-cell>
          <table:table-cell table:formula="of:=0.5*[.PZ12]*(([.PZ5]-[.PY5])/([.PZ1]-[.PY1]))^2" office:value-type="float" office:value="0.0000105887333347929" calcext:value-type="float">
            <text:p>1.05887333347929E-05</text:p>
          </table:table-cell>
          <table:table-cell table:formula="of:=0.5*[.QA12]*(([.QA5]-[.PZ5])/([.QA1]-[.PZ1]))^2" office:value-type="float" office:value="0.0000000101734362875739" calcext:value-type="float">
            <text:p>1.01734362875739E-08</text:p>
          </table:table-cell>
          <table:table-cell table:formula="of:=0.5*[.QB12]*(([.QB5]-[.QA5])/([.QB1]-[.QA1]))^2" office:value-type="float" office:value="0.000000172355683752277" calcext:value-type="float">
            <text:p>1.72355683752277E-07</text:p>
          </table:table-cell>
          <table:table-cell table:formula="of:=0.5*[.QC12]*(([.QC5]-[.QB5])/([.QC1]-[.QB1]))^2" office:value-type="float" office:value="0.0000000898781085772151" calcext:value-type="float">
            <text:p>8.98781085772151E-08</text:p>
          </table:table-cell>
          <table:table-cell table:formula="of:=0.5*[.QD12]*(([.QD5]-[.QC5])/([.QD1]-[.QC1]))^2" office:value-type="float" office:value="0.0000103738256240999" calcext:value-type="float">
            <text:p>1.03738256240999E-05</text:p>
          </table:table-cell>
          <table:table-cell table:formula="of:=0.5*[.QE12]*(([.QE5]-[.QD5])/([.QE1]-[.QD1]))^2" office:value-type="float" office:value="0.0000937898353453743" calcext:value-type="float">
            <text:p>9.37898353453743E-05</text:p>
          </table:table-cell>
          <table:table-cell table:formula="of:=0.5*[.QF12]*(([.QF5]-[.QE5])/([.QF1]-[.QE1]))^2" office:value-type="float" office:value="0.0000165725835475949" calcext:value-type="float">
            <text:p>1.65725835475949E-05</text:p>
          </table:table-cell>
          <table:table-cell table:formula="of:=0.5*[.QG12]*(([.QG5]-[.QF5])/([.QG1]-[.QF1]))^2" office:value-type="float" office:value="0.0000447148551237703" calcext:value-type="float">
            <text:p>4.47148551237703E-05</text:p>
          </table:table-cell>
          <table:table-cell table:formula="of:=0.5*[.QH12]*(([.QH5]-[.QG5])/([.QH1]-[.QG1]))^2" office:value-type="float" office:value="0.00000153741470521155" calcext:value-type="float">
            <text:p>1.53741470521155E-06</text:p>
          </table:table-cell>
          <table:table-cell table:formula="of:=0.5*[.QI12]*(([.QI5]-[.QH5])/([.QI1]-[.QH1]))^2" office:value-type="float" office:value="0.000197847359123119" calcext:value-type="float">
            <text:p>0.000197847359123</text:p>
          </table:table-cell>
          <table:table-cell table:formula="of:=0.5*[.QJ12]*(([.QJ5]-[.QI5])/([.QJ1]-[.QI1]))^2" office:value-type="float" office:value="0.0000057820095660768" calcext:value-type="float">
            <text:p>5.7820095660768E-06</text:p>
          </table:table-cell>
          <table:table-cell table:formula="of:=0.5*[.QK12]*(([.QK5]-[.QJ5])/([.QK1]-[.QJ1]))^2" office:value-type="float" office:value="0.00000000206734578982616" calcext:value-type="float">
            <text:p>2.06734578982616E-09</text:p>
          </table:table-cell>
          <table:table-cell table:formula="of:=0.5*[.QL12]*(([.QL5]-[.QK5])/([.QL1]-[.QK1]))^2" office:value-type="float" office:value="0.0000306442237760981" calcext:value-type="float">
            <text:p>3.06442237760981E-05</text:p>
          </table:table-cell>
          <table:table-cell table:formula="of:=0.5*[.QM12]*(([.QM5]-[.QL5])/([.QM1]-[.QL1]))^2" office:value-type="float" office:value="0.0000106164159149274" calcext:value-type="float">
            <text:p>1.06164159149274E-05</text:p>
          </table:table-cell>
          <table:table-cell table:formula="of:=0.5*[.QN12]*(([.QN5]-[.QM5])/([.QN1]-[.QM1]))^2" office:value-type="float" office:value="0.00000175694159063062" calcext:value-type="float">
            <text:p>1.75694159063062E-06</text:p>
          </table:table-cell>
          <table:table-cell table:formula="of:=0.5*[.QO12]*(([.QO5]-[.QN5])/([.QO1]-[.QN1]))^2" office:value-type="float" office:value="0.0000295427813116874" calcext:value-type="float">
            <text:p>2.95427813116874E-05</text:p>
          </table:table-cell>
          <table:table-cell table:formula="of:=0.5*[.QP12]*(([.QP5]-[.QO5])/([.QP1]-[.QO1]))^2" office:value-type="float" office:value="0.0000147391829991118" calcext:value-type="float">
            <text:p>1.47391829991118E-05</text:p>
          </table:table-cell>
          <table:table-cell table:formula="of:=0.5*[.QQ12]*(([.QQ5]-[.QP5])/([.QQ1]-[.QP1]))^2" office:value-type="float" office:value="0.00000301765962704803" calcext:value-type="float">
            <text:p>3.01765962704803E-06</text:p>
          </table:table-cell>
          <table:table-cell table:formula="of:=0.5*[.QR12]*(([.QR5]-[.QQ5])/([.QR1]-[.QQ1]))^2" office:value-type="float" office:value="0.0000013044099506378" calcext:value-type="float">
            <text:p>1.3044099506378E-06</text:p>
          </table:table-cell>
          <table:table-cell table:formula="of:=0.5*[.QS12]*(([.QS5]-[.QR5])/([.QS1]-[.QR1]))^2" office:value-type="float" office:value="0.000000579659892226171" calcext:value-type="float">
            <text:p>5.79659892226171E-07</text:p>
          </table:table-cell>
          <table:table-cell table:formula="of:=0.5*[.QT12]*(([.QT5]-[.QS5])/([.QT1]-[.QS1]))^2" office:value-type="float" office:value="0.000000822739566776349" calcext:value-type="float">
            <text:p>8.22739566776349E-07</text:p>
          </table:table-cell>
          <table:table-cell table:formula="of:=0.5*[.QU12]*(([.QU5]-[.QT5])/([.QU1]-[.QT1]))^2" office:value-type="float" office:value="0.00000361494257587501" calcext:value-type="float">
            <text:p>3.61494257587501E-06</text:p>
          </table:table-cell>
          <table:table-cell table:formula="of:=0.5*[.QV12]*(([.QV5]-[.QU5])/([.QV1]-[.QU1]))^2" office:value-type="float" office:value="0.00000176159832057747" calcext:value-type="float">
            <text:p>1.76159832057747E-06</text:p>
          </table:table-cell>
          <table:table-cell table:formula="of:=0.5*[.QW12]*(([.QW5]-[.QV5])/([.QW1]-[.QV1]))^2" office:value-type="float" office:value="0.00000840968714173559" calcext:value-type="float">
            <text:p>8.40968714173559E-06</text:p>
          </table:table-cell>
          <table:table-cell table:formula="of:=0.5*[.QX12]*(([.QX5]-[.QW5])/([.QX1]-[.QW1]))^2" office:value-type="float" office:value="0.00000246596018427636" calcext:value-type="float">
            <text:p>2.46596018427636E-06</text:p>
          </table:table-cell>
          <table:table-cell table:formula="of:=0.5*[.QY12]*(([.QY5]-[.QX5])/([.QY1]-[.QX1]))^2" office:value-type="float" office:value="0.00000522402473124494" calcext:value-type="float">
            <text:p>5.22402473124494E-06</text:p>
          </table:table-cell>
          <table:table-cell table:formula="of:=0.5*[.QZ12]*(([.QZ5]-[.QY5])/([.QZ1]-[.QY1]))^2" office:value-type="float" office:value="0.0000327413344437549" calcext:value-type="float">
            <text:p>3.27413344437549E-05</text:p>
          </table:table-cell>
          <table:table-cell table:formula="of:=0.5*[.RA12]*(([.RA5]-[.QZ5])/([.RA1]-[.QZ1]))^2" office:value-type="float" office:value="0.0000438633384110157" calcext:value-type="float">
            <text:p>4.38633384110157E-05</text:p>
          </table:table-cell>
          <table:table-cell table:formula="of:=0.5*[.RB12]*(([.RB5]-[.RA5])/([.RB1]-[.RA1]))^2" office:value-type="float" office:value="0.0000186125734514569" calcext:value-type="float">
            <text:p>1.86125734514569E-05</text:p>
          </table:table-cell>
          <table:table-cell table:formula="of:=0.5*[.RC12]*(([.RC5]-[.RB5])/([.RC1]-[.RB1]))^2" office:value-type="float" office:value="0.00000210620136090752" calcext:value-type="float">
            <text:p>2.10620136090752E-06</text:p>
          </table:table-cell>
          <table:table-cell table:formula="of:=0.5*[.RD12]*(([.RD5]-[.RC5])/([.RD1]-[.RC1]))^2" office:value-type="float" office:value="0.000302222815592518" calcext:value-type="float">
            <text:p>0.000302222815593</text:p>
          </table:table-cell>
          <table:table-cell table:formula="of:=0.5*[.RE12]*(([.RE5]-[.RD5])/([.RE1]-[.RD1]))^2" office:value-type="float" office:value="0.000127913456058456" calcext:value-type="float">
            <text:p>0.000127913456058</text:p>
          </table:table-cell>
          <table:table-cell table:formula="of:=0.5*[.RF12]*(([.RF5]-[.RE5])/([.RF1]-[.RE1]))^2" office:value-type="float" office:value="0.00000724855063041561" calcext:value-type="float">
            <text:p>7.24855063041561E-06</text:p>
          </table:table-cell>
          <table:table-cell table:formula="of:=0.5*[.RG12]*(([.RG5]-[.RF5])/([.RG1]-[.RF1]))^2" office:value-type="float" office:value="0.0000165957725612969" calcext:value-type="float">
            <text:p>1.65957725612969E-05</text:p>
          </table:table-cell>
          <table:table-cell table:formula="of:=0.5*[.RH12]*(([.RH5]-[.RG5])/([.RH1]-[.RG1]))^2" office:value-type="float" office:value="0.00000924916576574427" calcext:value-type="float">
            <text:p>9.24916576574427E-06</text:p>
          </table:table-cell>
          <table:table-cell table:formula="of:=0.5*[.RI12]*(([.RI5]-[.RH5])/([.RI1]-[.RH1]))^2" office:value-type="float" office:value="0.0000894100434390612" calcext:value-type="float">
            <text:p>8.94100434390612E-05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299818283491942" calcext:value-type="float">
            <text:p>2.99818283491942E-06</text:p>
          </table:table-cell>
          <table:table-cell table:formula="of:=0.5*[.D12]*(([.D6]-[.C6])/([.D1]-[.C1]))^2" office:value-type="float" office:value="0.000181259146315661" calcext:value-type="float">
            <text:p>0.000181259146316</text:p>
          </table:table-cell>
          <table:table-cell table:formula="of:=0.5*[.E12]*(([.E6]-[.D6])/([.E1]-[.D1]))^2" office:value-type="float" office:value="0.00141368817776282" calcext:value-type="float">
            <text:p>0.001413688177763</text:p>
          </table:table-cell>
          <table:table-cell table:formula="of:=0.5*[.F12]*(([.F6]-[.E6])/([.F1]-[.E1]))^2" office:value-type="float" office:value="0.00453861254686166" calcext:value-type="float">
            <text:p>0.004538612546862</text:p>
          </table:table-cell>
          <table:table-cell table:formula="of:=0.5*[.G12]*(([.G6]-[.F6])/([.G1]-[.F1]))^2" office:value-type="float" office:value="0.00375240145644092" calcext:value-type="float">
            <text:p>0.003752401456441</text:p>
          </table:table-cell>
          <table:table-cell table:formula="of:=0.5*[.H12]*(([.H6]-[.G6])/([.H1]-[.G1]))^2" office:value-type="float" office:value="0.00111268687614088" calcext:value-type="float">
            <text:p>0.001112686876141</text:p>
          </table:table-cell>
          <table:table-cell table:formula="of:=0.5*[.I12]*(([.I6]-[.H6])/([.I1]-[.H1]))^2" office:value-type="float" office:value="0.00706817670157519" calcext:value-type="float">
            <text:p>0.007068176701575</text:p>
          </table:table-cell>
          <table:table-cell table:formula="of:=0.5*[.J12]*(([.J6]-[.I6])/([.J1]-[.I1]))^2" office:value-type="float" office:value="0.00476919110321943" calcext:value-type="float">
            <text:p>0.004769191103219</text:p>
          </table:table-cell>
          <table:table-cell table:formula="of:=0.5*[.K12]*(([.K6]-[.J6])/([.K1]-[.J1]))^2" office:value-type="float" office:value="0.000497497690962051" calcext:value-type="float">
            <text:p>0.000497497690962</text:p>
          </table:table-cell>
          <table:table-cell table:formula="of:=0.5*[.L12]*(([.L6]-[.K6])/([.L1]-[.K1]))^2" office:value-type="float" office:value="0.00374935384751382" calcext:value-type="float">
            <text:p>0.003749353847514</text:p>
          </table:table-cell>
          <table:table-cell table:formula="of:=0.5*[.M12]*(([.M6]-[.L6])/([.M1]-[.L1]))^2" office:value-type="float" office:value="0.00250144214881595" calcext:value-type="float">
            <text:p>0.002501442148816</text:p>
          </table:table-cell>
          <table:table-cell table:formula="of:=0.5*[.N12]*(([.N6]-[.M6])/([.N1]-[.M1]))^2" office:value-type="float" office:value="0.00088679847954332" calcext:value-type="float">
            <text:p>0.000886798479543</text:p>
          </table:table-cell>
          <table:table-cell table:formula="of:=0.5*[.O12]*(([.O6]-[.N6])/([.O1]-[.N1]))^2" office:value-type="float" office:value="0.000108279451613777" calcext:value-type="float">
            <text:p>0.000108279451614</text:p>
          </table:table-cell>
          <table:table-cell table:formula="of:=0.5*[.P12]*(([.P6]-[.O6])/([.P1]-[.O1]))^2" office:value-type="float" office:value="0.00015902856286378" calcext:value-type="float">
            <text:p>0.000159028562864</text:p>
          </table:table-cell>
          <table:table-cell table:formula="of:=0.5*[.Q12]*(([.Q6]-[.P6])/([.Q1]-[.P1]))^2" office:value-type="float" office:value="0.000996278832718039" calcext:value-type="float">
            <text:p>0.000996278832718</text:p>
          </table:table-cell>
          <table:table-cell table:formula="of:=0.5*[.R12]*(([.R6]-[.Q6])/([.R1]-[.Q1]))^2" office:value-type="float" office:value="0.00102574604533075" calcext:value-type="float">
            <text:p>0.001025746045331</text:p>
          </table:table-cell>
          <table:table-cell table:formula="of:=0.5*[.S12]*(([.S6]-[.R6])/([.S1]-[.R1]))^2" office:value-type="float" office:value="0.00058798325895117" calcext:value-type="float">
            <text:p>0.000587983258951</text:p>
          </table:table-cell>
          <table:table-cell table:formula="of:=0.5*[.T12]*(([.T6]-[.S6])/([.T1]-[.S1]))^2" office:value-type="float" office:value="0.000869280654803469" calcext:value-type="float">
            <text:p>0.000869280654803</text:p>
          </table:table-cell>
          <table:table-cell table:formula="of:=0.5*[.U12]*(([.U6]-[.T6])/([.U1]-[.T1]))^2" office:value-type="float" office:value="0.00265492564568128" calcext:value-type="float">
            <text:p>0.002654925645681</text:p>
          </table:table-cell>
          <table:table-cell table:formula="of:=0.5*[.V12]*(([.V6]-[.U6])/([.V1]-[.U1]))^2" office:value-type="float" office:value="0.00519227342934056" calcext:value-type="float">
            <text:p>0.005192273429341</text:p>
          </table:table-cell>
          <table:table-cell table:formula="of:=0.5*[.W12]*(([.W6]-[.V6])/([.W1]-[.V1]))^2" office:value-type="float" office:value="0.00804351015360395" calcext:value-type="float">
            <text:p>0.008043510153604</text:p>
          </table:table-cell>
          <table:table-cell table:formula="of:=0.5*[.X12]*(([.X6]-[.W6])/([.X1]-[.W1]))^2" office:value-type="float" office:value="0.0121199003419566" calcext:value-type="float">
            <text:p>0.012119900341957</text:p>
          </table:table-cell>
          <table:table-cell table:formula="of:=0.5*[.Y12]*(([.Y6]-[.X6])/([.Y1]-[.X1]))^2" office:value-type="float" office:value="0.0107273678679833" calcext:value-type="float">
            <text:p>0.010727367867983</text:p>
          </table:table-cell>
          <table:table-cell table:formula="of:=0.5*[.Z12]*(([.Z6]-[.Y6])/([.Z1]-[.Y1]))^2" office:value-type="float" office:value="0.0068342519710622" calcext:value-type="float">
            <text:p>0.006834251971062</text:p>
          </table:table-cell>
          <table:table-cell table:formula="of:=0.5*[.AA12]*(([.AA6]-[.Z6])/([.AA1]-[.Z1]))^2" office:value-type="float" office:value="0.00227511227772057" calcext:value-type="float">
            <text:p>0.002275112277721</text:p>
          </table:table-cell>
          <table:table-cell table:formula="of:=0.5*[.AB12]*(([.AB6]-[.AA6])/([.AB1]-[.AA1]))^2" office:value-type="float" office:value="0.00100422996975249" calcext:value-type="float">
            <text:p>0.001004229969753</text:p>
          </table:table-cell>
          <table:table-cell table:formula="of:=0.5*[.AC12]*(([.AC6]-[.AB6])/([.AC1]-[.AB1]))^2" office:value-type="float" office:value="0.000185701373205327" calcext:value-type="float">
            <text:p>0.000185701373205</text:p>
          </table:table-cell>
          <table:table-cell table:formula="of:=0.5*[.AD12]*(([.AD6]-[.AC6])/([.AD1]-[.AC1]))^2" office:value-type="float" office:value="0.0000226300679457836" calcext:value-type="float">
            <text:p>2.26300679457836E-05</text:p>
          </table:table-cell>
          <table:table-cell table:formula="of:=0.5*[.AE12]*(([.AE6]-[.AD6])/([.AE1]-[.AD1]))^2" office:value-type="float" office:value="0.000311860927980751" calcext:value-type="float">
            <text:p>0.000311860927981</text:p>
          </table:table-cell>
          <table:table-cell table:formula="of:=0.5*[.AF12]*(([.AF6]-[.AE6])/([.AF1]-[.AE1]))^2" office:value-type="float" office:value="0.00187340513735318" calcext:value-type="float">
            <text:p>0.001873405137353</text:p>
          </table:table-cell>
          <table:table-cell table:formula="of:=0.5*[.AG12]*(([.AG6]-[.AF6])/([.AG1]-[.AF1]))^2" office:value-type="float" office:value="0.00392459502620658" calcext:value-type="float">
            <text:p>0.003924595026207</text:p>
          </table:table-cell>
          <table:table-cell table:formula="of:=0.5*[.AH12]*(([.AH6]-[.AG6])/([.AH1]-[.AG1]))^2" office:value-type="float" office:value="0.00520938526125349" calcext:value-type="float">
            <text:p>0.005209385261254</text:p>
          </table:table-cell>
          <table:table-cell table:formula="of:=0.5*[.AI12]*(([.AI6]-[.AH6])/([.AI1]-[.AH1]))^2" office:value-type="float" office:value="0.00544399412185454" calcext:value-type="float">
            <text:p>0.005443994121855</text:p>
          </table:table-cell>
          <table:table-cell table:formula="of:=0.5*[.AJ12]*(([.AJ6]-[.AI6])/([.AJ1]-[.AI1]))^2" office:value-type="float" office:value="0.00462959980485329" calcext:value-type="float">
            <text:p>0.004629599804853</text:p>
          </table:table-cell>
          <table:table-cell table:formula="of:=0.5*[.AK12]*(([.AK6]-[.AJ6])/([.AK1]-[.AJ1]))^2" office:value-type="float" office:value="0.00320477472966281" calcext:value-type="float">
            <text:p>0.003204774729663</text:p>
          </table:table-cell>
          <table:table-cell table:formula="of:=0.5*[.AL12]*(([.AL6]-[.AK6])/([.AL1]-[.AK1]))^2" office:value-type="float" office:value="0.00115945248295602" calcext:value-type="float">
            <text:p>0.001159452482956</text:p>
          </table:table-cell>
          <table:table-cell table:formula="of:=0.5*[.AM12]*(([.AM6]-[.AL6])/([.AM1]-[.AL1]))^2" office:value-type="float" office:value="0.000471366485882788" calcext:value-type="float">
            <text:p>0.000471366485883</text:p>
          </table:table-cell>
          <table:table-cell table:formula="of:=0.5*[.AN12]*(([.AN6]-[.AM6])/([.AN1]-[.AM1]))^2" office:value-type="float" office:value="0.000123013423717585" calcext:value-type="float">
            <text:p>0.000123013423718</text:p>
          </table:table-cell>
          <table:table-cell table:formula="of:=0.5*[.AO12]*(([.AO6]-[.AN6])/([.AO1]-[.AN1]))^2" office:value-type="float" office:value="0.0000586390062684835" calcext:value-type="float">
            <text:p>5.86390062684835E-05</text:p>
          </table:table-cell>
          <table:table-cell table:formula="of:=0.5*[.AP12]*(([.AP6]-[.AO6])/([.AP1]-[.AO1]))^2" office:value-type="float" office:value="0.000787967462842331" calcext:value-type="float">
            <text:p>0.000787967462842</text:p>
          </table:table-cell>
          <table:table-cell table:formula="of:=0.5*[.AQ12]*(([.AQ6]-[.AP6])/([.AQ1]-[.AP1]))^2" office:value-type="float" office:value="0.00176060407355832" calcext:value-type="float">
            <text:p>0.001760604073558</text:p>
          </table:table-cell>
          <table:table-cell table:formula="of:=0.5*[.AR12]*(([.AR6]-[.AQ6])/([.AR1]-[.AQ1]))^2" office:value-type="float" office:value="0.00346744730748472" calcext:value-type="float">
            <text:p>0.003467447307485</text:p>
          </table:table-cell>
          <table:table-cell table:formula="of:=0.5*[.AS12]*(([.AS6]-[.AR6])/([.AS1]-[.AR1]))^2" office:value-type="float" office:value="0.00699136946955281" calcext:value-type="float">
            <text:p>0.006991369469553</text:p>
          </table:table-cell>
          <table:table-cell table:formula="of:=0.5*[.AT12]*(([.AT6]-[.AS6])/([.AT1]-[.AS1]))^2" office:value-type="float" office:value="0.00436666538919102" calcext:value-type="float">
            <text:p>0.004366665389191</text:p>
          </table:table-cell>
          <table:table-cell table:formula="of:=0.5*[.AU12]*(([.AU6]-[.AT6])/([.AU1]-[.AT1]))^2" office:value-type="float" office:value="0.00696900515635258" calcext:value-type="float">
            <text:p>0.006969005156353</text:p>
          </table:table-cell>
          <table:table-cell table:formula="of:=0.5*[.AV12]*(([.AV6]-[.AU6])/([.AV1]-[.AU1]))^2" office:value-type="float" office:value="0.0199183611571674" calcext:value-type="float">
            <text:p>0.019918361157168</text:p>
          </table:table-cell>
          <table:table-cell table:formula="of:=0.5*[.AW12]*(([.AW6]-[.AV6])/([.AW1]-[.AV1]))^2" office:value-type="float" office:value="0.00705996194702152" calcext:value-type="float">
            <text:p>0.007059961947022</text:p>
          </table:table-cell>
          <table:table-cell table:formula="of:=0.5*[.AX12]*(([.AX6]-[.AW6])/([.AX1]-[.AW1]))^2" office:value-type="float" office:value="0.0581330397396369" calcext:value-type="float">
            <text:p>0.058133039739637</text:p>
          </table:table-cell>
          <table:table-cell table:formula="of:=0.5*[.AY12]*(([.AY6]-[.AX6])/([.AY1]-[.AX1]))^2" office:value-type="float" office:value="0.0101772701320739" calcext:value-type="float">
            <text:p>0.010177270132074</text:p>
          </table:table-cell>
          <table:table-cell table:formula="of:=0.5*[.AZ12]*(([.AZ6]-[.AY6])/([.AZ1]-[.AY1]))^2" office:value-type="float" office:value="0.00185683520216177" calcext:value-type="float">
            <text:p>0.001856835202162</text:p>
          </table:table-cell>
          <table:table-cell table:formula="of:=0.5*[.BA12]*(([.BA6]-[.AZ6])/([.BA1]-[.AZ1]))^2" office:value-type="float" office:value="0.013505673466643" calcext:value-type="float">
            <text:p>0.013505673466643</text:p>
          </table:table-cell>
          <table:table-cell table:formula="of:=0.5*[.BB12]*(([.BB6]-[.BA6])/([.BB1]-[.BA1]))^2" office:value-type="float" office:value="0.00472714593854369" calcext:value-type="float">
            <text:p>0.004727145938544</text:p>
          </table:table-cell>
          <table:table-cell table:formula="of:=0.5*[.BC12]*(([.BC6]-[.BB6])/([.BC1]-[.BB1]))^2" office:value-type="float" office:value="0.00580770709460921" calcext:value-type="float">
            <text:p>0.005807707094609</text:p>
          </table:table-cell>
          <table:table-cell table:formula="of:=0.5*[.BD12]*(([.BD6]-[.BC6])/([.BD1]-[.BC1]))^2" office:value-type="float" office:value="0.0168065558510472" calcext:value-type="float">
            <text:p>0.016806555851047</text:p>
          </table:table-cell>
          <table:table-cell table:formula="of:=0.5*[.BE12]*(([.BE6]-[.BD6])/([.BE1]-[.BD1]))^2" office:value-type="float" office:value="0.0254864342200261" calcext:value-type="float">
            <text:p>0.025486434220026</text:p>
          </table:table-cell>
          <table:table-cell table:formula="of:=0.5*[.BF12]*(([.BF6]-[.BE6])/([.BF1]-[.BE1]))^2" office:value-type="float" office:value="0.0432711926302032" calcext:value-type="float">
            <text:p>0.043271192630203</text:p>
          </table:table-cell>
          <table:table-cell table:formula="of:=0.5*[.BG12]*(([.BG6]-[.BF6])/([.BG1]-[.BF1]))^2" office:value-type="float" office:value="0.0287501087018114" calcext:value-type="float">
            <text:p>0.028750108701812</text:p>
          </table:table-cell>
          <table:table-cell table:formula="of:=0.5*[.BH12]*(([.BH6]-[.BG6])/([.BH1]-[.BG1]))^2" office:value-type="float" office:value="0.00104463887160738" calcext:value-type="float">
            <text:p>0.001044638871607</text:p>
          </table:table-cell>
          <table:table-cell table:formula="of:=0.5*[.BI12]*(([.BI6]-[.BH6])/([.BI1]-[.BH1]))^2" office:value-type="float" office:value="0.00225437584164987" calcext:value-type="float">
            <text:p>0.00225437584165</text:p>
          </table:table-cell>
          <table:table-cell table:formula="of:=0.5*[.BJ12]*(([.BJ6]-[.BI6])/([.BJ1]-[.BI1]))^2" office:value-type="float" office:value="0.0388618231517326" calcext:value-type="float">
            <text:p>0.038861823151733</text:p>
          </table:table-cell>
          <table:table-cell table:formula="of:=0.5*[.BK12]*(([.BK6]-[.BJ6])/([.BK1]-[.BJ1]))^2" office:value-type="float" office:value="0.000254329734971401" calcext:value-type="float">
            <text:p>0.000254329734971</text:p>
          </table:table-cell>
          <table:table-cell table:formula="of:=0.5*[.BL12]*(([.BL6]-[.BK6])/([.BL1]-[.BK1]))^2" office:value-type="float" office:value="0.000900990733961055" calcext:value-type="float">
            <text:p>0.000900990733961</text:p>
          </table:table-cell>
          <table:table-cell table:formula="of:=0.5*[.BM12]*(([.BM6]-[.BL6])/([.BM1]-[.BL1]))^2" office:value-type="float" office:value="0.0000172574041639783" calcext:value-type="float">
            <text:p>1.72574041639783E-05</text:p>
          </table:table-cell>
          <table:table-cell table:formula="of:=0.5*[.BN12]*(([.BN6]-[.BM6])/([.BN1]-[.BM1]))^2" office:value-type="float" office:value="0.00112669944295819" calcext:value-type="float">
            <text:p>0.001126699442958</text:p>
          </table:table-cell>
          <table:table-cell table:formula="of:=0.5*[.BO12]*(([.BO6]-[.BN6])/([.BO1]-[.BN1]))^2" office:value-type="float" office:value="0.00157430182078896" calcext:value-type="float">
            <text:p>0.001574301820789</text:p>
          </table:table-cell>
          <table:table-cell table:formula="of:=0.5*[.BP12]*(([.BP6]-[.BO6])/([.BP1]-[.BO1]))^2" office:value-type="float" office:value="0.00151729923519837" calcext:value-type="float">
            <text:p>0.001517299235198</text:p>
          </table:table-cell>
          <table:table-cell table:formula="of:=0.5*[.BQ12]*(([.BQ6]-[.BP6])/([.BQ1]-[.BP1]))^2" office:value-type="float" office:value="0.00116492603181011" calcext:value-type="float">
            <text:p>0.00116492603181</text:p>
          </table:table-cell>
          <table:table-cell table:formula="of:=0.5*[.BR12]*(([.BR6]-[.BQ6])/([.BR1]-[.BQ1]))^2" office:value-type="float" office:value="0.0015383587742941" calcext:value-type="float">
            <text:p>0.001538358774294</text:p>
          </table:table-cell>
          <table:table-cell table:formula="of:=0.5*[.BS12]*(([.BS6]-[.BR6])/([.BS1]-[.BR1]))^2" office:value-type="float" office:value="0.00389930870397716" calcext:value-type="float">
            <text:p>0.003899308703977</text:p>
          </table:table-cell>
          <table:table-cell table:formula="of:=0.5*[.BT12]*(([.BT6]-[.BS6])/([.BT1]-[.BS1]))^2" office:value-type="float" office:value="0.00834471753706326" calcext:value-type="float">
            <text:p>0.008344717537063</text:p>
          </table:table-cell>
          <table:table-cell table:formula="of:=0.5*[.BU12]*(([.BU6]-[.BT6])/([.BU1]-[.BT1]))^2" office:value-type="float" office:value="0.00951864267945823" calcext:value-type="float">
            <text:p>0.009518642679458</text:p>
          </table:table-cell>
          <table:table-cell table:formula="of:=0.5*[.BV12]*(([.BV6]-[.BU6])/([.BV1]-[.BU1]))^2" office:value-type="float" office:value="0.0107617018856798" calcext:value-type="float">
            <text:p>0.01076170188568</text:p>
          </table:table-cell>
          <table:table-cell table:formula="of:=0.5*[.BW12]*(([.BW6]-[.BV6])/([.BW1]-[.BV1]))^2" office:value-type="float" office:value="0.00657980626846884" calcext:value-type="float">
            <text:p>0.006579806268469</text:p>
          </table:table-cell>
          <table:table-cell table:formula="of:=0.5*[.BX12]*(([.BX6]-[.BW6])/([.BX1]-[.BW1]))^2" office:value-type="float" office:value="0.00264650057355354" calcext:value-type="float">
            <text:p>0.002646500573554</text:p>
          </table:table-cell>
          <table:table-cell table:formula="of:=0.5*[.BY12]*(([.BY6]-[.BX6])/([.BY1]-[.BX1]))^2" office:value-type="float" office:value="0.000539229367883964" calcext:value-type="float">
            <text:p>0.000539229367884</text:p>
          </table:table-cell>
          <table:table-cell table:formula="of:=0.5*[.BZ12]*(([.BZ6]-[.BY6])/([.BZ1]-[.BY1]))^2" office:value-type="float" office:value="0.00005343097019484" calcext:value-type="float">
            <text:p>5.343097019484E-05</text:p>
          </table:table-cell>
          <table:table-cell table:formula="of:=0.5*[.CA12]*(([.CA6]-[.BZ6])/([.CA1]-[.BZ1]))^2" office:value-type="float" office:value="0.000881189697969212" calcext:value-type="float">
            <text:p>0.000881189697969</text:p>
          </table:table-cell>
          <table:table-cell table:formula="of:=0.5*[.CB12]*(([.CB6]-[.CA6])/([.CB1]-[.CA1]))^2" office:value-type="float" office:value="0.000156161651423432" calcext:value-type="float">
            <text:p>0.000156161651423</text:p>
          </table:table-cell>
          <table:table-cell table:formula="of:=0.5*[.CC12]*(([.CC6]-[.CB6])/([.CC1]-[.CB1]))^2" office:value-type="float" office:value="0.000410395109837922" calcext:value-type="float">
            <text:p>0.000410395109838</text:p>
          </table:table-cell>
          <table:table-cell table:formula="of:=0.5*[.CD12]*(([.CD6]-[.CC6])/([.CD1]-[.CC1]))^2" office:value-type="float" office:value="0.000716455929810809" calcext:value-type="float">
            <text:p>0.000716455929811</text:p>
          </table:table-cell>
          <table:table-cell table:formula="of:=0.5*[.CE12]*(([.CE6]-[.CD6])/([.CE1]-[.CD1]))^2" office:value-type="float" office:value="0.000218798209009608" calcext:value-type="float">
            <text:p>0.00021879820901</text:p>
          </table:table-cell>
          <table:table-cell table:formula="of:=0.5*[.CF12]*(([.CF6]-[.CE6])/([.CF1]-[.CE1]))^2" office:value-type="float" office:value="0.00000169668135277227" calcext:value-type="float">
            <text:p>1.69668135277227E-06</text:p>
          </table:table-cell>
          <table:table-cell table:formula="of:=0.5*[.CG12]*(([.CG6]-[.CF6])/([.CG1]-[.CF1]))^2" office:value-type="float" office:value="0.000229553675729754" calcext:value-type="float">
            <text:p>0.00022955367573</text:p>
          </table:table-cell>
          <table:table-cell table:formula="of:=0.5*[.CH12]*(([.CH6]-[.CG6])/([.CH1]-[.CG1]))^2" office:value-type="float" office:value="0.000272999283736754" calcext:value-type="float">
            <text:p>0.000272999283737</text:p>
          </table:table-cell>
          <table:table-cell table:formula="of:=0.5*[.CI12]*(([.CI6]-[.CH6])/([.CI1]-[.CH1]))^2" office:value-type="float" office:value="0.00003661693197354" calcext:value-type="float">
            <text:p>3.661693197354E-05</text:p>
          </table:table-cell>
          <table:table-cell table:formula="of:=0.5*[.CJ12]*(([.CJ6]-[.CI6])/([.CJ1]-[.CI1]))^2" office:value-type="float" office:value="0.0000983720057887968" calcext:value-type="float">
            <text:p>9.83720057887968E-05</text:p>
          </table:table-cell>
          <table:table-cell table:formula="of:=0.5*[.CK12]*(([.CK6]-[.CJ6])/([.CK1]-[.CJ1]))^2" office:value-type="float" office:value="0.0000191362971814937" calcext:value-type="float">
            <text:p>1.91362971814937E-05</text:p>
          </table:table-cell>
          <table:table-cell table:formula="of:=0.5*[.CL12]*(([.CL6]-[.CK6])/([.CL1]-[.CK1]))^2" office:value-type="float" office:value="0.0000065558824070342" calcext:value-type="float">
            <text:p>6.5558824070342E-06</text:p>
          </table:table-cell>
          <table:table-cell table:formula="of:=0.5*[.CM12]*(([.CM6]-[.CL6])/([.CM1]-[.CL1]))^2" office:value-type="float" office:value="0.0000515959814791302" calcext:value-type="float">
            <text:p>5.15959814791302E-05</text:p>
          </table:table-cell>
          <table:table-cell table:formula="of:=0.5*[.CN12]*(([.CN6]-[.CM6])/([.CN1]-[.CM1]))^2" office:value-type="float" office:value="0.000000694858526076321" calcext:value-type="float">
            <text:p>6.94858526076321E-07</text:p>
          </table:table-cell>
          <table:table-cell table:formula="of:=0.5*[.CO12]*(([.CO6]-[.CN6])/([.CO1]-[.CN1]))^2" office:value-type="float" office:value="0.00003037026246715" calcext:value-type="float">
            <text:p>3.037026246715E-05</text:p>
          </table:table-cell>
          <table:table-cell table:formula="of:=0.5*[.CP12]*(([.CP6]-[.CO6])/([.CP1]-[.CO1]))^2" office:value-type="float" office:value="0.0000221432057009194" calcext:value-type="float">
            <text:p>2.21432057009194E-05</text:p>
          </table:table-cell>
          <table:table-cell table:formula="of:=0.5*[.CQ12]*(([.CQ6]-[.CP6])/([.CQ1]-[.CP1]))^2" office:value-type="float" office:value="0.000017753309864493" calcext:value-type="float">
            <text:p>1.7753309864493E-05</text:p>
          </table:table-cell>
          <table:table-cell table:formula="of:=0.5*[.CR12]*(([.CR6]-[.CQ6])/([.CR1]-[.CQ1]))^2" office:value-type="float" office:value="0.00000740599822805693" calcext:value-type="float">
            <text:p>7.40599822805693E-06</text:p>
          </table:table-cell>
          <table:table-cell table:formula="of:=0.5*[.CS12]*(([.CS6]-[.CR6])/([.CS1]-[.CR1]))^2" office:value-type="float" office:value="0.0000000505650822809181" calcext:value-type="float">
            <text:p>5.05650822809181E-08</text:p>
          </table:table-cell>
          <table:table-cell table:formula="of:=0.5*[.CT12]*(([.CT6]-[.CS6])/([.CT1]-[.CS1]))^2" office:value-type="float" office:value="0.000000986302688820755" calcext:value-type="float">
            <text:p>9.86302688820755E-07</text:p>
          </table:table-cell>
          <table:table-cell table:formula="of:=0.5*[.CU12]*(([.CU6]-[.CT6])/([.CU1]-[.CT1]))^2" office:value-type="float" office:value="0.00000290704909866635" calcext:value-type="float">
            <text:p>2.90704909866635E-06</text:p>
          </table:table-cell>
          <table:table-cell table:formula="of:=0.5*[.CV12]*(([.CV6]-[.CU6])/([.CV1]-[.CU1]))^2" office:value-type="float" office:value="0.00000097870442290005" calcext:value-type="float">
            <text:p>9.7870442290005E-07</text:p>
          </table:table-cell>
          <table:table-cell table:formula="of:=0.5*[.CW12]*(([.CW6]-[.CV6])/([.CW1]-[.CV1]))^2" office:value-type="float" office:value="0.000000447364446133366" calcext:value-type="float">
            <text:p>4.47364446133366E-07</text:p>
          </table:table-cell>
          <table:table-cell table:formula="of:=0.5*[.CX12]*(([.CX6]-[.CW6])/([.CX1]-[.CW1]))^2" office:value-type="float" office:value="0.0000000989221766698604" calcext:value-type="float">
            <text:p>9.89221766698604E-08</text:p>
          </table:table-cell>
          <table:table-cell table:formula="of:=0.5*[.CY12]*(([.CY6]-[.CX6])/([.CY1]-[.CX1]))^2" office:value-type="float" office:value="0.000000790626759805547" calcext:value-type="float">
            <text:p>7.90626759805547E-07</text:p>
          </table:table-cell>
          <table:table-cell table:formula="of:=0.5*[.CZ12]*(([.CZ6]-[.CY6])/([.CZ1]-[.CY1]))^2" office:value-type="float" office:value="0.00000191390230355113" calcext:value-type="float">
            <text:p>1.91390230355113E-06</text:p>
          </table:table-cell>
          <table:table-cell table:formula="of:=0.5*[.DA12]*(([.DA6]-[.CZ6])/([.DA1]-[.CZ1]))^2" office:value-type="float" office:value="0.000000653694362775264" calcext:value-type="float">
            <text:p>6.53694362775264E-07</text:p>
          </table:table-cell>
          <table:table-cell table:formula="of:=0.5*[.DB12]*(([.DB6]-[.DA6])/([.DB1]-[.DA1]))^2" office:value-type="float" office:value="0.00000168366713426904" calcext:value-type="float">
            <text:p>1.68366713426904E-06</text:p>
          </table:table-cell>
          <table:table-cell table:formula="of:=0.5*[.DC12]*(([.DC6]-[.DB6])/([.DC1]-[.DB1]))^2" office:value-type="float" office:value="0.0000000804502967836168" calcext:value-type="float">
            <text:p>8.04502967836168E-08</text:p>
          </table:table-cell>
          <table:table-cell table:formula="of:=0.5*[.DD12]*(([.DD6]-[.DC6])/([.DD1]-[.DC1]))^2" office:value-type="float" office:value="0.0000000105511059206438" calcext:value-type="float">
            <text:p>1.05511059206438E-08</text:p>
          </table:table-cell>
          <table:table-cell table:formula="of:=0.5*[.DE12]*(([.DE6]-[.DD6])/([.DE1]-[.DD1]))^2" office:value-type="float" office:value="0.0000000142715768391343" calcext:value-type="float">
            <text:p>1.42715768391343E-08</text:p>
          </table:table-cell>
          <table:table-cell table:formula="of:=0.5*[.DF12]*(([.DF6]-[.DE6])/([.DF1]-[.DE1]))^2" office:value-type="float" office:value="0.000000615494157751919" calcext:value-type="float">
            <text:p>6.15494157751919E-07</text:p>
          </table:table-cell>
          <table:table-cell table:formula="of:=0.5*[.DG12]*(([.DG6]-[.DF6])/([.DG1]-[.DF1]))^2" office:value-type="float" office:value="0.000000663277089344924" calcext:value-type="float">
            <text:p>6.63277089344924E-07</text:p>
          </table:table-cell>
          <table:table-cell table:formula="of:=0.5*[.DH12]*(([.DH6]-[.DG6])/([.DH1]-[.DG1]))^2" office:value-type="float" office:value="0.00000111896597064812" calcext:value-type="float">
            <text:p>1.11896597064812E-06</text:p>
          </table:table-cell>
          <table:table-cell table:formula="of:=0.5*[.DI12]*(([.DI6]-[.DH6])/([.DI1]-[.DH1]))^2" office:value-type="float" office:value="0.0000000584404740405394" calcext:value-type="float">
            <text:p>5.84404740405394E-08</text:p>
          </table:table-cell>
          <table:table-cell table:formula="of:=0.5*[.DJ12]*(([.DJ6]-[.DI6])/([.DJ1]-[.DI1]))^2" office:value-type="float" office:value="0.000000289630838403377" calcext:value-type="float">
            <text:p>2.89630838403377E-07</text:p>
          </table:table-cell>
          <table:table-cell table:formula="of:=0.5*[.DK12]*(([.DK6]-[.DJ6])/([.DK1]-[.DJ1]))^2" office:value-type="float" office:value="0.00000307212769255166" calcext:value-type="float">
            <text:p>3.07212769255166E-06</text:p>
          </table:table-cell>
          <table:table-cell table:formula="of:=0.5*[.DL12]*(([.DL6]-[.DK6])/([.DL1]-[.DK1]))^2" office:value-type="float" office:value="0.00000128931890209373" calcext:value-type="float">
            <text:p>1.28931890209373E-06</text:p>
          </table:table-cell>
          <table:table-cell table:formula="of:=0.5*[.DM12]*(([.DM6]-[.DL6])/([.DM1]-[.DL1]))^2" office:value-type="float" office:value="0.0000000540360705476685" calcext:value-type="float">
            <text:p>5.40360705476685E-08</text:p>
          </table:table-cell>
          <table:table-cell table:formula="of:=0.5*[.DN12]*(([.DN6]-[.DM6])/([.DN1]-[.DM1]))^2" office:value-type="float" office:value="0.000000043433698764476" calcext:value-type="float">
            <text:p>4.3433698764476E-08</text:p>
          </table:table-cell>
          <table:table-cell table:formula="of:=0.5*[.DO12]*(([.DO6]-[.DN6])/([.DO1]-[.DN1]))^2" office:value-type="float" office:value="0.000000126032644983551" calcext:value-type="float">
            <text:p>1.26032644983551E-07</text:p>
          </table:table-cell>
          <table:table-cell table:formula="of:=0.5*[.DP12]*(([.DP6]-[.DO6])/([.DP1]-[.DO1]))^2" office:value-type="float" office:value="0.000000015091439775583" calcext:value-type="float">
            <text:p>1.5091439775583E-08</text:p>
          </table:table-cell>
          <table:table-cell table:formula="of:=0.5*[.DQ12]*(([.DQ6]-[.DP6])/([.DQ1]-[.DP1]))^2" office:value-type="float" office:value="0.000000102232027319417" calcext:value-type="float">
            <text:p>1.02232027319417E-07</text:p>
          </table:table-cell>
          <table:table-cell table:formula="of:=0.5*[.DR12]*(([.DR6]-[.DQ6])/([.DR1]-[.DQ1]))^2" office:value-type="float" office:value="0.00000036584192838306" calcext:value-type="float">
            <text:p>3.6584192838306E-07</text:p>
          </table:table-cell>
          <table:table-cell table:formula="of:=0.5*[.DS12]*(([.DS6]-[.DR6])/([.DS1]-[.DR1]))^2" office:value-type="float" office:value="0.000000205067622689599" calcext:value-type="float">
            <text:p>2.05067622689599E-07</text:p>
          </table:table-cell>
          <table:table-cell table:formula="of:=0.5*[.DT12]*(([.DT6]-[.DS6])/([.DT1]-[.DS1]))^2" office:value-type="float" office:value="0.000000567420152390624" calcext:value-type="float">
            <text:p>5.67420152390624E-07</text:p>
          </table:table-cell>
          <table:table-cell table:formula="of:=0.5*[.DU12]*(([.DU6]-[.DT6])/([.DU1]-[.DT1]))^2" office:value-type="float" office:value="0.00000198467955364703" calcext:value-type="float">
            <text:p>1.98467955364703E-06</text:p>
          </table:table-cell>
          <table:table-cell table:formula="of:=0.5*[.DV12]*(([.DV6]-[.DU6])/([.DV1]-[.DU1]))^2" office:value-type="float" office:value="0.000000111564655775794" calcext:value-type="float">
            <text:p>1.11564655775794E-07</text:p>
          </table:table-cell>
          <table:table-cell table:formula="of:=0.5*[.DW12]*(([.DW6]-[.DV6])/([.DW1]-[.DV1]))^2" office:value-type="float" office:value="0.000000555481924556709" calcext:value-type="float">
            <text:p>5.55481924556709E-07</text:p>
          </table:table-cell>
          <table:table-cell table:formula="of:=0.5*[.DX12]*(([.DX6]-[.DW6])/([.DX1]-[.DW1]))^2" office:value-type="float" office:value="0.000000571641792203187" calcext:value-type="float">
            <text:p>5.71641792203187E-07</text:p>
          </table:table-cell>
          <table:table-cell table:formula="of:=0.5*[.DY12]*(([.DY6]-[.DX6])/([.DY1]-[.DX1]))^2" office:value-type="float" office:value="0.000000232511817485253" calcext:value-type="float">
            <text:p>2.32511817485253E-07</text:p>
          </table:table-cell>
          <table:table-cell table:formula="of:=0.5*[.DZ12]*(([.DZ6]-[.DY6])/([.DZ1]-[.DY1]))^2" office:value-type="float" office:value="0.000000140555361438424" calcext:value-type="float">
            <text:p>1.40555361438424E-07</text:p>
          </table:table-cell>
          <table:table-cell table:formula="of:=0.5*[.EA12]*(([.EA6]-[.DZ6])/([.EA1]-[.DZ1]))^2" office:value-type="float" office:value="0.000000596160572571649" calcext:value-type="float">
            <text:p>5.96160572571649E-07</text:p>
          </table:table-cell>
          <table:table-cell table:formula="of:=0.5*[.EB12]*(([.EB6]-[.EA6])/([.EB1]-[.EA1]))^2" office:value-type="float" office:value="0.0000000607623612748186" calcext:value-type="float">
            <text:p>6.07623612748186E-08</text:p>
          </table:table-cell>
          <table:table-cell table:formula="of:=0.5*[.EC12]*(([.EC6]-[.EB6])/([.EC1]-[.EB1]))^2" office:value-type="float" office:value="0.000000551340725329943" calcext:value-type="float">
            <text:p>5.51340725329943E-07</text:p>
          </table:table-cell>
          <table:table-cell table:formula="of:=0.5*[.ED12]*(([.ED6]-[.EC6])/([.ED1]-[.EC1]))^2" office:value-type="float" office:value="0.0000000273706012326249" calcext:value-type="float">
            <text:p>2.73706012326249E-08</text:p>
          </table:table-cell>
          <table:table-cell table:formula="of:=0.5*[.EE12]*(([.EE6]-[.ED6])/([.EE1]-[.ED1]))^2" office:value-type="float" office:value="0.0000000684951235475731" calcext:value-type="float">
            <text:p>6.84951235475731E-08</text:p>
          </table:table-cell>
          <table:table-cell table:formula="of:=0.5*[.EF12]*(([.EF6]-[.EE6])/([.EF1]-[.EE1]))^2" office:value-type="float" office:value="0.000034319138428568" calcext:value-type="float">
            <text:p>3.4319138428568E-05</text:p>
          </table:table-cell>
          <table:table-cell table:formula="of:=0.5*[.EG12]*(([.EG6]-[.EF6])/([.EG1]-[.EF1]))^2" office:value-type="float" office:value="0.000194890858782116" calcext:value-type="float">
            <text:p>0.000194890858782</text:p>
          </table:table-cell>
          <table:table-cell table:formula="of:=0.5*[.EH12]*(([.EH6]-[.EG6])/([.EH1]-[.EG1]))^2" office:value-type="float" office:value="0.0000432397246038348" calcext:value-type="float">
            <text:p>4.32397246038348E-05</text:p>
          </table:table-cell>
          <table:table-cell table:formula="of:=0.5*[.EI12]*(([.EI6]-[.EH6])/([.EI1]-[.EH1]))^2" office:value-type="float" office:value="0.000750766838105318" calcext:value-type="float">
            <text:p>0.000750766838105</text:p>
          </table:table-cell>
          <table:table-cell table:formula="of:=0.5*[.EJ12]*(([.EJ6]-[.EI6])/([.EJ1]-[.EI1]))^2" office:value-type="float" office:value="0.00165480049799895" calcext:value-type="float">
            <text:p>0.001654800497999</text:p>
          </table:table-cell>
          <table:table-cell table:formula="of:=0.5*[.EK12]*(([.EK6]-[.EJ6])/([.EK1]-[.EJ1]))^2" office:value-type="float" office:value="0.000151837093810479" calcext:value-type="float">
            <text:p>0.00015183709381</text:p>
          </table:table-cell>
          <table:table-cell table:formula="of:=0.5*[.EL12]*(([.EL6]-[.EK6])/([.EL1]-[.EK1]))^2" office:value-type="float" office:value="0.000000532040489212048" calcext:value-type="float">
            <text:p>5.32040489212048E-07</text:p>
          </table:table-cell>
          <table:table-cell table:formula="of:=0.5*[.EM12]*(([.EM6]-[.EL6])/([.EM1]-[.EL1]))^2" office:value-type="float" office:value="0.0021004602747827" calcext:value-type="float">
            <text:p>0.002100460274783</text:p>
          </table:table-cell>
          <table:table-cell table:formula="of:=0.5*[.EN12]*(([.EN6]-[.EM6])/([.EN1]-[.EM1]))^2" office:value-type="float" office:value="0.00346043805256221" calcext:value-type="float">
            <text:p>0.003460438052562</text:p>
          </table:table-cell>
          <table:table-cell table:formula="of:=0.5*[.EO12]*(([.EO6]-[.EN6])/([.EO1]-[.EN1]))^2" office:value-type="float" office:value="0.00165834958491665" calcext:value-type="float">
            <text:p>0.001658349584917</text:p>
          </table:table-cell>
          <table:table-cell table:formula="of:=0.5*[.EP12]*(([.EP6]-[.EO6])/([.EP1]-[.EO1]))^2" office:value-type="float" office:value="0.0000105161166503094" calcext:value-type="float">
            <text:p>1.05161166503094E-05</text:p>
          </table:table-cell>
          <table:table-cell table:formula="of:=0.5*[.EQ12]*(([.EQ6]-[.EP6])/([.EQ1]-[.EP1]))^2" office:value-type="float" office:value="0.000116197875872163" calcext:value-type="float">
            <text:p>0.000116197875872</text:p>
          </table:table-cell>
          <table:table-cell table:formula="of:=0.5*[.ER12]*(([.ER6]-[.EQ6])/([.ER1]-[.EQ1]))^2" office:value-type="float" office:value="0.000877919487897707" calcext:value-type="float">
            <text:p>0.000877919487898</text:p>
          </table:table-cell>
          <table:table-cell table:formula="of:=0.5*[.ES12]*(([.ES6]-[.ER6])/([.ES1]-[.ER1]))^2" office:value-type="float" office:value="0.000466996479030878" calcext:value-type="float">
            <text:p>0.000466996479031</text:p>
          </table:table-cell>
          <table:table-cell table:formula="of:=0.5*[.ET12]*(([.ET6]-[.ES6])/([.ET1]-[.ES1]))^2" office:value-type="float" office:value="0.000070849255035343" calcext:value-type="float">
            <text:p>7.0849255035343E-05</text:p>
          </table:table-cell>
          <table:table-cell table:formula="of:=0.5*[.EU12]*(([.EU6]-[.ET6])/([.EU1]-[.ET1]))^2" office:value-type="float" office:value="0.000613215938075961" calcext:value-type="float">
            <text:p>0.000613215938076</text:p>
          </table:table-cell>
          <table:table-cell table:formula="of:=0.5*[.EV12]*(([.EV6]-[.EU6])/([.EV1]-[.EU1]))^2" office:value-type="float" office:value="0.000118577731149286" calcext:value-type="float">
            <text:p>0.000118577731149</text:p>
          </table:table-cell>
          <table:table-cell table:formula="of:=0.5*[.EW12]*(([.EW6]-[.EV6])/([.EW1]-[.EV1]))^2" office:value-type="float" office:value="0.0000163325025383814" calcext:value-type="float">
            <text:p>1.63325025383814E-05</text:p>
          </table:table-cell>
          <table:table-cell table:formula="of:=0.5*[.EX12]*(([.EX6]-[.EW6])/([.EX1]-[.EW1]))^2" office:value-type="float" office:value="0.000251925899732921" calcext:value-type="float">
            <text:p>0.000251925899733</text:p>
          </table:table-cell>
          <table:table-cell table:formula="of:=0.5*[.EY12]*(([.EY6]-[.EX6])/([.EY1]-[.EX1]))^2" office:value-type="float" office:value="0.0000367013496009256" calcext:value-type="float">
            <text:p>3.67013496009256E-05</text:p>
          </table:table-cell>
          <table:table-cell table:formula="of:=0.5*[.EZ12]*(([.EZ6]-[.EY6])/([.EZ1]-[.EY1]))^2" office:value-type="float" office:value="0.0000499000079666898" calcext:value-type="float">
            <text:p>4.99000079666898E-05</text:p>
          </table:table-cell>
          <table:table-cell table:formula="of:=0.5*[.FA12]*(([.FA6]-[.EZ6])/([.FA1]-[.EZ1]))^2" office:value-type="float" office:value="0.0000627220494735898" calcext:value-type="float">
            <text:p>6.27220494735898E-05</text:p>
          </table:table-cell>
          <table:table-cell table:formula="of:=0.5*[.FB12]*(([.FB6]-[.FA6])/([.FB1]-[.FA1]))^2" office:value-type="float" office:value="0.0000467250519258955" calcext:value-type="float">
            <text:p>4.67250519258955E-05</text:p>
          </table:table-cell>
          <table:table-cell table:formula="of:=0.5*[.FC12]*(([.FC6]-[.FB6])/([.FC1]-[.FB1]))^2" office:value-type="float" office:value="0.000000730356500970899" calcext:value-type="float">
            <text:p>7.30356500970899E-07</text:p>
          </table:table-cell>
          <table:table-cell table:formula="of:=0.5*[.FD12]*(([.FD6]-[.FC6])/([.FD1]-[.FC1]))^2" office:value-type="float" office:value="0.0000211521055975945" calcext:value-type="float">
            <text:p>2.11521055975945E-05</text:p>
          </table:table-cell>
          <table:table-cell table:formula="of:=0.5*[.FE12]*(([.FE6]-[.FD6])/([.FE1]-[.FD1]))^2" office:value-type="float" office:value="0.0000356235642259316" calcext:value-type="float">
            <text:p>3.56235642259316E-05</text:p>
          </table:table-cell>
          <table:table-cell table:formula="of:=0.5*[.FF12]*(([.FF6]-[.FE6])/([.FF1]-[.FE1]))^2" office:value-type="float" office:value="0.0000028875617603407" calcext:value-type="float">
            <text:p>2.8875617603407E-06</text:p>
          </table:table-cell>
          <table:table-cell table:formula="of:=0.5*[.FG12]*(([.FG6]-[.FF6])/([.FG1]-[.FF1]))^2" office:value-type="float" office:value="0.0000003776185664122" calcext:value-type="float">
            <text:p>3.776185664122E-07</text:p>
          </table:table-cell>
          <table:table-cell table:formula="of:=0.5*[.FH12]*(([.FH6]-[.FG6])/([.FH1]-[.FG1]))^2" office:value-type="float" office:value="0.00000747192175011145" calcext:value-type="float">
            <text:p>7.47192175011145E-06</text:p>
          </table:table-cell>
          <table:table-cell table:formula="of:=0.5*[.FI12]*(([.FI6]-[.FH6])/([.FI1]-[.FH1]))^2" office:value-type="float" office:value="0.0000108608737405618" calcext:value-type="float">
            <text:p>1.08608737405618E-05</text:p>
          </table:table-cell>
          <table:table-cell table:formula="of:=0.5*[.FJ12]*(([.FJ6]-[.FI6])/([.FJ1]-[.FI1]))^2" office:value-type="float" office:value="0.000000329841441400049" calcext:value-type="float">
            <text:p>3.29841441400049E-07</text:p>
          </table:table-cell>
          <table:table-cell table:formula="of:=0.5*[.FK12]*(([.FK6]-[.FJ6])/([.FK1]-[.FJ1]))^2" office:value-type="float" office:value="0.00000198622391696295" calcext:value-type="float">
            <text:p>1.98622391696295E-06</text:p>
          </table:table-cell>
          <table:table-cell table:formula="of:=0.5*[.FL12]*(([.FL6]-[.FK6])/([.FL1]-[.FK1]))^2" office:value-type="float" office:value="0.000017504352187372" calcext:value-type="float">
            <text:p>1.7504352187372E-05</text:p>
          </table:table-cell>
          <table:table-cell table:formula="of:=0.5*[.FM12]*(([.FM6]-[.FL6])/([.FM1]-[.FL1]))^2" office:value-type="float" office:value="0.0000024366132517148" calcext:value-type="float">
            <text:p>2.4366132517148E-06</text:p>
          </table:table-cell>
          <table:table-cell table:formula="of:=0.5*[.FN12]*(([.FN6]-[.FM6])/([.FN1]-[.FM1]))^2" office:value-type="float" office:value="0.00000508191422810705" calcext:value-type="float">
            <text:p>5.08191422810705E-06</text:p>
          </table:table-cell>
          <table:table-cell table:formula="of:=0.5*[.FO12]*(([.FO6]-[.FN6])/([.FO1]-[.FN1]))^2" office:value-type="float" office:value="0.0000131254427133451" calcext:value-type="float">
            <text:p>1.31254427133451E-05</text:p>
          </table:table-cell>
          <table:table-cell table:formula="of:=0.5*[.FP12]*(([.FP6]-[.FO6])/([.FP1]-[.FO1]))^2" office:value-type="float" office:value="0.00000133165853800241" calcext:value-type="float">
            <text:p>1.33165853800241E-06</text:p>
          </table:table-cell>
          <table:table-cell table:formula="of:=0.5*[.FQ12]*(([.FQ6]-[.FP6])/([.FQ1]-[.FP1]))^2" office:value-type="float" office:value="0.0000282651148243683" calcext:value-type="float">
            <text:p>2.82651148243683E-05</text:p>
          </table:table-cell>
          <table:table-cell table:formula="of:=0.5*[.FR12]*(([.FR6]-[.FQ6])/([.FR1]-[.FQ1]))^2" office:value-type="float" office:value="0.0000547082441543802" calcext:value-type="float">
            <text:p>5.47082441543802E-05</text:p>
          </table:table-cell>
          <table:table-cell table:formula="of:=0.5*[.FS12]*(([.FS6]-[.FR6])/([.FS1]-[.FR1]))^2" office:value-type="float" office:value="0.0000756427892003342" calcext:value-type="float">
            <text:p>7.56427892003342E-05</text:p>
          </table:table-cell>
          <table:table-cell table:formula="of:=0.5*[.FT12]*(([.FT6]-[.FS6])/([.FT1]-[.FS1]))^2" office:value-type="float" office:value="0.0000194481105204279" calcext:value-type="float">
            <text:p>1.94481105204279E-05</text:p>
          </table:table-cell>
          <table:table-cell table:formula="of:=0.5*[.FU12]*(([.FU6]-[.FT6])/([.FU1]-[.FT1]))^2" office:value-type="float" office:value="0.0000739721047202489" calcext:value-type="float">
            <text:p>7.39721047202489E-05</text:p>
          </table:table-cell>
          <table:table-cell table:formula="of:=0.5*[.FV12]*(([.FV6]-[.FU6])/([.FV1]-[.FU1]))^2" office:value-type="float" office:value="0.000111065079956639" calcext:value-type="float">
            <text:p>0.000111065079957</text:p>
          </table:table-cell>
          <table:table-cell table:formula="of:=0.5*[.FW12]*(([.FW6]-[.FV6])/([.FW1]-[.FV1]))^2" office:value-type="float" office:value="0.000189285595988071" calcext:value-type="float">
            <text:p>0.000189285595988</text:p>
          </table:table-cell>
          <table:table-cell table:formula="of:=0.5*[.FX12]*(([.FX6]-[.FW6])/([.FX1]-[.FW1]))^2" office:value-type="float" office:value="0.000141825334128946" calcext:value-type="float">
            <text:p>0.000141825334129</text:p>
          </table:table-cell>
          <table:table-cell table:formula="of:=0.5*[.FY12]*(([.FY6]-[.FX6])/([.FY1]-[.FX1]))^2" office:value-type="float" office:value="0.000361176588932485" calcext:value-type="float">
            <text:p>0.000361176588932</text:p>
          </table:table-cell>
          <table:table-cell table:formula="of:=0.5*[.FZ12]*(([.FZ6]-[.FY6])/([.FZ1]-[.FY1]))^2" office:value-type="float" office:value="0.000389273451824641" calcext:value-type="float">
            <text:p>0.000389273451825</text:p>
          </table:table-cell>
          <table:table-cell table:formula="of:=0.5*[.GA12]*(([.GA6]-[.FZ6])/([.GA1]-[.FZ1]))^2" office:value-type="float" office:value="0.000245911211353686" calcext:value-type="float">
            <text:p>0.000245911211354</text:p>
          </table:table-cell>
          <table:table-cell table:formula="of:=0.5*[.GB12]*(([.GB6]-[.GA6])/([.GB1]-[.GA1]))^2" office:value-type="float" office:value="0.000187786570858598" calcext:value-type="float">
            <text:p>0.000187786570859</text:p>
          </table:table-cell>
          <table:table-cell table:formula="of:=0.5*[.GC12]*(([.GC6]-[.GB6])/([.GC1]-[.GB1]))^2" office:value-type="float" office:value="0.0000128027652778874" calcext:value-type="float">
            <text:p>1.28027652778874E-05</text:p>
          </table:table-cell>
          <table:table-cell table:formula="of:=0.5*[.GD12]*(([.GD6]-[.GC6])/([.GD1]-[.GC1]))^2" office:value-type="float" office:value="0.00019272387952748" calcext:value-type="float">
            <text:p>0.000192723879527</text:p>
          </table:table-cell>
          <table:table-cell table:formula="of:=0.5*[.GE12]*(([.GE6]-[.GD6])/([.GE1]-[.GD1]))^2" office:value-type="float" office:value="0.000356278665487546" calcext:value-type="float">
            <text:p>0.000356278665488</text:p>
          </table:table-cell>
          <table:table-cell table:formula="of:=0.5*[.GF12]*(([.GF6]-[.GE6])/([.GF1]-[.GE1]))^2" office:value-type="float" office:value="0.000184094610188493" calcext:value-type="float">
            <text:p>0.000184094610188</text:p>
          </table:table-cell>
          <table:table-cell table:formula="of:=0.5*[.GG12]*(([.GG6]-[.GF6])/([.GG1]-[.GF1]))^2" office:value-type="float" office:value="0.000235894488534516" calcext:value-type="float">
            <text:p>0.000235894488535</text:p>
          </table:table-cell>
          <table:table-cell table:formula="of:=0.5*[.GH12]*(([.GH6]-[.GG6])/([.GH1]-[.GG1]))^2" office:value-type="float" office:value="0.0000044678455630932" calcext:value-type="float">
            <text:p>4.4678455630932E-06</text:p>
          </table:table-cell>
          <table:table-cell table:formula="of:=0.5*[.GI12]*(([.GI6]-[.GH6])/([.GI1]-[.GH1]))^2" office:value-type="float" office:value="0.00000164824048559261" calcext:value-type="float">
            <text:p>1.64824048559261E-06</text:p>
          </table:table-cell>
          <table:table-cell table:formula="of:=0.5*[.GJ12]*(([.GJ6]-[.GI6])/([.GJ1]-[.GI1]))^2" office:value-type="float" office:value="0.0000142496714379896" calcext:value-type="float">
            <text:p>1.42496714379896E-05</text:p>
          </table:table-cell>
          <table:table-cell table:formula="of:=0.5*[.GK12]*(([.GK6]-[.GJ6])/([.GK1]-[.GJ1]))^2" office:value-type="float" office:value="0.00000176941338877373" calcext:value-type="float">
            <text:p>1.76941338877373E-06</text:p>
          </table:table-cell>
          <table:table-cell table:formula="of:=0.5*[.GL12]*(([.GL6]-[.GK6])/([.GL1]-[.GK1]))^2" office:value-type="float" office:value="0.000000177761460111779" calcext:value-type="float">
            <text:p>1.77761460111779E-07</text:p>
          </table:table-cell>
          <table:table-cell table:formula="of:=0.5*[.GM12]*(([.GM6]-[.GL6])/([.GM1]-[.GL1]))^2" office:value-type="float" office:value="0.00000000000511218844663571" calcext:value-type="float">
            <text:p>5.11218844663571E-12</text:p>
          </table:table-cell>
          <table:table-cell table:formula="of:=0.5*[.GN12]*(([.GN6]-[.GM6])/([.GN1]-[.GM1]))^2" office:value-type="float" office:value="0.0000107571734037163" calcext:value-type="float">
            <text:p>1.07571734037163E-05</text:p>
          </table:table-cell>
          <table:table-cell table:formula="of:=0.5*[.GO12]*(([.GO6]-[.GN6])/([.GO1]-[.GN1]))^2" office:value-type="float" office:value="0.0000166176468595623" calcext:value-type="float">
            <text:p>1.66176468595623E-05</text:p>
          </table:table-cell>
          <table:table-cell table:formula="of:=0.5*[.GP12]*(([.GP6]-[.GO6])/([.GP1]-[.GO1]))^2" office:value-type="float" office:value="0.0000471288357848053" calcext:value-type="float">
            <text:p>4.71288357848053E-05</text:p>
          </table:table-cell>
          <table:table-cell table:formula="of:=0.5*[.GQ12]*(([.GQ6]-[.GP6])/([.GQ1]-[.GP1]))^2" office:value-type="float" office:value="0.0000946429240625559" calcext:value-type="float">
            <text:p>9.46429240625559E-05</text:p>
          </table:table-cell>
          <table:table-cell table:formula="of:=0.5*[.GR12]*(([.GR6]-[.GQ6])/([.GR1]-[.GQ1]))^2" office:value-type="float" office:value="0.000158276981360807" calcext:value-type="float">
            <text:p>0.000158276981361</text:p>
          </table:table-cell>
          <table:table-cell table:formula="of:=0.5*[.GS12]*(([.GS6]-[.GR6])/([.GS1]-[.GR1]))^2" office:value-type="float" office:value="0.000135093103396372" calcext:value-type="float">
            <text:p>0.000135093103396</text:p>
          </table:table-cell>
          <table:table-cell table:formula="of:=0.5*[.GT12]*(([.GT6]-[.GS6])/([.GT1]-[.GS1]))^2" office:value-type="float" office:value="0.00000243912203426551" calcext:value-type="float">
            <text:p>2.43912203426551E-06</text:p>
          </table:table-cell>
          <table:table-cell table:formula="of:=0.5*[.GU12]*(([.GU6]-[.GT6])/([.GU1]-[.GT1]))^2" office:value-type="float" office:value="0.00000316049153407911" calcext:value-type="float">
            <text:p>3.16049153407911E-06</text:p>
          </table:table-cell>
          <table:table-cell table:formula="of:=0.5*[.GV12]*(([.GV6]-[.GU6])/([.GV1]-[.GU1]))^2" office:value-type="float" office:value="0.00000220604835751669" calcext:value-type="float">
            <text:p>2.20604835751669E-06</text:p>
          </table:table-cell>
          <table:table-cell table:formula="of:=0.5*[.GW12]*(([.GW6]-[.GV6])/([.GW1]-[.GV1]))^2" office:value-type="float" office:value="0.0000237922847173872" calcext:value-type="float">
            <text:p>2.37922847173872E-05</text:p>
          </table:table-cell>
          <table:table-cell table:formula="of:=0.5*[.GX12]*(([.GX6]-[.GW6])/([.GX1]-[.GW1]))^2" office:value-type="float" office:value="0.000000191599960769754" calcext:value-type="float">
            <text:p>1.91599960769754E-07</text:p>
          </table:table-cell>
          <table:table-cell table:formula="of:=0.5*[.GY12]*(([.GY6]-[.GX6])/([.GY1]-[.GX1]))^2" office:value-type="float" office:value="0.0000000764681816877453" calcext:value-type="float">
            <text:p>7.64681816877453E-08</text:p>
          </table:table-cell>
          <table:table-cell table:formula="of:=0.5*[.GZ12]*(([.GZ6]-[.GY6])/([.GZ1]-[.GY1]))^2" office:value-type="float" office:value="0.00000141937649245194" calcext:value-type="float">
            <text:p>1.41937649245194E-06</text:p>
          </table:table-cell>
          <table:table-cell table:formula="of:=0.5*[.HA12]*(([.HA6]-[.GZ6])/([.HA1]-[.GZ1]))^2" office:value-type="float" office:value="0.00000149564789476015" calcext:value-type="float">
            <text:p>1.49564789476015E-06</text:p>
          </table:table-cell>
          <table:table-cell table:formula="of:=0.5*[.HB12]*(([.HB6]-[.HA6])/([.HB1]-[.HA1]))^2" office:value-type="float" office:value="0.000000894624175419367" calcext:value-type="float">
            <text:p>8.94624175419367E-07</text:p>
          </table:table-cell>
          <table:table-cell table:formula="of:=0.5*[.HC12]*(([.HC6]-[.HB6])/([.HC1]-[.HB1]))^2" office:value-type="float" office:value="0.00000693470461253735" calcext:value-type="float">
            <text:p>6.93470461253735E-06</text:p>
          </table:table-cell>
          <table:table-cell table:formula="of:=0.5*[.HD12]*(([.HD6]-[.HC6])/([.HD1]-[.HC1]))^2" office:value-type="float" office:value="0.0000016602726274328" calcext:value-type="float">
            <text:p>1.6602726274328E-06</text:p>
          </table:table-cell>
          <table:table-cell table:formula="of:=0.5*[.HE12]*(([.HE6]-[.HD6])/([.HE1]-[.HD1]))^2" office:value-type="float" office:value="0.0000040088309551886" calcext:value-type="float">
            <text:p>4.0088309551886E-06</text:p>
          </table:table-cell>
          <table:table-cell table:formula="of:=0.5*[.HF12]*(([.HF6]-[.HE6])/([.HF1]-[.HE1]))^2" office:value-type="float" office:value="0.000000959652393606693" calcext:value-type="float">
            <text:p>9.59652393606693E-07</text:p>
          </table:table-cell>
          <table:table-cell table:formula="of:=0.5*[.HG12]*(([.HG6]-[.HF6])/([.HG1]-[.HF1]))^2" office:value-type="float" office:value="0.000000682576489367251" calcext:value-type="float">
            <text:p>6.82576489367251E-07</text:p>
          </table:table-cell>
          <table:table-cell table:formula="of:=0.5*[.HH12]*(([.HH6]-[.HG6])/([.HH1]-[.HG1]))^2" office:value-type="float" office:value="0.0000000727559233203998" calcext:value-type="float">
            <text:p>7.27559233203998E-08</text:p>
          </table:table-cell>
          <table:table-cell table:formula="of:=0.5*[.HI12]*(([.HI6]-[.HH6])/([.HI1]-[.HH1]))^2" office:value-type="float" office:value="0.000000424238514167078" calcext:value-type="float">
            <text:p>4.24238514167078E-07</text:p>
          </table:table-cell>
          <table:table-cell table:formula="of:=0.5*[.HJ12]*(([.HJ6]-[.HI6])/([.HJ1]-[.HI1]))^2" office:value-type="float" office:value="0.00000000875220168293181" calcext:value-type="float">
            <text:p>8.75220168293181E-09</text:p>
          </table:table-cell>
          <table:table-cell table:formula="of:=0.5*[.HK12]*(([.HK6]-[.HJ6])/([.HK1]-[.HJ1]))^2" office:value-type="float" office:value="0.00000361621103415535" calcext:value-type="float">
            <text:p>3.61621103415535E-06</text:p>
          </table:table-cell>
          <table:table-cell table:formula="of:=0.5*[.HL12]*(([.HL6]-[.HK6])/([.HL1]-[.HK1]))^2" office:value-type="float" office:value="0.000000435899837585386" calcext:value-type="float">
            <text:p>4.35899837585386E-07</text:p>
          </table:table-cell>
          <table:table-cell table:formula="of:=0.5*[.HM12]*(([.HM6]-[.HL6])/([.HM1]-[.HL1]))^2" office:value-type="float" office:value="0.00000198697358830581" calcext:value-type="float">
            <text:p>1.98697358830581E-06</text:p>
          </table:table-cell>
          <table:table-cell table:formula="of:=0.5*[.HN12]*(([.HN6]-[.HM6])/([.HN1]-[.HM1]))^2" office:value-type="float" office:value="0.00000363618463483755" calcext:value-type="float">
            <text:p>3.63618463483755E-06</text:p>
          </table:table-cell>
          <table:table-cell table:formula="of:=0.5*[.HO12]*(([.HO6]-[.HN6])/([.HO1]-[.HN1]))^2" office:value-type="float" office:value="0.00000793062422891405" calcext:value-type="float">
            <text:p>7.93062422891405E-06</text:p>
          </table:table-cell>
          <table:table-cell table:formula="of:=0.5*[.HP12]*(([.HP6]-[.HO6])/([.HP1]-[.HO1]))^2" office:value-type="float" office:value="0.0000062589901111641" calcext:value-type="float">
            <text:p>6.2589901111641E-06</text:p>
          </table:table-cell>
          <table:table-cell table:formula="of:=0.5*[.HQ12]*(([.HQ6]-[.HP6])/([.HQ1]-[.HP1]))^2" office:value-type="float" office:value="0.0000459908848202416" calcext:value-type="float">
            <text:p>4.59908848202416E-05</text:p>
          </table:table-cell>
          <table:table-cell table:formula="of:=0.5*[.HR12]*(([.HR6]-[.HQ6])/([.HR1]-[.HQ1]))^2" office:value-type="float" office:value="0.0000351654370281792" calcext:value-type="float">
            <text:p>3.51654370281792E-05</text:p>
          </table:table-cell>
          <table:table-cell table:formula="of:=0.5*[.HS12]*(([.HS6]-[.HR6])/([.HS1]-[.HR1]))^2" office:value-type="float" office:value="0.000115529829178289" calcext:value-type="float">
            <text:p>0.000115529829178</text:p>
          </table:table-cell>
          <table:table-cell table:formula="of:=0.5*[.HT12]*(([.HT6]-[.HS6])/([.HT1]-[.HS1]))^2" office:value-type="float" office:value="0.0000466343813056981" calcext:value-type="float">
            <text:p>4.66343813056981E-05</text:p>
          </table:table-cell>
          <table:table-cell table:formula="of:=0.5*[.HU12]*(([.HU6]-[.HT6])/([.HU1]-[.HT1]))^2" office:value-type="float" office:value="0.0000895716554731159" calcext:value-type="float">
            <text:p>8.95716554731159E-05</text:p>
          </table:table-cell>
          <table:table-cell table:formula="of:=0.5*[.HV12]*(([.HV6]-[.HU6])/([.HV1]-[.HU1]))^2" office:value-type="float" office:value="0.000507289471863604" calcext:value-type="float">
            <text:p>0.000507289471864</text:p>
          </table:table-cell>
          <table:table-cell table:formula="of:=0.5*[.HW12]*(([.HW6]-[.HV6])/([.HW1]-[.HV1]))^2" office:value-type="float" office:value="0.000646286156699165" calcext:value-type="float">
            <text:p>0.000646286156699</text:p>
          </table:table-cell>
          <table:table-cell table:formula="of:=0.5*[.HX12]*(([.HX6]-[.HW6])/([.HX1]-[.HW1]))^2" office:value-type="float" office:value="0.000575297163279678" calcext:value-type="float">
            <text:p>0.00057529716328</text:p>
          </table:table-cell>
          <table:table-cell table:formula="of:=0.5*[.HY12]*(([.HY6]-[.HX6])/([.HY1]-[.HX1]))^2" office:value-type="float" office:value="0.000593581691935596" calcext:value-type="float">
            <text:p>0.000593581691936</text:p>
          </table:table-cell>
          <table:table-cell table:formula="of:=0.5*[.HZ12]*(([.HZ6]-[.HY6])/([.HZ1]-[.HY1]))^2" office:value-type="float" office:value="0.0000149276069978303" calcext:value-type="float">
            <text:p>1.49276069978303E-05</text:p>
          </table:table-cell>
          <table:table-cell table:formula="of:=0.5*[.IA12]*(([.IA6]-[.HZ6])/([.IA1]-[.HZ1]))^2" office:value-type="float" office:value="0.000777635852612984" calcext:value-type="float">
            <text:p>0.000777635852613</text:p>
          </table:table-cell>
          <table:table-cell table:formula="of:=0.5*[.IB12]*(([.IB6]-[.IA6])/([.IB1]-[.IA1]))^2" office:value-type="float" office:value="0.000117439421357733" calcext:value-type="float">
            <text:p>0.000117439421358</text:p>
          </table:table-cell>
          <table:table-cell table:formula="of:=0.5*[.IC12]*(([.IC6]-[.IB6])/([.IC1]-[.IB1]))^2" office:value-type="float" office:value="0.00214803024056609" calcext:value-type="float">
            <text:p>0.002148030240566</text:p>
          </table:table-cell>
          <table:table-cell table:formula="of:=0.5*[.ID12]*(([.ID6]-[.IC6])/([.ID1]-[.IC1]))^2" office:value-type="float" office:value="0.00221361409798584" calcext:value-type="float">
            <text:p>0.002213614097986</text:p>
          </table:table-cell>
          <table:table-cell table:formula="of:=0.5*[.IE12]*(([.IE6]-[.ID6])/([.IE1]-[.ID1]))^2" office:value-type="float" office:value="0.000452231228473501" calcext:value-type="float">
            <text:p>0.000452231228474</text:p>
          </table:table-cell>
          <table:table-cell table:formula="of:=0.5*[.IF12]*(([.IF6]-[.IE6])/([.IF1]-[.IE1]))^2" office:value-type="float" office:value="0.00388018649094238" calcext:value-type="float">
            <text:p>0.003880186490942</text:p>
          </table:table-cell>
          <table:table-cell table:formula="of:=0.5*[.IG12]*(([.IG6]-[.IF6])/([.IG1]-[.IF1]))^2" office:value-type="float" office:value="0.000516097751208901" calcext:value-type="float">
            <text:p>0.000516097751209</text:p>
          </table:table-cell>
          <table:table-cell table:formula="of:=0.5*[.IH12]*(([.IH6]-[.IG6])/([.IH1]-[.IG1]))^2" office:value-type="float" office:value="0.00131492433615458" calcext:value-type="float">
            <text:p>0.001314924336155</text:p>
          </table:table-cell>
          <table:table-cell table:formula="of:=0.5*[.II12]*(([.II6]-[.IH6])/([.II1]-[.IH1]))^2" office:value-type="float" office:value="0.0024694328244991" calcext:value-type="float">
            <text:p>0.002469432824499</text:p>
          </table:table-cell>
          <table:table-cell table:formula="of:=0.5*[.IJ12]*(([.IJ6]-[.II6])/([.IJ1]-[.II1]))^2" office:value-type="float" office:value="0.0181719966563875" calcext:value-type="float">
            <text:p>0.018171996656388</text:p>
          </table:table-cell>
          <table:table-cell table:formula="of:=0.5*[.IK12]*(([.IK6]-[.IJ6])/([.IK1]-[.IJ1]))^2" office:value-type="float" office:value="0.00227620021857259" calcext:value-type="float">
            <text:p>0.002276200218573</text:p>
          </table:table-cell>
          <table:table-cell table:formula="of:=0.5*[.IL12]*(([.IL6]-[.IK6])/([.IL1]-[.IK1]))^2" office:value-type="float" office:value="0.00402112474418095" calcext:value-type="float">
            <text:p>0.004021124744181</text:p>
          </table:table-cell>
          <table:table-cell table:formula="of:=0.5*[.IM12]*(([.IM6]-[.IL6])/([.IM1]-[.IL1]))^2" office:value-type="float" office:value="0.00426316899584171" calcext:value-type="float">
            <text:p>0.004263168995842</text:p>
          </table:table-cell>
          <table:table-cell table:formula="of:=0.5*[.IN12]*(([.IN6]-[.IM6])/([.IN1]-[.IM1]))^2" office:value-type="float" office:value="0.00503302038505074" calcext:value-type="float">
            <text:p>0.005033020385051</text:p>
          </table:table-cell>
          <table:table-cell table:formula="of:=0.5*[.IO12]*(([.IO6]-[.IN6])/([.IO1]-[.IN1]))^2" office:value-type="float" office:value="0.00286077609405336" calcext:value-type="float">
            <text:p>0.002860776094053</text:p>
          </table:table-cell>
          <table:table-cell table:formula="of:=0.5*[.IP12]*(([.IP6]-[.IO6])/([.IP1]-[.IO1]))^2" office:value-type="float" office:value="0.000017441411277381" calcext:value-type="float">
            <text:p>1.7441411277381E-05</text:p>
          </table:table-cell>
          <table:table-cell table:formula="of:=0.5*[.IQ12]*(([.IQ6]-[.IP6])/([.IQ1]-[.IP1]))^2" office:value-type="float" office:value="0.00000352980855367597" calcext:value-type="float">
            <text:p>3.52980855367597E-06</text:p>
          </table:table-cell>
          <table:table-cell table:formula="of:=0.5*[.IR12]*(([.IR6]-[.IQ6])/([.IR1]-[.IQ1]))^2" office:value-type="float" office:value="0.000214047529147797" calcext:value-type="float">
            <text:p>0.000214047529148</text:p>
          </table:table-cell>
          <table:table-cell table:formula="of:=0.5*[.IS12]*(([.IS6]-[.IR6])/([.IS1]-[.IR1]))^2" office:value-type="float" office:value="0.000363607117605587" calcext:value-type="float">
            <text:p>0.000363607117606</text:p>
          </table:table-cell>
          <table:table-cell table:formula="of:=0.5*[.IT12]*(([.IT6]-[.IS6])/([.IT1]-[.IS1]))^2" office:value-type="float" office:value="0.000024828641274906" calcext:value-type="float">
            <text:p>2.4828641274906E-05</text:p>
          </table:table-cell>
          <table:table-cell table:formula="of:=0.5*[.IU12]*(([.IU6]-[.IT6])/([.IU1]-[.IT1]))^2" office:value-type="float" office:value="0.000143642129237017" calcext:value-type="float">
            <text:p>0.000143642129237</text:p>
          </table:table-cell>
          <table:table-cell table:formula="of:=0.5*[.IV12]*(([.IV6]-[.IU6])/([.IV1]-[.IU1]))^2" office:value-type="float" office:value="0.000503922739999912" calcext:value-type="float">
            <text:p>0.00050392274</text:p>
          </table:table-cell>
          <table:table-cell table:formula="of:=0.5*[.IW12]*(([.IW6]-[.IV6])/([.IW1]-[.IV1]))^2" office:value-type="float" office:value="0.000546064679863294" calcext:value-type="float">
            <text:p>0.000546064679863</text:p>
          </table:table-cell>
          <table:table-cell table:formula="of:=0.5*[.IX12]*(([.IX6]-[.IW6])/([.IX1]-[.IW1]))^2" office:value-type="float" office:value="0.00091710857708379" calcext:value-type="float">
            <text:p>0.000917108577084</text:p>
          </table:table-cell>
          <table:table-cell table:formula="of:=0.5*[.IY12]*(([.IY6]-[.IX6])/([.IY1]-[.IX1]))^2" office:value-type="float" office:value="0.000353906005614598" calcext:value-type="float">
            <text:p>0.000353906005615</text:p>
          </table:table-cell>
          <table:table-cell table:formula="of:=0.5*[.IZ12]*(([.IZ6]-[.IY6])/([.IZ1]-[.IY1]))^2" office:value-type="float" office:value="0.000277685995216427" calcext:value-type="float">
            <text:p>0.000277685995216</text:p>
          </table:table-cell>
          <table:table-cell table:formula="of:=0.5*[.JA12]*(([.JA6]-[.IZ6])/([.JA1]-[.IZ1]))^2" office:value-type="float" office:value="0.0000941167650295828" calcext:value-type="float">
            <text:p>9.41167650295828E-05</text:p>
          </table:table-cell>
          <table:table-cell table:formula="of:=0.5*[.JB12]*(([.JB6]-[.JA6])/([.JB1]-[.JA1]))^2" office:value-type="float" office:value="0.00000319648018737548" calcext:value-type="float">
            <text:p>3.19648018737548E-06</text:p>
          </table:table-cell>
          <table:table-cell table:formula="of:=0.5*[.JC12]*(([.JC6]-[.JB6])/([.JC1]-[.JB1]))^2" office:value-type="float" office:value="0.0000691637768415617" calcext:value-type="float">
            <text:p>6.91637768415617E-05</text:p>
          </table:table-cell>
          <table:table-cell table:formula="of:=0.5*[.JD12]*(([.JD6]-[.JC6])/([.JD1]-[.JC1]))^2" office:value-type="float" office:value="0.000012619411576201" calcext:value-type="float">
            <text:p>1.2619411576201E-05</text:p>
          </table:table-cell>
          <table:table-cell table:formula="of:=0.5*[.JE12]*(([.JE6]-[.JD6])/([.JE1]-[.JD1]))^2" office:value-type="float" office:value="0.000445709110899244" calcext:value-type="float">
            <text:p>0.000445709110899</text:p>
          </table:table-cell>
          <table:table-cell table:formula="of:=0.5*[.JF12]*(([.JF6]-[.JE6])/([.JF1]-[.JE1]))^2" office:value-type="float" office:value="0.00556699095170245" calcext:value-type="float">
            <text:p>0.005566990951702</text:p>
          </table:table-cell>
          <table:table-cell table:formula="of:=0.5*[.JG12]*(([.JG6]-[.JF6])/([.JG1]-[.JF1]))^2" office:value-type="float" office:value="0.000668962708617744" calcext:value-type="float">
            <text:p>0.000668962708618</text:p>
          </table:table-cell>
          <table:table-cell table:formula="of:=0.5*[.JH12]*(([.JH6]-[.JG6])/([.JH1]-[.JG1]))^2" office:value-type="float" office:value="0.0000667162925976571" calcext:value-type="float">
            <text:p>6.67162925976571E-05</text:p>
          </table:table-cell>
          <table:table-cell table:formula="of:=0.5*[.JI12]*(([.JI6]-[.JH6])/([.JI1]-[.JH1]))^2" office:value-type="float" office:value="0.000967060972885109" calcext:value-type="float">
            <text:p>0.000967060972885</text:p>
          </table:table-cell>
          <table:table-cell table:formula="of:=0.5*[.JJ12]*(([.JJ6]-[.JI6])/([.JJ1]-[.JI1]))^2" office:value-type="float" office:value="0.00004466965582884" calcext:value-type="float">
            <text:p>4.466965582884E-05</text:p>
          </table:table-cell>
          <table:table-cell table:formula="of:=0.5*[.JK12]*(([.JK6]-[.JJ6])/([.JK1]-[.JJ1]))^2" office:value-type="float" office:value="0.00169577711388607" calcext:value-type="float">
            <text:p>0.001695777113886</text:p>
          </table:table-cell>
          <table:table-cell table:formula="of:=0.5*[.JL12]*(([.JL6]-[.JK6])/([.JL1]-[.JK1]))^2" office:value-type="float" office:value="0.00000459944716980291" calcext:value-type="float">
            <text:p>4.59944716980291E-06</text:p>
          </table:table-cell>
          <table:table-cell table:formula="of:=0.5*[.JM12]*(([.JM6]-[.JL6])/([.JM1]-[.JL1]))^2" office:value-type="float" office:value="0.000435662219685594" calcext:value-type="float">
            <text:p>0.000435662219686</text:p>
          </table:table-cell>
          <table:table-cell table:formula="of:=0.5*[.JN12]*(([.JN6]-[.JM6])/([.JN1]-[.JM1]))^2" office:value-type="float" office:value="0.0001390644927784" calcext:value-type="float">
            <text:p>0.000139064492778</text:p>
          </table:table-cell>
          <table:table-cell table:formula="of:=0.5*[.JO12]*(([.JO6]-[.JN6])/([.JO1]-[.JN1]))^2" office:value-type="float" office:value="0.00156798842351556" calcext:value-type="float">
            <text:p>0.001567988423516</text:p>
          </table:table-cell>
          <table:table-cell table:formula="of:=0.5*[.JP12]*(([.JP6]-[.JO6])/([.JP1]-[.JO1]))^2" office:value-type="float" office:value="0.0014257315884792" calcext:value-type="float">
            <text:p>0.001425731588479</text:p>
          </table:table-cell>
          <table:table-cell table:formula="of:=0.5*[.JQ12]*(([.JQ6]-[.JP6])/([.JQ1]-[.JP1]))^2" office:value-type="float" office:value="0.00021742576794712" calcext:value-type="float">
            <text:p>0.000217425767947</text:p>
          </table:table-cell>
          <table:table-cell table:formula="of:=0.5*[.JR12]*(([.JR6]-[.JQ6])/([.JR1]-[.JQ1]))^2" office:value-type="float" office:value="0.00186043720072449" calcext:value-type="float">
            <text:p>0.001860437200725</text:p>
          </table:table-cell>
          <table:table-cell table:formula="of:=0.5*[.JS12]*(([.JS6]-[.JR6])/([.JS1]-[.JR1]))^2" office:value-type="float" office:value="0.000663512202063621" calcext:value-type="float">
            <text:p>0.000663512202064</text:p>
          </table:table-cell>
          <table:table-cell table:formula="of:=0.5*[.JT12]*(([.JT6]-[.JS6])/([.JT1]-[.JS1]))^2" office:value-type="float" office:value="0.00000381969720690575" calcext:value-type="float">
            <text:p>3.81969720690575E-06</text:p>
          </table:table-cell>
          <table:table-cell table:formula="of:=0.5*[.JU12]*(([.JU6]-[.JT6])/([.JU1]-[.JT1]))^2" office:value-type="float" office:value="0.000944946401854164" calcext:value-type="float">
            <text:p>0.000944946401854</text:p>
          </table:table-cell>
          <table:table-cell table:formula="of:=0.5*[.JV12]*(([.JV6]-[.JU6])/([.JV1]-[.JU1]))^2" office:value-type="float" office:value="0.000741055913674517" calcext:value-type="float">
            <text:p>0.000741055913675</text:p>
          </table:table-cell>
          <table:table-cell table:formula="of:=0.5*[.JW12]*(([.JW6]-[.JV6])/([.JW1]-[.JV1]))^2" office:value-type="float" office:value="0.00377476770441405" calcext:value-type="float">
            <text:p>0.003774767704414</text:p>
          </table:table-cell>
          <table:table-cell table:formula="of:=0.5*[.JX12]*(([.JX6]-[.JW6])/([.JX1]-[.JW1]))^2" office:value-type="float" office:value="0.00399187927355291" calcext:value-type="float">
            <text:p>0.003991879273553</text:p>
          </table:table-cell>
          <table:table-cell table:formula="of:=0.5*[.JY12]*(([.JY6]-[.JX6])/([.JY1]-[.JX1]))^2" office:value-type="float" office:value="0.0000794827080485246" calcext:value-type="float">
            <text:p>7.94827080485246E-05</text:p>
          </table:table-cell>
          <table:table-cell table:formula="of:=0.5*[.JZ12]*(([.JZ6]-[.JY6])/([.JZ1]-[.JY1]))^2" office:value-type="float" office:value="0.0000798450141368955" calcext:value-type="float">
            <text:p>7.98450141368955E-05</text:p>
          </table:table-cell>
          <table:table-cell table:formula="of:=0.5*[.KA12]*(([.KA6]-[.JZ6])/([.KA1]-[.JZ1]))^2" office:value-type="float" office:value="0.000168287035719467" calcext:value-type="float">
            <text:p>0.000168287035719</text:p>
          </table:table-cell>
          <table:table-cell table:formula="of:=0.5*[.KB12]*(([.KB6]-[.KA6])/([.KB1]-[.KA1]))^2" office:value-type="float" office:value="0.000300906628642208" calcext:value-type="float">
            <text:p>0.000300906628642</text:p>
          </table:table-cell>
          <table:table-cell table:formula="of:=0.5*[.KC12]*(([.KC6]-[.KB6])/([.KC1]-[.KB1]))^2" office:value-type="float" office:value="0.00009300903011182" calcext:value-type="float">
            <text:p>9.300903011182E-05</text:p>
          </table:table-cell>
          <table:table-cell table:formula="of:=0.5*[.KD12]*(([.KD6]-[.KC6])/([.KD1]-[.KC1]))^2" office:value-type="float" office:value="0.0000901323560581867" calcext:value-type="float">
            <text:p>9.01323560581867E-05</text:p>
          </table:table-cell>
          <table:table-cell table:formula="of:=0.5*[.KE12]*(([.KE6]-[.KD6])/([.KE1]-[.KD1]))^2" office:value-type="float" office:value="0.000107979075061302" calcext:value-type="float">
            <text:p>0.000107979075061</text:p>
          </table:table-cell>
          <table:table-cell table:formula="of:=0.5*[.KF12]*(([.KF6]-[.KE6])/([.KF1]-[.KE1]))^2" office:value-type="float" office:value="0.000711976249514863" calcext:value-type="float">
            <text:p>0.000711976249515</text:p>
          </table:table-cell>
          <table:table-cell table:formula="of:=0.5*[.KG12]*(([.KG6]-[.KF6])/([.KG1]-[.KF1]))^2" office:value-type="float" office:value="0.000211718141738518" calcext:value-type="float">
            <text:p>0.000211718141739</text:p>
          </table:table-cell>
          <table:table-cell table:formula="of:=0.5*[.KH12]*(([.KH6]-[.KG6])/([.KH1]-[.KG1]))^2" office:value-type="float" office:value="0.0000121466131611283" calcext:value-type="float">
            <text:p>1.21466131611283E-05</text:p>
          </table:table-cell>
          <table:table-cell table:formula="of:=0.5*[.KI12]*(([.KI6]-[.KH6])/([.KI1]-[.KH1]))^2" office:value-type="float" office:value="0.0000588365807749745" calcext:value-type="float">
            <text:p>5.88365807749745E-05</text:p>
          </table:table-cell>
          <table:table-cell table:formula="of:=0.5*[.KJ12]*(([.KJ6]-[.KI6])/([.KJ1]-[.KI1]))^2" office:value-type="float" office:value="0.000128312130248513" calcext:value-type="float">
            <text:p>0.000128312130249</text:p>
          </table:table-cell>
          <table:table-cell table:formula="of:=0.5*[.KK12]*(([.KK6]-[.KJ6])/([.KK1]-[.KJ1]))^2" office:value-type="float" office:value="0.00000351695189190398" calcext:value-type="float">
            <text:p>3.51695189190398E-06</text:p>
          </table:table-cell>
          <table:table-cell table:formula="of:=0.5*[.KL12]*(([.KL6]-[.KK6])/([.KL1]-[.KK1]))^2" office:value-type="float" office:value="0.0000316508263418657" calcext:value-type="float">
            <text:p>3.16508263418657E-05</text:p>
          </table:table-cell>
          <table:table-cell table:formula="of:=0.5*[.KM12]*(([.KM6]-[.KL6])/([.KM1]-[.KL1]))^2" office:value-type="float" office:value="0.0000152400821192052" calcext:value-type="float">
            <text:p>1.52400821192052E-05</text:p>
          </table:table-cell>
          <table:table-cell table:formula="of:=0.5*[.KN12]*(([.KN6]-[.KM6])/([.KN1]-[.KM1]))^2" office:value-type="float" office:value="0.0000700601063895313" calcext:value-type="float">
            <text:p>7.00601063895313E-05</text:p>
          </table:table-cell>
          <table:table-cell table:formula="of:=0.5*[.KO12]*(([.KO6]-[.KN6])/([.KO1]-[.KN1]))^2" office:value-type="float" office:value="0.000225168033365803" calcext:value-type="float">
            <text:p>0.000225168033366</text:p>
          </table:table-cell>
          <table:table-cell table:formula="of:=0.5*[.KP12]*(([.KP6]-[.KO6])/([.KP1]-[.KO1]))^2" office:value-type="float" office:value="0.000212539287682377" calcext:value-type="float">
            <text:p>0.000212539287682</text:p>
          </table:table-cell>
          <table:table-cell table:formula="of:=0.5*[.KQ12]*(([.KQ6]-[.KP6])/([.KQ1]-[.KP1]))^2" office:value-type="float" office:value="0.00192897422730159" calcext:value-type="float">
            <text:p>0.001928974227302</text:p>
          </table:table-cell>
          <table:table-cell table:formula="of:=0.5*[.KR12]*(([.KR6]-[.KQ6])/([.KR1]-[.KQ1]))^2" office:value-type="float" office:value="0.000840866692873782" calcext:value-type="float">
            <text:p>0.000840866692874</text:p>
          </table:table-cell>
          <table:table-cell table:formula="of:=0.5*[.KS12]*(([.KS6]-[.KR6])/([.KS1]-[.KR1]))^2" office:value-type="float" office:value="0.00000120638860654296" calcext:value-type="float">
            <text:p>1.20638860654296E-06</text:p>
          </table:table-cell>
          <table:table-cell table:formula="of:=0.5*[.KT12]*(([.KT6]-[.KS6])/([.KT1]-[.KS1]))^2" office:value-type="float" office:value="0.000185438230215359" calcext:value-type="float">
            <text:p>0.000185438230215</text:p>
          </table:table-cell>
          <table:table-cell table:formula="of:=0.5*[.KU12]*(([.KU6]-[.KT6])/([.KU1]-[.KT1]))^2" office:value-type="float" office:value="0.000430513008946723" calcext:value-type="float">
            <text:p>0.000430513008947</text:p>
          </table:table-cell>
          <table:table-cell table:formula="of:=0.5*[.KV12]*(([.KV6]-[.KU6])/([.KV1]-[.KU1]))^2" office:value-type="float" office:value="0.0000947781701226237" calcext:value-type="float">
            <text:p>9.47781701226237E-05</text:p>
          </table:table-cell>
          <table:table-cell table:formula="of:=0.5*[.KW12]*(([.KW6]-[.KV6])/([.KW1]-[.KV1]))^2" office:value-type="float" office:value="0.000000844555112726821" calcext:value-type="float">
            <text:p>8.44555112726821E-07</text:p>
          </table:table-cell>
          <table:table-cell table:formula="of:=0.5*[.KX12]*(([.KX6]-[.KW6])/([.KX1]-[.KW1]))^2" office:value-type="float" office:value="0.000302771308266188" calcext:value-type="float">
            <text:p>0.000302771308266</text:p>
          </table:table-cell>
          <table:table-cell table:formula="of:=0.5*[.KY12]*(([.KY6]-[.KX6])/([.KY1]-[.KX1]))^2" office:value-type="float" office:value="0.0000487695825153523" calcext:value-type="float">
            <text:p>4.87695825153523E-05</text:p>
          </table:table-cell>
          <table:table-cell table:formula="of:=0.5*[.KZ12]*(([.KZ6]-[.KY6])/([.KZ1]-[.KY1]))^2" office:value-type="float" office:value="0.0000149143043143588" calcext:value-type="float">
            <text:p>1.49143043143588E-05</text:p>
          </table:table-cell>
          <table:table-cell table:formula="of:=0.5*[.LA12]*(([.LA6]-[.KZ6])/([.LA1]-[.KZ1]))^2" office:value-type="float" office:value="0.0000339965800275528" calcext:value-type="float">
            <text:p>3.39965800275528E-05</text:p>
          </table:table-cell>
          <table:table-cell table:formula="of:=0.5*[.LB12]*(([.LB6]-[.LA6])/([.LB1]-[.LA1]))^2" office:value-type="float" office:value="0.000000226691139446031" calcext:value-type="float">
            <text:p>2.26691139446031E-07</text:p>
          </table:table-cell>
          <table:table-cell table:formula="of:=0.5*[.LC12]*(([.LC6]-[.LB6])/([.LC1]-[.LB1]))^2" office:value-type="float" office:value="0.000771259638223238" calcext:value-type="float">
            <text:p>0.000771259638223</text:p>
          </table:table-cell>
          <table:table-cell table:formula="of:=0.5*[.LD12]*(([.LD6]-[.LC6])/([.LD1]-[.LC1]))^2" office:value-type="float" office:value="0.000694698243293705" calcext:value-type="float">
            <text:p>0.000694698243294</text:p>
          </table:table-cell>
          <table:table-cell table:formula="of:=0.5*[.LE12]*(([.LE6]-[.LD6])/([.LE1]-[.LD1]))^2" office:value-type="float" office:value="0.000220649909152635" calcext:value-type="float">
            <text:p>0.000220649909153</text:p>
          </table:table-cell>
          <table:table-cell table:formula="of:=0.5*[.LF12]*(([.LF6]-[.LE6])/([.LF1]-[.LE1]))^2" office:value-type="float" office:value="0.000202880756952847" calcext:value-type="float">
            <text:p>0.000202880756953</text:p>
          </table:table-cell>
          <table:table-cell table:formula="of:=0.5*[.LG12]*(([.LG6]-[.LF6])/([.LG1]-[.LF1]))^2" office:value-type="float" office:value="0.000223581494167503" calcext:value-type="float">
            <text:p>0.000223581494168</text:p>
          </table:table-cell>
          <table:table-cell table:formula="of:=0.5*[.LH12]*(([.LH6]-[.LG6])/([.LH1]-[.LG1]))^2" office:value-type="float" office:value="0.000126457902857934" calcext:value-type="float">
            <text:p>0.000126457902858</text:p>
          </table:table-cell>
          <table:table-cell table:formula="of:=0.5*[.LI12]*(([.LI6]-[.LH6])/([.LI1]-[.LH1]))^2" office:value-type="float" office:value="0.000188457310652327" calcext:value-type="float">
            <text:p>0.000188457310652</text:p>
          </table:table-cell>
          <table:table-cell table:formula="of:=0.5*[.LJ12]*(([.LJ6]-[.LI6])/([.LJ1]-[.LI1]))^2" office:value-type="float" office:value="0.000206543183348223" calcext:value-type="float">
            <text:p>0.000206543183348</text:p>
          </table:table-cell>
          <table:table-cell table:formula="of:=0.5*[.LK12]*(([.LK6]-[.LJ6])/([.LK1]-[.LJ1]))^2" office:value-type="float" office:value="0.00107178934102405" calcext:value-type="float">
            <text:p>0.001071789341024</text:p>
          </table:table-cell>
          <table:table-cell table:formula="of:=0.5*[.LL12]*(([.LL6]-[.LK6])/([.LL1]-[.LK1]))^2" office:value-type="float" office:value="0.000281939566685052" calcext:value-type="float">
            <text:p>0.000281939566685</text:p>
          </table:table-cell>
          <table:table-cell table:formula="of:=0.5*[.LM12]*(([.LM6]-[.LL6])/([.LM1]-[.LL1]))^2" office:value-type="float" office:value="0.000667528855036839" calcext:value-type="float">
            <text:p>0.000667528855037</text:p>
          </table:table-cell>
          <table:table-cell table:formula="of:=0.5*[.LN12]*(([.LN6]-[.LM6])/([.LN1]-[.LM1]))^2" office:value-type="float" office:value="0.0000095134189853011" calcext:value-type="float">
            <text:p>9.5134189853011E-06</text:p>
          </table:table-cell>
          <table:table-cell table:formula="of:=0.5*[.LO12]*(([.LO6]-[.LN6])/([.LO1]-[.LN1]))^2" office:value-type="float" office:value="0.0000490943490413194" calcext:value-type="float">
            <text:p>4.90943490413194E-05</text:p>
          </table:table-cell>
          <table:table-cell table:formula="of:=0.5*[.LP12]*(([.LP6]-[.LO6])/([.LP1]-[.LO1]))^2" office:value-type="float" office:value="0.000079313850177172" calcext:value-type="float">
            <text:p>7.9313850177172E-05</text:p>
          </table:table-cell>
          <table:table-cell table:formula="of:=0.5*[.LQ12]*(([.LQ6]-[.LP6])/([.LQ1]-[.LP1]))^2" office:value-type="float" office:value="0.00000524811608288454" calcext:value-type="float">
            <text:p>5.24811608288454E-06</text:p>
          </table:table-cell>
          <table:table-cell table:formula="of:=0.5*[.LR12]*(([.LR6]-[.LQ6])/([.LR1]-[.LQ1]))^2" office:value-type="float" office:value="0.000000704087786972549" calcext:value-type="float">
            <text:p>7.04087786972549E-07</text:p>
          </table:table-cell>
          <table:table-cell table:formula="of:=0.5*[.LS12]*(([.LS6]-[.LR6])/([.LS1]-[.LR1]))^2" office:value-type="float" office:value="0.0000205023256576817" calcext:value-type="float">
            <text:p>2.05023256576817E-05</text:p>
          </table:table-cell>
          <table:table-cell table:formula="of:=0.5*[.LT12]*(([.LT6]-[.LS6])/([.LT1]-[.LS1]))^2" office:value-type="float" office:value="0.00000336696292047746" calcext:value-type="float">
            <text:p>3.36696292047746E-06</text:p>
          </table:table-cell>
          <table:table-cell table:formula="of:=0.5*[.LU12]*(([.LU6]-[.LT6])/([.LU1]-[.LT1]))^2" office:value-type="float" office:value="0.0000171877715709738" calcext:value-type="float">
            <text:p>1.71877715709738E-05</text:p>
          </table:table-cell>
          <table:table-cell table:formula="of:=0.5*[.LV12]*(([.LV6]-[.LU6])/([.LV1]-[.LU1]))^2" office:value-type="float" office:value="0.0000181771082347164" calcext:value-type="float">
            <text:p>1.81771082347164E-05</text:p>
          </table:table-cell>
          <table:table-cell table:formula="of:=0.5*[.LW12]*(([.LW6]-[.LV6])/([.LW1]-[.LV1]))^2" office:value-type="float" office:value="0.0000275196912961757" calcext:value-type="float">
            <text:p>2.75196912961757E-05</text:p>
          </table:table-cell>
          <table:table-cell table:formula="of:=0.5*[.LX12]*(([.LX6]-[.LW6])/([.LX1]-[.LW1]))^2" office:value-type="float" office:value="0.0000453671376573568" calcext:value-type="float">
            <text:p>4.53671376573568E-05</text:p>
          </table:table-cell>
          <table:table-cell table:formula="of:=0.5*[.LY12]*(([.LY6]-[.LX6])/([.LY1]-[.LX1]))^2" office:value-type="float" office:value="0.00000841300462049907" calcext:value-type="float">
            <text:p>8.41300462049907E-06</text:p>
          </table:table-cell>
          <table:table-cell table:formula="of:=0.5*[.LZ12]*(([.LZ6]-[.LY6])/([.LZ1]-[.LY1]))^2" office:value-type="float" office:value="0.000000000259720849124374" calcext:value-type="float">
            <text:p>2.59720849124374E-10</text:p>
          </table:table-cell>
          <table:table-cell table:formula="of:=0.5*[.MA12]*(([.MA6]-[.LZ6])/([.MA1]-[.LZ1]))^2" office:value-type="float" office:value="0.0000194559404874234" calcext:value-type="float">
            <text:p>1.94559404874234E-05</text:p>
          </table:table-cell>
          <table:table-cell table:formula="of:=0.5*[.MB12]*(([.MB6]-[.MA6])/([.MB1]-[.MA1]))^2" office:value-type="float" office:value="0.0000378917822064511" calcext:value-type="float">
            <text:p>3.78917822064511E-05</text:p>
          </table:table-cell>
          <table:table-cell table:formula="of:=0.5*[.MC12]*(([.MC6]-[.MB6])/([.MC1]-[.MB1]))^2" office:value-type="float" office:value="0.0000000645029760560499" calcext:value-type="float">
            <text:p>6.45029760560499E-08</text:p>
          </table:table-cell>
          <table:table-cell table:formula="of:=0.5*[.MD12]*(([.MD6]-[.MC6])/([.MD1]-[.MC1]))^2" office:value-type="float" office:value="0.00000557456589081636" calcext:value-type="float">
            <text:p>5.57456589081636E-06</text:p>
          </table:table-cell>
          <table:table-cell table:formula="of:=0.5*[.ME12]*(([.ME6]-[.MD6])/([.ME1]-[.MD1]))^2" office:value-type="float" office:value="0.000000326808091362836" calcext:value-type="float">
            <text:p>3.26808091362836E-07</text:p>
          </table:table-cell>
          <table:table-cell table:formula="of:=0.5*[.MF12]*(([.MF6]-[.ME6])/([.MF1]-[.ME1]))^2" office:value-type="float" office:value="0.00000129139656784854" calcext:value-type="float">
            <text:p>1.29139656784854E-06</text:p>
          </table:table-cell>
          <table:table-cell table:formula="of:=0.5*[.MG12]*(([.MG6]-[.MF6])/([.MG1]-[.MF1]))^2" office:value-type="float" office:value="0.00000053057485529806" calcext:value-type="float">
            <text:p>5.3057485529806E-07</text:p>
          </table:table-cell>
          <table:table-cell table:formula="of:=0.5*[.MH12]*(([.MH6]-[.MG6])/([.MH1]-[.MG1]))^2" office:value-type="float" office:value="0.000000184693733386908" calcext:value-type="float">
            <text:p>1.84693733386908E-07</text:p>
          </table:table-cell>
          <table:table-cell table:formula="of:=0.5*[.MI12]*(([.MI6]-[.MH6])/([.MI1]-[.MH1]))^2" office:value-type="float" office:value="0.00000107362971139045" calcext:value-type="float">
            <text:p>1.07362971139045E-06</text:p>
          </table:table-cell>
          <table:table-cell table:formula="of:=0.5*[.MJ12]*(([.MJ6]-[.MI6])/([.MJ1]-[.MI1]))^2" office:value-type="float" office:value="0.000000219872427012772" calcext:value-type="float">
            <text:p>2.19872427012772E-07</text:p>
          </table:table-cell>
          <table:table-cell table:formula="of:=0.5*[.MK12]*(([.MK6]-[.MJ6])/([.MK1]-[.MJ1]))^2" office:value-type="float" office:value="0.0000105686564725724" calcext:value-type="float">
            <text:p>1.05686564725724E-05</text:p>
          </table:table-cell>
          <table:table-cell table:formula="of:=0.5*[.ML12]*(([.ML6]-[.MK6])/([.ML1]-[.MK1]))^2" office:value-type="float" office:value="0.0000028666428620225" calcext:value-type="float">
            <text:p>2.8666428620225E-06</text:p>
          </table:table-cell>
          <table:table-cell table:formula="of:=0.5*[.MM12]*(([.MM6]-[.ML6])/([.MM1]-[.ML1]))^2" office:value-type="float" office:value="0.0000009861104738453" calcext:value-type="float">
            <text:p>9.861104738453E-07</text:p>
          </table:table-cell>
          <table:table-cell table:formula="of:=0.5*[.MN12]*(([.MN6]-[.MM6])/([.MN1]-[.MM1]))^2" office:value-type="float" office:value="0.000000347903117394915" calcext:value-type="float">
            <text:p>3.47903117394915E-07</text:p>
          </table:table-cell>
          <table:table-cell table:formula="of:=0.5*[.MO12]*(([.MO6]-[.MN6])/([.MO1]-[.MN1]))^2" office:value-type="float" office:value="0.000000498295095054398" calcext:value-type="float">
            <text:p>4.98295095054398E-07</text:p>
          </table:table-cell>
          <table:table-cell table:formula="of:=0.5*[.MP12]*(([.MP6]-[.MO6])/([.MP1]-[.MO1]))^2" office:value-type="float" office:value="0.00000380716830132422" calcext:value-type="float">
            <text:p>3.80716830132422E-06</text:p>
          </table:table-cell>
          <table:table-cell table:formula="of:=0.5*[.MQ12]*(([.MQ6]-[.MP6])/([.MQ1]-[.MP1]))^2" office:value-type="float" office:value="0.0000171121363210065" calcext:value-type="float">
            <text:p>1.71121363210065E-05</text:p>
          </table:table-cell>
          <table:table-cell table:formula="of:=0.5*[.MR12]*(([.MR6]-[.MQ6])/([.MR1]-[.MQ1]))^2" office:value-type="float" office:value="0.00000311123867499696" calcext:value-type="float">
            <text:p>3.11123867499696E-06</text:p>
          </table:table-cell>
          <table:table-cell table:formula="of:=0.5*[.MS12]*(([.MS6]-[.MR6])/([.MS1]-[.MR1]))^2" office:value-type="float" office:value="0.000000862371746577708" calcext:value-type="float">
            <text:p>8.62371746577708E-07</text:p>
          </table:table-cell>
          <table:table-cell table:formula="of:=0.5*[.MT12]*(([.MT6]-[.MS6])/([.MT1]-[.MS1]))^2" office:value-type="float" office:value="0.00000695632473497268" calcext:value-type="float">
            <text:p>6.95632473497268E-06</text:p>
          </table:table-cell>
          <table:table-cell table:formula="of:=0.5*[.MU12]*(([.MU6]-[.MT6])/([.MU1]-[.MT1]))^2" office:value-type="float" office:value="0.000033219356858127" calcext:value-type="float">
            <text:p>3.3219356858127E-05</text:p>
          </table:table-cell>
          <table:table-cell table:formula="of:=0.5*[.MV12]*(([.MV6]-[.MU6])/([.MV1]-[.MU1]))^2" office:value-type="float" office:value="0.0000000214767063044532" calcext:value-type="float">
            <text:p>2.14767063044532E-08</text:p>
          </table:table-cell>
          <table:table-cell table:formula="of:=0.5*[.MW12]*(([.MW6]-[.MV6])/([.MW1]-[.MV1]))^2" office:value-type="float" office:value="0.0000018547730717419" calcext:value-type="float">
            <text:p>1.8547730717419E-06</text:p>
          </table:table-cell>
          <table:table-cell table:formula="of:=0.5*[.MX12]*(([.MX6]-[.MW6])/([.MX1]-[.MW1]))^2" office:value-type="float" office:value="0.0000208207758624639" calcext:value-type="float">
            <text:p>2.08207758624639E-05</text:p>
          </table:table-cell>
          <table:table-cell table:formula="of:=0.5*[.MY12]*(([.MY6]-[.MX6])/([.MY1]-[.MX1]))^2" office:value-type="float" office:value="0.00000956286187198485" calcext:value-type="float">
            <text:p>9.56286187198485E-06</text:p>
          </table:table-cell>
          <table:table-cell table:formula="of:=0.5*[.MZ12]*(([.MZ6]-[.MY6])/([.MZ1]-[.MY1]))^2" office:value-type="float" office:value="0.00000655568297226078" calcext:value-type="float">
            <text:p>6.55568297226078E-06</text:p>
          </table:table-cell>
          <table:table-cell table:formula="of:=0.5*[.NA12]*(([.NA6]-[.MZ6])/([.NA1]-[.MZ1]))^2" office:value-type="float" office:value="0.00000055064539058473" calcext:value-type="float">
            <text:p>5.5064539058473E-07</text:p>
          </table:table-cell>
          <table:table-cell table:formula="of:=0.5*[.NB12]*(([.NB6]-[.NA6])/([.NB1]-[.NA1]))^2" office:value-type="float" office:value="0.000000723140355949993" calcext:value-type="float">
            <text:p>7.23140355949993E-07</text:p>
          </table:table-cell>
          <table:table-cell table:formula="of:=0.5*[.NC12]*(([.NC6]-[.NB6])/([.NC1]-[.NB1]))^2" office:value-type="float" office:value="0.000000507408433811377" calcext:value-type="float">
            <text:p>5.07408433811377E-07</text:p>
          </table:table-cell>
          <table:table-cell table:formula="of:=0.5*[.ND12]*(([.ND6]-[.NC6])/([.ND1]-[.NC1]))^2" office:value-type="float" office:value="0.000000694585742621152" calcext:value-type="float">
            <text:p>6.94585742621152E-07</text:p>
          </table:table-cell>
          <table:table-cell table:formula="of:=0.5*[.NE12]*(([.NE6]-[.ND6])/([.NE1]-[.ND1]))^2" office:value-type="float" office:value="0.00000457681143401758" calcext:value-type="float">
            <text:p>4.57681143401758E-06</text:p>
          </table:table-cell>
          <table:table-cell table:formula="of:=0.5*[.NF12]*(([.NF6]-[.NE6])/([.NF1]-[.NE1]))^2" office:value-type="float" office:value="0.00000259576138878298" calcext:value-type="float">
            <text:p>2.59576138878298E-06</text:p>
          </table:table-cell>
          <table:table-cell table:formula="of:=0.5*[.NG12]*(([.NG6]-[.NF6])/([.NG1]-[.NF1]))^2" office:value-type="float" office:value="0.00000213410429558583" calcext:value-type="float">
            <text:p>2.13410429558583E-06</text:p>
          </table:table-cell>
          <table:table-cell table:formula="of:=0.5*[.NH12]*(([.NH6]-[.NG6])/([.NH1]-[.NG1]))^2" office:value-type="float" office:value="0.00000311867009375362" calcext:value-type="float">
            <text:p>3.11867009375362E-06</text:p>
          </table:table-cell>
          <table:table-cell table:formula="of:=0.5*[.NI12]*(([.NI6]-[.NH6])/([.NI1]-[.NH1]))^2" office:value-type="float" office:value="0.00000239724943966024" calcext:value-type="float">
            <text:p>2.39724943966024E-06</text:p>
          </table:table-cell>
          <table:table-cell table:formula="of:=0.5*[.NJ12]*(([.NJ6]-[.NI6])/([.NJ1]-[.NI1]))^2" office:value-type="float" office:value="0.00000321338890560688" calcext:value-type="float">
            <text:p>3.21338890560688E-06</text:p>
          </table:table-cell>
          <table:table-cell table:formula="of:=0.5*[.NK12]*(([.NK6]-[.NJ6])/([.NK1]-[.NJ1]))^2" office:value-type="float" office:value="0.0000166382955665609" calcext:value-type="float">
            <text:p>1.66382955665609E-05</text:p>
          </table:table-cell>
          <table:table-cell table:formula="of:=0.5*[.NL12]*(([.NL6]-[.NK6])/([.NL1]-[.NK1]))^2" office:value-type="float" office:value="0.000000144750016785316" calcext:value-type="float">
            <text:p>1.44750016785316E-07</text:p>
          </table:table-cell>
          <table:table-cell table:formula="of:=0.5*[.NM12]*(([.NM6]-[.NL6])/([.NM1]-[.NL1]))^2" office:value-type="float" office:value="0.0000000449649704122985" calcext:value-type="float">
            <text:p>4.49649704122985E-08</text:p>
          </table:table-cell>
          <table:table-cell table:formula="of:=0.5*[.NN12]*(([.NN6]-[.NM6])/([.NN1]-[.NM1]))^2" office:value-type="float" office:value="0.000000210191368781477" calcext:value-type="float">
            <text:p>2.10191368781477E-07</text:p>
          </table:table-cell>
          <table:table-cell table:formula="of:=0.5*[.NO12]*(([.NO6]-[.NN6])/([.NO1]-[.NN1]))^2" office:value-type="float" office:value="0.00000288852772208573" calcext:value-type="float">
            <text:p>2.88852772208573E-06</text:p>
          </table:table-cell>
          <table:table-cell table:formula="of:=0.5*[.NP12]*(([.NP6]-[.NO6])/([.NP1]-[.NO1]))^2" office:value-type="float" office:value="0.000017889956591367" calcext:value-type="float">
            <text:p>1.7889956591367E-05</text:p>
          </table:table-cell>
          <table:table-cell table:formula="of:=0.5*[.NQ12]*(([.NQ6]-[.NP6])/([.NQ1]-[.NP1]))^2" office:value-type="float" office:value="0.0000000266127919693074" calcext:value-type="float">
            <text:p>2.66127919693074E-08</text:p>
          </table:table-cell>
          <table:table-cell table:formula="of:=0.5*[.NR12]*(([.NR6]-[.NQ6])/([.NR1]-[.NQ1]))^2" office:value-type="float" office:value="0.00002833624841697" calcext:value-type="float">
            <text:p>2.833624841697E-05</text:p>
          </table:table-cell>
          <table:table-cell table:formula="of:=0.5*[.NS12]*(([.NS6]-[.NR6])/([.NS1]-[.NR1]))^2" office:value-type="float" office:value="0.00000445563133296843" calcext:value-type="float">
            <text:p>4.45563133296843E-06</text:p>
          </table:table-cell>
          <table:table-cell table:formula="of:=0.5*[.NT12]*(([.NT6]-[.NS6])/([.NT1]-[.NS1]))^2" office:value-type="float" office:value="0.00000115869677730169" calcext:value-type="float">
            <text:p>1.15869677730169E-06</text:p>
          </table:table-cell>
          <table:table-cell table:formula="of:=0.5*[.NU12]*(([.NU6]-[.NT6])/([.NU1]-[.NT1]))^2" office:value-type="float" office:value="0.000000152337604919594" calcext:value-type="float">
            <text:p>1.52337604919594E-07</text:p>
          </table:table-cell>
          <table:table-cell table:formula="of:=0.5*[.NV12]*(([.NV6]-[.NU6])/([.NV1]-[.NU1]))^2" office:value-type="float" office:value="0.00000000331157163630928" calcext:value-type="float">
            <text:p>3.31157163630928E-09</text:p>
          </table:table-cell>
          <table:table-cell table:formula="of:=0.5*[.NW12]*(([.NW6]-[.NV6])/([.NW1]-[.NV1]))^2" office:value-type="float" office:value="0.000000176305754204238" calcext:value-type="float">
            <text:p>1.76305754204238E-07</text:p>
          </table:table-cell>
          <table:table-cell table:formula="of:=0.5*[.NX12]*(([.NX6]-[.NW6])/([.NX1]-[.NW1]))^2" office:value-type="float" office:value="0.00000969958434709477" calcext:value-type="float">
            <text:p>9.69958434709477E-06</text:p>
          </table:table-cell>
          <table:table-cell table:formula="of:=0.5*[.NY12]*(([.NY6]-[.NX6])/([.NY1]-[.NX1]))^2" office:value-type="float" office:value="0.00000169164230162431" calcext:value-type="float">
            <text:p>1.69164230162431E-06</text:p>
          </table:table-cell>
          <table:table-cell table:formula="of:=0.5*[.NZ12]*(([.NZ6]-[.NY6])/([.NZ1]-[.NY1]))^2" office:value-type="float" office:value="0.0000235064049460793" calcext:value-type="float">
            <text:p>2.35064049460793E-05</text:p>
          </table:table-cell>
          <table:table-cell table:formula="of:=0.5*[.OA12]*(([.OA6]-[.NZ6])/([.OA1]-[.NZ1]))^2" office:value-type="float" office:value="0.00000381889490466163" calcext:value-type="float">
            <text:p>3.81889490466163E-06</text:p>
          </table:table-cell>
          <table:table-cell table:formula="of:=0.5*[.OB12]*(([.OB6]-[.OA6])/([.OB1]-[.OA1]))^2" office:value-type="float" office:value="0.00000000424596680505098" calcext:value-type="float">
            <text:p>4.24596680505098E-09</text:p>
          </table:table-cell>
          <table:table-cell table:formula="of:=0.5*[.OC12]*(([.OC6]-[.OB6])/([.OC1]-[.OB1]))^2" office:value-type="float" office:value="0.000000164881277848268" calcext:value-type="float">
            <text:p>1.64881277848268E-07</text:p>
          </table:table-cell>
          <table:table-cell table:formula="of:=0.5*[.OD12]*(([.OD6]-[.OC6])/([.OD1]-[.OC1]))^2" office:value-type="float" office:value="0.0000000923528010690654" calcext:value-type="float">
            <text:p>9.23528010690654E-08</text:p>
          </table:table-cell>
          <table:table-cell table:formula="of:=0.5*[.OE12]*(([.OE6]-[.OD6])/([.OE1]-[.OD1]))^2" office:value-type="float" office:value="0.0000000582744063844151" calcext:value-type="float">
            <text:p>5.82744063844151E-08</text:p>
          </table:table-cell>
          <table:table-cell table:formula="of:=0.5*[.OF12]*(([.OF6]-[.OE6])/([.OF1]-[.OE1]))^2" office:value-type="float" office:value="0.000000266691528598316" calcext:value-type="float">
            <text:p>2.66691528598316E-07</text:p>
          </table:table-cell>
          <table:table-cell table:formula="of:=0.5*[.OG12]*(([.OG6]-[.OF6])/([.OG1]-[.OF1]))^2" office:value-type="float" office:value="0.00000284812281735857" calcext:value-type="float">
            <text:p>2.84812281735857E-06</text:p>
          </table:table-cell>
          <table:table-cell table:formula="of:=0.5*[.OH12]*(([.OH6]-[.OG6])/([.OH1]-[.OG1]))^2" office:value-type="float" office:value="0.000000201229987717579" calcext:value-type="float">
            <text:p>2.01229987717579E-07</text:p>
          </table:table-cell>
          <table:table-cell table:formula="of:=0.5*[.OI12]*(([.OI6]-[.OH6])/([.OI1]-[.OH1]))^2" office:value-type="float" office:value="0.00000029197584583101" calcext:value-type="float">
            <text:p>2.9197584583101E-07</text:p>
          </table:table-cell>
          <table:table-cell table:formula="of:=0.5*[.OJ12]*(([.OJ6]-[.OI6])/([.OJ1]-[.OI1]))^2" office:value-type="float" office:value="0.00000000814481658292561" calcext:value-type="float">
            <text:p>8.14481658292561E-09</text:p>
          </table:table-cell>
          <table:table-cell table:formula="of:=0.5*[.OK12]*(([.OK6]-[.OJ6])/([.OK1]-[.OJ1]))^2" office:value-type="float" office:value="0.0000000000949936346918554" calcext:value-type="float">
            <text:p>9.49936346918554E-11</text:p>
          </table:table-cell>
          <table:table-cell table:formula="of:=0.5*[.OL12]*(([.OL6]-[.OK6])/([.OL1]-[.OK1]))^2" office:value-type="float" office:value="0.0000000000974244912475839" calcext:value-type="float">
            <text:p>9.74244912475839E-11</text:p>
          </table:table-cell>
          <table:table-cell table:formula="of:=0.5*[.OM12]*(([.OM6]-[.OL6])/([.OM1]-[.OL1]))^2" office:value-type="float" office:value="0.00000009526467041498" calcext:value-type="float">
            <text:p>9.526467041498E-08</text:p>
          </table:table-cell>
          <table:table-cell table:formula="of:=0.5*[.ON12]*(([.ON6]-[.OM6])/([.ON1]-[.OM1]))^2" office:value-type="float" office:value="0.000000983332928083271" calcext:value-type="float">
            <text:p>9.83332928083271E-07</text:p>
          </table:table-cell>
          <table:table-cell table:formula="of:=0.5*[.OO12]*(([.OO6]-[.ON6])/([.OO1]-[.ON1]))^2" office:value-type="float" office:value="0.00000014215512431676" calcext:value-type="float">
            <text:p>1.4215512431676E-07</text:p>
          </table:table-cell>
          <table:table-cell table:formula="of:=0.5*[.OP12]*(([.OP6]-[.OO6])/([.OP1]-[.OO1]))^2" office:value-type="float" office:value="0.000000758950484861962" calcext:value-type="float">
            <text:p>7.58950484861962E-07</text:p>
          </table:table-cell>
          <table:table-cell table:formula="of:=0.5*[.OQ12]*(([.OQ6]-[.OP6])/([.OQ1]-[.OP1]))^2" office:value-type="float" office:value="0.000000836374900986286" calcext:value-type="float">
            <text:p>8.36374900986286E-07</text:p>
          </table:table-cell>
          <table:table-cell table:formula="of:=0.5*[.OR12]*(([.OR6]-[.OQ6])/([.OR1]-[.OQ1]))^2" office:value-type="float" office:value="0.0000000423924486365491" calcext:value-type="float">
            <text:p>4.23924486365491E-08</text:p>
          </table:table-cell>
          <table:table-cell table:formula="of:=0.5*[.OS12]*(([.OS6]-[.OR6])/([.OS1]-[.OR1]))^2" office:value-type="float" office:value="0.000000665485065889352" calcext:value-type="float">
            <text:p>6.65485065889352E-07</text:p>
          </table:table-cell>
          <table:table-cell table:formula="of:=0.5*[.OT12]*(([.OT6]-[.OS6])/([.OT1]-[.OS1]))^2" office:value-type="float" office:value="0.000000238168077785346" calcext:value-type="float">
            <text:p>2.38168077785346E-07</text:p>
          </table:table-cell>
          <table:table-cell table:formula="of:=0.5*[.OU12]*(([.OU6]-[.OT6])/([.OU1]-[.OT1]))^2" office:value-type="float" office:value="0.0000000050354799973309" calcext:value-type="float">
            <text:p>5.0354799973309E-09</text:p>
          </table:table-cell>
          <table:table-cell table:formula="of:=0.5*[.OV12]*(([.OV6]-[.OU6])/([.OV1]-[.OU1]))^2" office:value-type="float" office:value="0.0000000959020407071343" calcext:value-type="float">
            <text:p>9.59020407071343E-08</text:p>
          </table:table-cell>
          <table:table-cell table:formula="of:=0.5*[.OW12]*(([.OW6]-[.OV6])/([.OW1]-[.OV1]))^2" office:value-type="float" office:value="0.000000108742674045193" calcext:value-type="float">
            <text:p>1.08742674045193E-07</text:p>
          </table:table-cell>
          <table:table-cell table:formula="of:=0.5*[.OX12]*(([.OX6]-[.OW6])/([.OX1]-[.OW1]))^2" office:value-type="float" office:value="0.000000395278319404406" calcext:value-type="float">
            <text:p>3.95278319404406E-07</text:p>
          </table:table-cell>
          <table:table-cell table:formula="of:=0.5*[.OY12]*(([.OY6]-[.OX6])/([.OY1]-[.OX1]))^2" office:value-type="float" office:value="0.00000110758266614102" calcext:value-type="float">
            <text:p>1.10758266614102E-06</text:p>
          </table:table-cell>
          <table:table-cell table:formula="of:=0.5*[.OZ12]*(([.OZ6]-[.OY6])/([.OZ1]-[.OY1]))^2" office:value-type="float" office:value="0.00000659835076760439" calcext:value-type="float">
            <text:p>6.59835076760439E-06</text:p>
          </table:table-cell>
          <table:table-cell table:formula="of:=0.5*[.PA12]*(([.PA6]-[.OZ6])/([.PA1]-[.OZ1]))^2" office:value-type="float" office:value="0.000000184971755254708" calcext:value-type="float">
            <text:p>1.84971755254708E-07</text:p>
          </table:table-cell>
          <table:table-cell table:formula="of:=0.5*[.PB12]*(([.PB6]-[.PA6])/([.PB1]-[.PA1]))^2" office:value-type="float" office:value="0.00000274908302971961" calcext:value-type="float">
            <text:p>2.74908302971961E-06</text:p>
          </table:table-cell>
          <table:table-cell table:formula="of:=0.5*[.PC12]*(([.PC6]-[.PB6])/([.PC1]-[.PB1]))^2" office:value-type="float" office:value="0.00000380563415986725" calcext:value-type="float">
            <text:p>3.80563415986725E-06</text:p>
          </table:table-cell>
          <table:table-cell table:formula="of:=0.5*[.PD12]*(([.PD6]-[.PC6])/([.PD1]-[.PC1]))^2" office:value-type="float" office:value="0.0000000720339484475114" calcext:value-type="float">
            <text:p>7.20339484475114E-08</text:p>
          </table:table-cell>
          <table:table-cell table:formula="of:=0.5*[.PE12]*(([.PE6]-[.PD6])/([.PE1]-[.PD1]))^2" office:value-type="float" office:value="0.00000152065041023959" calcext:value-type="float">
            <text:p>1.52065041023959E-06</text:p>
          </table:table-cell>
          <table:table-cell table:formula="of:=0.5*[.PF12]*(([.PF6]-[.PE6])/([.PF1]-[.PE1]))^2" office:value-type="float" office:value="0.000000172917423285571" calcext:value-type="float">
            <text:p>1.72917423285571E-07</text:p>
          </table:table-cell>
          <table:table-cell table:formula="of:=0.5*[.PG12]*(([.PG6]-[.PF6])/([.PG1]-[.PF1]))^2" office:value-type="float" office:value="0.000000325926781182765" calcext:value-type="float">
            <text:p>3.25926781182765E-07</text:p>
          </table:table-cell>
          <table:table-cell table:formula="of:=0.5*[.PH12]*(([.PH6]-[.PG6])/([.PH1]-[.PG1]))^2" office:value-type="float" office:value="0.000000899283181581562" calcext:value-type="float">
            <text:p>8.99283181581562E-07</text:p>
          </table:table-cell>
          <table:table-cell table:formula="of:=0.5*[.PI12]*(([.PI6]-[.PH6])/([.PI1]-[.PH1]))^2" office:value-type="float" office:value="0.0000092364556593644" calcext:value-type="float">
            <text:p>9.2364556593644E-06</text:p>
          </table:table-cell>
          <table:table-cell table:formula="of:=0.5*[.PJ12]*(([.PJ6]-[.PI6])/([.PJ1]-[.PI1]))^2" office:value-type="float" office:value="0.00000406986079273935" calcext:value-type="float">
            <text:p>4.06986079273935E-06</text:p>
          </table:table-cell>
          <table:table-cell table:formula="of:=0.5*[.PK12]*(([.PK6]-[.PJ6])/([.PK1]-[.PJ1]))^2" office:value-type="float" office:value="0.00000050704434020875" calcext:value-type="float">
            <text:p>5.0704434020875E-07</text:p>
          </table:table-cell>
          <table:table-cell table:formula="of:=0.5*[.PL12]*(([.PL6]-[.PK6])/([.PL1]-[.PK1]))^2" office:value-type="float" office:value="0.00000498085385412328" calcext:value-type="float">
            <text:p>4.98085385412328E-06</text:p>
          </table:table-cell>
          <table:table-cell table:formula="of:=0.5*[.PM12]*(([.PM6]-[.PL6])/([.PM1]-[.PL1]))^2" office:value-type="float" office:value="0.000000219691623605352" calcext:value-type="float">
            <text:p>2.19691623605352E-07</text:p>
          </table:table-cell>
          <table:table-cell table:formula="of:=0.5*[.PN12]*(([.PN6]-[.PM6])/([.PN1]-[.PM1]))^2" office:value-type="float" office:value="0.000000104426101147932" calcext:value-type="float">
            <text:p>1.04426101147932E-07</text:p>
          </table:table-cell>
          <table:table-cell table:formula="of:=0.5*[.PO12]*(([.PO6]-[.PN6])/([.PO1]-[.PN1]))^2" office:value-type="float" office:value="0.0000000145596243455864" calcext:value-type="float">
            <text:p>1.45596243455864E-08</text:p>
          </table:table-cell>
          <table:table-cell table:formula="of:=0.5*[.PP12]*(([.PP6]-[.PO6])/([.PP1]-[.PO1]))^2" office:value-type="float" office:value="0.0000000000588378552108825" calcext:value-type="float">
            <text:p>5.88378552108825E-11</text:p>
          </table:table-cell>
          <table:table-cell table:formula="of:=0.5*[.PQ12]*(([.PQ6]-[.PP6])/([.PQ1]-[.PP1]))^2" office:value-type="float" office:value="0.000000457541932239883" calcext:value-type="float">
            <text:p>4.57541932239883E-07</text:p>
          </table:table-cell>
          <table:table-cell table:formula="of:=0.5*[.PR12]*(([.PR6]-[.PQ6])/([.PR1]-[.PQ1]))^2" office:value-type="float" office:value="0.000000597388851421538" calcext:value-type="float">
            <text:p>5.97388851421538E-07</text:p>
          </table:table-cell>
          <table:table-cell table:formula="of:=0.5*[.PS12]*(([.PS6]-[.PR6])/([.PS1]-[.PR1]))^2" office:value-type="float" office:value="0.0000000124954734643804" calcext:value-type="float">
            <text:p>1.24954734643804E-08</text:p>
          </table:table-cell>
          <table:table-cell table:formula="of:=0.5*[.PT12]*(([.PT6]-[.PS6])/([.PT1]-[.PS1]))^2" office:value-type="float" office:value="0.000000331003669578506" calcext:value-type="float">
            <text:p>3.31003669578506E-07</text:p>
          </table:table-cell>
          <table:table-cell table:formula="of:=0.5*[.PU12]*(([.PU6]-[.PT6])/([.PU1]-[.PT1]))^2" office:value-type="float" office:value="0.0000011288013254398" calcext:value-type="float">
            <text:p>1.1288013254398E-06</text:p>
          </table:table-cell>
          <table:table-cell table:formula="of:=0.5*[.PV12]*(([.PV6]-[.PU6])/([.PV1]-[.PU1]))^2" office:value-type="float" office:value="0.000000965845423458582" calcext:value-type="float">
            <text:p>9.65845423458582E-07</text:p>
          </table:table-cell>
          <table:table-cell table:formula="of:=0.5*[.PW12]*(([.PW6]-[.PV6])/([.PW1]-[.PV1]))^2" office:value-type="float" office:value="0.00000721113398161732" calcext:value-type="float">
            <text:p>7.21113398161732E-06</text:p>
          </table:table-cell>
          <table:table-cell table:formula="of:=0.5*[.PX12]*(([.PX6]-[.PW6])/([.PX1]-[.PW1]))^2" office:value-type="float" office:value="0.0000321232907977142" calcext:value-type="float">
            <text:p>3.21232907977142E-05</text:p>
          </table:table-cell>
          <table:table-cell table:formula="of:=0.5*[.PY12]*(([.PY6]-[.PX6])/([.PY1]-[.PX1]))^2" office:value-type="float" office:value="0.0000000110521549044839" calcext:value-type="float">
            <text:p>1.10521549044839E-08</text:p>
          </table:table-cell>
          <table:table-cell table:formula="of:=0.5*[.PZ12]*(([.PZ6]-[.PY6])/([.PZ1]-[.PY1]))^2" office:value-type="float" office:value="0.0000158085051393235" calcext:value-type="float">
            <text:p>1.58085051393235E-05</text:p>
          </table:table-cell>
          <table:table-cell table:formula="of:=0.5*[.QA12]*(([.QA6]-[.PZ6])/([.QA1]-[.PZ1]))^2" office:value-type="float" office:value="0.0000077101797641647" calcext:value-type="float">
            <text:p>7.7101797641647E-06</text:p>
          </table:table-cell>
          <table:table-cell table:formula="of:=0.5*[.QB12]*(([.QB6]-[.QA6])/([.QB1]-[.QA1]))^2" office:value-type="float" office:value="0.000000000643610042646766" calcext:value-type="float">
            <text:p>6.43610042646766E-10</text:p>
          </table:table-cell>
          <table:table-cell table:formula="of:=0.5*[.QC12]*(([.QC6]-[.QB6])/([.QC1]-[.QB1]))^2" office:value-type="float" office:value="0.0000000212408383682344" calcext:value-type="float">
            <text:p>2.12408383682344E-08</text:p>
          </table:table-cell>
          <table:table-cell table:formula="of:=0.5*[.QD12]*(([.QD6]-[.QC6])/([.QD1]-[.QC1]))^2" office:value-type="float" office:value="0.00000676943494570017" calcext:value-type="float">
            <text:p>6.76943494570017E-06</text:p>
          </table:table-cell>
          <table:table-cell table:formula="of:=0.5*[.QE12]*(([.QE6]-[.QD6])/([.QE1]-[.QD1]))^2" office:value-type="float" office:value="0.0000226060544634747" calcext:value-type="float">
            <text:p>2.26060544634747E-05</text:p>
          </table:table-cell>
          <table:table-cell table:formula="of:=0.5*[.QF12]*(([.QF6]-[.QE6])/([.QF1]-[.QE1]))^2" office:value-type="float" office:value="0.00000271405043568949" calcext:value-type="float">
            <text:p>2.71405043568949E-06</text:p>
          </table:table-cell>
          <table:table-cell table:formula="of:=0.5*[.QG12]*(([.QG6]-[.QF6])/([.QG1]-[.QF1]))^2" office:value-type="float" office:value="0.00000310867343960259" calcext:value-type="float">
            <text:p>3.10867343960259E-06</text:p>
          </table:table-cell>
          <table:table-cell table:formula="of:=0.5*[.QH12]*(([.QH6]-[.QG6])/([.QH1]-[.QG1]))^2" office:value-type="float" office:value="0.000000000343389245671818" calcext:value-type="float">
            <text:p>3.43389245671818E-10</text:p>
          </table:table-cell>
          <table:table-cell table:formula="of:=0.5*[.QI12]*(([.QI6]-[.QH6])/([.QI1]-[.QH1]))^2" office:value-type="float" office:value="0.0000184413297897044" calcext:value-type="float">
            <text:p>1.84413297897044E-05</text:p>
          </table:table-cell>
          <table:table-cell table:formula="of:=0.5*[.QJ12]*(([.QJ6]-[.QI6])/([.QJ1]-[.QI1]))^2" office:value-type="float" office:value="0.0000000342219677674788" calcext:value-type="float">
            <text:p>3.42219677674788E-08</text:p>
          </table:table-cell>
          <table:table-cell table:formula="of:=0.5*[.QK12]*(([.QK6]-[.QJ6])/([.QK1]-[.QJ1]))^2" office:value-type="float" office:value="0.00000052567483963461" calcext:value-type="float">
            <text:p>5.2567483963461E-07</text:p>
          </table:table-cell>
          <table:table-cell table:formula="of:=0.5*[.QL12]*(([.QL6]-[.QK6])/([.QL1]-[.QK1]))^2" office:value-type="float" office:value="0.00000296896825735141" calcext:value-type="float">
            <text:p>2.96896825735141E-06</text:p>
          </table:table-cell>
          <table:table-cell table:formula="of:=0.5*[.QM12]*(([.QM6]-[.QL6])/([.QM1]-[.QL1]))^2" office:value-type="float" office:value="0.000000410504591498743" calcext:value-type="float">
            <text:p>4.10504591498743E-07</text:p>
          </table:table-cell>
          <table:table-cell table:formula="of:=0.5*[.QN12]*(([.QN6]-[.QM6])/([.QN1]-[.QM1]))^2" office:value-type="float" office:value="0.00000120547558344594" calcext:value-type="float">
            <text:p>1.20547558344594E-06</text:p>
          </table:table-cell>
          <table:table-cell table:formula="of:=0.5*[.QO12]*(([.QO6]-[.QN6])/([.QO1]-[.QN1]))^2" office:value-type="float" office:value="0.0000017749675789919" calcext:value-type="float">
            <text:p>1.7749675789919E-06</text:p>
          </table:table-cell>
          <table:table-cell table:formula="of:=0.5*[.QP12]*(([.QP6]-[.QO6])/([.QP1]-[.QO1]))^2" office:value-type="float" office:value="0.00000842553827873975" calcext:value-type="float">
            <text:p>8.42553827873975E-06</text:p>
          </table:table-cell>
          <table:table-cell table:formula="of:=0.5*[.QQ12]*(([.QQ6]-[.QP6])/([.QQ1]-[.QP1]))^2" office:value-type="float" office:value="0.0000000836440149226833" calcext:value-type="float">
            <text:p>8.36440149226833E-08</text:p>
          </table:table-cell>
          <table:table-cell table:formula="of:=0.5*[.QR12]*(([.QR6]-[.QQ6])/([.QR1]-[.QQ1]))^2" office:value-type="float" office:value="0.000000161349516804292" calcext:value-type="float">
            <text:p>1.61349516804292E-07</text:p>
          </table:table-cell>
          <table:table-cell table:formula="of:=0.5*[.QS12]*(([.QS6]-[.QR6])/([.QS1]-[.QR1]))^2" office:value-type="float" office:value="0.00000199831852250722" calcext:value-type="float">
            <text:p>1.99831852250722E-06</text:p>
          </table:table-cell>
          <table:table-cell table:formula="of:=0.5*[.QT12]*(([.QT6]-[.QS6])/([.QT1]-[.QS1]))^2" office:value-type="float" office:value="0.0000048094293987614" calcext:value-type="float">
            <text:p>4.8094293987614E-06</text:p>
          </table:table-cell>
          <table:table-cell table:formula="of:=0.5*[.QU12]*(([.QU6]-[.QT6])/([.QU1]-[.QT1]))^2" office:value-type="float" office:value="0.000000428710504765875" calcext:value-type="float">
            <text:p>4.28710504765875E-07</text:p>
          </table:table-cell>
          <table:table-cell table:formula="of:=0.5*[.QV12]*(([.QV6]-[.QU6])/([.QV1]-[.QU1]))^2" office:value-type="float" office:value="0.000000891312327833279" calcext:value-type="float">
            <text:p>8.91312327833279E-07</text:p>
          </table:table-cell>
          <table:table-cell table:formula="of:=0.5*[.QW12]*(([.QW6]-[.QV6])/([.QW1]-[.QV1]))^2" office:value-type="float" office:value="0.0000000979295354266353" calcext:value-type="float">
            <text:p>9.79295354266353E-08</text:p>
          </table:table-cell>
          <table:table-cell table:formula="of:=0.5*[.QX12]*(([.QX6]-[.QW6])/([.QX1]-[.QW1]))^2" office:value-type="float" office:value="0.000000159560925870833" calcext:value-type="float">
            <text:p>1.59560925870833E-07</text:p>
          </table:table-cell>
          <table:table-cell table:formula="of:=0.5*[.QY12]*(([.QY6]-[.QX6])/([.QY1]-[.QX1]))^2" office:value-type="float" office:value="0.00000383633492071209" calcext:value-type="float">
            <text:p>3.83633492071209E-06</text:p>
          </table:table-cell>
          <table:table-cell table:formula="of:=0.5*[.QZ12]*(([.QZ6]-[.QY6])/([.QZ1]-[.QY1]))^2" office:value-type="float" office:value="0.00000218117294040685" calcext:value-type="float">
            <text:p>2.18117294040685E-06</text:p>
          </table:table-cell>
          <table:table-cell table:formula="of:=0.5*[.RA12]*(([.RA6]-[.QZ6])/([.RA1]-[.QZ1]))^2" office:value-type="float" office:value="0.00000425435728910448" calcext:value-type="float">
            <text:p>4.25435728910448E-06</text:p>
          </table:table-cell>
          <table:table-cell table:formula="of:=0.5*[.RB12]*(([.RB6]-[.RA6])/([.RB1]-[.RA1]))^2" office:value-type="float" office:value="0.00000243640187219215" calcext:value-type="float">
            <text:p>2.43640187219215E-06</text:p>
          </table:table-cell>
          <table:table-cell table:formula="of:=0.5*[.RC12]*(([.RC6]-[.RB6])/([.RC1]-[.RB1]))^2" office:value-type="float" office:value="0.00000312898225673709" calcext:value-type="float">
            <text:p>3.12898225673709E-06</text:p>
          </table:table-cell>
          <table:table-cell table:formula="of:=0.5*[.RD12]*(([.RD6]-[.RC6])/([.RD1]-[.RC1]))^2" office:value-type="float" office:value="0.00000539433691102417" calcext:value-type="float">
            <text:p>5.39433691102417E-06</text:p>
          </table:table-cell>
          <table:table-cell table:formula="of:=0.5*[.RE12]*(([.RE6]-[.RD6])/([.RE1]-[.RD1]))^2" office:value-type="float" office:value="0.0000185516936157533" calcext:value-type="float">
            <text:p>1.85516936157533E-05</text:p>
          </table:table-cell>
          <table:table-cell table:formula="of:=0.5*[.RF12]*(([.RF6]-[.RE6])/([.RF1]-[.RE1]))^2" office:value-type="float" office:value="0.000000636274240007215" calcext:value-type="float">
            <text:p>6.36274240007215E-07</text:p>
          </table:table-cell>
          <table:table-cell table:formula="of:=0.5*[.RG12]*(([.RG6]-[.RF6])/([.RG1]-[.RF1]))^2" office:value-type="float" office:value="0.000000373058827366452" calcext:value-type="float">
            <text:p>3.73058827366452E-07</text:p>
          </table:table-cell>
          <table:table-cell table:formula="of:=0.5*[.RH12]*(([.RH6]-[.RG6])/([.RH1]-[.RG1]))^2" office:value-type="float" office:value="0.00000220597428054213" calcext:value-type="float">
            <text:p>2.20597428054213E-06</text:p>
          </table:table-cell>
          <table:table-cell table:formula="of:=0.5*[.RI12]*(([.RI6]-[.RH6])/([.RI1]-[.RH1]))^2" office:value-type="float" office:value="0.000298983844287276" calcext:value-type="float">
            <text:p>0.000298983844287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RH13])" office:value-type="float" office:value="0.973249697991844" calcext:value-type="float">
            <text:p>0.97324969799184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RH14])" office:value-type="float" office:value="0.575593863241212" calcext:value-type="float">
            <text:p>0.57559386324121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1.54884356123306" calcext:value-type="float">
            <text:p>1.54884356123306</text:p>
          </table:table-cell>
          <table:table-cell table:formula="of:=[.B17]+[.C9]" office:value-type="float" office:value="4.75182391060964" calcext:value-type="float">
            <text:p>4.75182391060964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7:07:48.529536276</dc:date>
    <meta:editing-duration>PT42S</meta:editing-duration>
    <meta:editing-cycles>1</meta:editing-cycles>
    <meta:document-statistic meta:table-count="1" meta:cell-count="6348" meta:object-count="0"/>
    <meta:generator>LibreOffice/6.4.7.2$Linux_X86_64 LibreOffice_project/40$Build-2</meta:generator>
  </office:meta>
</office:document-meta>
</file>